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6mm"/>
    </style:style>
    <style:style style:name="co3" style:family="table-column">
      <style:table-column-properties fo:break-before="auto" style:column-width="60.62mm"/>
    </style:style>
    <style:style style:name="co4" style:family="table-column">
      <style:table-column-properties fo:break-before="auto" style:column-width="74.52mm"/>
    </style:style>
    <style:style style:name="ro1" style:family="table-row">
      <style:table-row-properties style:row-height="4.52mm" fo:break-before="auto" style:use-optimal-row-height="true"/>
    </style:style>
    <style:style style:name="ro2" style:family="table-row">
      <style:table-row-properties style:row-height="31.84mm" fo:break-before="auto" style:use-optimal-row-height="true"/>
    </style:style>
    <style:style style:name="ro3" style:family="table-row">
      <style:table-row-properties style:row-height="12.35mm" fo:break-before="auto" style:use-optimal-row-height="true"/>
    </style:style>
    <style:style style:name="ro4" style:family="table-row">
      <style:table-row-properties style:row-height="4.59mm" fo:break-before="auto" style:use-optimal-row-height="true"/>
    </style:style>
    <style:style style:name="ro5" style:family="table-row">
      <style:table-row-properties style:row-height="20.2mm" fo:break-before="auto" style:use-optimal-row-height="true"/>
    </style:style>
    <style:style style:name="ro6" style:family="table-row">
      <style:table-row-properties style:row-height="78.49mm" fo:break-before="auto" style:use-optimal-row-height="true"/>
    </style:style>
    <style:style style:name="ro7" style:family="table-row">
      <style:table-row-properties style:row-height="14.99mm" fo:break-before="auto" style:use-optimal-row-height="false"/>
    </style:style>
    <style:style style:name="ro8"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hrink-to-fit="true"/>
      <style:text-properties fo:hyphenate="false"/>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0"/>
    <style:style style:name="ce3" style:family="table-cell" style:parent-style-name="Default">
      <style:table-cell-properties fo:wrap-option="wrap"/>
      <style:text-properties fo:hyphenate="false"/>
    </style:style>
    <style:style style:name="ce4" style:family="table-cell" style:parent-style-name="Default">
      <style:table-cell-properties fo:wrap-option="wrap"/>
    </style:style>
    <style:style style:name="ce10"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Calculations" table:style-name="ta1">
        <table:shapes>
          <draw:frame draw:z-index="0" draw:style-name="gr1" draw:text-style-name="P1" svg:width="199.72mm" svg:height="89.99mm" svg:x="43.88mm" svg:y="206.77mm">
            <draw:object draw:notify-on-update-of-ranges="Calculations.L3:Calculations.L3 Calculations.L4:Calculations.L244 Calculations.M3:Calculations.M3 Calculations.M4:Calculations.M244 Calculations.N3:Calculations.N3 Calculations.N4:Calculations.N244" xlink:href="./Object 1" xlink:type="simple" xlink:show="embed" xlink:actuate="onLoad">
              <loext:p/>
            </draw:object>
            <draw:image xlink:href="./ObjectReplacements/Object 1" xlink:type="simple" xlink:show="embed" xlink:actuate="onLoad"/>
          </draw:frame>
        </table:shapes>
        <table:table-column table:style-name="co1" table:number-columns-repeated="2" table:default-cell-style-name="Default"/>
        <table:table-column table:style-name="co1" table:default-cell-style-name="ce7"/>
        <table:table-column table:style-name="co1" table:number-columns-repeated="13" table:default-cell-style-name="Default"/>
        <table:table-row table:style-name="ro1">
          <table:table-cell office:value-type="string" calcext:value-type="string">
            <text:p>Calculations</text:p>
          </table:table-cell>
          <table:table-cell/>
          <table:table-cell table:style-name="Default"/>
          <table:table-cell table:number-columns-repeated="13"/>
        </table:table-row>
        <table:table-row table:style-name="ro1">
          <table:table-cell table:number-columns-repeated="2"/>
          <table:table-cell table:style-name="Default"/>
          <table:table-cell table:number-columns-repeated="13"/>
        </table:table-row>
        <table:table-row table:style-name="ro2">
          <table:table-cell table:style-name="ce1" office:value-type="string" calcext:value-type="string">
            <text:p>Number of months savings</text:p>
          </table:table-cell>
          <table:table-cell table:style-name="ce2" office:value-type="string" calcext:value-type="string">
            <text:p>Savings at start of month ISK</text:p>
          </table:table-cell>
          <table:table-cell table:style-name="ce2" office:value-type="string" calcext:value-type="string">
            <text:p>Yearly tax ISK</text:p>
          </table:table-cell>
          <table:table-cell table:style-name="ce2" office:value-type="string" calcext:value-type="string">
            <text:p>Savings at start of month LV</text:p>
          </table:table-cell>
          <table:table-cell table:style-name="ce2" office:value-type="string" calcext:value-type="string">
            <text:p>Yearly tax LV</text:p>
          </table:table-cell>
          <table:table-cell table:style-name="ce2" office:value-type="string" calcext:value-type="string">
            <text:p>Absolute diff</text:p>
          </table:table-cell>
          <table:table-cell table:style-name="ce2" office:value-type="string" calcext:value-type="string">
            <text:p>Relative diff</text:p>
          </table:table-cell>
          <table:table-cell table:style-name="ce1" office:value-type="string" calcext:value-type="string">
            <text:p>Absolute diff LV-ISK per cumulative month</text:p>
          </table:table-cell>
          <table:table-cell table:style-name="ce1" office:value-type="string" calcext:value-type="string">
            <text:p>Expected liquid savings ISK</text:p>
          </table:table-cell>
          <table:table-cell table:style-name="ce3" office:value-type="string" calcext:value-type="string">
            <text:p>Expected liquid savings LV</text:p>
          </table:table-cell>
          <table:table-cell table:style-name="ce3" office:value-type="string" calcext:value-type="string">
            <text:p>Probability of being alive at pension, E(V | t &gt; t_p &gt; t_i) = V * P(t&gt;t_p&gt;t_i) = V * (1 – P(t_i &lt; t &lt; t_p)</text:p>
          </table:table-cell>
          <table:table-cell table:style-name="ce3" office:value-type="string" calcext:value-type="string">
            <text:p>Current capital per life expectancy ISK</text:p>
          </table:table-cell>
          <table:table-cell table:style-name="ce3" office:value-type="string" calcext:value-type="string">
            <text:p>Current capital per life expectancy LV</text:p>
          </table:table-cell>
          <table:table-cell table:style-name="ce3" office:value-type="string" calcext:value-type="string">
            <text:p>Total difference with respect to life expectancy after pension</text:p>
          </table:table-cell>
          <table:table-cell table:style-name="ce3" table:number-columns-repeated="2"/>
        </table:table-row>
        <table:table-row table:style-name="ro1">
          <table:table-cell table:number-columns-repeated="2" office:value-type="float" office:value="0" calcext:value-type="float">
            <text:p>0</text:p>
          </table:table-cell>
          <table:table-cell table:style-name="Default" office:value-type="float" office:value="0" calcext:value-type="float">
            <text:p>0</text:p>
          </table:table-cell>
          <table:table-cell table:number-columns-repeated="5" office:value-type="float" office:value="0" calcext:value-type="float">
            <text:p>0</text:p>
          </table:table-cell>
          <table:table-cell table:formula="of:=[.$B4]" office:value-type="float" office:value="0" calcext:value-type="float">
            <text:p>0</text:p>
          </table:table-cell>
          <table:table-cell table:formula="of:=[.$D4]*(1-[.$K4])" office:value-type="float" office:value="0" calcext:value-type="float">
            <text:p>0</text:p>
          </table:table-cell>
          <table:table-cell table:formula="of:=SUM(INDIRECT( CELL(&quot;address&quot;;  INDEX([$Parameters.$H$22:$Parameters.$H$74];  FLOOR([.$A4]/12; 1) + 1;0))&amp;&quot;:&quot;&amp;CELL(&quot;address&quot;; [$Parameters.$H$70])))" office:value-type="float" office:value="0.296261" calcext:value-type="float">
            <text:p>0.296261</text:p>
          </table:table-cell>
          <table:table-cell table:formula="of:=[.$I4]/INDEX([$Parameters.$I$22:$Parameters.$I$120];  FLOOR([.$A4]/12; 1) + 1;0)" office:value-type="float" office:value="0" calcext:value-type="float">
            <text:p>0</text:p>
          </table:table-cell>
          <table:table-cell table:formula="of:=[.$J4]/ INDEX([$Parameters.$I$22:$Parameters.$I$120];  FLOOR([.$A4]/12; 1) + 1;0)" office:value-type="float" office:value="0" calcext:value-type="float">
            <text:p>0</text:p>
          </table:table-cell>
          <table:table-cell table:formula="of:=([.$M4]-[.$L4])*[$Parameters.$I$70]" office:value-type="float" office:value="0" calcext:value-type="float">
            <text:p>0</text:p>
          </table:table-cell>
          <table:table-cell table:number-columns-repeated="2"/>
        </table:table-row>
        <table:table-row table:style-name="ro1">
          <table:table-cell office:value-type="float" office:value="1" calcext:value-type="float">
            <text:p>1</text:p>
          </table:table-cell>
          <table:table-cell table:formula="of:=[$Parameters.$B$4]" office:value-type="float" office:value="1000" calcext:value-type="float">
            <text:p>1000</text:p>
          </table:table-cell>
          <table:table-cell table:style-name="Default" table:formula="of:=[.$B5]/4*(1+[$Parameters.$C$4])*[$Parameters.$D$4]" office:value-type="float" office:value="93.6" calcext:value-type="float">
            <text:p>93.6</text:p>
          </table:table-cell>
          <table:table-cell table:formula="of:=[$Parameters.$B$4]" office:value-type="float" office:value="1000" calcext:value-type="float">
            <text:p>1000</text:p>
          </table:table-cell>
          <table:table-cell office:value-type="float" office:value="0" calcext:value-type="float">
            <text:p>0</text:p>
          </table:table-cell>
          <table:table-cell table:formula="of:=[.$D5]-[.$B5]" office:value-type="float" office:value="0" calcext:value-type="float">
            <text:p>0</text:p>
          </table:table-cell>
          <table:table-cell table:formula="of:=[.$F5]/[.$B5]" office:value-type="float" office:value="0" calcext:value-type="float">
            <text:p>0</text:p>
          </table:table-cell>
          <table:table-cell table:formula="of:=[.$F5]/[.$A5]" office:value-type="float" office:value="0" calcext:value-type="float">
            <text:p>0</text:p>
          </table:table-cell>
          <table:table-cell table:formula="of:=[.$B5]" office:value-type="float" office:value="1000" calcext:value-type="float">
            <text:p>1000</text:p>
          </table:table-cell>
          <table:table-cell table:formula="of:=[.$D5]*(1-[.$K5])" office:value-type="float" office:value="703.739" calcext:value-type="float">
            <text:p>703.739</text:p>
          </table:table-cell>
          <table:table-cell table:formula="of:=SUM(INDIRECT( CELL(&quot;address&quot;;  INDEX([$Parameters.$H$22:$Parameters.$H$74];  FLOOR([.$A5]/12; 1) + 1;0))&amp;&quot;:&quot;&amp;CELL(&quot;address&quot;; [$Parameters.$H$70])))" office:value-type="float" office:value="0.296261" calcext:value-type="float">
            <text:p>0.296261</text:p>
          </table:table-cell>
          <table:table-cell table:formula="of:=[.$I5]/INDEX([$Parameters.$I$22:$Parameters.$I$120];  FLOOR([.$A5]/12; 1) + 1;0)" office:value-type="float" office:value="17.5932441942294" calcext:value-type="float">
            <text:p>17.5932441942294</text:p>
          </table:table-cell>
          <table:table-cell table:formula="of:=[.$J5]/ INDEX([$Parameters.$I$22:$Parameters.$I$120];  FLOOR([.$A5]/12; 1) + 1;0)" office:value-type="float" office:value="12.3810520760028" calcext:value-type="float">
            <text:p>12.3810520760028</text:p>
          </table:table-cell>
          <table:table-cell table:formula="of:=([.$M5]-[.$L5])*[$Parameters.$I$70]" office:value-type="float" office:value="-84.7502438423645" calcext:value-type="float">
            <text:p>-84.7502438423645</text:p>
          </table:table-cell>
          <table:table-cell table:number-columns-repeated="2"/>
        </table:table-row>
        <table:table-row table:style-name="ro1">
          <table:table-cell office:value-type="float" office:value="2" calcext:value-type="float">
            <text:p>2</text:p>
          </table:table-cell>
          <table:table-cell table:formula="of:=([.$B5]-[.$C5])*POWER(1+[$Parameters.$E$4];1/12)+[$Parameters.$B$4]" office:value-type="float" office:value="1910.0927857975" calcext:value-type="float">
            <text:p>1910.0927857975</text:p>
          </table:table-cell>
          <table:table-cell table:style-name="Default" table:formula="of:=IF(MOD([.$A17];12)=1; 0; 0)" office:value-type="float" office:value="0" calcext:value-type="float">
            <text:p>0</text:p>
          </table:table-cell>
          <table:table-cell table:formula="of:=([.$D5]-[.$E5])*POWER(1+[$Parameters.$E$4];1/12)+[$Parameters.$B$4]" office:value-type="float" office:value="2004.07412378365" calcext:value-type="float">
            <text:p>2004.07412378365</text:p>
          </table:table-cell>
          <table:table-cell office:value-type="float" office:value="0" calcext:value-type="float">
            <text:p>0</text:p>
          </table:table-cell>
          <table:table-cell table:formula="of:=[.$D6]-[.$B6]" office:value-type="float" office:value="93.9813379861494" calcext:value-type="float">
            <text:p>93.9813379861494</text:p>
          </table:table-cell>
          <table:table-cell table:formula="of:=[.$F6]/[.$B6]" office:value-type="float" office:value="0.049202498792178" calcext:value-type="float">
            <text:p>0.049202498792178</text:p>
          </table:table-cell>
          <table:table-cell table:formula="of:=[.$F6]/[.$A6]" office:value-type="float" office:value="46.9906689930747" calcext:value-type="float">
            <text:p>46.9906689930747</text:p>
          </table:table-cell>
          <table:table-cell table:formula="of:=[.$B6]" office:value-type="float" office:value="1910.0927857975" calcext:value-type="float">
            <text:p>1910.0927857975</text:p>
          </table:table-cell>
          <table:table-cell table:formula="of:=[.$D6]*(1-[.$K6])" office:value-type="float" office:value="1410.34511979738" calcext:value-type="float">
            <text:p>1410.34511979738</text:p>
          </table:table-cell>
          <table:table-cell table:formula="of:=SUM(INDIRECT( CELL(&quot;address&quot;;  INDEX([$Parameters.$H$22:$Parameters.$H$74];  FLOOR([.$A6]/12; 1) + 1;0))&amp;&quot;:&quot;&amp;CELL(&quot;address&quot;; [$Parameters.$H$70])))" office:value-type="float" office:value="0.296261" calcext:value-type="float">
            <text:p>0.296261</text:p>
          </table:table-cell>
          <table:table-cell table:formula="of:=[.$I6]/INDEX([$Parameters.$I$22:$Parameters.$I$120];  FLOOR([.$A6]/12; 1) + 1;0)" office:value-type="float" office:value="33.6047288141713" calcext:value-type="float">
            <text:p>33.6047288141713</text:p>
          </table:table-cell>
          <table:table-cell table:formula="of:=[.$J6]/ INDEX([$Parameters.$I$22:$Parameters.$I$120];  FLOOR([.$A6]/12; 1) + 1;0)" office:value-type="float" office:value="24.8125460907351" calcext:value-type="float">
            <text:p>24.8125460907351</text:p>
          </table:table-cell>
          <table:table-cell table:formula="of:=([.$M6]-[.$L6])*[$Parameters.$I$70]" office:value-type="float" office:value="-142.960891083074" calcext:value-type="float">
            <text:p>-142.960891083074</text:p>
          </table:table-cell>
          <table:table-cell table:number-columns-repeated="2"/>
        </table:table-row>
        <table:table-row table:style-name="ro1">
          <table:table-cell office:value-type="float" office:value="3" calcext:value-type="float">
            <text:p>3</text:p>
          </table:table-cell>
          <table:table-cell table:formula="of:=([.$B6]-[.$C6])*POWER(1+[$Parameters.$E$4];1/12)+[$Parameters.$B$4]" office:value-type="float" office:value="2917.87474024509" calcext:value-type="float">
            <text:p>2917.87474024509</text:p>
          </table:table-cell>
          <table:table-cell table:style-name="Default" table:formula="of:=IF(MOD([.$A18];12)=1; 0; 0)" office:value-type="float" office:value="0" calcext:value-type="float">
            <text:p>0</text:p>
          </table:table-cell>
          <table:table-cell table:formula="of:=([.$D6]-[.$E6])*POWER(1+[$Parameters.$E$4];1/12)+[$Parameters.$B$4]" office:value-type="float" office:value="3012.23896983555" calcext:value-type="float">
            <text:p>3012.23896983555</text:p>
          </table:table-cell>
          <table:table-cell office:value-type="float" office:value="0" calcext:value-type="float">
            <text:p>0</text:p>
          </table:table-cell>
          <table:table-cell table:formula="of:=[.$D7]-[.$B7]" office:value-type="float" office:value="94.3642295904574" calcext:value-type="float">
            <text:p>94.3642295904574</text:p>
          </table:table-cell>
          <table:table-cell table:formula="of:=[.$F7]/[.$B7]" office:value-type="float" office:value="0.0323400550026802" calcext:value-type="float">
            <text:p>0.03234005500268</text:p>
          </table:table-cell>
          <table:table-cell table:formula="of:=[.$F7]/[.$A7]" office:value-type="float" office:value="31.4547431968191" calcext:value-type="float">
            <text:p>31.4547431968191</text:p>
          </table:table-cell>
          <table:table-cell table:formula="of:=[.$B7]" office:value-type="float" office:value="2917.87474024509" calcext:value-type="float">
            <text:p>2917.87474024509</text:p>
          </table:table-cell>
          <table:table-cell table:formula="of:=[.$D7]*(1-[.$K7])" office:value-type="float" office:value="2119.8300403931" calcext:value-type="float">
            <text:p>2119.8300403931</text:p>
          </table:table-cell>
          <table:table-cell table:formula="of:=SUM(INDIRECT( CELL(&quot;address&quot;;  INDEX([$Parameters.$H$22:$Parameters.$H$74];  FLOOR([.$A7]/12; 1) + 1;0))&amp;&quot;:&quot;&amp;CELL(&quot;address&quot;; [$Parameters.$H$70])))" office:value-type="float" office:value="0.296261" calcext:value-type="float">
            <text:p>0.296261</text:p>
          </table:table-cell>
          <table:table-cell table:formula="of:=[.$I7]/INDEX([$Parameters.$I$22:$Parameters.$I$120];  FLOOR([.$A7]/12; 1) + 1;0)" office:value-type="float" office:value="51.3348828333056" calcext:value-type="float">
            <text:p>51.3348828333056</text:p>
          </table:table-cell>
          <table:table-cell table:formula="of:=[.$J7]/ INDEX([$Parameters.$I$22:$Parameters.$I$120];  FLOOR([.$A7]/12; 1) + 1;0)" office:value-type="float" office:value="37.294687550899" calcext:value-type="float">
            <text:p>37.294687550899</text:p>
          </table:table-cell>
          <table:table-cell table:formula="of:=([.$M7]-[.$L7])*[$Parameters.$I$70]" office:value-type="float" office:value="-228.293575291932" calcext:value-type="float">
            <text:p>-228.293575291932</text:p>
          </table:table-cell>
          <table:table-cell table:number-columns-repeated="2"/>
        </table:table-row>
        <table:table-row table:style-name="ro1">
          <table:table-cell office:value-type="float" office:value="4" calcext:value-type="float">
            <text:p>4</text:p>
          </table:table-cell>
          <table:table-cell table:formula="of:=([.$B7]-[.$C7])*POWER(1+[$Parameters.$E$4];1/12)+[$Parameters.$B$4]" office:value-type="float" office:value="3929.76252312203" calcext:value-type="float">
            <text:p>3929.76252312203</text:p>
          </table:table-cell>
          <table:table-cell table:style-name="Default" table:formula="of:=IF(MOD([.$A19];12)=1; 0; 0)" office:value-type="float" office:value="0" calcext:value-type="float">
            <text:p>0</text:p>
          </table:table-cell>
          <table:table-cell table:formula="of:=([.$D7]-[.$E7])*POWER(1+[$Parameters.$E$4];1/12)+[$Parameters.$B$4]" office:value-type="float" office:value="4024.51120426459" calcext:value-type="float">
            <text:p>4024.51120426459</text:p>
          </table:table-cell>
          <table:table-cell office:value-type="float" office:value="0" calcext:value-type="float">
            <text:p>0</text:p>
          </table:table-cell>
          <table:table-cell table:formula="of:=[.$D8]-[.$B8]" office:value-type="float" office:value="94.7486811425579" calcext:value-type="float">
            <text:p>94.7486811425579</text:p>
          </table:table-cell>
          <table:table-cell table:formula="of:=[.$F8]/[.$B8]" office:value-type="float" office:value="0.0241105360909402" calcext:value-type="float">
            <text:p>0.02411053609094</text:p>
          </table:table-cell>
          <table:table-cell table:formula="of:=[.$F8]/[.$A8]" office:value-type="float" office:value="23.6871702856395" calcext:value-type="float">
            <text:p>23.6871702856395</text:p>
          </table:table-cell>
          <table:table-cell table:formula="of:=[.$B8]" office:value-type="float" office:value="3929.76252312203" calcext:value-type="float">
            <text:p>3929.76252312203</text:p>
          </table:table-cell>
          <table:table-cell table:formula="of:=[.$D8]*(1-[.$K8])" office:value-type="float" office:value="2832.20549037796" calcext:value-type="float">
            <text:p>2832.20549037796</text:p>
          </table:table-cell>
          <table:table-cell table:formula="of:=SUM(INDIRECT( CELL(&quot;address&quot;;  INDEX([$Parameters.$H$22:$Parameters.$H$74];  FLOOR([.$A8]/12; 1) + 1;0))&amp;&quot;:&quot;&amp;CELL(&quot;address&quot;; [$Parameters.$H$70])))" office:value-type="float" office:value="0.296261" calcext:value-type="float">
            <text:p>0.296261</text:p>
          </table:table-cell>
          <table:table-cell table:formula="of:=[.$I8]/INDEX([$Parameters.$I$22:$Parameters.$I$120];  FLOOR([.$A8]/12; 1) + 1;0)" office:value-type="float" office:value="69.137271694617" calcext:value-type="float">
            <text:p>69.137271694617</text:p>
          </table:table-cell>
          <table:table-cell table:formula="of:=[.$J8]/ INDEX([$Parameters.$I$22:$Parameters.$I$120];  FLOOR([.$A8]/12; 1) + 1;0)" office:value-type="float" office:value="49.8276828004567" calcext:value-type="float">
            <text:p>49.8276828004567</text:p>
          </table:table-cell>
          <table:table-cell table:formula="of:=([.$M8]-[.$L8])*[$Parameters.$I$70]" office:value-type="float" office:value="-313.973915419047" calcext:value-type="float">
            <text:p>-313.973915419047</text:p>
          </table:table-cell>
          <table:table-cell table:number-columns-repeated="2"/>
        </table:table-row>
        <table:table-row table:style-name="ro1">
          <table:table-cell office:value-type="float" office:value="5" calcext:value-type="float">
            <text:p>5</text:p>
          </table:table-cell>
          <table:table-cell table:formula="of:=([.$B8]-[.$C8])*POWER(1+[$Parameters.$E$4];1/12)+[$Parameters.$B$4]" office:value-type="float" office:value="4945.77286208157" calcext:value-type="float">
            <text:p>4945.77286208157</text:p>
          </table:table-cell>
          <table:table-cell table:style-name="Default" table:formula="of:=IF(MOD([.$A20];12)=1; 0; 0)" office:value-type="float" office:value="0" calcext:value-type="float">
            <text:p>0</text:p>
          </table:table-cell>
          <table:table-cell table:formula="of:=([.$D8]-[.$E8])*POWER(1+[$Parameters.$E$4];1/12)+[$Parameters.$B$4]" office:value-type="float" office:value="5040.90756107944" calcext:value-type="float">
            <text:p>5040.90756107944</text:p>
          </table:table-cell>
          <table:table-cell office:value-type="float" office:value="0" calcext:value-type="float">
            <text:p>0</text:p>
          </table:table-cell>
          <table:table-cell table:formula="of:=[.$D9]-[.$B9]" office:value-type="float" office:value="95.1346989978702" calcext:value-type="float">
            <text:p>95.1346989978702</text:p>
          </table:table-cell>
          <table:table-cell table:formula="of:=[.$F9]/[.$B9]" office:value-type="float" office:value="0.0192355576470671" calcext:value-type="float">
            <text:p>0.019235557647067</text:p>
          </table:table-cell>
          <table:table-cell table:formula="of:=[.$F9]/[.$A9]" office:value-type="float" office:value="19.026939799574" calcext:value-type="float">
            <text:p>19.026939799574</text:p>
          </table:table-cell>
          <table:table-cell table:formula="of:=[.$B9]" office:value-type="float" office:value="4945.77286208157" calcext:value-type="float">
            <text:p>4945.77286208157</text:p>
          </table:table-cell>
          <table:table-cell table:formula="of:=[.$D9]*(1-[.$K9])" office:value-type="float" office:value="3547.48324612649" calcext:value-type="float">
            <text:p>3547.48324612649</text:p>
          </table:table-cell>
          <table:table-cell table:formula="of:=SUM(INDIRECT( CELL(&quot;address&quot;;  INDEX([$Parameters.$H$22:$Parameters.$H$74];  FLOOR([.$A9]/12; 1) + 1;0))&amp;&quot;:&quot;&amp;CELL(&quot;address&quot;; [$Parameters.$H$70])))" office:value-type="float" office:value="0.296261" calcext:value-type="float">
            <text:p>0.296261</text:p>
          </table:table-cell>
          <table:table-cell table:formula="of:=[.$I9]/INDEX([$Parameters.$I$22:$Parameters.$I$120];  FLOOR([.$A9]/12; 1) + 1;0)" office:value-type="float" office:value="87.012189691794" calcext:value-type="float">
            <text:p>87.012189691794</text:p>
          </table:table-cell>
          <table:table-cell table:formula="of:=[.$J9]/ INDEX([$Parameters.$I$22:$Parameters.$I$120];  FLOOR([.$A9]/12; 1) + 1;0)" office:value-type="float" office:value="62.4117390240409" calcext:value-type="float">
            <text:p>62.4117390240409</text:p>
          </table:table-cell>
          <table:table-cell table:formula="of:=([.$M9]-[.$L9])*[$Parameters.$I$70]" office:value-type="float" office:value="-400.003327857665" calcext:value-type="float">
            <text:p>-400.003327857665</text:p>
          </table:table-cell>
          <table:table-cell table:number-columns-repeated="2"/>
        </table:table-row>
        <table:table-row table:style-name="ro1">
          <table:table-cell office:value-type="float" office:value="6" calcext:value-type="float">
            <text:p>6</text:p>
          </table:table-cell>
          <table:table-cell table:formula="of:=([.$B9]-[.$C9])*POWER(1+[$Parameters.$E$4];1/12)+[$Parameters.$B$4]" office:value-type="float" office:value="5965.9225529275" calcext:value-type="float">
            <text:p>5965.9225529275</text:p>
          </table:table-cell>
          <table:table-cell table:style-name="Default" table:formula="of:=IF(MOD([.$A21];12)=1; 0; 0)" office:value-type="float" office:value="0" calcext:value-type="float">
            <text:p>0</text:p>
          </table:table-cell>
          <table:table-cell table:formula="of:=([.$D9]-[.$E9])*POWER(1+[$Parameters.$E$4];1/12)+[$Parameters.$B$4]" office:value-type="float" office:value="6061.44484246521" calcext:value-type="float">
            <text:p>6061.44484246521</text:p>
          </table:table-cell>
          <table:table-cell office:value-type="float" office:value="0" calcext:value-type="float">
            <text:p>0</text:p>
          </table:table-cell>
          <table:table-cell table:formula="of:=[.$D10]-[.$B10]" office:value-type="float" office:value="95.5222895377074" calcext:value-type="float">
            <text:p>95.5222895377074</text:p>
          </table:table-cell>
          <table:table-cell table:formula="of:=[.$F10]/[.$B10]" office:value-type="float" office:value="0.0160113190693088" calcext:value-type="float">
            <text:p>0.016011319069309</text:p>
          </table:table-cell>
          <table:table-cell table:formula="of:=[.$F10]/[.$A10]" office:value-type="float" office:value="15.9203815896179" calcext:value-type="float">
            <text:p>15.9203815896179</text:p>
          </table:table-cell>
          <table:table-cell table:formula="of:=[.$B10]" office:value-type="float" office:value="5965.9225529275" calcext:value-type="float">
            <text:p>5965.9225529275</text:p>
          </table:table-cell>
          <table:table-cell table:formula="of:=[.$D10]*(1-[.$K10])" office:value-type="float" office:value="4265.67513199162" calcext:value-type="float">
            <text:p>4265.67513199162</text:p>
          </table:table-cell>
          <table:table-cell table:formula="of:=SUM(INDIRECT( CELL(&quot;address&quot;;  INDEX([$Parameters.$H$22:$Parameters.$H$74];  FLOOR([.$A10]/12; 1) + 1;0))&amp;&quot;:&quot;&amp;CELL(&quot;address&quot;; [$Parameters.$H$70])))" office:value-type="float" office:value="0.296261" calcext:value-type="float">
            <text:p>0.296261</text:p>
          </table:table-cell>
          <table:table-cell table:formula="of:=[.$I10]/INDEX([$Parameters.$I$22:$Parameters.$I$120];  FLOOR([.$A10]/12; 1) + 1;0)" office:value-type="float" office:value="104.959932317514" calcext:value-type="float">
            <text:p>104.959932317514</text:p>
          </table:table-cell>
          <table:table-cell table:formula="of:=[.$J10]/ INDEX([$Parameters.$I$22:$Parameters.$I$120];  FLOOR([.$A10]/12; 1) + 1;0)" office:value-type="float" office:value="75.0470642503804" calcext:value-type="float">
            <text:p>75.0470642503804</text:p>
          </table:table-cell>
          <table:table-cell table:formula="of:=([.$M10]-[.$L10])*[$Parameters.$I$70]" office:value-type="float" office:value="-486.383234771593" calcext:value-type="float">
            <text:p>-486.383234771593</text:p>
          </table:table-cell>
          <table:table-cell table:number-columns-repeated="2"/>
        </table:table-row>
        <table:table-row table:style-name="ro1">
          <table:table-cell office:value-type="float" office:value="7" calcext:value-type="float">
            <text:p>7</text:p>
          </table:table-cell>
          <table:table-cell table:formula="of:=([.$B10]-[.$C10])*POWER(1+[$Parameters.$E$4];1/12)+[$Parameters.$B$4]" office:value-type="float" office:value="6990.22845989179" calcext:value-type="float">
            <text:p>6990.22845989179</text:p>
          </table:table-cell>
          <table:table-cell table:style-name="Default" table:formula="of:=IF(MOD([.$A22];12)=1; 0; 0)" office:value-type="float" office:value="0" calcext:value-type="float">
            <text:p>0</text:p>
          </table:table-cell>
          <table:table-cell table:formula="of:=([.$D10]-[.$E10])*POWER(1+[$Parameters.$E$4];1/12)+[$Parameters.$B$4]" office:value-type="float" office:value="7086.13991906117" calcext:value-type="float">
            <text:p>7086.13991906117</text:p>
          </table:table-cell>
          <table:table-cell office:value-type="float" office:value="0" calcext:value-type="float">
            <text:p>0</text:p>
          </table:table-cell>
          <table:table-cell table:formula="of:=[.$D11]-[.$B11]" office:value-type="float" office:value="95.9114591693815" calcext:value-type="float">
            <text:p>95.9114591693815</text:p>
          </table:table-cell>
          <table:table-cell table:formula="of:=[.$F11]/[.$B11]" office:value-type="float" office:value="0.0137207903460807" calcext:value-type="float">
            <text:p>0.013720790346081</text:p>
          </table:table-cell>
          <table:table-cell table:formula="of:=[.$F11]/[.$A11]" office:value-type="float" office:value="13.7016370241974" calcext:value-type="float">
            <text:p>13.7016370241974</text:p>
          </table:table-cell>
          <table:table-cell table:formula="of:=[.$B11]" office:value-type="float" office:value="6990.22845989179" calcext:value-type="float">
            <text:p>6990.22845989179</text:p>
          </table:table-cell>
          <table:table-cell table:formula="of:=[.$D11]*(1-[.$K11])" office:value-type="float" office:value="4986.79302050019" calcext:value-type="float">
            <text:p>4986.79302050019</text:p>
          </table:table-cell>
          <table:table-cell table:formula="of:=SUM(INDIRECT( CELL(&quot;address&quot;;  INDEX([$Parameters.$H$22:$Parameters.$H$74];  FLOOR([.$A11]/12; 1) + 1;0))&amp;&quot;:&quot;&amp;CELL(&quot;address&quot;; [$Parameters.$H$70])))" office:value-type="float" office:value="0.296261" calcext:value-type="float">
            <text:p>0.296261</text:p>
          </table:table-cell>
          <table:table-cell table:formula="of:=[.$I11]/INDEX([$Parameters.$I$22:$Parameters.$I$120];  FLOOR([.$A11]/12; 1) + 1;0)" office:value-type="float" office:value="122.980796268328" calcext:value-type="float">
            <text:p>122.980796268328</text:p>
          </table:table-cell>
          <table:table-cell table:formula="of:=[.$J11]/ INDEX([$Parameters.$I$22:$Parameters.$I$120];  FLOOR([.$A11]/12; 1) + 1;0)" office:value-type="float" office:value="87.7338673557387" calcext:value-type="float">
            <text:p>87.7338673557387</text:p>
          </table:table-cell>
          <table:table-cell table:formula="of:=([.$M11]-[.$L11])*[$Parameters.$I$70]" office:value-type="float" office:value="-573.115064118709" calcext:value-type="float">
            <text:p>-573.115064118709</text:p>
          </table:table-cell>
          <table:table-cell table:number-columns-repeated="2"/>
        </table:table-row>
        <table:table-row table:style-name="ro1">
          <table:table-cell office:value-type="float" office:value="8" calcext:value-type="float">
            <text:p>8</text:p>
          </table:table-cell>
          <table:table-cell table:formula="of:=([.$B11]-[.$C11])*POWER(1+[$Parameters.$E$4];1/12)+[$Parameters.$B$4]" office:value-type="float" office:value="8018.70751591337" calcext:value-type="float">
            <text:p>8018.70751591337</text:p>
          </table:table-cell>
          <table:table-cell table:style-name="Default" table:formula="of:=IF(MOD([.$A23];12)=1; 0; 0)" office:value-type="float" office:value="0" calcext:value-type="float">
            <text:p>0</text:p>
          </table:table-cell>
          <table:table-cell table:formula="of:=([.$D11]-[.$E11])*POWER(1+[$Parameters.$E$4];1/12)+[$Parameters.$B$4]" office:value-type="float" office:value="8115.00973023968" calcext:value-type="float">
            <text:p>8115.00973023968</text:p>
          </table:table-cell>
          <table:table-cell office:value-type="float" office:value="0" calcext:value-type="float">
            <text:p>0</text:p>
          </table:table-cell>
          <table:table-cell table:formula="of:=[.$D12]-[.$B12]" office:value-type="float" office:value="96.3022143263079" calcext:value-type="float">
            <text:p>96.3022143263079</text:p>
          </table:table-cell>
          <table:table-cell table:formula="of:=[.$F12]/[.$B12]" office:value-type="float" office:value="0.0120096928507734" calcext:value-type="float">
            <text:p>0.012009692850774</text:p>
          </table:table-cell>
          <table:table-cell table:formula="of:=[.$F12]/[.$A12]" office:value-type="float" office:value="12.0377767907885" calcext:value-type="float">
            <text:p>12.0377767907885</text:p>
          </table:table-cell>
          <table:table-cell table:formula="of:=[.$B12]" office:value-type="float" office:value="8018.70751591337" calcext:value-type="float">
            <text:p>8018.70751591337</text:p>
          </table:table-cell>
          <table:table-cell table:formula="of:=[.$D12]*(1-[.$K12])" office:value-type="float" office:value="5710.84883254914" calcext:value-type="float">
            <text:p>5710.84883254914</text:p>
          </table:table-cell>
          <table:table-cell table:formula="of:=SUM(INDIRECT( CELL(&quot;address&quot;;  INDEX([$Parameters.$H$22:$Parameters.$H$74];  FLOOR([.$A12]/12; 1) + 1;0))&amp;&quot;:&quot;&amp;CELL(&quot;address&quot;; [$Parameters.$H$70])))" office:value-type="float" office:value="0.296261" calcext:value-type="float">
            <text:p>0.296261</text:p>
          </table:table-cell>
          <table:table-cell table:formula="of:=[.$I12]/INDEX([$Parameters.$I$22:$Parameters.$I$120];  FLOOR([.$A12]/12; 1) + 1;0)" office:value-type="float" office:value="141.075079449567" calcext:value-type="float">
            <text:p>141.075079449567</text:p>
          </table:table-cell>
          <table:table-cell table:formula="of:=[.$J12]/ INDEX([$Parameters.$I$22:$Parameters.$I$120];  FLOOR([.$A12]/12; 1) + 1;0)" office:value-type="float" office:value="100.472358067367" calcext:value-type="float">
            <text:p>100.472358067367</text:p>
          </table:table-cell>
          <table:table-cell table:formula="of:=([.$M12]-[.$L12])*[$Parameters.$I$70]" office:value-type="float" office:value="-660.200249674566" calcext:value-type="float">
            <text:p>-660.200249674566</text:p>
          </table:table-cell>
          <table:table-cell table:number-columns-repeated="2"/>
        </table:table-row>
        <table:table-row table:style-name="ro1">
          <table:table-cell office:value-type="float" office:value="9" calcext:value-type="float">
            <text:p>9</text:p>
          </table:table-cell>
          <table:table-cell table:formula="of:=([.$B12]-[.$C12])*POWER(1+[$Parameters.$E$4];1/12)+[$Parameters.$B$4]" office:value-type="float" office:value="9051.37672291807" calcext:value-type="float">
            <text:p>9051.37672291807</text:p>
          </table:table-cell>
          <table:table-cell table:style-name="Default" table:formula="of:=IF(MOD([.$A24];12)=1; 0; 0)" office:value-type="float" office:value="0" calcext:value-type="float">
            <text:p>0</text:p>
          </table:table-cell>
          <table:table-cell table:formula="of:=([.$D12]-[.$E12])*POWER(1+[$Parameters.$E$4];1/12)+[$Parameters.$B$4]" office:value-type="float" office:value="9148.07128438618" calcext:value-type="float">
            <text:p>9148.07128438618</text:p>
          </table:table-cell>
          <table:table-cell office:value-type="float" office:value="0" calcext:value-type="float">
            <text:p>0</text:p>
          </table:table-cell>
          <table:table-cell table:formula="of:=[.$D13]-[.$B13]" office:value-type="float" office:value="96.6945614681135" calcext:value-type="float">
            <text:p>96.6945614681135</text:p>
          </table:table-cell>
          <table:table-cell table:formula="of:=[.$F13]/[.$B13]" office:value-type="float" office:value="0.0106828568104212" calcext:value-type="float">
            <text:p>0.010682856810421</text:p>
          </table:table-cell>
          <table:table-cell table:formula="of:=[.$F13]/[.$A13]" office:value-type="float" office:value="10.7438401631237" calcext:value-type="float">
            <text:p>10.7438401631237</text:p>
          </table:table-cell>
          <table:table-cell table:formula="of:=[.$B13]" office:value-type="float" office:value="9051.37672291807" calcext:value-type="float">
            <text:p>9051.37672291807</text:p>
          </table:table-cell>
          <table:table-cell table:formula="of:=[.$D13]*(1-[.$K13])" office:value-type="float" office:value="6437.85453760265" calcext:value-type="float">
            <text:p>6437.85453760265</text:p>
          </table:table-cell>
          <table:table-cell table:formula="of:=SUM(INDIRECT( CELL(&quot;address&quot;;  INDEX([$Parameters.$H$22:$Parameters.$H$74];  FLOOR([.$A13]/12; 1) + 1;0))&amp;&quot;:&quot;&amp;CELL(&quot;address&quot;; [$Parameters.$H$70])))" office:value-type="float" office:value="0.296261" calcext:value-type="float">
            <text:p>0.296261</text:p>
          </table:table-cell>
          <table:table-cell table:formula="of:=[.$I13]/INDEX([$Parameters.$I$22:$Parameters.$I$120];  FLOOR([.$A13]/12; 1) + 1;0)" office:value-type="float" office:value="159.243080980262" calcext:value-type="float">
            <text:p>159.243080980262</text:p>
          </table:table-cell>
          <table:table-cell table:formula="of:=[.$J13]/ INDEX([$Parameters.$I$22:$Parameters.$I$120];  FLOOR([.$A13]/12; 1) + 1;0)" office:value-type="float" office:value="113.262746966971" calcext:value-type="float">
            <text:p>113.262746966971</text:p>
          </table:table-cell>
          <table:table-cell table:formula="of:=([.$M13]-[.$L13])*[$Parameters.$I$70]" office:value-type="float" office:value="-747.6402310561" calcext:value-type="float">
            <text:p>-747.6402310561</text:p>
          </table:table-cell>
          <table:table-cell table:number-columns-repeated="2"/>
        </table:table-row>
        <table:table-row table:style-name="ro1">
          <table:table-cell office:value-type="float" office:value="10" calcext:value-type="float">
            <text:p>10</text:p>
          </table:table-cell>
          <table:table-cell table:formula="of:=([.$B13]-[.$C13])*POWER(1+[$Parameters.$E$4];1/12)+[$Parameters.$B$4]" office:value-type="float" office:value="10088.2531520997" calcext:value-type="float">
            <text:p>10088.2531520997</text:p>
          </table:table-cell>
          <table:table-cell table:style-name="Default" table:formula="of:=IF(MOD([.$A25];12)=1; 0; 0)" office:value-type="float" office:value="0" calcext:value-type="float">
            <text:p>0</text:p>
          </table:table-cell>
          <table:table-cell table:formula="of:=([.$D13]-[.$E13])*POWER(1+[$Parameters.$E$4];1/12)+[$Parameters.$B$4]" office:value-type="float" office:value="10185.3416591804" calcext:value-type="float">
            <text:p>10185.3416591804</text:p>
          </table:table-cell>
          <table:table-cell office:value-type="float" office:value="0" calcext:value-type="float">
            <text:p>0</text:p>
          </table:table-cell>
          <table:table-cell table:formula="of:=[.$D14]-[.$B14]" office:value-type="float" office:value="97.0885070807399" calcext:value-type="float">
            <text:p>97.0885070807399</text:p>
          </table:table-cell>
          <table:table-cell table:formula="of:=[.$F14]/[.$B14]" office:value-type="float" office:value="0.00962391661043248" calcext:value-type="float">
            <text:p>0.009623916610432</text:p>
          </table:table-cell>
          <table:table-cell table:formula="of:=[.$F14]/[.$A14]" office:value-type="float" office:value="9.70885070807399" calcext:value-type="float">
            <text:p>9.70885070807399</text:p>
          </table:table-cell>
          <table:table-cell table:formula="of:=[.$B14]" office:value-type="float" office:value="10088.2531520997" calcext:value-type="float">
            <text:p>10088.2531520997</text:p>
          </table:table-cell>
          <table:table-cell table:formula="of:=[.$D14]*(1-[.$K14])" office:value-type="float" office:value="7167.82215388997" calcext:value-type="float">
            <text:p>7167.82215388997</text:p>
          </table:table-cell>
          <table:table-cell table:formula="of:=SUM(INDIRECT( CELL(&quot;address&quot;;  INDEX([$Parameters.$H$22:$Parameters.$H$74];  FLOOR([.$A14]/12; 1) + 1;0))&amp;&quot;:&quot;&amp;CELL(&quot;address&quot;; [$Parameters.$H$70])))" office:value-type="float" office:value="0.296261" calcext:value-type="float">
            <text:p>0.296261</text:p>
          </table:table-cell>
          <table:table-cell table:formula="of:=[.$I14]/INDEX([$Parameters.$I$22:$Parameters.$I$120];  FLOOR([.$A14]/12; 1) + 1;0)" office:value-type="float" office:value="177.485101198094" calcext:value-type="float">
            <text:p>177.485101198094</text:p>
          </table:table-cell>
          <table:table-cell table:formula="of:=[.$J14]/ INDEX([$Parameters.$I$22:$Parameters.$I$120];  FLOOR([.$A14]/12; 1) + 1;0)" office:value-type="float" office:value="126.105245494194" calcext:value-type="float">
            <text:p>126.105245494194</text:p>
          </table:table-cell>
          <table:table-cell table:formula="of:=([.$M14]-[.$L14])*[$Parameters.$I$70]" office:value-type="float" office:value="-835.436453745423" calcext:value-type="float">
            <text:p>-835.436453745423</text:p>
          </table:table-cell>
          <table:table-cell table:number-columns-repeated="2"/>
        </table:table-row>
        <table:table-row table:style-name="ro1">
          <table:table-cell office:value-type="float" office:value="11" calcext:value-type="float">
            <text:p>11</text:p>
          </table:table-cell>
          <table:table-cell table:formula="of:=([.$B14]-[.$C14])*POWER(1+[$Parameters.$E$4];1/12)+[$Parameters.$B$4]" office:value-type="float" office:value="11129.3539442021" calcext:value-type="float">
            <text:p>11129.3539442021</text:p>
          </table:table-cell>
          <table:table-cell table:style-name="Default" table:formula="of:=IF(MOD([.$A26];12)=1; 0; 0)" office:value-type="float" office:value="0" calcext:value-type="float">
            <text:p>0</text:p>
          </table:table-cell>
          <table:table-cell table:formula="of:=([.$D14]-[.$E14])*POWER(1+[$Parameters.$E$4];1/12)+[$Parameters.$B$4]" office:value-type="float" office:value="11226.8380018787" calcext:value-type="float">
            <text:p>11226.8380018787</text:p>
          </table:table-cell>
          <table:table-cell office:value-type="float" office:value="0" calcext:value-type="float">
            <text:p>0</text:p>
          </table:table-cell>
          <table:table-cell table:formula="of:=[.$D15]-[.$B15]" office:value-type="float" office:value="97.4840576765582" calcext:value-type="float">
            <text:p>97.4840576765582</text:p>
          </table:table-cell>
          <table:table-cell table:formula="of:=[.$F15]/[.$B15]" office:value-type="float" office:value="0.00875918388122996" calcext:value-type="float">
            <text:p>0.00875918388123</text:p>
          </table:table-cell>
          <table:table-cell table:formula="of:=[.$F15]/[.$A15]" office:value-type="float" office:value="8.86218706150529" calcext:value-type="float">
            <text:p>8.86218706150529</text:p>
          </table:table-cell>
          <table:table-cell table:formula="of:=[.$B15]" office:value-type="float" office:value="11129.3539442021" calcext:value-type="float">
            <text:p>11129.3539442021</text:p>
          </table:table-cell>
          <table:table-cell table:formula="of:=[.$D15]*(1-[.$K15])" office:value-type="float" office:value="7900.76374860409" calcext:value-type="float">
            <text:p>7900.76374860409</text:p>
          </table:table-cell>
          <table:table-cell table:formula="of:=SUM(INDIRECT( CELL(&quot;address&quot;;  INDEX([$Parameters.$H$22:$Parameters.$H$74];  FLOOR([.$A15]/12; 1) + 1;0))&amp;&quot;:&quot;&amp;CELL(&quot;address&quot;; [$Parameters.$H$70])))" office:value-type="float" office:value="0.296261" calcext:value-type="float">
            <text:p>0.296261</text:p>
          </table:table-cell>
          <table:table-cell table:formula="of:=[.$I15]/INDEX([$Parameters.$I$22:$Parameters.$I$120];  FLOOR([.$A15]/12; 1) + 1;0)" office:value-type="float" office:value="195.801441664358" calcext:value-type="float">
            <text:p>195.801441664358</text:p>
          </table:table-cell>
          <table:table-cell table:formula="of:=[.$J15]/ INDEX([$Parameters.$I$22:$Parameters.$I$120];  FLOOR([.$A15]/12; 1) + 1;0)" office:value-type="float" office:value="139.000065950107" calcext:value-type="float">
            <text:p>139.000065950107</text:p>
          </table:table-cell>
          <table:table-cell table:formula="of:=([.$M15]-[.$L15])*[$Parameters.$I$70]" office:value-type="float" office:value="-923.590369113718" calcext:value-type="float">
            <text:p>-923.590369113718</text:p>
          </table:table-cell>
          <table:table-cell table:number-columns-repeated="2"/>
        </table:table-row>
        <table:table-row table:style-name="ro1">
          <table:table-cell office:value-type="float" office:value="12" calcext:value-type="float">
            <text:p>12</text:p>
          </table:table-cell>
          <table:table-cell table:formula="of:=([.$B15]-[.$C15])*POWER(1+[$Parameters.$E$4];1/12)+[$Parameters.$B$4]" office:value-type="float" office:value="12174.6963098028" calcext:value-type="float">
            <text:p>12174.6963098028</text:p>
          </table:table-cell>
          <table:table-cell table:style-name="Default" table:formula="of:=IF(MOD([.$A27];12)=1; 0; 0)" office:value-type="float" office:value="0" calcext:value-type="float">
            <text:p>0</text:p>
          </table:table-cell>
          <table:table-cell table:formula="of:=([.$D15]-[.$E15])*POWER(1+[$Parameters.$E$4];1/12)+[$Parameters.$B$4]" office:value-type="float" office:value="12272.5775295973" calcext:value-type="float">
            <text:p>12272.5775295973</text:p>
          </table:table-cell>
          <table:table-cell office:value-type="float" office:value="0" calcext:value-type="float">
            <text:p>0</text:p>
          </table:table-cell>
          <table:table-cell table:formula="of:=[.$D16]-[.$B16]" office:value-type="float" office:value="97.8812197944644" calcext:value-type="float">
            <text:p>97.8812197944644</text:p>
          </table:table-cell>
          <table:table-cell table:formula="of:=[.$F16]/[.$B16]" office:value-type="float" office:value="0.00803972578072871" calcext:value-type="float">
            <text:p>0.008039725780729</text:p>
          </table:table-cell>
          <table:table-cell table:formula="of:=[.$F16]/[.$A16]" office:value-type="float" office:value="8.15676831620537" calcext:value-type="float">
            <text:p>8.15676831620537</text:p>
          </table:table-cell>
          <table:table-cell table:formula="of:=[.$B16]" office:value-type="float" office:value="12174.6963098028" calcext:value-type="float">
            <text:p>12174.6963098028</text:p>
          </table:table-cell>
          <table:table-cell table:formula="of:=[.$D16]*(1-[.$K16])" office:value-type="float" office:value="8649.58991708487" calcext:value-type="float">
            <text:p>8649.58991708487</text:p>
          </table:table-cell>
          <table:table-cell table:formula="of:=SUM(INDIRECT( CELL(&quot;address&quot;;  INDEX([$Parameters.$H$22:$Parameters.$H$74];  FLOOR([.$A16]/12; 1) + 1;0))&amp;&quot;:&quot;&amp;CELL(&quot;address&quot;; [$Parameters.$H$70])))" office:value-type="float" office:value="0.29521" calcext:value-type="float">
            <text:p>0.29521</text:p>
          </table:table-cell>
          <table:table-cell table:formula="of:=[.$I16]/INDEX([$Parameters.$I$22:$Parameters.$I$120];  FLOOR([.$A16]/12; 1) + 1;0)" office:value-type="float" office:value="217.794209477689" calcext:value-type="float">
            <text:p>217.794209477689</text:p>
          </table:table-cell>
          <table:table-cell table:formula="of:=[.$J16]/ INDEX([$Parameters.$I$22:$Parameters.$I$120];  FLOOR([.$A16]/12; 1) + 1;0)" office:value-type="float" office:value="154.733272219765" calcext:value-type="float">
            <text:p>154.733272219765</text:p>
          </table:table-cell>
          <table:table-cell table:formula="of:=([.$M16]-[.$L16])*[$Parameters.$I$70]" office:value-type="float" office:value="-1025.37083981384" calcext:value-type="float">
            <text:p>-1025.37083981384</text:p>
          </table:table-cell>
          <table:table-cell table:number-columns-repeated="2"/>
        </table:table-row>
        <table:table-row table:style-name="ro1">
          <table:table-cell office:value-type="float" office:value="13" calcext:value-type="float">
            <text:p>13</text:p>
          </table:table-cell>
          <table:table-cell table:formula="of:=([.$B16]-[.$C16])*POWER(1+[$Parameters.$E$4];1/12)+[$Parameters.$B$4]" office:value-type="float" office:value="13224.2975295973" calcext:value-type="float">
            <text:p>13224.2975295973</text:p>
          </table:table-cell>
          <table:table-cell table:formula="of:=IF(MOD([.$A17];12)=1; ([.$B5]+[.$B8]+[.$B11]+[.$B14])/4*(1+[$Parameters.$C$4])*[$Parameters.$D$4]; 0)" office:value-type="float" office:value="2059.97165104662" calcext:value-type="float">
            <text:p>2059.97165104662</text:p>
          </table:table-cell>
          <table:table-cell table:formula="of:=([.$D16]-[.$E16])*POWER(1+[$Parameters.$E$4];1/12)+[$Parameters.$B$4]" office:value-type="float" office:value="13322.5775295973" calcext:value-type="float">
            <text:p>13322.5775295973</text:p>
          </table:table-cell>
          <table:table-cell office:value-type="float" office:value="0" calcext:value-type="float">
            <text:p>0</text:p>
          </table:table-cell>
          <table:table-cell table:formula="of:=[.$D17]-[.$B17]" office:value-type="float" office:value="98.2800000000007" calcext:value-type="float">
            <text:p>98.2800000000007</text:p>
          </table:table-cell>
          <table:table-cell table:formula="of:=[.$F17]/[.$B17]" office:value-type="float" office:value="0.00743177471469016" calcext:value-type="float">
            <text:p>0.00743177471469</text:p>
          </table:table-cell>
          <table:table-cell table:formula="of:=[.$F17]/[.$A17]" office:value-type="float" office:value="7.56000000000005" calcext:value-type="float">
            <text:p>7.56000000000005</text:p>
          </table:table-cell>
          <table:table-cell table:formula="of:=[.$B17]" office:value-type="float" office:value="13224.2975295973" calcext:value-type="float">
            <text:p>13224.2975295973</text:p>
          </table:table-cell>
          <table:table-cell table:formula="of:=[.$D17]*(1-[.$K17])" office:value-type="float" office:value="9389.61941708487" calcext:value-type="float">
            <text:p>9389.61941708487</text:p>
          </table:table-cell>
          <table:table-cell table:formula="of:=SUM(INDIRECT( CELL(&quot;address&quot;;  INDEX([$Parameters.$H$22:$Parameters.$H$74];  FLOOR([.$A17]/12; 1) + 1;0))&amp;&quot;:&quot;&amp;CELL(&quot;address&quot;; [$Parameters.$H$70])))" office:value-type="float" office:value="0.29521" calcext:value-type="float">
            <text:p>0.29521</text:p>
          </table:table-cell>
          <table:table-cell table:formula="of:=[.$I17]/INDEX([$Parameters.$I$22:$Parameters.$I$120];  FLOOR([.$A17]/12; 1) + 1;0)" office:value-type="float" office:value="236.570617702993" calcext:value-type="float">
            <text:p>236.570617702993</text:p>
          </table:table-cell>
          <table:table-cell table:formula="of:=[.$J17]/ INDEX([$Parameters.$I$22:$Parameters.$I$120];  FLOOR([.$A17]/12; 1) + 1;0)" office:value-type="float" office:value="167.971724813683" calcext:value-type="float">
            <text:p>167.971724813683</text:p>
          </table:table-cell>
          <table:table-cell table:formula="of:=([.$M17]-[.$L17])*[$Parameters.$I$70]" office:value-type="float" office:value="-1115.41799838018" calcext:value-type="float">
            <text:p>-1115.41799838018</text:p>
          </table:table-cell>
          <table:table-cell table:number-columns-repeated="2"/>
        </table:table-row>
        <table:table-row table:style-name="ro1">
          <table:table-cell office:value-type="float" office:value="14" calcext:value-type="float">
            <text:p>14</text:p>
          </table:table-cell>
          <table:table-cell table:formula="of:=([.$B17]-[.$C17])*POWER(1+[$Parameters.$E$4];1/12)+[$Parameters.$B$4]" office:value-type="float" office:value="12209.8107241409" calcext:value-type="float">
            <text:p>12209.8107241409</text:p>
          </table:table-cell>
          <table:table-cell table:formula="of:=IF(MOD([.$A18];12)=1; ([.$B6]+[.$B9]+[.$B12]+[.$B15])/4*(1+[$Parameters.$C$4])*[$Parameters.$D$4]; 0)" office:value-type="float" office:value="0" calcext:value-type="float">
            <text:p>0</text:p>
          </table:table-cell>
          <table:table-cell table:formula="of:=([.$D17]-[.$E17])*POWER(1+[$Parameters.$E$4];1/12)+[$Parameters.$B$4]" office:value-type="float" office:value="14376.8553595701" calcext:value-type="float">
            <text:p>14376.8553595701</text:p>
          </table:table-cell>
          <table:table-cell office:value-type="float" office:value="0" calcext:value-type="float">
            <text:p>0</text:p>
          </table:table-cell>
          <table:table-cell table:formula="of:=[.$D18]-[.$B18]" office:value-type="float" office:value="2167.04463542925" calcext:value-type="float">
            <text:p>2167.04463542925</text:p>
          </table:table-cell>
          <table:table-cell table:formula="of:=[.$F18]/[.$B18]" office:value-type="float" office:value="0.177483884426204" calcext:value-type="float">
            <text:p>0.177483884426204</text:p>
          </table:table-cell>
          <table:table-cell table:formula="of:=[.$F18]/[.$A18]" office:value-type="float" office:value="154.788902530661" calcext:value-type="float">
            <text:p>154.788902530661</text:p>
          </table:table-cell>
          <table:table-cell table:formula="of:=[.$B18]" office:value-type="float" office:value="12209.8107241409" calcext:value-type="float">
            <text:p>12209.8107241409</text:p>
          </table:table-cell>
          <table:table-cell table:formula="of:=[.$D18]*(1-[.$K18])" office:value-type="float" office:value="10132.6638888714" calcext:value-type="float">
            <text:p>10132.6638888714</text:p>
          </table:table-cell>
          <table:table-cell table:formula="of:=SUM(INDIRECT( CELL(&quot;address&quot;;  INDEX([$Parameters.$H$22:$Parameters.$H$74];  FLOOR([.$A18]/12; 1) + 1;0))&amp;&quot;:&quot;&amp;CELL(&quot;address&quot;; [$Parameters.$H$70])))" office:value-type="float" office:value="0.29521" calcext:value-type="float">
            <text:p>0.29521</text:p>
          </table:table-cell>
          <table:table-cell table:formula="of:=[.$I18]/INDEX([$Parameters.$I$22:$Parameters.$I$120];  FLOOR([.$A18]/12; 1) + 1;0)" office:value-type="float" office:value="218.42237431379" calcext:value-type="float">
            <text:p>218.42237431379</text:p>
          </table:table-cell>
          <table:table-cell table:formula="of:=[.$J18]/ INDEX([$Parameters.$I$22:$Parameters.$I$120];  FLOOR([.$A18]/12; 1) + 1;0)" office:value-type="float" office:value="181.264112502172" calcext:value-type="float">
            <text:p>181.264112502172</text:p>
          </table:table-cell>
          <table:table-cell table:formula="of:=([.$M18]-[.$L18])*[$Parameters.$I$70]" office:value-type="float" office:value="-604.193337056908" calcext:value-type="float">
            <text:p>-604.193337056908</text:p>
          </table:table-cell>
          <table:table-cell table:number-columns-repeated="2"/>
        </table:table-row>
        <table:table-row table:style-name="ro1">
          <table:table-cell office:value-type="float" office:value="15" calcext:value-type="float">
            <text:p>15</text:p>
          </table:table-cell>
          <table:table-cell table:formula="of:=([.$B18]-[.$C18])*POWER(1+[$Parameters.$E$4];1/12)+[$Parameters.$B$4]" office:value-type="float" office:value="13259.5550044059" calcext:value-type="float">
            <text:p>13259.5550044059</text:p>
          </table:table-cell>
          <table:table-cell table:formula="of:=IF(MOD([.$A19];12)=1; ([.$B7]+[.$B10]+[.$B13]+[.$B16])/4*(1+[$Parameters.$C$4])*[$Parameters.$D$4]; 0)" office:value-type="float" office:value="0" calcext:value-type="float">
            <text:p>0</text:p>
          </table:table-cell>
          <table:table-cell table:formula="of:=([.$D18]-[.$E18])*POWER(1+[$Parameters.$E$4];1/12)+[$Parameters.$B$4]" office:value-type="float" office:value="15435.4284479246" calcext:value-type="float">
            <text:p>15435.4284479246</text:p>
          </table:table-cell>
          <table:table-cell office:value-type="float" office:value="0" calcext:value-type="float">
            <text:p>0</text:p>
          </table:table-cell>
          <table:table-cell table:formula="of:=[.$D19]-[.$B19]" office:value-type="float" office:value="2175.87344351868" calcext:value-type="float">
            <text:p>2175.87344351868</text:p>
          </table:table-cell>
          <table:table-cell table:formula="of:=[.$F19]/[.$B19]" office:value-type="float" office:value="0.164098526895938" calcext:value-type="float">
            <text:p>0.164098526895938</text:p>
          </table:table-cell>
          <table:table-cell table:formula="of:=[.$F19]/[.$A19]" office:value-type="float" office:value="145.058229567912" calcext:value-type="float">
            <text:p>145.058229567912</text:p>
          </table:table-cell>
          <table:table-cell table:formula="of:=[.$B19]" office:value-type="float" office:value="13259.5550044059" calcext:value-type="float">
            <text:p>13259.5550044059</text:p>
          </table:table-cell>
          <table:table-cell table:formula="of:=[.$D19]*(1-[.$K19])" office:value-type="float" office:value="10878.7356158128" calcext:value-type="float">
            <text:p>10878.7356158128</text:p>
          </table:table-cell>
          <table:table-cell table:formula="of:=SUM(INDIRECT( CELL(&quot;address&quot;;  INDEX([$Parameters.$H$22:$Parameters.$H$74];  FLOOR([.$A19]/12; 1) + 1;0))&amp;&quot;:&quot;&amp;CELL(&quot;address&quot;; [$Parameters.$H$70])))" office:value-type="float" office:value="0.29521" calcext:value-type="float">
            <text:p>0.29521</text:p>
          </table:table-cell>
          <table:table-cell table:formula="of:=[.$I19]/INDEX([$Parameters.$I$22:$Parameters.$I$120];  FLOOR([.$A19]/12; 1) + 1;0)" office:value-type="float" office:value="237.201341760392" calcext:value-type="float">
            <text:p>237.201341760392</text:p>
          </table:table-cell>
          <table:table-cell table:formula="of:=[.$J19]/ INDEX([$Parameters.$I$22:$Parameters.$I$120];  FLOOR([.$A19]/12; 1) + 1;0)" office:value-type="float" office:value="194.610655023485" calcext:value-type="float">
            <text:p>194.610655023485</text:p>
          </table:table-cell>
          <table:table-cell table:formula="of:=([.$M19]-[.$L19])*[$Parameters.$I$70]" office:value-type="float" office:value="-692.524566342121" calcext:value-type="float">
            <text:p>-692.524566342121</text:p>
          </table:table-cell>
          <table:table-cell table:number-columns-repeated="2"/>
        </table:table-row>
        <table:table-row table:style-name="ro1">
          <table:table-cell office:value-type="float" office:value="16" calcext:value-type="float">
            <text:p>16</text:p>
          </table:table-cell>
          <table:table-cell table:formula="of:=([.$B19]-[.$C19])*POWER(1+[$Parameters.$E$4];1/12)+[$Parameters.$B$4]" office:value-type="float" office:value="14313.57607281" calcext:value-type="float">
            <text:p>14313.57607281</text:p>
          </table:table-cell>
          <table:table-cell table:formula="of:=IF(MOD([.$A20];12)=1; ([.$B8]+[.$B11]+[.$B14]+[.$B17])/4*(1+[$Parameters.$C$4])*[$Parameters.$D$4]; 0)" office:value-type="float" office:value="0" calcext:value-type="float">
            <text:p>0</text:p>
          </table:table-cell>
          <table:table-cell table:formula="of:=([.$D19]-[.$E19])*POWER(1+[$Parameters.$E$4];1/12)+[$Parameters.$B$4]" office:value-type="float" office:value="16498.3142940751" calcext:value-type="float">
            <text:p>16498.3142940751</text:p>
          </table:table-cell>
          <table:table-cell office:value-type="float" office:value="0" calcext:value-type="float">
            <text:p>0</text:p>
          </table:table-cell>
          <table:table-cell table:formula="of:=[.$D20]-[.$B20]" office:value-type="float" office:value="2184.73822126513" calcext:value-type="float">
            <text:p>2184.73822126513</text:p>
          </table:table-cell>
          <table:table-cell table:formula="of:=[.$F20]/[.$B20]" office:value-type="float" office:value="0.152633989588056" calcext:value-type="float">
            <text:p>0.152633989588056</text:p>
          </table:table-cell>
          <table:table-cell table:formula="of:=[.$F20]/[.$A20]" office:value-type="float" office:value="136.546138829071" calcext:value-type="float">
            <text:p>136.546138829071</text:p>
          </table:table-cell>
          <table:table-cell table:formula="of:=[.$B20]" office:value-type="float" office:value="14313.57607281" calcext:value-type="float">
            <text:p>14313.57607281</text:p>
          </table:table-cell>
          <table:table-cell table:formula="of:=[.$D20]*(1-[.$K20])" office:value-type="float" office:value="11627.8469313212" calcext:value-type="float">
            <text:p>11627.8469313212</text:p>
          </table:table-cell>
          <table:table-cell table:formula="of:=SUM(INDIRECT( CELL(&quot;address&quot;;  INDEX([$Parameters.$H$22:$Parameters.$H$74];  FLOOR([.$A20]/12; 1) + 1;0))&amp;&quot;:&quot;&amp;CELL(&quot;address&quot;; [$Parameters.$H$70])))" office:value-type="float" office:value="0.29521" calcext:value-type="float">
            <text:p>0.29521</text:p>
          </table:table-cell>
          <table:table-cell table:formula="of:=[.$I20]/INDEX([$Parameters.$I$22:$Parameters.$I$120];  FLOOR([.$A20]/12; 1) + 1;0)" office:value-type="float" office:value="256.056817044901" calcext:value-type="float">
            <text:p>256.056817044901</text:p>
          </table:table-cell>
          <table:table-cell table:formula="of:=[.$J20]/ INDEX([$Parameters.$I$22:$Parameters.$I$120];  FLOOR([.$A20]/12; 1) + 1;0)" office:value-type="float" office:value="208.011573011113" calcext:value-type="float">
            <text:p>208.011573011113</text:p>
          </table:table-cell>
          <table:table-cell table:formula="of:=([.$M20]-[.$L20])*[$Parameters.$I$70]" office:value-type="float" office:value="-781.215667989403" calcext:value-type="float">
            <text:p>-781.215667989403</text:p>
          </table:table-cell>
          <table:table-cell table:number-columns-repeated="2"/>
        </table:table-row>
        <table:table-row table:style-name="ro1">
          <table:table-cell office:value-type="float" office:value="17" calcext:value-type="float">
            <text:p>17</text:p>
          </table:table-cell>
          <table:table-cell table:formula="of:=([.$B20]-[.$C20])*POWER(1+[$Parameters.$E$4];1/12)+[$Parameters.$B$4]" office:value-type="float" office:value="15371.8913535173" calcext:value-type="float">
            <text:p>15371.8913535173</text:p>
          </table:table-cell>
          <table:table-cell table:formula="of:=IF(MOD([.$A21];12)=1; ([.$B9]+[.$B12]+[.$B15]+[.$B18])/4*(1+[$Parameters.$C$4])*[$Parameters.$D$4]; 0)" office:value-type="float" office:value="0" calcext:value-type="float">
            <text:p>0</text:p>
          </table:table-cell>
          <table:table-cell table:formula="of:=([.$D20]-[.$E20])*POWER(1+[$Parameters.$E$4];1/12)+[$Parameters.$B$4]" office:value-type="float" office:value="17565.5304687307" calcext:value-type="float">
            <text:p>17565.5304687307</text:p>
          </table:table-cell>
          <table:table-cell office:value-type="float" office:value="0" calcext:value-type="float">
            <text:p>0</text:p>
          </table:table-cell>
          <table:table-cell table:formula="of:=[.$D21]-[.$B21]" office:value-type="float" office:value="2193.63911521343" calcext:value-type="float">
            <text:p>2193.63911521343</text:p>
          </table:table-cell>
          <table:table-cell table:formula="of:=[.$F21]/[.$B21]" office:value-type="float" office:value="0.142704568017357" calcext:value-type="float">
            <text:p>0.142704568017357</text:p>
          </table:table-cell>
          <table:table-cell table:formula="of:=[.$F21]/[.$A21]" office:value-type="float" office:value="129.037595012555" calcext:value-type="float">
            <text:p>129.037595012555</text:p>
          </table:table-cell>
          <table:table-cell table:formula="of:=[.$B21]" office:value-type="float" office:value="15371.8913535173" calcext:value-type="float">
            <text:p>15371.8913535173</text:p>
          </table:table-cell>
          <table:table-cell table:formula="of:=[.$D21]*(1-[.$K21])" office:value-type="float" office:value="12380.0102190567" calcext:value-type="float">
            <text:p>12380.0102190567</text:p>
          </table:table-cell>
          <table:table-cell table:formula="of:=SUM(INDIRECT( CELL(&quot;address&quot;;  INDEX([$Parameters.$H$22:$Parameters.$H$74];  FLOOR([.$A21]/12; 1) + 1;0))&amp;&quot;:&quot;&amp;CELL(&quot;address&quot;; [$Parameters.$H$70])))" office:value-type="float" office:value="0.29521" calcext:value-type="float">
            <text:p>0.29521</text:p>
          </table:table-cell>
          <table:table-cell table:formula="of:=[.$I21]/INDEX([$Parameters.$I$22:$Parameters.$I$120];  FLOOR([.$A21]/12; 1) + 1;0)" office:value-type="float" office:value="274.989111869719" calcext:value-type="float">
            <text:p>274.989111869719</text:p>
          </table:table-cell>
          <table:table-cell table:formula="of:=[.$J21]/ INDEX([$Parameters.$I$22:$Parameters.$I$120];  FLOOR([.$A21]/12; 1) + 1;0)" office:value-type="float" office:value="221.467087997437" calcext:value-type="float">
            <text:p>221.467087997437</text:p>
          </table:table-cell>
          <table:table-cell table:formula="of:=([.$M21]-[.$L21])*[$Parameters.$I$70]" office:value-type="float" office:value="-870.268108163305" calcext:value-type="float">
            <text:p>-870.268108163305</text:p>
          </table:table-cell>
          <table:table-cell table:number-columns-repeated="2"/>
        </table:table-row>
        <table:table-row table:style-name="ro1">
          <table:table-cell office:value-type="float" office:value="18" calcext:value-type="float">
            <text:p>18</text:p>
          </table:table-cell>
          <table:table-cell table:formula="of:=([.$B21]-[.$C21])*POWER(1+[$Parameters.$E$4];1/12)+[$Parameters.$B$4]" office:value-type="float" office:value="16434.5183416803" calcext:value-type="float">
            <text:p>16434.5183416803</text:p>
          </table:table-cell>
          <table:table-cell table:formula="of:=IF(MOD([.$A22];12)=1; ([.$B10]+[.$B13]+[.$B16]+[.$B19])/4*(1+[$Parameters.$C$4])*[$Parameters.$D$4]; 0)" office:value-type="float" office:value="0" calcext:value-type="float">
            <text:p>0</text:p>
          </table:table-cell>
          <table:table-cell table:formula="of:=([.$D21]-[.$E21])*POWER(1+[$Parameters.$E$4];1/12)+[$Parameters.$B$4]" office:value-type="float" office:value="18637.0946141858" calcext:value-type="float">
            <text:p>18637.0946141858</text:p>
          </table:table-cell>
          <table:table-cell office:value-type="float" office:value="0" calcext:value-type="float">
            <text:p>0</text:p>
          </table:table-cell>
          <table:table-cell table:formula="of:=[.$D22]-[.$B22]" office:value-type="float" office:value="2202.57627250546" calcext:value-type="float">
            <text:p>2202.57627250546</text:p>
          </table:table-cell>
          <table:table-cell table:formula="of:=[.$F22]/[.$B22]" office:value-type="float" office:value="0.134021346212466" calcext:value-type="float">
            <text:p>0.134021346212466</text:p>
          </table:table-cell>
          <table:table-cell table:formula="of:=[.$F22]/[.$A22]" office:value-type="float" office:value="122.365348472526" calcext:value-type="float">
            <text:p>122.365348472526</text:p>
          </table:table-cell>
          <table:table-cell table:formula="of:=[.$B22]" office:value-type="float" office:value="16434.5183416803" calcext:value-type="float">
            <text:p>16434.5183416803</text:p>
          </table:table-cell>
          <table:table-cell table:formula="of:=[.$D22]*(1-[.$K22])" office:value-type="float" office:value="13135.237913132" calcext:value-type="float">
            <text:p>13135.237913132</text:p>
          </table:table-cell>
          <table:table-cell table:formula="of:=SUM(INDIRECT( CELL(&quot;address&quot;;  INDEX([$Parameters.$H$22:$Parameters.$H$74];  FLOOR([.$A22]/12; 1) + 1;0))&amp;&quot;:&quot;&amp;CELL(&quot;address&quot;; [$Parameters.$H$70])))" office:value-type="float" office:value="0.29521" calcext:value-type="float">
            <text:p>0.29521</text:p>
          </table:table-cell>
          <table:table-cell table:formula="of:=[.$I22]/INDEX([$Parameters.$I$22:$Parameters.$I$120];  FLOOR([.$A22]/12; 1) + 1;0)" office:value-type="float" office:value="293.998539207161" calcext:value-type="float">
            <text:p>293.998539207161</text:p>
          </table:table-cell>
          <table:table-cell table:formula="of:=[.$J22]/ INDEX([$Parameters.$I$22:$Parameters.$I$120];  FLOOR([.$A22]/12; 1) + 1;0)" office:value-type="float" office:value="234.977422417388" calcext:value-type="float">
            <text:p>234.977422417388</text:p>
          </table:table-cell>
          <table:table-cell table:formula="of:=([.$M22]-[.$L22])*[$Parameters.$I$70]" office:value-type="float" office:value="-959.68335900171" calcext:value-type="float">
            <text:p>-959.68335900171</text:p>
          </table:table-cell>
          <table:table-cell table:number-columns-repeated="2"/>
        </table:table-row>
        <table:table-row table:style-name="ro1">
          <table:table-cell office:value-type="float" office:value="19" calcext:value-type="float">
            <text:p>19</text:p>
          </table:table-cell>
          <table:table-cell table:formula="of:=([.$B22]-[.$C22])*POWER(1+[$Parameters.$E$4];1/12)+[$Parameters.$B$4]" office:value-type="float" office:value="17501.4746037289" calcext:value-type="float">
            <text:p>17501.4746037289</text:p>
          </table:table-cell>
          <table:table-cell table:formula="of:=IF(MOD([.$A23];12)=1; ([.$B11]+[.$B14]+[.$B17]+[.$B20])/4*(1+[$Parameters.$C$4])*[$Parameters.$D$4]; 0)" office:value-type="float" office:value="0" calcext:value-type="float">
            <text:p>0</text:p>
          </table:table-cell>
          <table:table-cell table:formula="of:=([.$D22]-[.$E22])*POWER(1+[$Parameters.$E$4];1/12)+[$Parameters.$B$4]" office:value-type="float" office:value="19713.0244446115" calcext:value-type="float">
            <text:p>19713.0244446115</text:p>
          </table:table-cell>
          <table:table-cell office:value-type="float" office:value="0" calcext:value-type="float">
            <text:p>0</text:p>
          </table:table-cell>
          <table:table-cell table:formula="of:=[.$D23]-[.$B23]" office:value-type="float" office:value="2211.54984088258" calcext:value-type="float">
            <text:p>2211.54984088258</text:p>
          </table:table-cell>
          <table:table-cell table:formula="of:=[.$F23]/[.$B23]" office:value-type="float" office:value="0.126363628834531" calcext:value-type="float">
            <text:p>0.126363628834531</text:p>
          </table:table-cell>
          <table:table-cell table:formula="of:=[.$F23]/[.$A23]" office:value-type="float" office:value="116.397360046451" calcext:value-type="float">
            <text:p>116.397360046451</text:p>
          </table:table-cell>
          <table:table-cell table:formula="of:=[.$B23]" office:value-type="float" office:value="17501.4746037289" calcext:value-type="float">
            <text:p>17501.4746037289</text:p>
          </table:table-cell>
          <table:table-cell table:formula="of:=[.$D23]*(1-[.$K23])" office:value-type="float" office:value="13893.5424983178" calcext:value-type="float">
            <text:p>13893.5424983178</text:p>
          </table:table-cell>
          <table:table-cell table:formula="of:=SUM(INDIRECT( CELL(&quot;address&quot;;  INDEX([$Parameters.$H$22:$Parameters.$H$74];  FLOOR([.$A23]/12; 1) + 1;0))&amp;&quot;:&quot;&amp;CELL(&quot;address&quot;; [$Parameters.$H$70])))" office:value-type="float" office:value="0.29521" calcext:value-type="float">
            <text:p>0.29521</text:p>
          </table:table-cell>
          <table:table-cell table:formula="of:=[.$I23]/INDEX([$Parameters.$I$22:$Parameters.$I$120];  FLOOR([.$A23]/12; 1) + 1;0)" office:value-type="float" office:value="313.085413304632" calcext:value-type="float">
            <text:p>313.085413304632</text:p>
          </table:table-cell>
          <table:table-cell table:formula="of:=[.$J23]/ INDEX([$Parameters.$I$22:$Parameters.$I$120];  FLOOR([.$A23]/12; 1) + 1;0)" office:value-type="float" office:value="248.542799612124" calcext:value-type="float">
            <text:p>248.542799612124</text:p>
          </table:table-cell>
          <table:table-cell table:formula="of:=([.$M23]-[.$L23])*[$Parameters.$I$70]" office:value-type="float" office:value="-1049.46289864018" calcext:value-type="float">
            <text:p>-1049.46289864018</text:p>
          </table:table-cell>
          <table:table-cell table:number-columns-repeated="2"/>
        </table:table-row>
        <table:table-row table:style-name="ro1">
          <table:table-cell office:value-type="float" office:value="20" calcext:value-type="float">
            <text:p>20</text:p>
          </table:table-cell>
          <table:table-cell table:formula="of:=([.$B23]-[.$C23])*POWER(1+[$Parameters.$E$4];1/12)+[$Parameters.$B$4]" office:value-type="float" office:value="18572.7777776609" calcext:value-type="float">
            <text:p>18572.7777776609</text:p>
          </table:table-cell>
          <table:table-cell table:formula="of:=IF(MOD([.$A24];12)=1; ([.$B12]+[.$B15]+[.$B18]+[.$B21])/4*(1+[$Parameters.$C$4])*[$Parameters.$D$4]; 0)" office:value-type="float" office:value="0" calcext:value-type="float">
            <text:p>0</text:p>
          </table:table-cell>
          <table:table-cell table:formula="of:=([.$D23]-[.$E23])*POWER(1+[$Parameters.$E$4];1/12)+[$Parameters.$B$4]" office:value-type="float" office:value="20793.337746349" calcext:value-type="float">
            <text:p>20793.337746349</text:p>
          </table:table-cell>
          <table:table-cell office:value-type="float" office:value="0" calcext:value-type="float">
            <text:p>0</text:p>
          </table:table-cell>
          <table:table-cell table:formula="of:=[.$D24]-[.$B24]" office:value-type="float" office:value="2220.55996868804" calcext:value-type="float">
            <text:p>2220.55996868804</text:p>
          </table:table-cell>
          <table:table-cell table:formula="of:=[.$F24]/[.$B24]" office:value-type="float" office:value="0.119559927721684" calcext:value-type="float">
            <text:p>0.119559927721684</text:p>
          </table:table-cell>
          <table:table-cell table:formula="of:=[.$F24]/[.$A24]" office:value-type="float" office:value="111.027998434402" calcext:value-type="float">
            <text:p>111.027998434402</text:p>
          </table:table-cell>
          <table:table-cell table:formula="of:=[.$B24]" office:value-type="float" office:value="18572.7777776609" calcext:value-type="float">
            <text:p>18572.7777776609</text:p>
          </table:table-cell>
          <table:table-cell table:formula="of:=[.$D24]*(1-[.$K24])" office:value-type="float" office:value="14654.9365102493" calcext:value-type="float">
            <text:p>14654.9365102493</text:p>
          </table:table-cell>
          <table:table-cell table:formula="of:=SUM(INDIRECT( CELL(&quot;address&quot;;  INDEX([$Parameters.$H$22:$Parameters.$H$74];  FLOOR([.$A24]/12; 1) + 1;0))&amp;&quot;:&quot;&amp;CELL(&quot;address&quot;; [$Parameters.$H$70])))" office:value-type="float" office:value="0.29521" calcext:value-type="float">
            <text:p>0.29521</text:p>
          </table:table-cell>
          <table:table-cell table:formula="of:=[.$I24]/INDEX([$Parameters.$I$22:$Parameters.$I$120];  FLOOR([.$A24]/12; 1) + 1;0)" office:value-type="float" office:value="332.25004968982" calcext:value-type="float">
            <text:p>332.25004968982</text:p>
          </table:table-cell>
          <table:table-cell table:formula="of:=[.$J24]/ INDEX([$Parameters.$I$22:$Parameters.$I$120];  FLOOR([.$A24]/12; 1) + 1;0)" office:value-type="float" office:value="262.163443832724" calcext:value-type="float">
            <text:p>262.163443832724</text:p>
          </table:table-cell>
          <table:table-cell table:formula="of:=([.$M24]-[.$L24])*[$Parameters.$I$70]" office:value-type="float" office:value="-1139.60821123637" calcext:value-type="float">
            <text:p>-1139.60821123637</text:p>
          </table:table-cell>
          <table:table-cell table:number-columns-repeated="2"/>
        </table:table-row>
        <table:table-row table:style-name="ro1">
          <table:table-cell office:value-type="float" office:value="21" calcext:value-type="float">
            <text:p>21</text:p>
          </table:table-cell>
          <table:table-cell table:formula="of:=([.$B24]-[.$C24])*POWER(1+[$Parameters.$E$4];1/12)+[$Parameters.$B$4]" office:value-type="float" office:value="19648.4455733333" calcext:value-type="float">
            <text:p>19648.4455733333</text:p>
          </table:table-cell>
          <table:table-cell table:formula="of:=IF(MOD([.$A25];12)=1; ([.$B13]+[.$B16]+[.$B19]+[.$B22])/4*(1+[$Parameters.$C$4])*[$Parameters.$D$4]; 0)" office:value-type="float" office:value="0" calcext:value-type="float">
            <text:p>0</text:p>
          </table:table-cell>
          <table:table-cell table:formula="of:=([.$D24]-[.$E24])*POWER(1+[$Parameters.$E$4];1/12)+[$Parameters.$B$4]" office:value-type="float" office:value="21878.0523782028" calcext:value-type="float">
            <text:p>21878.0523782028</text:p>
          </table:table-cell>
          <table:table-cell office:value-type="float" office:value="0" calcext:value-type="float">
            <text:p>0</text:p>
          </table:table-cell>
          <table:table-cell table:formula="of:=[.$D25]-[.$B25]" office:value-type="float" office:value="2229.60680486949" calcext:value-type="float">
            <text:p>2229.60680486949</text:p>
          </table:table-cell>
          <table:table-cell table:formula="of:=[.$F25]/[.$B25]" office:value-type="float" office:value="0.113474971673866" calcext:value-type="float">
            <text:p>0.113474971673866</text:p>
          </table:table-cell>
          <table:table-cell table:formula="of:=[.$F25]/[.$A25]" office:value-type="float" office:value="106.171752612833" calcext:value-type="float">
            <text:p>106.171752612833</text:p>
          </table:table-cell>
          <table:table-cell table:formula="of:=[.$B25]" office:value-type="float" office:value="19648.4455733333" calcext:value-type="float">
            <text:p>19648.4455733333</text:p>
          </table:table-cell>
          <table:table-cell table:formula="of:=[.$D25]*(1-[.$K25])" office:value-type="float" office:value="15419.4325356335" calcext:value-type="float">
            <text:p>15419.4325356335</text:p>
          </table:table-cell>
          <table:table-cell table:formula="of:=SUM(INDIRECT( CELL(&quot;address&quot;;  INDEX([$Parameters.$H$22:$Parameters.$H$74];  FLOOR([.$A25]/12; 1) + 1;0))&amp;&quot;:&quot;&amp;CELL(&quot;address&quot;; [$Parameters.$H$70])))" office:value-type="float" office:value="0.29521" calcext:value-type="float">
            <text:p>0.29521</text:p>
          </table:table-cell>
          <table:table-cell table:formula="of:=[.$I25]/INDEX([$Parameters.$I$22:$Parameters.$I$120];  FLOOR([.$A25]/12; 1) + 1;0)" office:value-type="float" office:value="351.492765175909" calcext:value-type="float">
            <text:p>351.492765175909</text:p>
          </table:table-cell>
          <table:table-cell table:formula="of:=[.$J25]/ INDEX([$Parameters.$I$22:$Parameters.$I$120];  FLOOR([.$A25]/12; 1) + 1;0)" office:value-type="float" office:value="275.839580243892" calcext:value-type="float">
            <text:p>275.839580243892</text:p>
          </table:table-cell>
          <table:table-cell table:formula="of:=([.$M25]-[.$L25])*[$Parameters.$I$70]" office:value-type="float" office:value="-1230.1207869946" calcext:value-type="float">
            <text:p>-1230.1207869946</text:p>
          </table:table-cell>
          <table:table-cell table:number-columns-repeated="2"/>
        </table:table-row>
        <table:table-row table:style-name="ro1">
          <table:table-cell office:value-type="float" office:value="22" calcext:value-type="float">
            <text:p>22</text:p>
          </table:table-cell>
          <table:table-cell table:formula="of:=([.$B25]-[.$C25])*POWER(1+[$Parameters.$E$4];1/12)+[$Parameters.$B$4]" office:value-type="float" office:value="20728.4957727553" calcext:value-type="float">
            <text:p>20728.4957727553</text:p>
          </table:table-cell>
          <table:table-cell table:formula="of:=IF(MOD([.$A26];12)=1; ([.$B14]+[.$B17]+[.$B20]+[.$B23])/4*(1+[$Parameters.$C$4])*[$Parameters.$D$4]; 0)" office:value-type="float" office:value="0" calcext:value-type="float">
            <text:p>0</text:p>
          </table:table-cell>
          <table:table-cell table:formula="of:=([.$D25]-[.$E25])*POWER(1+[$Parameters.$E$4];1/12)+[$Parameters.$B$4]" office:value-type="float" office:value="22967.1862717367" calcext:value-type="float">
            <text:p>22967.1862717367</text:p>
          </table:table-cell>
          <table:table-cell office:value-type="float" office:value="0" calcext:value-type="float">
            <text:p>0</text:p>
          </table:table-cell>
          <table:table-cell table:formula="of:=[.$D26]-[.$B26]" office:value-type="float" office:value="2238.6904989814" calcext:value-type="float">
            <text:p>2238.6904989814</text:p>
          </table:table-cell>
          <table:table-cell table:formula="of:=[.$F26]/[.$B26]" office:value-type="float" office:value="0.108000625010322" calcext:value-type="float">
            <text:p>0.108000625010322</text:p>
          </table:table-cell>
          <table:table-cell table:formula="of:=[.$F26]/[.$A26]" office:value-type="float" office:value="101.758659044609" calcext:value-type="float">
            <text:p>101.758659044609</text:p>
          </table:table-cell>
          <table:table-cell table:formula="of:=[.$B26]" office:value-type="float" office:value="20728.4957727553" calcext:value-type="float">
            <text:p>20728.4957727553</text:p>
          </table:table-cell>
          <table:table-cell table:formula="of:=[.$D26]*(1-[.$K26])" office:value-type="float" office:value="16187.0432124573" calcext:value-type="float">
            <text:p>16187.0432124573</text:p>
          </table:table-cell>
          <table:table-cell table:formula="of:=SUM(INDIRECT( CELL(&quot;address&quot;;  INDEX([$Parameters.$H$22:$Parameters.$H$74];  FLOOR([.$A26]/12; 1) + 1;0))&amp;&quot;:&quot;&amp;CELL(&quot;address&quot;; [$Parameters.$H$70])))" office:value-type="float" office:value="0.29521" calcext:value-type="float">
            <text:p>0.29521</text:p>
          </table:table-cell>
          <table:table-cell table:formula="of:=[.$I26]/INDEX([$Parameters.$I$22:$Parameters.$I$120];  FLOOR([.$A26]/12; 1) + 1;0)" office:value-type="float" office:value="370.813877866822" calcext:value-type="float">
            <text:p>370.813877866822</text:p>
          </table:table-cell>
          <table:table-cell table:formula="of:=[.$J26]/ INDEX([$Parameters.$I$22:$Parameters.$I$120];  FLOOR([.$A26]/12; 1) + 1;0)" office:value-type="float" office:value="289.57143492768" calcext:value-type="float">
            <text:p>289.57143492768</text:p>
          </table:table-cell>
          <table:table-cell table:formula="of:=([.$M26]-[.$L26])*[$Parameters.$I$70]" office:value-type="float" office:value="-1321.00212219044" calcext:value-type="float">
            <text:p>-1321.00212219044</text:p>
          </table:table-cell>
          <table:table-cell table:number-columns-repeated="2"/>
        </table:table-row>
        <table:table-row table:style-name="ro1">
          <table:table-cell office:value-type="float" office:value="23" calcext:value-type="float">
            <text:p>23</text:p>
          </table:table-cell>
          <table:table-cell table:formula="of:=([.$B26]-[.$C26])*POWER(1+[$Parameters.$E$4];1/12)+[$Parameters.$B$4]" office:value-type="float" office:value="21812.9462303824" calcext:value-type="float">
            <text:p>21812.9462303824</text:p>
          </table:table-cell>
          <table:table-cell table:formula="of:=IF(MOD([.$A27];12)=1; ([.$B15]+[.$B18]+[.$B21]+[.$B24])/4*(1+[$Parameters.$C$4])*[$Parameters.$D$4]; 0)" office:value-type="float" office:value="0" calcext:value-type="float">
            <text:p>0</text:p>
          </table:table-cell>
          <table:table-cell table:formula="of:=([.$D26]-[.$E26])*POWER(1+[$Parameters.$E$4];1/12)+[$Parameters.$B$4]" office:value-type="float" office:value="24060.7574315699" calcext:value-type="float">
            <text:p>24060.7574315699</text:p>
          </table:table-cell>
          <table:table-cell office:value-type="float" office:value="0" calcext:value-type="float">
            <text:p>0</text:p>
          </table:table-cell>
          <table:table-cell table:formula="of:=[.$D27]-[.$B27]" office:value-type="float" office:value="2247.81120118752" calcext:value-type="float">
            <text:p>2247.81120118752</text:p>
          </table:table-cell>
          <table:table-cell table:formula="of:=[.$F27]/[.$B27]" office:value-type="float" office:value="0.103049408248054" calcext:value-type="float">
            <text:p>0.103049408248054</text:p>
          </table:table-cell>
          <table:table-cell table:formula="of:=[.$F27]/[.$A27]" office:value-type="float" office:value="97.7309217907619" calcext:value-type="float">
            <text:p>97.7309217907619</text:p>
          </table:table-cell>
          <table:table-cell table:formula="of:=[.$B27]" office:value-type="float" office:value="21812.9462303824" calcext:value-type="float">
            <text:p>21812.9462303824</text:p>
          </table:table-cell>
          <table:table-cell table:formula="of:=[.$D27]*(1-[.$K27])" office:value-type="float" office:value="16957.7812301961" calcext:value-type="float">
            <text:p>16957.7812301961</text:p>
          </table:table-cell>
          <table:table-cell table:formula="of:=SUM(INDIRECT( CELL(&quot;address&quot;;  INDEX([$Parameters.$H$22:$Parameters.$H$74];  FLOOR([.$A27]/12; 1) + 1;0))&amp;&quot;:&quot;&amp;CELL(&quot;address&quot;; [$Parameters.$H$70])))" office:value-type="float" office:value="0.29521" calcext:value-type="float">
            <text:p>0.29521</text:p>
          </table:table-cell>
          <table:table-cell table:formula="of:=[.$I27]/INDEX([$Parameters.$I$22:$Parameters.$I$120];  FLOOR([.$A27]/12; 1) + 1;0)" office:value-type="float" office:value="390.213707162475" calcext:value-type="float">
            <text:p>390.213707162475</text:p>
          </table:table-cell>
          <table:table-cell table:formula="of:=[.$J27]/ INDEX([$Parameters.$I$22:$Parameters.$I$120];  FLOOR([.$A27]/12; 1) + 1;0)" office:value-type="float" office:value="303.35923488723" calcext:value-type="float">
            <text:p>303.35923488723</text:p>
          </table:table-cell>
          <table:table-cell table:formula="of:=([.$M27]-[.$L27])*[$Parameters.$I$70]" office:value-type="float" office:value="-1412.25371919549" calcext:value-type="float">
            <text:p>-1412.25371919549</text:p>
          </table:table-cell>
          <table:table-cell table:number-columns-repeated="2"/>
        </table:table-row>
        <table:table-row table:style-name="ro1">
          <table:table-cell office:value-type="float" office:value="24" calcext:value-type="float">
            <text:p>24</text:p>
          </table:table-cell>
          <table:table-cell table:formula="of:=([.$B27]-[.$C27])*POWER(1+[$Parameters.$E$4];1/12)+[$Parameters.$B$4]" office:value-type="float" office:value="22901.814873411" calcext:value-type="float">
            <text:p>22901.814873411</text:p>
          </table:table-cell>
          <table:table-cell table:formula="of:=IF(MOD([.$A28];12)=1; ([.$B16]+[.$B19]+[.$B22]+[.$B25])/4*(1+[$Parameters.$C$4])*[$Parameters.$D$4]; 0)" office:value-type="float" office:value="0" calcext:value-type="float">
            <text:p>0</text:p>
          </table:table-cell>
          <table:table-cell table:formula="of:=([.$D27]-[.$E27])*POWER(1+[$Parameters.$E$4];1/12)+[$Parameters.$B$4]" office:value-type="float" office:value="25158.7839356744" calcext:value-type="float">
            <text:p>25158.7839356744</text:p>
          </table:table-cell>
          <table:table-cell office:value-type="float" office:value="0" calcext:value-type="float">
            <text:p>0</text:p>
          </table:table-cell>
          <table:table-cell table:formula="of:=[.$D28]-[.$B28]" office:value-type="float" office:value="2256.96906226343" calcext:value-type="float">
            <text:p>2256.96906226343</text:p>
          </table:table-cell>
          <table:table-cell table:formula="of:=[.$F28]/[.$B28]" office:value-type="float" office:value="0.0985497906929539" calcext:value-type="float">
            <text:p>0.098549790692954</text:p>
          </table:table-cell>
          <table:table-cell table:formula="of:=[.$F28]/[.$A28]" office:value-type="float" office:value="94.0403775943097" calcext:value-type="float">
            <text:p>94.0403775943097</text:p>
          </table:table-cell>
          <table:table-cell table:formula="of:=[.$B28]" office:value-type="float" office:value="22901.814873411" calcext:value-type="float">
            <text:p>22901.814873411</text:p>
          </table:table-cell>
          <table:table-cell table:formula="of:=[.$D28]*(1-[.$K28])" office:value-type="float" office:value="17763.1078099436" calcext:value-type="float">
            <text:p>17763.1078099436</text:p>
          </table:table-cell>
          <table:table-cell table:formula="of:=SUM(INDIRECT( CELL(&quot;address&quot;;  INDEX([$Parameters.$H$22:$Parameters.$H$74];  FLOOR([.$A28]/12; 1) + 1;0))&amp;&quot;:&quot;&amp;CELL(&quot;address&quot;; [$Parameters.$H$70])))" office:value-type="float" office:value="0.29396" calcext:value-type="float">
            <text:p>0.29396</text:p>
          </table:table-cell>
          <table:table-cell table:formula="of:=[.$I28]/INDEX([$Parameters.$I$22:$Parameters.$I$120];  FLOOR([.$A28]/12; 1) + 1;0)" office:value-type="float" office:value="416.623883452993" calcext:value-type="float">
            <text:p>416.623883452993</text:p>
          </table:table-cell>
          <table:table-cell table:formula="of:=[.$J28]/ INDEX([$Parameters.$I$22:$Parameters.$I$120];  FLOOR([.$A28]/12; 1) + 1;0)" office:value-type="float" office:value="323.141855738468" calcext:value-type="float">
            <text:p>323.141855738468</text:p>
          </table:table-cell>
          <table:table-cell table:formula="of:=([.$M28]-[.$L28])*[$Parameters.$I$70]" office:value-type="float" office:value="-1520.01777063817" calcext:value-type="float">
            <text:p>-1520.01777063817</text:p>
          </table:table-cell>
          <table:table-cell table:number-columns-repeated="2"/>
        </table:table-row>
        <table:table-row table:style-name="ro1">
          <table:table-cell office:value-type="float" office:value="25" calcext:value-type="float">
            <text:p>25</text:p>
          </table:table-cell>
          <table:table-cell table:formula="of:=([.$B28]-[.$C28])*POWER(1+[$Parameters.$E$4];1/12)+[$Parameters.$B$4]" office:value-type="float" office:value="23995.1197020755" calcext:value-type="float">
            <text:p>23995.1197020755</text:p>
          </table:table-cell>
          <table:table-cell table:formula="of:=IF(MOD([.$A29];12)=1; ([.$B17]+[.$B20]+[.$B23]+[.$B26])/4*(1+[$Parameters.$C$4])*[$Parameters.$D$4]; 0)" office:value-type="float" office:value="6155.87019642425" calcext:value-type="float">
            <text:p>6155.87019642425</text:p>
          </table:table-cell>
          <table:table-cell table:formula="of:=([.$D28]-[.$E28])*POWER(1+[$Parameters.$E$4];1/12)+[$Parameters.$B$4]" office:value-type="float" office:value="26261.2839356744" calcext:value-type="float">
            <text:p>26261.2839356744</text:p>
          </table:table-cell>
          <table:table-cell office:value-type="float" office:value="0" calcext:value-type="float">
            <text:p>0</text:p>
          </table:table-cell>
          <table:table-cell table:formula="of:=[.$D29]-[.$B29]" office:value-type="float" office:value="2266.16423359896" calcext:value-type="float">
            <text:p>2266.16423359896</text:p>
          </table:table-cell>
          <table:table-cell table:formula="of:=[.$F29]/[.$B29]" office:value-type="float" office:value="0.0944427142575555" calcext:value-type="float">
            <text:p>0.094442714257556</text:p>
          </table:table-cell>
          <table:table-cell table:formula="of:=[.$F29]/[.$A29]" office:value-type="float" office:value="90.6465693439582" calcext:value-type="float">
            <text:p>90.6465693439582</text:p>
          </table:table-cell>
          <table:table-cell table:formula="of:=[.$B29]" office:value-type="float" office:value="23995.1197020755" calcext:value-type="float">
            <text:p>23995.1197020755</text:p>
          </table:table-cell>
          <table:table-cell table:formula="of:=[.$D29]*(1-[.$K29])" office:value-type="float" office:value="18541.5169099436" calcext:value-type="float">
            <text:p>18541.5169099436</text:p>
          </table:table-cell>
          <table:table-cell table:formula="of:=SUM(INDIRECT( CELL(&quot;address&quot;;  INDEX([$Parameters.$H$22:$Parameters.$H$74];  FLOOR([.$A29]/12; 1) + 1;0))&amp;&quot;:&quot;&amp;CELL(&quot;address&quot;; [$Parameters.$H$70])))" office:value-type="float" office:value="0.29396" calcext:value-type="float">
            <text:p>0.29396</text:p>
          </table:table-cell>
          <table:table-cell table:formula="of:=[.$I29]/INDEX([$Parameters.$I$22:$Parameters.$I$120];  FLOOR([.$A29]/12; 1) + 1;0)" office:value-type="float" office:value="436.513001675013" calcext:value-type="float">
            <text:p>436.513001675013</text:p>
          </table:table-cell>
          <table:table-cell table:formula="of:=[.$J29]/ INDEX([$Parameters.$I$22:$Parameters.$I$120];  FLOOR([.$A29]/12; 1) + 1;0)" office:value-type="float" office:value="337.302472438486" calcext:value-type="float">
            <text:p>337.302472438486</text:p>
          </table:table-cell>
          <table:table-cell table:formula="of:=([.$M29]-[.$L29])*[$Parameters.$I$70]" office:value-type="float" office:value="-1613.16320538593" calcext:value-type="float">
            <text:p>-1613.16320538593</text:p>
          </table:table-cell>
          <table:table-cell table:number-columns-repeated="2"/>
        </table:table-row>
        <table:table-row table:style-name="ro1">
          <table:table-cell office:value-type="float" office:value="26" calcext:value-type="float">
            <text:p>26</text:p>
          </table:table-cell>
          <table:table-cell table:formula="of:=([.$B29]-[.$C29])*POWER(1+[$Parameters.$E$4];1/12)+[$Parameters.$B$4]" office:value-type="float" office:value="18911.9288163447" calcext:value-type="float">
            <text:p>18911.9288163447</text:p>
          </table:table-cell>
          <table:table-cell table:formula="of:=IF(MOD([.$A30];12)=1; ([.$B18]+[.$B21]+[.$B24]+[.$B27])/4*(1+[$Parameters.$C$4])*[$Parameters.$D$4]; 0)" office:value-type="float" office:value="0" calcext:value-type="float">
            <text:p>0</text:p>
          </table:table-cell>
          <table:table-cell table:formula="of:=([.$D29]-[.$E29])*POWER(1+[$Parameters.$E$4];1/12)+[$Parameters.$B$4]" office:value-type="float" office:value="27368.2756571459" calcext:value-type="float">
            <text:p>27368.2756571459</text:p>
          </table:table-cell>
          <table:table-cell office:value-type="float" office:value="0" calcext:value-type="float">
            <text:p>0</text:p>
          </table:table-cell>
          <table:table-cell table:formula="of:=[.$D30]-[.$B30]" office:value-type="float" office:value="8456.34684080127" calcext:value-type="float">
            <text:p>8456.34684080127</text:p>
          </table:table-cell>
          <table:table-cell table:formula="of:=[.$F30]/[.$B30]" office:value-type="float" office:value="0.44714354220141" calcext:value-type="float">
            <text:p>0.44714354220141</text:p>
          </table:table-cell>
          <table:table-cell table:formula="of:=[.$F30]/[.$A30]" office:value-type="float" office:value="325.244109261587" calcext:value-type="float">
            <text:p>325.244109261587</text:p>
          </table:table-cell>
          <table:table-cell table:formula="of:=[.$B30]" office:value-type="float" office:value="18911.9288163447" calcext:value-type="float">
            <text:p>18911.9288163447</text:p>
          </table:table-cell>
          <table:table-cell table:formula="of:=[.$D30]*(1-[.$K30])" office:value-type="float" office:value="19323.0973449713" calcext:value-type="float">
            <text:p>19323.0973449713</text:p>
          </table:table-cell>
          <table:table-cell table:formula="of:=SUM(INDIRECT( CELL(&quot;address&quot;;  INDEX([$Parameters.$H$22:$Parameters.$H$74];  FLOOR([.$A30]/12; 1) + 1;0))&amp;&quot;:&quot;&amp;CELL(&quot;address&quot;; [$Parameters.$H$70])))" office:value-type="float" office:value="0.29396" calcext:value-type="float">
            <text:p>0.29396</text:p>
          </table:table-cell>
          <table:table-cell table:formula="of:=[.$I30]/INDEX([$Parameters.$I$22:$Parameters.$I$120];  FLOOR([.$A30]/12; 1) + 1;0)" office:value-type="float" office:value="344.040909884385" calcext:value-type="float">
            <text:p>344.040909884385</text:p>
          </table:table-cell>
          <table:table-cell table:formula="of:=[.$J30]/ INDEX([$Parameters.$I$22:$Parameters.$I$120];  FLOOR([.$A30]/12; 1) + 1;0)" office:value-type="float" office:value="351.520781243793" calcext:value-type="float">
            <text:p>351.520781243793</text:p>
          </table:table-cell>
          <table:table-cell table:formula="of:=([.$M30]-[.$L30])*[$Parameters.$I$70]" office:value-type="float" office:value="121.622708303972" calcext:value-type="float">
            <text:p>121.622708303972</text:p>
          </table:table-cell>
          <table:table-cell table:number-columns-repeated="2"/>
        </table:table-row>
        <table:table-row table:style-name="ro1">
          <table:table-cell office:value-type="float" office:value="27" calcext:value-type="float">
            <text:p>27</text:p>
          </table:table-cell>
          <table:table-cell table:formula="of:=([.$B30]-[.$C30])*POWER(1+[$Parameters.$E$4];1/12)+[$Parameters.$B$4]" office:value-type="float" office:value="19988.97835533" calcext:value-type="float">
            <text:p>19988.97835533</text:p>
          </table:table-cell>
          <table:table-cell table:formula="of:=IF(MOD([.$A31];12)=1; ([.$B19]+[.$B22]+[.$B25]+[.$B28])/4*(1+[$Parameters.$C$4])*[$Parameters.$D$4]; 0)" office:value-type="float" office:value="0" calcext:value-type="float">
            <text:p>0</text:p>
          </table:table-cell>
          <table:table-cell table:formula="of:=([.$D30]-[.$E30])*POWER(1+[$Parameters.$E$4];1/12)+[$Parameters.$B$4]" office:value-type="float" office:value="28479.7773999181" calcext:value-type="float">
            <text:p>28479.7773999181</text:p>
          </table:table-cell>
          <table:table-cell office:value-type="float" office:value="0" calcext:value-type="float">
            <text:p>0</text:p>
          </table:table-cell>
          <table:table-cell table:formula="of:=[.$D31]-[.$B31]" office:value-type="float" office:value="8490.79904458815" calcext:value-type="float">
            <text:p>8490.79904458815</text:p>
          </table:table-cell>
          <table:table-cell table:formula="of:=[.$F31]/[.$B31]" office:value-type="float" office:value="0.424774037654812" calcext:value-type="float">
            <text:p>0.424774037654812</text:p>
          </table:table-cell>
          <table:table-cell table:formula="of:=[.$F31]/[.$A31]" office:value-type="float" office:value="314.47403868845" calcext:value-type="float">
            <text:p>314.47403868845</text:p>
          </table:table-cell>
          <table:table-cell table:formula="of:=[.$B31]" office:value-type="float" office:value="19988.97835533" calcext:value-type="float">
            <text:p>19988.97835533</text:p>
          </table:table-cell>
          <table:table-cell table:formula="of:=[.$D31]*(1-[.$K31])" office:value-type="float" office:value="20107.8620354382" calcext:value-type="float">
            <text:p>20107.8620354382</text:p>
          </table:table-cell>
          <table:table-cell table:formula="of:=SUM(INDIRECT( CELL(&quot;address&quot;;  INDEX([$Parameters.$H$22:$Parameters.$H$74];  FLOOR([.$A31]/12; 1) + 1;0))&amp;&quot;:&quot;&amp;CELL(&quot;address&quot;; [$Parameters.$H$70])))" office:value-type="float" office:value="0.29396" calcext:value-type="float">
            <text:p>0.29396</text:p>
          </table:table-cell>
          <table:table-cell table:formula="of:=[.$I31]/INDEX([$Parameters.$I$22:$Parameters.$I$120];  FLOOR([.$A31]/12; 1) + 1;0)" office:value-type="float" office:value="363.634316087502" calcext:value-type="float">
            <text:p>363.634316087502</text:p>
          </table:table-cell>
          <table:table-cell table:formula="of:=[.$J31]/ INDEX([$Parameters.$I$22:$Parameters.$I$120];  FLOOR([.$A31]/12; 1) + 1;0)" office:value-type="float" office:value="365.797017199167" calcext:value-type="float">
            <text:p>365.797017199167</text:p>
          </table:table-cell>
          <table:table-cell table:formula="of:=([.$M31]-[.$L31])*[$Parameters.$I$70]" office:value-type="float" office:value="35.1655200756701" calcext:value-type="float">
            <text:p>35.1655200756701</text:p>
          </table:table-cell>
          <table:table-cell table:number-columns-repeated="2"/>
        </table:table-row>
        <table:table-row table:style-name="ro1">
          <table:table-cell office:value-type="float" office:value="28" calcext:value-type="float">
            <text:p>28</text:p>
          </table:table-cell>
          <table:table-cell table:formula="of:=([.$B31]-[.$C31])*POWER(1+[$Parameters.$E$4];1/12)+[$Parameters.$B$4]" office:value-type="float" office:value="21070.4159274583" calcext:value-type="float">
            <text:p>21070.4159274583</text:p>
          </table:table-cell>
          <table:table-cell table:formula="of:=IF(MOD([.$A32];12)=1; ([.$B20]+[.$B23]+[.$B26]+[.$B29])/4*(1+[$Parameters.$C$4])*[$Parameters.$D$4]; 0)" office:value-type="float" office:value="0" calcext:value-type="float">
            <text:p>0</text:p>
          </table:table-cell>
          <table:table-cell table:formula="of:=([.$D31]-[.$E31])*POWER(1+[$Parameters.$E$4];1/12)+[$Parameters.$B$4]" office:value-type="float" office:value="29595.8075383762" calcext:value-type="float">
            <text:p>29595.8075383762</text:p>
          </table:table-cell>
          <table:table-cell office:value-type="float" office:value="0" calcext:value-type="float">
            <text:p>0</text:p>
          </table:table-cell>
          <table:table-cell table:formula="of:=[.$D32]-[.$B32]" office:value-type="float" office:value="8525.39161091789" calcext:value-type="float">
            <text:p>8525.39161091789</text:p>
          </table:table-cell>
          <table:table-cell table:formula="of:=[.$F32]/[.$B32]" office:value-type="float" office:value="0.404614300935934" calcext:value-type="float">
            <text:p>0.404614300935934</text:p>
          </table:table-cell>
          <table:table-cell table:formula="of:=[.$F32]/[.$A32]" office:value-type="float" office:value="304.478271818496" calcext:value-type="float">
            <text:p>304.478271818496</text:p>
          </table:table-cell>
          <table:table-cell table:formula="of:=[.$B32]" office:value-type="float" office:value="21070.4159274583" calcext:value-type="float">
            <text:p>21070.4159274583</text:p>
          </table:table-cell>
          <table:table-cell table:formula="of:=[.$D32]*(1-[.$K32])" office:value-type="float" office:value="20895.8239543951" calcext:value-type="float">
            <text:p>20895.8239543951</text:p>
          </table:table-cell>
          <table:table-cell table:formula="of:=SUM(INDIRECT( CELL(&quot;address&quot;;  INDEX([$Parameters.$H$22:$Parameters.$H$74];  FLOOR([.$A32]/12; 1) + 1;0))&amp;&quot;:&quot;&amp;CELL(&quot;address&quot;; [$Parameters.$H$70])))" office:value-type="float" office:value="0.29396" calcext:value-type="float">
            <text:p>0.29396</text:p>
          </table:table-cell>
          <table:table-cell table:formula="of:=[.$I32]/INDEX([$Parameters.$I$22:$Parameters.$I$120];  FLOOR([.$A32]/12; 1) + 1;0)" office:value-type="float" office:value="383.307548252834" calcext:value-type="float">
            <text:p>383.307548252834</text:p>
          </table:table-cell>
          <table:table-cell table:formula="of:=[.$J32]/ INDEX([$Parameters.$I$22:$Parameters.$I$120];  FLOOR([.$A32]/12; 1) + 1;0)" office:value-type="float" office:value="380.131416306987" calcext:value-type="float">
            <text:p>380.131416306987</text:p>
          </table:table-cell>
          <table:table-cell table:formula="of:=([.$M32]-[.$L32])*[$Parameters.$I$70]" office:value-type="float" office:value="-51.6439054394589" calcext:value-type="float">
            <text:p>-51.6439054394589</text:p>
          </table:table-cell>
          <table:table-cell table:number-columns-repeated="2"/>
        </table:table-row>
        <table:table-row table:style-name="ro1">
          <table:table-cell office:value-type="float" office:value="29" calcext:value-type="float">
            <text:p>29</text:p>
          </table:table-cell>
          <table:table-cell table:formula="of:=([.$B32]-[.$C32])*POWER(1+[$Parameters.$E$4];1/12)+[$Parameters.$B$4]" office:value-type="float" office:value="22156.2594101197" calcext:value-type="float">
            <text:p>22156.2594101197</text:p>
          </table:table-cell>
          <table:table-cell table:formula="of:=IF(MOD([.$A33];12)=1; ([.$B21]+[.$B24]+[.$B27]+[.$B30])/4*(1+[$Parameters.$C$4])*[$Parameters.$D$4]; 0)" office:value-type="float" office:value="0" calcext:value-type="float">
            <text:p>0</text:p>
          </table:table-cell>
          <table:table-cell table:formula="of:=([.$D32]-[.$E32])*POWER(1+[$Parameters.$E$4];1/12)+[$Parameters.$B$4]" office:value-type="float" office:value="30716.3845217645" calcext:value-type="float">
            <text:p>30716.3845217645</text:p>
          </table:table-cell>
          <table:table-cell office:value-type="float" office:value="0" calcext:value-type="float">
            <text:p>0</text:p>
          </table:table-cell>
          <table:table-cell table:formula="of:=[.$D33]-[.$B33]" office:value-type="float" office:value="8560.12511164485" calcext:value-type="float">
            <text:p>8560.12511164485</text:p>
          </table:table-cell>
          <table:table-cell table:formula="of:=[.$F33]/[.$B33]" office:value-type="float" office:value="0.386352450257695" calcext:value-type="float">
            <text:p>0.386352450257695</text:p>
          </table:table-cell>
          <table:table-cell table:formula="of:=[.$F33]/[.$A33]" office:value-type="float" office:value="295.176727987753" calcext:value-type="float">
            <text:p>295.176727987753</text:p>
          </table:table-cell>
          <table:table-cell table:formula="of:=[.$B33]" office:value-type="float" office:value="22156.2594101197" calcext:value-type="float">
            <text:p>22156.2594101197</text:p>
          </table:table-cell>
          <table:table-cell table:formula="of:=[.$D33]*(1-[.$K33])" office:value-type="float" office:value="21686.9961277466" calcext:value-type="float">
            <text:p>21686.9961277466</text:p>
          </table:table-cell>
          <table:table-cell table:formula="of:=SUM(INDIRECT( CELL(&quot;address&quot;;  INDEX([$Parameters.$H$22:$Parameters.$H$74];  FLOOR([.$A33]/12; 1) + 1;0))&amp;&quot;:&quot;&amp;CELL(&quot;address&quot;; [$Parameters.$H$70])))" office:value-type="float" office:value="0.29396" calcext:value-type="float">
            <text:p>0.29396</text:p>
          </table:table-cell>
          <table:table-cell table:formula="of:=[.$I33]/INDEX([$Parameters.$I$22:$Parameters.$I$120];  FLOOR([.$A33]/12; 1) + 1;0)" office:value-type="float" office:value="403.060931601231" calcext:value-type="float">
            <text:p>403.060931601231</text:p>
          </table:table-cell>
          <table:table-cell table:formula="of:=[.$J33]/ INDEX([$Parameters.$I$22:$Parameters.$I$120];  FLOOR([.$A33]/12; 1) + 1;0)" office:value-type="float" office:value="394.524215531138" calcext:value-type="float">
            <text:p>394.524215531138</text:p>
          </table:table-cell>
          <table:table-cell table:formula="of:=([.$M33]-[.$L33])*[$Parameters.$I$70]" office:value-type="float" office:value="-138.807003299726" calcext:value-type="float">
            <text:p>-138.807003299726</text:p>
          </table:table-cell>
          <table:table-cell table:number-columns-repeated="2"/>
        </table:table-row>
        <table:table-row table:style-name="ro1">
          <table:table-cell office:value-type="float" office:value="30" calcext:value-type="float">
            <text:p>30</text:p>
          </table:table-cell>
          <table:table-cell table:formula="of:=([.$B33]-[.$C33])*POWER(1+[$Parameters.$E$4];1/12)+[$Parameters.$B$4]" office:value-type="float" office:value="23246.5267535391" calcext:value-type="float">
            <text:p>23246.5267535391</text:p>
          </table:table-cell>
          <table:table-cell table:formula="of:=IF(MOD([.$A34];12)=1; ([.$B22]+[.$B25]+[.$B28]+[.$B31])/4*(1+[$Parameters.$C$4])*[$Parameters.$D$4]; 0)" office:value-type="float" office:value="0" calcext:value-type="float">
            <text:p>0</text:p>
          </table:table-cell>
          <table:table-cell table:formula="of:=([.$D33]-[.$E33])*POWER(1+[$Parameters.$E$4];1/12)+[$Parameters.$B$4]" office:value-type="float" office:value="31841.5268744923" calcext:value-type="float">
            <text:p>31841.5268744923</text:p>
          </table:table-cell>
          <table:table-cell office:value-type="float" office:value="0" calcext:value-type="float">
            <text:p>0</text:p>
          </table:table-cell>
          <table:table-cell table:formula="of:=[.$D34]-[.$B34]" office:value-type="float" office:value="8595.00012095321" calcext:value-type="float">
            <text:p>8595.00012095321</text:p>
          </table:table-cell>
          <table:table-cell table:formula="of:=[.$F34]/[.$B34]" office:value-type="float" office:value="0.369732657789176" calcext:value-type="float">
            <text:p>0.369732657789176</text:p>
          </table:table-cell>
          <table:table-cell table:formula="of:=[.$F34]/[.$A34]" office:value-type="float" office:value="286.500004031774" calcext:value-type="float">
            <text:p>286.500004031774</text:p>
          </table:table-cell>
          <table:table-cell table:formula="of:=[.$B34]" office:value-type="float" office:value="23246.5267535391" calcext:value-type="float">
            <text:p>23246.5267535391</text:p>
          </table:table-cell>
          <table:table-cell table:formula="of:=[.$D34]*(1-[.$K34])" office:value-type="float" office:value="22481.3916344666" calcext:value-type="float">
            <text:p>22481.3916344666</text:p>
          </table:table-cell>
          <table:table-cell table:formula="of:=SUM(INDIRECT( CELL(&quot;address&quot;;  INDEX([$Parameters.$H$22:$Parameters.$H$74];  FLOOR([.$A34]/12; 1) + 1;0))&amp;&quot;:&quot;&amp;CELL(&quot;address&quot;; [$Parameters.$H$70])))" office:value-type="float" office:value="0.29396" calcext:value-type="float">
            <text:p>0.29396</text:p>
          </table:table-cell>
          <table:table-cell table:formula="of:=[.$I34]/INDEX([$Parameters.$I$22:$Parameters.$I$120];  FLOOR([.$A34]/12; 1) + 1;0)" office:value-type="float" office:value="422.894792678536" calcext:value-type="float">
            <text:p>422.894792678536</text:p>
          </table:table-cell>
          <table:table-cell table:formula="of:=[.$J34]/ INDEX([$Parameters.$I$22:$Parameters.$I$120];  FLOOR([.$A34]/12; 1) + 1;0)" office:value-type="float" office:value="408.97565280092" calcext:value-type="float">
            <text:p>408.97565280092</text:p>
          </table:table-cell>
          <table:table-cell table:formula="of:=([.$M34]-[.$L34])*[$Parameters.$I$70]" office:value-type="float" office:value="-226.32521441004" calcext:value-type="float">
            <text:p>-226.32521441004</text:p>
          </table:table-cell>
          <table:table-cell table:number-columns-repeated="2"/>
        </table:table-row>
        <table:table-row table:style-name="ro1">
          <table:table-cell office:value-type="float" office:value="31" calcext:value-type="float">
            <text:p>31</text:p>
          </table:table-cell>
          <table:table-cell table:formula="of:=([.$B34]-[.$C34])*POWER(1+[$Parameters.$E$4];1/12)+[$Parameters.$B$4]" office:value-type="float" office:value="24341.2359810729" calcext:value-type="float">
            <text:p>24341.2359810729</text:p>
          </table:table-cell>
          <table:table-cell table:formula="of:=IF(MOD([.$A35];12)=1; ([.$B23]+[.$B26]+[.$B29]+[.$B32])/4*(1+[$Parameters.$C$4])*[$Parameters.$D$4]; 0)" office:value-type="float" office:value="0" calcext:value-type="float">
            <text:p>0</text:p>
          </table:table-cell>
          <table:table-cell table:formula="of:=([.$D34]-[.$E34])*POWER(1+[$Parameters.$E$4];1/12)+[$Parameters.$B$4]" office:value-type="float" office:value="32971.2531964394" calcext:value-type="float">
            <text:p>32971.2531964394</text:p>
          </table:table-cell>
          <table:table-cell office:value-type="float" office:value="0" calcext:value-type="float">
            <text:p>0</text:p>
          </table:table-cell>
          <table:table-cell table:formula="of:=[.$D35]-[.$B35]" office:value-type="float" office:value="8630.01721536644" calcext:value-type="float">
            <text:p>8630.01721536644</text:p>
          </table:table-cell>
          <table:table-cell table:formula="of:=[.$F35]/[.$B35]" office:value-type="float" office:value="0.354543098061121" calcext:value-type="float">
            <text:p>0.354543098061121</text:p>
          </table:table-cell>
          <table:table-cell table:formula="of:=[.$F35]/[.$A35]" office:value-type="float" office:value="278.387652108595" calcext:value-type="float">
            <text:p>278.387652108595</text:p>
          </table:table-cell>
          <table:table-cell table:formula="of:=[.$B35]" office:value-type="float" office:value="24341.2359810729" calcext:value-type="float">
            <text:p>24341.2359810729</text:p>
          </table:table-cell>
          <table:table-cell table:formula="of:=[.$D35]*(1-[.$K35])" office:value-type="float" office:value="23279.0236068141" calcext:value-type="float">
            <text:p>23279.0236068141</text:p>
          </table:table-cell>
          <table:table-cell table:formula="of:=SUM(INDIRECT( CELL(&quot;address&quot;;  INDEX([$Parameters.$H$22:$Parameters.$H$74];  FLOOR([.$A35]/12; 1) + 1;0))&amp;&quot;:&quot;&amp;CELL(&quot;address&quot;; [$Parameters.$H$70])))" office:value-type="float" office:value="0.29396" calcext:value-type="float">
            <text:p>0.29396</text:p>
          </table:table-cell>
          <table:table-cell table:formula="of:=[.$I35]/INDEX([$Parameters.$I$22:$Parameters.$I$120];  FLOOR([.$A35]/12; 1) + 1;0)" office:value-type="float" office:value="442.809459360978" calcext:value-type="float">
            <text:p>442.809459360978</text:p>
          </table:table-cell>
          <table:table-cell table:formula="of:=[.$J35]/ INDEX([$Parameters.$I$22:$Parameters.$I$120];  FLOOR([.$A35]/12; 1) + 1;0)" office:value-type="float" office:value="423.485967014991" calcext:value-type="float">
            <text:p>423.485967014991</text:p>
          </table:table-cell>
          <table:table-cell table:formula="of:=([.$M35]-[.$L35])*[$Parameters.$I$70]" office:value-type="float" office:value="-314.199985545741" calcext:value-type="float">
            <text:p>-314.199985545741</text:p>
          </table:table-cell>
          <table:table-cell table:number-columns-repeated="2"/>
        </table:table-row>
        <table:table-row table:style-name="ro1">
          <table:table-cell office:value-type="float" office:value="32" calcext:value-type="float">
            <text:p>32</text:p>
          </table:table-cell>
          <table:table-cell table:formula="of:=([.$B35]-[.$C35])*POWER(1+[$Parameters.$E$4];1/12)+[$Parameters.$B$4]" office:value-type="float" office:value="25440.4051895068" calcext:value-type="float">
            <text:p>25440.4051895068</text:p>
          </table:table-cell>
          <table:table-cell table:formula="of:=IF(MOD([.$A36];12)=1; ([.$B24]+[.$B27]+[.$B30]+[.$B33])/4*(1+[$Parameters.$C$4])*[$Parameters.$D$4]; 0)" office:value-type="float" office:value="0" calcext:value-type="float">
            <text:p>0</text:p>
          </table:table-cell>
          <table:table-cell table:formula="of:=([.$D35]-[.$E35])*POWER(1+[$Parameters.$E$4];1/12)+[$Parameters.$B$4]" office:value-type="float" office:value="34105.5821632637" calcext:value-type="float">
            <text:p>34105.5821632637</text:p>
          </table:table-cell>
          <table:table-cell office:value-type="float" office:value="0" calcext:value-type="float">
            <text:p>0</text:p>
          </table:table-cell>
          <table:table-cell table:formula="of:=[.$D36]-[.$B36]" office:value-type="float" office:value="8665.17697375686" calcext:value-type="float">
            <text:p>8665.17697375686</text:p>
          </table:table-cell>
          <table:table-cell table:formula="of:=[.$F36]/[.$B36]" office:value-type="float" office:value="0.340606877493088" calcext:value-type="float">
            <text:p>0.340606877493088</text:p>
          </table:table-cell>
          <table:table-cell table:formula="of:=[.$F36]/[.$A36]" office:value-type="float" office:value="270.786780429902" calcext:value-type="float">
            <text:p>270.786780429902</text:p>
          </table:table-cell>
          <table:table-cell table:formula="of:=[.$B36]" office:value-type="float" office:value="25440.4051895068" calcext:value-type="float">
            <text:p>25440.4051895068</text:p>
          </table:table-cell>
          <table:table-cell table:formula="of:=[.$D36]*(1-[.$K36])" office:value-type="float" office:value="24079.9052305507" calcext:value-type="float">
            <text:p>24079.9052305507</text:p>
          </table:table-cell>
          <table:table-cell table:formula="of:=SUM(INDIRECT( CELL(&quot;address&quot;;  INDEX([$Parameters.$H$22:$Parameters.$H$74];  FLOOR([.$A36]/12; 1) + 1;0))&amp;&quot;:&quot;&amp;CELL(&quot;address&quot;; [$Parameters.$H$70])))" office:value-type="float" office:value="0.29396" calcext:value-type="float">
            <text:p>0.29396</text:p>
          </table:table-cell>
          <table:table-cell table:formula="of:=[.$I36]/INDEX([$Parameters.$I$22:$Parameters.$I$120];  FLOOR([.$A36]/12; 1) + 1;0)" office:value-type="float" office:value="462.805260860594" calcext:value-type="float">
            <text:p>462.805260860594</text:p>
          </table:table-cell>
          <table:table-cell table:formula="of:=[.$J36]/ INDEX([$Parameters.$I$22:$Parameters.$I$120];  FLOOR([.$A36]/12; 1) + 1;0)" office:value-type="float" office:value="438.05539804531" calcext:value-type="float">
            <text:p>438.05539804531</text:p>
          </table:table-cell>
          <table:table-cell table:formula="of:=([.$M36]-[.$L36])*[$Parameters.$I$70]" office:value-type="float" office:value="-402.432769376509" calcext:value-type="float">
            <text:p>-402.432769376509</text:p>
          </table:table-cell>
          <table:table-cell table:number-columns-repeated="2"/>
        </table:table-row>
        <table:table-row table:style-name="ro1">
          <table:table-cell office:value-type="float" office:value="33" calcext:value-type="float">
            <text:p>33</text:p>
          </table:table-cell>
          <table:table-cell table:formula="of:=([.$B36]-[.$C36])*POWER(1+[$Parameters.$E$4];1/12)+[$Parameters.$B$4]" office:value-type="float" office:value="26544.0525493551" calcext:value-type="float">
            <text:p>26544.0525493551</text:p>
          </table:table-cell>
          <table:table-cell table:formula="of:=IF(MOD([.$A37];12)=1; ([.$B25]+[.$B28]+[.$B31]+[.$B34])/4*(1+[$Parameters.$C$4])*[$Parameters.$D$4]; 0)" office:value-type="float" office:value="0" calcext:value-type="float">
            <text:p>0</text:p>
          </table:table-cell>
          <table:table-cell table:formula="of:=([.$D36]-[.$E36])*POWER(1+[$Parameters.$E$4];1/12)+[$Parameters.$B$4]" office:value-type="float" office:value="35244.5325267102" calcext:value-type="float">
            <text:p>35244.5325267102</text:p>
          </table:table-cell>
          <table:table-cell office:value-type="float" office:value="0" calcext:value-type="float">
            <text:p>0</text:p>
          </table:table-cell>
          <table:table-cell table:formula="of:=[.$D37]-[.$B37]" office:value-type="float" office:value="8700.47997735517" calcext:value-type="float">
            <text:p>8700.47997735517</text:p>
          </table:table-cell>
          <table:table-cell table:formula="of:=[.$F37]/[.$B37]" office:value-type="float" office:value="0.327775118783306" calcext:value-type="float">
            <text:p>0.327775118783306</text:p>
          </table:table-cell>
          <table:table-cell table:formula="of:=[.$F37]/[.$A37]" office:value-type="float" office:value="263.650908404702" calcext:value-type="float">
            <text:p>263.650908404702</text:p>
          </table:table-cell>
          <table:table-cell table:formula="of:=[.$B37]" office:value-type="float" office:value="26544.0525493551" calcext:value-type="float">
            <text:p>26544.0525493551</text:p>
          </table:table-cell>
          <table:table-cell table:formula="of:=[.$D37]*(1-[.$K37])" office:value-type="float" office:value="24884.0497451585" calcext:value-type="float">
            <text:p>24884.0497451585</text:p>
          </table:table-cell>
          <table:table-cell table:formula="of:=SUM(INDIRECT( CELL(&quot;address&quot;;  INDEX([$Parameters.$H$22:$Parameters.$H$74];  FLOOR([.$A37]/12; 1) + 1;0))&amp;&quot;:&quot;&amp;CELL(&quot;address&quot;; [$Parameters.$H$70])))" office:value-type="float" office:value="0.29396" calcext:value-type="float">
            <text:p>0.29396</text:p>
          </table:table-cell>
          <table:table-cell table:formula="of:=[.$I37]/INDEX([$Parameters.$I$22:$Parameters.$I$120];  FLOOR([.$A37]/12; 1) + 1;0)" office:value-type="float" office:value="482.882527730672" calcext:value-type="float">
            <text:p>482.882527730672</text:p>
          </table:table-cell>
          <table:table-cell table:formula="of:=[.$J37]/ INDEX([$Parameters.$I$22:$Parameters.$I$120];  FLOOR([.$A37]/12; 1) + 1;0)" office:value-type="float" office:value="452.684186741104" calcext:value-type="float">
            <text:p>452.684186741104</text:p>
          </table:table-cell>
          <table:table-cell table:formula="of:=([.$M37]-[.$L37])*[$Parameters.$I$70]" office:value-type="float" office:value="-491.025024490381" calcext:value-type="float">
            <text:p>-491.025024490381</text:p>
          </table:table-cell>
          <table:table-cell table:number-columns-repeated="2"/>
        </table:table-row>
        <table:table-row table:style-name="ro1">
          <table:table-cell office:value-type="float" office:value="34" calcext:value-type="float">
            <text:p>34</text:p>
          </table:table-cell>
          <table:table-cell table:formula="of:=([.$B37]-[.$C37])*POWER(1+[$Parameters.$E$4];1/12)+[$Parameters.$B$4]" office:value-type="float" office:value="27652.1963051608" calcext:value-type="float">
            <text:p>27652.1963051608</text:p>
          </table:table-cell>
          <table:table-cell table:formula="of:=IF(MOD([.$A38];12)=1; ([.$B26]+[.$B29]+[.$B32]+[.$B35])/4*(1+[$Parameters.$C$4])*[$Parameters.$D$4]; 0)" office:value-type="float" office:value="0" calcext:value-type="float">
            <text:p>0</text:p>
          </table:table-cell>
          <table:table-cell table:formula="of:=([.$D37]-[.$E37])*POWER(1+[$Parameters.$E$4];1/12)+[$Parameters.$B$4]" office:value-type="float" office:value="36388.1231149209" calcext:value-type="float">
            <text:p>36388.1231149209</text:p>
          </table:table-cell>
          <table:table-cell office:value-type="float" office:value="0" calcext:value-type="float">
            <text:p>0</text:p>
          </table:table-cell>
          <table:table-cell table:formula="of:=[.$D38]-[.$B38]" office:value-type="float" office:value="8735.92680976007" calcext:value-type="float">
            <text:p>8735.92680976007</text:p>
          </table:table-cell>
          <table:table-cell table:formula="of:=[.$F38]/[.$B38]" office:value-type="float" office:value="0.315921625658706" calcext:value-type="float">
            <text:p>0.315921625658706</text:p>
          </table:table-cell>
          <table:table-cell table:formula="of:=[.$F38]/[.$A38]" office:value-type="float" office:value="256.939023816473" calcext:value-type="float">
            <text:p>256.939023816473</text:p>
          </table:table-cell>
          <table:table-cell table:formula="of:=[.$B38]" office:value-type="float" office:value="27652.1963051608" calcext:value-type="float">
            <text:p>27652.1963051608</text:p>
          </table:table-cell>
          <table:table-cell table:formula="of:=[.$D38]*(1-[.$K38])" office:value-type="float" office:value="25691.4704440587" calcext:value-type="float">
            <text:p>25691.4704440587</text:p>
          </table:table-cell>
          <table:table-cell table:formula="of:=SUM(INDIRECT( CELL(&quot;address&quot;;  INDEX([$Parameters.$H$22:$Parameters.$H$74];  FLOOR([.$A38]/12; 1) + 1;0))&amp;&quot;:&quot;&amp;CELL(&quot;address&quot;; [$Parameters.$H$70])))" office:value-type="float" office:value="0.29396" calcext:value-type="float">
            <text:p>0.29396</text:p>
          </table:table-cell>
          <table:table-cell table:formula="of:=[.$I38]/INDEX([$Parameters.$I$22:$Parameters.$I$120];  FLOOR([.$A38]/12; 1) + 1;0)" office:value-type="float" office:value="503.041591871217" calcext:value-type="float">
            <text:p>503.041591871217</text:p>
          </table:table-cell>
          <table:table-cell table:formula="of:=[.$J38]/ INDEX([$Parameters.$I$22:$Parameters.$I$120];  FLOOR([.$A38]/12; 1) + 1;0)" office:value-type="float" office:value="467.372574932849" calcext:value-type="float">
            <text:p>467.372574932849</text:p>
          </table:table-cell>
          <table:table-cell table:formula="of:=([.$M38]-[.$L38])*[$Parameters.$I$70]" office:value-type="float" office:value="-579.978215417859" calcext:value-type="float">
            <text:p>-579.978215417859</text:p>
          </table:table-cell>
          <table:table-cell table:number-columns-repeated="2"/>
        </table:table-row>
        <table:table-row table:style-name="ro1">
          <table:table-cell office:value-type="float" office:value="35" calcext:value-type="float">
            <text:p>35</text:p>
          </table:table-cell>
          <table:table-cell table:formula="of:=([.$B38]-[.$C38])*POWER(1+[$Parameters.$E$4];1/12)+[$Parameters.$B$4]" office:value-type="float" office:value="28764.8547757978" calcext:value-type="float">
            <text:p>28764.8547757978</text:p>
          </table:table-cell>
          <table:table-cell table:formula="of:=IF(MOD([.$A39];12)=1; ([.$B27]+[.$B30]+[.$B33]+[.$B36])/4*(1+[$Parameters.$C$4])*[$Parameters.$D$4]; 0)" office:value-type="float" office:value="0" calcext:value-type="float">
            <text:p>0</text:p>
          </table:table-cell>
          <table:table-cell table:formula="of:=([.$D38]-[.$E38])*POWER(1+[$Parameters.$E$4];1/12)+[$Parameters.$B$4]" office:value-type="float" office:value="37536.3728327457" calcext:value-type="float">
            <text:p>37536.3728327457</text:p>
          </table:table-cell>
          <table:table-cell office:value-type="float" office:value="0" calcext:value-type="float">
            <text:p>0</text:p>
          </table:table-cell>
          <table:table-cell table:formula="of:=[.$D39]-[.$B39]" office:value-type="float" office:value="8771.51805694792" calcext:value-type="float">
            <text:p>8771.51805694792</text:p>
          </table:table-cell>
          <table:table-cell table:formula="of:=[.$F39]/[.$B39]" office:value-type="float" office:value="0.30493872210779" calcext:value-type="float">
            <text:p>0.30493872210779</text:p>
          </table:table-cell>
          <table:table-cell table:formula="of:=[.$F39]/[.$A39]" office:value-type="float" office:value="250.614801627084" calcext:value-type="float">
            <text:p>250.614801627084</text:p>
          </table:table-cell>
          <table:table-cell table:formula="of:=[.$B39]" office:value-type="float" office:value="28764.8547757978" calcext:value-type="float">
            <text:p>28764.8547757978</text:p>
          </table:table-cell>
          <table:table-cell table:formula="of:=[.$D39]*(1-[.$K39])" office:value-type="float" office:value="26502.1806748318" calcext:value-type="float">
            <text:p>26502.1806748318</text:p>
          </table:table-cell>
          <table:table-cell table:formula="of:=SUM(INDIRECT( CELL(&quot;address&quot;;  INDEX([$Parameters.$H$22:$Parameters.$H$74];  FLOOR([.$A39]/12; 1) + 1;0))&amp;&quot;:&quot;&amp;CELL(&quot;address&quot;; [$Parameters.$H$70])))" office:value-type="float" office:value="0.29396" calcext:value-type="float">
            <text:p>0.29396</text:p>
          </table:table-cell>
          <table:table-cell table:formula="of:=[.$I39]/INDEX([$Parameters.$I$22:$Parameters.$I$120];  FLOOR([.$A39]/12; 1) + 1;0)" office:value-type="float" office:value="523.282786534433" calcext:value-type="float">
            <text:p>523.282786534433</text:p>
          </table:table-cell>
          <table:table-cell table:formula="of:=[.$J39]/ INDEX([$Parameters.$I$22:$Parameters.$I$120];  FLOOR([.$A39]/12; 1) + 1;0)" office:value-type="float" office:value="482.12080543627" calcext:value-type="float">
            <text:p>482.12080543627</text:p>
          </table:table-cell>
          <table:table-cell table:formula="of:=([.$M39]-[.$L39])*[$Parameters.$I$70]" office:value-type="float" office:value="-669.293812656124" calcext:value-type="float">
            <text:p>-669.293812656124</text:p>
          </table:table-cell>
          <table:table-cell table:number-columns-repeated="2"/>
        </table:table-row>
        <table:table-row table:style-name="ro1">
          <table:table-cell office:value-type="float" office:value="36" calcext:value-type="float">
            <text:p>36</text:p>
          </table:table-cell>
          <table:table-cell table:formula="of:=([.$B39]-[.$C39])*POWER(1+[$Parameters.$E$4];1/12)+[$Parameters.$B$4]" office:value-type="float" office:value="29882.046354773" calcext:value-type="float">
            <text:p>29882.046354773</text:p>
          </table:table-cell>
          <table:table-cell table:formula="of:=IF(MOD([.$A40];12)=1; ([.$B28]+[.$B31]+[.$B34]+[.$B37])/4*(1+[$Parameters.$C$4])*[$Parameters.$D$4]; 0)" office:value-type="float" office:value="0" calcext:value-type="float">
            <text:p>0</text:p>
          </table:table-cell>
          <table:table-cell table:formula="of:=([.$D39]-[.$E39])*POWER(1+[$Parameters.$E$4];1/12)+[$Parameters.$B$4]" office:value-type="float" office:value="38689.3006620555" calcext:value-type="float">
            <text:p>38689.3006620555</text:p>
          </table:table-cell>
          <table:table-cell office:value-type="float" office:value="0" calcext:value-type="float">
            <text:p>0</text:p>
          </table:table-cell>
          <table:table-cell table:formula="of:=[.$D40]-[.$B40]" office:value-type="float" office:value="8807.25430728244" calcext:value-type="float">
            <text:p>8807.25430728244</text:p>
          </table:table-cell>
          <table:table-cell table:formula="of:=[.$F40]/[.$B40]" office:value-type="float" office:value="0.294733975134058" calcext:value-type="float">
            <text:p>0.294733975134058</text:p>
          </table:table-cell>
          <table:table-cell table:formula="of:=[.$F40]/[.$A40]" office:value-type="float" office:value="244.645952980068" calcext:value-type="float">
            <text:p>244.645952980068</text:p>
          </table:table-cell>
          <table:table-cell table:formula="of:=[.$B40]" office:value-type="float" office:value="29882.046354773" calcext:value-type="float">
            <text:p>29882.046354773</text:p>
          </table:table-cell>
          <table:table-cell table:formula="of:=[.$D40]*(1-[.$K40])" office:value-type="float" office:value="27370.2814817632" calcext:value-type="float">
            <text:p>27370.2814817632</text:p>
          </table:table-cell>
          <table:table-cell table:formula="of:=SUM(INDIRECT( CELL(&quot;address&quot;;  INDEX([$Parameters.$H$22:$Parameters.$H$74];  FLOOR([.$A40]/12; 1) + 1;0))&amp;&quot;:&quot;&amp;CELL(&quot;address&quot;; [$Parameters.$H$70])))" office:value-type="float" office:value="0.292562" calcext:value-type="float">
            <text:p>0.292562</text:p>
          </table:table-cell>
          <table:table-cell table:formula="of:=[.$I40]/INDEX([$Parameters.$I$22:$Parameters.$I$120];  FLOOR([.$A40]/12; 1) + 1;0)" office:value-type="float" office:value="552.961627586474" calcext:value-type="float">
            <text:p>552.961627586474</text:p>
          </table:table-cell>
          <table:table-cell table:formula="of:=[.$J40]/ INDEX([$Parameters.$I$22:$Parameters.$I$120];  FLOOR([.$A40]/12; 1) + 1;0)" office:value-type="float" office:value="506.481892704722" calcext:value-type="float">
            <text:p>506.481892704722</text:p>
          </table:table-cell>
          <table:table-cell table:formula="of:=([.$M40]-[.$L40])*[$Parameters.$I$70]" office:value-type="float" office:value="-755.760489177276" calcext:value-type="float">
            <text:p>-755.760489177276</text:p>
          </table:table-cell>
          <table:table-cell table:number-columns-repeated="2"/>
        </table:table-row>
        <table:table-row table:style-name="ro1">
          <table:table-cell office:value-type="float" office:value="37" calcext:value-type="float">
            <text:p>37</text:p>
          </table:table-cell>
          <table:table-cell table:formula="of:=([.$B40]-[.$C40])*POWER(1+[$Parameters.$E$4];1/12)+[$Parameters.$B$4]" office:value-type="float" office:value="31003.7895105311" calcext:value-type="float">
            <text:p>31003.7895105311</text:p>
          </table:table-cell>
          <table:table-cell table:formula="of:=IF(MOD([.$A41];12)=1; ([.$B29]+[.$B32]+[.$B35]+[.$B38])/4*(1+[$Parameters.$C$4])*[$Parameters.$D$4]; 0)" office:value-type="float" office:value="9084.71939691584" calcext:value-type="float">
            <text:p>9084.71939691584</text:p>
          </table:table-cell>
          <table:table-cell table:formula="of:=([.$D40]-[.$E40])*POWER(1+[$Parameters.$E$4];1/12)+[$Parameters.$B$4]" office:value-type="float" office:value="39846.9256620555" calcext:value-type="float">
            <text:p>39846.9256620555</text:p>
          </table:table-cell>
          <table:table-cell office:value-type="float" office:value="0" calcext:value-type="float">
            <text:p>0</text:p>
          </table:table-cell>
          <table:table-cell table:formula="of:=[.$D41]-[.$B41]" office:value-type="float" office:value="8843.13615152437" calcext:value-type="float">
            <text:p>8843.13615152437</text:p>
          </table:table-cell>
          <table:table-cell table:formula="of:=[.$F41]/[.$B41]" office:value-type="float" office:value="0.285227589631281" calcext:value-type="float">
            <text:p>0.285227589631281</text:p>
          </table:table-cell>
          <table:table-cell table:formula="of:=[.$F41]/[.$A41]" office:value-type="float" office:value="239.003679770929" calcext:value-type="float">
            <text:p>239.003679770929</text:p>
          </table:table-cell>
          <table:table-cell table:formula="of:=[.$B41]" office:value-type="float" office:value="31003.7895105311" calcext:value-type="float">
            <text:p>31003.7895105311</text:p>
          </table:table-cell>
          <table:table-cell table:formula="of:=[.$D41]*(1-[.$K41])" office:value-type="float" office:value="28189.2293965132" calcext:value-type="float">
            <text:p>28189.2293965132</text:p>
          </table:table-cell>
          <table:table-cell table:formula="of:=SUM(INDIRECT( CELL(&quot;address&quot;;  INDEX([$Parameters.$H$22:$Parameters.$H$74];  FLOOR([.$A41]/12; 1) + 1;0))&amp;&quot;:&quot;&amp;CELL(&quot;address&quot;; [$Parameters.$H$70])))" office:value-type="float" office:value="0.292562" calcext:value-type="float">
            <text:p>0.292562</text:p>
          </table:table-cell>
          <table:table-cell table:formula="of:=[.$I41]/INDEX([$Parameters.$I$22:$Parameters.$I$120];  FLOOR([.$A41]/12; 1) + 1;0)" office:value-type="float" office:value="573.719272955794" calcext:value-type="float">
            <text:p>573.719272955794</text:p>
          </table:table-cell>
          <table:table-cell table:formula="of:=[.$J41]/ INDEX([$Parameters.$I$22:$Parameters.$I$120];  FLOOR([.$A41]/12; 1) + 1;0)" office:value-type="float" office:value="521.63636929151" calcext:value-type="float">
            <text:p>521.63636929151</text:p>
          </table:table-cell>
          <table:table-cell table:formula="of:=([.$M41]-[.$L41])*[$Parameters.$I$70]" office:value-type="float" office:value="-846.868013581254" calcext:value-type="float">
            <text:p>-846.868013581254</text:p>
          </table:table-cell>
          <table:table-cell table:number-columns-repeated="2"/>
        </table:table-row>
        <table:table-row table:style-name="ro1">
          <table:table-cell office:value-type="float" office:value="38" calcext:value-type="float">
            <text:p>38</text:p>
          </table:table-cell>
          <table:table-cell table:formula="of:=([.$B41]-[.$C41])*POWER(1+[$Parameters.$E$4];1/12)+[$Parameters.$B$4]" office:value-type="float" office:value="23008.3711184806" calcext:value-type="float">
            <text:p>23008.3711184806</text:p>
          </table:table-cell>
          <table:table-cell table:formula="of:=IF(MOD([.$A42];12)=1; ([.$B30]+[.$B33]+[.$B36]+[.$B39])/4*(1+[$Parameters.$C$4])*[$Parameters.$D$4]; 0)" office:value-type="float" office:value="0" calcext:value-type="float">
            <text:p>0</text:p>
          </table:table-cell>
          <table:table-cell table:formula="of:=([.$D41]-[.$E41])*POWER(1+[$Parameters.$E$4];1/12)+[$Parameters.$B$4]" office:value-type="float" office:value="41009.2669696005" calcext:value-type="float">
            <text:p>41009.2669696005</text:p>
          </table:table-cell>
          <table:table-cell office:value-type="float" office:value="0" calcext:value-type="float">
            <text:p>0</text:p>
          </table:table-cell>
          <table:table-cell table:formula="of:=[.$D42]-[.$B42]" office:value-type="float" office:value="18000.8958511199" calcext:value-type="float">
            <text:p>18000.8958511199</text:p>
          </table:table-cell>
          <table:table-cell table:formula="of:=[.$F42]/[.$B42]" office:value-type="float" office:value="0.782362895592439" calcext:value-type="float">
            <text:p>0.782362895592439</text:p>
          </table:table-cell>
          <table:table-cell table:formula="of:=[.$F42]/[.$A42]" office:value-type="float" office:value="473.707785555788" calcext:value-type="float">
            <text:p>473.707785555788</text:p>
          </table:table-cell>
          <table:table-cell table:formula="of:=[.$B42]" office:value-type="float" office:value="23008.3711184806" calcext:value-type="float">
            <text:p>23008.3711184806</text:p>
          </table:table-cell>
          <table:table-cell table:formula="of:=[.$D42]*(1-[.$K42])" office:value-type="float" office:value="29011.5138064403" calcext:value-type="float">
            <text:p>29011.5138064403</text:p>
          </table:table-cell>
          <table:table-cell table:formula="of:=SUM(INDIRECT( CELL(&quot;address&quot;;  INDEX([$Parameters.$H$22:$Parameters.$H$74];  FLOOR([.$A42]/12; 1) + 1;0))&amp;&quot;:&quot;&amp;CELL(&quot;address&quot;; [$Parameters.$H$70])))" office:value-type="float" office:value="0.292562" calcext:value-type="float">
            <text:p>0.292562</text:p>
          </table:table-cell>
          <table:table-cell table:formula="of:=[.$I42]/INDEX([$Parameters.$I$22:$Parameters.$I$120];  FLOOR([.$A42]/12; 1) + 1;0)" office:value-type="float" office:value="425.765564738723" calcext:value-type="float">
            <text:p>425.765564738723</text:p>
          </table:table-cell>
          <table:table-cell table:formula="of:=[.$J42]/ INDEX([$Parameters.$I$22:$Parameters.$I$120];  FLOOR([.$A42]/12; 1) + 1;0)" office:value-type="float" office:value="536.852587091789" calcext:value-type="float">
            <text:p>536.852587091789</text:p>
          </table:table-cell>
          <table:table-cell table:formula="of:=([.$M42]-[.$L42])*[$Parameters.$I$70]" office:value-type="float" office:value="1806.27498346085" calcext:value-type="float">
            <text:p>1806.27498346085</text:p>
          </table:table-cell>
          <table:table-cell table:number-columns-repeated="2"/>
        </table:table-row>
        <table:table-row table:style-name="ro1">
          <table:table-cell office:value-type="float" office:value="39" calcext:value-type="float">
            <text:p>39</text:p>
          </table:table-cell>
          <table:table-cell table:formula="of:=([.$B42]-[.$C42])*POWER(1+[$Parameters.$E$4];1/12)+[$Parameters.$B$4]" office:value-type="float" office:value="24102.1100704774" calcext:value-type="float">
            <text:p>24102.1100704774</text:p>
          </table:table-cell>
          <table:table-cell table:formula="of:=IF(MOD([.$A43];12)=1; ([.$B31]+[.$B34]+[.$B37]+[.$B40])/4*(1+[$Parameters.$C$4])*[$Parameters.$D$4]; 0)" office:value-type="float" office:value="0" calcext:value-type="float">
            <text:p>0</text:p>
          </table:table-cell>
          <table:table-cell table:formula="of:=([.$D42]-[.$E42])*POWER(1+[$Parameters.$E$4];1/12)+[$Parameters.$B$4]" office:value-type="float" office:value="42176.3437995114" calcext:value-type="float">
            <text:p>42176.3437995114</text:p>
          </table:table-cell>
          <table:table-cell office:value-type="float" office:value="0" calcext:value-type="float">
            <text:p>0</text:p>
          </table:table-cell>
          <table:table-cell table:formula="of:=[.$D43]-[.$B43]" office:value-type="float" office:value="18074.233729034" calcext:value-type="float">
            <text:p>18074.233729034</text:p>
          </table:table-cell>
          <table:table-cell table:formula="of:=[.$F43]/[.$B43]" office:value-type="float" office:value="0.749902546963016" calcext:value-type="float">
            <text:p>0.749902546963016</text:p>
          </table:table-cell>
          <table:table-cell table:formula="of:=[.$F43]/[.$A43]" office:value-type="float" office:value="463.44189048805" calcext:value-type="float">
            <text:p>463.44189048805</text:p>
          </table:table-cell>
          <table:table-cell table:formula="of:=[.$B43]" office:value-type="float" office:value="24102.1100704774" calcext:value-type="float">
            <text:p>24102.1100704774</text:p>
          </table:table-cell>
          <table:table-cell table:formula="of:=[.$D43]*(1-[.$K43])" office:value-type="float" office:value="29837.1483048387" calcext:value-type="float">
            <text:p>29837.1483048387</text:p>
          </table:table-cell>
          <table:table-cell table:formula="of:=SUM(INDIRECT( CELL(&quot;address&quot;;  INDEX([$Parameters.$H$22:$Parameters.$H$74];  FLOOR([.$A43]/12; 1) + 1;0))&amp;&quot;:&quot;&amp;CELL(&quot;address&quot;; [$Parameters.$H$70])))" office:value-type="float" office:value="0.292562" calcext:value-type="float">
            <text:p>0.292562</text:p>
          </table:table-cell>
          <table:table-cell table:formula="of:=[.$I43]/INDEX([$Parameters.$I$22:$Parameters.$I$120];  FLOOR([.$A43]/12; 1) + 1;0)" office:value-type="float" office:value="446.004997603209" calcext:value-type="float">
            <text:p>446.004997603209</text:p>
          </table:table-cell>
          <table:table-cell table:formula="of:=[.$J43]/ INDEX([$Parameters.$I$22:$Parameters.$I$120];  FLOOR([.$A43]/12; 1) + 1;0)" office:value-type="float" office:value="552.130797646905" calcext:value-type="float">
            <text:p>552.130797646905</text:p>
          </table:table-cell>
          <table:table-cell table:formula="of:=([.$M43]-[.$L43])*[$Parameters.$I$70]" office:value-type="float" office:value="1725.60550871049" calcext:value-type="float">
            <text:p>1725.60550871049</text:p>
          </table:table-cell>
          <table:table-cell table:number-columns-repeated="2"/>
        </table:table-row>
        <table:table-row table:style-name="ro1">
          <table:table-cell office:value-type="float" office:value="40" calcext:value-type="float">
            <text:p>40</text:p>
          </table:table-cell>
          <table:table-cell table:formula="of:=([.$B43]-[.$C43])*POWER(1+[$Parameters.$E$4];1/12)+[$Parameters.$B$4]" office:value-type="float" office:value="25200.3050503516" calcext:value-type="float">
            <text:p>25200.3050503516</text:p>
          </table:table-cell>
          <table:table-cell table:formula="of:=IF(MOD([.$A44];12)=1; ([.$B32]+[.$B35]+[.$B38]+[.$B41])/4*(1+[$Parameters.$C$4])*[$Parameters.$D$4]; 0)" office:value-type="float" office:value="0" calcext:value-type="float">
            <text:p>0</text:p>
          </table:table-cell>
          <table:table-cell table:formula="of:=([.$D43]-[.$E43])*POWER(1+[$Parameters.$E$4];1/12)+[$Parameters.$B$4]" office:value-type="float" office:value="43348.1754448923" calcext:value-type="float">
            <text:p>43348.1754448923</text:p>
          </table:table-cell>
          <table:table-cell office:value-type="float" office:value="0" calcext:value-type="float">
            <text:p>0</text:p>
          </table:table-cell>
          <table:table-cell table:formula="of:=[.$D44]-[.$B44]" office:value-type="float" office:value="18147.8703945406" calcext:value-type="float">
            <text:p>18147.8703945406</text:p>
          </table:table-cell>
          <table:table-cell table:formula="of:=[.$F44]/[.$B44]" office:value-type="float" office:value="0.720144869606941" calcext:value-type="float">
            <text:p>0.720144869606941</text:p>
          </table:table-cell>
          <table:table-cell table:formula="of:=[.$F44]/[.$A44]" office:value-type="float" office:value="453.696759863516" calcext:value-type="float">
            <text:p>453.696759863516</text:p>
          </table:table-cell>
          <table:table-cell table:formula="of:=[.$B44]" office:value-type="float" office:value="25200.3050503516" calcext:value-type="float">
            <text:p>25200.3050503516</text:p>
          </table:table-cell>
          <table:table-cell table:formula="of:=[.$D44]*(1-[.$K44])" office:value-type="float" office:value="30666.1465403837" calcext:value-type="float">
            <text:p>30666.1465403837</text:p>
          </table:table-cell>
          <table:table-cell table:formula="of:=SUM(INDIRECT( CELL(&quot;address&quot;;  INDEX([$Parameters.$H$22:$Parameters.$H$74];  FLOOR([.$A44]/12; 1) + 1;0))&amp;&quot;:&quot;&amp;CELL(&quot;address&quot;; [$Parameters.$H$70])))" office:value-type="float" office:value="0.292562" calcext:value-type="float">
            <text:p>0.292562</text:p>
          </table:table-cell>
          <table:table-cell table:formula="of:=[.$I44]/INDEX([$Parameters.$I$22:$Parameters.$I$120];  FLOOR([.$A44]/12; 1) + 1;0)" office:value-type="float" office:value="466.326888422495" calcext:value-type="float">
            <text:p>466.326888422495</text:p>
          </table:table-cell>
          <table:table-cell table:formula="of:=[.$J44]/ INDEX([$Parameters.$I$22:$Parameters.$I$120];  FLOOR([.$A44]/12; 1) + 1;0)" office:value-type="float" office:value="567.471253523014" calcext:value-type="float">
            <text:p>567.471253523014</text:p>
          </table:table-cell>
          <table:table-cell table:formula="of:=([.$M44]-[.$L44])*[$Parameters.$I$70]" office:value-type="float" office:value="1644.60737653444" calcext:value-type="float">
            <text:p>1644.60737653444</text:p>
          </table:table-cell>
          <table:table-cell table:number-columns-repeated="2"/>
        </table:table-row>
        <table:table-row table:style-name="ro1">
          <table:table-cell office:value-type="float" office:value="41" calcext:value-type="float">
            <text:p>41</text:p>
          </table:table-cell>
          <table:table-cell table:formula="of:=([.$B44]-[.$C44])*POWER(1+[$Parameters.$E$4];1/12)+[$Parameters.$B$4]" office:value-type="float" office:value="26302.9742125125" calcext:value-type="float">
            <text:p>26302.9742125125</text:p>
          </table:table-cell>
          <table:table-cell table:formula="of:=IF(MOD([.$A45];12)=1; ([.$B33]+[.$B36]+[.$B39]+[.$B42])/4*(1+[$Parameters.$C$4])*[$Parameters.$D$4]; 0)" office:value-type="float" office:value="0" calcext:value-type="float">
            <text:p>0</text:p>
          </table:table-cell>
          <table:table-cell table:formula="of:=([.$D44]-[.$E44])*POWER(1+[$Parameters.$E$4];1/12)+[$Parameters.$B$4]" office:value-type="float" office:value="44524.7812774501" calcext:value-type="float">
            <text:p>44524.7812774501</text:p>
          </table:table-cell>
          <table:table-cell office:value-type="float" office:value="0" calcext:value-type="float">
            <text:p>0</text:p>
          </table:table-cell>
          <table:table-cell table:formula="of:=[.$D45]-[.$B45]" office:value-type="float" office:value="18221.8070649376" calcext:value-type="float">
            <text:p>18221.8070649376</text:p>
          </table:table-cell>
          <table:table-cell table:formula="of:=[.$F45]/[.$B45]" office:value-type="float" office:value="0.69276603161742" calcext:value-type="float">
            <text:p>0.69276603161742</text:p>
          </table:table-cell>
          <table:table-cell table:formula="of:=[.$F45]/[.$A45]" office:value-type="float" office:value="444.434318657015" calcext:value-type="float">
            <text:p>444.434318657015</text:p>
          </table:table-cell>
          <table:table-cell table:formula="of:=[.$B45]" office:value-type="float" office:value="26302.9742125125" calcext:value-type="float">
            <text:p>26302.9742125125</text:p>
          </table:table-cell>
          <table:table-cell table:formula="of:=[.$D45]*(1-[.$K45])" office:value-type="float" office:value="31498.5222173567" calcext:value-type="float">
            <text:p>31498.5222173567</text:p>
          </table:table-cell>
          <table:table-cell table:formula="of:=SUM(INDIRECT( CELL(&quot;address&quot;;  INDEX([$Parameters.$H$22:$Parameters.$H$74];  FLOOR([.$A45]/12; 1) + 1;0))&amp;&quot;:&quot;&amp;CELL(&quot;address&quot;; [$Parameters.$H$70])))" office:value-type="float" office:value="0.292562" calcext:value-type="float">
            <text:p>0.292562</text:p>
          </table:table-cell>
          <table:table-cell table:formula="of:=[.$I45]/INDEX([$Parameters.$I$22:$Parameters.$I$120];  FLOOR([.$A45]/12; 1) + 1;0)" office:value-type="float" office:value="486.731573140497" calcext:value-type="float">
            <text:p>486.731573140497</text:p>
          </table:table-cell>
          <table:table-cell table:formula="of:=[.$J45]/ INDEX([$Parameters.$I$22:$Parameters.$I$120];  FLOOR([.$A45]/12; 1) + 1;0)" office:value-type="float" office:value="582.874208315261" calcext:value-type="float">
            <text:p>582.874208315261</text:p>
          </table:table-cell>
          <table:table-cell table:formula="of:=([.$M45]-[.$L45])*[$Parameters.$I$70]" office:value-type="float" office:value="1563.27924794166" calcext:value-type="float">
            <text:p>1563.27924794166</text:p>
          </table:table-cell>
          <table:table-cell table:number-columns-repeated="2"/>
        </table:table-row>
        <table:table-row table:style-name="ro1">
          <table:table-cell office:value-type="float" office:value="42" calcext:value-type="float">
            <text:p>42</text:p>
          </table:table-cell>
          <table:table-cell table:formula="of:=([.$B45]-[.$C45])*POWER(1+[$Parameters.$E$4];1/12)+[$Parameters.$B$4]" office:value-type="float" office:value="27410.1357853324" calcext:value-type="float">
            <text:p>27410.1357853324</text:p>
          </table:table-cell>
          <table:table-cell table:formula="of:=IF(MOD([.$A46];12)=1; ([.$B34]+[.$B37]+[.$B40]+[.$B43])/4*(1+[$Parameters.$C$4])*[$Parameters.$D$4]; 0)" office:value-type="float" office:value="0" calcext:value-type="float">
            <text:p>0</text:p>
          </table:table-cell>
          <table:table-cell table:formula="of:=([.$D45]-[.$E45])*POWER(1+[$Parameters.$E$4];1/12)+[$Parameters.$B$4]" office:value-type="float" office:value="45706.1807478143" calcext:value-type="float">
            <text:p>45706.1807478143</text:p>
          </table:table-cell>
          <table:table-cell office:value-type="float" office:value="0" calcext:value-type="float">
            <text:p>0</text:p>
          </table:table-cell>
          <table:table-cell table:formula="of:=[.$D46]-[.$B46]" office:value-type="float" office:value="18296.0449624819" calcext:value-type="float">
            <text:p>18296.0449624819</text:p>
          </table:table-cell>
          <table:table-cell table:formula="of:=[.$F46]/[.$B46]" office:value-type="float" office:value="0.667491949174234" calcext:value-type="float">
            <text:p>0.667491949174234</text:p>
          </table:table-cell>
          <table:table-cell table:formula="of:=[.$F46]/[.$A46]" office:value-type="float" office:value="435.620118154331" calcext:value-type="float">
            <text:p>435.620118154331</text:p>
          </table:table-cell>
          <table:table-cell table:formula="of:=[.$B46]" office:value-type="float" office:value="27410.1357853324" calcext:value-type="float">
            <text:p>27410.1357853324</text:p>
          </table:table-cell>
          <table:table-cell table:formula="of:=[.$D46]*(1-[.$K46])" office:value-type="float" office:value="32334.2890958722" calcext:value-type="float">
            <text:p>32334.2890958722</text:p>
          </table:table-cell>
          <table:table-cell table:formula="of:=SUM(INDIRECT( CELL(&quot;address&quot;;  INDEX([$Parameters.$H$22:$Parameters.$H$74];  FLOOR([.$A46]/12; 1) + 1;0))&amp;&quot;:&quot;&amp;CELL(&quot;address&quot;; [$Parameters.$H$70])))" office:value-type="float" office:value="0.292562" calcext:value-type="float">
            <text:p>0.292562</text:p>
          </table:table-cell>
          <table:table-cell table:formula="of:=[.$I46]/INDEX([$Parameters.$I$22:$Parameters.$I$120];  FLOOR([.$A46]/12; 1) + 1;0)" office:value-type="float" office:value="507.219389069807" calcext:value-type="float">
            <text:p>507.219389069807</text:p>
          </table:table-cell>
          <table:table-cell table:formula="of:=[.$J46]/ INDEX([$Parameters.$I$22:$Parameters.$I$120];  FLOOR([.$A46]/12; 1) + 1;0)" office:value-type="float" office:value="598.339916651966" calcext:value-type="float">
            <text:p>598.339916651966</text:p>
          </table:table-cell>
          <table:table-cell table:formula="of:=([.$M46]-[.$L46])*[$Parameters.$I$70]" office:value-type="float" office:value="1481.61977848591" calcext:value-type="float">
            <text:p>1481.61977848591</text:p>
          </table:table-cell>
          <table:table-cell table:number-columns-repeated="2"/>
        </table:table-row>
        <table:table-row table:style-name="ro1">
          <table:table-cell office:value-type="float" office:value="43" calcext:value-type="float">
            <text:p>43</text:p>
          </table:table-cell>
          <table:table-cell table:formula="of:=([.$B46]-[.$C46])*POWER(1+[$Parameters.$E$4];1/12)+[$Parameters.$B$4]" office:value-type="float" office:value="28521.8080714484" calcext:value-type="float">
            <text:p>28521.8080714484</text:p>
          </table:table-cell>
          <table:table-cell table:formula="of:=IF(MOD([.$A47];12)=1; ([.$B35]+[.$B38]+[.$B41]+[.$B44])/4*(1+[$Parameters.$C$4])*[$Parameters.$D$4]; 0)" office:value-type="float" office:value="0" calcext:value-type="float">
            <text:p>0</text:p>
          </table:table-cell>
          <table:table-cell table:formula="of:=([.$D46]-[.$E46])*POWER(1+[$Parameters.$E$4];1/12)+[$Parameters.$B$4]" office:value-type="float" office:value="46892.3933858587" calcext:value-type="float">
            <text:p>46892.3933858587</text:p>
          </table:table-cell>
          <table:table-cell office:value-type="float" office:value="0" calcext:value-type="float">
            <text:p>0</text:p>
          </table:table-cell>
          <table:table-cell table:formula="of:=[.$D47]-[.$B47]" office:value-type="float" office:value="18370.5853144103" calcext:value-type="float">
            <text:p>18370.5853144103</text:p>
          </table:table-cell>
          <table:table-cell table:formula="of:=[.$F47]/[.$B47]" office:value-type="float" office:value="0.644089086792503" calcext:value-type="float">
            <text:p>0.644089086792503</text:p>
          </table:table-cell>
          <table:table-cell table:formula="of:=[.$F47]/[.$A47]" office:value-type="float" office:value="427.222914288611" calcext:value-type="float">
            <text:p>427.222914288611</text:p>
          </table:table-cell>
          <table:table-cell table:formula="of:=[.$B47]" office:value-type="float" office:value="28521.8080714484" calcext:value-type="float">
            <text:p>28521.8080714484</text:p>
          </table:table-cell>
          <table:table-cell table:formula="of:=[.$D47]*(1-[.$K47])" office:value-type="float" office:value="33173.4609921051" calcext:value-type="float">
            <text:p>33173.4609921051</text:p>
          </table:table-cell>
          <table:table-cell table:formula="of:=SUM(INDIRECT( CELL(&quot;address&quot;;  INDEX([$Parameters.$H$22:$Parameters.$H$74];  FLOOR([.$A47]/12; 1) + 1;0))&amp;&quot;:&quot;&amp;CELL(&quot;address&quot;; [$Parameters.$H$70])))" office:value-type="float" office:value="0.292562" calcext:value-type="float">
            <text:p>0.292562</text:p>
          </table:table-cell>
          <table:table-cell table:formula="of:=[.$I47]/INDEX([$Parameters.$I$22:$Parameters.$I$120];  FLOOR([.$A47]/12; 1) + 1;0)" office:value-type="float" office:value="527.790674897269" calcext:value-type="float">
            <text:p>527.790674897269</text:p>
          </table:table-cell>
          <table:table-cell table:formula="of:=[.$J47]/ INDEX([$Parameters.$I$22:$Parameters.$I$120];  FLOOR([.$A47]/12; 1) + 1;0)" office:value-type="float" office:value="613.868634198836" calcext:value-type="float">
            <text:p>613.868634198836</text:p>
          </table:table-cell>
          <table:table-cell table:formula="of:=([.$M47]-[.$L47])*[$Parameters.$I$70]" office:value-type="float" office:value="1399.62761824348" calcext:value-type="float">
            <text:p>1399.62761824348</text:p>
          </table:table-cell>
          <table:table-cell table:number-columns-repeated="2"/>
        </table:table-row>
        <table:table-row table:style-name="ro1">
          <table:table-cell office:value-type="float" office:value="44" calcext:value-type="float">
            <text:p>44</text:p>
          </table:table-cell>
          <table:table-cell table:formula="of:=([.$B47]-[.$C47])*POWER(1+[$Parameters.$E$4];1/12)+[$Parameters.$B$4]" office:value-type="float" office:value="29638.009448065" calcext:value-type="float">
            <text:p>29638.009448065</text:p>
          </table:table-cell>
          <table:table-cell table:formula="of:=IF(MOD([.$A48];12)=1; ([.$B36]+[.$B39]+[.$B42]+[.$B45])/4*(1+[$Parameters.$C$4])*[$Parameters.$D$4]; 0)" office:value-type="float" office:value="0" calcext:value-type="float">
            <text:p>0</text:p>
          </table:table-cell>
          <table:table-cell table:formula="of:=([.$D47]-[.$E47])*POWER(1+[$Parameters.$E$4];1/12)+[$Parameters.$B$4]" office:value-type="float" office:value="48083.4388010242" calcext:value-type="float">
            <text:p>48083.4388010242</text:p>
          </table:table-cell>
          <table:table-cell office:value-type="float" office:value="0" calcext:value-type="float">
            <text:p>0</text:p>
          </table:table-cell>
          <table:table-cell table:formula="of:=[.$D48]-[.$B48]" office:value-type="float" office:value="18445.4293529592" calcext:value-type="float">
            <text:p>18445.4293529592</text:p>
          </table:table-cell>
          <table:table-cell table:formula="of:=[.$F48]/[.$B48]" office:value-type="float" office:value="0.622357226293534" calcext:value-type="float">
            <text:p>0.622357226293534</text:p>
          </table:table-cell>
          <table:table-cell table:formula="of:=[.$F48]/[.$A48]" office:value-type="float" office:value="419.214303476347" calcext:value-type="float">
            <text:p>419.214303476347</text:p>
          </table:table-cell>
          <table:table-cell table:formula="of:=[.$B48]" office:value-type="float" office:value="29638.009448065" calcext:value-type="float">
            <text:p>29638.009448065</text:p>
          </table:table-cell>
          <table:table-cell table:formula="of:=[.$D48]*(1-[.$K48])" office:value-type="float" office:value="34016.051778519" calcext:value-type="float">
            <text:p>34016.051778519</text:p>
          </table:table-cell>
          <table:table-cell table:formula="of:=SUM(INDIRECT( CELL(&quot;address&quot;;  INDEX([$Parameters.$H$22:$Parameters.$H$74];  FLOOR([.$A48]/12; 1) + 1;0))&amp;&quot;:&quot;&amp;CELL(&quot;address&quot;; [$Parameters.$H$70])))" office:value-type="float" office:value="0.292562" calcext:value-type="float">
            <text:p>0.292562</text:p>
          </table:table-cell>
          <table:table-cell table:formula="of:=[.$I48]/INDEX([$Parameters.$I$22:$Parameters.$I$120];  FLOOR([.$A48]/12; 1) + 1;0)" office:value-type="float" office:value="548.445770689581" calcext:value-type="float">
            <text:p>548.445770689581</text:p>
          </table:table-cell>
          <table:table-cell table:formula="of:=[.$J48]/ INDEX([$Parameters.$I$22:$Parameters.$I$120];  FLOOR([.$A48]/12; 1) + 1;0)" office:value-type="float" office:value="629.460617663193" calcext:value-type="float">
            <text:p>629.460617663193</text:p>
          </table:table-cell>
          <table:table-cell table:formula="of:=([.$M48]-[.$L48])*[$Parameters.$I$70]" office:value-type="float" office:value="1317.30141179093" calcext:value-type="float">
            <text:p>1317.30141179093</text:p>
          </table:table-cell>
          <table:table-cell table:number-columns-repeated="2"/>
        </table:table-row>
        <table:table-row table:style-name="ro1">
          <table:table-cell office:value-type="float" office:value="45" calcext:value-type="float">
            <text:p>45</text:p>
          </table:table-cell>
          <table:table-cell table:formula="of:=([.$B48]-[.$C48])*POWER(1+[$Parameters.$E$4];1/12)+[$Parameters.$B$4]" office:value-type="float" office:value="30758.7583672573" calcext:value-type="float">
            <text:p>30758.7583672573</text:p>
          </table:table-cell>
          <table:table-cell table:formula="of:=IF(MOD([.$A49];12)=1; ([.$B37]+[.$B40]+[.$B43]+[.$B46])/4*(1+[$Parameters.$C$4])*[$Parameters.$D$4]; 0)" office:value-type="float" office:value="0" calcext:value-type="float">
            <text:p>0</text:p>
          </table:table-cell>
          <table:table-cell table:formula="of:=([.$D48]-[.$E48])*POWER(1+[$Parameters.$E$4];1/12)+[$Parameters.$B$4]" office:value-type="float" office:value="49279.3366826431" calcext:value-type="float">
            <text:p>49279.3366826431</text:p>
          </table:table-cell>
          <table:table-cell office:value-type="float" office:value="0" calcext:value-type="float">
            <text:p>0</text:p>
          </table:table-cell>
          <table:table-cell table:formula="of:=[.$D49]-[.$B49]" office:value-type="float" office:value="18520.5783153857" calcext:value-type="float">
            <text:p>18520.5783153857</text:p>
          </table:table-cell>
          <table:table-cell table:formula="of:=[.$F49]/[.$B49]" office:value-type="float" office:value="0.6021237299065" calcext:value-type="float">
            <text:p>0.6021237299065</text:p>
          </table:table-cell>
          <table:table-cell table:formula="of:=[.$F49]/[.$A49]" office:value-type="float" office:value="411.568407008572" calcext:value-type="float">
            <text:p>411.568407008572</text:p>
          </table:table-cell>
          <table:table-cell table:formula="of:=[.$B49]" office:value-type="float" office:value="30758.7583672573" calcext:value-type="float">
            <text:p>30758.7583672573</text:p>
          </table:table-cell>
          <table:table-cell table:formula="of:=[.$D49]*(1-[.$K49])" office:value-type="float" office:value="34862.0753840956" calcext:value-type="float">
            <text:p>34862.0753840956</text:p>
          </table:table-cell>
          <table:table-cell table:formula="of:=SUM(INDIRECT( CELL(&quot;address&quot;;  INDEX([$Parameters.$H$22:$Parameters.$H$74];  FLOOR([.$A49]/12; 1) + 1;0))&amp;&quot;:&quot;&amp;CELL(&quot;address&quot;; [$Parameters.$H$70])))" office:value-type="float" office:value="0.292562" calcext:value-type="float">
            <text:p>0.292562</text:p>
          </table:table-cell>
          <table:table-cell table:formula="of:=[.$I49]/INDEX([$Parameters.$I$22:$Parameters.$I$120];  FLOOR([.$A49]/12; 1) + 1;0)" office:value-type="float" office:value="569.185017898914" calcext:value-type="float">
            <text:p>569.185017898914</text:p>
          </table:table-cell>
          <table:table-cell table:formula="of:=[.$J49]/ INDEX([$Parameters.$I$22:$Parameters.$I$120];  FLOOR([.$A49]/12; 1) + 1;0)" office:value-type="float" office:value="645.116124798217" calcext:value-type="float">
            <text:p>645.116124798217</text:p>
          </table:table-cell>
          <table:table-cell table:formula="of:=([.$M49]-[.$L49])*[$Parameters.$I$70]" office:value-type="float" office:value="1234.63979818266" calcext:value-type="float">
            <text:p>1234.63979818266</text:p>
          </table:table-cell>
          <table:table-cell table:number-columns-repeated="2"/>
        </table:table-row>
        <table:table-row table:style-name="ro1">
          <table:table-cell office:value-type="float" office:value="46" calcext:value-type="float">
            <text:p>46</text:p>
          </table:table-cell>
          <table:table-cell table:formula="of:=([.$B49]-[.$C49])*POWER(1+[$Parameters.$E$4];1/12)+[$Parameters.$B$4]" office:value-type="float" office:value="31884.0733562768" calcext:value-type="float">
            <text:p>31884.0733562768</text:p>
          </table:table-cell>
          <table:table-cell table:formula="of:=IF(MOD([.$A50];12)=1; ([.$B38]+[.$B41]+[.$B44]+[.$B47])/4*(1+[$Parameters.$C$4])*[$Parameters.$D$4]; 0)" office:value-type="float" office:value="0" calcext:value-type="float">
            <text:p>0</text:p>
          </table:table-cell>
          <table:table-cell table:formula="of:=([.$D49]-[.$E49])*POWER(1+[$Parameters.$E$4];1/12)+[$Parameters.$B$4]" office:value-type="float" office:value="50480.1068002642" calcext:value-type="float">
            <text:p>50480.1068002642</text:p>
          </table:table-cell>
          <table:table-cell office:value-type="float" office:value="0" calcext:value-type="float">
            <text:p>0</text:p>
          </table:table-cell>
          <table:table-cell table:formula="of:=[.$D50]-[.$B50]" office:value-type="float" office:value="18596.0334439874" calcext:value-type="float">
            <text:p>18596.0334439874</text:p>
          </table:table-cell>
          <table:table-cell table:formula="of:=[.$F50]/[.$B50]" office:value-type="float" office:value="0.583238949308416" calcext:value-type="float">
            <text:p>0.583238949308416</text:p>
          </table:table-cell>
          <table:table-cell table:formula="of:=[.$F50]/[.$A50]" office:value-type="float" office:value="404.261596608421" calcext:value-type="float">
            <text:p>404.261596608421</text:p>
          </table:table-cell>
          <table:table-cell table:formula="of:=[.$B50]" office:value-type="float" office:value="31884.0733562768" calcext:value-type="float">
            <text:p>31884.0733562768</text:p>
          </table:table-cell>
          <table:table-cell table:formula="of:=[.$D50]*(1-[.$K50])" office:value-type="float" office:value="35711.5457945653" calcext:value-type="float">
            <text:p>35711.5457945653</text:p>
          </table:table-cell>
          <table:table-cell table:formula="of:=SUM(INDIRECT( CELL(&quot;address&quot;;  INDEX([$Parameters.$H$22:$Parameters.$H$74];  FLOOR([.$A50]/12; 1) + 1;0))&amp;&quot;:&quot;&amp;CELL(&quot;address&quot;; [$Parameters.$H$70])))" office:value-type="float" office:value="0.292562" calcext:value-type="float">
            <text:p>0.292562</text:p>
          </table:table-cell>
          <table:table-cell table:formula="of:=[.$I50]/INDEX([$Parameters.$I$22:$Parameters.$I$120];  FLOOR([.$A50]/12; 1) + 1;0)" office:value-type="float" office:value="590.008759368557" calcext:value-type="float">
            <text:p>590.008759368557</text:p>
          </table:table-cell>
          <table:table-cell table:formula="of:=[.$J50]/ INDEX([$Parameters.$I$22:$Parameters.$I$120];  FLOOR([.$A50]/12; 1) + 1;0)" office:value-type="float" office:value="660.835414407204" calcext:value-type="float">
            <text:p>660.835414407204</text:p>
          </table:table-cell>
          <table:table-cell table:formula="of:=([.$M50]-[.$L50])*[$Parameters.$I$70]" office:value-type="float" office:value="1151.6414109284" calcext:value-type="float">
            <text:p>1151.6414109284</text:p>
          </table:table-cell>
          <table:table-cell table:number-columns-repeated="2"/>
        </table:table-row>
        <table:table-row table:style-name="ro1">
          <table:table-cell office:value-type="float" office:value="47" calcext:value-type="float">
            <text:p>47</text:p>
          </table:table-cell>
          <table:table-cell table:formula="of:=([.$B50]-[.$C50])*POWER(1+[$Parameters.$E$4];1/12)+[$Parameters.$B$4]" office:value-type="float" office:value="33013.9730178572" calcext:value-type="float">
            <text:p>33013.9730178572</text:p>
          </table:table-cell>
          <table:table-cell table:formula="of:=IF(MOD([.$A51];12)=1; ([.$B39]+[.$B42]+[.$B45]+[.$B48])/4*(1+[$Parameters.$C$4])*[$Parameters.$D$4]; 0)" office:value-type="float" office:value="0" calcext:value-type="float">
            <text:p>0</text:p>
          </table:table-cell>
          <table:table-cell table:formula="of:=([.$D50]-[.$E50])*POWER(1+[$Parameters.$E$4];1/12)+[$Parameters.$B$4]" office:value-type="float" office:value="51685.7690039803" calcext:value-type="float">
            <text:p>51685.7690039803</text:p>
          </table:table-cell>
          <table:table-cell office:value-type="float" office:value="0" calcext:value-type="float">
            <text:p>0</text:p>
          </table:table-cell>
          <table:table-cell table:formula="of:=[.$D51]-[.$B51]" office:value-type="float" office:value="18671.795986123" calcext:value-type="float">
            <text:p>18671.795986123</text:p>
          </table:table-cell>
          <table:table-cell table:formula="of:=[.$F51]/[.$B51]" office:value-type="float" office:value="0.565572522156709" calcext:value-type="float">
            <text:p>0.565572522156709</text:p>
          </table:table-cell>
          <table:table-cell table:formula="of:=[.$F51]/[.$A51]" office:value-type="float" office:value="397.272255023895" calcext:value-type="float">
            <text:p>397.272255023895</text:p>
          </table:table-cell>
          <table:table-cell table:formula="of:=[.$B51]" office:value-type="float" office:value="33013.9730178572" calcext:value-type="float">
            <text:p>33013.9730178572</text:p>
          </table:table-cell>
          <table:table-cell table:formula="of:=[.$D51]*(1-[.$K51])" office:value-type="float" office:value="36564.4770526378" calcext:value-type="float">
            <text:p>36564.4770526378</text:p>
          </table:table-cell>
          <table:table-cell table:formula="of:=SUM(INDIRECT( CELL(&quot;address&quot;;  INDEX([$Parameters.$H$22:$Parameters.$H$74];  FLOOR([.$A51]/12; 1) + 1;0))&amp;&quot;:&quot;&amp;CELL(&quot;address&quot;; [$Parameters.$H$70])))" office:value-type="float" office:value="0.292562" calcext:value-type="float">
            <text:p>0.292562</text:p>
          </table:table-cell>
          <table:table-cell table:formula="of:=[.$I51]/INDEX([$Parameters.$I$22:$Parameters.$I$120];  FLOOR([.$A51]/12; 1) + 1;0)" office:value-type="float" office:value="610.917339338587" calcext:value-type="float">
            <text:p>610.917339338587</text:p>
          </table:table-cell>
          <table:table-cell table:formula="of:=[.$J51]/ INDEX([$Parameters.$I$22:$Parameters.$I$120];  FLOOR([.$A51]/12; 1) + 1;0)" office:value-type="float" office:value="676.61874634785" calcext:value-type="float">
            <text:p>676.61874634785</text:p>
          </table:table-cell>
          <table:table-cell table:formula="of:=([.$M51]-[.$L51])*[$Parameters.$I$70]" office:value-type="float" office:value="1068.30487797062" calcext:value-type="float">
            <text:p>1068.30487797062</text:p>
          </table:table-cell>
          <table:table-cell table:number-columns-repeated="2"/>
        </table:table-row>
        <table:table-row table:style-name="ro1">
          <table:table-cell office:value-type="float" office:value="48" calcext:value-type="float">
            <text:p>48</text:p>
          </table:table-cell>
          <table:table-cell table:formula="of:=([.$B51]-[.$C51])*POWER(1+[$Parameters.$E$4];1/12)+[$Parameters.$B$4]" office:value-type="float" office:value="34148.476030522" calcext:value-type="float">
            <text:p>34148.476030522</text:p>
          </table:table-cell>
          <table:table-cell table:formula="of:=IF(MOD([.$A52];12)=1; ([.$B40]+[.$B43]+[.$B46]+[.$B49])/4*(1+[$Parameters.$C$4])*[$Parameters.$D$4]; 0)" office:value-type="float" office:value="0" calcext:value-type="float">
            <text:p>0</text:p>
          </table:table-cell>
          <table:table-cell table:formula="of:=([.$D51]-[.$E51])*POWER(1+[$Parameters.$E$4];1/12)+[$Parameters.$B$4]" office:value-type="float" office:value="52896.3432247556" calcext:value-type="float">
            <text:p>52896.3432247556</text:p>
          </table:table-cell>
          <table:table-cell office:value-type="float" office:value="0" calcext:value-type="float">
            <text:p>0</text:p>
          </table:table-cell>
          <table:table-cell table:formula="of:=[.$D52]-[.$B52]" office:value-type="float" office:value="18747.8671942335" calcext:value-type="float">
            <text:p>18747.8671942335</text:p>
          </table:table-cell>
          <table:table-cell table:formula="of:=[.$F52]/[.$B52]" office:value-type="float" office:value="0.54901036220406" calcext:value-type="float">
            <text:p>0.54901036220406</text:p>
          </table:table-cell>
          <table:table-cell table:formula="of:=[.$F52]/[.$A52]" office:value-type="float" office:value="390.580566546532" calcext:value-type="float">
            <text:p>390.580566546532</text:p>
          </table:table-cell>
          <table:table-cell table:formula="of:=[.$B52]" office:value-type="float" office:value="34148.476030522" calcext:value-type="float">
            <text:p>34148.476030522</text:p>
          </table:table-cell>
          <table:table-cell table:formula="of:=[.$D52]*(1-[.$K52])" office:value-type="float" office:value="37501.4972853091" calcext:value-type="float">
            <text:p>37501.4972853091</text:p>
          </table:table-cell>
          <table:table-cell table:formula="of:=SUM(INDIRECT( CELL(&quot;address&quot;;  INDEX([$Parameters.$H$22:$Parameters.$H$74];  FLOOR([.$A52]/12; 1) + 1;0))&amp;&quot;:&quot;&amp;CELL(&quot;address&quot;; [$Parameters.$H$70])))" office:value-type="float" office:value="0.291038" calcext:value-type="float">
            <text:p>0.291038</text:p>
          </table:table-cell>
          <table:table-cell table:formula="of:=[.$I52]/INDEX([$Parameters.$I$22:$Parameters.$I$120];  FLOOR([.$A52]/12; 1) + 1;0)" office:value-type="float" office:value="642.855346960128" calcext:value-type="float">
            <text:p>642.855346960128</text:p>
          </table:table-cell>
          <table:table-cell table:formula="of:=[.$J52]/ INDEX([$Parameters.$I$22:$Parameters.$I$120];  FLOOR([.$A52]/12; 1) + 1;0)" office:value-type="float" office:value="705.976982027657" calcext:value-type="float">
            <text:p>705.976982027657</text:p>
          </table:table-cell>
          <table:table-cell table:formula="of:=([.$M52]-[.$L52])*[$Parameters.$I$70]" office:value-type="float" office:value="1026.35778619802" calcext:value-type="float">
            <text:p>1026.35778619802</text:p>
          </table:table-cell>
          <table:table-cell table:number-columns-repeated="2"/>
        </table:table-row>
        <table:table-row table:style-name="ro1">
          <table:table-cell office:value-type="float" office:value="49" calcext:value-type="float">
            <text:p>49</text:p>
          </table:table-cell>
          <table:table-cell table:formula="of:=([.$B52]-[.$C52])*POWER(1+[$Parameters.$E$4];1/12)+[$Parameters.$B$4]" office:value-type="float" office:value="35287.6011488933" calcext:value-type="float">
            <text:p>35287.6011488933</text:p>
          </table:table-cell>
          <table:table-cell table:formula="of:=IF(MOD([.$A53];12)=1; ([.$B41]+[.$B44]+[.$B47]+[.$B50])/4*(1+[$Parameters.$C$4])*[$Parameters.$D$4]; 0)" office:value-type="float" office:value="10914.6937525337" calcext:value-type="float">
            <text:p>10914.6937525337</text:p>
          </table:table-cell>
          <table:table-cell table:formula="of:=([.$D52]-[.$E52])*POWER(1+[$Parameters.$E$4];1/12)+[$Parameters.$B$4]" office:value-type="float" office:value="54111.8494747556" calcext:value-type="float">
            <text:p>54111.8494747556</text:p>
          </table:table-cell>
          <table:table-cell office:value-type="float" office:value="0" calcext:value-type="float">
            <text:p>0</text:p>
          </table:table-cell>
          <table:table-cell table:formula="of:=[.$D53]-[.$B53]" office:value-type="float" office:value="18824.2483258623" calcext:value-type="float">
            <text:p>18824.2483258623</text:p>
          </table:table-cell>
          <table:table-cell table:formula="of:=[.$F53]/[.$B53]" office:value-type="float" office:value="0.533452196040042" calcext:value-type="float">
            <text:p>0.533452196040042</text:p>
          </table:table-cell>
          <table:table-cell table:formula="of:=[.$F53]/[.$A53]" office:value-type="float" office:value="384.168333180862" calcext:value-type="float">
            <text:p>384.168333180862</text:p>
          </table:table-cell>
          <table:table-cell table:formula="of:=[.$B53]" office:value-type="float" office:value="35287.6011488933" calcext:value-type="float">
            <text:p>35287.6011488933</text:p>
          </table:table-cell>
          <table:table-cell table:formula="of:=[.$D53]*(1-[.$K53])" office:value-type="float" office:value="38363.2450273216" calcext:value-type="float">
            <text:p>38363.2450273216</text:p>
          </table:table-cell>
          <table:table-cell table:formula="of:=SUM(INDIRECT( CELL(&quot;address&quot;;  INDEX([$Parameters.$H$22:$Parameters.$H$74];  FLOOR([.$A53]/12; 1) + 1;0))&amp;&quot;:&quot;&amp;CELL(&quot;address&quot;; [$Parameters.$H$70])))" office:value-type="float" office:value="0.291038" calcext:value-type="float">
            <text:p>0.291038</text:p>
          </table:table-cell>
          <table:table-cell table:formula="of:=[.$I53]/INDEX([$Parameters.$I$22:$Parameters.$I$120];  FLOOR([.$A53]/12; 1) + 1;0)" office:value-type="float" office:value="664.299720423443" calcext:value-type="float">
            <text:p>664.299720423443</text:p>
          </table:table-cell>
          <table:table-cell table:formula="of:=[.$J53]/ INDEX([$Parameters.$I$22:$Parameters.$I$120];  FLOOR([.$A53]/12; 1) + 1;0)" office:value-type="float" office:value="722.199642833616" calcext:value-type="float">
            <text:p>722.199642833616</text:p>
          </table:table-cell>
          <table:table-cell table:formula="of:=([.$M53]-[.$L53])*[$Parameters.$I$70]" office:value-type="float" office:value="941.4527383894" calcext:value-type="float">
            <text:p>941.4527383894</text:p>
          </table:table-cell>
          <table:table-cell table:number-columns-repeated="2"/>
        </table:table-row>
        <table:table-row table:style-name="ro1">
          <table:table-cell office:value-type="float" office:value="50" calcext:value-type="float">
            <text:p>50</text:p>
          </table:table-cell>
          <table:table-cell table:formula="of:=([.$B53]-[.$C53])*POWER(1+[$Parameters.$E$4];1/12)+[$Parameters.$B$4]" office:value-type="float" office:value="25472.2056380598" calcext:value-type="float">
            <text:p>25472.2056380598</text:p>
          </table:table-cell>
          <table:table-cell table:formula="of:=IF(MOD([.$A54];12)=1; ([.$B42]+[.$B45]+[.$B48]+[.$B51])/4*(1+[$Parameters.$C$4])*[$Parameters.$D$4]; 0)" office:value-type="float" office:value="0" calcext:value-type="float">
            <text:p>0</text:p>
          </table:table-cell>
          <table:table-cell table:formula="of:=([.$D53]-[.$E53])*POWER(1+[$Parameters.$E$4];1/12)+[$Parameters.$B$4]" office:value-type="float" office:value="55332.3078476779" calcext:value-type="float">
            <text:p>55332.3078476779</text:p>
          </table:table-cell>
          <table:table-cell office:value-type="float" office:value="0" calcext:value-type="float">
            <text:p>0</text:p>
          </table:table-cell>
          <table:table-cell table:formula="of:=[.$D54]-[.$B54]" office:value-type="float" office:value="29860.1022096181" calcext:value-type="float">
            <text:p>29860.1022096181</text:p>
          </table:table-cell>
          <table:table-cell table:formula="of:=[.$F54]/[.$B54]" office:value-type="float" office:value="1.17226213677398" calcext:value-type="float">
            <text:p>1.17226213677398</text:p>
          </table:table-cell>
          <table:table-cell table:formula="of:=[.$F54]/[.$A54]" office:value-type="float" office:value="597.202044192362" calcext:value-type="float">
            <text:p>597.202044192362</text:p>
          </table:table-cell>
          <table:table-cell table:formula="of:=[.$B54]" office:value-type="float" office:value="25472.2056380598" calcext:value-type="float">
            <text:p>25472.2056380598</text:p>
          </table:table-cell>
          <table:table-cell table:formula="of:=[.$D54]*(1-[.$K54])" office:value-type="float" office:value="39228.5036363054" calcext:value-type="float">
            <text:p>39228.5036363054</text:p>
          </table:table-cell>
          <table:table-cell table:formula="of:=SUM(INDIRECT( CELL(&quot;address&quot;;  INDEX([$Parameters.$H$22:$Parameters.$H$74];  FLOOR([.$A54]/12; 1) + 1;0))&amp;&quot;:&quot;&amp;CELL(&quot;address&quot;; [$Parameters.$H$70])))" office:value-type="float" office:value="0.291038" calcext:value-type="float">
            <text:p>0.291038</text:p>
          </table:table-cell>
          <table:table-cell table:formula="of:=[.$I54]/INDEX([$Parameters.$I$22:$Parameters.$I$120];  FLOOR([.$A54]/12; 1) + 1;0)" office:value-type="float" office:value="479.521943487571" calcext:value-type="float">
            <text:p>479.521943487571</text:p>
          </table:table-cell>
          <table:table-cell table:formula="of:=[.$J54]/ INDEX([$Parameters.$I$22:$Parameters.$I$120];  FLOOR([.$A54]/12; 1) + 1;0)" office:value-type="float" office:value="738.488396767797" calcext:value-type="float">
            <text:p>738.488396767797</text:p>
          </table:table-cell>
          <table:table-cell table:formula="of:=([.$M54]-[.$L54])*[$Parameters.$I$70]" office:value-type="float" office:value="4210.79453033648" calcext:value-type="float">
            <text:p>4210.79453033648</text:p>
          </table:table-cell>
          <table:table-cell table:number-columns-repeated="2"/>
        </table:table-row>
        <table:table-row table:style-name="ro1">
          <table:table-cell office:value-type="float" office:value="51" calcext:value-type="float">
            <text:p>51</text:p>
          </table:table-cell>
          <table:table-cell table:formula="of:=([.$B54]-[.$C54])*POWER(1+[$Parameters.$E$4];1/12)+[$Parameters.$B$4]" office:value-type="float" office:value="26575.9825568718" calcext:value-type="float">
            <text:p>26575.9825568718</text:p>
          </table:table-cell>
          <table:table-cell table:formula="of:=IF(MOD([.$A55];12)=1; ([.$B43]+[.$B46]+[.$B49]+[.$B52])/4*(1+[$Parameters.$C$4])*[$Parameters.$D$4]; 0)" office:value-type="float" office:value="0" calcext:value-type="float">
            <text:p>0</text:p>
          </table:table-cell>
          <table:table-cell table:formula="of:=([.$D54]-[.$E54])*POWER(1+[$Parameters.$E$4];1/12)+[$Parameters.$B$4]" office:value-type="float" office:value="56557.7385190842" calcext:value-type="float">
            <text:p>56557.7385190842</text:p>
          </table:table-cell>
          <table:table-cell office:value-type="float" office:value="0" calcext:value-type="float">
            <text:p>0</text:p>
          </table:table-cell>
          <table:table-cell table:formula="of:=[.$D55]-[.$B55]" office:value-type="float" office:value="29981.7559622125" calcext:value-type="float">
            <text:p>29981.7559622125</text:p>
          </table:table-cell>
          <table:table-cell table:formula="of:=[.$F55]/[.$B55]" office:value-type="float" office:value="1.12815230436175" calcext:value-type="float">
            <text:p>1.12815230436175</text:p>
          </table:table-cell>
          <table:table-cell table:formula="of:=[.$F55]/[.$A55]" office:value-type="float" office:value="587.877567886519" calcext:value-type="float">
            <text:p>587.877567886519</text:p>
          </table:table-cell>
          <table:table-cell table:formula="of:=[.$B55]" office:value-type="float" office:value="26575.9825568718" calcext:value-type="float">
            <text:p>26575.9825568718</text:p>
          </table:table-cell>
          <table:table-cell table:formula="of:=[.$D55]*(1-[.$K55])" office:value-type="float" office:value="40097.287415967" calcext:value-type="float">
            <text:p>40097.287415967</text:p>
          </table:table-cell>
          <table:table-cell table:formula="of:=SUM(INDIRECT( CELL(&quot;address&quot;;  INDEX([$Parameters.$H$22:$Parameters.$H$74];  FLOOR([.$A55]/12; 1) + 1;0))&amp;&quot;:&quot;&amp;CELL(&quot;address&quot;; [$Parameters.$H$70])))" office:value-type="float" office:value="0.291038" calcext:value-type="float">
            <text:p>0.291038</text:p>
          </table:table-cell>
          <table:table-cell table:formula="of:=[.$I55]/INDEX([$Parameters.$I$22:$Parameters.$I$120];  FLOOR([.$A55]/12; 1) + 1;0)" office:value-type="float" office:value="500.300876447134" calcext:value-type="float">
            <text:p>500.300876447134</text:p>
          </table:table-cell>
          <table:table-cell table:formula="of:=[.$J55]/ INDEX([$Parameters.$I$22:$Parameters.$I$120];  FLOOR([.$A55]/12; 1) + 1;0)" office:value-type="float" office:value="754.843513101789" calcext:value-type="float">
            <text:p>754.843513101789</text:p>
          </table:table-cell>
          <table:table-cell table:formula="of:=([.$M55]-[.$L55])*[$Parameters.$I$70]" office:value-type="float" office:value="4138.86327200468" calcext:value-type="float">
            <text:p>4138.86327200468</text:p>
          </table:table-cell>
          <table:table-cell table:number-columns-repeated="2"/>
        </table:table-row>
        <table:table-row table:style-name="ro1">
          <table:table-cell office:value-type="float" office:value="52" calcext:value-type="float">
            <text:p>52</text:p>
          </table:table-cell>
          <table:table-cell table:formula="of:=([.$B55]-[.$C55])*POWER(1+[$Parameters.$E$4];1/12)+[$Parameters.$B$4]" office:value-type="float" office:value="27684.2563994805" calcext:value-type="float">
            <text:p>27684.2563994805</text:p>
          </table:table-cell>
          <table:table-cell table:formula="of:=IF(MOD([.$A56];12)=1; ([.$B44]+[.$B47]+[.$B50]+[.$B53])/4*(1+[$Parameters.$C$4])*[$Parameters.$D$4]; 0)" office:value-type="float" office:value="0" calcext:value-type="float">
            <text:p>0</text:p>
          </table:table-cell>
          <table:table-cell table:formula="of:=([.$D55]-[.$E55])*POWER(1+[$Parameters.$E$4];1/12)+[$Parameters.$B$4]" office:value-type="float" office:value="57788.1617467342" calcext:value-type="float">
            <text:p>57788.1617467342</text:p>
          </table:table-cell>
          <table:table-cell office:value-type="float" office:value="0" calcext:value-type="float">
            <text:p>0</text:p>
          </table:table-cell>
          <table:table-cell table:formula="of:=[.$D56]-[.$B56]" office:value-type="float" office:value="30103.9053472537" calcext:value-type="float">
            <text:p>30103.9053472537</text:p>
          </table:table-cell>
          <table:table-cell table:formula="of:=[.$F56]/[.$B56]" office:value-type="float" office:value="1.08740162324961" calcext:value-type="float">
            <text:p>1.08740162324961</text:p>
          </table:table-cell>
          <table:table-cell table:formula="of:=[.$F56]/[.$A56]" office:value-type="float" office:value="578.921256677955" calcext:value-type="float">
            <text:p>578.921256677955</text:p>
          </table:table-cell>
          <table:table-cell table:formula="of:=[.$B56]" office:value-type="float" office:value="27684.2563994805" calcext:value-type="float">
            <text:p>27684.2563994805</text:p>
          </table:table-cell>
          <table:table-cell table:formula="of:=[.$D56]*(1-[.$K56])" office:value-type="float" office:value="40969.6107282882" calcext:value-type="float">
            <text:p>40969.6107282882</text:p>
          </table:table-cell>
          <table:table-cell table:formula="of:=SUM(INDIRECT( CELL(&quot;address&quot;;  INDEX([$Parameters.$H$22:$Parameters.$H$74];  FLOOR([.$A56]/12; 1) + 1;0))&amp;&quot;:&quot;&amp;CELL(&quot;address&quot;; [$Parameters.$H$70])))" office:value-type="float" office:value="0.291038" calcext:value-type="float">
            <text:p>0.291038</text:p>
          </table:table-cell>
          <table:table-cell table:formula="of:=[.$I56]/INDEX([$Parameters.$I$22:$Parameters.$I$120];  FLOOR([.$A56]/12; 1) + 1;0)" office:value-type="float" office:value="521.164465351667" calcext:value-type="float">
            <text:p>521.164465351667</text:p>
          </table:table-cell>
          <table:table-cell table:formula="of:=[.$J56]/ INDEX([$Parameters.$I$22:$Parameters.$I$120];  FLOOR([.$A56]/12; 1) + 1;0)" office:value-type="float" office:value="771.265262204221" calcext:value-type="float">
            <text:p>771.265262204221</text:p>
          </table:table-cell>
          <table:table-cell table:formula="of:=([.$M56]-[.$L56])*[$Parameters.$I$70]" office:value-type="float" office:value="4066.63895682252" calcext:value-type="float">
            <text:p>4066.63895682252</text:p>
          </table:table-cell>
          <table:table-cell table:number-columns-repeated="2"/>
        </table:table-row>
        <table:table-row table:style-name="ro1">
          <table:table-cell office:value-type="float" office:value="53" calcext:value-type="float">
            <text:p>53</text:p>
          </table:table-cell>
          <table:table-cell table:formula="of:=([.$B56]-[.$C56])*POWER(1+[$Parameters.$E$4];1/12)+[$Parameters.$B$4]" office:value-type="float" office:value="28797.0454869103" calcext:value-type="float">
            <text:p>28797.0454869103</text:p>
          </table:table-cell>
          <table:table-cell table:formula="of:=IF(MOD([.$A57];12)=1; ([.$B45]+[.$B48]+[.$B51]+[.$B54])/4*(1+[$Parameters.$C$4])*[$Parameters.$D$4]; 0)" office:value-type="float" office:value="0" calcext:value-type="float">
            <text:p>0</text:p>
          </table:table-cell>
          <table:table-cell table:formula="of:=([.$D56]-[.$E56])*POWER(1+[$Parameters.$E$4];1/12)+[$Parameters.$B$4]" office:value-type="float" office:value="59023.5978709199" calcext:value-type="float">
            <text:p>59023.5978709199</text:p>
          </table:table-cell>
          <table:table-cell office:value-type="float" office:value="0" calcext:value-type="float">
            <text:p>0</text:p>
          </table:table-cell>
          <table:table-cell table:formula="of:=[.$D57]-[.$B57]" office:value-type="float" office:value="30226.5523840096" calcext:value-type="float">
            <text:p>30226.5523840096</text:p>
          </table:table-cell>
          <table:table-cell table:formula="of:=[.$F57]/[.$B57]" office:value-type="float" office:value="1.04964074865767" calcext:value-type="float">
            <text:p>1.04964074865767</text:p>
          </table:table-cell>
          <table:table-cell table:formula="of:=[.$F57]/[.$A57]" office:value-type="float" office:value="570.312309132257" calcext:value-type="float">
            <text:p>570.312309132257</text:p>
          </table:table-cell>
          <table:table-cell table:formula="of:=[.$B57]" office:value-type="float" office:value="28797.0454869103" calcext:value-type="float">
            <text:p>28797.0454869103</text:p>
          </table:table-cell>
          <table:table-cell table:formula="of:=[.$D57]*(1-[.$K57])" office:value-type="float" office:value="41845.4879937631" calcext:value-type="float">
            <text:p>41845.4879937631</text:p>
          </table:table-cell>
          <table:table-cell table:formula="of:=SUM(INDIRECT( CELL(&quot;address&quot;;  INDEX([$Parameters.$H$22:$Parameters.$H$74];  FLOOR([.$A57]/12; 1) + 1;0))&amp;&quot;:&quot;&amp;CELL(&quot;address&quot;; [$Parameters.$H$70])))" office:value-type="float" office:value="0.291038" calcext:value-type="float">
            <text:p>0.291038</text:p>
          </table:table-cell>
          <table:table-cell table:formula="of:=[.$I57]/INDEX([$Parameters.$I$22:$Parameters.$I$120];  FLOOR([.$A57]/12; 1) + 1;0)" office:value-type="float" office:value="542.113055099968" calcext:value-type="float">
            <text:p>542.113055099968</text:p>
          </table:table-cell>
          <table:table-cell table:formula="of:=[.$J57]/ INDEX([$Parameters.$I$22:$Parameters.$I$120];  FLOOR([.$A57]/12; 1) + 1;0)" office:value-type="float" office:value="787.753915545239" calcext:value-type="float">
            <text:p>787.753915545239</text:p>
          </table:table-cell>
          <table:table-cell table:formula="of:=([.$M57]-[.$L57])*[$Parameters.$I$70]" office:value-type="float" office:value="3994.12039084012" calcext:value-type="float">
            <text:p>3994.12039084012</text:p>
          </table:table-cell>
          <table:table-cell table:number-columns-repeated="2"/>
        </table:table-row>
        <table:table-row table:style-name="ro1">
          <table:table-cell office:value-type="float" office:value="54" calcext:value-type="float">
            <text:p>54</text:p>
          </table:table-cell>
          <table:table-cell table:formula="of:=([.$B57]-[.$C57])*POWER(1+[$Parameters.$E$4];1/12)+[$Parameters.$B$4]" office:value-type="float" office:value="29914.3682148273" calcext:value-type="float">
            <text:p>29914.3682148273</text:p>
          </table:table-cell>
          <table:table-cell table:formula="of:=IF(MOD([.$A58];12)=1; ([.$B46]+[.$B49]+[.$B52]+[.$B55])/4*(1+[$Parameters.$C$4])*[$Parameters.$D$4]; 0)" office:value-type="float" office:value="0" calcext:value-type="float">
            <text:p>0</text:p>
          </table:table-cell>
          <table:table-cell table:formula="of:=([.$D57]-[.$E57])*POWER(1+[$Parameters.$E$4];1/12)+[$Parameters.$B$4]" office:value-type="float" office:value="60264.0673148023" calcext:value-type="float">
            <text:p>60264.0673148023</text:p>
          </table:table-cell>
          <table:table-cell office:value-type="float" office:value="0" calcext:value-type="float">
            <text:p>0</text:p>
          </table:table-cell>
          <table:table-cell table:formula="of:=[.$D58]-[.$B58]" office:value-type="float" office:value="30349.699099975" calcext:value-type="float">
            <text:p>30349.699099975</text:p>
          </table:table-cell>
          <table:table-cell table:formula="of:=[.$F58]/[.$B58]" office:value-type="float" office:value="1.01455256825153" calcext:value-type="float">
            <text:p>1.01455256825153</text:p>
          </table:table-cell>
          <table:table-cell table:formula="of:=[.$F58]/[.$A58]" office:value-type="float" office:value="562.031464814352" calcext:value-type="float">
            <text:p>562.031464814352</text:p>
          </table:table-cell>
          <table:table-cell table:formula="of:=[.$B58]" office:value-type="float" office:value="29914.3682148273" calcext:value-type="float">
            <text:p>29914.3682148273</text:p>
          </table:table-cell>
          <table:table-cell table:formula="of:=[.$D58]*(1-[.$K58])" office:value-type="float" office:value="42724.9336916369" calcext:value-type="float">
            <text:p>42724.9336916369</text:p>
          </table:table-cell>
          <table:table-cell table:formula="of:=SUM(INDIRECT( CELL(&quot;address&quot;;  INDEX([$Parameters.$H$22:$Parameters.$H$74];  FLOOR([.$A58]/12; 1) + 1;0))&amp;&quot;:&quot;&amp;CELL(&quot;address&quot;; [$Parameters.$H$70])))" office:value-type="float" office:value="0.291038" calcext:value-type="float">
            <text:p>0.291038</text:p>
          </table:table-cell>
          <table:table-cell table:formula="of:=[.$I58]/INDEX([$Parameters.$I$22:$Parameters.$I$120];  FLOOR([.$A58]/12; 1) + 1;0)" office:value-type="float" office:value="563.146991995996" calcext:value-type="float">
            <text:p>563.146991995996</text:p>
          </table:table-cell>
          <table:table-cell table:formula="of:=[.$J58]/ INDEX([$Parameters.$I$22:$Parameters.$I$120];  FLOOR([.$A58]/12; 1) + 1;0)" office:value-type="float" office:value="804.309745700996" calcext:value-type="float">
            <text:p>804.309745700996</text:p>
          </table:table-cell>
          <table:table-cell table:formula="of:=([.$M58]-[.$L58])*[$Parameters.$I$70]" office:value-type="float" office:value="3921.30637524329" calcext:value-type="float">
            <text:p>3921.30637524329</text:p>
          </table:table-cell>
          <table:table-cell table:number-columns-repeated="2"/>
        </table:table-row>
        <table:table-row table:style-name="ro1">
          <table:table-cell office:value-type="float" office:value="55" calcext:value-type="float">
            <text:p>55</text:p>
          </table:table-cell>
          <table:table-cell table:formula="of:=([.$B58]-[.$C58])*POWER(1+[$Parameters.$E$4];1/12)+[$Parameters.$B$4]" office:value-type="float" office:value="31036.2430538441" calcext:value-type="float">
            <text:p>31036.2430538441</text:p>
          </table:table-cell>
          <table:table-cell table:formula="of:=IF(MOD([.$A59];12)=1; ([.$B47]+[.$B50]+[.$B53]+[.$B56])/4*(1+[$Parameters.$C$4])*[$Parameters.$D$4]; 0)" office:value-type="float" office:value="0" calcext:value-type="float">
            <text:p>0</text:p>
          </table:table-cell>
          <table:table-cell table:formula="of:=([.$D58]-[.$E58])*POWER(1+[$Parameters.$E$4];1/12)+[$Parameters.$B$4]" office:value-type="float" office:value="61509.5905847489" calcext:value-type="float">
            <text:p>61509.5905847489</text:p>
          </table:table-cell>
          <table:table-cell office:value-type="float" office:value="0" calcext:value-type="float">
            <text:p>0</text:p>
          </table:table-cell>
          <table:table-cell table:formula="of:=[.$D59]-[.$B59]" office:value-type="float" office:value="30473.3475309048" calcext:value-type="float">
            <text:p>30473.3475309048</text:p>
          </table:table-cell>
          <table:table-cell table:formula="of:=[.$F59]/[.$B59]" office:value-type="float" office:value="0.981863284097794" calcext:value-type="float">
            <text:p>0.981863284097794</text:p>
          </table:table-cell>
          <table:table-cell table:formula="of:=[.$F59]/[.$A59]" office:value-type="float" office:value="554.060864198269" calcext:value-type="float">
            <text:p>554.060864198269</text:p>
          </table:table-cell>
          <table:table-cell table:formula="of:=[.$B59]" office:value-type="float" office:value="31036.2430538441" calcext:value-type="float">
            <text:p>31036.2430538441</text:p>
          </table:table-cell>
          <table:table-cell table:formula="of:=[.$D59]*(1-[.$K59])" office:value-type="float" office:value="43607.9623601448" calcext:value-type="float">
            <text:p>43607.9623601448</text:p>
          </table:table-cell>
          <table:table-cell table:formula="of:=SUM(INDIRECT( CELL(&quot;address&quot;;  INDEX([$Parameters.$H$22:$Parameters.$H$74];  FLOOR([.$A59]/12; 1) + 1;0))&amp;&quot;:&quot;&amp;CELL(&quot;address&quot;; [$Parameters.$H$70])))" office:value-type="float" office:value="0.291038" calcext:value-type="float">
            <text:p>0.291038</text:p>
          </table:table-cell>
          <table:table-cell table:formula="of:=[.$I59]/INDEX([$Parameters.$I$22:$Parameters.$I$120];  FLOOR([.$A59]/12; 1) + 1;0)" office:value-type="float" office:value="584.266623754596" calcext:value-type="float">
            <text:p>584.266623754596</text:p>
          </table:table-cell>
          <table:table-cell table:formula="of:=[.$J59]/ INDEX([$Parameters.$I$22:$Parameters.$I$120];  FLOOR([.$A59]/12; 1) + 1;0)" office:value-type="float" office:value="820.933026358147" calcext:value-type="float">
            <text:p>820.933026358147</text:p>
          </table:table-cell>
          <table:table-cell table:formula="of:=([.$M59]-[.$L59])*[$Parameters.$I$70]" office:value-type="float" office:value="3848.19570633374" calcext:value-type="float">
            <text:p>3848.19570633374</text:p>
          </table:table-cell>
          <table:table-cell table:number-columns-repeated="2"/>
        </table:table-row>
        <table:table-row table:style-name="ro1">
          <table:table-cell office:value-type="float" office:value="56" calcext:value-type="float">
            <text:p>56</text:p>
          </table:table-cell>
          <table:table-cell table:formula="of:=([.$B59]-[.$C59])*POWER(1+[$Parameters.$E$4];1/12)+[$Parameters.$B$4]" office:value-type="float" office:value="32162.6885498249" calcext:value-type="float">
            <text:p>32162.6885498249</text:p>
          </table:table-cell>
          <table:table-cell table:formula="of:=IF(MOD([.$A60];12)=1; ([.$B48]+[.$B51]+[.$B54]+[.$B57])/4*(1+[$Parameters.$C$4])*[$Parameters.$D$4]; 0)" office:value-type="float" office:value="0" calcext:value-type="float">
            <text:p>0</text:p>
          </table:table-cell>
          <table:table-cell table:formula="of:=([.$D59]-[.$E59])*POWER(1+[$Parameters.$E$4];1/12)+[$Parameters.$B$4]" office:value-type="float" office:value="62760.1882706727" calcext:value-type="float">
            <text:p>62760.1882706727</text:p>
          </table:table-cell>
          <table:table-cell office:value-type="float" office:value="0" calcext:value-type="float">
            <text:p>0</text:p>
          </table:table-cell>
          <table:table-cell table:formula="of:=[.$D60]-[.$B60]" office:value-type="float" office:value="30597.4997208478" calcext:value-type="float">
            <text:p>30597.4997208478</text:p>
          </table:table-cell>
          <table:table-cell table:formula="of:=[.$F60]/[.$B60]" office:value-type="float" office:value="0.951335261461355" calcext:value-type="float">
            <text:p>0.951335261461355</text:p>
          </table:table-cell>
          <table:table-cell table:formula="of:=[.$F60]/[.$A60]" office:value-type="float" office:value="546.383923586568" calcext:value-type="float">
            <text:p>546.383923586568</text:p>
          </table:table-cell>
          <table:table-cell table:formula="of:=[.$B60]" office:value-type="float" office:value="32162.6885498249" calcext:value-type="float">
            <text:p>32162.6885498249</text:p>
          </table:table-cell>
          <table:table-cell table:formula="of:=[.$D60]*(1-[.$K60])" office:value-type="float" office:value="44494.5885967527" calcext:value-type="float">
            <text:p>44494.5885967527</text:p>
          </table:table-cell>
          <table:table-cell table:formula="of:=SUM(INDIRECT( CELL(&quot;address&quot;;  INDEX([$Parameters.$H$22:$Parameters.$H$74];  FLOOR([.$A60]/12; 1) + 1;0))&amp;&quot;:&quot;&amp;CELL(&quot;address&quot;; [$Parameters.$H$70])))" office:value-type="float" office:value="0.291038" calcext:value-type="float">
            <text:p>0.291038</text:p>
          </table:table-cell>
          <table:table-cell table:formula="of:=[.$I60]/INDEX([$Parameters.$I$22:$Parameters.$I$120];  FLOOR([.$A60]/12; 1) + 1;0)" office:value-type="float" office:value="605.472299507246" calcext:value-type="float">
            <text:p>605.472299507246</text:p>
          </table:table-cell>
          <table:table-cell table:formula="of:=[.$J60]/ INDEX([$Parameters.$I$22:$Parameters.$I$120];  FLOOR([.$A60]/12; 1) + 1;0)" office:value-type="float" office:value="837.624032318387" calcext:value-type="float">
            <text:p>837.624032318387</text:p>
          </table:table-cell>
          <table:table-cell table:formula="of:=([.$M60]-[.$L60])*[$Parameters.$I$70]" office:value-type="float" office:value="3774.78717550914" calcext:value-type="float">
            <text:p>3774.78717550914</text:p>
          </table:table-cell>
          <table:table-cell table:number-columns-repeated="2"/>
        </table:table-row>
        <table:table-row table:style-name="ro1">
          <table:table-cell office:value-type="float" office:value="57" calcext:value-type="float">
            <text:p>57</text:p>
          </table:table-cell>
          <table:table-cell table:formula="of:=([.$B60]-[.$C60])*POWER(1+[$Parameters.$E$4];1/12)+[$Parameters.$B$4]" office:value-type="float" office:value="33293.7233241918" calcext:value-type="float">
            <text:p>33293.7233241918</text:p>
          </table:table-cell>
          <table:table-cell table:formula="of:=IF(MOD([.$A61];12)=1; ([.$B49]+[.$B52]+[.$B55]+[.$B58])/4*(1+[$Parameters.$C$4])*[$Parameters.$D$4]; 0)" office:value-type="float" office:value="0" calcext:value-type="float">
            <text:p>0</text:p>
          </table:table-cell>
          <table:table-cell table:formula="of:=([.$D60]-[.$E60])*POWER(1+[$Parameters.$E$4];1/12)+[$Parameters.$B$4]" office:value-type="float" office:value="64015.8810463725" calcext:value-type="float">
            <text:p>64015.8810463725</text:p>
          </table:table-cell>
          <table:table-cell office:value-type="float" office:value="0" calcext:value-type="float">
            <text:p>0</text:p>
          </table:table-cell>
          <table:table-cell table:formula="of:=[.$D61]-[.$B61]" office:value-type="float" office:value="30722.1577221807" calcext:value-type="float">
            <text:p>30722.1577221807</text:p>
          </table:table-cell>
          <table:table-cell table:formula="of:=[.$F61]/[.$B61]" office:value-type="float" office:value="0.922761249110802" calcext:value-type="float">
            <text:p>0.922761249110802</text:p>
          </table:table-cell>
          <table:table-cell table:formula="of:=[.$F61]/[.$A61]" office:value-type="float" office:value="538.985223196153" calcext:value-type="float">
            <text:p>538.985223196153</text:p>
          </table:table-cell>
          <table:table-cell table:formula="of:=[.$B61]" office:value-type="float" office:value="33293.7233241918" calcext:value-type="float">
            <text:p>33293.7233241918</text:p>
          </table:table-cell>
          <table:table-cell table:formula="of:=[.$D61]*(1-[.$K61])" office:value-type="float" office:value="45384.8270583984" calcext:value-type="float">
            <text:p>45384.8270583984</text:p>
          </table:table-cell>
          <table:table-cell table:formula="of:=SUM(INDIRECT( CELL(&quot;address&quot;;  INDEX([$Parameters.$H$22:$Parameters.$H$74];  FLOOR([.$A61]/12; 1) + 1;0))&amp;&quot;:&quot;&amp;CELL(&quot;address&quot;; [$Parameters.$H$70])))" office:value-type="float" office:value="0.291038" calcext:value-type="float">
            <text:p>0.291038</text:p>
          </table:table-cell>
          <table:table-cell table:formula="of:=[.$I61]/INDEX([$Parameters.$I$22:$Parameters.$I$120];  FLOOR([.$A61]/12; 1) + 1;0)" office:value-type="float" office:value="626.764369807828" calcext:value-type="float">
            <text:p>626.764369807828</text:p>
          </table:table-cell>
          <table:table-cell table:formula="of:=[.$J61]/ INDEX([$Parameters.$I$22:$Parameters.$I$120];  FLOOR([.$A61]/12; 1) + 1;0)" office:value-type="float" office:value="854.383039502981" calcext:value-type="float">
            <text:p>854.383039502981</text:p>
          </table:table-cell>
          <table:table-cell table:formula="of:=([.$M61]-[.$L61])*[$Parameters.$I$70]" office:value-type="float" office:value="3701.07956924319" calcext:value-type="float">
            <text:p>3701.07956924319</text:p>
          </table:table-cell>
          <table:table-cell table:number-columns-repeated="2"/>
        </table:table-row>
        <table:table-row table:style-name="ro1">
          <table:table-cell office:value-type="float" office:value="58" calcext:value-type="float">
            <text:p>58</text:p>
          </table:table-cell>
          <table:table-cell table:formula="of:=([.$B61]-[.$C61])*POWER(1+[$Parameters.$E$4];1/12)+[$Parameters.$B$4]" office:value-type="float" office:value="34429.3660742331" calcext:value-type="float">
            <text:p>34429.3660742331</text:p>
          </table:table-cell>
          <table:table-cell table:formula="of:=IF(MOD([.$A62];12)=1; ([.$B50]+[.$B53]+[.$B56]+[.$B59])/4*(1+[$Parameters.$C$4])*[$Parameters.$D$4]; 0)" office:value-type="float" office:value="0" calcext:value-type="float">
            <text:p>0</text:p>
          </table:table-cell>
          <table:table-cell table:formula="of:=([.$D61]-[.$E61])*POWER(1+[$Parameters.$E$4];1/12)+[$Parameters.$B$4]" office:value-type="float" office:value="65276.6896698748" calcext:value-type="float">
            <text:p>65276.6896698748</text:p>
          </table:table-cell>
          <table:table-cell office:value-type="float" office:value="0" calcext:value-type="float">
            <text:p>0</text:p>
          </table:table-cell>
          <table:table-cell table:formula="of:=[.$D62]-[.$B62]" office:value-type="float" office:value="30847.3235956416" calcext:value-type="float">
            <text:p>30847.3235956416</text:p>
          </table:table-cell>
          <table:table-cell table:formula="of:=[.$F62]/[.$B62]" office:value-type="float" office:value="0.895959673760236" calcext:value-type="float">
            <text:p>0.895959673760236</text:p>
          </table:table-cell>
          <table:table-cell table:formula="of:=[.$F62]/[.$A62]" office:value-type="float" office:value="531.850406821407" calcext:value-type="float">
            <text:p>531.850406821407</text:p>
          </table:table-cell>
          <table:table-cell table:formula="of:=[.$B62]" office:value-type="float" office:value="34429.3660742331" calcext:value-type="float">
            <text:p>34429.3660742331</text:p>
          </table:table-cell>
          <table:table-cell table:formula="of:=[.$D62]*(1-[.$K62])" office:value-type="float" office:value="46278.6924617337" calcext:value-type="float">
            <text:p>46278.6924617337</text:p>
          </table:table-cell>
          <table:table-cell table:formula="of:=SUM(INDIRECT( CELL(&quot;address&quot;;  INDEX([$Parameters.$H$22:$Parameters.$H$74];  FLOOR([.$A62]/12; 1) + 1;0))&amp;&quot;:&quot;&amp;CELL(&quot;address&quot;; [$Parameters.$H$70])))" office:value-type="float" office:value="0.291038" calcext:value-type="float">
            <text:p>0.291038</text:p>
          </table:table-cell>
          <table:table-cell table:formula="of:=[.$I62]/INDEX([$Parameters.$I$22:$Parameters.$I$120];  FLOOR([.$A62]/12; 1) + 1;0)" office:value-type="float" office:value="648.143186638425" calcext:value-type="float">
            <text:p>648.143186638425</text:p>
          </table:table-cell>
          <table:table-cell table:formula="of:=[.$J62]/ INDEX([$Parameters.$I$22:$Parameters.$I$120];  FLOOR([.$A62]/12; 1) + 1;0)" office:value-type="float" office:value="871.210324957337" calcext:value-type="float">
            <text:p>871.210324957337</text:p>
          </table:table-cell>
          <table:table-cell table:formula="of:=([.$M62]-[.$L62])*[$Parameters.$I$70]" office:value-type="float" office:value="3627.07166906552" calcext:value-type="float">
            <text:p>3627.07166906552</text:p>
          </table:table-cell>
          <table:table-cell table:number-columns-repeated="2"/>
        </table:table-row>
        <table:table-row table:style-name="ro1">
          <table:table-cell office:value-type="float" office:value="59" calcext:value-type="float">
            <text:p>59</text:p>
          </table:table-cell>
          <table:table-cell table:formula="of:=([.$B62]-[.$C62])*POWER(1+[$Parameters.$E$4];1/12)+[$Parameters.$B$4]" office:value-type="float" office:value="35569.6355734121" calcext:value-type="float">
            <text:p>35569.6355734121</text:p>
          </table:table-cell>
          <table:table-cell table:formula="of:=IF(MOD([.$A63];12)=1; ([.$B51]+[.$B54]+[.$B57]+[.$B60])/4*(1+[$Parameters.$C$4])*[$Parameters.$D$4]; 0)" office:value-type="float" office:value="0" calcext:value-type="float">
            <text:p>0</text:p>
          </table:table-cell>
          <table:table-cell table:formula="of:=([.$D62]-[.$E62])*POWER(1+[$Parameters.$E$4];1/12)+[$Parameters.$B$4]" office:value-type="float" office:value="66542.6349837766" calcext:value-type="float">
            <text:p>66542.6349837766</text:p>
          </table:table-cell>
          <table:table-cell office:value-type="float" office:value="0" calcext:value-type="float">
            <text:p>0</text:p>
          </table:table-cell>
          <table:table-cell table:formula="of:=[.$D63]-[.$B63]" office:value-type="float" office:value="30972.9994103645" calcext:value-type="float">
            <text:p>30972.9994103645</text:p>
          </table:table-cell>
          <table:table-cell table:formula="of:=[.$F63]/[.$B63]" office:value-type="float" office:value="0.87077078274922" calcext:value-type="float">
            <text:p>0.87077078274922</text:p>
          </table:table-cell>
          <table:table-cell table:formula="of:=[.$F63]/[.$A63]" office:value-type="float" office:value="524.966091701094" calcext:value-type="float">
            <text:p>524.966091701094</text:p>
          </table:table-cell>
          <table:table-cell table:formula="of:=[.$B63]" office:value-type="float" office:value="35569.6355734121" calcext:value-type="float">
            <text:p>35569.6355734121</text:p>
          </table:table-cell>
          <table:table-cell table:formula="of:=[.$D63]*(1-[.$K63])" office:value-type="float" office:value="47176.1995833682" calcext:value-type="float">
            <text:p>47176.1995833682</text:p>
          </table:table-cell>
          <table:table-cell table:formula="of:=SUM(INDIRECT( CELL(&quot;address&quot;;  INDEX([$Parameters.$H$22:$Parameters.$H$74];  FLOOR([.$A63]/12; 1) + 1;0))&amp;&quot;:&quot;&amp;CELL(&quot;address&quot;; [$Parameters.$H$70])))" office:value-type="float" office:value="0.291038" calcext:value-type="float">
            <text:p>0.291038</text:p>
          </table:table-cell>
          <table:table-cell table:formula="of:=[.$I63]/INDEX([$Parameters.$I$22:$Parameters.$I$120];  FLOOR([.$A63]/12; 1) + 1;0)" office:value-type="float" office:value="669.609103415137" calcext:value-type="float">
            <text:p>669.609103415137</text:p>
          </table:table-cell>
          <table:table-cell table:formula="of:=[.$J63]/ INDEX([$Parameters.$I$22:$Parameters.$I$120];  FLOOR([.$A63]/12; 1) + 1;0)" office:value-type="float" office:value="888.106166855577" calcext:value-type="float">
            <text:p>888.106166855577</text:p>
          </table:table-cell>
          <table:table-cell table:formula="of:=([.$M63]-[.$L63])*[$Parameters.$I$70]" office:value-type="float" office:value="3552.76225154155" calcext:value-type="float">
            <text:p>3552.76225154155</text:p>
          </table:table-cell>
          <table:table-cell table:number-columns-repeated="2"/>
        </table:table-row>
        <table:table-row table:style-name="ro1">
          <table:table-cell office:value-type="float" office:value="60" calcext:value-type="float">
            <text:p>60</text:p>
          </table:table-cell>
          <table:table-cell table:formula="of:=([.$B63]-[.$C63])*POWER(1+[$Parameters.$E$4];1/12)+[$Parameters.$B$4]" office:value-type="float" office:value="36714.5506716774" calcext:value-type="float">
            <text:p>36714.5506716774</text:p>
          </table:table-cell>
          <table:table-cell table:formula="of:=IF(MOD([.$A64];12)=1; ([.$B52]+[.$B55]+[.$B58]+[.$B61])/4*(1+[$Parameters.$C$4])*[$Parameters.$D$4]; 0)" office:value-type="float" office:value="0" calcext:value-type="float">
            <text:p>0</text:p>
          </table:table-cell>
          <table:table-cell table:formula="of:=([.$D63]-[.$E63])*POWER(1+[$Parameters.$E$4];1/12)+[$Parameters.$B$4]" office:value-type="float" office:value="67813.7379155907" calcext:value-type="float">
            <text:p>67813.7379155907</text:p>
          </table:table-cell>
          <table:table-cell office:value-type="float" office:value="0" calcext:value-type="float">
            <text:p>0</text:p>
          </table:table-cell>
          <table:table-cell table:formula="of:=[.$D64]-[.$B64]" office:value-type="float" office:value="31099.1872439132" calcext:value-type="float">
            <text:p>31099.1872439132</text:p>
          </table:table-cell>
          <table:table-cell table:formula="of:=[.$F64]/[.$B64]" office:value-type="float" office:value="0.84705346177378" calcext:value-type="float">
            <text:p>0.84705346177378</text:p>
          </table:table-cell>
          <table:table-cell table:formula="of:=[.$F64]/[.$A64]" office:value-type="float" office:value="518.319787398554" calcext:value-type="float">
            <text:p>518.319787398554</text:p>
          </table:table-cell>
          <table:table-cell table:formula="of:=[.$B64]" office:value-type="float" office:value="36714.5506716774" calcext:value-type="float">
            <text:p>36714.5506716774</text:p>
          </table:table-cell>
          <table:table-cell table:formula="of:=[.$D64]*(1-[.$K64])" office:value-type="float" office:value="48186.6790056329" calcext:value-type="float">
            <text:p>48186.6790056329</text:p>
          </table:table-cell>
          <table:table-cell table:formula="of:=SUM(INDIRECT( CELL(&quot;address&quot;;  INDEX([$Parameters.$H$22:$Parameters.$H$74];  FLOOR([.$A64]/12; 1) + 1;0))&amp;&quot;:&quot;&amp;CELL(&quot;address&quot;; [$Parameters.$H$70])))" office:value-type="float" office:value="0.289426" calcext:value-type="float">
            <text:p>0.289426</text:p>
          </table:table-cell>
          <table:table-cell table:formula="of:=[.$I64]/INDEX([$Parameters.$I$22:$Parameters.$I$120];  FLOOR([.$A64]/12; 1) + 1;0)" office:value-type="float" office:value="703.209168199146" calcext:value-type="float">
            <text:p>703.209168199146</text:p>
          </table:table-cell>
          <table:table-cell table:formula="of:=[.$J64]/ INDEX([$Parameters.$I$22:$Parameters.$I$120];  FLOOR([.$A64]/12; 1) + 1;0)" office:value-type="float" office:value="922.939647684982" calcext:value-type="float">
            <text:p>922.939647684982</text:p>
          </table:table-cell>
          <table:table-cell table:formula="of:=([.$M64]-[.$L64])*[$Parameters.$I$70]" office:value-type="float" office:value="3572.81759643969" calcext:value-type="float">
            <text:p>3572.81759643969</text:p>
          </table:table-cell>
          <table:table-cell table:number-columns-repeated="2"/>
        </table:table-row>
        <table:table-row table:style-name="ro1">
          <table:table-cell office:value-type="float" office:value="61" calcext:value-type="float">
            <text:p>61</text:p>
          </table:table-cell>
          <table:table-cell table:formula="of:=([.$B64]-[.$C64])*POWER(1+[$Parameters.$E$4];1/12)+[$Parameters.$B$4]" office:value-type="float" office:value="37864.1302957749" calcext:value-type="float">
            <text:p>37864.1302957749</text:p>
          </table:table-cell>
          <table:table-cell table:formula="of:=IF(MOD([.$A65];12)=1; ([.$B53]+[.$B56]+[.$B59]+[.$B62])/4*(1+[$Parameters.$C$4])*[$Parameters.$D$4]; 0)" office:value-type="float" office:value="12021.7468809158" calcext:value-type="float">
            <text:p>12021.7468809158</text:p>
          </table:table-cell>
          <table:table-cell table:formula="of:=([.$D64]-[.$E64])*POWER(1+[$Parameters.$E$4];1/12)+[$Parameters.$B$4]" office:value-type="float" office:value="69090.0194780907" calcext:value-type="float">
            <text:p>69090.0194780907</text:p>
          </table:table-cell>
          <table:table-cell office:value-type="float" office:value="0" calcext:value-type="float">
            <text:p>0</text:p>
          </table:table-cell>
          <table:table-cell table:formula="of:=[.$D65]-[.$B65]" office:value-type="float" office:value="31225.8891823158" calcext:value-type="float">
            <text:p>31225.8891823158</text:p>
          </table:table-cell>
          <table:table-cell table:formula="of:=[.$F65]/[.$B65]" office:value-type="float" office:value="0.824682593747576" calcext:value-type="float">
            <text:p>0.824682593747576</text:p>
          </table:table-cell>
          <table:table-cell table:formula="of:=[.$F65]/[.$A65]" office:value-type="float" office:value="511.899822660915" calcext:value-type="float">
            <text:p>511.899822660915</text:p>
          </table:table-cell>
          <table:table-cell table:formula="of:=[.$B65]" office:value-type="float" office:value="37864.1302957749" calcext:value-type="float">
            <text:p>37864.1302957749</text:p>
          </table:table-cell>
          <table:table-cell table:formula="of:=[.$D65]*(1-[.$K65])" office:value-type="float" office:value="49093.5715006248" calcext:value-type="float">
            <text:p>49093.5715006248</text:p>
          </table:table-cell>
          <table:table-cell table:formula="of:=SUM(INDIRECT( CELL(&quot;address&quot;;  INDEX([$Parameters.$H$22:$Parameters.$H$74];  FLOOR([.$A65]/12; 1) + 1;0))&amp;&quot;:&quot;&amp;CELL(&quot;address&quot;; [$Parameters.$H$70])))" office:value-type="float" office:value="0.289426" calcext:value-type="float">
            <text:p>0.289426</text:p>
          </table:table-cell>
          <table:table-cell table:formula="of:=[.$I65]/INDEX([$Parameters.$I$22:$Parameters.$I$120];  FLOOR([.$A65]/12; 1) + 1;0)" office:value-type="float" office:value="725.227548281457" calcext:value-type="float">
            <text:p>725.227548281457</text:p>
          </table:table-cell>
          <table:table-cell table:formula="of:=[.$J65]/ INDEX([$Parameters.$I$22:$Parameters.$I$120];  FLOOR([.$A65]/12; 1) + 1;0)" office:value-type="float" office:value="940.30973952547" calcext:value-type="float">
            <text:p>940.30973952547</text:p>
          </table:table-cell>
          <table:table-cell table:formula="of:=([.$M65]-[.$L65])*[$Parameters.$I$70]" office:value-type="float" office:value="3497.23642962765" calcext:value-type="float">
            <text:p>3497.23642962765</text:p>
          </table:table-cell>
          <table:table-cell table:number-columns-repeated="2"/>
        </table:table-row>
        <table:table-row table:style-name="ro1">
          <table:table-cell office:value-type="float" office:value="62" calcext:value-type="float">
            <text:p>62</text:p>
          </table:table-cell>
          <table:table-cell table:formula="of:=([.$B65]-[.$C65])*POWER(1+[$Parameters.$E$4];1/12)+[$Parameters.$B$4]" office:value-type="float" office:value="26947.6684837557" calcext:value-type="float">
            <text:p>26947.6684837557</text:p>
          </table:table-cell>
          <table:table-cell table:formula="of:=IF(MOD([.$A66];12)=1; ([.$B54]+[.$B57]+[.$B60]+[.$B63])/4*(1+[$Parameters.$C$4])*[$Parameters.$D$4]; 0)" office:value-type="float" office:value="0" calcext:value-type="float">
            <text:p>0</text:p>
          </table:table-cell>
          <table:table-cell table:formula="of:=([.$D65]-[.$E65])*POWER(1+[$Parameters.$E$4];1/12)+[$Parameters.$B$4]" office:value-type="float" office:value="70371.5007696591" calcext:value-type="float">
            <text:p>70371.5007696591</text:p>
          </table:table-cell>
          <table:table-cell office:value-type="float" office:value="0" calcext:value-type="float">
            <text:p>0</text:p>
          </table:table-cell>
          <table:table-cell table:formula="of:=[.$D66]-[.$B66]" office:value-type="float" office:value="43423.8322859034" calcext:value-type="float">
            <text:p>43423.8322859034</text:p>
          </table:table-cell>
          <table:table-cell table:formula="of:=[.$F66]/[.$B66]" office:value-type="float" office:value="1.61141333292265" calcext:value-type="float">
            <text:p>1.61141333292265</text:p>
          </table:table-cell>
          <table:table-cell table:formula="of:=[.$F66]/[.$A66]" office:value-type="float" office:value="700.384391708119" calcext:value-type="float">
            <text:p>700.384391708119</text:p>
          </table:table-cell>
          <table:table-cell table:formula="of:=[.$B66]" office:value-type="float" office:value="26947.6684837557" calcext:value-type="float">
            <text:p>26947.6684837557</text:p>
          </table:table-cell>
          <table:table-cell table:formula="of:=[.$D66]*(1-[.$K66])" office:value-type="float" office:value="50004.1587878997" calcext:value-type="float">
            <text:p>50004.1587878997</text:p>
          </table:table-cell>
          <table:table-cell table:formula="of:=SUM(INDIRECT( CELL(&quot;address&quot;;  INDEX([$Parameters.$H$22:$Parameters.$H$74];  FLOOR([.$A66]/12; 1) + 1;0))&amp;&quot;:&quot;&amp;CELL(&quot;address&quot;; [$Parameters.$H$70])))" office:value-type="float" office:value="0.289426" calcext:value-type="float">
            <text:p>0.289426</text:p>
          </table:table-cell>
          <table:table-cell table:formula="of:=[.$I66]/INDEX([$Parameters.$I$22:$Parameters.$I$120];  FLOOR([.$A66]/12; 1) + 1;0)" office:value-type="float" office:value="516.139982450789" calcext:value-type="float">
            <text:p>516.139982450789</text:p>
          </table:table-cell>
          <table:table-cell table:formula="of:=[.$J66]/ INDEX([$Parameters.$I$22:$Parameters.$I$120];  FLOOR([.$A66]/12; 1) + 1;0)" office:value-type="float" office:value="957.75059927025" calcext:value-type="float">
            <text:p>957.75059927025</text:p>
          </table:table-cell>
          <table:table-cell table:formula="of:=([.$M66]-[.$L66])*[$Parameters.$I$70]" office:value-type="float" office:value="7180.58862948443" calcext:value-type="float">
            <text:p>7180.58862948443</text:p>
          </table:table-cell>
          <table:table-cell table:number-columns-repeated="2"/>
        </table:table-row>
        <table:table-row table:style-name="ro1">
          <table:table-cell office:value-type="float" office:value="63" calcext:value-type="float">
            <text:p>63</text:p>
          </table:table-cell>
          <table:table-cell table:formula="of:=([.$B66]-[.$C66])*POWER(1+[$Parameters.$E$4];1/12)+[$Parameters.$B$4]" office:value-type="float" office:value="28057.4566208392" calcext:value-type="float">
            <text:p>28057.4566208392</text:p>
          </table:table-cell>
          <table:table-cell table:formula="of:=IF(MOD([.$A67];12)=1; ([.$B55]+[.$B58]+[.$B61]+[.$B64])/4*(1+[$Parameters.$C$4])*[$Parameters.$D$4]; 0)" office:value-type="float" office:value="0" calcext:value-type="float">
            <text:p>0</text:p>
          </table:table-cell>
          <table:table-cell table:formula="of:=([.$D66]-[.$E66])*POWER(1+[$Parameters.$E$4];1/12)+[$Parameters.$B$4]" office:value-type="float" office:value="71658.2029746358" calcext:value-type="float">
            <text:p>71658.2029746358</text:p>
          </table:table-cell>
          <table:table-cell office:value-type="float" office:value="0" calcext:value-type="float">
            <text:p>0</text:p>
          </table:table-cell>
          <table:table-cell table:formula="of:=[.$D67]-[.$B67]" office:value-type="float" office:value="43600.7463537966" calcext:value-type="float">
            <text:p>43600.7463537966</text:p>
          </table:table-cell>
          <table:table-cell table:formula="of:=[.$F67]/[.$B67]" office:value-type="float" office:value="1.55398070976301" calcext:value-type="float">
            <text:p>1.55398070976301</text:p>
          </table:table-cell>
          <table:table-cell table:formula="of:=[.$F67]/[.$A67]" office:value-type="float" office:value="692.075338949152" calcext:value-type="float">
            <text:p>692.075338949152</text:p>
          </table:table-cell>
          <table:table-cell table:formula="of:=[.$B67]" office:value-type="float" office:value="28057.4566208392" calcext:value-type="float">
            <text:p>28057.4566208392</text:p>
          </table:table-cell>
          <table:table-cell table:formula="of:=[.$D67]*(1-[.$K67])" office:value-type="float" office:value="50918.4559204988" calcext:value-type="float">
            <text:p>50918.4559204988</text:p>
          </table:table-cell>
          <table:table-cell table:formula="of:=SUM(INDIRECT( CELL(&quot;address&quot;;  INDEX([$Parameters.$H$22:$Parameters.$H$74];  FLOOR([.$A67]/12; 1) + 1;0))&amp;&quot;:&quot;&amp;CELL(&quot;address&quot;; [$Parameters.$H$70])))" office:value-type="float" office:value="0.289426" calcext:value-type="float">
            <text:p>0.289426</text:p>
          </table:table-cell>
          <table:table-cell table:formula="of:=[.$I67]/INDEX([$Parameters.$I$22:$Parameters.$I$120];  FLOOR([.$A67]/12; 1) + 1;0)" office:value-type="float" office:value="537.396219514255" calcext:value-type="float">
            <text:p>537.396219514255</text:p>
          </table:table-cell>
          <table:table-cell table:formula="of:=[.$J67]/ INDEX([$Parameters.$I$22:$Parameters.$I$120];  FLOOR([.$A67]/12; 1) + 1;0)" office:value-type="float" office:value="975.262515236522" calcext:value-type="float">
            <text:p>975.262515236522</text:p>
          </table:table-cell>
          <table:table-cell table:formula="of:=([.$M67]-[.$L67])*[$Parameters.$I$70]" office:value-type="float" office:value="7119.70596844408" calcext:value-type="float">
            <text:p>7119.70596844408</text:p>
          </table:table-cell>
          <table:table-cell table:number-columns-repeated="2"/>
        </table:table-row>
        <table:table-row table:style-name="ro1">
          <table:table-cell office:value-type="float" office:value="64" calcext:value-type="float">
            <text:p>64</text:p>
          </table:table-cell>
          <table:table-cell table:formula="of:=([.$B67]-[.$C67])*POWER(1+[$Parameters.$E$4];1/12)+[$Parameters.$B$4]" office:value-type="float" office:value="29171.7661721669" calcext:value-type="float">
            <text:p>29171.7661721669</text:p>
          </table:table-cell>
          <table:table-cell table:formula="of:=IF(MOD([.$A68];12)=1; ([.$B56]+[.$B59]+[.$B62]+[.$B65])/4*(1+[$Parameters.$C$4])*[$Parameters.$D$4]; 0)" office:value-type="float" office:value="0" calcext:value-type="float">
            <text:p>0</text:p>
          </table:table-cell>
          <table:table-cell table:formula="of:=([.$D67]-[.$E67])*POWER(1+[$Parameters.$E$4];1/12)+[$Parameters.$B$4]" office:value-type="float" office:value="72950.1473636682" calcext:value-type="float">
            <text:p>72950.1473636682</text:p>
          </table:table-cell>
          <table:table-cell office:value-type="float" office:value="0" calcext:value-type="float">
            <text:p>0</text:p>
          </table:table-cell>
          <table:table-cell table:formula="of:=[.$D68]-[.$B68]" office:value-type="float" office:value="43778.3811915014" calcext:value-type="float">
            <text:p>43778.3811915014</text:p>
          </table:table-cell>
          <table:table-cell table:formula="of:=[.$F68]/[.$B68]" office:value-type="float" office:value="1.50071068488376" calcext:value-type="float">
            <text:p>1.50071068488376</text:p>
          </table:table-cell>
          <table:table-cell table:formula="of:=[.$F68]/[.$A68]" office:value-type="float" office:value="684.037206117209" calcext:value-type="float">
            <text:p>684.037206117209</text:p>
          </table:table-cell>
          <table:table-cell table:formula="of:=[.$B68]" office:value-type="float" office:value="29171.7661721669" calcext:value-type="float">
            <text:p>29171.7661721669</text:p>
          </table:table-cell>
          <table:table-cell table:formula="of:=[.$D68]*(1-[.$K68])" office:value-type="float" office:value="51836.4780127912" calcext:value-type="float">
            <text:p>51836.4780127912</text:p>
          </table:table-cell>
          <table:table-cell table:formula="of:=SUM(INDIRECT( CELL(&quot;address&quot;;  INDEX([$Parameters.$H$22:$Parameters.$H$74];  FLOOR([.$A68]/12; 1) + 1;0))&amp;&quot;:&quot;&amp;CELL(&quot;address&quot;; [$Parameters.$H$70])))" office:value-type="float" office:value="0.289426" calcext:value-type="float">
            <text:p>0.289426</text:p>
          </table:table-cell>
          <table:table-cell table:formula="of:=[.$I68]/INDEX([$Parameters.$I$22:$Parameters.$I$120];  FLOOR([.$A68]/12; 1) + 1;0)" office:value-type="float" office:value="558.739057118691" calcext:value-type="float">
            <text:p>558.739057118691</text:p>
          </table:table-cell>
          <table:table-cell table:formula="of:=[.$J68]/ INDEX([$Parameters.$I$22:$Parameters.$I$120];  FLOOR([.$A68]/12; 1) + 1;0)" office:value-type="float" office:value="992.845776916131" calcext:value-type="float">
            <text:p>992.845776916131</text:p>
          </table:table-cell>
          <table:table-cell table:formula="of:=([.$M68]-[.$L68])*[$Parameters.$I$70]" office:value-type="float" office:value="7058.57526390637" calcext:value-type="float">
            <text:p>7058.57526390637</text:p>
          </table:table-cell>
          <table:table-cell table:number-columns-repeated="2"/>
        </table:table-row>
        <table:table-row table:style-name="ro1">
          <table:table-cell office:value-type="float" office:value="65" calcext:value-type="float">
            <text:p>65</text:p>
          </table:table-cell>
          <table:table-cell table:formula="of:=([.$B68]-[.$C68])*POWER(1+[$Parameters.$E$4];1/12)+[$Parameters.$B$4]" office:value-type="float" office:value="30290.6155585399" calcext:value-type="float">
            <text:p>30290.6155585399</text:p>
          </table:table-cell>
          <table:table-cell table:formula="of:=IF(MOD([.$A69];12)=1; ([.$B57]+[.$B60]+[.$B63]+[.$B66])/4*(1+[$Parameters.$C$4])*[$Parameters.$D$4]; 0)" office:value-type="float" office:value="0" calcext:value-type="float">
            <text:p>0</text:p>
          </table:table-cell>
          <table:table-cell table:formula="of:=([.$D68]-[.$E68])*POWER(1+[$Parameters.$E$4];1/12)+[$Parameters.$B$4]" office:value-type="float" office:value="74247.3552940632" calcext:value-type="float">
            <text:p>74247.3552940632</text:p>
          </table:table-cell>
          <table:table-cell office:value-type="float" office:value="0" calcext:value-type="float">
            <text:p>0</text:p>
          </table:table-cell>
          <table:table-cell table:formula="of:=[.$D69]-[.$B69]" office:value-type="float" office:value="43956.7397355233" calcext:value-type="float">
            <text:p>43956.7397355233</text:p>
          </table:table-cell>
          <table:table-cell table:formula="of:=[.$F69]/[.$B69]" office:value-type="float" office:value="1.45116693487368" calcext:value-type="float">
            <text:p>1.45116693487368</text:p>
          </table:table-cell>
          <table:table-cell table:formula="of:=[.$F69]/[.$A69]" office:value-type="float" office:value="676.257534392666" calcext:value-type="float">
            <text:p>676.257534392666</text:p>
          </table:table-cell>
          <table:table-cell table:formula="of:=[.$B69]" office:value-type="float" office:value="30290.6155585399" calcext:value-type="float">
            <text:p>30290.6155585399</text:p>
          </table:table-cell>
          <table:table-cell table:formula="of:=[.$D69]*(1-[.$K69])" office:value-type="float" office:value="52758.2402407237" calcext:value-type="float">
            <text:p>52758.2402407237</text:p>
          </table:table-cell>
          <table:table-cell table:formula="of:=SUM(INDIRECT( CELL(&quot;address&quot;;  INDEX([$Parameters.$H$22:$Parameters.$H$74];  FLOOR([.$A69]/12; 1) + 1;0))&amp;&quot;:&quot;&amp;CELL(&quot;address&quot;; [$Parameters.$H$70])))" office:value-type="float" office:value="0.289426" calcext:value-type="float">
            <text:p>0.289426</text:p>
          </table:table-cell>
          <table:table-cell table:formula="of:=[.$I69]/INDEX([$Parameters.$I$22:$Parameters.$I$120];  FLOOR([.$A69]/12; 1) + 1;0)" office:value-type="float" office:value="580.168848085423" calcext:value-type="float">
            <text:p>580.168848085423</text:p>
          </table:table-cell>
          <table:table-cell table:formula="of:=[.$J69]/ INDEX([$Parameters.$I$22:$Parameters.$I$120];  FLOOR([.$A69]/12; 1) + 1;0)" office:value-type="float" office:value="1010.50067498034" calcext:value-type="float">
            <text:p>1010.50067498034</text:p>
          </table:table-cell>
          <table:table-cell table:formula="of:=([.$M69]-[.$L69])*[$Parameters.$I$70]" office:value-type="float" office:value="6997.19550531139" calcext:value-type="float">
            <text:p>6997.19550531139</text:p>
          </table:table-cell>
          <table:table-cell table:number-columns-repeated="2"/>
        </table:table-row>
        <table:table-row table:style-name="ro1">
          <table:table-cell office:value-type="float" office:value="66" calcext:value-type="float">
            <text:p>66</text:p>
          </table:table-cell>
          <table:table-cell table:formula="of:=([.$B69]-[.$C69])*POWER(1+[$Parameters.$E$4];1/12)+[$Parameters.$B$4]" office:value-type="float" office:value="31414.0232758083" calcext:value-type="float">
            <text:p>31414.0232758083</text:p>
          </table:table-cell>
          <table:table-cell table:formula="of:=IF(MOD([.$A70];12)=1; ([.$B58]+[.$B61]+[.$B64]+[.$B67])/4*(1+[$Parameters.$C$4])*[$Parameters.$D$4]; 0)" office:value-type="float" office:value="0" calcext:value-type="float">
            <text:p>0</text:p>
          </table:table-cell>
          <table:table-cell table:formula="of:=([.$D69]-[.$E69])*POWER(1+[$Parameters.$E$4];1/12)+[$Parameters.$B$4]" office:value-type="float" office:value="75549.8482101397" calcext:value-type="float">
            <text:p>75549.8482101397</text:p>
          </table:table-cell>
          <table:table-cell office:value-type="float" office:value="0" calcext:value-type="float">
            <text:p>0</text:p>
          </table:table-cell>
          <table:table-cell table:formula="of:=[.$D70]-[.$B70]" office:value-type="float" office:value="44135.8249343314" calcext:value-type="float">
            <text:p>44135.8249343314</text:p>
          </table:table-cell>
          <table:table-cell table:formula="of:=[.$F70]/[.$B70]" office:value-type="float" office:value="1.40497205807828" calcext:value-type="float">
            <text:p>1.40497205807828</text:p>
          </table:table-cell>
          <table:table-cell table:formula="of:=[.$F70]/[.$A70]" office:value-type="float" office:value="668.724620217143" calcext:value-type="float">
            <text:p>668.724620217143</text:p>
          </table:table-cell>
          <table:table-cell table:formula="of:=[.$B70]" office:value-type="float" office:value="31414.0232758083" calcext:value-type="float">
            <text:p>31414.0232758083</text:p>
          </table:table-cell>
          <table:table-cell table:formula="of:=[.$D70]*(1-[.$K70])" office:value-type="float" office:value="53683.7578420718" calcext:value-type="float">
            <text:p>53683.7578420718</text:p>
          </table:table-cell>
          <table:table-cell table:formula="of:=SUM(INDIRECT( CELL(&quot;address&quot;;  INDEX([$Parameters.$H$22:$Parameters.$H$74];  FLOOR([.$A70]/12; 1) + 1;0))&amp;&quot;:&quot;&amp;CELL(&quot;address&quot;; [$Parameters.$H$70])))" office:value-type="float" office:value="0.289426" calcext:value-type="float">
            <text:p>0.289426</text:p>
          </table:table-cell>
          <table:table-cell table:formula="of:=[.$I70]/INDEX([$Parameters.$I$22:$Parameters.$I$120];  FLOOR([.$A70]/12; 1) + 1;0)" office:value-type="float" office:value="601.685946673211" calcext:value-type="float">
            <text:p>601.685946673211</text:p>
          </table:table-cell>
          <table:table-cell table:formula="of:=[.$J70]/ INDEX([$Parameters.$I$22:$Parameters.$I$120];  FLOOR([.$A70]/12; 1) + 1;0)" office:value-type="float" office:value="1028.22750128466" calcext:value-type="float">
            <text:p>1028.22750128466</text:p>
          </table:table-cell>
          <table:table-cell table:formula="of:=([.$M70]-[.$L70])*[$Parameters.$I$70]" office:value-type="float" office:value="6935.56567798209" calcext:value-type="float">
            <text:p>6935.56567798209</text:p>
          </table:table-cell>
          <table:table-cell table:number-columns-repeated="2"/>
        </table:table-row>
        <table:table-row table:style-name="ro1">
          <table:table-cell office:value-type="float" office:value="67" calcext:value-type="float">
            <text:p>67</text:p>
          </table:table-cell>
          <table:table-cell table:formula="of:=([.$B70]-[.$C70])*POWER(1+[$Parameters.$E$4];1/12)+[$Parameters.$B$4]" office:value-type="float" office:value="32542.0078951764" calcext:value-type="float">
            <text:p>32542.0078951764</text:p>
          </table:table-cell>
          <table:table-cell table:formula="of:=IF(MOD([.$A71];12)=1; ([.$B59]+[.$B62]+[.$B65]+[.$B68])/4*(1+[$Parameters.$C$4])*[$Parameters.$D$4]; 0)" office:value-type="float" office:value="0" calcext:value-type="float">
            <text:p>0</text:p>
          </table:table-cell>
          <table:table-cell table:formula="of:=([.$D70]-[.$E70])*POWER(1+[$Parameters.$E$4];1/12)+[$Parameters.$B$4]" office:value-type="float" office:value="76857.6476435837" calcext:value-type="float">
            <text:p>76857.6476435837</text:p>
          </table:table-cell>
          <table:table-cell office:value-type="float" office:value="0" calcext:value-type="float">
            <text:p>0</text:p>
          </table:table-cell>
          <table:table-cell table:formula="of:=[.$D71]-[.$B71]" office:value-type="float" office:value="44315.6397484073" calcext:value-type="float">
            <text:p>44315.6397484073</text:p>
          </table:table-cell>
          <table:table-cell table:formula="of:=[.$F71]/[.$B71]" office:value-type="float" office:value="1.36179795331486" calcext:value-type="float">
            <text:p>1.36179795331486</text:p>
          </table:table-cell>
          <table:table-cell table:formula="of:=[.$F71]/[.$A71]" office:value-type="float" office:value="661.427458931453" calcext:value-type="float">
            <text:p>661.427458931453</text:p>
          </table:table-cell>
          <table:table-cell table:formula="of:=[.$B71]" office:value-type="float" office:value="32542.0078951764" calcext:value-type="float">
            <text:p>32542.0078951764</text:p>
          </table:table-cell>
          <table:table-cell table:formula="of:=[.$D71]*(1-[.$K71])" office:value-type="float" office:value="54613.0461166919" calcext:value-type="float">
            <text:p>54613.0461166919</text:p>
          </table:table-cell>
          <table:table-cell table:formula="of:=SUM(INDIRECT( CELL(&quot;address&quot;;  INDEX([$Parameters.$H$22:$Parameters.$H$74];  FLOOR([.$A71]/12; 1) + 1;0))&amp;&quot;:&quot;&amp;CELL(&quot;address&quot;; [$Parameters.$H$70])))" office:value-type="float" office:value="0.289426" calcext:value-type="float">
            <text:p>0.289426</text:p>
          </table:table-cell>
          <table:table-cell table:formula="of:=[.$I71]/INDEX([$Parameters.$I$22:$Parameters.$I$120];  FLOOR([.$A71]/12; 1) + 1;0)" office:value-type="float" office:value="623.29070858411" calcext:value-type="float">
            <text:p>623.29070858411</text:p>
          </table:table-cell>
          <table:table-cell table:formula="of:=[.$J71]/ INDEX([$Parameters.$I$22:$Parameters.$I$120];  FLOOR([.$A71]/12; 1) + 1;0)" office:value-type="float" office:value="1046.02654887362" calcext:value-type="float">
            <text:p>1046.02654887362</text:p>
          </table:table-cell>
          <table:table-cell table:formula="of:=([.$M71]-[.$L71])*[$Parameters.$I$70]" office:value-type="float" office:value="6873.68476310748" calcext:value-type="float">
            <text:p>6873.68476310748</text:p>
          </table:table-cell>
          <table:table-cell table:number-columns-repeated="2"/>
        </table:table-row>
        <table:table-row table:style-name="ro1">
          <table:table-cell office:value-type="float" office:value="68" calcext:value-type="float">
            <text:p>68</text:p>
          </table:table-cell>
          <table:table-cell table:formula="of:=([.$B71]-[.$C71])*POWER(1+[$Parameters.$E$4];1/12)+[$Parameters.$B$4]" office:value-type="float" office:value="33674.5880635098" calcext:value-type="float">
            <text:p>33674.5880635098</text:p>
          </table:table-cell>
          <table:table-cell table:formula="of:=IF(MOD([.$A72];12)=1; ([.$B60]+[.$B63]+[.$B66]+[.$B69])/4*(1+[$Parameters.$C$4])*[$Parameters.$D$4]; 0)" office:value-type="float" office:value="0" calcext:value-type="float">
            <text:p>0</text:p>
          </table:table-cell>
          <table:table-cell table:formula="of:=([.$D71]-[.$E71])*POWER(1+[$Parameters.$E$4];1/12)+[$Parameters.$B$4]" office:value-type="float" office:value="78170.7752138037" calcext:value-type="float">
            <text:p>78170.7752138037</text:p>
          </table:table-cell>
          <table:table-cell office:value-type="float" office:value="0" calcext:value-type="float">
            <text:p>0</text:p>
          </table:table-cell>
          <table:table-cell table:formula="of:=[.$D72]-[.$B72]" office:value-type="float" office:value="44496.1871502939" calcext:value-type="float">
            <text:p>44496.1871502939</text:p>
          </table:table-cell>
          <table:table-cell table:formula="of:=[.$F72]/[.$B72]" office:value-type="float" office:value="1.32135802422808" calcext:value-type="float">
            <text:p>1.32135802422808</text:p>
          </table:table-cell>
          <table:table-cell table:formula="of:=[.$F72]/[.$A72]" office:value-type="float" office:value="654.355693386675" calcext:value-type="float">
            <text:p>654.355693386675</text:p>
          </table:table-cell>
          <table:table-cell table:formula="of:=[.$B72]" office:value-type="float" office:value="33674.5880635098" calcext:value-type="float">
            <text:p>33674.5880635098</text:p>
          </table:table-cell>
          <table:table-cell table:formula="of:=[.$D72]*(1-[.$K72])" office:value-type="float" office:value="55546.1204267734" calcext:value-type="float">
            <text:p>55546.1204267734</text:p>
          </table:table-cell>
          <table:table-cell table:formula="of:=SUM(INDIRECT( CELL(&quot;address&quot;;  INDEX([$Parameters.$H$22:$Parameters.$H$74];  FLOOR([.$A72]/12; 1) + 1;0))&amp;&quot;:&quot;&amp;CELL(&quot;address&quot;; [$Parameters.$H$70])))" office:value-type="float" office:value="0.289426" calcext:value-type="float">
            <text:p>0.289426</text:p>
          </table:table-cell>
          <table:table-cell table:formula="of:=[.$I72]/INDEX([$Parameters.$I$22:$Parameters.$I$120];  FLOOR([.$A72]/12; 1) + 1;0)" office:value-type="float" office:value="644.98349096935" calcext:value-type="float">
            <text:p>644.98349096935</text:p>
          </table:table-cell>
          <table:table-cell table:formula="of:=[.$J72]/ INDEX([$Parameters.$I$22:$Parameters.$I$120];  FLOOR([.$A72]/12; 1) + 1;0)" office:value-type="float" office:value="1063.8981119857" calcext:value-type="float">
            <text:p>1063.8981119857</text:p>
          </table:table-cell>
          <table:table-cell table:formula="of:=([.$M72]-[.$L72])*[$Parameters.$I$70]" office:value-type="float" office:value="6811.55173772583" calcext:value-type="float">
            <text:p>6811.55173772583</text:p>
          </table:table-cell>
          <table:table-cell table:number-columns-repeated="2"/>
        </table:table-row>
        <table:table-row table:style-name="ro1">
          <table:table-cell office:value-type="float" office:value="69" calcext:value-type="float">
            <text:p>69</text:p>
          </table:table-cell>
          <table:table-cell table:formula="of:=([.$B72]-[.$C72])*POWER(1+[$Parameters.$E$4];1/12)+[$Parameters.$B$4]" office:value-type="float" office:value="34811.7825036439" calcext:value-type="float">
            <text:p>34811.7825036439</text:p>
          </table:table-cell>
          <table:table-cell table:formula="of:=IF(MOD([.$A73];12)=1; ([.$B61]+[.$B64]+[.$B67]+[.$B70])/4*(1+[$Parameters.$C$4])*[$Parameters.$D$4]; 0)" office:value-type="float" office:value="0" calcext:value-type="float">
            <text:p>0</text:p>
          </table:table-cell>
          <table:table-cell table:formula="of:=([.$D72]-[.$E72])*POWER(1+[$Parameters.$E$4];1/12)+[$Parameters.$B$4]" office:value-type="float" office:value="79489.2526282885" calcext:value-type="float">
            <text:p>79489.2526282885</text:p>
          </table:table-cell>
          <table:table-cell office:value-type="float" office:value="0" calcext:value-type="float">
            <text:p>0</text:p>
          </table:table-cell>
          <table:table-cell table:formula="of:=[.$D73]-[.$B73]" office:value-type="float" office:value="44677.4701246446" calcext:value-type="float">
            <text:p>44677.4701246446</text:p>
          </table:table-cell>
          <table:table-cell table:formula="of:=[.$F73]/[.$B73]" office:value-type="float" office:value="1.28340081752401" calcext:value-type="float">
            <text:p>1.28340081752401</text:p>
          </table:table-cell>
          <table:table-cell table:formula="of:=[.$F73]/[.$A73]" office:value-type="float" office:value="647.499567023835" calcext:value-type="float">
            <text:p>647.499567023835</text:p>
          </table:table-cell>
          <table:table-cell table:formula="of:=[.$B73]" office:value-type="float" office:value="34811.7825036439" calcext:value-type="float">
            <text:p>34811.7825036439</text:p>
          </table:table-cell>
          <table:table-cell table:formula="of:=[.$D73]*(1-[.$K73])" office:value-type="float" office:value="56482.9961970935" calcext:value-type="float">
            <text:p>56482.9961970935</text:p>
          </table:table-cell>
          <table:table-cell table:formula="of:=SUM(INDIRECT( CELL(&quot;address&quot;;  INDEX([$Parameters.$H$22:$Parameters.$H$74];  FLOOR([.$A73]/12; 1) + 1;0))&amp;&quot;:&quot;&amp;CELL(&quot;address&quot;; [$Parameters.$H$70])))" office:value-type="float" office:value="0.289426" calcext:value-type="float">
            <text:p>0.289426</text:p>
          </table:table-cell>
          <table:table-cell table:formula="of:=[.$I73]/INDEX([$Parameters.$I$22:$Parameters.$I$120];  FLOOR([.$A73]/12; 1) + 1;0)" office:value-type="float" office:value="666.76465243524" calcext:value-type="float">
            <text:p>666.76465243524</text:p>
          </table:table-cell>
          <table:table-cell table:formula="of:=[.$J73]/ INDEX([$Parameters.$I$22:$Parameters.$I$120];  FLOOR([.$A73]/12; 1) + 1;0)" office:value-type="float" office:value="1081.8424860581" calcext:value-type="float">
            <text:p>1081.8424860581</text:p>
          </table:table-cell>
          <table:table-cell table:formula="of:=([.$M73]-[.$L73])*[$Parameters.$I$70]" office:value-type="float" office:value="6749.16557470772" calcext:value-type="float">
            <text:p>6749.16557470772</text:p>
          </table:table-cell>
          <table:table-cell table:number-columns-repeated="2"/>
        </table:table-row>
        <table:table-row table:style-name="ro1">
          <table:table-cell office:value-type="float" office:value="70" calcext:value-type="float">
            <text:p>70</text:p>
          </table:table-cell>
          <table:table-cell table:formula="of:=([.$B73]-[.$C73])*POWER(1+[$Parameters.$E$4];1/12)+[$Parameters.$B$4]" office:value-type="float" office:value="35953.6100146932" calcext:value-type="float">
            <text:p>35953.6100146932</text:p>
          </table:table-cell>
          <table:table-cell table:formula="of:=IF(MOD([.$A74];12)=1; ([.$B62]+[.$B65]+[.$B68]+[.$B71])/4*(1+[$Parameters.$C$4])*[$Parameters.$D$4]; 0)" office:value-type="float" office:value="0" calcext:value-type="float">
            <text:p>0</text:p>
          </table:table-cell>
          <table:table-cell table:formula="of:=([.$D73]-[.$E73])*POWER(1+[$Parameters.$E$4];1/12)+[$Parameters.$B$4]" office:value-type="float" office:value="80813.1016829658" calcext:value-type="float">
            <text:p>80813.1016829658</text:p>
          </table:table-cell>
          <table:table-cell office:value-type="float" office:value="0" calcext:value-type="float">
            <text:p>0</text:p>
          </table:table-cell>
          <table:table-cell table:formula="of:=[.$D74]-[.$B74]" office:value-type="float" office:value="44859.4916682726" calcext:value-type="float">
            <text:p>44859.4916682726</text:p>
          </table:table-cell>
          <table:table-cell table:formula="of:=[.$F74]/[.$B74]" office:value-type="float" office:value="1.24770479654032" calcext:value-type="float">
            <text:p>1.24770479654032</text:p>
          </table:table-cell>
          <table:table-cell table:formula="of:=[.$F74]/[.$A74]" office:value-type="float" office:value="640.849880975323" calcext:value-type="float">
            <text:p>640.849880975323</text:p>
          </table:table-cell>
          <table:table-cell table:formula="of:=[.$B74]" office:value-type="float" office:value="35953.6100146932" calcext:value-type="float">
            <text:p>35953.6100146932</text:p>
          </table:table-cell>
          <table:table-cell table:formula="of:=[.$D74]*(1-[.$K74])" office:value-type="float" office:value="57423.6889152718" calcext:value-type="float">
            <text:p>57423.6889152718</text:p>
          </table:table-cell>
          <table:table-cell table:formula="of:=SUM(INDIRECT( CELL(&quot;address&quot;;  INDEX([$Parameters.$H$22:$Parameters.$H$74];  FLOOR([.$A74]/12; 1) + 1;0))&amp;&quot;:&quot;&amp;CELL(&quot;address&quot;; [$Parameters.$H$70])))" office:value-type="float" office:value="0.289426" calcext:value-type="float">
            <text:p>0.289426</text:p>
          </table:table-cell>
          <table:table-cell table:formula="of:=[.$I74]/INDEX([$Parameters.$I$22:$Parameters.$I$120];  FLOOR([.$A74]/12; 1) + 1;0)" office:value-type="float" office:value="688.634553049094" calcext:value-type="float">
            <text:p>688.634553049094</text:p>
          </table:table-cell>
          <table:table-cell table:formula="of:=[.$J74]/ INDEX([$Parameters.$I$22:$Parameters.$I$120];  FLOOR([.$A74]/12; 1) + 1;0)" office:value-type="float" office:value="1099.85996773169" calcext:value-type="float">
            <text:p>1099.85996773169</text:p>
          </table:table-cell>
          <table:table-cell table:formula="of:=([.$M74]-[.$L74])*[$Parameters.$I$70]" office:value-type="float" office:value="6686.52524273909" calcext:value-type="float">
            <text:p>6686.52524273909</text:p>
          </table:table-cell>
          <table:table-cell table:number-columns-repeated="2"/>
        </table:table-row>
        <table:table-row table:style-name="ro1">
          <table:table-cell office:value-type="float" office:value="71" calcext:value-type="float">
            <text:p>71</text:p>
          </table:table-cell>
          <table:table-cell table:formula="of:=([.$B74]-[.$C74])*POWER(1+[$Parameters.$E$4];1/12)+[$Parameters.$B$4]" office:value-type="float" office:value="37100.0894723621" calcext:value-type="float">
            <text:p>37100.0894723621</text:p>
          </table:table-cell>
          <table:table-cell table:formula="of:=IF(MOD([.$A75];12)=1; ([.$B63]+[.$B66]+[.$B69]+[.$B72])/4*(1+[$Parameters.$C$4])*[$Parameters.$D$4]; 0)" office:value-type="float" office:value="0" calcext:value-type="float">
            <text:p>0</text:p>
          </table:table-cell>
          <table:table-cell table:formula="of:=([.$D74]-[.$E74])*POWER(1+[$Parameters.$E$4];1/12)+[$Parameters.$B$4]" office:value-type="float" office:value="82142.3442625628" calcext:value-type="float">
            <text:p>82142.3442625628</text:p>
          </table:table-cell>
          <table:table-cell office:value-type="float" office:value="0" calcext:value-type="float">
            <text:p>0</text:p>
          </table:table-cell>
          <table:table-cell table:formula="of:=[.$D75]-[.$B75]" office:value-type="float" office:value="45042.2547902007" calcext:value-type="float">
            <text:p>45042.2547902007</text:p>
          </table:table-cell>
          <table:table-cell table:formula="of:=[.$F75]/[.$B75]" office:value-type="float" office:value="1.21407402059651" calcext:value-type="float">
            <text:p>1.21407402059651</text:p>
          </table:table-cell>
          <table:table-cell table:formula="of:=[.$F75]/[.$A75]" office:value-type="float" office:value="634.397954791559" calcext:value-type="float">
            <text:p>634.397954791559</text:p>
          </table:table-cell>
          <table:table-cell table:formula="of:=[.$B75]" office:value-type="float" office:value="37100.0894723621" calcext:value-type="float">
            <text:p>37100.0894723621</text:p>
          </table:table-cell>
          <table:table-cell table:formula="of:=[.$D75]*(1-[.$K75])" office:value-type="float" office:value="58368.2141320263" calcext:value-type="float">
            <text:p>58368.2141320263</text:p>
          </table:table-cell>
          <table:table-cell table:formula="of:=SUM(INDIRECT( CELL(&quot;address&quot;;  INDEX([$Parameters.$H$22:$Parameters.$H$74];  FLOOR([.$A75]/12; 1) + 1;0))&amp;&quot;:&quot;&amp;CELL(&quot;address&quot;; [$Parameters.$H$70])))" office:value-type="float" office:value="0.289426" calcext:value-type="float">
            <text:p>0.289426</text:p>
          </table:table-cell>
          <table:table-cell table:formula="of:=[.$I75]/INDEX([$Parameters.$I$22:$Parameters.$I$120];  FLOOR([.$A75]/12; 1) + 1;0)" office:value-type="float" office:value="710.593554345184" calcext:value-type="float">
            <text:p>710.593554345184</text:p>
          </table:table-cell>
          <table:table-cell table:formula="of:=[.$J75]/ INDEX([$Parameters.$I$22:$Parameters.$I$120];  FLOOR([.$A75]/12; 1) + 1;0)" office:value-type="float" office:value="1117.9508548559" calcext:value-type="float">
            <text:p>1117.9508548559</text:p>
          </table:table-cell>
          <table:table-cell table:formula="of:=([.$M75]-[.$L75])*[$Parameters.$I$70]" office:value-type="float" office:value="6623.62970630416" calcext:value-type="float">
            <text:p>6623.62970630416</text:p>
          </table:table-cell>
          <table:table-cell table:number-columns-repeated="2"/>
        </table:table-row>
        <table:table-row table:style-name="ro1">
          <table:table-cell office:value-type="float" office:value="72" calcext:value-type="float">
            <text:p>72</text:p>
          </table:table-cell>
          <table:table-cell table:formula="of:=([.$B75]-[.$C75])*POWER(1+[$Parameters.$E$4];1/12)+[$Parameters.$B$4]" office:value-type="float" office:value="38251.2398292569" calcext:value-type="float">
            <text:p>38251.2398292569</text:p>
          </table:table-cell>
          <table:table-cell table:formula="of:=IF(MOD([.$A76];12)=1; ([.$B64]+[.$B67]+[.$B70]+[.$B73])/4*(1+[$Parameters.$C$4])*[$Parameters.$D$4]; 0)" office:value-type="float" office:value="0" calcext:value-type="float">
            <text:p>0</text:p>
          </table:table-cell>
          <table:table-cell table:formula="of:=([.$D75]-[.$E75])*POWER(1+[$Parameters.$E$4];1/12)+[$Parameters.$B$4]" office:value-type="float" office:value="83477.0023409675" calcext:value-type="float">
            <text:p>83477.0023409675</text:p>
          </table:table-cell>
          <table:table-cell office:value-type="float" office:value="0" calcext:value-type="float">
            <text:p>0</text:p>
          </table:table-cell>
          <table:table-cell table:formula="of:=[.$D76]-[.$B76]" office:value-type="float" office:value="45225.7625117106" calcext:value-type="float">
            <text:p>45225.7625117106</text:p>
          </table:table-cell>
          <table:table-cell table:formula="of:=[.$F76]/[.$B76]" office:value-type="float" office:value="1.18233455212396" calcext:value-type="float">
            <text:p>1.18233455212396</text:p>
          </table:table-cell>
          <table:table-cell table:formula="of:=[.$F76]/[.$A76]" office:value-type="float" office:value="628.135590440425" calcext:value-type="float">
            <text:p>628.135590440425</text:p>
          </table:table-cell>
          <table:table-cell table:formula="of:=[.$B76]" office:value-type="float" office:value="38251.2398292569" calcext:value-type="float">
            <text:p>38251.2398292569</text:p>
          </table:table-cell>
          <table:table-cell table:formula="of:=[.$D76]*(1-[.$K76])" office:value-type="float" office:value="59456.9957793682" calcext:value-type="float">
            <text:p>59456.9957793682</text:p>
          </table:table-cell>
          <table:table-cell table:formula="of:=SUM(INDIRECT( CELL(&quot;address&quot;;  INDEX([$Parameters.$H$22:$Parameters.$H$74];  FLOOR([.$A76]/12; 1) + 1;0))&amp;&quot;:&quot;&amp;CELL(&quot;address&quot;; [$Parameters.$H$70])))" office:value-type="float" office:value="0.287744" calcext:value-type="float">
            <text:p>0.287744</text:p>
          </table:table-cell>
          <table:table-cell table:formula="of:=[.$I76]/INDEX([$Parameters.$I$22:$Parameters.$I$120];  FLOOR([.$A76]/12; 1) + 1;0)" office:value-type="float" office:value="745.638203299355" calcext:value-type="float">
            <text:p>745.638203299355</text:p>
          </table:table-cell>
          <table:table-cell table:formula="of:=[.$J76]/ INDEX([$Parameters.$I$22:$Parameters.$I$120];  FLOOR([.$A76]/12; 1) + 1;0)" office:value-type="float" office:value="1159.00576567969" calcext:value-type="float">
            <text:p>1159.00576567969</text:p>
          </table:table-cell>
          <table:table-cell table:formula="of:=([.$M76]-[.$L76])*[$Parameters.$I$70]" office:value-type="float" office:value="6721.35656430427" calcext:value-type="float">
            <text:p>6721.35656430427</text:p>
          </table:table-cell>
          <table:table-cell table:number-columns-repeated="2"/>
        </table:table-row>
        <table:table-row table:style-name="ro1">
          <table:table-cell office:value-type="float" office:value="73" calcext:value-type="float">
            <text:p>73</text:p>
          </table:table-cell>
          <table:table-cell table:formula="of:=([.$B76]-[.$C76])*POWER(1+[$Parameters.$E$4];1/12)+[$Parameters.$B$4]" office:value-type="float" office:value="39407.0801151993" calcext:value-type="float">
            <text:p>39407.0801151993</text:p>
          </table:table-cell>
          <table:table-cell table:formula="of:=IF(MOD([.$A77];12)=1; ([.$B65]+[.$B68]+[.$B71]+[.$B74])/4*(1+[$Parameters.$C$4])*[$Parameters.$D$4]; 0)" office:value-type="float" office:value="12685.7497457631" calcext:value-type="float">
            <text:p>12685.7497457631</text:p>
          </table:table-cell>
          <table:table-cell table:formula="of:=([.$D76]-[.$E76])*POWER(1+[$Parameters.$E$4];1/12)+[$Parameters.$B$4]" office:value-type="float" office:value="84817.0979815925" calcext:value-type="float">
            <text:p>84817.0979815925</text:p>
          </table:table-cell>
          <table:table-cell office:value-type="float" office:value="0" calcext:value-type="float">
            <text:p>0</text:p>
          </table:table-cell>
          <table:table-cell table:formula="of:=[.$D77]-[.$B77]" office:value-type="float" office:value="45410.0178663932" calcext:value-type="float">
            <text:p>45410.0178663932</text:p>
          </table:table-cell>
          <table:table-cell table:formula="of:=[.$F77]/[.$B77]" office:value-type="float" office:value="1.15233145246096" calcext:value-type="float">
            <text:p>1.15233145246096</text:p>
          </table:table-cell>
          <table:table-cell table:formula="of:=[.$F77]/[.$A77]" office:value-type="float" office:value="622.055039265661" calcext:value-type="float">
            <text:p>622.055039265661</text:p>
          </table:table-cell>
          <table:table-cell table:formula="of:=[.$B77]" office:value-type="float" office:value="39407.0801151993" calcext:value-type="float">
            <text:p>39407.0801151993</text:p>
          </table:table-cell>
          <table:table-cell table:formula="of:=[.$D77]*(1-[.$K77])" office:value-type="float" office:value="60411.4869399772" calcext:value-type="float">
            <text:p>60411.4869399772</text:p>
          </table:table-cell>
          <table:table-cell table:formula="of:=SUM(INDIRECT( CELL(&quot;address&quot;;  INDEX([$Parameters.$H$22:$Parameters.$H$74];  FLOOR([.$A77]/12; 1) + 1;0))&amp;&quot;:&quot;&amp;CELL(&quot;address&quot;; [$Parameters.$H$70])))" office:value-type="float" office:value="0.287744" calcext:value-type="float">
            <text:p>0.287744</text:p>
          </table:table-cell>
          <table:table-cell table:formula="of:=[.$I77]/INDEX([$Parameters.$I$22:$Parameters.$I$120];  FLOOR([.$A77]/12; 1) + 1;0)" office:value-type="float" office:value="768.169203025328" calcext:value-type="float">
            <text:p>768.169203025328</text:p>
          </table:table-cell>
          <table:table-cell table:formula="of:=[.$J77]/ INDEX([$Parameters.$I$22:$Parameters.$I$120];  FLOOR([.$A77]/12; 1) + 1;0)" office:value-type="float" office:value="1177.61183118864" calcext:value-type="float">
            <text:p>1177.61183118864</text:p>
          </table:table-cell>
          <table:table-cell table:formula="of:=([.$M77]-[.$L77])*[$Parameters.$I$70]" office:value-type="float" office:value="6657.53713393544" calcext:value-type="float">
            <text:p>6657.53713393544</text:p>
          </table:table-cell>
          <table:table-cell table:number-columns-repeated="2"/>
        </table:table-row>
        <table:table-row table:style-name="ro1">
          <table:table-cell office:value-type="float" office:value="74" calcext:value-type="float">
            <text:p>74</text:p>
          </table:table-cell>
          <table:table-cell table:formula="of:=([.$B77]-[.$C77])*POWER(1+[$Parameters.$E$4];1/12)+[$Parameters.$B$4]" office:value-type="float" office:value="27830.196377025" calcext:value-type="float">
            <text:p>27830.196377025</text:p>
          </table:table-cell>
          <table:table-cell table:formula="of:=IF(MOD([.$A78];12)=1; ([.$B66]+[.$B69]+[.$B72]+[.$B75])/4*(1+[$Parameters.$C$4])*[$Parameters.$D$4]; 0)" office:value-type="float" office:value="0" calcext:value-type="float">
            <text:p>0</text:p>
          </table:table-cell>
          <table:table-cell table:formula="of:=([.$D77]-[.$E77])*POWER(1+[$Parameters.$E$4];1/12)+[$Parameters.$B$4]" office:value-type="float" office:value="86162.6533377394" calcext:value-type="float">
            <text:p>86162.6533377394</text:p>
          </table:table-cell>
          <table:table-cell office:value-type="float" office:value="0" calcext:value-type="float">
            <text:p>0</text:p>
          </table:table-cell>
          <table:table-cell table:formula="of:=[.$D78]-[.$B78]" office:value-type="float" office:value="58332.4569607144" calcext:value-type="float">
            <text:p>58332.4569607144</text:p>
          </table:table-cell>
          <table:table-cell table:formula="of:=[.$F78]/[.$B78]" office:value-type="float" office:value="2.09601312798749" calcext:value-type="float">
            <text:p>2.09601312798749</text:p>
          </table:table-cell>
          <table:table-cell table:formula="of:=[.$F78]/[.$A78]" office:value-type="float" office:value="788.276445415059" calcext:value-type="float">
            <text:p>788.276445415059</text:p>
          </table:table-cell>
          <table:table-cell table:formula="of:=[.$B78]" office:value-type="float" office:value="27830.196377025" calcext:value-type="float">
            <text:p>27830.196377025</text:p>
          </table:table-cell>
          <table:table-cell table:formula="of:=[.$D78]*(1-[.$K78])" office:value-type="float" office:value="61369.8668157249" calcext:value-type="float">
            <text:p>61369.8668157249</text:p>
          </table:table-cell>
          <table:table-cell table:formula="of:=SUM(INDIRECT( CELL(&quot;address&quot;;  INDEX([$Parameters.$H$22:$Parameters.$H$74];  FLOOR([.$A78]/12; 1) + 1;0))&amp;&quot;:&quot;&amp;CELL(&quot;address&quot;; [$Parameters.$H$70])))" office:value-type="float" office:value="0.287744" calcext:value-type="float">
            <text:p>0.287744</text:p>
          </table:table-cell>
          <table:table-cell table:formula="of:=[.$I78]/INDEX([$Parameters.$I$22:$Parameters.$I$120];  FLOOR([.$A78]/12; 1) + 1;0)" office:value-type="float" office:value="542.498954717837" calcext:value-type="float">
            <text:p>542.498954717837</text:p>
          </table:table-cell>
          <table:table-cell table:formula="of:=[.$J78]/ INDEX([$Parameters.$I$22:$Parameters.$I$120];  FLOOR([.$A78]/12; 1) + 1;0)" office:value-type="float" office:value="1196.2937001116" calcext:value-type="float">
            <text:p>1196.2937001116</text:p>
          </table:table-cell>
          <table:table-cell table:formula="of:=([.$M78]-[.$L78])*[$Parameters.$I$70]" office:value-type="float" office:value="10630.7025601025" calcext:value-type="float">
            <text:p>10630.7025601025</text:p>
          </table:table-cell>
          <table:table-cell table:number-columns-repeated="2"/>
        </table:table-row>
        <table:table-row table:style-name="ro1">
          <table:table-cell office:value-type="float" office:value="75" calcext:value-type="float">
            <text:p>75</text:p>
          </table:table-cell>
          <table:table-cell table:formula="of:=([.$B78]-[.$C78])*POWER(1+[$Parameters.$E$4];1/12)+[$Parameters.$B$4]" office:value-type="float" office:value="28943.5800419883" calcext:value-type="float">
            <text:p>28943.5800419883</text:p>
          </table:table-cell>
          <table:table-cell table:formula="of:=IF(MOD([.$A79];12)=1; ([.$B67]+[.$B70]+[.$B73]+[.$B76])/4*(1+[$Parameters.$C$4])*[$Parameters.$D$4]; 0)" office:value-type="float" office:value="0" calcext:value-type="float">
            <text:p>0</text:p>
          </table:table-cell>
          <table:table-cell table:formula="of:=([.$D78]-[.$E78])*POWER(1+[$Parameters.$E$4];1/12)+[$Parameters.$B$4]" office:value-type="float" office:value="87513.6906529649" calcext:value-type="float">
            <text:p>87513.6906529649</text:p>
          </table:table-cell>
          <table:table-cell office:value-type="float" office:value="0" calcext:value-type="float">
            <text:p>0</text:p>
          </table:table-cell>
          <table:table-cell table:formula="of:=[.$D79]-[.$B79]" office:value-type="float" office:value="58570.1106109766" calcext:value-type="float">
            <text:p>58570.1106109766</text:p>
          </table:table-cell>
          <table:table-cell table:formula="of:=[.$F79]/[.$B79]" office:value-type="float" office:value="2.02359592441603" calcext:value-type="float">
            <text:p>2.02359592441603</text:p>
          </table:table-cell>
          <table:table-cell table:formula="of:=[.$F79]/[.$A79]" office:value-type="float" office:value="780.934808146355" calcext:value-type="float">
            <text:p>780.934808146355</text:p>
          </table:table-cell>
          <table:table-cell table:formula="of:=[.$B79]" office:value-type="float" office:value="28943.5800419883" calcext:value-type="float">
            <text:p>28943.5800419883</text:p>
          </table:table-cell>
          <table:table-cell table:formula="of:=[.$D79]*(1-[.$K79])" office:value-type="float" office:value="62332.1512497182" calcext:value-type="float">
            <text:p>62332.1512497182</text:p>
          </table:table-cell>
          <table:table-cell table:formula="of:=SUM(INDIRECT( CELL(&quot;address&quot;;  INDEX([$Parameters.$H$22:$Parameters.$H$74];  FLOOR([.$A79]/12; 1) + 1;0))&amp;&quot;:&quot;&amp;CELL(&quot;address&quot;; [$Parameters.$H$70])))" office:value-type="float" office:value="0.287744" calcext:value-type="float">
            <text:p>0.287744</text:p>
          </table:table-cell>
          <table:table-cell table:formula="of:=[.$I79]/INDEX([$Parameters.$I$22:$Parameters.$I$120];  FLOOR([.$A79]/12; 1) + 1;0)" office:value-type="float" office:value="564.202339999771" calcext:value-type="float">
            <text:p>564.202339999771</text:p>
          </table:table-cell>
          <table:table-cell table:formula="of:=[.$J79]/ INDEX([$Parameters.$I$22:$Parameters.$I$120];  FLOOR([.$A79]/12; 1) + 1;0)" office:value-type="float" office:value="1215.05168128106" calcext:value-type="float">
            <text:p>1215.05168128106</text:p>
          </table:table-cell>
          <table:table-cell table:formula="of:=([.$M79]-[.$L79])*[$Parameters.$I$70]" office:value-type="float" office:value="10582.8102892337" calcext:value-type="float">
            <text:p>10582.8102892337</text:p>
          </table:table-cell>
          <table:table-cell table:number-columns-repeated="2"/>
        </table:table-row>
        <table:table-row table:style-name="ro1">
          <table:table-cell office:value-type="float" office:value="76" calcext:value-type="float">
            <text:p>76</text:p>
          </table:table-cell>
          <table:table-cell table:formula="of:=([.$B79]-[.$C79])*POWER(1+[$Parameters.$E$4];1/12)+[$Parameters.$B$4]" office:value-type="float" office:value="30061.4997698213" calcext:value-type="float">
            <text:p>30061.4997698213</text:p>
          </table:table-cell>
          <table:table-cell table:formula="of:=IF(MOD([.$A80];12)=1; ([.$B68]+[.$B71]+[.$B74]+[.$B77])/4*(1+[$Parameters.$C$4])*[$Parameters.$D$4]; 0)" office:value-type="float" office:value="0" calcext:value-type="float">
            <text:p>0</text:p>
          </table:table-cell>
          <table:table-cell table:formula="of:=([.$D79]-[.$E79])*POWER(1+[$Parameters.$E$4];1/12)+[$Parameters.$B$4]" office:value-type="float" office:value="88870.232261449" calcext:value-type="float">
            <text:p>88870.232261449</text:p>
          </table:table-cell>
          <table:table-cell office:value-type="float" office:value="0" calcext:value-type="float">
            <text:p>0</text:p>
          </table:table-cell>
          <table:table-cell table:formula="of:=[.$D80]-[.$B80]" office:value-type="float" office:value="58808.7324916277" calcext:value-type="float">
            <text:p>58808.7324916277</text:p>
          </table:table-cell>
          <table:table-cell table:formula="of:=[.$F80]/[.$B80]" office:value-type="float" office:value="1.95628072258277" calcext:value-type="float">
            <text:p>1.95628072258277</text:p>
          </table:table-cell>
          <table:table-cell table:formula="of:=[.$F80]/[.$A80]" office:value-type="float" office:value="773.799111731944" calcext:value-type="float">
            <text:p>773.799111731944</text:p>
          </table:table-cell>
          <table:table-cell table:formula="of:=[.$B80]" office:value-type="float" office:value="30061.4997698213" calcext:value-type="float">
            <text:p>30061.4997698213</text:p>
          </table:table-cell>
          <table:table-cell table:formula="of:=[.$D80]*(1-[.$K80])" office:value-type="float" office:value="63298.3561496106" calcext:value-type="float">
            <text:p>63298.3561496106</text:p>
          </table:table-cell>
          <table:table-cell table:formula="of:=SUM(INDIRECT( CELL(&quot;address&quot;;  INDEX([$Parameters.$H$22:$Parameters.$H$74];  FLOOR([.$A80]/12; 1) + 1;0))&amp;&quot;:&quot;&amp;CELL(&quot;address&quot;; [$Parameters.$H$70])))" office:value-type="float" office:value="0.287744" calcext:value-type="float">
            <text:p>0.287744</text:p>
          </table:table-cell>
          <table:table-cell table:formula="of:=[.$I80]/INDEX([$Parameters.$I$22:$Parameters.$I$120];  FLOOR([.$A80]/12; 1) + 1;0)" office:value-type="float" office:value="585.994147559869" calcext:value-type="float">
            <text:p>585.994147559869</text:p>
          </table:table-cell>
          <table:table-cell table:formula="of:=[.$J80]/ INDEX([$Parameters.$I$22:$Parameters.$I$120];  FLOOR([.$A80]/12; 1) + 1;0)" office:value-type="float" office:value="1233.88608478773" calcext:value-type="float">
            <text:p>1233.88608478773</text:p>
          </table:table-cell>
          <table:table-cell table:formula="of:=([.$M80]-[.$L80])*[$Parameters.$I$70]" office:value-type="float" office:value="10534.722899325" calcext:value-type="float">
            <text:p>10534.722899325</text:p>
          </table:table-cell>
          <table:table-cell table:number-columns-repeated="2"/>
        </table:table-row>
        <table:table-row table:style-name="ro1">
          <table:table-cell office:value-type="float" office:value="77" calcext:value-type="float">
            <text:p>77</text:p>
          </table:table-cell>
          <table:table-cell table:formula="of:=([.$B80]-[.$C80])*POWER(1+[$Parameters.$E$4];1/12)+[$Parameters.$B$4]" office:value-type="float" office:value="31183.9740410056" calcext:value-type="float">
            <text:p>31183.9740410056</text:p>
          </table:table-cell>
          <table:table-cell table:formula="of:=IF(MOD([.$A81];12)=1; ([.$B69]+[.$B72]+[.$B75]+[.$B78])/4*(1+[$Parameters.$C$4])*[$Parameters.$D$4]; 0)" office:value-type="float" office:value="0" calcext:value-type="float">
            <text:p>0</text:p>
          </table:table-cell>
          <table:table-cell table:formula="of:=([.$D80]-[.$E80])*POWER(1+[$Parameters.$E$4];1/12)+[$Parameters.$B$4]" office:value-type="float" office:value="90232.3005883637" calcext:value-type="float">
            <text:p>90232.3005883637</text:p>
          </table:table-cell>
          <table:table-cell office:value-type="float" office:value="0" calcext:value-type="float">
            <text:p>0</text:p>
          </table:table-cell>
          <table:table-cell table:formula="of:=[.$D81]-[.$B81]" office:value-type="float" office:value="59048.3265473581" calcext:value-type="float">
            <text:p>59048.3265473581</text:p>
          </table:table-cell>
          <table:table-cell table:formula="of:=[.$F81]/[.$B81]" office:value-type="float" office:value="1.89354719413607" calcext:value-type="float">
            <text:p>1.89354719413607</text:p>
          </table:table-cell>
          <table:table-cell table:formula="of:=[.$F81]/[.$A81]" office:value-type="float" office:value="766.861383731923" calcext:value-type="float">
            <text:p>766.861383731923</text:p>
          </table:table-cell>
          <table:table-cell table:formula="of:=[.$B81]" office:value-type="float" office:value="31183.9740410056" calcext:value-type="float">
            <text:p>31183.9740410056</text:p>
          </table:table-cell>
          <table:table-cell table:formula="of:=[.$D81]*(1-[.$K81])" office:value-type="float" office:value="64268.4974878656" calcext:value-type="float">
            <text:p>64268.4974878656</text:p>
          </table:table-cell>
          <table:table-cell table:formula="of:=SUM(INDIRECT( CELL(&quot;address&quot;;  INDEX([$Parameters.$H$22:$Parameters.$H$74];  FLOOR([.$A81]/12; 1) + 1;0))&amp;&quot;:&quot;&amp;CELL(&quot;address&quot;; [$Parameters.$H$70])))" office:value-type="float" office:value="0.287744" calcext:value-type="float">
            <text:p>0.287744</text:p>
          </table:table-cell>
          <table:table-cell table:formula="of:=[.$I81]/INDEX([$Parameters.$I$22:$Parameters.$I$120];  FLOOR([.$A81]/12; 1) + 1;0)" office:value-type="float" office:value="607.874737641435" calcext:value-type="float">
            <text:p>607.874737641435</text:p>
          </table:table-cell>
          <table:table-cell table:formula="of:=[.$J81]/ INDEX([$Parameters.$I$22:$Parameters.$I$120];  FLOOR([.$A81]/12; 1) + 1;0)" office:value-type="float" office:value="1252.79722198568" calcext:value-type="float">
            <text:p>1252.79722198568</text:p>
          </table:table-cell>
          <table:table-cell table:formula="of:=([.$M81]-[.$L81])*[$Parameters.$I$70]" office:value-type="float" office:value="10486.4395954375" calcext:value-type="float">
            <text:p>10486.4395954375</text:p>
          </table:table-cell>
          <table:table-cell table:number-columns-repeated="2"/>
        </table:table-row>
        <table:table-row table:style-name="ro1">
          <table:table-cell office:value-type="float" office:value="78" calcext:value-type="float">
            <text:p>78</text:p>
          </table:table-cell>
          <table:table-cell table:formula="of:=([.$B81]-[.$C81])*POWER(1+[$Parameters.$E$4];1/12)+[$Parameters.$B$4]" office:value-type="float" office:value="32311.0214113148" calcext:value-type="float">
            <text:p>32311.0214113148</text:p>
          </table:table-cell>
          <table:table-cell table:formula="of:=IF(MOD([.$A82];12)=1; ([.$B70]+[.$B73]+[.$B76]+[.$B79])/4*(1+[$Parameters.$C$4])*[$Parameters.$D$4]; 0)" office:value-type="float" office:value="0" calcext:value-type="float">
            <text:p>0</text:p>
          </table:table-cell>
          <table:table-cell table:formula="of:=([.$D81]-[.$E81])*POWER(1+[$Parameters.$E$4];1/12)+[$Parameters.$B$4]" office:value-type="float" office:value="91599.9181502441" calcext:value-type="float">
            <text:p>91599.9181502441</text:p>
          </table:table-cell>
          <table:table-cell office:value-type="float" office:value="0" calcext:value-type="float">
            <text:p>0</text:p>
          </table:table-cell>
          <table:table-cell table:formula="of:=[.$D82]-[.$B82]" office:value-type="float" office:value="59288.8967389293" calcext:value-type="float">
            <text:p>59288.8967389293</text:p>
          </table:table-cell>
          <table:table-cell table:formula="of:=[.$F82]/[.$B82]" office:value-type="float" office:value="1.83494343877868" calcext:value-type="float">
            <text:p>1.83494343877868</text:p>
          </table:table-cell>
          <table:table-cell table:formula="of:=[.$F82]/[.$A82]" office:value-type="float" office:value="760.114060755504" calcext:value-type="float">
            <text:p>760.114060755504</text:p>
          </table:table-cell>
          <table:table-cell table:formula="of:=[.$B82]" office:value-type="float" office:value="32311.0214113148" calcext:value-type="float">
            <text:p>32311.0214113148</text:p>
          </table:table-cell>
          <table:table-cell table:formula="of:=[.$D82]*(1-[.$K82])" office:value-type="float" office:value="65242.5913020202" calcext:value-type="float">
            <text:p>65242.5913020202</text:p>
          </table:table-cell>
          <table:table-cell table:formula="of:=SUM(INDIRECT( CELL(&quot;address&quot;;  INDEX([$Parameters.$H$22:$Parameters.$H$74];  FLOOR([.$A82]/12; 1) + 1;0))&amp;&quot;:&quot;&amp;CELL(&quot;address&quot;; [$Parameters.$H$70])))" office:value-type="float" office:value="0.287744" calcext:value-type="float">
            <text:p>0.287744</text:p>
          </table:table-cell>
          <table:table-cell table:formula="of:=[.$I82]/INDEX([$Parameters.$I$22:$Parameters.$I$120];  FLOOR([.$A82]/12; 1) + 1;0)" office:value-type="float" office:value="629.844471955453" calcext:value-type="float">
            <text:p>629.844471955453</text:p>
          </table:table-cell>
          <table:table-cell table:formula="of:=[.$J82]/ INDEX([$Parameters.$I$22:$Parameters.$I$120];  FLOOR([.$A82]/12; 1) + 1;0)" office:value-type="float" office:value="1271.78540549747" calcext:value-type="float">
            <text:p>1271.78540549747</text:p>
          </table:table-cell>
          <table:table-cell table:formula="of:=([.$M82]-[.$L82])*[$Parameters.$I$70]" office:value-type="float" office:value="10437.9595793932" calcext:value-type="float">
            <text:p>10437.9595793932</text:p>
          </table:table-cell>
          <table:table-cell table:number-columns-repeated="2"/>
        </table:table-row>
        <table:table-row table:style-name="ro1">
          <table:table-cell office:value-type="float" office:value="79" calcext:value-type="float">
            <text:p>79</text:p>
          </table:table-cell>
          <table:table-cell table:formula="of:=([.$B82]-[.$C82])*POWER(1+[$Parameters.$E$4];1/12)+[$Parameters.$B$4]" office:value-type="float" office:value="33442.6605121206" calcext:value-type="float">
            <text:p>33442.6605121206</text:p>
          </table:table-cell>
          <table:table-cell table:formula="of:=IF(MOD([.$A83];12)=1; ([.$B71]+[.$B74]+[.$B77]+[.$B80])/4*(1+[$Parameters.$C$4])*[$Parameters.$D$4]; 0)" office:value-type="float" office:value="0" calcext:value-type="float">
            <text:p>0</text:p>
          </table:table-cell>
          <table:table-cell table:formula="of:=([.$D82]-[.$E82])*POWER(1+[$Parameters.$E$4];1/12)+[$Parameters.$B$4]" office:value-type="float" office:value="92973.1075553602" calcext:value-type="float">
            <text:p>92973.1075553602</text:p>
          </table:table-cell>
          <table:table-cell office:value-type="float" office:value="0" calcext:value-type="float">
            <text:p>0</text:p>
          </table:table-cell>
          <table:table-cell table:formula="of:=[.$D83]-[.$B83]" office:value-type="float" office:value="59530.4470432397" calcext:value-type="float">
            <text:p>59530.4470432397</text:p>
          </table:table-cell>
          <table:table-cell table:formula="of:=[.$F83]/[.$B83]" office:value-type="float" office:value="1.78007509365662" calcext:value-type="float">
            <text:p>1.78007509365662</text:p>
          </table:table-cell>
          <table:table-cell table:formula="of:=[.$F83]/[.$A83]" office:value-type="float" office:value="753.549962572654" calcext:value-type="float">
            <text:p>753.549962572654</text:p>
          </table:table-cell>
          <table:table-cell table:formula="of:=[.$B83]" office:value-type="float" office:value="33442.6605121206" calcext:value-type="float">
            <text:p>33442.6605121206</text:p>
          </table:table-cell>
          <table:table-cell table:formula="of:=[.$D83]*(1-[.$K83])" office:value-type="float" office:value="66220.6536949506" calcext:value-type="float">
            <text:p>66220.6536949506</text:p>
          </table:table-cell>
          <table:table-cell table:formula="of:=SUM(INDIRECT( CELL(&quot;address&quot;;  INDEX([$Parameters.$H$22:$Parameters.$H$74];  FLOOR([.$A83]/12; 1) + 1;0))&amp;&quot;:&quot;&amp;CELL(&quot;address&quot;; [$Parameters.$H$70])))" office:value-type="float" office:value="0.287744" calcext:value-type="float">
            <text:p>0.287744</text:p>
          </table:table-cell>
          <table:table-cell table:formula="of:=[.$I83]/INDEX([$Parameters.$I$22:$Parameters.$I$120];  FLOOR([.$A83]/12; 1) + 1;0)" office:value-type="float" office:value="651.903713686561" calcext:value-type="float">
            <text:p>651.903713686561</text:p>
          </table:table-cell>
          <table:table-cell table:formula="of:=[.$J83]/ INDEX([$Parameters.$I$22:$Parameters.$I$120];  FLOOR([.$A83]/12; 1) + 1;0)" office:value-type="float" office:value="1290.85094921931" calcext:value-type="float">
            <text:p>1290.85094921931</text:p>
          </table:table-cell>
          <table:table-cell table:formula="of:=([.$M83]-[.$L83])*[$Parameters.$I$70]" office:value-type="float" office:value="10389.2820497625" calcext:value-type="float">
            <text:p>10389.2820497625</text:p>
          </table:table-cell>
          <table:table-cell table:number-columns-repeated="2"/>
        </table:table-row>
        <table:table-row table:style-name="ro1">
          <table:table-cell office:value-type="float" office:value="80" calcext:value-type="float">
            <text:p>80</text:p>
          </table:table-cell>
          <table:table-cell table:formula="of:=([.$B83]-[.$C83])*POWER(1+[$Parameters.$E$4];1/12)+[$Parameters.$B$4]" office:value-type="float" office:value="34578.9100507015" calcext:value-type="float">
            <text:p>34578.9100507015</text:p>
          </table:table-cell>
          <table:table-cell table:formula="of:=IF(MOD([.$A84];12)=1; ([.$B72]+[.$B75]+[.$B78]+[.$B81])/4*(1+[$Parameters.$C$4])*[$Parameters.$D$4]; 0)" office:value-type="float" office:value="0" calcext:value-type="float">
            <text:p>0</text:p>
          </table:table-cell>
          <table:table-cell table:formula="of:=([.$D83]-[.$E83])*POWER(1+[$Parameters.$E$4];1/12)+[$Parameters.$B$4]" office:value-type="float" office:value="94351.8915040912" calcext:value-type="float">
            <text:p>94351.8915040912</text:p>
          </table:table-cell>
          <table:table-cell office:value-type="float" office:value="0" calcext:value-type="float">
            <text:p>0</text:p>
          </table:table-cell>
          <table:table-cell table:formula="of:=[.$D84]-[.$B84]" office:value-type="float" office:value="59772.9814533897" calcext:value-type="float">
            <text:p>59772.9814533897</text:p>
          </table:table-cell>
          <table:table-cell table:formula="of:=[.$F84]/[.$B84]" office:value-type="float" office:value="1.72859645852768" calcext:value-type="float">
            <text:p>1.72859645852768</text:p>
          </table:table-cell>
          <table:table-cell table:formula="of:=[.$F84]/[.$A84]" office:value-type="float" office:value="747.162268167372" calcext:value-type="float">
            <text:p>747.162268167372</text:p>
          </table:table-cell>
          <table:table-cell table:formula="of:=[.$B84]" office:value-type="float" office:value="34578.9100507015" calcext:value-type="float">
            <text:p>34578.9100507015</text:p>
          </table:table-cell>
          <table:table-cell table:formula="of:=[.$D84]*(1-[.$K84])" office:value-type="float" office:value="67202.700835138" calcext:value-type="float">
            <text:p>67202.700835138</text:p>
          </table:table-cell>
          <table:table-cell table:formula="of:=SUM(INDIRECT( CELL(&quot;address&quot;;  INDEX([$Parameters.$H$22:$Parameters.$H$74];  FLOOR([.$A84]/12; 1) + 1;0))&amp;&quot;:&quot;&amp;CELL(&quot;address&quot;; [$Parameters.$H$70])))" office:value-type="float" office:value="0.287744" calcext:value-type="float">
            <text:p>0.287744</text:p>
          </table:table-cell>
          <table:table-cell table:formula="of:=[.$I84]/INDEX([$Parameters.$I$22:$Parameters.$I$120];  FLOOR([.$A84]/12; 1) + 1;0)" office:value-type="float" office:value="674.052827499054" calcext:value-type="float">
            <text:p>674.052827499054</text:p>
          </table:table-cell>
          <table:table-cell table:formula="of:=[.$J84]/ INDEX([$Parameters.$I$22:$Parameters.$I$120];  FLOOR([.$A84]/12; 1) + 1;0)" office:value-type="float" office:value="1309.99416832628" calcext:value-type="float">
            <text:p>1309.99416832628</text:p>
          </table:table-cell>
          <table:table-cell table:formula="of:=([.$M84]-[.$L84])*[$Parameters.$I$70]" office:value-type="float" office:value="10340.4062018506" calcext:value-type="float">
            <text:p>10340.4062018506</text:p>
          </table:table-cell>
          <table:table-cell table:number-columns-repeated="2"/>
        </table:table-row>
        <table:table-row table:style-name="ro1">
          <table:table-cell office:value-type="float" office:value="81" calcext:value-type="float">
            <text:p>81</text:p>
          </table:table-cell>
          <table:table-cell table:formula="of:=([.$B84]-[.$C84])*POWER(1+[$Parameters.$E$4];1/12)+[$Parameters.$B$4]" office:value-type="float" office:value="35719.7888105517" calcext:value-type="float">
            <text:p>35719.7888105517</text:p>
          </table:table-cell>
          <table:table-cell table:formula="of:=IF(MOD([.$A85];12)=1; ([.$B73]+[.$B76]+[.$B79]+[.$B82])/4*(1+[$Parameters.$C$4])*[$Parameters.$D$4]; 0)" office:value-type="float" office:value="0" calcext:value-type="float">
            <text:p>0</text:p>
          </table:table-cell>
          <table:table-cell table:formula="of:=([.$D84]-[.$E84])*POWER(1+[$Parameters.$E$4];1/12)+[$Parameters.$B$4]" office:value-type="float" office:value="95736.2927893002" calcext:value-type="float">
            <text:p>95736.2927893002</text:p>
          </table:table-cell>
          <table:table-cell office:value-type="float" office:value="0" calcext:value-type="float">
            <text:p>0</text:p>
          </table:table-cell>
          <table:table-cell table:formula="of:=[.$D85]-[.$B85]" office:value-type="float" office:value="60016.5039787485" calcext:value-type="float">
            <text:p>60016.5039787485</text:p>
          </table:table-cell>
          <table:table-cell table:formula="of:=[.$F85]/[.$B85]" office:value-type="float" office:value="1.68020321444397" calcext:value-type="float">
            <text:p>1.68020321444397</text:p>
          </table:table-cell>
          <table:table-cell table:formula="of:=[.$F85]/[.$A85]" office:value-type="float" office:value="740.944493564797" calcext:value-type="float">
            <text:p>740.944493564797</text:p>
          </table:table-cell>
          <table:table-cell table:formula="of:=[.$B85]" office:value-type="float" office:value="35719.7888105517" calcext:value-type="float">
            <text:p>35719.7888105517</text:p>
          </table:table-cell>
          <table:table-cell table:formula="of:=[.$D85]*(1-[.$K85])" office:value-type="float" office:value="68188.7489569358" calcext:value-type="float">
            <text:p>68188.7489569358</text:p>
          </table:table-cell>
          <table:table-cell table:formula="of:=SUM(INDIRECT( CELL(&quot;address&quot;;  INDEX([$Parameters.$H$22:$Parameters.$H$74];  FLOOR([.$A85]/12; 1) + 1;0))&amp;&quot;:&quot;&amp;CELL(&quot;address&quot;; [$Parameters.$H$70])))" office:value-type="float" office:value="0.287744" calcext:value-type="float">
            <text:p>0.287744</text:p>
          </table:table-cell>
          <table:table-cell table:formula="of:=[.$I85]/INDEX([$Parameters.$I$22:$Parameters.$I$120];  FLOOR([.$A85]/12; 1) + 1;0)" office:value-type="float" office:value="696.292179542918" calcext:value-type="float">
            <text:p>696.292179542918</text:p>
          </table:table-cell>
          <table:table-cell table:formula="of:=[.$J85]/ INDEX([$Parameters.$I$22:$Parameters.$I$120];  FLOOR([.$A85]/12; 1) + 1;0)" office:value-type="float" office:value="1329.2153792775" calcext:value-type="float">
            <text:p>1329.2153792775</text:p>
          </table:table-cell>
          <table:table-cell table:formula="of:=([.$M85]-[.$L85])*[$Parameters.$I$70]" office:value-type="float" office:value="10291.3312276843" calcext:value-type="float">
            <text:p>10291.3312276843</text:p>
          </table:table-cell>
          <table:table-cell table:number-columns-repeated="2"/>
        </table:table-row>
        <table:table-row table:style-name="ro1">
          <table:table-cell office:value-type="float" office:value="82" calcext:value-type="float">
            <text:p>82</text:p>
          </table:table-cell>
          <table:table-cell table:formula="of:=([.$B85]-[.$C85])*POWER(1+[$Parameters.$E$4];1/12)+[$Parameters.$B$4]" office:value-type="float" office:value="36865.3156516916" calcext:value-type="float">
            <text:p>36865.3156516916</text:p>
          </table:table-cell>
          <table:table-cell table:formula="of:=IF(MOD([.$A86];12)=1; ([.$B74]+[.$B77]+[.$B80]+[.$B83])/4*(1+[$Parameters.$C$4])*[$Parameters.$D$4]; 0)" office:value-type="float" office:value="0" calcext:value-type="float">
            <text:p>0</text:p>
          </table:table-cell>
          <table:table-cell table:formula="of:=([.$D85]-[.$E85])*POWER(1+[$Parameters.$E$4];1/12)+[$Parameters.$B$4]" office:value-type="float" office:value="97126.3342967114" calcext:value-type="float">
            <text:p>97126.3342967114</text:p>
          </table:table-cell>
          <table:table-cell office:value-type="float" office:value="0" calcext:value-type="float">
            <text:p>0</text:p>
          </table:table-cell>
          <table:table-cell table:formula="of:=[.$D86]-[.$B86]" office:value-type="float" office:value="60261.0186450198" calcext:value-type="float">
            <text:p>60261.0186450198</text:p>
          </table:table-cell>
          <table:table-cell table:formula="of:=[.$F86]/[.$B86]" office:value-type="float" office:value="1.63462641183854" calcext:value-type="float">
            <text:p>1.63462641183854</text:p>
          </table:table-cell>
          <table:table-cell table:formula="of:=[.$F86]/[.$A86]" office:value-type="float" office:value="734.890471280729" calcext:value-type="float">
            <text:p>734.890471280729</text:p>
          </table:table-cell>
          <table:table-cell table:formula="of:=[.$B86]" office:value-type="float" office:value="36865.3156516916" calcext:value-type="float">
            <text:p>36865.3156516916</text:p>
          </table:table-cell>
          <table:table-cell table:formula="of:=[.$D86]*(1-[.$K86])" office:value-type="float" office:value="69178.8143608385" calcext:value-type="float">
            <text:p>69178.8143608385</text:p>
          </table:table-cell>
          <table:table-cell table:formula="of:=SUM(INDIRECT( CELL(&quot;address&quot;;  INDEX([$Parameters.$H$22:$Parameters.$H$74];  FLOOR([.$A86]/12; 1) + 1;0))&amp;&quot;:&quot;&amp;CELL(&quot;address&quot;; [$Parameters.$H$70])))" office:value-type="float" office:value="0.287744" calcext:value-type="float">
            <text:p>0.287744</text:p>
          </table:table-cell>
          <table:table-cell table:formula="of:=[.$I86]/INDEX([$Parameters.$I$22:$Parameters.$I$120];  FLOOR([.$A86]/12; 1) + 1;0)" office:value-type="float" office:value="718.622137459876" calcext:value-type="float">
            <text:p>718.622137459876</text:p>
          </table:table-cell>
          <table:table-cell table:formula="of:=[.$J86]/ INDEX([$Parameters.$I$22:$Parameters.$I$120];  FLOOR([.$A86]/12; 1) + 1;0)" office:value-type="float" office:value="1348.51489982141" calcext:value-type="float">
            <text:p>1348.51489982141</text:p>
          </table:table-cell>
          <table:table-cell table:formula="of:=([.$M86]-[.$L86])*[$Parameters.$I$70]" office:value-type="float" office:value="10242.0563159986" calcext:value-type="float">
            <text:p>10242.0563159986</text:p>
          </table:table-cell>
          <table:table-cell table:number-columns-repeated="2"/>
        </table:table-row>
        <table:table-row table:style-name="ro1">
          <table:table-cell office:value-type="float" office:value="83" calcext:value-type="float">
            <text:p>83</text:p>
          </table:table-cell>
          <table:table-cell table:formula="of:=([.$B86]-[.$C86])*POWER(1+[$Parameters.$E$4];1/12)+[$Parameters.$B$4]" office:value-type="float" office:value="38015.5095109799" calcext:value-type="float">
            <text:p>38015.5095109799</text:p>
          </table:table-cell>
          <table:table-cell table:formula="of:=IF(MOD([.$A87];12)=1; ([.$B75]+[.$B78]+[.$B81]+[.$B84])/4*(1+[$Parameters.$C$4])*[$Parameters.$D$4]; 0)" office:value-type="float" office:value="0" calcext:value-type="float">
            <text:p>0</text:p>
          </table:table-cell>
          <table:table-cell table:formula="of:=([.$D86]-[.$E86])*POWER(1+[$Parameters.$E$4];1/12)+[$Parameters.$B$4]" office:value-type="float" office:value="98522.0390052882" calcext:value-type="float">
            <text:p>98522.0390052882</text:p>
          </table:table-cell>
          <table:table-cell office:value-type="float" office:value="0" calcext:value-type="float">
            <text:p>0</text:p>
          </table:table-cell>
          <table:table-cell table:formula="of:=[.$D87]-[.$B87]" office:value-type="float" office:value="60506.5294943083" calcext:value-type="float">
            <text:p>60506.5294943083</text:p>
          </table:table-cell>
          <table:table-cell table:formula="of:=[.$F87]/[.$B87]" office:value-type="float" office:value="1.59162747711779" calcext:value-type="float">
            <text:p>1.59162747711779</text:p>
          </table:table-cell>
          <table:table-cell table:formula="of:=[.$F87]/[.$A87]" office:value-type="float" office:value="728.994331256727" calcext:value-type="float">
            <text:p>728.994331256727</text:p>
          </table:table-cell>
          <table:table-cell table:formula="of:=[.$B87]" office:value-type="float" office:value="38015.5095109799" calcext:value-type="float">
            <text:p>38015.5095109799</text:p>
          </table:table-cell>
          <table:table-cell table:formula="of:=[.$D87]*(1-[.$K87])" office:value-type="float" office:value="70172.9134137506" calcext:value-type="float">
            <text:p>70172.9134137506</text:p>
          </table:table-cell>
          <table:table-cell table:formula="of:=SUM(INDIRECT( CELL(&quot;address&quot;;  INDEX([$Parameters.$H$22:$Parameters.$H$74];  FLOOR([.$A87]/12; 1) + 1;0))&amp;&quot;:&quot;&amp;CELL(&quot;address&quot;; [$Parameters.$H$70])))" office:value-type="float" office:value="0.287744" calcext:value-type="float">
            <text:p>0.287744</text:p>
          </table:table-cell>
          <table:table-cell table:formula="of:=[.$I87]/INDEX([$Parameters.$I$22:$Parameters.$I$120];  FLOOR([.$A87]/12; 1) + 1;0)" office:value-type="float" office:value="741.043070389472" calcext:value-type="float">
            <text:p>741.043070389472</text:p>
          </table:table-cell>
          <table:table-cell table:formula="of:=[.$J87]/ INDEX([$Parameters.$I$22:$Parameters.$I$120];  FLOOR([.$A87]/12; 1) + 1;0)" office:value-type="float" office:value="1367.89304900099" calcext:value-type="float">
            <text:p>1367.89304900099</text:p>
          </table:table-cell>
          <table:table-cell table:formula="of:=([.$M87]-[.$L87])*[$Parameters.$I$70]" office:value-type="float" office:value="10192.5806522232" calcext:value-type="float">
            <text:p>10192.5806522232</text:p>
          </table:table-cell>
          <table:table-cell table:number-columns-repeated="2"/>
        </table:table-row>
        <table:table-row table:style-name="ro1">
          <table:table-cell office:value-type="float" office:value="84" calcext:value-type="float">
            <text:p>84</text:p>
          </table:table-cell>
          <table:table-cell table:formula="of:=([.$B87]-[.$C87])*POWER(1+[$Parameters.$E$4];1/12)+[$Parameters.$B$4]" office:value-type="float" office:value="39170.3894024261" calcext:value-type="float">
            <text:p>39170.3894024261</text:p>
          </table:table-cell>
          <table:table-cell table:formula="of:=IF(MOD([.$A88];12)=1; ([.$B76]+[.$B79]+[.$B82]+[.$B85])/4*(1+[$Parameters.$C$4])*[$Parameters.$D$4]; 0)" office:value-type="float" office:value="0" calcext:value-type="float">
            <text:p>0</text:p>
          </table:table-cell>
          <table:table-cell table:formula="of:=([.$D87]-[.$E87])*POWER(1+[$Parameters.$E$4];1/12)+[$Parameters.$B$4]" office:value-type="float" office:value="99923.4299876132" calcext:value-type="float">
            <text:p>99923.4299876132</text:p>
          </table:table-cell>
          <table:table-cell office:value-type="float" office:value="0" calcext:value-type="float">
            <text:p>0</text:p>
          </table:table-cell>
          <table:table-cell table:formula="of:=[.$D88]-[.$B88]" office:value-type="float" office:value="60753.0405851871" calcext:value-type="float">
            <text:p>60753.0405851871</text:p>
          </table:table-cell>
          <table:table-cell table:formula="of:=[.$F88]/[.$B88]" office:value-type="float" office:value="1.55099404197969" calcext:value-type="float">
            <text:p>1.55099404197969</text:p>
          </table:table-cell>
          <table:table-cell table:formula="of:=[.$F88]/[.$A88]" office:value-type="float" office:value="723.25048315699" calcext:value-type="float">
            <text:p>723.25048315699</text:p>
          </table:table-cell>
          <table:table-cell table:formula="of:=[.$B88]" office:value-type="float" office:value="39170.3894024261" calcext:value-type="float">
            <text:p>39170.3894024261</text:p>
          </table:table-cell>
          <table:table-cell table:formula="of:=[.$D88]*(1-[.$K88])" office:value-type="float" office:value="71345.6287814458" calcext:value-type="float">
            <text:p>71345.6287814458</text:p>
          </table:table-cell>
          <table:table-cell table:formula="of:=SUM(INDIRECT( CELL(&quot;address&quot;;  INDEX([$Parameters.$H$22:$Parameters.$H$74];  FLOOR([.$A88]/12; 1) + 1;0))&amp;&quot;:&quot;&amp;CELL(&quot;address&quot;; [$Parameters.$H$70])))" office:value-type="float" office:value="0.285997" calcext:value-type="float">
            <text:p>0.285997</text:p>
          </table:table-cell>
          <table:table-cell table:formula="of:=[.$I88]/INDEX([$Parameters.$I$22:$Parameters.$I$120];  FLOOR([.$A88]/12; 1) + 1;0)" office:value-type="float" office:value="777.344500941181" calcext:value-type="float">
            <text:p>777.344500941181</text:p>
          </table:table-cell>
          <table:table-cell table:formula="of:=[.$J88]/ INDEX([$Parameters.$I$22:$Parameters.$I$120];  FLOOR([.$A88]/12; 1) + 1;0)" office:value-type="float" office:value="1415.86879899674" calcext:value-type="float">
            <text:p>1415.86879899674</text:p>
          </table:table-cell>
          <table:table-cell table:formula="of:=([.$M88]-[.$L88])*[$Parameters.$I$70]" office:value-type="float" office:value="10382.4050863834" calcext:value-type="float">
            <text:p>10382.4050863834</text:p>
          </table:table-cell>
          <table:table-cell table:number-columns-repeated="2"/>
        </table:table-row>
        <table:table-row table:style-name="ro1">
          <table:table-cell office:value-type="float" office:value="85" calcext:value-type="float">
            <text:p>85</text:p>
          </table:table-cell>
          <table:table-cell table:formula="of:=([.$B88]-[.$C88])*POWER(1+[$Parameters.$E$4];1/12)+[$Parameters.$B$4]" office:value-type="float" office:value="40329.9744175053" calcext:value-type="float">
            <text:p>40329.9744175053</text:p>
          </table:table-cell>
          <table:table-cell table:formula="of:=IF(MOD([.$A89];12)=1; ([.$B77]+[.$B80]+[.$B83]+[.$B86])/4*(1+[$Parameters.$C$4])*[$Parameters.$D$4]; 0)" office:value-type="float" office:value="13083.0856461708" calcext:value-type="float">
            <text:p>13083.0856461708</text:p>
          </table:table-cell>
          <table:table-cell table:formula="of:=([.$D88]-[.$E88])*POWER(1+[$Parameters.$E$4];1/12)+[$Parameters.$B$4]" office:value-type="float" office:value="101330.530410269" calcext:value-type="float">
            <text:p>101330.530410269</text:p>
          </table:table-cell>
          <table:table-cell office:value-type="float" office:value="0" calcext:value-type="float">
            <text:p>0</text:p>
          </table:table-cell>
          <table:table-cell table:formula="of:=[.$D89]-[.$B89]" office:value-type="float" office:value="61000.5559927642" calcext:value-type="float">
            <text:p>61000.5559927642</text:p>
          </table:table-cell>
          <table:table-cell table:formula="of:=[.$F89]/[.$B89]" office:value-type="float" office:value="1.51253644153781" calcext:value-type="float">
            <text:p>1.51253644153781</text:p>
          </table:table-cell>
          <table:table-cell table:formula="of:=[.$F89]/[.$A89]" office:value-type="float" office:value="717.653599914873" calcext:value-type="float">
            <text:p>717.653599914873</text:p>
          </table:table-cell>
          <table:table-cell table:formula="of:=[.$B89]" office:value-type="float" office:value="40329.9744175053" calcext:value-type="float">
            <text:p>40329.9744175053</text:p>
          </table:table-cell>
          <table:table-cell table:formula="of:=[.$D89]*(1-[.$K89])" office:value-type="float" office:value="72350.3027045236" calcext:value-type="float">
            <text:p>72350.3027045236</text:p>
          </table:table-cell>
          <table:table-cell table:formula="of:=SUM(INDIRECT( CELL(&quot;address&quot;;  INDEX([$Parameters.$H$22:$Parameters.$H$74];  FLOOR([.$A89]/12; 1) + 1;0))&amp;&quot;:&quot;&amp;CELL(&quot;address&quot;; [$Parameters.$H$70])))" office:value-type="float" office:value="0.285997" calcext:value-type="float">
            <text:p>0.285997</text:p>
          </table:table-cell>
          <table:table-cell table:formula="of:=[.$I89]/INDEX([$Parameters.$I$22:$Parameters.$I$120];  FLOOR([.$A89]/12; 1) + 1;0)" office:value-type="float" office:value="800.35670604297" calcext:value-type="float">
            <text:p>800.35670604297</text:p>
          </table:table-cell>
          <table:table-cell table:formula="of:=[.$J89]/ INDEX([$Parameters.$I$22:$Parameters.$I$120];  FLOOR([.$A89]/12; 1) + 1;0)" office:value-type="float" office:value="1435.80676135193" calcext:value-type="float">
            <text:p>1435.80676135193</text:p>
          </table:table-cell>
          <table:table-cell table:formula="of:=([.$M89]-[.$L89])*[$Parameters.$I$70]" office:value-type="float" office:value="10332.4178993236" calcext:value-type="float">
            <text:p>10332.4178993236</text:p>
          </table:table-cell>
          <table:table-cell table:number-columns-repeated="2"/>
        </table:table-row>
        <table:table-row table:style-name="ro1">
          <table:table-cell office:value-type="float" office:value="86" calcext:value-type="float">
            <text:p>86</text:p>
          </table:table-cell>
          <table:table-cell table:formula="of:=([.$B89]-[.$C89])*POWER(1+[$Parameters.$E$4];1/12)+[$Parameters.$B$4]" office:value-type="float" office:value="28357.8959689082" calcext:value-type="float">
            <text:p>28357.8959689082</text:p>
          </table:table-cell>
          <table:table-cell table:formula="of:=IF(MOD([.$A90];12)=1; ([.$B78]+[.$B81]+[.$B84]+[.$B87])/4*(1+[$Parameters.$C$4])*[$Parameters.$D$4]; 0)" office:value-type="float" office:value="0" calcext:value-type="float">
            <text:p>0</text:p>
          </table:table-cell>
          <table:table-cell table:formula="of:=([.$D89]-[.$E89])*POWER(1+[$Parameters.$E$4];1/12)+[$Parameters.$B$4]" office:value-type="float" office:value="102743.363534224" calcext:value-type="float">
            <text:p>102743.363534224</text:p>
          </table:table-cell>
          <table:table-cell office:value-type="float" office:value="0" calcext:value-type="float">
            <text:p>0</text:p>
          </table:table-cell>
          <table:table-cell table:formula="of:=[.$D90]-[.$B90]" office:value-type="float" office:value="74385.4675653154" calcext:value-type="float">
            <text:p>74385.4675653154</text:p>
          </table:table-cell>
          <table:table-cell table:formula="of:=[.$F90]/[.$B90]" office:value-type="float" office:value="2.62309543863452" calcext:value-type="float">
            <text:p>2.62309543863452</text:p>
          </table:table-cell>
          <table:table-cell table:formula="of:=[.$F90]/[.$A90]" office:value-type="float" office:value="864.947297271109" calcext:value-type="float">
            <text:p>864.947297271109</text:p>
          </table:table-cell>
          <table:table-cell table:formula="of:=[.$B90]" office:value-type="float" office:value="28357.8959689082" calcext:value-type="float">
            <text:p>28357.8959689082</text:p>
          </table:table-cell>
          <table:table-cell table:formula="of:=[.$D90]*(1-[.$K90])" office:value-type="float" office:value="73359.0697935263" calcext:value-type="float">
            <text:p>73359.0697935263</text:p>
          </table:table-cell>
          <table:table-cell table:formula="of:=SUM(INDIRECT( CELL(&quot;address&quot;;  INDEX([$Parameters.$H$22:$Parameters.$H$74];  FLOOR([.$A90]/12; 1) + 1;0))&amp;&quot;:&quot;&amp;CELL(&quot;address&quot;; [$Parameters.$H$70])))" office:value-type="float" office:value="0.285997" calcext:value-type="float">
            <text:p>0.285997</text:p>
          </table:table-cell>
          <table:table-cell table:formula="of:=[.$I90]/INDEX([$Parameters.$I$22:$Parameters.$I$120];  FLOOR([.$A90]/12; 1) + 1;0)" office:value-type="float" office:value="562.768326431995" calcext:value-type="float">
            <text:p>562.768326431995</text:p>
          </table:table-cell>
          <table:table-cell table:formula="of:=[.$J90]/ INDEX([$Parameters.$I$22:$Parameters.$I$120];  FLOOR([.$A90]/12; 1) + 1;0)" office:value-type="float" office:value="1455.82595343374" calcext:value-type="float">
            <text:p>1455.82595343374</text:p>
          </table:table-cell>
          <table:table-cell table:formula="of:=([.$M90]-[.$L90])*[$Parameters.$I$70]" office:value-type="float" office:value="14521.1170150484" calcext:value-type="float">
            <text:p>14521.1170150484</text:p>
          </table:table-cell>
          <table:table-cell table:number-columns-repeated="2"/>
        </table:table-row>
        <table:table-row table:style-name="ro1">
          <table:table-cell office:value-type="float" office:value="87" calcext:value-type="float">
            <text:p>87</text:p>
          </table:table-cell>
          <table:table-cell table:formula="of:=([.$B90]-[.$C90])*POWER(1+[$Parameters.$E$4];1/12)+[$Parameters.$B$4]" office:value-type="float" office:value="29473.4295473294" calcext:value-type="float">
            <text:p>29473.4295473294</text:p>
          </table:table-cell>
          <table:table-cell table:formula="of:=IF(MOD([.$A91];12)=1; ([.$B79]+[.$B82]+[.$B85]+[.$B88])/4*(1+[$Parameters.$C$4])*[$Parameters.$D$4]; 0)" office:value-type="float" office:value="0" calcext:value-type="float">
            <text:p>0</text:p>
          </table:table-cell>
          <table:table-cell table:formula="of:=([.$D90]-[.$E90])*POWER(1+[$Parameters.$E$4];1/12)+[$Parameters.$B$4]" office:value-type="float" office:value="104161.95271521" calcext:value-type="float">
            <text:p>104161.95271521</text:p>
          </table:table-cell>
          <table:table-cell office:value-type="float" office:value="0" calcext:value-type="float">
            <text:p>0</text:p>
          </table:table-cell>
          <table:table-cell table:formula="of:=[.$D91]-[.$B91]" office:value-type="float" office:value="74688.5231678811" calcext:value-type="float">
            <text:p>74688.5231678811</text:p>
          </table:table-cell>
          <table:table-cell table:formula="of:=[.$F91]/[.$B91]" office:value-type="float" office:value="2.53409678870061" calcext:value-type="float">
            <text:p>2.53409678870061</text:p>
          </table:table-cell>
          <table:table-cell table:formula="of:=[.$F91]/[.$A91]" office:value-type="float" office:value="858.48877204461" calcext:value-type="float">
            <text:p>858.48877204461</text:p>
          </table:table-cell>
          <table:table-cell table:formula="of:=[.$B91]" office:value-type="float" office:value="29473.4295473294" calcext:value-type="float">
            <text:p>29473.4295473294</text:p>
          </table:table-cell>
          <table:table-cell table:formula="of:=[.$D91]*(1-[.$K91])" office:value-type="float" office:value="74371.9467245184" calcext:value-type="float">
            <text:p>74371.9467245184</text:p>
          </table:table-cell>
          <table:table-cell table:formula="of:=SUM(INDIRECT( CELL(&quot;address&quot;;  INDEX([$Parameters.$H$22:$Parameters.$H$74];  FLOOR([.$A91]/12; 1) + 1;0))&amp;&quot;:&quot;&amp;CELL(&quot;address&quot;; [$Parameters.$H$70])))" office:value-type="float" office:value="0.285997" calcext:value-type="float">
            <text:p>0.285997</text:p>
          </table:table-cell>
          <table:table-cell table:formula="of:=[.$I91]/INDEX([$Parameters.$I$22:$Parameters.$I$120];  FLOOR([.$A91]/12; 1) + 1;0)" office:value-type="float" office:value="584.906321637813" calcext:value-type="float">
            <text:p>584.906321637813</text:p>
          </table:table-cell>
          <table:table-cell table:formula="of:=[.$J91]/ INDEX([$Parameters.$I$22:$Parameters.$I$120];  FLOOR([.$A91]/12; 1) + 1;0)" office:value-type="float" office:value="1475.92670618215" calcext:value-type="float">
            <text:p>1475.92670618215</text:p>
          </table:table-cell>
          <table:table-cell table:formula="of:=([.$M91]-[.$L91])*[$Parameters.$I$70]" office:value-type="float" office:value="14487.9914526909" calcext:value-type="float">
            <text:p>14487.9914526909</text:p>
          </table:table-cell>
          <table:table-cell table:number-columns-repeated="2"/>
        </table:table-row>
        <table:table-row table:style-name="ro1">
          <table:table-cell office:value-type="float" office:value="88" calcext:value-type="float">
            <text:p>88</text:p>
          </table:table-cell>
          <table:table-cell table:formula="of:=([.$B91]-[.$C91])*POWER(1+[$Parameters.$E$4];1/12)+[$Parameters.$B$4]" office:value-type="float" office:value="30593.5079476339" calcext:value-type="float">
            <text:p>30593.5079476339</text:p>
          </table:table-cell>
          <table:table-cell table:formula="of:=IF(MOD([.$A92];12)=1; ([.$B80]+[.$B83]+[.$B86]+[.$B89])/4*(1+[$Parameters.$C$4])*[$Parameters.$D$4]; 0)" office:value-type="float" office:value="0" calcext:value-type="float">
            <text:p>0</text:p>
          </table:table-cell>
          <table:table-cell table:formula="of:=([.$D91]-[.$E91])*POWER(1+[$Parameters.$E$4];1/12)+[$Parameters.$B$4]" office:value-type="float" office:value="105586.321404119" calcext:value-type="float">
            <text:p>105586.321404119</text:p>
          </table:table-cell>
          <table:table-cell office:value-type="float" office:value="0" calcext:value-type="float">
            <text:p>0</text:p>
          </table:table-cell>
          <table:table-cell table:formula="of:=[.$D92]-[.$B92]" office:value-type="float" office:value="74992.8134564849" calcext:value-type="float">
            <text:p>74992.8134564849</text:p>
          </table:table-cell>
          <table:table-cell table:formula="of:=[.$F92]/[.$B92]" office:value-type="float" office:value="2.45126559480685" calcext:value-type="float">
            <text:p>2.45126559480685</text:p>
          </table:table-cell>
          <table:table-cell table:formula="of:=[.$F92]/[.$A92]" office:value-type="float" office:value="852.19106200551" calcext:value-type="float">
            <text:p>852.19106200551</text:p>
          </table:table-cell>
          <table:table-cell table:formula="of:=[.$B92]" office:value-type="float" office:value="30593.5079476339" calcext:value-type="float">
            <text:p>30593.5079476339</text:p>
          </table:table-cell>
          <table:table-cell table:formula="of:=[.$D92]*(1-[.$K92])" office:value-type="float" office:value="75388.950241505" calcext:value-type="float">
            <text:p>75388.950241505</text:p>
          </table:table-cell>
          <table:table-cell table:formula="of:=SUM(INDIRECT( CELL(&quot;address&quot;;  INDEX([$Parameters.$H$22:$Parameters.$H$74];  FLOOR([.$A92]/12; 1) + 1;0))&amp;&quot;:&quot;&amp;CELL(&quot;address&quot;; [$Parameters.$H$70])))" office:value-type="float" office:value="0.285997" calcext:value-type="float">
            <text:p>0.285997</text:p>
          </table:table-cell>
          <table:table-cell table:formula="of:=[.$I92]/INDEX([$Parameters.$I$22:$Parameters.$I$120];  FLOOR([.$A92]/12; 1) + 1;0)" office:value-type="float" office:value="607.134509776421" calcext:value-type="float">
            <text:p>607.134509776421</text:p>
          </table:table-cell>
          <table:table-cell table:formula="of:=[.$J92]/ INDEX([$Parameters.$I$22:$Parameters.$I$120];  FLOOR([.$A92]/12; 1) + 1;0)" office:value-type="float" office:value="1496.10935188539" calcext:value-type="float">
            <text:p>1496.10935188539</text:p>
          </table:table-cell>
          <table:table-cell table:formula="of:=([.$M92]-[.$L92])*[$Parameters.$I$70]" office:value-type="float" office:value="14454.7309326919" calcext:value-type="float">
            <text:p>14454.7309326919</text:p>
          </table:table-cell>
          <table:table-cell table:number-columns-repeated="2"/>
        </table:table-row>
        <table:table-row table:style-name="ro1">
          <table:table-cell office:value-type="float" office:value="89" calcext:value-type="float">
            <text:p>89</text:p>
          </table:table-cell>
          <table:table-cell table:formula="of:=([.$B92]-[.$C92])*POWER(1+[$Parameters.$E$4];1/12)+[$Parameters.$B$4]" office:value-type="float" office:value="31718.1496859886" calcext:value-type="float">
            <text:p>31718.1496859886</text:p>
          </table:table-cell>
          <table:table-cell table:formula="of:=IF(MOD([.$A93];12)=1; ([.$B81]+[.$B84]+[.$B87]+[.$B90])/4*(1+[$Parameters.$C$4])*[$Parameters.$D$4]; 0)" office:value-type="float" office:value="0" calcext:value-type="float">
            <text:p>0</text:p>
          </table:table-cell>
          <table:table-cell table:formula="of:=([.$D92]-[.$E92])*POWER(1+[$Parameters.$E$4];1/12)+[$Parameters.$B$4]" office:value-type="float" office:value="107016.493147379" calcext:value-type="float">
            <text:p>107016.493147379</text:p>
          </table:table-cell>
          <table:table-cell office:value-type="float" office:value="0" calcext:value-type="float">
            <text:p>0</text:p>
          </table:table-cell>
          <table:table-cell table:formula="of:=[.$D93]-[.$B93]" office:value-type="float" office:value="75298.3434613907" calcext:value-type="float">
            <text:p>75298.3434613907</text:p>
          </table:table-cell>
          <table:table-cell table:formula="of:=[.$F93]/[.$B93]" office:value-type="float" office:value="2.37398285230533" calcext:value-type="float">
            <text:p>2.37398285230533</text:p>
          </table:table-cell>
          <table:table-cell table:formula="of:=[.$F93]/[.$A93]" office:value-type="float" office:value="846.048802936974" calcext:value-type="float">
            <text:p>846.048802936974</text:p>
          </table:table-cell>
          <table:table-cell table:formula="of:=[.$B93]" office:value-type="float" office:value="31718.1496859886" calcext:value-type="float">
            <text:p>31718.1496859886</text:p>
          </table:table-cell>
          <table:table-cell table:formula="of:=[.$D93]*(1-[.$K93])" office:value-type="float" office:value="76410.0971567082" calcext:value-type="float">
            <text:p>76410.0971567082</text:p>
          </table:table-cell>
          <table:table-cell table:formula="of:=SUM(INDIRECT( CELL(&quot;address&quot;;  INDEX([$Parameters.$H$22:$Parameters.$H$74];  FLOOR([.$A93]/12; 1) + 1;0))&amp;&quot;:&quot;&amp;CELL(&quot;address&quot;; [$Parameters.$H$70])))" office:value-type="float" office:value="0.285997" calcext:value-type="float">
            <text:p>0.285997</text:p>
          </table:table-cell>
          <table:table-cell table:formula="of:=[.$I93]/INDEX([$Parameters.$I$22:$Parameters.$I$120];  FLOOR([.$A93]/12; 1) + 1;0)" office:value-type="float" office:value="629.453258304992" calcext:value-type="float">
            <text:p>629.453258304992</text:p>
          </table:table-cell>
          <table:table-cell table:formula="of:=[.$J93]/ INDEX([$Parameters.$I$22:$Parameters.$I$120];  FLOOR([.$A93]/12; 1) + 1;0)" office:value-type="float" office:value="1516.37422418552" calcext:value-type="float">
            <text:p>1516.37422418552</text:p>
          </table:table-cell>
          <table:table-cell table:formula="of:=([.$M93]-[.$L93])*[$Parameters.$I$70]" office:value-type="float" office:value="14421.3349052173" calcext:value-type="float">
            <text:p>14421.3349052173</text:p>
          </table:table-cell>
          <table:table-cell table:number-columns-repeated="2"/>
        </table:table-row>
        <table:table-row table:style-name="ro1">
          <table:table-cell office:value-type="float" office:value="90" calcext:value-type="float">
            <text:p>90</text:p>
          </table:table-cell>
          <table:table-cell table:formula="of:=([.$B93]-[.$C93])*POWER(1+[$Parameters.$E$4];1/12)+[$Parameters.$B$4]" office:value-type="float" office:value="32847.3733539976" calcext:value-type="float">
            <text:p>32847.3733539976</text:p>
          </table:table-cell>
          <table:table-cell table:formula="of:=IF(MOD([.$A94];12)=1; ([.$B82]+[.$B85]+[.$B88]+[.$B91])/4*(1+[$Parameters.$C$4])*[$Parameters.$D$4]; 0)" office:value-type="float" office:value="0" calcext:value-type="float">
            <text:p>0</text:p>
          </table:table-cell>
          <table:table-cell table:formula="of:=([.$D93]-[.$E93])*POWER(1+[$Parameters.$E$4];1/12)+[$Parameters.$B$4]" office:value-type="float" office:value="108452.491587354" calcext:value-type="float">
            <text:p>108452.491587354</text:p>
          </table:table-cell>
          <table:table-cell office:value-type="float" office:value="0" calcext:value-type="float">
            <text:p>0</text:p>
          </table:table-cell>
          <table:table-cell table:formula="of:=[.$D94]-[.$B94]" office:value-type="float" office:value="75605.118233356" calcext:value-type="float">
            <text:p>75605.118233356</text:p>
          </table:table-cell>
          <table:table-cell table:formula="of:=[.$F94]/[.$B94]" office:value-type="float" office:value="2.30170971111012" calcext:value-type="float">
            <text:p>2.30170971111012</text:p>
          </table:table-cell>
          <table:table-cell table:formula="of:=[.$F94]/[.$A94]" office:value-type="float" office:value="840.056869259512" calcext:value-type="float">
            <text:p>840.056869259512</text:p>
          </table:table-cell>
          <table:table-cell table:formula="of:=[.$B94]" office:value-type="float" office:value="32847.3733539976" calcext:value-type="float">
            <text:p>32847.3733539976</text:p>
          </table:table-cell>
          <table:table-cell table:formula="of:=[.$D94]*(1-[.$K94])" office:value-type="float" office:value="77435.4043508452" calcext:value-type="float">
            <text:p>77435.4043508452</text:p>
          </table:table-cell>
          <table:table-cell table:formula="of:=SUM(INDIRECT( CELL(&quot;address&quot;;  INDEX([$Parameters.$H$22:$Parameters.$H$74];  FLOOR([.$A94]/12; 1) + 1;0))&amp;&quot;:&quot;&amp;CELL(&quot;address&quot;; [$Parameters.$H$70])))" office:value-type="float" office:value="0.285997" calcext:value-type="float">
            <text:p>0.285997</text:p>
          </table:table-cell>
          <table:table-cell table:formula="of:=[.$I94]/INDEX([$Parameters.$I$22:$Parameters.$I$120];  FLOOR([.$A94]/12; 1) + 1;0)" office:value-type="float" office:value="651.862936177765" calcext:value-type="float">
            <text:p>651.862936177765</text:p>
          </table:table-cell>
          <table:table-cell table:formula="of:=[.$J94]/ INDEX([$Parameters.$I$22:$Parameters.$I$120];  FLOOR([.$A94]/12; 1) + 1;0)" office:value-type="float" office:value="1536.72165808385" calcext:value-type="float">
            <text:p>1536.72165808385</text:p>
          </table:table-cell>
          <table:table-cell table:formula="of:=([.$M94]-[.$L94])*[$Parameters.$I$70]" office:value-type="float" office:value="14387.802818193" calcext:value-type="float">
            <text:p>14387.802818193</text:p>
          </table:table-cell>
          <table:table-cell table:number-columns-repeated="2"/>
        </table:table-row>
        <table:table-row table:style-name="ro1">
          <table:table-cell office:value-type="float" office:value="91" calcext:value-type="float">
            <text:p>91</text:p>
          </table:table-cell>
          <table:table-cell table:formula="of:=([.$B94]-[.$C94])*POWER(1+[$Parameters.$E$4];1/12)+[$Parameters.$B$4]" office:value-type="float" office:value="33981.1976190094" calcext:value-type="float">
            <text:p>33981.1976190094</text:p>
          </table:table-cell>
          <table:table-cell table:formula="of:=IF(MOD([.$A95];12)=1; ([.$B83]+[.$B86]+[.$B89]+[.$B92])/4*(1+[$Parameters.$C$4])*[$Parameters.$D$4]; 0)" office:value-type="float" office:value="0" calcext:value-type="float">
            <text:p>0</text:p>
          </table:table-cell>
          <table:table-cell table:formula="of:=([.$D94]-[.$E94])*POWER(1+[$Parameters.$E$4];1/12)+[$Parameters.$B$4]" office:value-type="float" office:value="109894.340462726" calcext:value-type="float">
            <text:p>109894.340462726</text:p>
          </table:table-cell>
          <table:table-cell office:value-type="float" office:value="0" calcext:value-type="float">
            <text:p>0</text:p>
          </table:table-cell>
          <table:table-cell table:formula="of:=[.$D95]-[.$B95]" office:value-type="float" office:value="75913.1428437161" calcext:value-type="float">
            <text:p>75913.1428437161</text:p>
          </table:table-cell>
          <table:table-cell table:formula="of:=[.$F95]/[.$B95]" office:value-type="float" office:value="2.23397490856089" calcext:value-type="float">
            <text:p>2.23397490856089</text:p>
          </table:table-cell>
          <table:table-cell table:formula="of:=[.$F95]/[.$A95]" office:value-type="float" office:value="834.210360919957" calcext:value-type="float">
            <text:p>834.210360919957</text:p>
          </table:table-cell>
          <table:table-cell table:formula="of:=[.$B95]" office:value-type="float" office:value="33981.1976190094" calcext:value-type="float">
            <text:p>33981.1976190094</text:p>
          </table:table-cell>
          <table:table-cell table:formula="of:=[.$D95]*(1-[.$K95])" office:value-type="float" office:value="78464.8887734074" calcext:value-type="float">
            <text:p>78464.8887734074</text:p>
          </table:table-cell>
          <table:table-cell table:formula="of:=SUM(INDIRECT( CELL(&quot;address&quot;;  INDEX([$Parameters.$H$22:$Parameters.$H$74];  FLOOR([.$A95]/12; 1) + 1;0))&amp;&quot;:&quot;&amp;CELL(&quot;address&quot;; [$Parameters.$H$70])))" office:value-type="float" office:value="0.285997" calcext:value-type="float">
            <text:p>0.285997</text:p>
          </table:table-cell>
          <table:table-cell table:formula="of:=[.$I95]/INDEX([$Parameters.$I$22:$Parameters.$I$120];  FLOOR([.$A95]/12; 1) + 1;0)" office:value-type="float" office:value="674.363913852142" calcext:value-type="float">
            <text:p>674.363913852142</text:p>
          </table:table-cell>
          <table:table-cell table:formula="of:=[.$J95]/ INDEX([$Parameters.$I$22:$Parameters.$I$120];  FLOOR([.$A95]/12; 1) + 1;0)" office:value-type="float" office:value="1557.15198994657" calcext:value-type="float">
            <text:p>1557.15198994657</text:p>
          </table:table-cell>
          <table:table-cell table:formula="of:=([.$M95]-[.$L95])*[$Parameters.$I$70]" office:value-type="float" office:value="14354.1341172953" calcext:value-type="float">
            <text:p>14354.1341172953</text:p>
          </table:table-cell>
          <table:table-cell table:number-columns-repeated="2"/>
        </table:table-row>
        <table:table-row table:style-name="ro1">
          <table:table-cell office:value-type="float" office:value="92" calcext:value-type="float">
            <text:p>92</text:p>
          </table:table-cell>
          <table:table-cell table:formula="of:=([.$B95]-[.$C95])*POWER(1+[$Parameters.$E$4];1/12)+[$Parameters.$B$4]" office:value-type="float" office:value="35119.6412244259" calcext:value-type="float">
            <text:p>35119.6412244259</text:p>
          </table:table-cell>
          <table:table-cell table:formula="of:=IF(MOD([.$A96];12)=1; ([.$B84]+[.$B87]+[.$B90]+[.$B93])/4*(1+[$Parameters.$C$4])*[$Parameters.$D$4]; 0)" office:value-type="float" office:value="0" calcext:value-type="float">
            <text:p>0</text:p>
          </table:table-cell>
          <table:table-cell table:formula="of:=([.$D95]-[.$E95])*POWER(1+[$Parameters.$E$4];1/12)+[$Parameters.$B$4]" office:value-type="float" office:value="111342.063608893" calcext:value-type="float">
            <text:p>111342.063608893</text:p>
          </table:table-cell>
          <table:table-cell office:value-type="float" office:value="0" calcext:value-type="float">
            <text:p>0</text:p>
          </table:table-cell>
          <table:table-cell table:formula="of:=[.$D96]-[.$B96]" office:value-type="float" office:value="76222.4223844672" calcext:value-type="float">
            <text:p>76222.4223844672</text:p>
          </table:table-cell>
          <table:table-cell table:formula="of:=[.$F96]/[.$B96]" office:value-type="float" office:value="2.17036449482445" calcext:value-type="float">
            <text:p>2.17036449482445</text:p>
          </table:table-cell>
          <table:table-cell table:formula="of:=[.$F96]/[.$A96]" office:value-type="float" office:value="828.504591135513" calcext:value-type="float">
            <text:p>828.504591135513</text:p>
          </table:table-cell>
          <table:table-cell table:formula="of:=[.$B96]" office:value-type="float" office:value="35119.6412244259" calcext:value-type="float">
            <text:p>35119.6412244259</text:p>
          </table:table-cell>
          <table:table-cell table:formula="of:=[.$D96]*(1-[.$K96])" office:value-type="float" office:value="79498.5674429405" calcext:value-type="float">
            <text:p>79498.5674429405</text:p>
          </table:table-cell>
          <table:table-cell table:formula="of:=SUM(INDIRECT( CELL(&quot;address&quot;;  INDEX([$Parameters.$H$22:$Parameters.$H$74];  FLOOR([.$A96]/12; 1) + 1;0))&amp;&quot;:&quot;&amp;CELL(&quot;address&quot;; [$Parameters.$H$70])))" office:value-type="float" office:value="0.285997" calcext:value-type="float">
            <text:p>0.285997</text:p>
          </table:table-cell>
          <table:table-cell table:formula="of:=[.$I96]/INDEX([$Parameters.$I$22:$Parameters.$I$120];  FLOOR([.$A96]/12; 1) + 1;0)" office:value-type="float" office:value="696.956563294819" calcext:value-type="float">
            <text:p>696.956563294819</text:p>
          </table:table-cell>
          <table:table-cell table:formula="of:=[.$J96]/ INDEX([$Parameters.$I$22:$Parameters.$I$120];  FLOOR([.$A96]/12; 1) + 1;0)" office:value-type="float" office:value="1577.66555751023" calcext:value-type="float">
            <text:p>1577.66555751023</text:p>
          </table:table-cell>
          <table:table-cell table:formula="of:=([.$M96]-[.$L96])*[$Parameters.$I$70]" office:value-type="float" office:value="14320.3282459426" calcext:value-type="float">
            <text:p>14320.3282459426</text:p>
          </table:table-cell>
          <table:table-cell table:number-columns-repeated="2"/>
        </table:table-row>
        <table:table-row table:style-name="ro1">
          <table:table-cell office:value-type="float" office:value="93" calcext:value-type="float">
            <text:p>93</text:p>
          </table:table-cell>
          <table:table-cell table:formula="of:=([.$B96]-[.$C96])*POWER(1+[$Parameters.$E$4];1/12)+[$Parameters.$B$4]" office:value-type="float" office:value="36262.7229900115" calcext:value-type="float">
            <text:p>36262.7229900115</text:p>
          </table:table-cell>
          <table:table-cell table:formula="of:=IF(MOD([.$A97];12)=1; ([.$B85]+[.$B88]+[.$B91]+[.$B94])/4*(1+[$Parameters.$C$4])*[$Parameters.$D$4]; 0)" office:value-type="float" office:value="0" calcext:value-type="float">
            <text:p>0</text:p>
          </table:table-cell>
          <table:table-cell table:formula="of:=([.$D96]-[.$E96])*POWER(1+[$Parameters.$E$4];1/12)+[$Parameters.$B$4]" office:value-type="float" office:value="112795.684958363" calcext:value-type="float">
            <text:p>112795.684958363</text:p>
          </table:table-cell>
          <table:table-cell office:value-type="float" office:value="0" calcext:value-type="float">
            <text:p>0</text:p>
          </table:table-cell>
          <table:table-cell table:formula="of:=[.$D97]-[.$B97]" office:value-type="float" office:value="76532.961968351" calcext:value-type="float">
            <text:p>76532.961968351</text:p>
          </table:table-cell>
          <table:table-cell table:formula="of:=[.$F97]/[.$B97]" office:value-type="float" office:value="2.11051337731675" calcext:value-type="float">
            <text:p>2.11051337731675</text:p>
          </table:table-cell>
          <table:table-cell table:formula="of:=[.$F97]/[.$A97]" office:value-type="float" office:value="822.935074928506" calcext:value-type="float">
            <text:p>822.935074928506</text:p>
          </table:table-cell>
          <table:table-cell table:formula="of:=[.$B97]" office:value-type="float" office:value="36262.7229900115" calcext:value-type="float">
            <text:p>36262.7229900115</text:p>
          </table:table-cell>
          <table:table-cell table:formula="of:=[.$D97]*(1-[.$K97])" office:value-type="float" office:value="80536.4574473258" calcext:value-type="float">
            <text:p>80536.4574473258</text:p>
          </table:table-cell>
          <table:table-cell table:formula="of:=SUM(INDIRECT( CELL(&quot;address&quot;;  INDEX([$Parameters.$H$22:$Parameters.$H$74];  FLOOR([.$A97]/12; 1) + 1;0))&amp;&quot;:&quot;&amp;CELL(&quot;address&quot;; [$Parameters.$H$70])))" office:value-type="float" office:value="0.285997" calcext:value-type="float">
            <text:p>0.285997</text:p>
          </table:table-cell>
          <table:table-cell table:formula="of:=[.$I97]/INDEX([$Parameters.$I$22:$Parameters.$I$120];  FLOOR([.$A97]/12; 1) + 1;0)" office:value-type="float" office:value="719.641257987925" calcext:value-type="float">
            <text:p>719.641257987925</text:p>
          </table:table-cell>
          <table:table-cell table:formula="of:=[.$J97]/ INDEX([$Parameters.$I$22:$Parameters.$I$120];  FLOOR([.$A97]/12; 1) + 1;0)" office:value-type="float" office:value="1598.26269988739" calcext:value-type="float">
            <text:p>1598.26269988739</text:p>
          </table:table-cell>
          <table:table-cell table:formula="of:=([.$M97]-[.$L97])*[$Parameters.$I$70]" office:value-type="float" office:value="14286.3846452854" calcext:value-type="float">
            <text:p>14286.3846452854</text:p>
          </table:table-cell>
          <table:table-cell table:number-columns-repeated="2"/>
        </table:table-row>
        <table:table-row table:style-name="ro1">
          <table:table-cell office:value-type="float" office:value="94" calcext:value-type="float">
            <text:p>94</text:p>
          </table:table-cell>
          <table:table-cell table:formula="of:=([.$B97]-[.$C97])*POWER(1+[$Parameters.$E$4];1/12)+[$Parameters.$B$4]" office:value-type="float" office:value="37410.461812205" calcext:value-type="float">
            <text:p>37410.461812205</text:p>
          </table:table-cell>
          <table:table-cell table:formula="of:=IF(MOD([.$A98];12)=1; ([.$B86]+[.$B89]+[.$B92]+[.$B95])/4*(1+[$Parameters.$C$4])*[$Parameters.$D$4]; 0)" office:value-type="float" office:value="0" calcext:value-type="float">
            <text:p>0</text:p>
          </table:table-cell>
          <table:table-cell table:formula="of:=([.$D97]-[.$E97])*POWER(1+[$Parameters.$E$4];1/12)+[$Parameters.$B$4]" office:value-type="float" office:value="114255.228541144" calcext:value-type="float">
            <text:p>114255.228541144</text:p>
          </table:table-cell>
          <table:table-cell office:value-type="float" office:value="0" calcext:value-type="float">
            <text:p>0</text:p>
          </table:table-cell>
          <table:table-cell table:formula="of:=[.$D98]-[.$B98]" office:value-type="float" office:value="76844.7667289393" calcext:value-type="float">
            <text:p>76844.7667289393</text:p>
          </table:table-cell>
          <table:table-cell table:formula="of:=[.$F98]/[.$B98]" office:value-type="float" office:value="2.05409831919982" calcext:value-type="float">
            <text:p>2.05409831919982</text:p>
          </table:table-cell>
          <table:table-cell table:formula="of:=[.$F98]/[.$A98]" office:value-type="float" office:value="817.497518392972" calcext:value-type="float">
            <text:p>817.497518392972</text:p>
          </table:table-cell>
          <table:table-cell table:formula="of:=[.$B98]" office:value-type="float" office:value="37410.461812205" calcext:value-type="float">
            <text:p>37410.461812205</text:p>
          </table:table-cell>
          <table:table-cell table:formula="of:=[.$D98]*(1-[.$K98])" office:value-type="float" office:value="81578.5759440627" calcext:value-type="float">
            <text:p>81578.5759440627</text:p>
          </table:table-cell>
          <table:table-cell table:formula="of:=SUM(INDIRECT( CELL(&quot;address&quot;;  INDEX([$Parameters.$H$22:$Parameters.$H$74];  FLOOR([.$A98]/12; 1) + 1;0))&amp;&quot;:&quot;&amp;CELL(&quot;address&quot;; [$Parameters.$H$70])))" office:value-type="float" office:value="0.285997" calcext:value-type="float">
            <text:p>0.285997</text:p>
          </table:table-cell>
          <table:table-cell table:formula="of:=[.$I98]/INDEX([$Parameters.$I$22:$Parameters.$I$120];  FLOOR([.$A98]/12; 1) + 1;0)" office:value-type="float" office:value="742.418372935205" calcext:value-type="float">
            <text:p>742.418372935205</text:p>
          </table:table-cell>
          <table:table-cell table:formula="of:=[.$J98]/ INDEX([$Parameters.$I$22:$Parameters.$I$120];  FLOOR([.$A98]/12; 1) + 1;0)" office:value-type="float" office:value="1618.94375757219" calcext:value-type="float">
            <text:p>1618.94375757219</text:p>
          </table:table-cell>
          <table:table-cell table:formula="of:=([.$M98]-[.$L98])*[$Parameters.$I$70]" office:value-type="float" office:value="14252.3027541974" calcext:value-type="float">
            <text:p>14252.3027541974</text:p>
          </table:table-cell>
          <table:table-cell table:number-columns-repeated="2"/>
        </table:table-row>
        <table:table-row table:style-name="ro1">
          <table:table-cell office:value-type="float" office:value="95" calcext:value-type="float">
            <text:p>95</text:p>
          </table:table-cell>
          <table:table-cell table:formula="of:=([.$B98]-[.$C98])*POWER(1+[$Parameters.$E$4];1/12)+[$Parameters.$B$4]" office:value-type="float" office:value="38562.8766644314" calcext:value-type="float">
            <text:p>38562.8766644314</text:p>
          </table:table-cell>
          <table:table-cell table:formula="of:=IF(MOD([.$A99];12)=1; ([.$B87]+[.$B90]+[.$B93]+[.$B96])/4*(1+[$Parameters.$C$4])*[$Parameters.$D$4]; 0)" office:value-type="float" office:value="0" calcext:value-type="float">
            <text:p>0</text:p>
          </table:table-cell>
          <table:table-cell table:formula="of:=([.$D98]-[.$E98])*POWER(1+[$Parameters.$E$4];1/12)+[$Parameters.$B$4]" office:value-type="float" office:value="115720.71848515" calcext:value-type="float">
            <text:p>115720.71848515</text:p>
          </table:table-cell>
          <table:table-cell office:value-type="float" office:value="0" calcext:value-type="float">
            <text:p>0</text:p>
          </table:table-cell>
          <table:table-cell table:formula="of:=[.$D99]-[.$B99]" office:value-type="float" office:value="77157.8418207186" calcext:value-type="float">
            <text:p>77157.8418207186</text:p>
          </table:table-cell>
          <table:table-cell table:formula="of:=[.$F99]/[.$B99]" office:value-type="float" office:value="2.00083210835476" calcext:value-type="float">
            <text:p>2.00083210835476</text:p>
          </table:table-cell>
          <table:table-cell table:formula="of:=[.$F99]/[.$A99]" office:value-type="float" office:value="812.187808639144" calcext:value-type="float">
            <text:p>812.187808639144</text:p>
          </table:table-cell>
          <table:table-cell table:formula="of:=[.$B99]" office:value-type="float" office:value="38562.8766644314" calcext:value-type="float">
            <text:p>38562.8766644314</text:p>
          </table:table-cell>
          <table:table-cell table:formula="of:=[.$D99]*(1-[.$K99])" office:value-type="float" office:value="82624.9401605526" calcext:value-type="float">
            <text:p>82624.9401605526</text:p>
          </table:table-cell>
          <table:table-cell table:formula="of:=SUM(INDIRECT( CELL(&quot;address&quot;;  INDEX([$Parameters.$H$22:$Parameters.$H$74];  FLOOR([.$A99]/12; 1) + 1;0))&amp;&quot;:&quot;&amp;CELL(&quot;address&quot;; [$Parameters.$H$70])))" office:value-type="float" office:value="0.285997" calcext:value-type="float">
            <text:p>0.285997</text:p>
          </table:table-cell>
          <table:table-cell table:formula="of:=[.$I99]/INDEX([$Parameters.$I$22:$Parameters.$I$120];  FLOOR([.$A99]/12; 1) + 1;0)" office:value-type="float" office:value="765.288284668215" calcext:value-type="float">
            <text:p>765.288284668215</text:p>
          </table:table-cell>
          <table:table-cell table:formula="of:=[.$J99]/ INDEX([$Parameters.$I$22:$Parameters.$I$120];  FLOOR([.$A99]/12; 1) + 1;0)" office:value-type="float" office:value="1639.70907244597" calcext:value-type="float">
            <text:p>1639.70907244597</text:p>
          </table:table-cell>
          <table:table-cell table:formula="of:=([.$M99]-[.$L99])*[$Parameters.$I$70]" office:value-type="float" office:value="14218.0820092663" calcext:value-type="float">
            <text:p>14218.0820092663</text:p>
          </table:table-cell>
          <table:table-cell table:number-columns-repeated="2"/>
        </table:table-row>
        <table:table-row table:style-name="ro1">
          <table:table-cell office:value-type="float" office:value="96" calcext:value-type="float">
            <text:p>96</text:p>
          </table:table-cell>
          <table:table-cell table:formula="of:=([.$B99]-[.$C99])*POWER(1+[$Parameters.$E$4];1/12)+[$Parameters.$B$4]" office:value-type="float" office:value="39719.9865974158" calcext:value-type="float">
            <text:p>39719.9865974158</text:p>
          </table:table-cell>
          <table:table-cell table:formula="of:=IF(MOD([.$A100];12)=1; ([.$B88]+[.$B91]+[.$B94]+[.$B97])/4*(1+[$Parameters.$C$4])*[$Parameters.$D$4]; 0)" office:value-type="float" office:value="0" calcext:value-type="float">
            <text:p>0</text:p>
          </table:table-cell>
          <table:table-cell table:formula="of:=([.$D99]-[.$E99])*POWER(1+[$Parameters.$E$4];1/12)+[$Parameters.$B$4]" office:value-type="float" office:value="117192.179016591" calcext:value-type="float">
            <text:p>117192.179016591</text:p>
          </table:table-cell>
          <table:table-cell office:value-type="float" office:value="0" calcext:value-type="float">
            <text:p>0</text:p>
          </table:table-cell>
          <table:table-cell table:formula="of:=[.$D100]-[.$B100]" office:value-type="float" office:value="77472.1924191754" calcext:value-type="float">
            <text:p>77472.1924191754</text:p>
          </table:table-cell>
          <table:table-cell table:formula="of:=[.$F100]/[.$B100]" office:value-type="float" office:value="1.95045867473217" calcext:value-type="float">
            <text:p>1.95045867473217</text:p>
          </table:table-cell>
          <table:table-cell table:formula="of:=[.$F100]/[.$A100]" office:value-type="float" office:value="807.00200436641" calcext:value-type="float">
            <text:p>807.00200436641</text:p>
          </table:table-cell>
          <table:table-cell table:formula="of:=[.$B100]" office:value-type="float" office:value="39719.9865974158" calcext:value-type="float">
            <text:p>39719.9865974158</text:p>
          </table:table-cell>
          <table:table-cell table:formula="of:=[.$D100]*(1-[.$K100])" office:value-type="float" office:value="83887.9196227613" calcext:value-type="float">
            <text:p>83887.9196227613</text:p>
          </table:table-cell>
          <table:table-cell table:formula="of:=SUM(INDIRECT( CELL(&quot;address&quot;;  INDEX([$Parameters.$H$22:$Parameters.$H$74];  FLOOR([.$A100]/12; 1) + 1;0))&amp;&quot;:&quot;&amp;CELL(&quot;address&quot;; [$Parameters.$H$70])))" office:value-type="float" office:value="0.284185" calcext:value-type="float">
            <text:p>0.284185</text:p>
          </table:table-cell>
          <table:table-cell table:formula="of:=[.$I100]/INDEX([$Parameters.$I$22:$Parameters.$I$120];  FLOOR([.$A100]/12; 1) + 1;0)" office:value-type="float" office:value="802.748314418267" calcext:value-type="float">
            <text:p>802.748314418267</text:p>
          </table:table-cell>
          <table:table-cell table:formula="of:=[.$J100]/ INDEX([$Parameters.$I$22:$Parameters.$I$120];  FLOOR([.$A100]/12; 1) + 1;0)" office:value-type="float" office:value="1695.39045316817" calcext:value-type="float">
            <text:p>1695.39045316817</text:p>
          </table:table-cell>
          <table:table-cell table:formula="of:=([.$M100]-[.$L100])*[$Parameters.$I$70]" office:value-type="float" office:value="14514.3611760735" calcext:value-type="float">
            <text:p>14514.3611760735</text:p>
          </table:table-cell>
          <table:table-cell table:number-columns-repeated="2"/>
        </table:table-row>
        <table:table-row table:style-name="ro1">
          <table:table-cell office:value-type="float" office:value="97" calcext:value-type="float">
            <text:p>97</text:p>
          </table:table-cell>
          <table:table-cell table:formula="of:=([.$B100]-[.$C100])*POWER(1+[$Parameters.$E$4];1/12)+[$Parameters.$B$4]" office:value-type="float" office:value="40881.8107394986" calcext:value-type="float">
            <text:p>40881.8107394986</text:p>
          </table:table-cell>
          <table:table-cell table:formula="of:=IF(MOD([.$A101];12)=1; ([.$B89]+[.$B92]+[.$B95]+[.$B98])/4*(1+[$Parameters.$C$4])*[$Parameters.$D$4]; 0)" office:value-type="float" office:value="13320.6972721387" calcext:value-type="float">
            <text:p>13320.6972721387</text:p>
          </table:table-cell>
          <table:table-cell table:formula="of:=([.$D100]-[.$E100])*POWER(1+[$Parameters.$E$4];1/12)+[$Parameters.$B$4]" office:value-type="float" office:value="118669.63446038" calcext:value-type="float">
            <text:p>118669.63446038</text:p>
          </table:table-cell>
          <table:table-cell office:value-type="float" office:value="0" calcext:value-type="float">
            <text:p>0</text:p>
          </table:table-cell>
          <table:table-cell table:formula="of:=[.$D101]-[.$B101]" office:value-type="float" office:value="77787.8237208817" calcext:value-type="float">
            <text:p>77787.8237208817</text:p>
          </table:table-cell>
          <table:table-cell table:formula="of:=[.$F101]/[.$B101]" office:value-type="float" office:value="1.90274898087442" calcext:value-type="float">
            <text:p>1.90274898087442</text:p>
          </table:table-cell>
          <table:table-cell table:formula="of:=[.$F101]/[.$A101]" office:value-type="float" office:value="801.936327019399" calcext:value-type="float">
            <text:p>801.936327019399</text:p>
          </table:table-cell>
          <table:table-cell table:formula="of:=[.$B101]" office:value-type="float" office:value="40881.8107394986" calcext:value-type="float">
            <text:p>40881.8107394986</text:p>
          </table:table-cell>
          <table:table-cell table:formula="of:=[.$D101]*(1-[.$K101])" office:value-type="float" office:value="84945.5043912571" calcext:value-type="float">
            <text:p>84945.5043912571</text:p>
          </table:table-cell>
          <table:table-cell table:formula="of:=SUM(INDIRECT( CELL(&quot;address&quot;;  INDEX([$Parameters.$H$22:$Parameters.$H$74];  FLOOR([.$A101]/12; 1) + 1;0))&amp;&quot;:&quot;&amp;CELL(&quot;address&quot;; [$Parameters.$H$70])))" office:value-type="float" office:value="0.284185" calcext:value-type="float">
            <text:p>0.284185</text:p>
          </table:table-cell>
          <table:table-cell table:formula="of:=[.$I101]/INDEX([$Parameters.$I$22:$Parameters.$I$120];  FLOOR([.$A101]/12; 1) + 1;0)" office:value-type="float" office:value="826.228996352032" calcext:value-type="float">
            <text:p>826.228996352032</text:p>
          </table:table-cell>
          <table:table-cell table:formula="of:=[.$J101]/ INDEX([$Parameters.$I$22:$Parameters.$I$120];  FLOOR([.$A101]/12; 1) + 1;0)" office:value-type="float" office:value="1716.76443798014" calcext:value-type="float">
            <text:p>1716.76443798014</text:p>
          </table:table-cell>
          <table:table-cell table:formula="of:=([.$M101]-[.$L101])*[$Parameters.$I$70]" office:value-type="float" office:value="14480.106280873" calcext:value-type="float">
            <text:p>14480.106280873</text:p>
          </table:table-cell>
          <table:table-cell table:number-columns-repeated="2"/>
        </table:table-row>
        <table:table-row table:style-name="ro1">
          <table:table-cell office:value-type="float" office:value="98" calcext:value-type="float">
            <text:p>98</text:p>
          </table:table-cell>
          <table:table-cell table:formula="of:=([.$B101]-[.$C101])*POWER(1+[$Parameters.$E$4];1/12)+[$Parameters.$B$4]" office:value-type="float" office:value="28673.4008552411" calcext:value-type="float">
            <text:p>28673.4008552411</text:p>
          </table:table-cell>
          <table:table-cell table:formula="of:=IF(MOD([.$A102];12)=1; ([.$B90]+[.$B93]+[.$B96]+[.$B99])/4*(1+[$Parameters.$C$4])*[$Parameters.$D$4]; 0)" office:value-type="float" office:value="0" calcext:value-type="float">
            <text:p>0</text:p>
          </table:table-cell>
          <table:table-cell table:formula="of:=([.$D101]-[.$E101])*POWER(1+[$Parameters.$E$4];1/12)+[$Parameters.$B$4]" office:value-type="float" office:value="120153.109240532" calcext:value-type="float">
            <text:p>120153.109240532</text:p>
          </table:table-cell>
          <table:table-cell office:value-type="float" office:value="0" calcext:value-type="float">
            <text:p>0</text:p>
          </table:table-cell>
          <table:table-cell table:formula="of:=[.$D102]-[.$B102]" office:value-type="float" office:value="91479.7083852911" calcext:value-type="float">
            <text:p>91479.7083852911</text:p>
          </table:table-cell>
          <table:table-cell table:formula="of:=[.$F102]/[.$B102]" office:value-type="float" office:value="3.19040314914615" calcext:value-type="float">
            <text:p>3.19040314914615</text:p>
          </table:table-cell>
          <table:table-cell table:formula="of:=[.$F102]/[.$A102]" office:value-type="float" office:value="933.466412094808" calcext:value-type="float">
            <text:p>933.466412094808</text:p>
          </table:table-cell>
          <table:table-cell table:formula="of:=[.$B102]" office:value-type="float" office:value="28673.4008552411" calcext:value-type="float">
            <text:p>28673.4008552411</text:p>
          </table:table-cell>
          <table:table-cell table:formula="of:=[.$D102]*(1-[.$K102])" office:value-type="float" office:value="86007.3978910116" calcext:value-type="float">
            <text:p>86007.3978910116</text:p>
          </table:table-cell>
          <table:table-cell table:formula="of:=SUM(INDIRECT( CELL(&quot;address&quot;;  INDEX([$Parameters.$H$22:$Parameters.$H$74];  FLOOR([.$A102]/12; 1) + 1;0))&amp;&quot;:&quot;&amp;CELL(&quot;address&quot;; [$Parameters.$H$70])))" office:value-type="float" office:value="0.284185" calcext:value-type="float">
            <text:p>0.284185</text:p>
          </table:table-cell>
          <table:table-cell table:formula="of:=[.$I102]/INDEX([$Parameters.$I$22:$Parameters.$I$120];  FLOOR([.$A102]/12; 1) + 1;0)" office:value-type="float" office:value="579.494762636238" calcext:value-type="float">
            <text:p>579.494762636238</text:p>
          </table:table-cell>
          <table:table-cell table:formula="of:=[.$J102]/ INDEX([$Parameters.$I$22:$Parameters.$I$120];  FLOOR([.$A102]/12; 1) + 1;0)" office:value-type="float" office:value="1738.22550305197" calcext:value-type="float">
            <text:p>1738.22550305197</text:p>
          </table:table-cell>
          <table:table-cell table:formula="of:=([.$M102]-[.$L102])*[$Parameters.$I$70]" office:value-type="float" office:value="18840.9618391598" calcext:value-type="float">
            <text:p>18840.9618391598</text:p>
          </table:table-cell>
          <table:table-cell table:number-columns-repeated="2"/>
        </table:table-row>
        <table:table-row table:style-name="ro1">
          <table:table-cell office:value-type="float" office:value="99" calcext:value-type="float">
            <text:p>99</text:p>
          </table:table-cell>
          <table:table-cell table:formula="of:=([.$B102]-[.$C102])*POWER(1+[$Parameters.$E$4];1/12)+[$Parameters.$B$4]" office:value-type="float" office:value="29790.2198396235" calcext:value-type="float">
            <text:p>29790.2198396235</text:p>
          </table:table-cell>
          <table:table-cell table:formula="of:=IF(MOD([.$A103];12)=1; ([.$B91]+[.$B94]+[.$B97]+[.$B100])/4*(1+[$Parameters.$C$4])*[$Parameters.$D$4]; 0)" office:value-type="float" office:value="0" calcext:value-type="float">
            <text:p>0</text:p>
          </table:table-cell>
          <table:table-cell table:formula="of:=([.$D102]-[.$E102])*POWER(1+[$Parameters.$E$4];1/12)+[$Parameters.$B$4]" office:value-type="float" office:value="121642.627880568" calcext:value-type="float">
            <text:p>121642.627880568</text:p>
          </table:table-cell>
          <table:table-cell office:value-type="float" office:value="0" calcext:value-type="float">
            <text:p>0</text:p>
          </table:table-cell>
          <table:table-cell table:formula="of:=[.$D103]-[.$B103]" office:value-type="float" office:value="91852.4080409449" calcext:value-type="float">
            <text:p>91852.4080409449</text:p>
          </table:table-cell>
          <table:table-cell table:formula="of:=[.$F103]/[.$B103]" office:value-type="float" office:value="3.08330749270851" calcext:value-type="float">
            <text:p>3.08330749270851</text:p>
          </table:table-cell>
          <table:table-cell table:formula="of:=[.$F103]/[.$A103]" office:value-type="float" office:value="927.802101423685" calcext:value-type="float">
            <text:p>927.802101423685</text:p>
          </table:table-cell>
          <table:table-cell table:formula="of:=[.$B103]" office:value-type="float" office:value="29790.2198396235" calcext:value-type="float">
            <text:p>29790.2198396235</text:p>
          </table:table-cell>
          <table:table-cell table:formula="of:=[.$D103]*(1-[.$K103])" office:value-type="float" office:value="87073.617676329" calcext:value-type="float">
            <text:p>87073.617676329</text:p>
          </table:table-cell>
          <table:table-cell table:formula="of:=SUM(INDIRECT( CELL(&quot;address&quot;;  INDEX([$Parameters.$H$22:$Parameters.$H$74];  FLOOR([.$A103]/12; 1) + 1;0))&amp;&quot;:&quot;&amp;CELL(&quot;address&quot;; [$Parameters.$H$70])))" office:value-type="float" office:value="0.284185" calcext:value-type="float">
            <text:p>0.284185</text:p>
          </table:table-cell>
          <table:table-cell table:formula="of:=[.$I103]/INDEX([$Parameters.$I$22:$Parameters.$I$120];  FLOOR([.$A103]/12; 1) + 1;0)" office:value-type="float" office:value="602.065881964905" calcext:value-type="float">
            <text:p>602.065881964905</text:p>
          </table:table-cell>
          <table:table-cell table:formula="of:=[.$J103]/ INDEX([$Parameters.$I$22:$Parameters.$I$120];  FLOOR([.$A103]/12; 1) + 1;0)" office:value-type="float" office:value="1759.77400315944" calcext:value-type="float">
            <text:p>1759.77400315944</text:p>
          </table:table-cell>
          <table:table-cell table:formula="of:=([.$M103]-[.$L103])*[$Parameters.$I$70]" office:value-type="float" office:value="18824.3340506231" calcext:value-type="float">
            <text:p>18824.3340506231</text:p>
          </table:table-cell>
          <table:table-cell table:number-columns-repeated="2"/>
        </table:table-row>
        <table:table-row table:style-name="ro1">
          <table:table-cell office:value-type="float" office:value="100" calcext:value-type="float">
            <text:p>100</text:p>
          </table:table-cell>
          <table:table-cell table:formula="of:=([.$B103]-[.$C103])*POWER(1+[$Parameters.$E$4];1/12)+[$Parameters.$B$4]" office:value-type="float" office:value="30911.5888827922" calcext:value-type="float">
            <text:p>30911.5888827922</text:p>
          </table:table-cell>
          <table:table-cell table:formula="of:=IF(MOD([.$A104];12)=1; ([.$B92]+[.$B95]+[.$B98]+[.$B101])/4*(1+[$Parameters.$C$4])*[$Parameters.$D$4]; 0)" office:value-type="float" office:value="0" calcext:value-type="float">
            <text:p>0</text:p>
          </table:table-cell>
          <table:table-cell table:formula="of:=([.$D103]-[.$E103])*POWER(1+[$Parameters.$E$4];1/12)+[$Parameters.$B$4]" office:value-type="float" office:value="123138.215003922" calcext:value-type="float">
            <text:p>123138.215003922</text:p>
          </table:table-cell>
          <table:table-cell office:value-type="float" office:value="0" calcext:value-type="float">
            <text:p>0</text:p>
          </table:table-cell>
          <table:table-cell table:formula="of:=[.$D104]-[.$B104]" office:value-type="float" office:value="92226.6261211299" calcext:value-type="float">
            <text:p>92226.6261211299</text:p>
          </table:table-cell>
          <table:table-cell table:formula="of:=[.$F104]/[.$B104]" office:value-type="float" office:value="2.98356148792049" calcext:value-type="float">
            <text:p>2.98356148792049</text:p>
          </table:table-cell>
          <table:table-cell table:formula="of:=[.$F104]/[.$A104]" office:value-type="float" office:value="922.266261211299" calcext:value-type="float">
            <text:p>922.266261211299</text:p>
          </table:table-cell>
          <table:table-cell table:formula="of:=[.$B104]" office:value-type="float" office:value="30911.5888827922" calcext:value-type="float">
            <text:p>30911.5888827922</text:p>
          </table:table-cell>
          <table:table-cell table:formula="of:=[.$D104]*(1-[.$K104])" office:value-type="float" office:value="88144.1813730325" calcext:value-type="float">
            <text:p>88144.1813730325</text:p>
          </table:table-cell>
          <table:table-cell table:formula="of:=SUM(INDIRECT( CELL(&quot;address&quot;;  INDEX([$Parameters.$H$22:$Parameters.$H$74];  FLOOR([.$A104]/12; 1) + 1;0))&amp;&quot;:&quot;&amp;CELL(&quot;address&quot;; [$Parameters.$H$70])))" office:value-type="float" office:value="0.284185" calcext:value-type="float">
            <text:p>0.284185</text:p>
          </table:table-cell>
          <table:table-cell table:formula="of:=[.$I104]/INDEX([$Parameters.$I$22:$Parameters.$I$120];  FLOOR([.$A104]/12; 1) + 1;0)" office:value-type="float" office:value="624.728958827652" calcext:value-type="float">
            <text:p>624.728958827652</text:p>
          </table:table-cell>
          <table:table-cell table:formula="of:=[.$J104]/ INDEX([$Parameters.$I$22:$Parameters.$I$120];  FLOOR([.$A104]/12; 1) + 1;0)" office:value-type="float" office:value="1781.4102945237" calcext:value-type="float">
            <text:p>1781.4102945237</text:p>
          </table:table-cell>
          <table:table-cell table:formula="of:=([.$M104]-[.$L104])*[$Parameters.$I$70]" office:value-type="float" office:value="18807.6385184177" calcext:value-type="float">
            <text:p>18807.6385184177</text:p>
          </table:table-cell>
          <table:table-cell table:number-columns-repeated="2"/>
        </table:table-row>
        <table:table-row table:style-name="ro1">
          <table:table-cell office:value-type="float" office:value="101" calcext:value-type="float">
            <text:p>101</text:p>
          </table:table-cell>
          <table:table-cell table:formula="of:=([.$B104]-[.$C104])*POWER(1+[$Parameters.$E$4];1/12)+[$Parameters.$B$4]" office:value-type="float" office:value="32037.5265222499" calcext:value-type="float">
            <text:p>32037.5265222499</text:p>
          </table:table-cell>
          <table:table-cell table:formula="of:=IF(MOD([.$A105];12)=1; ([.$B93]+[.$B96]+[.$B99]+[.$B102])/4*(1+[$Parameters.$C$4])*[$Parameters.$D$4]; 0)" office:value-type="float" office:value="0" calcext:value-type="float">
            <text:p>0</text:p>
          </table:table-cell>
          <table:table-cell table:formula="of:=([.$D104]-[.$E104])*POWER(1+[$Parameters.$E$4];1/12)+[$Parameters.$B$4]" office:value-type="float" office:value="124639.895334346" calcext:value-type="float">
            <text:p>124639.895334346</text:p>
          </table:table-cell>
          <table:table-cell office:value-type="float" office:value="0" calcext:value-type="float">
            <text:p>0</text:p>
          </table:table-cell>
          <table:table-cell table:formula="of:=[.$D105]-[.$B105]" office:value-type="float" office:value="92602.3688120956" calcext:value-type="float">
            <text:p>92602.3688120956</text:p>
          </table:table-cell>
          <table:table-cell table:formula="of:=[.$F105]/[.$B105]" office:value-type="float" office:value="2.89043440191251" calcext:value-type="float">
            <text:p>2.89043440191251</text:p>
          </table:table-cell>
          <table:table-cell table:formula="of:=[.$F105]/[.$A105]" office:value-type="float" office:value="916.855136753422" calcext:value-type="float">
            <text:p>916.855136753422</text:p>
          </table:table-cell>
          <table:table-cell table:formula="of:=[.$B105]" office:value-type="float" office:value="32037.5265222499" calcext:value-type="float">
            <text:p>32037.5265222499</text:p>
          </table:table-cell>
          <table:table-cell table:formula="of:=[.$D105]*(1-[.$K105])" office:value-type="float" office:value="89219.1066787546" calcext:value-type="float">
            <text:p>89219.1066787546</text:p>
          </table:table-cell>
          <table:table-cell table:formula="of:=SUM(INDIRECT( CELL(&quot;address&quot;;  INDEX([$Parameters.$H$22:$Parameters.$H$74];  FLOOR([.$A105]/12; 1) + 1;0))&amp;&quot;:&quot;&amp;CELL(&quot;address&quot;; [$Parameters.$H$70])))" office:value-type="float" office:value="0.284185" calcext:value-type="float">
            <text:p>0.284185</text:p>
          </table:table-cell>
          <table:table-cell table:formula="of:=[.$I105]/INDEX([$Parameters.$I$22:$Parameters.$I$120];  FLOOR([.$A105]/12; 1) + 1;0)" office:value-type="float" office:value="647.484367870856" calcext:value-type="float">
            <text:p>647.484367870856</text:p>
          </table:table-cell>
          <table:table-cell table:formula="of:=[.$J105]/ INDEX([$Parameters.$I$22:$Parameters.$I$120];  FLOOR([.$A105]/12; 1) + 1;0)" office:value-type="float" office:value="1803.13473481719" calcext:value-type="float">
            <text:p>1803.13473481719</text:p>
          </table:table-cell>
          <table:table-cell table:formula="of:=([.$M105]-[.$L105])*[$Parameters.$I$70]" office:value-type="float" office:value="18790.8749665474" calcext:value-type="float">
            <text:p>18790.8749665474</text:p>
          </table:table-cell>
          <table:table-cell table:number-columns-repeated="2"/>
        </table:table-row>
        <table:table-row table:style-name="ro1">
          <table:table-cell office:value-type="float" office:value="102" calcext:value-type="float">
            <text:p>102</text:p>
          </table:table-cell>
          <table:table-cell table:formula="of:=([.$B105]-[.$C105])*POWER(1+[$Parameters.$E$4];1/12)+[$Parameters.$B$4]" office:value-type="float" office:value="33168.0513710235" calcext:value-type="float">
            <text:p>33168.0513710235</text:p>
          </table:table-cell>
          <table:table-cell table:formula="of:=IF(MOD([.$A106];12)=1; ([.$B94]+[.$B97]+[.$B100]+[.$B103])/4*(1+[$Parameters.$C$4])*[$Parameters.$D$4]; 0)" office:value-type="float" office:value="0" calcext:value-type="float">
            <text:p>0</text:p>
          </table:table-cell>
          <table:table-cell table:formula="of:=([.$D105]-[.$E105])*POWER(1+[$Parameters.$E$4];1/12)+[$Parameters.$B$4]" office:value-type="float" office:value="126147.693696319" calcext:value-type="float">
            <text:p>126147.693696319</text:p>
          </table:table-cell>
          <table:table-cell office:value-type="float" office:value="0" calcext:value-type="float">
            <text:p>0</text:p>
          </table:table-cell>
          <table:table-cell table:formula="of:=[.$D106]-[.$B106]" office:value-type="float" office:value="92979.6423252951" calcext:value-type="float">
            <text:p>92979.6423252951</text:p>
          </table:table-cell>
          <table:table-cell table:formula="of:=[.$F106]/[.$B106]" office:value-type="float" office:value="2.80328926427449" calcext:value-type="float">
            <text:p>2.80328926427449</text:p>
          </table:table-cell>
          <table:table-cell table:formula="of:=[.$F106]/[.$A106]" office:value-type="float" office:value="911.565120836227" calcext:value-type="float">
            <text:p>911.565120836227</text:p>
          </table:table-cell>
          <table:table-cell table:formula="of:=[.$B106]" office:value-type="float" office:value="33168.0513710235" calcext:value-type="float">
            <text:p>33168.0513710235</text:p>
          </table:table-cell>
          <table:table-cell table:formula="of:=[.$D106]*(1-[.$K106])" office:value-type="float" office:value="90298.4113632303" calcext:value-type="float">
            <text:p>90298.4113632303</text:p>
          </table:table-cell>
          <table:table-cell table:formula="of:=SUM(INDIRECT( CELL(&quot;address&quot;;  INDEX([$Parameters.$H$22:$Parameters.$H$74];  FLOOR([.$A106]/12; 1) + 1;0))&amp;&quot;:&quot;&amp;CELL(&quot;address&quot;; [$Parameters.$H$70])))" office:value-type="float" office:value="0.284185" calcext:value-type="float">
            <text:p>0.284185</text:p>
          </table:table-cell>
          <table:table-cell table:formula="of:=[.$I106]/INDEX([$Parameters.$I$22:$Parameters.$I$120];  FLOOR([.$A106]/12; 1) + 1;0)" office:value-type="float" office:value="670.33248526725" calcext:value-type="float">
            <text:p>670.33248526725</text:p>
          </table:table-cell>
          <table:table-cell table:formula="of:=[.$J106]/ INDEX([$Parameters.$I$22:$Parameters.$I$120];  FLOOR([.$A106]/12; 1) + 1;0)" office:value-type="float" office:value="1824.94768316957" calcext:value-type="float">
            <text:p>1824.94768316957</text:p>
          </table:table-cell>
          <table:table-cell table:formula="of:=([.$M106]-[.$L106])*[$Parameters.$I$70]" office:value-type="float" office:value="18774.0431178917" calcext:value-type="float">
            <text:p>18774.0431178917</text:p>
          </table:table-cell>
          <table:table-cell table:number-columns-repeated="2"/>
        </table:table-row>
        <table:table-row table:style-name="ro1">
          <table:table-cell office:value-type="float" office:value="103" calcext:value-type="float">
            <text:p>103</text:p>
          </table:table-cell>
          <table:table-cell table:formula="of:=([.$B106]-[.$C106])*POWER(1+[$Parameters.$E$4];1/12)+[$Parameters.$B$4]" office:value-type="float" office:value="34303.1821179715" calcext:value-type="float">
            <text:p>34303.1821179715</text:p>
          </table:table-cell>
          <table:table-cell table:formula="of:=IF(MOD([.$A107];12)=1; ([.$B95]+[.$B98]+[.$B101]+[.$B104])/4*(1+[$Parameters.$C$4])*[$Parameters.$D$4]; 0)" office:value-type="float" office:value="0" calcext:value-type="float">
            <text:p>0</text:p>
          </table:table-cell>
          <table:table-cell table:formula="of:=([.$D106]-[.$E106])*POWER(1+[$Parameters.$E$4];1/12)+[$Parameters.$B$4]" office:value-type="float" office:value="127661.635015459" calcext:value-type="float">
            <text:p>127661.635015459</text:p>
          </table:table-cell>
          <table:table-cell office:value-type="float" office:value="0" calcext:value-type="float">
            <text:p>0</text:p>
          </table:table-cell>
          <table:table-cell table:formula="of:=[.$D107]-[.$B107]" office:value-type="float" office:value="93358.4528974877" calcext:value-type="float">
            <text:p>93358.4528974877</text:p>
          </table:table-cell>
          <table:table-cell table:formula="of:=[.$F107]/[.$B107]" office:value-type="float" office:value="2.72156829580475" calcext:value-type="float">
            <text:p>2.72156829580475</text:p>
          </table:table-cell>
          <table:table-cell table:formula="of:=[.$F107]/[.$A107]" office:value-type="float" office:value="906.392746577551" calcext:value-type="float">
            <text:p>906.392746577551</text:p>
          </table:table-cell>
          <table:table-cell table:formula="of:=[.$B107]" office:value-type="float" office:value="34303.1821179715" calcext:value-type="float">
            <text:p>34303.1821179715</text:p>
          </table:table-cell>
          <table:table-cell table:formula="of:=[.$D107]*(1-[.$K107])" office:value-type="float" office:value="91382.1132685909" calcext:value-type="float">
            <text:p>91382.1132685909</text:p>
          </table:table-cell>
          <table:table-cell table:formula="of:=SUM(INDIRECT( CELL(&quot;address&quot;;  INDEX([$Parameters.$H$22:$Parameters.$H$74];  FLOOR([.$A107]/12; 1) + 1;0))&amp;&quot;:&quot;&amp;CELL(&quot;address&quot;; [$Parameters.$H$70])))" office:value-type="float" office:value="0.284185" calcext:value-type="float">
            <text:p>0.284185</text:p>
          </table:table-cell>
          <table:table-cell table:formula="of:=[.$I107]/INDEX([$Parameters.$I$22:$Parameters.$I$120];  FLOOR([.$A107]/12; 1) + 1;0)" office:value-type="float" office:value="693.27368872214" calcext:value-type="float">
            <text:p>693.27368872214</text:p>
          </table:table-cell>
          <table:table-cell table:formula="of:=[.$J107]/ INDEX([$Parameters.$I$22:$Parameters.$I$120];  FLOOR([.$A107]/12; 1) + 1;0)" office:value-type="float" office:value="1846.84950017362" calcext:value-type="float">
            <text:p>1846.84950017362</text:p>
          </table:table-cell>
          <table:table-cell table:formula="of:=([.$M107]-[.$L107])*[$Parameters.$I$70]" office:value-type="float" office:value="18757.1426942011" calcext:value-type="float">
            <text:p>18757.1426942011</text:p>
          </table:table-cell>
          <table:table-cell table:number-columns-repeated="2"/>
        </table:table-row>
        <table:table-row table:style-name="ro1">
          <table:table-cell office:value-type="float" office:value="104" calcext:value-type="float">
            <text:p>104</text:p>
          </table:table-cell>
          <table:table-cell table:formula="of:=([.$B107]-[.$C107])*POWER(1+[$Parameters.$E$4];1/12)+[$Parameters.$B$4]" office:value-type="float" office:value="35442.9375280931" calcext:value-type="float">
            <text:p>35442.9375280931</text:p>
          </table:table-cell>
          <table:table-cell table:formula="of:=IF(MOD([.$A108];12)=1; ([.$B96]+[.$B99]+[.$B102]+[.$B105])/4*(1+[$Parameters.$C$4])*[$Parameters.$D$4]; 0)" office:value-type="float" office:value="0" calcext:value-type="float">
            <text:p>0</text:p>
          </table:table-cell>
          <table:table-cell table:formula="of:=([.$D107]-[.$E107])*POWER(1+[$Parameters.$E$4];1/12)+[$Parameters.$B$4]" office:value-type="float" office:value="129181.744318935" calcext:value-type="float">
            <text:p>129181.744318935</text:p>
          </table:table-cell>
          <table:table-cell office:value-type="float" office:value="0" calcext:value-type="float">
            <text:p>0</text:p>
          </table:table-cell>
          <table:table-cell table:formula="of:=[.$D108]-[.$B108]" office:value-type="float" office:value="93738.806790842" calcext:value-type="float">
            <text:p>93738.806790842</text:p>
          </table:table-cell>
          <table:table-cell table:formula="of:=[.$F108]/[.$B108]" office:value-type="float" office:value="2.64478097269849" calcext:value-type="float">
            <text:p>2.64478097269849</text:p>
          </table:table-cell>
          <table:table-cell table:formula="of:=[.$F108]/[.$A108]" office:value-type="float" office:value="901.334680681173" calcext:value-type="float">
            <text:p>901.334680681173</text:p>
          </table:table-cell>
          <table:table-cell table:formula="of:=[.$B108]" office:value-type="float" office:value="35442.9375280931" calcext:value-type="float">
            <text:p>35442.9375280931</text:p>
          </table:table-cell>
          <table:table-cell table:formula="of:=[.$D108]*(1-[.$K108])" office:value-type="float" office:value="92470.2303096585" calcext:value-type="float">
            <text:p>92470.2303096585</text:p>
          </table:table-cell>
          <table:table-cell table:formula="of:=SUM(INDIRECT( CELL(&quot;address&quot;;  INDEX([$Parameters.$H$22:$Parameters.$H$74];  FLOOR([.$A108]/12; 1) + 1;0))&amp;&quot;:&quot;&amp;CELL(&quot;address&quot;; [$Parameters.$H$70])))" office:value-type="float" office:value="0.284185" calcext:value-type="float">
            <text:p>0.284185</text:p>
          </table:table-cell>
          <table:table-cell table:formula="of:=[.$I108]/INDEX([$Parameters.$I$22:$Parameters.$I$120];  FLOOR([.$A108]/12; 1) + 1;0)" office:value-type="float" office:value="716.308357479651" calcext:value-type="float">
            <text:p>716.308357479651</text:p>
          </table:table-cell>
          <table:table-cell table:formula="of:=[.$J108]/ INDEX([$Parameters.$I$22:$Parameters.$I$120];  FLOOR([.$A108]/12; 1) + 1;0)" office:value-type="float" office:value="1868.84054789124" calcext:value-type="float">
            <text:p>1868.84054789124</text:p>
          </table:table-cell>
          <table:table-cell table:formula="of:=([.$M108]-[.$L108])*[$Parameters.$I$70]" office:value-type="float" office:value="18740.1734160924" calcext:value-type="float">
            <text:p>18740.1734160924</text:p>
          </table:table-cell>
          <table:table-cell table:number-columns-repeated="2"/>
        </table:table-row>
        <table:table-row table:style-name="ro1">
          <table:table-cell office:value-type="float" office:value="105" calcext:value-type="float">
            <text:p>105</text:p>
          </table:table-cell>
          <table:table-cell table:formula="of:=([.$B108]-[.$C108])*POWER(1+[$Parameters.$E$4];1/12)+[$Parameters.$B$4]" office:value-type="float" office:value="36587.3364428387" calcext:value-type="float">
            <text:p>36587.3364428387</text:p>
          </table:table-cell>
          <table:table-cell table:formula="of:=IF(MOD([.$A109];12)=1; ([.$B97]+[.$B100]+[.$B103]+[.$B106])/4*(1+[$Parameters.$C$4])*[$Parameters.$D$4]; 0)" office:value-type="float" office:value="0" calcext:value-type="float">
            <text:p>0</text:p>
          </table:table-cell>
          <table:table-cell table:formula="of:=([.$D108]-[.$E108])*POWER(1+[$Parameters.$E$4];1/12)+[$Parameters.$B$4]" office:value-type="float" office:value="130708.046735878" calcext:value-type="float">
            <text:p>130708.046735878</text:p>
          </table:table-cell>
          <table:table-cell office:value-type="float" office:value="0" calcext:value-type="float">
            <text:p>0</text:p>
          </table:table-cell>
          <table:table-cell table:formula="of:=[.$D109]-[.$B109]" office:value-type="float" office:value="94120.7102930394" calcext:value-type="float">
            <text:p>94120.7102930394</text:p>
          </table:table-cell>
          <table:table-cell table:formula="of:=[.$F109]/[.$B109]" office:value-type="float" office:value="2.57249418634468" calcext:value-type="float">
            <text:p>2.57249418634468</text:p>
          </table:table-cell>
          <table:table-cell table:formula="of:=[.$F109]/[.$A109]" office:value-type="float" office:value="896.387717076565" calcext:value-type="float">
            <text:p>896.387717076565</text:p>
          </table:table-cell>
          <table:table-cell table:formula="of:=[.$B109]" office:value-type="float" office:value="36587.3364428387" calcext:value-type="float">
            <text:p>36587.3364428387</text:p>
          </table:table-cell>
          <table:table-cell table:formula="of:=[.$D109]*(1-[.$K109])" office:value-type="float" office:value="93562.7804742426" calcext:value-type="float">
            <text:p>93562.7804742426</text:p>
          </table:table-cell>
          <table:table-cell table:formula="of:=SUM(INDIRECT( CELL(&quot;address&quot;;  INDEX([$Parameters.$H$22:$Parameters.$H$74];  FLOOR([.$A109]/12; 1) + 1;0))&amp;&quot;:&quot;&amp;CELL(&quot;address&quot;; [$Parameters.$H$70])))" office:value-type="float" office:value="0.284185" calcext:value-type="float">
            <text:p>0.284185</text:p>
          </table:table-cell>
          <table:table-cell table:formula="of:=[.$I109]/INDEX([$Parameters.$I$22:$Parameters.$I$120];  FLOOR([.$A109]/12; 1) + 1;0)" office:value-type="float" office:value="739.436872328995" calcext:value-type="float">
            <text:p>739.436872328995</text:p>
          </table:table-cell>
          <table:table-cell table:formula="of:=[.$J109]/ INDEX([$Parameters.$I$22:$Parameters.$I$120];  FLOOR([.$A109]/12; 1) + 1;0)" office:value-type="float" office:value="1890.92118985939" calcext:value-type="float">
            <text:p>1890.92118985939</text:p>
          </table:table-cell>
          <table:table-cell table:formula="of:=([.$M109]-[.$L109])*[$Parameters.$I$70]" office:value-type="float" office:value="18723.1350030442" calcext:value-type="float">
            <text:p>18723.1350030442</text:p>
          </table:table-cell>
          <table:table-cell table:number-columns-repeated="2"/>
        </table:table-row>
        <table:table-row table:style-name="ro1">
          <table:table-cell office:value-type="float" office:value="106" calcext:value-type="float">
            <text:p>106</text:p>
          </table:table-cell>
          <table:table-cell table:formula="of:=([.$B109]-[.$C109])*POWER(1+[$Parameters.$E$4];1/12)+[$Parameters.$B$4]" office:value-type="float" office:value="37736.3977804208" calcext:value-type="float">
            <text:p>37736.3977804208</text:p>
          </table:table-cell>
          <table:table-cell table:formula="of:=IF(MOD([.$A110];12)=1; ([.$B98]+[.$B101]+[.$B104]+[.$B107])/4*(1+[$Parameters.$C$4])*[$Parameters.$D$4]; 0)" office:value-type="float" office:value="0" calcext:value-type="float">
            <text:p>0</text:p>
          </table:table-cell>
          <table:table-cell table:formula="of:=([.$D109]-[.$E109])*POWER(1+[$Parameters.$E$4];1/12)+[$Parameters.$B$4]" office:value-type="float" office:value="132240.567497799" calcext:value-type="float">
            <text:p>132240.567497799</text:p>
          </table:table-cell>
          <table:table-cell office:value-type="float" office:value="0" calcext:value-type="float">
            <text:p>0</text:p>
          </table:table-cell>
          <table:table-cell table:formula="of:=[.$D110]-[.$B110]" office:value-type="float" office:value="94504.1697173781" calcext:value-type="float">
            <text:p>94504.1697173781</text:p>
          </table:table-cell>
          <table:table-cell table:formula="of:=[.$F110]/[.$B110]" office:value-type="float" office:value="2.50432408168039" calcext:value-type="float">
            <text:p>2.50432408168039</text:p>
          </table:table-cell>
          <table:table-cell table:formula="of:=[.$F110]/[.$A110]" office:value-type="float" office:value="891.548770918661" calcext:value-type="float">
            <text:p>891.548770918661</text:p>
          </table:table-cell>
          <table:table-cell table:formula="of:=[.$B110]" office:value-type="float" office:value="37736.3977804208" calcext:value-type="float">
            <text:p>37736.3977804208</text:p>
          </table:table-cell>
          <table:table-cell table:formula="of:=[.$D110]*(1-[.$K110])" office:value-type="float" office:value="94659.7818234369" calcext:value-type="float">
            <text:p>94659.7818234369</text:p>
          </table:table-cell>
          <table:table-cell table:formula="of:=SUM(INDIRECT( CELL(&quot;address&quot;;  INDEX([$Parameters.$H$22:$Parameters.$H$74];  FLOOR([.$A110]/12; 1) + 1;0))&amp;&quot;:&quot;&amp;CELL(&quot;address&quot;; [$Parameters.$H$70])))" office:value-type="float" office:value="0.284185" calcext:value-type="float">
            <text:p>0.284185</text:p>
          </table:table-cell>
          <table:table-cell table:formula="of:=[.$I110]/INDEX([$Parameters.$I$22:$Parameters.$I$120];  FLOOR([.$A110]/12; 1) + 1;0)" office:value-type="float" office:value="762.659615610768" calcext:value-type="float">
            <text:p>762.659615610768</text:p>
          </table:table-cell>
          <table:table-cell table:formula="of:=[.$J110]/ INDEX([$Parameters.$I$22:$Parameters.$I$120];  FLOOR([.$A110]/12; 1) + 1;0)" office:value-type="float" office:value="1913.09179109614" calcext:value-type="float">
            <text:p>1913.09179109614</text:p>
          </table:table-cell>
          <table:table-cell table:formula="of:=([.$M110]-[.$L110])*[$Parameters.$I$70]" office:value-type="float" office:value="18706.0271733921" calcext:value-type="float">
            <text:p>18706.0271733921</text:p>
          </table:table-cell>
          <table:table-cell table:number-columns-repeated="2"/>
        </table:table-row>
        <table:table-row table:style-name="ro1">
          <table:table-cell office:value-type="float" office:value="107" calcext:value-type="float">
            <text:p>107</text:p>
          </table:table-cell>
          <table:table-cell table:formula="of:=([.$B110]-[.$C110])*POWER(1+[$Parameters.$E$4];1/12)+[$Parameters.$B$4]" office:value-type="float" office:value="38890.1405361272" calcext:value-type="float">
            <text:p>38890.1405361272</text:p>
          </table:table-cell>
          <table:table-cell table:formula="of:=IF(MOD([.$A111];12)=1; ([.$B99]+[.$B102]+[.$B105]+[.$B108])/4*(1+[$Parameters.$C$4])*[$Parameters.$D$4]; 0)" office:value-type="float" office:value="0" calcext:value-type="float">
            <text:p>0</text:p>
          </table:table-cell>
          <table:table-cell table:formula="of:=([.$D110]-[.$E110])*POWER(1+[$Parameters.$E$4];1/12)+[$Parameters.$B$4]" office:value-type="float" office:value="133779.331939005" calcext:value-type="float">
            <text:p>133779.331939005</text:p>
          </table:table-cell>
          <table:table-cell office:value-type="float" office:value="0" calcext:value-type="float">
            <text:p>0</text:p>
          </table:table-cell>
          <table:table-cell table:formula="of:=[.$D111]-[.$B111]" office:value-type="float" office:value="94889.1914028776" calcext:value-type="float">
            <text:p>94889.1914028776</text:p>
          </table:table-cell>
          <table:table-cell table:formula="of:=[.$F111]/[.$B111]" office:value-type="float" office:value="2.4399292492844" calcext:value-type="float">
            <text:p>2.4399292492844</text:p>
          </table:table-cell>
          <table:table-cell table:formula="of:=[.$F111]/[.$A111]" office:value-type="float" office:value="886.81487292409" calcext:value-type="float">
            <text:p>886.81487292409</text:p>
          </table:table-cell>
          <table:table-cell table:formula="of:=[.$B111]" office:value-type="float" office:value="38890.1405361272" calcext:value-type="float">
            <text:p>38890.1405361272</text:p>
          </table:table-cell>
          <table:table-cell table:formula="of:=[.$D111]*(1-[.$K111])" office:value-type="float" office:value="95761.2524919188" calcext:value-type="float">
            <text:p>95761.2524919188</text:p>
          </table:table-cell>
          <table:table-cell table:formula="of:=SUM(INDIRECT( CELL(&quot;address&quot;;  INDEX([$Parameters.$H$22:$Parameters.$H$74];  FLOOR([.$A111]/12; 1) + 1;0))&amp;&quot;:&quot;&amp;CELL(&quot;address&quot;; [$Parameters.$H$70])))" office:value-type="float" office:value="0.284185" calcext:value-type="float">
            <text:p>0.284185</text:p>
          </table:table-cell>
          <table:table-cell table:formula="of:=[.$I111]/INDEX([$Parameters.$I$22:$Parameters.$I$120];  FLOOR([.$A111]/12; 1) + 1;0)" office:value-type="float" office:value="785.976971223267" calcext:value-type="float">
            <text:p>785.976971223267</text:p>
          </table:table-cell>
          <table:table-cell table:formula="of:=[.$J111]/ INDEX([$Parameters.$I$22:$Parameters.$I$120];  FLOOR([.$A111]/12; 1) + 1;0)" office:value-type="float" office:value="1935.35271810669" calcext:value-type="float">
            <text:p>1935.35271810669</text:p>
          </table:table-cell>
          <table:table-cell table:formula="of:=([.$M111]-[.$L111])*[$Parameters.$I$70]" office:value-type="float" office:value="18688.8496443244" calcext:value-type="float">
            <text:p>18688.8496443244</text:p>
          </table:table-cell>
          <table:table-cell table:number-columns-repeated="2"/>
        </table:table-row>
        <table:table-row table:style-name="ro1">
          <table:table-cell office:value-type="float" office:value="108" calcext:value-type="float">
            <text:p>108</text:p>
          </table:table-cell>
          <table:table-cell table:formula="of:=([.$B111]-[.$C111])*POWER(1+[$Parameters.$E$4];1/12)+[$Parameters.$B$4]" office:value-type="float" office:value="40048.5837826349" calcext:value-type="float">
            <text:p>40048.5837826349</text:p>
          </table:table-cell>
          <table:table-cell table:formula="of:=IF(MOD([.$A112];12)=1; ([.$B100]+[.$B103]+[.$B106]+[.$B109])/4*(1+[$Parameters.$C$4])*[$Parameters.$D$4]; 0)" office:value-type="float" office:value="0" calcext:value-type="float">
            <text:p>0</text:p>
          </table:table-cell>
          <table:table-cell table:formula="of:=([.$D111]-[.$E111])*POWER(1+[$Parameters.$E$4];1/12)+[$Parameters.$B$4]" office:value-type="float" office:value="135324.365497018" calcext:value-type="float">
            <text:p>135324.365497018</text:p>
          </table:table-cell>
          <table:table-cell office:value-type="float" office:value="0" calcext:value-type="float">
            <text:p>0</text:p>
          </table:table-cell>
          <table:table-cell table:formula="of:=[.$D112]-[.$B112]" office:value-type="float" office:value="95275.7817143833" calcext:value-type="float">
            <text:p>95275.7817143833</text:p>
          </table:table-cell>
          <table:table-cell table:formula="of:=[.$F112]/[.$B112]" office:value-type="float" office:value="2.37900501629461" calcext:value-type="float">
            <text:p>2.37900501629461</text:p>
          </table:table-cell>
          <table:table-cell table:formula="of:=[.$F112]/[.$A112]" office:value-type="float" office:value="882.183164022067" calcext:value-type="float">
            <text:p>882.183164022067</text:p>
          </table:table-cell>
          <table:table-cell table:formula="of:=[.$B112]" office:value-type="float" office:value="40048.5837826349" calcext:value-type="float">
            <text:p>40048.5837826349</text:p>
          </table:table-cell>
          <table:table-cell table:formula="of:=[.$D112]*(1-[.$K112])" office:value-type="float" office:value="97122.1617928445" calcext:value-type="float">
            <text:p>97122.1617928445</text:p>
          </table:table-cell>
          <table:table-cell table:formula="of:=SUM(INDIRECT( CELL(&quot;address&quot;;  INDEX([$Parameters.$H$22:$Parameters.$H$74];  FLOOR([.$A112]/12; 1) + 1;0))&amp;&quot;:&quot;&amp;CELL(&quot;address&quot;; [$Parameters.$H$70])))" office:value-type="float" office:value="0.282301" calcext:value-type="float">
            <text:p>0.282301</text:p>
          </table:table-cell>
          <table:table-cell table:formula="of:=[.$I112]/INDEX([$Parameters.$I$22:$Parameters.$I$120];  FLOOR([.$A112]/12; 1) + 1;0)" office:value-type="float" office:value="824.553917698886" calcext:value-type="float">
            <text:p>824.553917698886</text:p>
          </table:table-cell>
          <table:table-cell table:formula="of:=[.$J112]/ INDEX([$Parameters.$I$22:$Parameters.$I$120];  FLOOR([.$A112]/12; 1) + 1;0)" office:value-type="float" office:value="1999.63273199186" calcext:value-type="float">
            <text:p>1999.63273199186</text:p>
          </table:table-cell>
          <table:table-cell table:formula="of:=([.$M112]-[.$L112])*[$Parameters.$I$70]" office:value-type="float" office:value="19106.7815204037" calcext:value-type="float">
            <text:p>19106.7815204037</text:p>
          </table:table-cell>
          <table:table-cell table:number-columns-repeated="2"/>
        </table:table-row>
        <table:table-row table:style-name="ro1">
          <table:table-cell office:value-type="float" office:value="109" calcext:value-type="float">
            <text:p>109</text:p>
          </table:table-cell>
          <table:table-cell table:formula="of:=([.$B112]-[.$C112])*POWER(1+[$Parameters.$E$4];1/12)+[$Parameters.$B$4]" office:value-type="float" office:value="41211.7466703252" calcext:value-type="float">
            <text:p>41211.7466703252</text:p>
          </table:table-cell>
          <table:table-cell table:formula="of:=IF(MOD([.$A113];12)=1; ([.$B101]+[.$B104]+[.$B107]+[.$B110])/4*(1+[$Parameters.$C$4])*[$Parameters.$D$4]; 0)" office:value-type="float" office:value="13462.7668831359" calcext:value-type="float">
            <text:p>13462.7668831359</text:p>
          </table:table-cell>
          <table:table-cell table:formula="of:=([.$D112]-[.$E112])*POWER(1+[$Parameters.$E$4];1/12)+[$Parameters.$B$4]" office:value-type="float" office:value="136875.693712997" calcext:value-type="float">
            <text:p>136875.693712997</text:p>
          </table:table-cell>
          <table:table-cell office:value-type="float" office:value="0" calcext:value-type="float">
            <text:p>0</text:p>
          </table:table-cell>
          <table:table-cell table:formula="of:=[.$D113]-[.$B113]" office:value-type="float" office:value="95663.9470426715" calcext:value-type="float">
            <text:p>95663.9470426715</text:p>
          </table:table-cell>
          <table:table-cell table:formula="of:=[.$F113]/[.$B113]" office:value-type="float" office:value="2.32127863465576" calcext:value-type="float">
            <text:p>2.32127863465576</text:p>
          </table:table-cell>
          <table:table-cell table:formula="of:=[.$F113]/[.$A113]" office:value-type="float" office:value="877.650890299739" calcext:value-type="float">
            <text:p>877.650890299739</text:p>
          </table:table-cell>
          <table:table-cell table:formula="of:=[.$B113]" office:value-type="float" office:value="41211.7466703252" calcext:value-type="float">
            <text:p>41211.7466703252</text:p>
          </table:table-cell>
          <table:table-cell table:formula="of:=[.$D113]*(1-[.$K113])" office:value-type="float" office:value="98235.548502124" calcext:value-type="float">
            <text:p>98235.548502124</text:p>
          </table:table-cell>
          <table:table-cell table:formula="of:=SUM(INDIRECT( CELL(&quot;address&quot;;  INDEX([$Parameters.$H$22:$Parameters.$H$74];  FLOOR([.$A113]/12; 1) + 1;0))&amp;&quot;:&quot;&amp;CELL(&quot;address&quot;; [$Parameters.$H$70])))" office:value-type="float" office:value="0.282301" calcext:value-type="float">
            <text:p>0.282301</text:p>
          </table:table-cell>
          <table:table-cell table:formula="of:=[.$I113]/INDEX([$Parameters.$I$22:$Parameters.$I$120];  FLOOR([.$A113]/12; 1) + 1;0)" office:value-type="float" office:value="848.502093274144" calcext:value-type="float">
            <text:p>848.502093274144</text:p>
          </table:table-cell>
          <table:table-cell table:formula="of:=[.$J113]/ INDEX([$Parameters.$I$22:$Parameters.$I$120];  FLOOR([.$A113]/12; 1) + 1;0)" office:value-type="float" office:value="2022.55607375178" calcext:value-type="float">
            <text:p>2022.55607375178</text:p>
          </table:table-cell>
          <table:table-cell table:formula="of:=([.$M113]-[.$L113])*[$Parameters.$I$70]" office:value-type="float" office:value="19090.1177225664" calcext:value-type="float">
            <text:p>19090.1177225664</text:p>
          </table:table-cell>
          <table:table-cell table:number-columns-repeated="2"/>
        </table:table-row>
        <table:table-row table:style-name="ro1">
          <table:table-cell office:value-type="float" office:value="110" calcext:value-type="float">
            <text:p>110</text:p>
          </table:table-cell>
          <table:table-cell table:formula="of:=([.$B113]-[.$C113])*POWER(1+[$Parameters.$E$4];1/12)+[$Parameters.$B$4]" office:value-type="float" office:value="28862.0325657122" calcext:value-type="float">
            <text:p>28862.0325657122</text:p>
          </table:table-cell>
          <table:table-cell table:formula="of:=IF(MOD([.$A114];12)=1; ([.$B102]+[.$B105]+[.$B108]+[.$B111])/4*(1+[$Parameters.$C$4])*[$Parameters.$D$4]; 0)" office:value-type="float" office:value="0" calcext:value-type="float">
            <text:p>0</text:p>
          </table:table-cell>
          <table:table-cell table:formula="of:=([.$D113]-[.$E113])*POWER(1+[$Parameters.$E$4];1/12)+[$Parameters.$B$4]" office:value-type="float" office:value="138433.342232156" calcext:value-type="float">
            <text:p>138433.342232156</text:p>
          </table:table-cell>
          <table:table-cell office:value-type="float" office:value="0" calcext:value-type="float">
            <text:p>0</text:p>
          </table:table-cell>
          <table:table-cell table:formula="of:=[.$D114]-[.$B114]" office:value-type="float" office:value="109571.309666444" calcext:value-type="float">
            <text:p>109571.309666444</text:p>
          </table:table-cell>
          <table:table-cell table:formula="of:=[.$F114]/[.$B114]" office:value-type="float" office:value="3.79638230318587" calcext:value-type="float">
            <text:p>3.79638230318587</text:p>
          </table:table-cell>
          <table:table-cell table:formula="of:=[.$F114]/[.$A114]" office:value-type="float" office:value="996.102815149491" calcext:value-type="float">
            <text:p>996.102815149491</text:p>
          </table:table-cell>
          <table:table-cell table:formula="of:=[.$B114]" office:value-type="float" office:value="28862.0325657122" calcext:value-type="float">
            <text:p>28862.0325657122</text:p>
          </table:table-cell>
          <table:table-cell table:formula="of:=[.$D114]*(1-[.$K114])" office:value-type="float" office:value="99353.4712866763" calcext:value-type="float">
            <text:p>99353.4712866763</text:p>
          </table:table-cell>
          <table:table-cell table:formula="of:=SUM(INDIRECT( CELL(&quot;address&quot;;  INDEX([$Parameters.$H$22:$Parameters.$H$74];  FLOOR([.$A114]/12; 1) + 1;0))&amp;&quot;:&quot;&amp;CELL(&quot;address&quot;; [$Parameters.$H$70])))" office:value-type="float" office:value="0.282301" calcext:value-type="float">
            <text:p>0.282301</text:p>
          </table:table-cell>
          <table:table-cell table:formula="of:=[.$I114]/INDEX([$Parameters.$I$22:$Parameters.$I$120];  FLOOR([.$A114]/12; 1) + 1;0)" office:value-type="float" office:value="594.235795052753" calcext:value-type="float">
            <text:p>594.235795052753</text:p>
          </table:table-cell>
          <table:table-cell table:formula="of:=[.$J114]/ INDEX([$Parameters.$I$22:$Parameters.$I$120];  FLOOR([.$A114]/12; 1) + 1;0)" office:value-type="float" office:value="2045.57280804357" calcext:value-type="float">
            <text:p>2045.57280804357</text:p>
          </table:table-cell>
          <table:table-cell table:formula="of:=([.$M114]-[.$L114])*[$Parameters.$I$70]" office:value-type="float" office:value="23598.7398312307" calcext:value-type="float">
            <text:p>23598.7398312307</text:p>
          </table:table-cell>
          <table:table-cell table:number-columns-repeated="2"/>
        </table:table-row>
        <table:table-row table:style-name="ro1">
          <table:table-cell office:value-type="float" office:value="111" calcext:value-type="float">
            <text:p>111</text:p>
          </table:table-cell>
          <table:table-cell table:formula="of:=([.$B114]-[.$C114])*POWER(1+[$Parameters.$E$4];1/12)+[$Parameters.$B$4]" office:value-type="float" office:value="29979.6200590326" calcext:value-type="float">
            <text:p>29979.6200590326</text:p>
          </table:table-cell>
          <table:table-cell table:formula="of:=IF(MOD([.$A115];12)=1; ([.$B103]+[.$B106]+[.$B109]+[.$B112])/4*(1+[$Parameters.$C$4])*[$Parameters.$D$4]; 0)" office:value-type="float" office:value="0" calcext:value-type="float">
            <text:p>0</text:p>
          </table:table-cell>
          <table:table-cell table:formula="of:=([.$D114]-[.$E114])*POWER(1+[$Parameters.$E$4];1/12)+[$Parameters.$B$4]" office:value-type="float" office:value="139997.336804194" calcext:value-type="float">
            <text:p>139997.336804194</text:p>
          </table:table-cell>
          <table:table-cell office:value-type="float" office:value="0" calcext:value-type="float">
            <text:p>0</text:p>
          </table:table-cell>
          <table:table-cell table:formula="of:=[.$D115]-[.$B115]" office:value-type="float" office:value="110017.716745162" calcext:value-type="float">
            <text:p>110017.716745162</text:p>
          </table:table-cell>
          <table:table-cell table:formula="of:=[.$F115]/[.$B115]" office:value-type="float" office:value="3.66975020125427" calcext:value-type="float">
            <text:p>3.66975020125427</text:p>
          </table:table-cell>
          <table:table-cell table:formula="of:=[.$F115]/[.$A115]" office:value-type="float" office:value="991.150601307762" calcext:value-type="float">
            <text:p>991.150601307762</text:p>
          </table:table-cell>
          <table:table-cell table:formula="of:=[.$B115]" office:value-type="float" office:value="29979.6200590326" calcext:value-type="float">
            <text:p>29979.6200590326</text:p>
          </table:table-cell>
          <table:table-cell table:formula="of:=[.$D115]*(1-[.$K115])" office:value-type="float" office:value="100475.948627033" calcext:value-type="float">
            <text:p>100475.948627033</text:p>
          </table:table-cell>
          <table:table-cell table:formula="of:=SUM(INDIRECT( CELL(&quot;address&quot;;  INDEX([$Parameters.$H$22:$Parameters.$H$74];  FLOOR([.$A115]/12; 1) + 1;0))&amp;&quot;:&quot;&amp;CELL(&quot;address&quot;; [$Parameters.$H$70])))" office:value-type="float" office:value="0.282301" calcext:value-type="float">
            <text:p>0.282301</text:p>
          </table:table-cell>
          <table:table-cell table:formula="of:=[.$I115]/INDEX([$Parameters.$I$22:$Parameters.$I$120];  FLOOR([.$A115]/12; 1) + 1;0)" office:value-type="float" office:value="617.245626086732" calcext:value-type="float">
            <text:p>617.245626086732</text:p>
          </table:table-cell>
          <table:table-cell table:formula="of:=[.$J115]/ INDEX([$Parameters.$I$22:$Parameters.$I$120];  FLOOR([.$A115]/12; 1) + 1;0)" office:value-type="float" office:value="2068.68331535996" calcext:value-type="float">
            <text:p>2068.68331535996</text:p>
          </table:table-cell>
          <table:table-cell table:formula="of:=([.$M115]-[.$L115])*[$Parameters.$I$70]" office:value-type="float" office:value="23600.3768275827" calcext:value-type="float">
            <text:p>23600.3768275827</text:p>
          </table:table-cell>
          <table:table-cell table:number-columns-repeated="2"/>
        </table:table-row>
        <table:table-row table:style-name="ro1">
          <table:table-cell office:value-type="float" office:value="112" calcext:value-type="float">
            <text:p>112</text:p>
          </table:table-cell>
          <table:table-cell table:formula="of:=([.$B115]-[.$C115])*POWER(1+[$Parameters.$E$4];1/12)+[$Parameters.$B$4]" office:value-type="float" office:value="31101.7607421398" calcext:value-type="float">
            <text:p>31101.7607421398</text:p>
          </table:table-cell>
          <table:table-cell table:formula="of:=IF(MOD([.$A116];12)=1; ([.$B104]+[.$B107]+[.$B110]+[.$B113])/4*(1+[$Parameters.$C$4])*[$Parameters.$D$4]; 0)" office:value-type="float" office:value="0" calcext:value-type="float">
            <text:p>0</text:p>
          </table:table-cell>
          <table:table-cell table:formula="of:=([.$D115]-[.$E115])*POWER(1+[$Parameters.$E$4];1/12)+[$Parameters.$B$4]" office:value-type="float" office:value="141567.703283716" calcext:value-type="float">
            <text:p>141567.703283716</text:p>
          </table:table-cell>
          <table:table-cell office:value-type="float" office:value="0" calcext:value-type="float">
            <text:p>0</text:p>
          </table:table-cell>
          <table:table-cell table:formula="of:=[.$D116]-[.$B116]" office:value-type="float" office:value="110465.942541576" calcext:value-type="float">
            <text:p>110465.942541576</text:p>
          </table:table-cell>
          <table:table-cell table:formula="of:=[.$F116]/[.$B116]" office:value-type="float" office:value="3.5517584826606" calcext:value-type="float">
            <text:p>3.5517584826606</text:p>
          </table:table-cell>
          <table:table-cell table:formula="of:=[.$F116]/[.$A116]" office:value-type="float" office:value="986.303058406926" calcext:value-type="float">
            <text:p>986.303058406926</text:p>
          </table:table-cell>
          <table:table-cell table:formula="of:=[.$B116]" office:value-type="float" office:value="31101.7607421398" calcext:value-type="float">
            <text:p>31101.7607421398</text:p>
          </table:table-cell>
          <table:table-cell table:formula="of:=[.$D116]*(1-[.$K116])" office:value-type="float" office:value="101602.999079019" calcext:value-type="float">
            <text:p>101602.999079019</text:p>
          </table:table-cell>
          <table:table-cell table:formula="of:=SUM(INDIRECT( CELL(&quot;address&quot;;  INDEX([$Parameters.$H$22:$Parameters.$H$74];  FLOOR([.$A116]/12; 1) + 1;0))&amp;&quot;:&quot;&amp;CELL(&quot;address&quot;; [$Parameters.$H$70])))" office:value-type="float" office:value="0.282301" calcext:value-type="float">
            <text:p>0.282301</text:p>
          </table:table-cell>
          <table:table-cell table:formula="of:=[.$I116]/INDEX([$Parameters.$I$22:$Parameters.$I$120];  FLOOR([.$A116]/12; 1) + 1;0)" office:value-type="float" office:value="640.349202020586" calcext:value-type="float">
            <text:p>640.349202020586</text:p>
          </table:table-cell>
          <table:table-cell table:formula="of:=[.$J116]/ INDEX([$Parameters.$I$22:$Parameters.$I$120];  FLOOR([.$A116]/12; 1) + 1;0)" office:value-type="float" office:value="2091.88797774386" calcext:value-type="float">
            <text:p>2091.88797774386</text:p>
          </table:table-cell>
          <table:table-cell table:formula="of:=([.$M116]-[.$L116])*[$Parameters.$I$70]" office:value-type="float" office:value="23602.0204932605" calcext:value-type="float">
            <text:p>23602.0204932605</text:p>
          </table:table-cell>
          <table:table-cell table:number-columns-repeated="2"/>
        </table:table-row>
        <table:table-row table:style-name="ro1">
          <table:table-cell office:value-type="float" office:value="113" calcext:value-type="float">
            <text:p>113</text:p>
          </table:table-cell>
          <table:table-cell table:formula="of:=([.$B116]-[.$C116])*POWER(1+[$Parameters.$E$4];1/12)+[$Parameters.$B$4]" office:value-type="float" office:value="32228.4731652927" calcext:value-type="float">
            <text:p>32228.4731652927</text:p>
          </table:table-cell>
          <table:table-cell table:formula="of:=IF(MOD([.$A117];12)=1; ([.$B105]+[.$B108]+[.$B111]+[.$B114])/4*(1+[$Parameters.$C$4])*[$Parameters.$D$4]; 0)" office:value-type="float" office:value="0" calcext:value-type="float">
            <text:p>0</text:p>
          </table:table-cell>
          <table:table-cell table:formula="of:=([.$D116]-[.$E116])*POWER(1+[$Parameters.$E$4];1/12)+[$Parameters.$B$4]" office:value-type="float" office:value="143144.46763066" calcext:value-type="float">
            <text:p>143144.46763066</text:p>
          </table:table-cell>
          <table:table-cell office:value-type="float" office:value="0" calcext:value-type="float">
            <text:p>0</text:p>
          </table:table-cell>
          <table:table-cell table:formula="of:=[.$D117]-[.$B117]" office:value-type="float" office:value="110915.994465367" calcext:value-type="float">
            <text:p>110915.994465367</text:p>
          </table:table-cell>
          <table:table-cell table:formula="of:=[.$F117]/[.$B117]" office:value-type="float" office:value="3.44155287458093" calcext:value-type="float">
            <text:p>3.44155287458093</text:p>
          </table:table-cell>
          <table:table-cell table:formula="of:=[.$F117]/[.$A117]" office:value-type="float" office:value="981.557473144845" calcext:value-type="float">
            <text:p>981.557473144845</text:p>
          </table:table-cell>
          <table:table-cell table:formula="of:=[.$B117]" office:value-type="float" office:value="32228.4731652927" calcext:value-type="float">
            <text:p>32228.4731652927</text:p>
          </table:table-cell>
          <table:table-cell table:formula="of:=[.$D117]*(1-[.$K117])" office:value-type="float" office:value="102734.641274057" calcext:value-type="float">
            <text:p>102734.641274057</text:p>
          </table:table-cell>
          <table:table-cell table:formula="of:=SUM(INDIRECT( CELL(&quot;address&quot;;  INDEX([$Parameters.$H$22:$Parameters.$H$74];  FLOOR([.$A117]/12; 1) + 1;0))&amp;&quot;:&quot;&amp;CELL(&quot;address&quot;; [$Parameters.$H$70])))" office:value-type="float" office:value="0.282301" calcext:value-type="float">
            <text:p>0.282301</text:p>
          </table:table-cell>
          <table:table-cell table:formula="of:=[.$I117]/INDEX([$Parameters.$I$22:$Parameters.$I$120];  FLOOR([.$A117]/12; 1) + 1;0)" office:value-type="float" office:value="663.546904782638" calcext:value-type="float">
            <text:p>663.546904782638</text:p>
          </table:table-cell>
          <table:table-cell table:formula="of:=[.$J117]/ INDEX([$Parameters.$I$22:$Parameters.$I$120];  FLOOR([.$A117]/12; 1) + 1;0)" office:value-type="float" office:value="2115.18717879467" calcext:value-type="float">
            <text:p>2115.18717879467</text:p>
          </table:table-cell>
          <table:table-cell table:formula="of:=([.$M117]-[.$L117])*[$Parameters.$I$70]" office:value-type="float" office:value="23603.6708554357" calcext:value-type="float">
            <text:p>23603.6708554357</text:p>
          </table:table-cell>
          <table:table-cell table:number-columns-repeated="2"/>
        </table:table-row>
        <table:table-row table:style-name="ro1">
          <table:table-cell office:value-type="float" office:value="114" calcext:value-type="float">
            <text:p>114</text:p>
          </table:table-cell>
          <table:table-cell table:formula="of:=([.$B117]-[.$C117])*POWER(1+[$Parameters.$E$4];1/12)+[$Parameters.$B$4]" office:value-type="float" office:value="33359.7759543261" calcext:value-type="float">
            <text:p>33359.7759543261</text:p>
          </table:table-cell>
          <table:table-cell table:formula="of:=IF(MOD([.$A118];12)=1; ([.$B106]+[.$B109]+[.$B112]+[.$B115])/4*(1+[$Parameters.$C$4])*[$Parameters.$D$4]; 0)" office:value-type="float" office:value="0" calcext:value-type="float">
            <text:p>0</text:p>
          </table:table-cell>
          <table:table-cell table:formula="of:=([.$D117]-[.$E117])*POWER(1+[$Parameters.$E$4];1/12)+[$Parameters.$B$4]" office:value-type="float" office:value="144727.655910732" calcext:value-type="float">
            <text:p>144727.655910732</text:p>
          </table:table-cell>
          <table:table-cell office:value-type="float" office:value="0" calcext:value-type="float">
            <text:p>0</text:p>
          </table:table-cell>
          <table:table-cell table:formula="of:=[.$D118]-[.$B118]" office:value-type="float" office:value="111367.879956406" calcext:value-type="float">
            <text:p>111367.879956406</text:p>
          </table:table-cell>
          <table:table-cell table:formula="of:=[.$F118]/[.$B118]" office:value-type="float" office:value="3.33838812673331" calcext:value-type="float">
            <text:p>3.33838812673331</text:p>
          </table:table-cell>
          <table:table-cell table:formula="of:=[.$F118]/[.$A118]" office:value-type="float" office:value="976.91122768777" calcext:value-type="float">
            <text:p>976.91122768777</text:p>
          </table:table-cell>
          <table:table-cell table:formula="of:=[.$B118]" office:value-type="float" office:value="33359.7759543261" calcext:value-type="float">
            <text:p>33359.7759543261</text:p>
          </table:table-cell>
          <table:table-cell table:formula="of:=[.$D118]*(1-[.$K118])" office:value-type="float" office:value="103870.893919476" calcext:value-type="float">
            <text:p>103870.893919476</text:p>
          </table:table-cell>
          <table:table-cell table:formula="of:=SUM(INDIRECT( CELL(&quot;address&quot;;  INDEX([$Parameters.$H$22:$Parameters.$H$74];  FLOOR([.$A118]/12; 1) + 1;0))&amp;&quot;:&quot;&amp;CELL(&quot;address&quot;; [$Parameters.$H$70])))" office:value-type="float" office:value="0.282301" calcext:value-type="float">
            <text:p>0.282301</text:p>
          </table:table-cell>
          <table:table-cell table:formula="of:=[.$I118]/INDEX([$Parameters.$I$22:$Parameters.$I$120];  FLOOR([.$A118]/12; 1) + 1;0)" office:value-type="float" office:value="686.839117857239" calcext:value-type="float">
            <text:p>686.839117857239</text:p>
          </table:table-cell>
          <table:table-cell table:formula="of:=[.$J118]/ INDEX([$Parameters.$I$22:$Parameters.$I$120];  FLOOR([.$A118]/12; 1) + 1;0)" office:value-type="float" office:value="2138.58130367462" calcext:value-type="float">
            <text:p>2138.58130367462</text:p>
          </table:table-cell>
          <table:table-cell table:formula="of:=([.$M118]-[.$L118])*[$Parameters.$I$70]" office:value-type="float" office:value="23605.3279413906" calcext:value-type="float">
            <text:p>23605.3279413906</text:p>
          </table:table-cell>
          <table:table-cell table:number-columns-repeated="2"/>
        </table:table-row>
        <table:table-row table:style-name="ro1">
          <table:table-cell office:value-type="float" office:value="115" calcext:value-type="float">
            <text:p>115</text:p>
          </table:table-cell>
          <table:table-cell table:formula="of:=([.$B118]-[.$C118])*POWER(1+[$Parameters.$E$4];1/12)+[$Parameters.$B$4]" office:value-type="float" office:value="34495.6878109588" calcext:value-type="float">
            <text:p>34495.6878109588</text:p>
          </table:table-cell>
          <table:table-cell table:formula="of:=IF(MOD([.$A119];12)=1; ([.$B107]+[.$B110]+[.$B113]+[.$B116])/4*(1+[$Parameters.$C$4])*[$Parameters.$D$4]; 0)" office:value-type="float" office:value="0" calcext:value-type="float">
            <text:p>0</text:p>
          </table:table-cell>
          <table:table-cell table:formula="of:=([.$D118]-[.$E118])*POWER(1+[$Parameters.$E$4];1/12)+[$Parameters.$B$4]" office:value-type="float" office:value="146317.29429583" calcext:value-type="float">
            <text:p>146317.29429583</text:p>
          </table:table-cell>
          <table:table-cell office:value-type="float" office:value="0" calcext:value-type="float">
            <text:p>0</text:p>
          </table:table-cell>
          <table:table-cell table:formula="of:=[.$D119]-[.$B119]" office:value-type="float" office:value="111821.606484871" calcext:value-type="float">
            <text:p>111821.606484871</text:p>
          </table:table-cell>
          <table:table-cell table:formula="of:=[.$F119]/[.$B119]" office:value-type="float" office:value="3.24161115724576" calcext:value-type="float">
            <text:p>3.24161115724576</text:p>
          </table:table-cell>
          <table:table-cell table:formula="of:=[.$F119]/[.$A119]" office:value-type="float" office:value="972.361795520614" calcext:value-type="float">
            <text:p>972.361795520614</text:p>
          </table:table-cell>
          <table:table-cell table:formula="of:=[.$B119]" office:value-type="float" office:value="34495.6878109588" calcext:value-type="float">
            <text:p>34495.6878109588</text:p>
          </table:table-cell>
          <table:table-cell table:formula="of:=[.$D119]*(1-[.$K119])" office:value-type="float" office:value="105011.775798823" calcext:value-type="float">
            <text:p>105011.775798823</text:p>
          </table:table-cell>
          <table:table-cell table:formula="of:=SUM(INDIRECT( CELL(&quot;address&quot;;  INDEX([$Parameters.$H$22:$Parameters.$H$74];  FLOOR([.$A119]/12; 1) + 1;0))&amp;&quot;:&quot;&amp;CELL(&quot;address&quot;; [$Parameters.$H$70])))" office:value-type="float" office:value="0.282301" calcext:value-type="float">
            <text:p>0.282301</text:p>
          </table:table-cell>
          <table:table-cell table:formula="of:=[.$I119]/INDEX([$Parameters.$I$22:$Parameters.$I$120];  FLOOR([.$A119]/12; 1) + 1;0)" office:value-type="float" office:value="710.226226291102" calcext:value-type="float">
            <text:p>710.226226291102</text:p>
          </table:table-cell>
          <table:table-cell table:formula="of:=[.$J119]/ INDEX([$Parameters.$I$22:$Parameters.$I$120];  FLOOR([.$A119]/12; 1) + 1;0)" office:value-type="float" office:value="2162.07073911514" calcext:value-type="float">
            <text:p>2162.07073911514</text:p>
          </table:table-cell>
          <table:table-cell table:formula="of:=([.$M119]-[.$L119])*[$Parameters.$I$70]" office:value-type="float" office:value="23606.9917785189" calcext:value-type="float">
            <text:p>23606.9917785189</text:p>
          </table:table-cell>
          <table:table-cell table:number-columns-repeated="2"/>
        </table:table-row>
        <table:table-row table:style-name="ro1">
          <table:table-cell office:value-type="float" office:value="116" calcext:value-type="float">
            <text:p>116</text:p>
          </table:table-cell>
          <table:table-cell table:formula="of:=([.$B119]-[.$C119])*POWER(1+[$Parameters.$E$4];1/12)+[$Parameters.$B$4]" office:value-type="float" office:value="35636.2275131028" calcext:value-type="float">
            <text:p>35636.2275131028</text:p>
          </table:table-cell>
          <table:table-cell table:formula="of:=IF(MOD([.$A120];12)=1; ([.$B108]+[.$B111]+[.$B114]+[.$B117])/4*(1+[$Parameters.$C$4])*[$Parameters.$D$4]; 0)" office:value-type="float" office:value="0" calcext:value-type="float">
            <text:p>0</text:p>
          </table:table-cell>
          <table:table-cell table:formula="of:=([.$D119]-[.$E119])*POWER(1+[$Parameters.$E$4];1/12)+[$Parameters.$B$4]" office:value-type="float" office:value="147913.409064479" calcext:value-type="float">
            <text:p>147913.409064479</text:p>
          </table:table-cell>
          <table:table-cell office:value-type="float" office:value="0" calcext:value-type="float">
            <text:p>0</text:p>
          </table:table-cell>
          <table:table-cell table:formula="of:=[.$D120]-[.$B120]" office:value-type="float" office:value="112277.181551376" calcext:value-type="float">
            <text:p>112277.181551376</text:p>
          </table:table-cell>
          <table:table-cell table:formula="of:=[.$F120]/[.$B120]" office:value-type="float" office:value="3.15064723139098" calcext:value-type="float">
            <text:p>3.15064723139098</text:p>
          </table:table-cell>
          <table:table-cell table:formula="of:=[.$F120]/[.$A120]" office:value-type="float" office:value="967.906737511866" calcext:value-type="float">
            <text:p>967.906737511866</text:p>
          </table:table-cell>
          <table:table-cell table:formula="of:=[.$B120]" office:value-type="float" office:value="35636.2275131028" calcext:value-type="float">
            <text:p>35636.2275131028</text:p>
          </table:table-cell>
          <table:table-cell table:formula="of:=[.$D120]*(1-[.$K120])" office:value-type="float" office:value="106157.305772168" calcext:value-type="float">
            <text:p>106157.305772168</text:p>
          </table:table-cell>
          <table:table-cell table:formula="of:=SUM(INDIRECT( CELL(&quot;address&quot;;  INDEX([$Parameters.$H$22:$Parameters.$H$74];  FLOOR([.$A120]/12; 1) + 1;0))&amp;&quot;:&quot;&amp;CELL(&quot;address&quot;; [$Parameters.$H$70])))" office:value-type="float" office:value="0.282301" calcext:value-type="float">
            <text:p>0.282301</text:p>
          </table:table-cell>
          <table:table-cell table:formula="of:=[.$I120]/INDEX([$Parameters.$I$22:$Parameters.$I$120];  FLOOR([.$A120]/12; 1) + 1;0)" office:value-type="float" office:value="733.708616699666" calcext:value-type="float">
            <text:p>733.708616699666</text:p>
          </table:table-cell>
          <table:table-cell table:formula="of:=[.$J120]/ INDEX([$Parameters.$I$22:$Parameters.$I$120];  FLOOR([.$A120]/12; 1) + 1;0)" office:value-type="float" office:value="2185.65587342326" calcext:value-type="float">
            <text:p>2185.65587342326</text:p>
          </table:table-cell>
          <table:table-cell table:formula="of:=([.$M120]-[.$L120])*[$Parameters.$I$70]" office:value-type="float" office:value="23608.6623943256" calcext:value-type="float">
            <text:p>23608.6623943256</text:p>
          </table:table-cell>
          <table:table-cell table:number-columns-repeated="2"/>
        </table:table-row>
        <table:table-row table:style-name="ro1">
          <table:table-cell office:value-type="float" office:value="117" calcext:value-type="float">
            <text:p>117</text:p>
          </table:table-cell>
          <table:table-cell table:formula="of:=([.$B120]-[.$C120])*POWER(1+[$Parameters.$E$4];1/12)+[$Parameters.$B$4]" office:value-type="float" office:value="36781.4139151734" calcext:value-type="float">
            <text:p>36781.4139151734</text:p>
          </table:table-cell>
          <table:table-cell table:formula="of:=IF(MOD([.$A121];12)=1; ([.$B109]+[.$B112]+[.$B115]+[.$B118])/4*(1+[$Parameters.$C$4])*[$Parameters.$D$4]; 0)" office:value-type="float" office:value="0" calcext:value-type="float">
            <text:p>0</text:p>
          </table:table-cell>
          <table:table-cell table:formula="of:=([.$D120]-[.$E120])*POWER(1+[$Parameters.$E$4];1/12)+[$Parameters.$B$4]" office:value-type="float" office:value="149516.026602269" calcext:value-type="float">
            <text:p>149516.026602269</text:p>
          </table:table-cell>
          <table:table-cell office:value-type="float" office:value="0" calcext:value-type="float">
            <text:p>0</text:p>
          </table:table-cell>
          <table:table-cell table:formula="of:=[.$D121]-[.$B121]" office:value-type="float" office:value="112734.612687096" calcext:value-type="float">
            <text:p>112734.612687096</text:p>
          </table:table-cell>
          <table:table-cell table:formula="of:=[.$F121]/[.$B121]" office:value-type="float" office:value="3.06498855501011" calcext:value-type="float">
            <text:p>3.06498855501011</text:p>
          </table:table-cell>
          <table:table-cell table:formula="of:=[.$F121]/[.$A121]" office:value-type="float" office:value="963.543698180307" calcext:value-type="float">
            <text:p>963.543698180307</text:p>
          </table:table-cell>
          <table:table-cell table:formula="of:=[.$B121]" office:value-type="float" office:value="36781.4139151734" calcext:value-type="float">
            <text:p>36781.4139151734</text:p>
          </table:table-cell>
          <table:table-cell table:formula="of:=[.$D121]*(1-[.$K121])" office:value-type="float" office:value="107307.502776422" calcext:value-type="float">
            <text:p>107307.502776422</text:p>
          </table:table-cell>
          <table:table-cell table:formula="of:=SUM(INDIRECT( CELL(&quot;address&quot;;  INDEX([$Parameters.$H$22:$Parameters.$H$74];  FLOOR([.$A121]/12; 1) + 1;0))&amp;&quot;:&quot;&amp;CELL(&quot;address&quot;; [$Parameters.$H$70])))" office:value-type="float" office:value="0.282301" calcext:value-type="float">
            <text:p>0.282301</text:p>
          </table:table-cell>
          <table:table-cell table:formula="of:=[.$I121]/INDEX([$Parameters.$I$22:$Parameters.$I$120];  FLOOR([.$A121]/12; 1) + 1;0)" office:value-type="float" office:value="757.28667727349" calcext:value-type="float">
            <text:p>757.28667727349</text:p>
          </table:table-cell>
          <table:table-cell table:formula="of:=[.$J121]/ INDEX([$Parameters.$I$22:$Parameters.$I$120];  FLOOR([.$A121]/12; 1) + 1;0)" office:value-type="float" office:value="2209.337096488" calcext:value-type="float">
            <text:p>2209.337096488</text:p>
          </table:table-cell>
          <table:table-cell table:formula="of:=([.$M121]-[.$L121])*[$Parameters.$I$70]" office:value-type="float" office:value="23610.3398164279" calcext:value-type="float">
            <text:p>23610.3398164279</text:p>
          </table:table-cell>
          <table:table-cell table:number-columns-repeated="2"/>
        </table:table-row>
        <table:table-row table:style-name="ro1">
          <table:table-cell office:value-type="float" office:value="118" calcext:value-type="float">
            <text:p>118</text:p>
          </table:table-cell>
          <table:table-cell table:formula="of:=([.$B121]-[.$C121])*POWER(1+[$Parameters.$E$4];1/12)+[$Parameters.$B$4]" office:value-type="float" office:value="37931.2659484014" calcext:value-type="float">
            <text:p>37931.2659484014</text:p>
          </table:table-cell>
          <table:table-cell table:formula="of:=IF(MOD([.$A122];12)=1; ([.$B110]+[.$B113]+[.$B116]+[.$B119])/4*(1+[$Parameters.$C$4])*[$Parameters.$D$4]; 0)" office:value-type="float" office:value="0" calcext:value-type="float">
            <text:p>0</text:p>
          </table:table-cell>
          <table:table-cell table:formula="of:=([.$D121]-[.$E121])*POWER(1+[$Parameters.$E$4];1/12)+[$Parameters.$B$4]" office:value-type="float" office:value="151125.173402286" calcext:value-type="float">
            <text:p>151125.173402286</text:p>
          </table:table-cell>
          <table:table-cell office:value-type="float" office:value="0" calcext:value-type="float">
            <text:p>0</text:p>
          </table:table-cell>
          <table:table-cell table:formula="of:=[.$D122]-[.$B122]" office:value-type="float" office:value="113193.907453885" calcext:value-type="float">
            <text:p>113193.907453885</text:p>
          </table:table-cell>
          <table:table-cell table:formula="of:=[.$F122]/[.$B122]" office:value-type="float" office:value="2.9841848043739" calcext:value-type="float">
            <text:p>2.9841848043739</text:p>
          </table:table-cell>
          <table:table-cell table:formula="of:=[.$F122]/[.$A122]" office:value-type="float" office:value="959.270402151566" calcext:value-type="float">
            <text:p>959.270402151566</text:p>
          </table:table-cell>
          <table:table-cell table:formula="of:=[.$B122]" office:value-type="float" office:value="37931.2659484014" calcext:value-type="float">
            <text:p>37931.2659484014</text:p>
          </table:table-cell>
          <table:table-cell table:formula="of:=[.$D122]*(1-[.$K122])" office:value-type="float" office:value="108462.385825647" calcext:value-type="float">
            <text:p>108462.385825647</text:p>
          </table:table-cell>
          <table:table-cell table:formula="of:=SUM(INDIRECT( CELL(&quot;address&quot;;  INDEX([$Parameters.$H$22:$Parameters.$H$74];  FLOOR([.$A122]/12; 1) + 1;0))&amp;&quot;:&quot;&amp;CELL(&quot;address&quot;; [$Parameters.$H$70])))" office:value-type="float" office:value="0.282301" calcext:value-type="float">
            <text:p>0.282301</text:p>
          </table:table-cell>
          <table:table-cell table:formula="of:=[.$I122]/INDEX([$Parameters.$I$22:$Parameters.$I$120];  FLOOR([.$A122]/12; 1) + 1;0)" office:value-type="float" office:value="780.96079778467" calcext:value-type="float">
            <text:p>780.96079778467</text:p>
          </table:table-cell>
          <table:table-cell table:formula="of:=[.$J122]/ INDEX([$Parameters.$I$22:$Parameters.$I$120];  FLOOR([.$A122]/12; 1) + 1;0)" office:value-type="float" office:value="2233.11479978685" calcext:value-type="float">
            <text:p>2233.11479978685</text:p>
          </table:table-cell>
          <table:table-cell table:formula="of:=([.$M122]-[.$L122])*[$Parameters.$I$70]" office:value-type="float" office:value="23612.0240725555" calcext:value-type="float">
            <text:p>23612.0240725555</text:p>
          </table:table-cell>
          <table:table-cell table:number-columns-repeated="2"/>
        </table:table-row>
        <table:table-row table:style-name="ro1">
          <table:table-cell office:value-type="float" office:value="119" calcext:value-type="float">
            <text:p>119</text:p>
          </table:table-cell>
          <table:table-cell table:formula="of:=([.$B122]-[.$C122])*POWER(1+[$Parameters.$E$4];1/12)+[$Parameters.$B$4]" office:value-type="float" office:value="39085.8026211457" calcext:value-type="float">
            <text:p>39085.8026211457</text:p>
          </table:table-cell>
          <table:table-cell table:formula="of:=IF(MOD([.$A123];12)=1; ([.$B111]+[.$B114]+[.$B117]+[.$B120])/4*(1+[$Parameters.$C$4])*[$Parameters.$D$4]; 0)" office:value-type="float" office:value="0" calcext:value-type="float">
            <text:p>0</text:p>
          </table:table-cell>
          <table:table-cell table:formula="of:=([.$D122]-[.$E122])*POWER(1+[$Parameters.$E$4];1/12)+[$Parameters.$B$4]" office:value-type="float" office:value="152740.876065552" calcext:value-type="float">
            <text:p>152740.876065552</text:p>
          </table:table-cell>
          <table:table-cell office:value-type="float" office:value="0" calcext:value-type="float">
            <text:p>0</text:p>
          </table:table-cell>
          <table:table-cell table:formula="of:=[.$D123]-[.$B123]" office:value-type="float" office:value="113655.073444407" calcext:value-type="float">
            <text:p>113655.073444407</text:p>
          </table:table-cell>
          <table:table-cell table:formula="of:=[.$F123]/[.$B123]" office:value-type="float" office:value="2.90783521950547" calcext:value-type="float">
            <text:p>2.90783521950547</text:p>
          </table:table-cell>
          <table:table-cell table:formula="of:=[.$F123]/[.$A123]" office:value-type="float" office:value="955.084650793334" calcext:value-type="float">
            <text:p>955.084650793334</text:p>
          </table:table-cell>
          <table:table-cell table:formula="of:=[.$B123]" office:value-type="float" office:value="39085.8026211457" calcext:value-type="float">
            <text:p>39085.8026211457</text:p>
          </table:table-cell>
          <table:table-cell table:formula="of:=[.$D123]*(1-[.$K123])" office:value-type="float" office:value="109621.974011371" calcext:value-type="float">
            <text:p>109621.974011371</text:p>
          </table:table-cell>
          <table:table-cell table:formula="of:=SUM(INDIRECT( CELL(&quot;address&quot;;  INDEX([$Parameters.$H$22:$Parameters.$H$74];  FLOOR([.$A123]/12; 1) + 1;0))&amp;&quot;:&quot;&amp;CELL(&quot;address&quot;; [$Parameters.$H$70])))" office:value-type="float" office:value="0.282301" calcext:value-type="float">
            <text:p>0.282301</text:p>
          </table:table-cell>
          <table:table-cell table:formula="of:=[.$I123]/INDEX([$Parameters.$I$22:$Parameters.$I$120];  FLOOR([.$A123]/12; 1) + 1;0)" office:value-type="float" office:value="804.731369593282" calcext:value-type="float">
            <text:p>804.731369593282</text:p>
          </table:table-cell>
          <table:table-cell table:formula="of:=[.$J123]/ INDEX([$Parameters.$I$22:$Parameters.$I$120];  FLOOR([.$A123]/12; 1) + 1;0)" office:value-type="float" office:value="2256.98937639224" calcext:value-type="float">
            <text:p>2256.98937639224</text:p>
          </table:table-cell>
          <table:table-cell table:formula="of:=([.$M123]-[.$L123])*[$Parameters.$I$70]" office:value-type="float" office:value="23613.715190551" calcext:value-type="float">
            <text:p>23613.715190551</text:p>
          </table:table-cell>
          <table:table-cell table:number-columns-repeated="2"/>
        </table:table-row>
        <table:table-row table:style-name="ro1">
          <table:table-cell office:value-type="float" office:value="120" calcext:value-type="float">
            <text:p>120</text:p>
          </table:table-cell>
          <table:table-cell table:formula="of:=([.$B123]-[.$C123])*POWER(1+[$Parameters.$E$4];1/12)+[$Parameters.$B$4]" office:value-type="float" office:value="40245.0430192075" calcext:value-type="float">
            <text:p>40245.0430192075</text:p>
          </table:table-cell>
          <table:table-cell table:formula="of:=IF(MOD([.$A124];12)=1; ([.$B112]+[.$B115]+[.$B118]+[.$B121])/4*(1+[$Parameters.$C$4])*[$Parameters.$D$4]; 0)" office:value-type="float" office:value="0" calcext:value-type="float">
            <text:p>0</text:p>
          </table:table-cell>
          <table:table-cell table:formula="of:=([.$D123]-[.$E123])*POWER(1+[$Parameters.$E$4];1/12)+[$Parameters.$B$4]" office:value-type="float" office:value="154363.161301466" calcext:value-type="float">
            <text:p>154363.161301466</text:p>
          </table:table-cell>
          <table:table-cell office:value-type="float" office:value="0" calcext:value-type="float">
            <text:p>0</text:p>
          </table:table-cell>
          <table:table-cell table:formula="of:=[.$D124]-[.$B124]" office:value-type="float" office:value="114118.118282259" calcext:value-type="float">
            <text:p>114118.118282259</text:p>
          </table:table-cell>
          <table:table-cell table:formula="of:=[.$F124]/[.$B124]" office:value-type="float" office:value="2.83558196789092" calcext:value-type="float">
            <text:p>2.83558196789092</text:p>
          </table:table-cell>
          <table:table-cell table:formula="of:=[.$F124]/[.$A124]" office:value-type="float" office:value="950.984319018824" calcext:value-type="float">
            <text:p>950.984319018824</text:p>
          </table:table-cell>
          <table:table-cell table:formula="of:=[.$B124]" office:value-type="float" office:value="40245.0430192075" calcext:value-type="float">
            <text:p>40245.0430192075</text:p>
          </table:table-cell>
          <table:table-cell table:formula="of:=[.$D124]*(1-[.$K124])" office:value-type="float" office:value="111090.99938331" calcext:value-type="float">
            <text:p>111090.99938331</text:p>
          </table:table-cell>
          <table:table-cell table:formula="of:=SUM(INDIRECT( CELL(&quot;address&quot;;  INDEX([$Parameters.$H$22:$Parameters.$H$74];  FLOOR([.$A124]/12; 1) + 1;0))&amp;&quot;:&quot;&amp;CELL(&quot;address&quot;; [$Parameters.$H$70])))" office:value-type="float" office:value="0.280327" calcext:value-type="float">
            <text:p>0.280327</text:p>
          </table:table-cell>
          <table:table-cell table:formula="of:=[.$I124]/INDEX([$Parameters.$I$22:$Parameters.$I$120];  FLOOR([.$A124]/12; 1) + 1;0)" office:value-type="float" office:value="844.419702459242" calcext:value-type="float">
            <text:p>844.419702459242</text:p>
          </table:table-cell>
          <table:table-cell table:formula="of:=[.$J124]/ INDEX([$Parameters.$I$22:$Parameters.$I$120];  FLOOR([.$A124]/12; 1) + 1;0)" office:value-type="float" office:value="2330.90640753903" calcext:value-type="float">
            <text:p>2330.90640753903</text:p>
          </table:table-cell>
          <table:table-cell table:formula="of:=([.$M124]-[.$L124])*[$Parameters.$I$70]" office:value-type="float" office:value="24170.2738245974" calcext:value-type="float">
            <text:p>24170.2738245974</text:p>
          </table:table-cell>
          <table:table-cell table:number-columns-repeated="2"/>
        </table:table-row>
        <table:table-row table:style-name="ro1">
          <table:table-cell office:value-type="float" office:value="121" calcext:value-type="float">
            <text:p>121</text:p>
          </table:table-cell>
          <table:table-cell table:formula="of:=([.$B124]-[.$C124])*POWER(1+[$Parameters.$E$4];1/12)+[$Parameters.$B$4]" office:value-type="float" office:value="41409.006306146" calcext:value-type="float">
            <text:p>41409.006306146</text:p>
          </table:table-cell>
          <table:table-cell table:formula="of:=IF(MOD([.$A125];12)=1; ([.$B113]+[.$B116]+[.$B119]+[.$B122])/4*(1+[$Parameters.$C$4])*[$Parameters.$D$4]; 0)" office:value-type="float" office:value="13547.7071656828" calcext:value-type="float">
            <text:p>13547.7071656828</text:p>
          </table:table-cell>
          <table:table-cell table:formula="of:=([.$D124]-[.$E124])*POWER(1+[$Parameters.$E$4];1/12)+[$Parameters.$B$4]" office:value-type="float" office:value="155992.055928244" calcext:value-type="float">
            <text:p>155992.055928244</text:p>
          </table:table-cell>
          <table:table-cell office:value-type="float" office:value="0" calcext:value-type="float">
            <text:p>0</text:p>
          </table:table-cell>
          <table:table-cell table:formula="of:=[.$D125]-[.$B125]" office:value-type="float" office:value="114583.049622098" calcext:value-type="float">
            <text:p>114583.049622098</text:p>
          </table:table-cell>
          <table:table-cell table:formula="of:=[.$F125]/[.$B125]" office:value-type="float" office:value="2.76710454665248" calcext:value-type="float">
            <text:p>2.76710454665248</text:p>
          </table:table-cell>
          <table:table-cell table:formula="of:=[.$F125]/[.$A125]" office:value-type="float" office:value="946.967352248743" calcext:value-type="float">
            <text:p>946.967352248743</text:p>
          </table:table-cell>
          <table:table-cell table:formula="of:=[.$B125]" office:value-type="float" office:value="41409.006306146" calcext:value-type="float">
            <text:p>41409.006306146</text:p>
          </table:table-cell>
          <table:table-cell table:formula="of:=[.$D125]*(1-[.$K125])" office:value-type="float" office:value="112263.270866047" calcext:value-type="float">
            <text:p>112263.270866047</text:p>
          </table:table-cell>
          <table:table-cell table:formula="of:=SUM(INDIRECT( CELL(&quot;address&quot;;  INDEX([$Parameters.$H$22:$Parameters.$H$74];  FLOOR([.$A125]/12; 1) + 1;0))&amp;&quot;:&quot;&amp;CELL(&quot;address&quot;; [$Parameters.$H$70])))" office:value-type="float" office:value="0.280327" calcext:value-type="float">
            <text:p>0.280327</text:p>
          </table:table-cell>
          <table:table-cell table:formula="of:=[.$I125]/INDEX([$Parameters.$I$22:$Parameters.$I$120];  FLOOR([.$A125]/12; 1) + 1;0)" office:value-type="float" office:value="868.841928370667" calcext:value-type="float">
            <text:p>868.841928370667</text:p>
          </table:table-cell>
          <table:table-cell table:formula="of:=[.$J125]/ INDEX([$Parameters.$I$22:$Parameters.$I$120];  FLOOR([.$A125]/12; 1) + 1;0)" office:value-type="float" office:value="2355.50295564513" calcext:value-type="float">
            <text:p>2355.50295564513</text:p>
          </table:table-cell>
          <table:table-cell table:formula="of:=([.$M125]-[.$L125])*[$Parameters.$I$70]" office:value-type="float" office:value="24173.1083034828" calcext:value-type="float">
            <text:p>24173.1083034828</text:p>
          </table:table-cell>
          <table:table-cell table:number-columns-repeated="2"/>
        </table:table-row>
        <table:table-row table:style-name="ro1">
          <table:table-cell office:value-type="float" office:value="122" calcext:value-type="float">
            <text:p>122</text:p>
          </table:table-cell>
          <table:table-cell table:formula="of:=([.$B125]-[.$C125])*POWER(1+[$Parameters.$E$4];1/12)+[$Parameters.$B$4]" office:value-type="float" office:value="28974.8095219346" calcext:value-type="float">
            <text:p>28974.8095219346</text:p>
          </table:table-cell>
          <table:table-cell table:formula="of:=IF(MOD([.$A126];12)=1; ([.$B114]+[.$B117]+[.$B120]+[.$B123])/4*(1+[$Parameters.$C$4])*[$Parameters.$D$4]; 0)" office:value-type="float" office:value="0" calcext:value-type="float">
            <text:p>0</text:p>
          </table:table-cell>
          <table:table-cell table:formula="of:=([.$D125]-[.$E125])*POWER(1+[$Parameters.$E$4];1/12)+[$Parameters.$B$4]" office:value-type="float" office:value="157627.586873361" calcext:value-type="float">
            <text:p>157627.586873361</text:p>
          </table:table-cell>
          <table:table-cell office:value-type="float" office:value="0" calcext:value-type="float">
            <text:p>0</text:p>
          </table:table-cell>
          <table:table-cell table:formula="of:=[.$D126]-[.$B126]" office:value-type="float" office:value="128652.777351427" calcext:value-type="float">
            <text:p>128652.777351427</text:p>
          </table:table-cell>
          <table:table-cell table:formula="of:=[.$F126]/[.$B126]" office:value-type="float" office:value="4.44015955494145" calcext:value-type="float">
            <text:p>4.44015955494145</text:p>
          </table:table-cell>
          <table:table-cell table:formula="of:=[.$F126]/[.$A126]" office:value-type="float" office:value="1054.53096189694" calcext:value-type="float">
            <text:p>1054.53096189694</text:p>
          </table:table-cell>
          <table:table-cell table:formula="of:=[.$B126]" office:value-type="float" office:value="28974.8095219346" calcext:value-type="float">
            <text:p>28974.8095219346</text:p>
          </table:table-cell>
          <table:table-cell table:formula="of:=[.$D126]*(1-[.$K126])" office:value-type="float" office:value="113440.318327913" calcext:value-type="float">
            <text:p>113440.318327913</text:p>
          </table:table-cell>
          <table:table-cell table:formula="of:=SUM(INDIRECT( CELL(&quot;address&quot;;  INDEX([$Parameters.$H$22:$Parameters.$H$74];  FLOOR([.$A126]/12; 1) + 1;0))&amp;&quot;:&quot;&amp;CELL(&quot;address&quot;; [$Parameters.$H$70])))" office:value-type="float" office:value="0.280327" calcext:value-type="float">
            <text:p>0.280327</text:p>
          </table:table-cell>
          <table:table-cell table:formula="of:=[.$I126]/INDEX([$Parameters.$I$22:$Parameters.$I$120];  FLOOR([.$A126]/12; 1) + 1;0)" office:value-type="float" office:value="607.948164539124" calcext:value-type="float">
            <text:p>607.948164539124</text:p>
          </table:table-cell>
          <table:table-cell table:formula="of:=[.$J126]/ INDEX([$Parameters.$I$22:$Parameters.$I$120];  FLOOR([.$A126]/12; 1) + 1;0)" office:value-type="float" office:value="2380.19971313287" calcext:value-type="float">
            <text:p>2380.19971313287</text:p>
          </table:table-cell>
          <table:table-cell table:formula="of:=([.$M126]-[.$L126])*[$Parameters.$I$70]" office:value-type="float" office:value="28816.8101801343" calcext:value-type="float">
            <text:p>28816.8101801343</text:p>
          </table:table-cell>
          <table:table-cell table:number-columns-repeated="2"/>
        </table:table-row>
        <table:table-row table:style-name="ro1">
          <table:table-cell office:value-type="float" office:value="123" calcext:value-type="float">
            <text:p>123</text:p>
          </table:table-cell>
          <table:table-cell table:formula="of:=([.$B126]-[.$C126])*POWER(1+[$Parameters.$E$4];1/12)+[$Parameters.$B$4]" office:value-type="float" office:value="30092.8564825346" calcext:value-type="float">
            <text:p>30092.8564825346</text:p>
          </table:table-cell>
          <table:table-cell table:formula="of:=IF(MOD([.$A127];12)=1; ([.$B115]+[.$B118]+[.$B121]+[.$B124])/4*(1+[$Parameters.$C$4])*[$Parameters.$D$4]; 0)" office:value-type="float" office:value="0" calcext:value-type="float">
            <text:p>0</text:p>
          </table:table-cell>
          <table:table-cell table:formula="of:=([.$D126]-[.$E126])*POWER(1+[$Parameters.$E$4];1/12)+[$Parameters.$B$4]" office:value-type="float" office:value="159269.781174001" calcext:value-type="float">
            <text:p>159269.781174001</text:p>
          </table:table-cell>
          <table:table-cell office:value-type="float" office:value="0" calcext:value-type="float">
            <text:p>0</text:p>
          </table:table-cell>
          <table:table-cell table:formula="of:=[.$D127]-[.$B127]" office:value-type="float" office:value="129176.924691467" calcext:value-type="float">
            <text:p>129176.924691467</text:p>
          </table:table-cell>
          <table:table-cell table:formula="of:=[.$F127]/[.$B127]" office:value-type="float" office:value="4.29261093131649" calcext:value-type="float">
            <text:p>4.29261093131649</text:p>
          </table:table-cell>
          <table:table-cell table:formula="of:=[.$F127]/[.$A127]" office:value-type="float" office:value="1050.21889993062" calcext:value-type="float">
            <text:p>1050.21889993062</text:p>
          </table:table-cell>
          <table:table-cell table:formula="of:=[.$B127]" office:value-type="float" office:value="30092.8564825346" calcext:value-type="float">
            <text:p>30092.8564825346</text:p>
          </table:table-cell>
          <table:table-cell table:formula="of:=[.$D127]*(1-[.$K127])" office:value-type="float" office:value="114622.161226837" calcext:value-type="float">
            <text:p>114622.161226837</text:p>
          </table:table-cell>
          <table:table-cell table:formula="of:=SUM(INDIRECT( CELL(&quot;address&quot;;  INDEX([$Parameters.$H$22:$Parameters.$H$74];  FLOOR([.$A127]/12; 1) + 1;0))&amp;&quot;:&quot;&amp;CELL(&quot;address&quot;; [$Parameters.$H$70])))" office:value-type="float" office:value="0.280327" calcext:value-type="float">
            <text:p>0.280327</text:p>
          </table:table-cell>
          <table:table-cell table:formula="of:=[.$I127]/INDEX([$Parameters.$I$22:$Parameters.$I$120];  FLOOR([.$A127]/12; 1) + 1;0)" office:value-type="float" office:value="631.406976133752" calcext:value-type="float">
            <text:p>631.406976133752</text:p>
          </table:table-cell>
          <table:table-cell table:formula="of:=[.$J127]/ INDEX([$Parameters.$I$22:$Parameters.$I$120];  FLOOR([.$A127]/12; 1) + 1;0)" office:value-type="float" office:value="2404.99708826767" calcext:value-type="float">
            <text:p>2404.99708826767</text:p>
          </table:table-cell>
          <table:table-cell table:formula="of:=([.$M127]-[.$L127])*[$Parameters.$I$70]" office:value-type="float" office:value="28838.5752232974" calcext:value-type="float">
            <text:p>28838.5752232974</text:p>
          </table:table-cell>
          <table:table-cell table:number-columns-repeated="2"/>
        </table:table-row>
        <table:table-row table:style-name="ro1">
          <table:table-cell office:value-type="float" office:value="124" calcext:value-type="float">
            <text:p>124</text:p>
          </table:table-cell>
          <table:table-cell table:formula="of:=([.$B127]-[.$C127])*POWER(1+[$Parameters.$E$4];1/12)+[$Parameters.$B$4]" office:value-type="float" office:value="31215.458504848" calcext:value-type="float">
            <text:p>31215.458504848</text:p>
          </table:table-cell>
          <table:table-cell table:formula="of:=IF(MOD([.$A128];12)=1; ([.$B116]+[.$B119]+[.$B122]+[.$B125])/4*(1+[$Parameters.$C$4])*[$Parameters.$D$4]; 0)" office:value-type="float" office:value="0" calcext:value-type="float">
            <text:p>0</text:p>
          </table:table-cell>
          <table:table-cell table:formula="of:=([.$D127]-[.$E127])*POWER(1+[$Parameters.$E$4];1/12)+[$Parameters.$B$4]" office:value-type="float" office:value="160918.665977499" calcext:value-type="float">
            <text:p>160918.665977499</text:p>
          </table:table-cell>
          <table:table-cell office:value-type="float" office:value="0" calcext:value-type="float">
            <text:p>0</text:p>
          </table:table-cell>
          <table:table-cell table:formula="of:=[.$D128]-[.$B128]" office:value-type="float" office:value="129703.207472651" calcext:value-type="float">
            <text:p>129703.207472651</text:p>
          </table:table-cell>
          <table:table-cell table:formula="of:=[.$F128]/[.$B128]" office:value-type="float" office:value="4.15509538174832" calcext:value-type="float">
            <text:p>4.15509538174832</text:p>
          </table:table-cell>
          <table:table-cell table:formula="of:=[.$F128]/[.$A128]" office:value-type="float" office:value="1045.99360865041" calcext:value-type="float">
            <text:p>1045.99360865041</text:p>
          </table:table-cell>
          <table:table-cell table:formula="of:=[.$B128]" office:value-type="float" office:value="31215.458504848" calcext:value-type="float">
            <text:p>31215.458504848</text:p>
          </table:table-cell>
          <table:table-cell table:formula="of:=[.$D128]*(1-[.$K128])" office:value-type="float" office:value="115808.819100024" calcext:value-type="float">
            <text:p>115808.819100024</text:p>
          </table:table-cell>
          <table:table-cell table:formula="of:=SUM(INDIRECT( CELL(&quot;address&quot;;  INDEX([$Parameters.$H$22:$Parameters.$H$74];  FLOOR([.$A128]/12; 1) + 1;0))&amp;&quot;:&quot;&amp;CELL(&quot;address&quot;; [$Parameters.$H$70])))" office:value-type="float" office:value="0.280327" calcext:value-type="float">
            <text:p>0.280327</text:p>
          </table:table-cell>
          <table:table-cell table:formula="of:=[.$I128]/INDEX([$Parameters.$I$22:$Parameters.$I$120];  FLOOR([.$A128]/12; 1) + 1;0)" office:value-type="float" office:value="654.961361830635" calcext:value-type="float">
            <text:p>654.961361830635</text:p>
          </table:table-cell>
          <table:table-cell table:formula="of:=[.$J128]/ INDEX([$Parameters.$I$22:$Parameters.$I$120];  FLOOR([.$A128]/12; 1) + 1;0)" office:value-type="float" office:value="2429.89549097827" calcext:value-type="float">
            <text:p>2429.89549097827</text:p>
          </table:table-cell>
          <table:table-cell table:formula="of:=([.$M128]-[.$L128])*[$Parameters.$I$70]" office:value-type="float" office:value="28860.4289399406" calcext:value-type="float">
            <text:p>28860.4289399406</text:p>
          </table:table-cell>
          <table:table-cell table:number-columns-repeated="2"/>
        </table:table-row>
        <table:table-row table:style-name="ro1">
          <table:table-cell office:value-type="float" office:value="125" calcext:value-type="float">
            <text:p>125</text:p>
          </table:table-cell>
          <table:table-cell table:formula="of:=([.$B128]-[.$C128])*POWER(1+[$Parameters.$E$4];1/12)+[$Parameters.$B$4]" office:value-type="float" office:value="32342.6341467601" calcext:value-type="float">
            <text:p>32342.6341467601</text:p>
          </table:table-cell>
          <table:table-cell table:formula="of:=IF(MOD([.$A129];12)=1; ([.$B117]+[.$B120]+[.$B123]+[.$B126])/4*(1+[$Parameters.$C$4])*[$Parameters.$D$4]; 0)" office:value-type="float" office:value="0" calcext:value-type="float">
            <text:p>0</text:p>
          </table:table-cell>
          <table:table-cell table:formula="of:=([.$D128]-[.$E128])*POWER(1+[$Parameters.$E$4];1/12)+[$Parameters.$B$4]" office:value-type="float" office:value="162574.268541791" calcext:value-type="float">
            <text:p>162574.268541791</text:p>
          </table:table-cell>
          <table:table-cell office:value-type="float" office:value="0" calcext:value-type="float">
            <text:p>0</text:p>
          </table:table-cell>
          <table:table-cell table:formula="of:=[.$D129]-[.$B129]" office:value-type="float" office:value="130231.63439503" calcext:value-type="float">
            <text:p>130231.63439503</text:p>
          </table:table-cell>
          <table:table-cell table:formula="of:=[.$F129]/[.$B129]" office:value-type="float" office:value="4.02662423240118" calcext:value-type="float">
            <text:p>4.02662423240118</text:p>
          </table:table-cell>
          <table:table-cell table:formula="of:=[.$F129]/[.$A129]" office:value-type="float" office:value="1041.85307516024" calcext:value-type="float">
            <text:p>1041.85307516024</text:p>
          </table:table-cell>
          <table:table-cell table:formula="of:=[.$B129]" office:value-type="float" office:value="32342.6341467601" calcext:value-type="float">
            <text:p>32342.6341467601</text:p>
          </table:table-cell>
          <table:table-cell table:formula="of:=[.$D129]*(1-[.$K129])" office:value-type="float" office:value="117000.311564276" calcext:value-type="float">
            <text:p>117000.311564276</text:p>
          </table:table-cell>
          <table:table-cell table:formula="of:=SUM(INDIRECT( CELL(&quot;address&quot;;  INDEX([$Parameters.$H$22:$Parameters.$H$74];  FLOOR([.$A129]/12; 1) + 1;0))&amp;&quot;:&quot;&amp;CELL(&quot;address&quot;; [$Parameters.$H$70])))" office:value-type="float" office:value="0.280327" calcext:value-type="float">
            <text:p>0.280327</text:p>
          </table:table-cell>
          <table:table-cell table:formula="of:=[.$I129]/INDEX([$Parameters.$I$22:$Parameters.$I$120];  FLOOR([.$A129]/12; 1) + 1;0)" office:value-type="float" office:value="678.611711010494" calcext:value-type="float">
            <text:p>678.611711010494</text:p>
          </table:table-cell>
          <table:table-cell table:formula="of:=[.$J129]/ INDEX([$Parameters.$I$22:$Parameters.$I$120];  FLOOR([.$A129]/12; 1) + 1;0)" office:value-type="float" office:value="2454.89533286353" calcext:value-type="float">
            <text:p>2454.89533286353</text:p>
          </table:table-cell>
          <table:table-cell table:formula="of:=([.$M129]-[.$L129])*[$Parameters.$I$70]" office:value-type="float" office:value="28882.3716913304" calcext:value-type="float">
            <text:p>28882.3716913304</text:p>
          </table:table-cell>
          <table:table-cell table:number-columns-repeated="2"/>
        </table:table-row>
        <table:table-row table:style-name="ro1">
          <table:table-cell office:value-type="float" office:value="126" calcext:value-type="float">
            <text:p>126</text:p>
          </table:table-cell>
          <table:table-cell table:formula="of:=([.$B129]-[.$C129])*POWER(1+[$Parameters.$E$4];1/12)+[$Parameters.$B$4]" office:value-type="float" office:value="33474.4020417633" calcext:value-type="float">
            <text:p>33474.4020417633</text:p>
          </table:table-cell>
          <table:table-cell table:formula="of:=IF(MOD([.$A130];12)=1; ([.$B118]+[.$B121]+[.$B124]+[.$B127])/4*(1+[$Parameters.$C$4])*[$Parameters.$D$4]; 0)" office:value-type="float" office:value="0" calcext:value-type="float">
            <text:p>0</text:p>
          </table:table-cell>
          <table:table-cell table:formula="of:=([.$D129]-[.$E129])*POWER(1+[$Parameters.$E$4];1/12)+[$Parameters.$B$4]" office:value-type="float" office:value="164236.616235866" calcext:value-type="float">
            <text:p>164236.616235866</text:p>
          </table:table-cell>
          <table:table-cell office:value-type="float" office:value="0" calcext:value-type="float">
            <text:p>0</text:p>
          </table:table-cell>
          <table:table-cell table:formula="of:=[.$D130]-[.$B130]" office:value-type="float" office:value="130762.214194103" calcext:value-type="float">
            <text:p>130762.214194103</text:p>
          </table:table-cell>
          <table:table-cell table:formula="of:=[.$F130]/[.$B130]" office:value-type="float" office:value="3.90633457861207" calcext:value-type="float">
            <text:p>3.90633457861207</text:p>
          </table:table-cell>
          <table:table-cell table:formula="of:=[.$F130]/[.$A130]" office:value-type="float" office:value="1037.79535074685" calcext:value-type="float">
            <text:p>1037.79535074685</text:p>
          </table:table-cell>
          <table:table-cell table:formula="of:=[.$B130]" office:value-type="float" office:value="33474.4020417633" calcext:value-type="float">
            <text:p>33474.4020417633</text:p>
          </table:table-cell>
          <table:table-cell table:formula="of:=[.$D130]*(1-[.$K130])" office:value-type="float" office:value="118196.658316314" calcext:value-type="float">
            <text:p>118196.658316314</text:p>
          </table:table-cell>
          <table:table-cell table:formula="of:=SUM(INDIRECT( CELL(&quot;address&quot;;  INDEX([$Parameters.$H$22:$Parameters.$H$74];  FLOOR([.$A130]/12; 1) + 1;0))&amp;&quot;:&quot;&amp;CELL(&quot;address&quot;; [$Parameters.$H$70])))" office:value-type="float" office:value="0.280327" calcext:value-type="float">
            <text:p>0.280327</text:p>
          </table:table-cell>
          <table:table-cell table:formula="of:=[.$I130]/INDEX([$Parameters.$I$22:$Parameters.$I$120];  FLOOR([.$A130]/12; 1) + 1;0)" office:value-type="float" office:value="702.358414640439" calcext:value-type="float">
            <text:p>702.358414640439</text:p>
          </table:table-cell>
          <table:table-cell table:formula="of:=[.$J130]/ INDEX([$Parameters.$I$22:$Parameters.$I$120];  FLOOR([.$A130]/12; 1) + 1;0)" office:value-type="float" office:value="2479.99702719921" calcext:value-type="float">
            <text:p>2479.99702719921</text:p>
          </table:table-cell>
          <table:table-cell table:formula="of:=([.$M130]-[.$L130])*[$Parameters.$I$70]" office:value-type="float" office:value="28904.4038402056" calcext:value-type="float">
            <text:p>28904.4038402056</text:p>
          </table:table-cell>
          <table:table-cell table:number-columns-repeated="2"/>
        </table:table-row>
        <table:table-row table:style-name="ro1">
          <table:table-cell office:value-type="float" office:value="127" calcext:value-type="float">
            <text:p>127</text:p>
          </table:table-cell>
          <table:table-cell table:formula="of:=([.$B130]-[.$C130])*POWER(1+[$Parameters.$E$4];1/12)+[$Parameters.$B$4]" office:value-type="float" office:value="34610.780899265" calcext:value-type="float">
            <text:p>34610.780899265</text:p>
          </table:table-cell>
          <table:table-cell table:formula="of:=IF(MOD([.$A131];12)=1; ([.$B119]+[.$B122]+[.$B125]+[.$B128])/4*(1+[$Parameters.$C$4])*[$Parameters.$D$4]; 0)" office:value-type="float" office:value="0" calcext:value-type="float">
            <text:p>0</text:p>
          </table:table-cell>
          <table:table-cell table:formula="of:=([.$D130]-[.$E130])*POWER(1+[$Parameters.$E$4];1/12)+[$Parameters.$B$4]" office:value-type="float" office:value="165905.736540218" calcext:value-type="float">
            <text:p>165905.736540218</text:p>
          </table:table-cell>
          <table:table-cell office:value-type="float" office:value="0" calcext:value-type="float">
            <text:p>0</text:p>
          </table:table-cell>
          <table:table-cell table:formula="of:=[.$D131]-[.$B131]" office:value-type="float" office:value="131294.955640953" calcext:value-type="float">
            <text:p>131294.955640953</text:p>
          </table:table-cell>
          <table:table-cell table:formula="of:=[.$F131]/[.$B131]" office:value-type="float" office:value="3.79346990242977" calcext:value-type="float">
            <text:p>3.79346990242977</text:p>
          </table:table-cell>
          <table:table-cell table:formula="of:=[.$F131]/[.$A131]" office:value-type="float" office:value="1033.81854835396" calcext:value-type="float">
            <text:p>1033.81854835396</text:p>
          </table:table-cell>
          <table:table-cell table:formula="of:=[.$B131]" office:value-type="float" office:value="34610.780899265" calcext:value-type="float">
            <text:p>34610.780899265</text:p>
          </table:table-cell>
          <table:table-cell table:formula="of:=[.$D131]*(1-[.$K131])" office:value-type="float" office:value="119397.879133109" calcext:value-type="float">
            <text:p>119397.879133109</text:p>
          </table:table-cell>
          <table:table-cell table:formula="of:=SUM(INDIRECT( CELL(&quot;address&quot;;  INDEX([$Parameters.$H$22:$Parameters.$H$74];  FLOOR([.$A131]/12; 1) + 1;0))&amp;&quot;:&quot;&amp;CELL(&quot;address&quot;; [$Parameters.$H$70])))" office:value-type="float" office:value="0.280327" calcext:value-type="float">
            <text:p>0.280327</text:p>
          </table:table-cell>
          <table:table-cell table:formula="of:=[.$I131]/INDEX([$Parameters.$I$22:$Parameters.$I$120];  FLOOR([.$A131]/12; 1) + 1;0)" office:value-type="float" office:value="726.201865280425" calcext:value-type="float">
            <text:p>726.201865280425</text:p>
          </table:table-cell>
          <table:table-cell table:formula="of:=[.$J131]/ INDEX([$Parameters.$I$22:$Parameters.$I$120];  FLOOR([.$A131]/12; 1) + 1;0)" office:value-type="float" office:value="2505.20098894479" calcext:value-type="float">
            <text:p>2505.20098894479</text:p>
          </table:table-cell>
          <table:table-cell table:formula="of:=([.$M131]-[.$L131])*[$Parameters.$I$70]" office:value-type="float" office:value="28926.5257507825" calcext:value-type="float">
            <text:p>28926.5257507825</text:p>
          </table:table-cell>
          <table:table-cell table:number-columns-repeated="2"/>
        </table:table-row>
        <table:table-row table:style-name="ro1">
          <table:table-cell office:value-type="float" office:value="128" calcext:value-type="float">
            <text:p>128</text:p>
          </table:table-cell>
          <table:table-cell table:formula="of:=([.$B131]-[.$C131])*POWER(1+[$Parameters.$E$4];1/12)+[$Parameters.$B$4]" office:value-type="float" office:value="35751.7895048974" calcext:value-type="float">
            <text:p>35751.7895048974</text:p>
          </table:table-cell>
          <table:table-cell table:formula="of:=IF(MOD([.$A132];12)=1; ([.$B120]+[.$B123]+[.$B126]+[.$B129])/4*(1+[$Parameters.$C$4])*[$Parameters.$D$4]; 0)" office:value-type="float" office:value="0" calcext:value-type="float">
            <text:p>0</text:p>
          </table:table-cell>
          <table:table-cell table:formula="of:=([.$D131]-[.$E131])*POWER(1+[$Parameters.$E$4];1/12)+[$Parameters.$B$4]" office:value-type="float" office:value="167581.657047301" calcext:value-type="float">
            <text:p>167581.657047301</text:p>
          </table:table-cell>
          <table:table-cell office:value-type="float" office:value="0" calcext:value-type="float">
            <text:p>0</text:p>
          </table:table-cell>
          <table:table-cell table:formula="of:=[.$D132]-[.$B132]" office:value-type="float" office:value="131829.867542403" calcext:value-type="float">
            <text:p>131829.867542403</text:p>
          </table:table-cell>
          <table:table-cell table:formula="of:=[.$F132]/[.$B132]" office:value-type="float" office:value="3.68736416744523" calcext:value-type="float">
            <text:p>3.68736416744523</text:p>
          </table:table-cell>
          <table:table-cell table:formula="of:=[.$F132]/[.$A132]" office:value-type="float" office:value="1029.92084017502" calcext:value-type="float">
            <text:p>1029.92084017502</text:p>
          </table:table-cell>
          <table:table-cell table:formula="of:=[.$B132]" office:value-type="float" office:value="35751.7895048974" calcext:value-type="float">
            <text:p>35751.7895048974</text:p>
          </table:table-cell>
          <table:table-cell table:formula="of:=[.$D132]*(1-[.$K132])" office:value-type="float" office:value="120603.993872202" calcext:value-type="float">
            <text:p>120603.993872202</text:p>
          </table:table-cell>
          <table:table-cell table:formula="of:=SUM(INDIRECT( CELL(&quot;address&quot;;  INDEX([$Parameters.$H$22:$Parameters.$H$74];  FLOOR([.$A132]/12; 1) + 1;0))&amp;&quot;:&quot;&amp;CELL(&quot;address&quot;; [$Parameters.$H$70])))" office:value-type="float" office:value="0.280327" calcext:value-type="float">
            <text:p>0.280327</text:p>
          </table:table-cell>
          <table:table-cell table:formula="of:=[.$I132]/INDEX([$Parameters.$I$22:$Parameters.$I$120];  FLOOR([.$A132]/12; 1) + 1;0)" office:value-type="float" office:value="750.142457089748" calcext:value-type="float">
            <text:p>750.142457089748</text:p>
          </table:table-cell>
          <table:table-cell table:formula="of:=[.$J132]/ INDEX([$Parameters.$I$22:$Parameters.$I$120];  FLOOR([.$A132]/12; 1) + 1;0)" office:value-type="float" office:value="2530.50763475035" calcext:value-type="float">
            <text:p>2530.50763475035</text:p>
          </table:table-cell>
          <table:table-cell table:formula="of:=([.$M132]-[.$L132])*[$Parameters.$I$70]" office:value-type="float" office:value="28948.7377887615" calcext:value-type="float">
            <text:p>28948.7377887615</text:p>
          </table:table-cell>
          <table:table-cell table:number-columns-repeated="2"/>
        </table:table-row>
        <table:table-row table:style-name="ro1">
          <table:table-cell office:value-type="float" office:value="129" calcext:value-type="float">
            <text:p>129</text:p>
          </table:table-cell>
          <table:table-cell table:formula="of:=([.$B132]-[.$C132])*POWER(1+[$Parameters.$E$4];1/12)+[$Parameters.$B$4]" office:value-type="float" office:value="36897.4467208273" calcext:value-type="float">
            <text:p>36897.4467208273</text:p>
          </table:table-cell>
          <table:table-cell table:formula="of:=IF(MOD([.$A133];12)=1; ([.$B121]+[.$B124]+[.$B127]+[.$B130])/4*(1+[$Parameters.$C$4])*[$Parameters.$D$4]; 0)" office:value-type="float" office:value="0" calcext:value-type="float">
            <text:p>0</text:p>
          </table:table-cell>
          <table:table-cell table:formula="of:=([.$D132]-[.$E132])*POWER(1+[$Parameters.$E$4];1/12)+[$Parameters.$B$4]" office:value-type="float" office:value="169264.40546198" calcext:value-type="float">
            <text:p>169264.40546198</text:p>
          </table:table-cell>
          <table:table-cell office:value-type="float" office:value="0" calcext:value-type="float">
            <text:p>0</text:p>
          </table:table-cell>
          <table:table-cell table:formula="of:=[.$D133]-[.$B133]" office:value-type="float" office:value="132366.958741153" calcext:value-type="float">
            <text:p>132366.958741153</text:p>
          </table:table-cell>
          <table:table-cell table:formula="of:=[.$F133]/[.$B133]" office:value-type="float" office:value="3.58742868423024" calcext:value-type="float">
            <text:p>3.58742868423024</text:p>
          </table:table-cell>
          <table:table-cell table:formula="of:=[.$F133]/[.$A133]" office:value-type="float" office:value="1026.10045535777" calcext:value-type="float">
            <text:p>1026.10045535777</text:p>
          </table:table-cell>
          <table:table-cell table:formula="of:=[.$B133]" office:value-type="float" office:value="36897.4467208273" calcext:value-type="float">
            <text:p>36897.4467208273</text:p>
          </table:table-cell>
          <table:table-cell table:formula="of:=[.$D133]*(1-[.$K133])" office:value-type="float" office:value="121815.02247204" calcext:value-type="float">
            <text:p>121815.02247204</text:p>
          </table:table-cell>
          <table:table-cell table:formula="of:=SUM(INDIRECT( CELL(&quot;address&quot;;  INDEX([$Parameters.$H$22:$Parameters.$H$74];  FLOOR([.$A133]/12; 1) + 1;0))&amp;&quot;:&quot;&amp;CELL(&quot;address&quot;; [$Parameters.$H$70])))" office:value-type="float" office:value="0.280327" calcext:value-type="float">
            <text:p>0.280327</text:p>
          </table:table-cell>
          <table:table-cell table:formula="of:=[.$I133]/INDEX([$Parameters.$I$22:$Parameters.$I$120];  FLOOR([.$A133]/12; 1) + 1;0)" office:value-type="float" office:value="774.180585833556" calcext:value-type="float">
            <text:p>774.180585833556</text:p>
          </table:table-cell>
          <table:table-cell table:formula="of:=[.$J133]/ INDEX([$Parameters.$I$22:$Parameters.$I$120];  FLOOR([.$A133]/12; 1) + 1;0)" office:value-type="float" office:value="2555.91738296348" calcext:value-type="float">
            <text:p>2555.91738296348</text:p>
          </table:table-cell>
          <table:table-cell table:formula="of:=([.$M133]-[.$L133])*[$Parameters.$I$70]" office:value-type="float" office:value="28971.0403213326" calcext:value-type="float">
            <text:p>28971.0403213326</text:p>
          </table:table-cell>
          <table:table-cell table:number-columns-repeated="2"/>
        </table:table-row>
        <table:table-row table:style-name="ro1">
          <table:table-cell office:value-type="float" office:value="130" calcext:value-type="float">
            <text:p>130</text:p>
          </table:table-cell>
          <table:table-cell table:formula="of:=([.$B133]-[.$C133])*POWER(1+[$Parameters.$E$4];1/12)+[$Parameters.$B$4]" office:value-type="float" office:value="38047.7714860685" calcext:value-type="float">
            <text:p>38047.7714860685</text:p>
          </table:table-cell>
          <table:table-cell table:formula="of:=IF(MOD([.$A134];12)=1; ([.$B122]+[.$B125]+[.$B128]+[.$B131])/4*(1+[$Parameters.$C$4])*[$Parameters.$D$4]; 0)" office:value-type="float" office:value="0" calcext:value-type="float">
            <text:p>0</text:p>
          </table:table-cell>
          <table:table-cell table:formula="of:=([.$D133]-[.$E133])*POWER(1+[$Parameters.$E$4];1/12)+[$Parameters.$B$4]" office:value-type="float" office:value="170954.009601998" calcext:value-type="float">
            <text:p>170954.009601998</text:p>
          </table:table-cell>
          <table:table-cell office:value-type="float" office:value="0" calcext:value-type="float">
            <text:p>0</text:p>
          </table:table-cell>
          <table:table-cell table:formula="of:=[.$D134]-[.$B134]" office:value-type="float" office:value="132906.238115929" calcext:value-type="float">
            <text:p>132906.238115929</text:p>
          </table:table-cell>
          <table:table-cell table:formula="of:=[.$F134]/[.$B134]" office:value-type="float" office:value="3.49314119920517" calcext:value-type="float">
            <text:p>3.49314119920517</text:p>
          </table:table-cell>
          <table:table-cell table:formula="of:=[.$F134]/[.$A134]" office:value-type="float" office:value="1022.35567781484" calcext:value-type="float">
            <text:p>1022.35567781484</text:p>
          </table:table-cell>
          <table:table-cell table:formula="of:=[.$B134]" office:value-type="float" office:value="38047.7714860685" calcext:value-type="float">
            <text:p>38047.7714860685</text:p>
          </table:table-cell>
          <table:table-cell table:formula="of:=[.$D134]*(1-[.$K134])" office:value-type="float" office:value="123030.984952299" calcext:value-type="float">
            <text:p>123030.984952299</text:p>
          </table:table-cell>
          <table:table-cell table:formula="of:=SUM(INDIRECT( CELL(&quot;address&quot;;  INDEX([$Parameters.$H$22:$Parameters.$H$74];  FLOOR([.$A134]/12; 1) + 1;0))&amp;&quot;:&quot;&amp;CELL(&quot;address&quot;; [$Parameters.$H$70])))" office:value-type="float" office:value="0.280327" calcext:value-type="float">
            <text:p>0.280327</text:p>
          </table:table-cell>
          <table:table-cell table:formula="of:=[.$I134]/INDEX([$Parameters.$I$22:$Parameters.$I$120];  FLOOR([.$A134]/12; 1) + 1;0)" office:value-type="float" office:value="798.316648889393" calcext:value-type="float">
            <text:p>798.316648889393</text:p>
          </table:table-cell>
          <table:table-cell table:formula="of:=[.$J134]/ INDEX([$Parameters.$I$22:$Parameters.$I$120];  FLOOR([.$A134]/12; 1) + 1;0)" office:value-type="float" office:value="2581.43065363614" calcext:value-type="float">
            <text:p>2581.43065363614</text:p>
          </table:table-cell>
          <table:table-cell table:formula="of:=([.$M134]-[.$L134])*[$Parameters.$I$70]" office:value-type="float" office:value="28993.4337171822" calcext:value-type="float">
            <text:p>28993.4337171822</text:p>
          </table:table-cell>
          <table:table-cell table:number-columns-repeated="2"/>
        </table:table-row>
        <table:table-row table:style-name="ro1">
          <table:table-cell office:value-type="float" office:value="131" calcext:value-type="float">
            <text:p>131</text:p>
          </table:table-cell>
          <table:table-cell table:formula="of:=([.$B134]-[.$C134])*POWER(1+[$Parameters.$E$4];1/12)+[$Parameters.$B$4]" office:value-type="float" office:value="39202.7828167947" calcext:value-type="float">
            <text:p>39202.7828167947</text:p>
          </table:table-cell>
          <table:table-cell table:formula="of:=IF(MOD([.$A135];12)=1; ([.$B123]+[.$B126]+[.$B129]+[.$B132])/4*(1+[$Parameters.$C$4])*[$Parameters.$D$4]; 0)" office:value-type="float" office:value="0" calcext:value-type="float">
            <text:p>0</text:p>
          </table:table-cell>
          <table:table-cell table:formula="of:=([.$D134]-[.$E134])*POWER(1+[$Parameters.$E$4];1/12)+[$Parameters.$B$4]" office:value-type="float" office:value="172650.497398427" calcext:value-type="float">
            <text:p>172650.497398427</text:p>
          </table:table-cell>
          <table:table-cell office:value-type="float" office:value="0" calcext:value-type="float">
            <text:p>0</text:p>
          </table:table-cell>
          <table:table-cell table:formula="of:=[.$D135]-[.$B135]" office:value-type="float" office:value="133447.714581633" calcext:value-type="float">
            <text:p>133447.714581633</text:p>
          </table:table-cell>
          <table:table-cell table:formula="of:=[.$F135]/[.$B135]" office:value-type="float" office:value="3.4040367798702" calcext:value-type="float">
            <text:p>3.4040367798702</text:p>
          </table:table-cell>
          <table:table-cell table:formula="of:=[.$F135]/[.$A135]" office:value-type="float" office:value="1018.6848441346" calcext:value-type="float">
            <text:p>1018.6848441346</text:p>
          </table:table-cell>
          <table:table-cell table:formula="of:=[.$B135]" office:value-type="float" office:value="39202.7828167947" calcext:value-type="float">
            <text:p>39202.7828167947</text:p>
          </table:table-cell>
          <table:table-cell table:formula="of:=[.$D135]*(1-[.$K135])" office:value-type="float" office:value="124251.901414218" calcext:value-type="float">
            <text:p>124251.901414218</text:p>
          </table:table-cell>
          <table:table-cell table:formula="of:=SUM(INDIRECT( CELL(&quot;address&quot;;  INDEX([$Parameters.$H$22:$Parameters.$H$74];  FLOOR([.$A135]/12; 1) + 1;0))&amp;&quot;:&quot;&amp;CELL(&quot;address&quot;; [$Parameters.$H$70])))" office:value-type="float" office:value="0.280327" calcext:value-type="float">
            <text:p>0.280327</text:p>
          </table:table-cell>
          <table:table-cell table:formula="of:=[.$I135]/INDEX([$Parameters.$I$22:$Parameters.$I$120];  FLOOR([.$A135]/12; 1) + 1;0)" office:value-type="float" office:value="822.551045253771" calcext:value-type="float">
            <text:p>822.551045253771</text:p>
          </table:table-cell>
          <table:table-cell table:formula="of:=[.$J135]/ INDEX([$Parameters.$I$22:$Parameters.$I$120];  FLOOR([.$A135]/12; 1) + 1;0)" office:value-type="float" office:value="2607.04786853165" calcext:value-type="float">
            <text:p>2607.04786853165</text:p>
          </table:table-cell>
          <table:table-cell table:formula="of:=([.$M135]-[.$L135])*[$Parameters.$I$70]" office:value-type="float" office:value="29015.9183464983" calcext:value-type="float">
            <text:p>29015.9183464983</text:p>
          </table:table-cell>
          <table:table-cell table:number-columns-repeated="2"/>
        </table:table-row>
        <table:table-row table:style-name="ro1">
          <table:table-cell office:value-type="float" office:value="132" calcext:value-type="float">
            <text:p>132</text:p>
          </table:table-cell>
          <table:table-cell table:formula="of:=([.$B135]-[.$C135])*POWER(1+[$Parameters.$E$4];1/12)+[$Parameters.$B$4]" office:value-type="float" office:value="40362.4998066538" calcext:value-type="float">
            <text:p>40362.4998066538</text:p>
          </table:table-cell>
          <table:table-cell table:formula="of:=IF(MOD([.$A136];12)=1; ([.$B124]+[.$B127]+[.$B130]+[.$B133])/4*(1+[$Parameters.$C$4])*[$Parameters.$D$4]; 0)" office:value-type="float" office:value="0" calcext:value-type="float">
            <text:p>0</text:p>
          </table:table-cell>
          <table:table-cell table:formula="of:=([.$D135]-[.$E135])*POWER(1+[$Parameters.$E$4];1/12)+[$Parameters.$B$4]" office:value-type="float" office:value="174353.896896137" calcext:value-type="float">
            <text:p>174353.896896137</text:p>
          </table:table-cell>
          <table:table-cell office:value-type="float" office:value="0" calcext:value-type="float">
            <text:p>0</text:p>
          </table:table-cell>
          <table:table-cell table:formula="of:=[.$D136]-[.$B136]" office:value-type="float" office:value="133991.397089483" calcext:value-type="float">
            <text:p>133991.397089483</text:p>
          </table:table-cell>
          <table:table-cell table:formula="of:=[.$F136]/[.$B136]" office:value-type="float" office:value="3.31970016057813" calcext:value-type="float">
            <text:p>3.31970016057813</text:p>
          </table:table-cell>
          <table:table-cell table:formula="of:=[.$F136]/[.$A136]" office:value-type="float" office:value="1015.08634158699" calcext:value-type="float">
            <text:p>1015.08634158699</text:p>
          </table:table-cell>
          <table:table-cell table:formula="of:=[.$B136]" office:value-type="float" office:value="40362.4998066538" calcext:value-type="float">
            <text:p>40362.4998066538</text:p>
          </table:table-cell>
          <table:table-cell table:formula="of:=[.$D136]*(1-[.$K136])" office:value-type="float" office:value="125838.704607509" calcext:value-type="float">
            <text:p>125838.704607509</text:p>
          </table:table-cell>
          <table:table-cell table:formula="of:=SUM(INDIRECT( CELL(&quot;address&quot;;  INDEX([$Parameters.$H$22:$Parameters.$H$74];  FLOOR([.$A136]/12; 1) + 1;0))&amp;&quot;:&quot;&amp;CELL(&quot;address&quot;; [$Parameters.$H$70])))" office:value-type="float" office:value="0.278257" calcext:value-type="float">
            <text:p>0.278257</text:p>
          </table:table-cell>
          <table:table-cell table:formula="of:=[.$I136]/INDEX([$Parameters.$I$22:$Parameters.$I$120];  FLOOR([.$A136]/12; 1) + 1;0)" office:value-type="float" office:value="863.184341459662" calcext:value-type="float">
            <text:p>863.184341459662</text:p>
          </table:table-cell>
          <table:table-cell table:formula="of:=[.$J136]/ INDEX([$Parameters.$I$22:$Parameters.$I$120];  FLOOR([.$A136]/12; 1) + 1;0)" office:value-type="float" office:value="2691.16134746597" calcext:value-type="float">
            <text:p>2691.16134746597</text:p>
          </table:table-cell>
          <table:table-cell table:formula="of:=([.$M136]-[.$L136])*[$Parameters.$I$70]" office:value-type="float" office:value="29722.9061176625" calcext:value-type="float">
            <text:p>29722.9061176625</text:p>
          </table:table-cell>
          <table:table-cell table:number-columns-repeated="2"/>
        </table:table-row>
        <table:table-row table:style-name="ro1">
          <table:table-cell office:value-type="float" office:value="133" calcext:value-type="float">
            <text:p>133</text:p>
          </table:table-cell>
          <table:table-cell table:formula="of:=([.$B136]-[.$C136])*POWER(1+[$Parameters.$E$4];1/12)+[$Parameters.$B$4]" office:value-type="float" office:value="41526.9416270836" calcext:value-type="float">
            <text:p>41526.9416270836</text:p>
          </table:table-cell>
          <table:table-cell table:formula="of:=IF(MOD([.$A137];12)=1; ([.$B125]+[.$B128]+[.$B131]+[.$B134])/4*(1+[$Parameters.$C$4])*[$Parameters.$D$4]; 0)" office:value-type="float" office:value="13598.4904095763" calcext:value-type="float">
            <text:p>13598.4904095763</text:p>
          </table:table-cell>
          <table:table-cell table:formula="of:=([.$D136]-[.$E136])*POWER(1+[$Parameters.$E$4];1/12)+[$Parameters.$B$4]" office:value-type="float" office:value="176064.236254253" calcext:value-type="float">
            <text:p>176064.236254253</text:p>
          </table:table-cell>
          <table:table-cell office:value-type="float" office:value="0" calcext:value-type="float">
            <text:p>0</text:p>
          </table:table-cell>
          <table:table-cell table:formula="of:=[.$D137]-[.$B137]" office:value-type="float" office:value="134537.29462717" calcext:value-type="float">
            <text:p>134537.29462717</text:p>
          </table:table-cell>
          <table:table-cell table:formula="of:=[.$F137]/[.$B137]" office:value-type="float" office:value="3.23975928290913" calcext:value-type="float">
            <text:p>3.23975928290913</text:p>
          </table:table-cell>
          <table:table-cell table:formula="of:=[.$F137]/[.$A137]" office:value-type="float" office:value="1011.55860621932" calcext:value-type="float">
            <text:p>1011.55860621932</text:p>
          </table:table-cell>
          <table:table-cell table:formula="of:=[.$B137]" office:value-type="float" office:value="41526.9416270836" calcext:value-type="float">
            <text:p>41526.9416270836</text:p>
          </table:table-cell>
          <table:table-cell table:formula="of:=[.$D137]*(1-[.$K137])" office:value-type="float" office:value="127073.130066854" calcext:value-type="float">
            <text:p>127073.130066854</text:p>
          </table:table-cell>
          <table:table-cell table:formula="of:=SUM(INDIRECT( CELL(&quot;address&quot;;  INDEX([$Parameters.$H$22:$Parameters.$H$74];  FLOOR([.$A137]/12; 1) + 1;0))&amp;&quot;:&quot;&amp;CELL(&quot;address&quot;; [$Parameters.$H$70])))" office:value-type="float" office:value="0.278257" calcext:value-type="float">
            <text:p>0.278257</text:p>
          </table:table-cell>
          <table:table-cell table:formula="of:=[.$I137]/INDEX([$Parameters.$I$22:$Parameters.$I$120];  FLOOR([.$A137]/12; 1) + 1;0)" office:value-type="float" office:value="888.086861143789" calcext:value-type="float">
            <text:p>888.086861143789</text:p>
          </table:table-cell>
          <table:table-cell table:formula="of:=[.$J137]/ INDEX([$Parameters.$I$22:$Parameters.$I$120];  FLOOR([.$A137]/12; 1) + 1;0)" office:value-type="float" office:value="2717.56052324323" calcext:value-type="float">
            <text:p>2717.56052324323</text:p>
          </table:table-cell>
          <table:table-cell table:formula="of:=([.$M137]-[.$L137])*[$Parameters.$I$70]" office:value-type="float" office:value="29747.241745737" calcext:value-type="float">
            <text:p>29747.241745737</text:p>
          </table:table-cell>
          <table:table-cell table:number-columns-repeated="2"/>
        </table:table-row>
        <table:table-row table:style-name="ro1">
          <table:table-cell office:value-type="float" office:value="134" calcext:value-type="float">
            <text:p>134</text:p>
          </table:table-cell>
          <table:table-cell table:formula="of:=([.$B137]-[.$C137])*POWER(1+[$Parameters.$E$4];1/12)+[$Parameters.$B$4]" office:value-type="float" office:value="29042.235184853" calcext:value-type="float">
            <text:p>29042.235184853</text:p>
          </table:table-cell>
          <table:table-cell table:formula="of:=IF(MOD([.$A138];12)=1; ([.$B126]+[.$B129]+[.$B132]+[.$B135])/4*(1+[$Parameters.$C$4])*[$Parameters.$D$4]; 0)" office:value-type="float" office:value="0" calcext:value-type="float">
            <text:p>0</text:p>
          </table:table-cell>
          <table:table-cell table:formula="of:=([.$D137]-[.$E137])*POWER(1+[$Parameters.$E$4];1/12)+[$Parameters.$B$4]" office:value-type="float" office:value="177781.543746627" calcext:value-type="float">
            <text:p>177781.543746627</text:p>
          </table:table-cell>
          <table:table-cell office:value-type="float" office:value="0" calcext:value-type="float">
            <text:p>0</text:p>
          </table:table-cell>
          <table:table-cell table:formula="of:=[.$D138]-[.$B138]" office:value-type="float" office:value="148739.308561774" calcext:value-type="float">
            <text:p>148739.308561774</text:p>
          </table:table-cell>
          <table:table-cell table:formula="of:=[.$F138]/[.$B138]" office:value-type="float" office:value="5.1214828202806" calcext:value-type="float">
            <text:p>5.1214828202806</text:p>
          </table:table-cell>
          <table:table-cell table:formula="of:=[.$F138]/[.$A138]" office:value-type="float" office:value="1109.99484001324" calcext:value-type="float">
            <text:p>1109.99484001324</text:p>
          </table:table-cell>
          <table:table-cell table:formula="of:=[.$B138]" office:value-type="float" office:value="29042.235184853" calcext:value-type="float">
            <text:p>29042.235184853</text:p>
          </table:table-cell>
          <table:table-cell table:formula="of:=[.$D138]*(1-[.$K138])" office:value-type="float" office:value="128312.584728322" calcext:value-type="float">
            <text:p>128312.584728322</text:p>
          </table:table-cell>
          <table:table-cell table:formula="of:=SUM(INDIRECT( CELL(&quot;address&quot;;  INDEX([$Parameters.$H$22:$Parameters.$H$74];  FLOOR([.$A138]/12; 1) + 1;0))&amp;&quot;:&quot;&amp;CELL(&quot;address&quot;; [$Parameters.$H$70])))" office:value-type="float" office:value="0.278257" calcext:value-type="float">
            <text:p>0.278257</text:p>
          </table:table-cell>
          <table:table-cell table:formula="of:=[.$I138]/INDEX([$Parameters.$I$22:$Parameters.$I$120];  FLOOR([.$A138]/12; 1) + 1;0)" office:value-type="float" office:value="621.091428247499" calcext:value-type="float">
            <text:p>621.091428247499</text:p>
          </table:table-cell>
          <table:table-cell table:formula="of:=[.$J138]/ INDEX([$Parameters.$I$22:$Parameters.$I$120];  FLOOR([.$A138]/12; 1) + 1;0)" office:value-type="float" office:value="2744.0672525304" calcext:value-type="float">
            <text:p>2744.0672525304</text:p>
          </table:table-cell>
          <table:table-cell table:formula="of:=([.$M138]-[.$L138])*[$Parameters.$I$70]" office:value-type="float" office:value="34519.58690284" calcext:value-type="float">
            <text:p>34519.58690284</text:p>
          </table:table-cell>
          <table:table-cell table:number-columns-repeated="2"/>
        </table:table-row>
        <table:table-row table:style-name="ro1">
          <table:table-cell office:value-type="float" office:value="135" calcext:value-type="float">
            <text:p>135</text:p>
          </table:table-cell>
          <table:table-cell table:formula="of:=([.$B138]-[.$C138])*POWER(1+[$Parameters.$E$4];1/12)+[$Parameters.$B$4]" office:value-type="float" office:value="30160.5568459499" calcext:value-type="float">
            <text:p>30160.5568459499</text:p>
          </table:table-cell>
          <table:table-cell table:formula="of:=IF(MOD([.$A139];12)=1; ([.$B127]+[.$B130]+[.$B133]+[.$B136])/4*(1+[$Parameters.$C$4])*[$Parameters.$D$4]; 0)" office:value-type="float" office:value="0" calcext:value-type="float">
            <text:p>0</text:p>
          </table:table-cell>
          <table:table-cell table:formula="of:=([.$D138]-[.$E138])*POWER(1+[$Parameters.$E$4];1/12)+[$Parameters.$B$4]" office:value-type="float" office:value="179505.847762299" calcext:value-type="float">
            <text:p>179505.847762299</text:p>
          </table:table-cell>
          <table:table-cell office:value-type="float" office:value="0" calcext:value-type="float">
            <text:p>0</text:p>
          </table:table-cell>
          <table:table-cell table:formula="of:=[.$D139]-[.$B139]" office:value-type="float" office:value="149345.290916349" calcext:value-type="float">
            <text:p>149345.290916349</text:p>
          </table:table-cell>
          <table:table-cell table:formula="of:=[.$F139]/[.$B139]" office:value-type="float" office:value="4.95167551710516" calcext:value-type="float">
            <text:p>4.95167551710516</text:p>
          </table:table-cell>
          <table:table-cell table:formula="of:=[.$F139]/[.$A139]" office:value-type="float" office:value="1106.26141419518" calcext:value-type="float">
            <text:p>1106.26141419518</text:p>
          </table:table-cell>
          <table:table-cell table:formula="of:=[.$B139]" office:value-type="float" office:value="30160.5568459499" calcext:value-type="float">
            <text:p>30160.5568459499</text:p>
          </table:table-cell>
          <table:table-cell table:formula="of:=[.$D139]*(1-[.$K139])" office:value-type="float" office:value="129557.089081505" calcext:value-type="float">
            <text:p>129557.089081505</text:p>
          </table:table-cell>
          <table:table-cell table:formula="of:=SUM(INDIRECT( CELL(&quot;address&quot;;  INDEX([$Parameters.$H$22:$Parameters.$H$74];  FLOOR([.$A139]/12; 1) + 1;0))&amp;&quot;:&quot;&amp;CELL(&quot;address&quot;; [$Parameters.$H$70])))" office:value-type="float" office:value="0.278257" calcext:value-type="float">
            <text:p>0.278257</text:p>
          </table:table-cell>
          <table:table-cell table:formula="of:=[.$I139]/INDEX([$Parameters.$I$22:$Parameters.$I$120];  FLOOR([.$A139]/12; 1) + 1;0)" office:value-type="float" office:value="645.007631436055" calcext:value-type="float">
            <text:p>645.007631436055</text:p>
          </table:table-cell>
          <table:table-cell table:formula="of:=[.$J139]/ INDEX([$Parameters.$I$22:$Parameters.$I$120];  FLOOR([.$A139]/12; 1) + 1;0)" office:value-type="float" office:value="2770.68197351379" calcext:value-type="float">
            <text:p>2770.68197351379</text:p>
          </table:table-cell>
          <table:table-cell table:formula="of:=([.$M139]-[.$L139])*[$Parameters.$I$70]" office:value-type="float" office:value="34563.4648021839" calcext:value-type="float">
            <text:p>34563.4648021839</text:p>
          </table:table-cell>
          <table:table-cell table:number-columns-repeated="2"/>
        </table:table-row>
        <table:table-row table:style-name="ro1">
          <table:table-cell office:value-type="float" office:value="136" calcext:value-type="float">
            <text:p>136</text:p>
          </table:table-cell>
          <table:table-cell table:formula="of:=([.$B139]-[.$C139])*POWER(1+[$Parameters.$E$4];1/12)+[$Parameters.$B$4]" office:value-type="float" office:value="31283.4346879241" calcext:value-type="float">
            <text:p>31283.4346879241</text:p>
          </table:table-cell>
          <table:table-cell table:formula="of:=IF(MOD([.$A140];12)=1; ([.$B128]+[.$B131]+[.$B134]+[.$B137])/4*(1+[$Parameters.$C$4])*[$Parameters.$D$4]; 0)" office:value-type="float" office:value="0" calcext:value-type="float">
            <text:p>0</text:p>
          </table:table-cell>
          <table:table-cell table:formula="of:=([.$D139]-[.$E139])*POWER(1+[$Parameters.$E$4];1/12)+[$Parameters.$B$4]" office:value-type="float" office:value="181237.176805971" calcext:value-type="float">
            <text:p>181237.176805971</text:p>
          </table:table-cell>
          <table:table-cell office:value-type="float" office:value="0" calcext:value-type="float">
            <text:p>0</text:p>
          </table:table-cell>
          <table:table-cell table:formula="of:=[.$D140]-[.$B140]" office:value-type="float" office:value="149953.742118047" calcext:value-type="float">
            <text:p>149953.742118047</text:p>
          </table:table-cell>
          <table:table-cell table:formula="of:=[.$F140]/[.$B140]" office:value-type="float" office:value="4.79339125047964" calcext:value-type="float">
            <text:p>4.79339125047964</text:p>
          </table:table-cell>
          <table:table-cell table:formula="of:=[.$F140]/[.$A140]" office:value-type="float" office:value="1102.60104498564" calcext:value-type="float">
            <text:p>1102.60104498564</text:p>
          </table:table-cell>
          <table:table-cell table:formula="of:=[.$B140]" office:value-type="float" office:value="31283.4346879241" calcext:value-type="float">
            <text:p>31283.4346879241</text:p>
          </table:table-cell>
          <table:table-cell table:formula="of:=[.$D140]*(1-[.$K140])" office:value-type="float" office:value="130806.663699472" calcext:value-type="float">
            <text:p>130806.663699472</text:p>
          </table:table-cell>
          <table:table-cell table:formula="of:=SUM(INDIRECT( CELL(&quot;address&quot;;  INDEX([$Parameters.$H$22:$Parameters.$H$74];  FLOOR([.$A140]/12; 1) + 1;0))&amp;&quot;:&quot;&amp;CELL(&quot;address&quot;; [$Parameters.$H$70])))" office:value-type="float" office:value="0.278257" calcext:value-type="float">
            <text:p>0.278257</text:p>
          </table:table-cell>
          <table:table-cell table:formula="of:=[.$I140]/INDEX([$Parameters.$I$22:$Parameters.$I$120];  FLOOR([.$A140]/12; 1) + 1;0)" office:value-type="float" office:value="669.021272196837" calcext:value-type="float">
            <text:p>669.021272196837</text:p>
          </table:table-cell>
          <table:table-cell table:formula="of:=[.$J140]/ INDEX([$Parameters.$I$22:$Parameters.$I$120];  FLOOR([.$A140]/12; 1) + 1;0)" office:value-type="float" office:value="2797.40512616492" calcext:value-type="float">
            <text:p>2797.40512616492</text:p>
          </table:table-cell>
          <table:table-cell table:formula="of:=([.$M140]-[.$L140])*[$Parameters.$I$70]" office:value-type="float" office:value="34607.5214655211" calcext:value-type="float">
            <text:p>34607.5214655211</text:p>
          </table:table-cell>
          <table:table-cell table:number-columns-repeated="2"/>
        </table:table-row>
        <table:table-row table:style-name="ro1">
          <table:table-cell office:value-type="float" office:value="137" calcext:value-type="float">
            <text:p>137</text:p>
          </table:table-cell>
          <table:table-cell table:formula="of:=([.$B140]-[.$C140])*POWER(1+[$Parameters.$E$4];1/12)+[$Parameters.$B$4]" office:value-type="float" office:value="32410.8872732204" calcext:value-type="float">
            <text:p>32410.8872732204</text:p>
          </table:table-cell>
          <table:table-cell table:formula="of:=IF(MOD([.$A141];12)=1; ([.$B129]+[.$B132]+[.$B135]+[.$B138])/4*(1+[$Parameters.$C$4])*[$Parameters.$D$4]; 0)" office:value-type="float" office:value="0" calcext:value-type="float">
            <text:p>0</text:p>
          </table:table-cell>
          <table:table-cell table:formula="of:=([.$D140]-[.$E140])*POWER(1+[$Parameters.$E$4];1/12)+[$Parameters.$B$4]" office:value-type="float" office:value="182975.559498477" calcext:value-type="float">
            <text:p>182975.559498477</text:p>
          </table:table-cell>
          <table:table-cell office:value-type="float" office:value="0" calcext:value-type="float">
            <text:p>0</text:p>
          </table:table-cell>
          <table:table-cell table:formula="of:=[.$D141]-[.$B141]" office:value-type="float" office:value="150564.672225257" calcext:value-type="float">
            <text:p>150564.672225257</text:p>
          </table:table-cell>
          <table:table-cell table:formula="of:=[.$F141]/[.$B141]" office:value-type="float" office:value="4.64549677261263" calcext:value-type="float">
            <text:p>4.64549677261263</text:p>
          </table:table-cell>
          <table:table-cell table:formula="of:=[.$F141]/[.$A141]" office:value-type="float" office:value="1099.01220602377" calcext:value-type="float">
            <text:p>1099.01220602377</text:p>
          </table:table-cell>
          <table:table-cell table:formula="of:=[.$B141]" office:value-type="float" office:value="32410.8872732204" calcext:value-type="float">
            <text:p>32410.8872732204</text:p>
          </table:table-cell>
          <table:table-cell table:formula="of:=[.$D141]*(1-[.$K141])" office:value-type="float" office:value="132061.32923911" calcext:value-type="float">
            <text:p>132061.32923911</text:p>
          </table:table-cell>
          <table:table-cell table:formula="of:=SUM(INDIRECT( CELL(&quot;address&quot;;  INDEX([$Parameters.$H$22:$Parameters.$H$74];  FLOOR([.$A141]/12; 1) + 1;0))&amp;&quot;:&quot;&amp;CELL(&quot;address&quot;; [$Parameters.$H$70])))" office:value-type="float" office:value="0.278257" calcext:value-type="float">
            <text:p>0.278257</text:p>
          </table:table-cell>
          <table:table-cell table:formula="of:=[.$I141]/INDEX([$Parameters.$I$22:$Parameters.$I$120];  FLOOR([.$A141]/12; 1) + 1;0)" office:value-type="float" office:value="693.132747502575" calcext:value-type="float">
            <text:p>693.132747502575</text:p>
          </table:table-cell>
          <table:table-cell table:formula="of:=[.$J141]/ INDEX([$Parameters.$I$22:$Parameters.$I$120];  FLOOR([.$A141]/12; 1) + 1;0)" office:value-type="float" office:value="2824.23715224785" calcext:value-type="float">
            <text:p>2824.23715224785</text:p>
          </table:table-cell>
          <table:table-cell table:formula="of:=([.$M141]-[.$L141])*[$Parameters.$I$70]" office:value-type="float" office:value="34651.7576211582" calcext:value-type="float">
            <text:p>34651.7576211582</text:p>
          </table:table-cell>
          <table:table-cell table:number-columns-repeated="2"/>
        </table:table-row>
        <table:table-row table:style-name="ro1">
          <table:table-cell office:value-type="float" office:value="138" calcext:value-type="float">
            <text:p>138</text:p>
          </table:table-cell>
          <table:table-cell table:formula="of:=([.$B141]-[.$C141])*POWER(1+[$Parameters.$E$4];1/12)+[$Parameters.$B$4]" office:value-type="float" office:value="33542.9332399094" calcext:value-type="float">
            <text:p>33542.9332399094</text:p>
          </table:table-cell>
          <table:table-cell table:formula="of:=IF(MOD([.$A142];12)=1; ([.$B130]+[.$B133]+[.$B136]+[.$B139])/4*(1+[$Parameters.$C$4])*[$Parameters.$D$4]; 0)" office:value-type="float" office:value="0" calcext:value-type="float">
            <text:p>0</text:p>
          </table:table-cell>
          <table:table-cell table:formula="of:=([.$D141]-[.$E141])*POWER(1+[$Parameters.$E$4];1/12)+[$Parameters.$B$4]" office:value-type="float" office:value="184721.024577257" calcext:value-type="float">
            <text:p>184721.024577257</text:p>
          </table:table-cell>
          <table:table-cell office:value-type="float" office:value="0" calcext:value-type="float">
            <text:p>0</text:p>
          </table:table-cell>
          <table:table-cell table:formula="of:=[.$D142]-[.$B142]" office:value-type="float" office:value="151178.091337347" calcext:value-type="float">
            <text:p>151178.091337347</text:p>
          </table:table-cell>
          <table:table-cell table:formula="of:=[.$F142]/[.$B142]" office:value-type="float" office:value="4.50700271965111" calcext:value-type="float">
            <text:p>4.50700271965111</text:p>
          </table:table-cell>
          <table:table-cell table:formula="of:=[.$F142]/[.$A142]" office:value-type="float" office:value="1095.49341548802" calcext:value-type="float">
            <text:p>1095.49341548802</text:p>
          </table:table-cell>
          <table:table-cell table:formula="of:=[.$B142]" office:value-type="float" office:value="33542.9332399094" calcext:value-type="float">
            <text:p>33542.9332399094</text:p>
          </table:table-cell>
          <table:table-cell table:formula="of:=[.$D142]*(1-[.$K142])" office:value-type="float" office:value="133321.106441463" calcext:value-type="float">
            <text:p>133321.106441463</text:p>
          </table:table-cell>
          <table:table-cell table:formula="of:=SUM(INDIRECT( CELL(&quot;address&quot;;  INDEX([$Parameters.$H$22:$Parameters.$H$74];  FLOOR([.$A142]/12; 1) + 1;0))&amp;&quot;:&quot;&amp;CELL(&quot;address&quot;; [$Parameters.$H$70])))" office:value-type="float" office:value="0.278257" calcext:value-type="float">
            <text:p>0.278257</text:p>
          </table:table-cell>
          <table:table-cell table:formula="of:=[.$I142]/INDEX([$Parameters.$I$22:$Parameters.$I$120];  FLOOR([.$A142]/12; 1) + 1;0)" office:value-type="float" office:value="717.342455943314" calcext:value-type="float">
            <text:p>717.342455943314</text:p>
          </table:table-cell>
          <table:table-cell table:formula="of:=[.$J142]/ INDEX([$Parameters.$I$22:$Parameters.$I$120];  FLOOR([.$A142]/12; 1) + 1;0)" office:value-type="float" office:value="2851.17849532641" calcext:value-type="float">
            <text:p>2851.17849532641</text:p>
          </table:table-cell>
          <table:table-cell table:formula="of:=([.$M142]-[.$L142])*[$Parameters.$I$70]" office:value-type="float" office:value="34696.1740003691" calcext:value-type="float">
            <text:p>34696.1740003691</text:p>
          </table:table-cell>
          <table:table-cell table:number-columns-repeated="2"/>
        </table:table-row>
        <table:table-row table:style-name="ro1">
          <table:table-cell office:value-type="float" office:value="139" calcext:value-type="float">
            <text:p>139</text:p>
          </table:table-cell>
          <table:table-cell table:formula="of:=([.$B142]-[.$C142])*POWER(1+[$Parameters.$E$4];1/12)+[$Parameters.$B$4]" office:value-type="float" office:value="34679.5913019954" calcext:value-type="float">
            <text:p>34679.5913019954</text:p>
          </table:table-cell>
          <table:table-cell table:formula="of:=IF(MOD([.$A143];12)=1; ([.$B131]+[.$B134]+[.$B137]+[.$B140])/4*(1+[$Parameters.$C$4])*[$Parameters.$D$4]; 0)" office:value-type="float" office:value="0" calcext:value-type="float">
            <text:p>0</text:p>
          </table:table-cell>
          <table:table-cell table:formula="of:=([.$D142]-[.$E142])*POWER(1+[$Parameters.$E$4];1/12)+[$Parameters.$B$4]" office:value-type="float" office:value="186473.600896827" calcext:value-type="float">
            <text:p>186473.600896827</text:p>
          </table:table-cell>
          <table:table-cell office:value-type="float" office:value="0" calcext:value-type="float">
            <text:p>0</text:p>
          </table:table-cell>
          <table:table-cell table:formula="of:=[.$D143]-[.$B143]" office:value-type="float" office:value="151794.009594831" calcext:value-type="float">
            <text:p>151794.009594831</text:p>
          </table:table-cell>
          <table:table-cell table:formula="of:=[.$F143]/[.$B143]" office:value-type="float" office:value="4.37704147874711" calcext:value-type="float">
            <text:p>4.37704147874711</text:p>
          </table:table-cell>
          <table:table-cell table:formula="of:=[.$F143]/[.$A143]" office:value-type="float" office:value="1092.04323449519" calcext:value-type="float">
            <text:p>1092.04323449519</text:p>
          </table:table-cell>
          <table:table-cell table:formula="of:=[.$B143]" office:value-type="float" office:value="34679.5913019954" calcext:value-type="float">
            <text:p>34679.5913019954</text:p>
          </table:table-cell>
          <table:table-cell table:formula="of:=[.$D143]*(1-[.$K143])" office:value-type="float" office:value="134586.016132078" calcext:value-type="float">
            <text:p>134586.016132078</text:p>
          </table:table-cell>
          <table:table-cell table:formula="of:=SUM(INDIRECT( CELL(&quot;address&quot;;  INDEX([$Parameters.$H$22:$Parameters.$H$74];  FLOOR([.$A143]/12; 1) + 1;0))&amp;&quot;:&quot;&amp;CELL(&quot;address&quot;; [$Parameters.$H$70])))" office:value-type="float" office:value="0.278257" calcext:value-type="float">
            <text:p>0.278257</text:p>
          </table:table-cell>
          <table:table-cell table:formula="of:=[.$I143]/INDEX([$Parameters.$I$22:$Parameters.$I$120];  FLOOR([.$A143]/12; 1) + 1;0)" office:value-type="float" office:value="741.650797733007" calcext:value-type="float">
            <text:p>741.650797733007</text:p>
          </table:table-cell>
          <table:table-cell table:formula="of:=[.$J143]/ INDEX([$Parameters.$I$22:$Parameters.$I$120];  FLOOR([.$A143]/12; 1) + 1;0)" office:value-type="float" office:value="2878.22960077156" calcext:value-type="float">
            <text:p>2878.22960077156</text:p>
          </table:table-cell>
          <table:table-cell table:formula="of:=([.$M143]-[.$L143])*[$Parameters.$I$70]" office:value-type="float" office:value="34740.7713374069" calcext:value-type="float">
            <text:p>34740.7713374069</text:p>
          </table:table-cell>
          <table:table-cell table:number-columns-repeated="2"/>
        </table:table-row>
        <table:table-row table:style-name="ro1">
          <table:table-cell office:value-type="float" office:value="140" calcext:value-type="float">
            <text:p>140</text:p>
          </table:table-cell>
          <table:table-cell table:formula="of:=([.$B143]-[.$C143])*POWER(1+[$Parameters.$E$4];1/12)+[$Parameters.$B$4]" office:value-type="float" office:value="35820.8802497261" calcext:value-type="float">
            <text:p>35820.8802497261</text:p>
          </table:table-cell>
          <table:table-cell table:formula="of:=IF(MOD([.$A144];12)=1; ([.$B132]+[.$B135]+[.$B138]+[.$B141])/4*(1+[$Parameters.$C$4])*[$Parameters.$D$4]; 0)" office:value-type="float" office:value="0" calcext:value-type="float">
            <text:p>0</text:p>
          </table:table-cell>
          <table:table-cell table:formula="of:=([.$D143]-[.$E143])*POWER(1+[$Parameters.$E$4];1/12)+[$Parameters.$B$4]" office:value-type="float" office:value="188233.317429263" calcext:value-type="float">
            <text:p>188233.317429263</text:p>
          </table:table-cell>
          <table:table-cell office:value-type="float" office:value="0" calcext:value-type="float">
            <text:p>0</text:p>
          </table:table-cell>
          <table:table-cell table:formula="of:=[.$D144]-[.$B144]" office:value-type="float" office:value="152412.437179537" calcext:value-type="float">
            <text:p>152412.437179537</text:p>
          </table:table-cell>
          <table:table-cell table:formula="of:=[.$F144]/[.$B144]" office:value-type="float" office:value="4.25484901870055" calcext:value-type="float">
            <text:p>4.25484901870055</text:p>
          </table:table-cell>
          <table:table-cell table:formula="of:=[.$F144]/[.$A144]" office:value-type="float" office:value="1088.66026556812" calcext:value-type="float">
            <text:p>1088.66026556812</text:p>
          </table:table-cell>
          <table:table-cell table:formula="of:=[.$B144]" office:value-type="float" office:value="35820.8802497261" calcext:value-type="float">
            <text:p>35820.8802497261</text:p>
          </table:table-cell>
          <table:table-cell table:formula="of:=[.$D144]*(1-[.$K144])" office:value-type="float" office:value="135856.079221349" calcext:value-type="float">
            <text:p>135856.079221349</text:p>
          </table:table-cell>
          <table:table-cell table:formula="of:=SUM(INDIRECT( CELL(&quot;address&quot;;  INDEX([$Parameters.$H$22:$Parameters.$H$74];  FLOOR([.$A144]/12; 1) + 1;0))&amp;&quot;:&quot;&amp;CELL(&quot;address&quot;; [$Parameters.$H$70])))" office:value-type="float" office:value="0.278257" calcext:value-type="float">
            <text:p>0.278257</text:p>
          </table:table-cell>
          <table:table-cell table:formula="of:=[.$I144]/INDEX([$Parameters.$I$22:$Parameters.$I$120];  FLOOR([.$A144]/12; 1) + 1;0)" office:value-type="float" office:value="766.058174716126" calcext:value-type="float">
            <text:p>766.058174716126</text:p>
          </table:table-cell>
          <table:table-cell table:formula="of:=[.$J144]/ INDEX([$Parameters.$I$22:$Parameters.$I$120];  FLOOR([.$A144]/12; 1) + 1;0)" office:value-type="float" office:value="2905.39091576879" calcext:value-type="float">
            <text:p>2905.39091576879</text:p>
          </table:table-cell>
          <table:table-cell table:formula="of:=([.$M144]-[.$L144])*[$Parameters.$I$70]" office:value-type="float" office:value="34785.5503695163" calcext:value-type="float">
            <text:p>34785.5503695163</text:p>
          </table:table-cell>
          <table:table-cell table:number-columns-repeated="2"/>
        </table:table-row>
        <table:table-row table:style-name="ro1">
          <table:table-cell office:value-type="float" office:value="141" calcext:value-type="float">
            <text:p>141</text:p>
          </table:table-cell>
          <table:table-cell table:formula="of:=([.$B144]-[.$C144])*POWER(1+[$Parameters.$E$4];1/12)+[$Parameters.$B$4]" office:value-type="float" office:value="36966.8189499027" calcext:value-type="float">
            <text:p>36966.8189499027</text:p>
          </table:table-cell>
          <table:table-cell table:formula="of:=IF(MOD([.$A145];12)=1; ([.$B133]+[.$B136]+[.$B139]+[.$B142])/4*(1+[$Parameters.$C$4])*[$Parameters.$D$4]; 0)" office:value-type="float" office:value="0" calcext:value-type="float">
            <text:p>0</text:p>
          </table:table-cell>
          <table:table-cell table:formula="of:=([.$D144]-[.$E144])*POWER(1+[$Parameters.$E$4];1/12)+[$Parameters.$B$4]" office:value-type="float" office:value="190000.203264677" calcext:value-type="float">
            <text:p>190000.203264677</text:p>
          </table:table-cell>
          <table:table-cell office:value-type="float" office:value="0" calcext:value-type="float">
            <text:p>0</text:p>
          </table:table-cell>
          <table:table-cell table:formula="of:=[.$D145]-[.$B145]" office:value-type="float" office:value="153033.384314774" calcext:value-type="float">
            <text:p>153033.384314774</text:p>
          </table:table-cell>
          <table:table-cell table:formula="of:=[.$F145]/[.$B145]" office:value-type="float" office:value="4.13974988007933" calcext:value-type="float">
            <text:p>4.13974988007933</text:p>
          </table:table-cell>
          <table:table-cell table:formula="of:=[.$F145]/[.$A145]" office:value-type="float" office:value="1085.34315116861" calcext:value-type="float">
            <text:p>1085.34315116861</text:p>
          </table:table-cell>
          <table:table-cell table:formula="of:=[.$B145]" office:value-type="float" office:value="36966.8189499027" calcext:value-type="float">
            <text:p>36966.8189499027</text:p>
          </table:table-cell>
          <table:table-cell table:formula="of:=[.$D145]*(1-[.$K145])" office:value-type="float" office:value="137131.316704857" calcext:value-type="float">
            <text:p>137131.316704857</text:p>
          </table:table-cell>
          <table:table-cell table:formula="of:=SUM(INDIRECT( CELL(&quot;address&quot;;  INDEX([$Parameters.$H$22:$Parameters.$H$74];  FLOOR([.$A145]/12; 1) + 1;0))&amp;&quot;:&quot;&amp;CELL(&quot;address&quot;; [$Parameters.$H$70])))" office:value-type="float" office:value="0.278257" calcext:value-type="float">
            <text:p>0.278257</text:p>
          </table:table-cell>
          <table:table-cell table:formula="of:=[.$I145]/INDEX([$Parameters.$I$22:$Parameters.$I$120];  FLOOR([.$A145]/12; 1) + 1;0)" office:value-type="float" office:value="790.564990374309" calcext:value-type="float">
            <text:p>790.564990374309</text:p>
          </table:table-cell>
          <table:table-cell table:formula="of:=[.$J145]/ INDEX([$Parameters.$I$22:$Parameters.$I$120];  FLOOR([.$A145]/12; 1) + 1;0)" office:value-type="float" office:value="2932.66288932544" calcext:value-type="float">
            <text:p>2932.66288932544</text:p>
          </table:table-cell>
          <table:table-cell table:formula="of:=([.$M145]-[.$L145])*[$Parameters.$I$70]" office:value-type="float" office:value="34830.5118369453" calcext:value-type="float">
            <text:p>34830.5118369453</text:p>
          </table:table-cell>
          <table:table-cell table:number-columns-repeated="2"/>
        </table:table-row>
        <table:table-row table:style-name="ro1">
          <table:table-cell office:value-type="float" office:value="142" calcext:value-type="float">
            <text:p>142</text:p>
          </table:table-cell>
          <table:table-cell table:formula="of:=([.$B145]-[.$C145])*POWER(1+[$Parameters.$E$4];1/12)+[$Parameters.$B$4]" office:value-type="float" office:value="38117.4263461923" calcext:value-type="float">
            <text:p>38117.4263461923</text:p>
          </table:table-cell>
          <table:table-cell table:formula="of:=IF(MOD([.$A146];12)=1; ([.$B134]+[.$B137]+[.$B140]+[.$B143])/4*(1+[$Parameters.$C$4])*[$Parameters.$D$4]; 0)" office:value-type="float" office:value="0" calcext:value-type="float">
            <text:p>0</text:p>
          </table:table-cell>
          <table:table-cell table:formula="of:=([.$D145]-[.$E145])*POWER(1+[$Parameters.$E$4];1/12)+[$Parameters.$B$4]" office:value-type="float" office:value="191774.287611695" calcext:value-type="float">
            <text:p>191774.287611695</text:p>
          </table:table-cell>
          <table:table-cell office:value-type="float" office:value="0" calcext:value-type="float">
            <text:p>0</text:p>
          </table:table-cell>
          <table:table-cell table:formula="of:=[.$D146]-[.$B146]" office:value-type="float" office:value="153656.861265503" calcext:value-type="float">
            <text:p>153656.861265503</text:p>
          </table:table-cell>
          <table:table-cell table:formula="of:=[.$F146]/[.$B146]" office:value-type="float" office:value="4.03114470189964" calcext:value-type="float">
            <text:p>4.03114470189964</text:p>
          </table:table-cell>
          <table:table-cell table:formula="of:=[.$F146]/[.$A146]" office:value-type="float" office:value="1082.09057229227" calcext:value-type="float">
            <text:p>1082.09057229227</text:p>
          </table:table-cell>
          <table:table-cell table:formula="of:=[.$B146]" office:value-type="float" office:value="38117.4263461923" calcext:value-type="float">
            <text:p>38117.4263461923</text:p>
          </table:table-cell>
          <table:table-cell table:formula="of:=[.$D146]*(1-[.$K146])" office:value-type="float" office:value="138411.749663728" calcext:value-type="float">
            <text:p>138411.749663728</text:p>
          </table:table-cell>
          <table:table-cell table:formula="of:=SUM(INDIRECT( CELL(&quot;address&quot;;  INDEX([$Parameters.$H$22:$Parameters.$H$74];  FLOOR([.$A146]/12; 1) + 1;0))&amp;&quot;:&quot;&amp;CELL(&quot;address&quot;; [$Parameters.$H$70])))" office:value-type="float" office:value="0.278257" calcext:value-type="float">
            <text:p>0.278257</text:p>
          </table:table-cell>
          <table:table-cell table:formula="of:=[.$I146]/INDEX([$Parameters.$I$22:$Parameters.$I$120];  FLOOR([.$A146]/12; 1) + 1;0)" office:value-type="float" office:value="815.171649833027" calcext:value-type="float">
            <text:p>815.171649833027</text:p>
          </table:table-cell>
          <table:table-cell table:formula="of:=[.$J146]/ INDEX([$Parameters.$I$22:$Parameters.$I$120];  FLOOR([.$A146]/12; 1) + 1;0)" office:value-type="float" office:value="2960.04597227818" calcext:value-type="float">
            <text:p>2960.04597227818</text:p>
          </table:table-cell>
          <table:table-cell table:formula="of:=([.$M146]-[.$L146])*[$Parameters.$I$70]" office:value-type="float" office:value="34875.6564829582" calcext:value-type="float">
            <text:p>34875.6564829582</text:p>
          </table:table-cell>
          <table:table-cell table:number-columns-repeated="2"/>
        </table:table-row>
        <table:table-row table:style-name="ro1">
          <table:table-cell office:value-type="float" office:value="143" calcext:value-type="float">
            <text:p>143</text:p>
          </table:table-cell>
          <table:table-cell table:formula="of:=([.$B146]-[.$C146])*POWER(1+[$Parameters.$E$4];1/12)+[$Parameters.$B$4]" office:value-type="float" office:value="39272.7214594408" calcext:value-type="float">
            <text:p>39272.7214594408</text:p>
          </table:table-cell>
          <table:table-cell table:formula="of:=IF(MOD([.$A147];12)=1; ([.$B135]+[.$B138]+[.$B141]+[.$B144])/4*(1+[$Parameters.$C$4])*[$Parameters.$D$4]; 0)" office:value-type="float" office:value="0" calcext:value-type="float">
            <text:p>0</text:p>
          </table:table-cell>
          <table:table-cell table:formula="of:=([.$D146]-[.$E146])*POWER(1+[$Parameters.$E$4];1/12)+[$Parameters.$B$4]" office:value-type="float" office:value="193555.599797946" calcext:value-type="float">
            <text:p>193555.599797946</text:p>
          </table:table-cell>
          <table:table-cell office:value-type="float" office:value="0" calcext:value-type="float">
            <text:p>0</text:p>
          </table:table-cell>
          <table:table-cell table:formula="of:=[.$D147]-[.$B147]" office:value-type="float" office:value="154282.878338505" calcext:value-type="float">
            <text:p>154282.878338505</text:p>
          </table:table-cell>
          <table:table-cell table:formula="of:=[.$F147]/[.$B147]" office:value-type="float" office:value="3.92849979846297" calcext:value-type="float">
            <text:p>3.92849979846297</text:p>
          </table:table-cell>
          <table:table-cell table:formula="of:=[.$F147]/[.$A147]" office:value-type="float" office:value="1078.90124712242" calcext:value-type="float">
            <text:p>1078.90124712242</text:p>
          </table:table-cell>
          <table:table-cell table:formula="of:=[.$B147]" office:value-type="float" office:value="39272.7214594408" calcext:value-type="float">
            <text:p>39272.7214594408</text:p>
          </table:table-cell>
          <table:table-cell table:formula="of:=[.$D147]*(1-[.$K147])" office:value-type="float" office:value="139697.399264969" calcext:value-type="float">
            <text:p>139697.399264969</text:p>
          </table:table-cell>
          <table:table-cell table:formula="of:=SUM(INDIRECT( CELL(&quot;address&quot;;  INDEX([$Parameters.$H$22:$Parameters.$H$74];  FLOOR([.$A147]/12; 1) + 1;0))&amp;&quot;:&quot;&amp;CELL(&quot;address&quot;; [$Parameters.$H$70])))" office:value-type="float" office:value="0.278257" calcext:value-type="float">
            <text:p>0.278257</text:p>
          </table:table-cell>
          <table:table-cell table:formula="of:=[.$I147]/INDEX([$Parameters.$I$22:$Parameters.$I$120];  FLOOR([.$A147]/12; 1) + 1;0)" office:value-type="float" office:value="839.878559868281" calcext:value-type="float">
            <text:p>839.878559868281</text:p>
          </table:table-cell>
          <table:table-cell table:formula="of:=[.$J147]/ INDEX([$Parameters.$I$22:$Parameters.$I$120];  FLOOR([.$A147]/12; 1) + 1;0)" office:value-type="float" office:value="2987.54061730045" calcext:value-type="float">
            <text:p>2987.54061730045</text:p>
          </table:table-cell>
          <table:table-cell table:formula="of:=([.$M147]-[.$L147])*[$Parameters.$I$70]" office:value-type="float" office:value="34920.9850538471" calcext:value-type="float">
            <text:p>34920.9850538471</text:p>
          </table:table-cell>
          <table:table-cell table:number-columns-repeated="2"/>
        </table:table-row>
        <table:table-row table:style-name="ro1">
          <table:table-cell office:value-type="float" office:value="144" calcext:value-type="float">
            <text:p>144</text:p>
          </table:table-cell>
          <table:table-cell table:formula="of:=([.$B147]-[.$C147])*POWER(1+[$Parameters.$E$4];1/12)+[$Parameters.$B$4]" office:value-type="float" office:value="40432.7233879873" calcext:value-type="float">
            <text:p>40432.7233879873</text:p>
          </table:table-cell>
          <table:table-cell table:formula="of:=IF(MOD([.$A148];12)=1; ([.$B136]+[.$B139]+[.$B142]+[.$B145])/4*(1+[$Parameters.$C$4])*[$Parameters.$D$4]; 0)" office:value-type="float" office:value="0" calcext:value-type="float">
            <text:p>0</text:p>
          </table:table-cell>
          <table:table-cell table:formula="of:=([.$D147]-[.$E147])*POWER(1+[$Parameters.$E$4];1/12)+[$Parameters.$B$4]" office:value-type="float" office:value="195344.169270541" calcext:value-type="float">
            <text:p>195344.169270541</text:p>
          </table:table-cell>
          <table:table-cell office:value-type="float" office:value="0" calcext:value-type="float">
            <text:p>0</text:p>
          </table:table-cell>
          <table:table-cell table:formula="of:=[.$D148]-[.$B148]" office:value-type="float" office:value="154911.445882554" calcext:value-type="float">
            <text:p>154911.445882554</text:p>
          </table:table-cell>
          <table:table-cell table:formula="of:=[.$F148]/[.$B148]" office:value-type="float" office:value="3.83133840369948" calcext:value-type="float">
            <text:p>3.83133840369948</text:p>
          </table:table-cell>
          <table:table-cell table:formula="of:=[.$F148]/[.$A148]" office:value-type="float" office:value="1075.77392973996" calcext:value-type="float">
            <text:p>1075.77392973996</text:p>
          </table:table-cell>
          <table:table-cell table:formula="of:=[.$B148]" office:value-type="float" office:value="40432.7233879873" calcext:value-type="float">
            <text:p>40432.7233879873</text:p>
          </table:table-cell>
          <table:table-cell table:formula="of:=[.$D148]*(1-[.$K148])" office:value-type="float" office:value="141412.574297484" calcext:value-type="float">
            <text:p>141412.574297484</text:p>
          </table:table-cell>
          <table:table-cell table:formula="of:=SUM(INDIRECT( CELL(&quot;address&quot;;  INDEX([$Parameters.$H$22:$Parameters.$H$74];  FLOOR([.$A148]/12; 1) + 1;0))&amp;&quot;:&quot;&amp;CELL(&quot;address&quot;; [$Parameters.$H$70])))" office:value-type="float" office:value="0.276085" calcext:value-type="float">
            <text:p>0.276085</text:p>
          </table:table-cell>
          <table:table-cell table:formula="of:=[.$I148]/INDEX([$Parameters.$I$22:$Parameters.$I$120];  FLOOR([.$A148]/12; 1) + 1;0)" office:value-type="float" office:value="881.655547055981" calcext:value-type="float">
            <text:p>881.655547055981</text:p>
          </table:table-cell>
          <table:table-cell table:formula="of:=[.$J148]/ INDEX([$Parameters.$I$22:$Parameters.$I$120];  FLOOR([.$A148]/12; 1) + 1;0)" office:value-type="float" office:value="3083.57117962241" calcext:value-type="float">
            <text:p>3083.57117962241</text:p>
          </table:table-cell>
          <table:table-cell table:formula="of:=([.$M148]-[.$L148])*[$Parameters.$I$70]" office:value-type="float" office:value="35803.1481855302" calcext:value-type="float">
            <text:p>35803.1481855302</text:p>
          </table:table-cell>
          <table:table-cell table:number-columns-repeated="2"/>
        </table:table-row>
        <table:table-row table:style-name="ro1">
          <table:table-cell office:value-type="float" office:value="145" calcext:value-type="float">
            <text:p>145</text:p>
          </table:table-cell>
          <table:table-cell table:formula="of:=([.$B148]-[.$C148])*POWER(1+[$Parameters.$E$4];1/12)+[$Parameters.$B$4]" office:value-type="float" office:value="41597.45130798" calcext:value-type="float">
            <text:p>41597.45130798</text:p>
          </table:table-cell>
          <table:table-cell table:formula="of:=IF(MOD([.$A149];12)=1; ([.$B137]+[.$B140]+[.$B143]+[.$B146])/4*(1+[$Parameters.$C$4])*[$Parameters.$D$4]; 0)" office:value-type="float" office:value="13628.8520749551" calcext:value-type="float">
            <text:p>13628.8520749551</text:p>
          </table:table-cell>
          <table:table-cell table:formula="of:=([.$D148]-[.$E148])*POWER(1+[$Parameters.$E$4];1/12)+[$Parameters.$B$4]" office:value-type="float" office:value="197140.025596564" calcext:value-type="float">
            <text:p>197140.025596564</text:p>
          </table:table-cell>
          <table:table-cell office:value-type="float" office:value="0" calcext:value-type="float">
            <text:p>0</text:p>
          </table:table-cell>
          <table:table-cell table:formula="of:=[.$D149]-[.$B149]" office:value-type="float" office:value="155542.574288584" calcext:value-type="float">
            <text:p>155542.574288584</text:p>
          </table:table-cell>
          <table:table-cell table:formula="of:=[.$F149]/[.$B149]" office:value-type="float" office:value="3.73923327987031" calcext:value-type="float">
            <text:p>3.73923327987031</text:p>
          </table:table-cell>
          <table:table-cell table:formula="of:=[.$F149]/[.$A149]" office:value-type="float" office:value="1072.70740888678" calcext:value-type="float">
            <text:p>1072.70740888678</text:p>
          </table:table-cell>
          <table:table-cell table:formula="of:=[.$B149]" office:value-type="float" office:value="41597.45130798" calcext:value-type="float">
            <text:p>41597.45130798</text:p>
          </table:table-cell>
          <table:table-cell table:formula="of:=[.$D149]*(1-[.$K149])" office:value-type="float" office:value="142712.621629736" calcext:value-type="float">
            <text:p>142712.621629736</text:p>
          </table:table-cell>
          <table:table-cell table:formula="of:=SUM(INDIRECT( CELL(&quot;address&quot;;  INDEX([$Parameters.$H$22:$Parameters.$H$74];  FLOOR([.$A149]/12; 1) + 1;0))&amp;&quot;:&quot;&amp;CELL(&quot;address&quot;; [$Parameters.$H$70])))" office:value-type="float" office:value="0.276085" calcext:value-type="float">
            <text:p>0.276085</text:p>
          </table:table-cell>
          <table:table-cell table:formula="of:=[.$I149]/INDEX([$Parameters.$I$22:$Parameters.$I$120];  FLOOR([.$A149]/12; 1) + 1;0)" office:value-type="float" office:value="907.053015873964" calcext:value-type="float">
            <text:p>907.053015873964</text:p>
          </table:table-cell>
          <table:table-cell table:formula="of:=[.$J149]/ INDEX([$Parameters.$I$22:$Parameters.$I$120];  FLOOR([.$A149]/12; 1) + 1;0)" office:value-type="float" office:value="3111.91935520576" calcext:value-type="float">
            <text:p>3111.91935520576</text:p>
          </table:table-cell>
          <table:table-cell table:formula="of:=([.$M149]-[.$L149])*[$Parameters.$I$70]" office:value-type="float" office:value="35851.126677535" calcext:value-type="float">
            <text:p>35851.126677535</text:p>
          </table:table-cell>
          <table:table-cell table:number-columns-repeated="2"/>
        </table:table-row>
        <table:table-row table:style-name="ro1">
          <table:table-cell office:value-type="float" office:value="146" calcext:value-type="float">
            <text:p>146</text:p>
          </table:table-cell>
          <table:table-cell table:formula="of:=([.$B149]-[.$C149])*POWER(1+[$Parameters.$E$4];1/12)+[$Parameters.$B$4]" office:value-type="float" office:value="29082.5467683555" calcext:value-type="float">
            <text:p>29082.5467683555</text:p>
          </table:table-cell>
          <table:table-cell table:formula="of:=IF(MOD([.$A150];12)=1; ([.$B138]+[.$B141]+[.$B144]+[.$B147])/4*(1+[$Parameters.$C$4])*[$Parameters.$D$4]; 0)" office:value-type="float" office:value="0" calcext:value-type="float">
            <text:p>0</text:p>
          </table:table-cell>
          <table:table-cell table:formula="of:=([.$D149]-[.$E149])*POWER(1+[$Parameters.$E$4];1/12)+[$Parameters.$B$4]" office:value-type="float" office:value="198943.198463556" calcext:value-type="float">
            <text:p>198943.198463556</text:p>
          </table:table-cell>
          <table:table-cell office:value-type="float" office:value="0" calcext:value-type="float">
            <text:p>0</text:p>
          </table:table-cell>
          <table:table-cell table:formula="of:=[.$D150]-[.$B150]" office:value-type="float" office:value="169860.6516952" calcext:value-type="float">
            <text:p>169860.6516952</text:p>
          </table:table-cell>
          <table:table-cell table:formula="of:=[.$F150]/[.$B150]" office:value-type="float" office:value="5.84063882190759" calcext:value-type="float">
            <text:p>5.84063882190759</text:p>
          </table:table-cell>
          <table:table-cell table:formula="of:=[.$F150]/[.$A150]" office:value-type="float" office:value="1163.4291212" calcext:value-type="float">
            <text:p>1163.4291212</text:p>
          </table:table-cell>
          <table:table-cell table:formula="of:=[.$B150]" office:value-type="float" office:value="29082.5467683555" calcext:value-type="float">
            <text:p>29082.5467683555</text:p>
          </table:table-cell>
          <table:table-cell table:formula="of:=[.$D150]*(1-[.$K150])" office:value-type="float" office:value="144017.965515745" calcext:value-type="float">
            <text:p>144017.965515745</text:p>
          </table:table-cell>
          <table:table-cell table:formula="of:=SUM(INDIRECT( CELL(&quot;address&quot;;  INDEX([$Parameters.$H$22:$Parameters.$H$74];  FLOOR([.$A150]/12; 1) + 1;0))&amp;&quot;:&quot;&amp;CELL(&quot;address&quot;; [$Parameters.$H$70])))" office:value-type="float" office:value="0.276085" calcext:value-type="float">
            <text:p>0.276085</text:p>
          </table:table-cell>
          <table:table-cell table:formula="of:=[.$I150]/INDEX([$Parameters.$I$22:$Parameters.$I$120];  FLOOR([.$A150]/12; 1) + 1;0)" office:value-type="float" office:value="634.15932770073" calcext:value-type="float">
            <text:p>634.15932770073</text:p>
          </table:table-cell>
          <table:table-cell table:formula="of:=[.$J150]/ INDEX([$Parameters.$I$22:$Parameters.$I$120];  FLOOR([.$A150]/12; 1) + 1;0)" office:value-type="float" office:value="3140.38302476548" calcext:value-type="float">
            <text:p>3140.38302476548</text:p>
          </table:table-cell>
          <table:table-cell table:formula="of:=([.$M150]-[.$L150])*[$Parameters.$I$70]" office:value-type="float" office:value="40751.1973142728" calcext:value-type="float">
            <text:p>40751.1973142728</text:p>
          </table:table-cell>
          <table:table-cell table:number-columns-repeated="2"/>
        </table:table-row>
        <table:table-row table:style-name="ro1">
          <table:table-cell office:value-type="float" office:value="147" calcext:value-type="float">
            <text:p>147</text:p>
          </table:table-cell>
          <table:table-cell table:formula="of:=([.$B150]-[.$C150])*POWER(1+[$Parameters.$E$4];1/12)+[$Parameters.$B$4]" office:value-type="float" office:value="30201.0326638335" calcext:value-type="float">
            <text:p>30201.0326638335</text:p>
          </table:table-cell>
          <table:table-cell table:formula="of:=IF(MOD([.$A151];12)=1; ([.$B139]+[.$B142]+[.$B145]+[.$B148])/4*(1+[$Parameters.$C$4])*[$Parameters.$D$4]; 0)" office:value-type="float" office:value="0" calcext:value-type="float">
            <text:p>0</text:p>
          </table:table-cell>
          <table:table-cell table:formula="of:=([.$D150]-[.$E150])*POWER(1+[$Parameters.$E$4];1/12)+[$Parameters.$B$4]" office:value-type="float" office:value="200753.717680011" calcext:value-type="float">
            <text:p>200753.717680011</text:p>
          </table:table-cell>
          <table:table-cell office:value-type="float" office:value="0" calcext:value-type="float">
            <text:p>0</text:p>
          </table:table-cell>
          <table:table-cell table:formula="of:=[.$D151]-[.$B151]" office:value-type="float" office:value="170552.685016177" calcext:value-type="float">
            <text:p>170552.685016177</text:p>
          </table:table-cell>
          <table:table-cell table:formula="of:=[.$F151]/[.$B151]" office:value-type="float" office:value="5.64724679829967" calcext:value-type="float">
            <text:p>5.64724679829967</text:p>
          </table:table-cell>
          <table:table-cell table:formula="of:=[.$F151]/[.$A151]" office:value-type="float" office:value="1160.22234704883" calcext:value-type="float">
            <text:p>1160.22234704883</text:p>
          </table:table-cell>
          <table:table-cell table:formula="of:=[.$B151]" office:value-type="float" office:value="30201.0326638335" calcext:value-type="float">
            <text:p>30201.0326638335</text:p>
          </table:table-cell>
          <table:table-cell table:formula="of:=[.$D151]*(1-[.$K151])" office:value-type="float" office:value="145328.627534325" calcext:value-type="float">
            <text:p>145328.627534325</text:p>
          </table:table-cell>
          <table:table-cell table:formula="of:=SUM(INDIRECT( CELL(&quot;address&quot;;  INDEX([$Parameters.$H$22:$Parameters.$H$74];  FLOOR([.$A151]/12; 1) + 1;0))&amp;&quot;:&quot;&amp;CELL(&quot;address&quot;; [$Parameters.$H$70])))" office:value-type="float" office:value="0.276085" calcext:value-type="float">
            <text:p>0.276085</text:p>
          </table:table-cell>
          <table:table-cell table:formula="of:=[.$I151]/INDEX([$Parameters.$I$22:$Parameters.$I$120];  FLOOR([.$A151]/12; 1) + 1;0)" office:value-type="float" office:value="658.548466285074" calcext:value-type="float">
            <text:p>658.548466285074</text:p>
          </table:table-cell>
          <table:table-cell table:formula="of:=[.$J151]/ INDEX([$Parameters.$I$22:$Parameters.$I$120];  FLOOR([.$A151]/12; 1) + 1;0)" office:value-type="float" office:value="3168.96265883831" calcext:value-type="float">
            <text:p>3168.96265883831</text:p>
          </table:table-cell>
          <table:table-cell table:formula="of:=([.$M151]-[.$L151])*[$Parameters.$I$70]" office:value-type="float" office:value="40819.3347709157" calcext:value-type="float">
            <text:p>40819.3347709157</text:p>
          </table:table-cell>
          <table:table-cell table:number-columns-repeated="2"/>
        </table:table-row>
        <table:table-row table:style-name="ro1">
          <table:table-cell office:value-type="float" office:value="148" calcext:value-type="float">
            <text:p>148</text:p>
          </table:table-cell>
          <table:table-cell table:formula="of:=([.$B151]-[.$C151])*POWER(1+[$Parameters.$E$4];1/12)+[$Parameters.$B$4]" office:value-type="float" office:value="31324.0754093" calcext:value-type="float">
            <text:p>31324.0754093</text:p>
          </table:table-cell>
          <table:table-cell table:formula="of:=IF(MOD([.$A152];12)=1; ([.$B140]+[.$B143]+[.$B146]+[.$B149])/4*(1+[$Parameters.$C$4])*[$Parameters.$D$4]; 0)" office:value-type="float" office:value="0" calcext:value-type="float">
            <text:p>0</text:p>
          </table:table-cell>
          <table:table-cell table:formula="of:=([.$D151]-[.$E151])*POWER(1+[$Parameters.$E$4];1/12)+[$Parameters.$B$4]" office:value-type="float" office:value="202571.613175867" calcext:value-type="float">
            <text:p>202571.613175867</text:p>
          </table:table-cell>
          <table:table-cell office:value-type="float" office:value="0" calcext:value-type="float">
            <text:p>0</text:p>
          </table:table-cell>
          <table:table-cell table:formula="of:=[.$D152]-[.$B152]" office:value-type="float" office:value="171247.537766567" calcext:value-type="float">
            <text:p>171247.537766567</text:p>
          </table:table-cell>
          <table:table-cell table:formula="of:=[.$F152]/[.$B152]" office:value-type="float" office:value="5.46696224960959" calcext:value-type="float">
            <text:p>5.46696224960959</text:p>
          </table:table-cell>
          <table:table-cell table:formula="of:=[.$F152]/[.$A152]" office:value-type="float" office:value="1157.07795788221" calcext:value-type="float">
            <text:p>1157.07795788221</text:p>
          </table:table-cell>
          <table:table-cell table:formula="of:=[.$B152]" office:value-type="float" office:value="31324.0754093" calcext:value-type="float">
            <text:p>31324.0754093</text:p>
          </table:table-cell>
          <table:table-cell table:formula="of:=[.$D152]*(1-[.$K152])" office:value-type="float" office:value="146644.629352208" calcext:value-type="float">
            <text:p>146644.629352208</text:p>
          </table:table-cell>
          <table:table-cell table:formula="of:=SUM(INDIRECT( CELL(&quot;address&quot;;  INDEX([$Parameters.$H$22:$Parameters.$H$74];  FLOOR([.$A152]/12; 1) + 1;0))&amp;&quot;:&quot;&amp;CELL(&quot;address&quot;; [$Parameters.$H$70])))" office:value-type="float" office:value="0.276085" calcext:value-type="float">
            <text:p>0.276085</text:p>
          </table:table-cell>
          <table:table-cell table:formula="of:=[.$I152]/INDEX([$Parameters.$I$22:$Parameters.$I$120];  FLOOR([.$A152]/12; 1) + 1;0)" office:value-type="float" office:value="683.036969238987" calcext:value-type="float">
            <text:p>683.036969238987</text:p>
          </table:table-cell>
          <table:table-cell table:formula="of:=[.$J152]/ INDEX([$Parameters.$I$22:$Parameters.$I$120];  FLOOR([.$A152]/12; 1) + 1;0)" office:value-type="float" office:value="3197.65872987806" calcext:value-type="float">
            <text:p>3197.65872987806</text:p>
          </table:table-cell>
          <table:table-cell table:formula="of:=([.$M152]-[.$L152])*[$Parameters.$I$70]" office:value-type="float" office:value="40887.7498279913" calcext:value-type="float">
            <text:p>40887.7498279913</text:p>
          </table:table-cell>
          <table:table-cell table:number-columns-repeated="2"/>
        </table:table-row>
        <table:table-row table:style-name="ro1">
          <table:table-cell office:value-type="float" office:value="149" calcext:value-type="float">
            <text:p>149</text:p>
          </table:table-cell>
          <table:table-cell table:formula="of:=([.$B152]-[.$C152])*POWER(1+[$Parameters.$E$4];1/12)+[$Parameters.$B$4]" office:value-type="float" office:value="32451.6935699258" calcext:value-type="float">
            <text:p>32451.6935699258</text:p>
          </table:table-cell>
          <table:table-cell table:formula="of:=IF(MOD([.$A153];12)=1; ([.$B141]+[.$B144]+[.$B147]+[.$B150])/4*(1+[$Parameters.$C$4])*[$Parameters.$D$4]; 0)" office:value-type="float" office:value="0" calcext:value-type="float">
            <text:p>0</text:p>
          </table:table-cell>
          <table:table-cell table:formula="of:=([.$D152]-[.$E152])*POWER(1+[$Parameters.$E$4];1/12)+[$Parameters.$B$4]" office:value-type="float" office:value="204396.915002999" calcext:value-type="float">
            <text:p>204396.915002999</text:p>
          </table:table-cell>
          <table:table-cell office:value-type="float" office:value="0" calcext:value-type="float">
            <text:p>0</text:p>
          </table:table-cell>
          <table:table-cell table:formula="of:=[.$D153]-[.$B153]" office:value-type="float" office:value="171945.221433073" calcext:value-type="float">
            <text:p>171945.221433073</text:p>
          </table:table-cell>
          <table:table-cell table:formula="of:=[.$F153]/[.$B153]" office:value-type="float" office:value="5.29849762887016" calcext:value-type="float">
            <text:p>5.29849762887016</text:p>
          </table:table-cell>
          <table:table-cell table:formula="of:=[.$F153]/[.$A153]" office:value-type="float" office:value="1153.99477471861" calcext:value-type="float">
            <text:p>1153.99477471861</text:p>
          </table:table-cell>
          <table:table-cell table:formula="of:=[.$B153]" office:value-type="float" office:value="32451.6935699258" calcext:value-type="float">
            <text:p>32451.6935699258</text:p>
          </table:table-cell>
          <table:table-cell table:formula="of:=[.$D153]*(1-[.$K153])" office:value-type="float" office:value="147965.992724396" calcext:value-type="float">
            <text:p>147965.992724396</text:p>
          </table:table-cell>
          <table:table-cell table:formula="of:=SUM(INDIRECT( CELL(&quot;address&quot;;  INDEX([$Parameters.$H$22:$Parameters.$H$74];  FLOOR([.$A153]/12; 1) + 1;0))&amp;&quot;:&quot;&amp;CELL(&quot;address&quot;; [$Parameters.$H$70])))" office:value-type="float" office:value="0.276085" calcext:value-type="float">
            <text:p>0.276085</text:p>
          </table:table-cell>
          <table:table-cell table:formula="of:=[.$I153]/INDEX([$Parameters.$I$22:$Parameters.$I$120];  FLOOR([.$A153]/12; 1) + 1;0)" office:value-type="float" office:value="707.625241385211" calcext:value-type="float">
            <text:p>707.625241385211</text:p>
          </table:table-cell>
          <table:table-cell table:formula="of:=[.$J153]/ INDEX([$Parameters.$I$22:$Parameters.$I$120];  FLOOR([.$A153]/12; 1) + 1;0)" office:value-type="float" office:value="3226.47171226332" calcext:value-type="float">
            <text:p>3226.47171226332</text:p>
          </table:table-cell>
          <table:table-cell table:formula="of:=([.$M153]-[.$L153])*[$Parameters.$I$70]" office:value-type="float" office:value="40956.443616478" calcext:value-type="float">
            <text:p>40956.443616478</text:p>
          </table:table-cell>
          <table:table-cell table:number-columns-repeated="2"/>
        </table:table-row>
        <table:table-row table:style-name="ro1">
          <table:table-cell office:value-type="float" office:value="150" calcext:value-type="float">
            <text:p>150</text:p>
          </table:table-cell>
          <table:table-cell table:formula="of:=([.$B153]-[.$C153])*POWER(1+[$Parameters.$E$4];1/12)+[$Parameters.$B$4]" office:value-type="float" office:value="33583.9057865187" calcext:value-type="float">
            <text:p>33583.9057865187</text:p>
          </table:table-cell>
          <table:table-cell table:formula="of:=IF(MOD([.$A154];12)=1; ([.$B142]+[.$B145]+[.$B148]+[.$B151])/4*(1+[$Parameters.$C$4])*[$Parameters.$D$4]; 0)" office:value-type="float" office:value="0" calcext:value-type="float">
            <text:p>0</text:p>
          </table:table-cell>
          <table:table-cell table:formula="of:=([.$D153]-[.$E153])*POWER(1+[$Parameters.$E$4];1/12)+[$Parameters.$B$4]" office:value-type="float" office:value="206229.653335717" calcext:value-type="float">
            <text:p>206229.653335717</text:p>
          </table:table-cell>
          <table:table-cell office:value-type="float" office:value="0" calcext:value-type="float">
            <text:p>0</text:p>
          </table:table-cell>
          <table:table-cell table:formula="of:=[.$D154]-[.$B154]" office:value-type="float" office:value="172645.747549198" calcext:value-type="float">
            <text:p>172645.747549198</text:p>
          </table:table-cell>
          <table:table-cell table:formula="of:=[.$F154]/[.$B154]" office:value-type="float" office:value="5.14072867660622" calcext:value-type="float">
            <text:p>5.14072867660622</text:p>
          </table:table-cell>
          <table:table-cell table:formula="of:=[.$F154]/[.$A154]" office:value-type="float" office:value="1150.97165032799" calcext:value-type="float">
            <text:p>1150.97165032799</text:p>
          </table:table-cell>
          <table:table-cell table:formula="of:=[.$B154]" office:value-type="float" office:value="33583.9057865187" calcext:value-type="float">
            <text:p>33583.9057865187</text:p>
          </table:table-cell>
          <table:table-cell table:formula="of:=[.$D154]*(1-[.$K154])" office:value-type="float" office:value="149292.739494525" calcext:value-type="float">
            <text:p>149292.739494525</text:p>
          </table:table-cell>
          <table:table-cell table:formula="of:=SUM(INDIRECT( CELL(&quot;address&quot;;  INDEX([$Parameters.$H$22:$Parameters.$H$74];  FLOOR([.$A154]/12; 1) + 1;0))&amp;&quot;:&quot;&amp;CELL(&quot;address&quot;; [$Parameters.$H$70])))" office:value-type="float" office:value="0.276085" calcext:value-type="float">
            <text:p>0.276085</text:p>
          </table:table-cell>
          <table:table-cell table:formula="of:=[.$I154]/INDEX([$Parameters.$I$22:$Parameters.$I$120];  FLOOR([.$A154]/12; 1) + 1;0)" office:value-type="float" office:value="732.313689195785" calcext:value-type="float">
            <text:p>732.313689195785</text:p>
          </table:table-cell>
          <table:table-cell table:formula="of:=[.$J154]/ INDEX([$Parameters.$I$22:$Parameters.$I$120];  FLOOR([.$A154]/12; 1) + 1;0)" office:value-type="float" office:value="3255.40208230539" calcext:value-type="float">
            <text:p>3255.40208230539</text:p>
          </table:table-cell>
          <table:table-cell table:formula="of:=([.$M154]-[.$L154])*[$Parameters.$I$70]" office:value-type="float" office:value="41025.4172719623" calcext:value-type="float">
            <text:p>41025.4172719623</text:p>
          </table:table-cell>
          <table:table-cell table:number-columns-repeated="2"/>
        </table:table-row>
        <table:table-row table:style-name="ro1">
          <table:table-cell office:value-type="float" office:value="151" calcext:value-type="float">
            <text:p>151</text:p>
          </table:table-cell>
          <table:table-cell table:formula="of:=([.$B154]-[.$C154])*POWER(1+[$Parameters.$E$4];1/12)+[$Parameters.$B$4]" office:value-type="float" office:value="34720.7307758314" calcext:value-type="float">
            <text:p>34720.7307758314</text:p>
          </table:table-cell>
          <table:table-cell table:formula="of:=IF(MOD([.$A155];12)=1; ([.$B143]+[.$B146]+[.$B149]+[.$B152])/4*(1+[$Parameters.$C$4])*[$Parameters.$D$4]; 0)" office:value-type="float" office:value="0" calcext:value-type="float">
            <text:p>0</text:p>
          </table:table-cell>
          <table:table-cell table:formula="of:=([.$D154]-[.$E154])*POWER(1+[$Parameters.$E$4];1/12)+[$Parameters.$B$4]" office:value-type="float" office:value="208069.858471265" calcext:value-type="float">
            <text:p>208069.858471265</text:p>
          </table:table-cell>
          <table:table-cell office:value-type="float" office:value="0" calcext:value-type="float">
            <text:p>0</text:p>
          </table:table-cell>
          <table:table-cell table:formula="of:=[.$D155]-[.$B155]" office:value-type="float" office:value="173349.127695434" calcext:value-type="float">
            <text:p>173349.127695434</text:p>
          </table:table-cell>
          <table:table-cell table:formula="of:=[.$F155]/[.$B155]" office:value-type="float" office:value="4.99266933102975" calcext:value-type="float">
            <text:p>4.99266933102975</text:p>
          </table:table-cell>
          <table:table-cell table:formula="of:=[.$F155]/[.$A155]" office:value-type="float" office:value="1148.00746818168" calcext:value-type="float">
            <text:p>1148.00746818168</text:p>
          </table:table-cell>
          <table:table-cell table:formula="of:=[.$B155]" office:value-type="float" office:value="34720.7307758314" calcext:value-type="float">
            <text:p>34720.7307758314</text:p>
          </table:table-cell>
          <table:table-cell table:formula="of:=[.$D155]*(1-[.$K155])" office:value-type="float" office:value="150624.891595226" calcext:value-type="float">
            <text:p>150624.891595226</text:p>
          </table:table-cell>
          <table:table-cell table:formula="of:=SUM(INDIRECT( CELL(&quot;address&quot;;  INDEX([$Parameters.$H$22:$Parameters.$H$74];  FLOOR([.$A155]/12; 1) + 1;0))&amp;&quot;:&quot;&amp;CELL(&quot;address&quot;; [$Parameters.$H$70])))" office:value-type="float" office:value="0.276085" calcext:value-type="float">
            <text:p>0.276085</text:p>
          </table:table-cell>
          <table:table-cell table:formula="of:=[.$I155]/INDEX([$Parameters.$I$22:$Parameters.$I$120];  FLOOR([.$A155]/12; 1) + 1;0)" office:value-type="float" office:value="757.102720798765" calcext:value-type="float">
            <text:p>757.102720798765</text:p>
          </table:table-cell>
          <table:table-cell table:formula="of:=[.$J155]/ INDEX([$Parameters.$I$22:$Parameters.$I$120];  FLOOR([.$A155]/12; 1) + 1;0)" office:value-type="float" office:value="3284.45031825613" calcext:value-type="float">
            <text:p>3284.45031825613</text:p>
          </table:table-cell>
          <table:table-cell table:formula="of:=([.$M155]-[.$L155])*[$Parameters.$I$70]" office:value-type="float" office:value="41094.6719346567" calcext:value-type="float">
            <text:p>41094.6719346567</text:p>
          </table:table-cell>
          <table:table-cell table:number-columns-repeated="2"/>
        </table:table-row>
        <table:table-row table:style-name="ro1">
          <table:table-cell office:value-type="float" office:value="152" calcext:value-type="float">
            <text:p>152</text:p>
          </table:table-cell>
          <table:table-cell table:formula="of:=([.$B155]-[.$C155])*POWER(1+[$Parameters.$E$4];1/12)+[$Parameters.$B$4]" office:value-type="float" office:value="35862.1873308708" calcext:value-type="float">
            <text:p>35862.1873308708</text:p>
          </table:table-cell>
          <table:table-cell table:formula="of:=IF(MOD([.$A156];12)=1; ([.$B144]+[.$B147]+[.$B150]+[.$B153])/4*(1+[$Parameters.$C$4])*[$Parameters.$D$4]; 0)" office:value-type="float" office:value="0" calcext:value-type="float">
            <text:p>0</text:p>
          </table:table-cell>
          <table:table-cell table:formula="of:=([.$D155]-[.$E155])*POWER(1+[$Parameters.$E$4];1/12)+[$Parameters.$B$4]" office:value-type="float" office:value="209917.560830324" calcext:value-type="float">
            <text:p>209917.560830324</text:p>
          </table:table-cell>
          <table:table-cell office:value-type="float" office:value="0" calcext:value-type="float">
            <text:p>0</text:p>
          </table:table-cell>
          <table:table-cell table:formula="of:=[.$D156]-[.$B156]" office:value-type="float" office:value="174055.373499453" calcext:value-type="float">
            <text:p>174055.373499453</text:p>
          </table:table-cell>
          <table:table-cell table:formula="of:=[.$F156]/[.$B156]" office:value-type="float" office:value="4.85345112649118" calcext:value-type="float">
            <text:p>4.85345112649118</text:p>
          </table:table-cell>
          <table:table-cell table:formula="of:=[.$F156]/[.$A156]" office:value-type="float" office:value="1145.10114144377" calcext:value-type="float">
            <text:p>1145.10114144377</text:p>
          </table:table-cell>
          <table:table-cell table:formula="of:=[.$B156]" office:value-type="float" office:value="35862.1873308708" calcext:value-type="float">
            <text:p>35862.1873308708</text:p>
          </table:table-cell>
          <table:table-cell table:formula="of:=[.$D156]*(1-[.$K156])" office:value-type="float" office:value="151962.471048484" calcext:value-type="float">
            <text:p>151962.471048484</text:p>
          </table:table-cell>
          <table:table-cell table:formula="of:=SUM(INDIRECT( CELL(&quot;address&quot;;  INDEX([$Parameters.$H$22:$Parameters.$H$74];  FLOOR([.$A156]/12; 1) + 1;0))&amp;&quot;:&quot;&amp;CELL(&quot;address&quot;; [$Parameters.$H$70])))" office:value-type="float" office:value="0.276085" calcext:value-type="float">
            <text:p>0.276085</text:p>
          </table:table-cell>
          <table:table-cell table:formula="of:=[.$I156]/INDEX([$Parameters.$I$22:$Parameters.$I$120];  FLOOR([.$A156]/12; 1) + 1;0)" office:value-type="float" office:value="781.992745984972" calcext:value-type="float">
            <text:p>781.992745984972</text:p>
          </table:table-cell>
          <table:table-cell table:formula="of:=[.$J156]/ INDEX([$Parameters.$I$22:$Parameters.$I$120];  FLOOR([.$A156]/12; 1) + 1;0)" office:value-type="float" office:value="3313.61690031582" calcext:value-type="float">
            <text:p>3313.61690031582</text:p>
          </table:table-cell>
          <table:table-cell table:formula="of:=([.$M156]-[.$L156])*[$Parameters.$I$70]" office:value-type="float" office:value="41164.2087494196" calcext:value-type="float">
            <text:p>41164.2087494196</text:p>
          </table:table-cell>
          <table:table-cell table:number-columns-repeated="2"/>
        </table:table-row>
        <table:table-row table:style-name="ro1">
          <table:table-cell office:value-type="float" office:value="153" calcext:value-type="float">
            <text:p>153</text:p>
          </table:table-cell>
          <table:table-cell table:formula="of:=([.$B156]-[.$C156])*POWER(1+[$Parameters.$E$4];1/12)+[$Parameters.$B$4]" office:value-type="float" office:value="37008.2943212092" calcext:value-type="float">
            <text:p>37008.2943212092</text:p>
          </table:table-cell>
          <table:table-cell table:formula="of:=IF(MOD([.$A157];12)=1; ([.$B145]+[.$B148]+[.$B151]+[.$B154])/4*(1+[$Parameters.$C$4])*[$Parameters.$D$4]; 0)" office:value-type="float" office:value="0" calcext:value-type="float">
            <text:p>0</text:p>
          </table:table-cell>
          <table:table-cell table:formula="of:=([.$D156]-[.$E156])*POWER(1+[$Parameters.$E$4];1/12)+[$Parameters.$B$4]" office:value-type="float" office:value="211772.790957508" calcext:value-type="float">
            <text:p>211772.790957508</text:p>
          </table:table-cell>
          <table:table-cell office:value-type="float" office:value="0" calcext:value-type="float">
            <text:p>0</text:p>
          </table:table-cell>
          <table:table-cell table:formula="of:=[.$D157]-[.$B157]" office:value-type="float" office:value="174764.496636299" calcext:value-type="float">
            <text:p>174764.496636299</text:p>
          </table:table-cell>
          <table:table-cell table:formula="of:=[.$F157]/[.$B157]" office:value-type="float" office:value="4.72230617059653" calcext:value-type="float">
            <text:p>4.72230617059653</text:p>
          </table:table-cell>
          <table:table-cell table:formula="of:=[.$F157]/[.$A157]" office:value-type="float" office:value="1142.25161200195" calcext:value-type="float">
            <text:p>1142.25161200195</text:p>
          </table:table-cell>
          <table:table-cell table:formula="of:=[.$B157]" office:value-type="float" office:value="37008.2943212092" calcext:value-type="float">
            <text:p>37008.2943212092</text:p>
          </table:table-cell>
          <table:table-cell table:formula="of:=[.$D157]*(1-[.$K157])" office:value-type="float" office:value="153305.499966004" calcext:value-type="float">
            <text:p>153305.499966004</text:p>
          </table:table-cell>
          <table:table-cell table:formula="of:=SUM(INDIRECT( CELL(&quot;address&quot;;  INDEX([$Parameters.$H$22:$Parameters.$H$74];  FLOOR([.$A157]/12; 1) + 1;0))&amp;&quot;:&quot;&amp;CELL(&quot;address&quot;; [$Parameters.$H$70])))" office:value-type="float" office:value="0.276085" calcext:value-type="float">
            <text:p>0.276085</text:p>
          </table:table-cell>
          <table:table-cell table:formula="of:=[.$I157]/INDEX([$Parameters.$I$22:$Parameters.$I$120];  FLOOR([.$A157]/12; 1) + 1;0)" office:value-type="float" office:value="806.984176214766" calcext:value-type="float">
            <text:p>806.984176214766</text:p>
          </table:table-cell>
          <table:table-cell table:formula="of:=[.$J157]/ INDEX([$Parameters.$I$22:$Parameters.$I$120];  FLOOR([.$A157]/12; 1) + 1;0)" office:value-type="float" office:value="3342.90231064117" calcext:value-type="float">
            <text:p>3342.90231064117</text:p>
          </table:table-cell>
          <table:table-cell table:formula="of:=([.$M157]-[.$L157])*[$Parameters.$I$70]" office:value-type="float" office:value="41234.0288657734" calcext:value-type="float">
            <text:p>41234.0288657734</text:p>
          </table:table-cell>
          <table:table-cell table:number-columns-repeated="2"/>
        </table:table-row>
        <table:table-row table:style-name="ro1">
          <table:table-cell office:value-type="float" office:value="154" calcext:value-type="float">
            <text:p>154</text:p>
          </table:table-cell>
          <table:table-cell table:formula="of:=([.$B157]-[.$C157])*POWER(1+[$Parameters.$E$4];1/12)+[$Parameters.$B$4]" office:value-type="float" office:value="38159.0706932955" calcext:value-type="float">
            <text:p>38159.0706932955</text:p>
          </table:table-cell>
          <table:table-cell table:formula="of:=IF(MOD([.$A158];12)=1; ([.$B146]+[.$B149]+[.$B152]+[.$B155])/4*(1+[$Parameters.$C$4])*[$Parameters.$D$4]; 0)" office:value-type="float" office:value="0" calcext:value-type="float">
            <text:p>0</text:p>
          </table:table-cell>
          <table:table-cell table:formula="of:=([.$D157]-[.$E157])*POWER(1+[$Parameters.$E$4];1/12)+[$Parameters.$B$4]" office:value-type="float" office:value="213635.579521877" calcext:value-type="float">
            <text:p>213635.579521877</text:p>
          </table:table-cell>
          <table:table-cell office:value-type="float" office:value="0" calcext:value-type="float">
            <text:p>0</text:p>
          </table:table-cell>
          <table:table-cell table:formula="of:=[.$D158]-[.$B158]" office:value-type="float" office:value="175476.508828582" calcext:value-type="float">
            <text:p>175476.508828582</text:p>
          </table:table-cell>
          <table:table-cell table:formula="of:=[.$F158]/[.$B158]" office:value-type="float" office:value="4.59855299514443" calcext:value-type="float">
            <text:p>4.59855299514443</text:p>
          </table:table-cell>
          <table:table-cell table:formula="of:=[.$F158]/[.$A158]" office:value-type="float" office:value="1139.45784953625" calcext:value-type="float">
            <text:p>1139.45784953625</text:p>
          </table:table-cell>
          <table:table-cell table:formula="of:=[.$B158]" office:value-type="float" office:value="38159.0706932955" calcext:value-type="float">
            <text:p>38159.0706932955</text:p>
          </table:table-cell>
          <table:table-cell table:formula="of:=[.$D158]*(1-[.$K158])" office:value-type="float" office:value="154654.00054958" calcext:value-type="float">
            <text:p>154654.00054958</text:p>
          </table:table-cell>
          <table:table-cell table:formula="of:=SUM(INDIRECT( CELL(&quot;address&quot;;  INDEX([$Parameters.$H$22:$Parameters.$H$74];  FLOOR([.$A158]/12; 1) + 1;0))&amp;&quot;:&quot;&amp;CELL(&quot;address&quot;; [$Parameters.$H$70])))" office:value-type="float" office:value="0.276085" calcext:value-type="float">
            <text:p>0.276085</text:p>
          </table:table-cell>
          <table:table-cell table:formula="of:=[.$I158]/INDEX([$Parameters.$I$22:$Parameters.$I$120];  FLOOR([.$A158]/12; 1) + 1;0)" office:value-type="float" office:value="832.077424624847" calcext:value-type="float">
            <text:p>832.077424624847</text:p>
          </table:table-cell>
          <table:table-cell table:formula="of:=[.$J158]/ INDEX([$Parameters.$I$22:$Parameters.$I$120];  FLOOR([.$A158]/12; 1) + 1;0)" office:value-type="float" office:value="3372.30703335325" calcext:value-type="float">
            <text:p>3372.30703335325</text:p>
          </table:table-cell>
          <table:table-cell table:formula="of:=([.$M158]-[.$L158])*[$Parameters.$I$70]" office:value-type="float" office:value="41304.1334379238" calcext:value-type="float">
            <text:p>41304.1334379238</text:p>
          </table:table-cell>
          <table:table-cell table:number-columns-repeated="2"/>
        </table:table-row>
        <table:table-row table:style-name="ro1">
          <table:table-cell office:value-type="float" office:value="155" calcext:value-type="float">
            <text:p>155</text:p>
          </table:table-cell>
          <table:table-cell table:formula="of:=([.$B158]-[.$C158])*POWER(1+[$Parameters.$E$4];1/12)+[$Parameters.$B$4]" office:value-type="float" office:value="39314.5354707689" calcext:value-type="float">
            <text:p>39314.5354707689</text:p>
          </table:table-cell>
          <table:table-cell table:formula="of:=IF(MOD([.$A159];12)=1; ([.$B147]+[.$B150]+[.$B153]+[.$B156])/4*(1+[$Parameters.$C$4])*[$Parameters.$D$4]; 0)" office:value-type="float" office:value="0" calcext:value-type="float">
            <text:p>0</text:p>
          </table:table-cell>
          <table:table-cell table:formula="of:=([.$D158]-[.$E158])*POWER(1+[$Parameters.$E$4];1/12)+[$Parameters.$B$4]" office:value-type="float" office:value="215505.957317441" calcext:value-type="float">
            <text:p>215505.957317441</text:p>
          </table:table-cell>
          <table:table-cell office:value-type="float" office:value="0" calcext:value-type="float">
            <text:p>0</text:p>
          </table:table-cell>
          <table:table-cell table:formula="of:=[.$D159]-[.$B159]" office:value-type="float" office:value="176191.421846672" calcext:value-type="float">
            <text:p>176191.421846672</text:p>
          </table:table-cell>
          <table:table-cell table:formula="of:=[.$F159]/[.$B159]" office:value-type="float" office:value="4.48158473035179" calcext:value-type="float">
            <text:p>4.48158473035179</text:p>
          </table:table-cell>
          <table:table-cell table:formula="of:=[.$F159]/[.$A159]" office:value-type="float" office:value="1136.71885062369" calcext:value-type="float">
            <text:p>1136.71885062369</text:p>
          </table:table-cell>
          <table:table-cell table:formula="of:=[.$B159]" office:value-type="float" office:value="39314.5354707689" calcext:value-type="float">
            <text:p>39314.5354707689</text:p>
          </table:table-cell>
          <table:table-cell table:formula="of:=[.$D159]*(1-[.$K159])" office:value-type="float" office:value="156007.995091455" calcext:value-type="float">
            <text:p>156007.995091455</text:p>
          </table:table-cell>
          <table:table-cell table:formula="of:=SUM(INDIRECT( CELL(&quot;address&quot;;  INDEX([$Parameters.$H$22:$Parameters.$H$74];  FLOOR([.$A159]/12; 1) + 1;0))&amp;&quot;:&quot;&amp;CELL(&quot;address&quot;; [$Parameters.$H$70])))" office:value-type="float" office:value="0.276085" calcext:value-type="float">
            <text:p>0.276085</text:p>
          </table:table-cell>
          <table:table-cell table:formula="of:=[.$I159]/INDEX([$Parameters.$I$22:$Parameters.$I$120];  FLOOR([.$A159]/12; 1) + 1;0)" office:value-type="float" office:value="857.272906035084" calcext:value-type="float">
            <text:p>857.272906035084</text:p>
          </table:table-cell>
          <table:table-cell table:formula="of:=[.$J159]/ INDEX([$Parameters.$I$22:$Parameters.$I$120];  FLOOR([.$A159]/12; 1) + 1;0)" office:value-type="float" office:value="3401.83155454547" calcext:value-type="float">
            <text:p>3401.83155454547</text:p>
          </table:table-cell>
          <table:table-cell table:formula="of:=([.$M159]-[.$L159])*[$Parameters.$I$70]" office:value-type="float" office:value="41374.5236247789" calcext:value-type="float">
            <text:p>41374.5236247789</text:p>
          </table:table-cell>
          <table:table-cell table:number-columns-repeated="2"/>
        </table:table-row>
        <table:table-row table:style-name="ro1">
          <table:table-cell office:value-type="float" office:value="156" calcext:value-type="float">
            <text:p>156</text:p>
          </table:table-cell>
          <table:table-cell table:formula="of:=([.$B159]-[.$C159])*POWER(1+[$Parameters.$E$4];1/12)+[$Parameters.$B$4]" office:value-type="float" office:value="40474.7077547735" calcext:value-type="float">
            <text:p>40474.7077547735</text:p>
          </table:table-cell>
          <table:table-cell table:formula="of:=IF(MOD([.$A160];12)=1; ([.$B148]+[.$B151]+[.$B154]+[.$B157])/4*(1+[$Parameters.$C$4])*[$Parameters.$D$4]; 0)" office:value-type="float" office:value="0" calcext:value-type="float">
            <text:p>0</text:p>
          </table:table-cell>
          <table:table-cell table:formula="of:=([.$D159]-[.$E159])*POWER(1+[$Parameters.$E$4];1/12)+[$Parameters.$B$4]" office:value-type="float" office:value="217383.955263666" calcext:value-type="float">
            <text:p>217383.955263666</text:p>
          </table:table-cell>
          <table:table-cell office:value-type="float" office:value="0" calcext:value-type="float">
            <text:p>0</text:p>
          </table:table-cell>
          <table:table-cell table:formula="of:=[.$D160]-[.$B160]" office:value-type="float" office:value="176909.247508892" calcext:value-type="float">
            <text:p>176909.247508892</text:p>
          </table:table-cell>
          <table:table-cell table:formula="of:=[.$F160]/[.$B160]" office:value-type="float" office:value="4.37085916915677" calcext:value-type="float">
            <text:p>4.37085916915677</text:p>
          </table:table-cell>
          <table:table-cell table:formula="of:=[.$F160]/[.$A160]" office:value-type="float" office:value="1134.03363787751" calcext:value-type="float">
            <text:p>1134.03363787751</text:p>
          </table:table-cell>
          <table:table-cell table:formula="of:=[.$B160]" office:value-type="float" office:value="40474.7077547735" calcext:value-type="float">
            <text:p>40474.7077547735</text:p>
          </table:table-cell>
          <table:table-cell table:formula="of:=[.$D160]*(1-[.$K160])" office:value-type="float" office:value="157862.054472921" calcext:value-type="float">
            <text:p>157862.054472921</text:p>
          </table:table-cell>
          <table:table-cell table:formula="of:=SUM(INDIRECT( CELL(&quot;address&quot;;  INDEX([$Parameters.$H$22:$Parameters.$H$74];  FLOOR([.$A160]/12; 1) + 1;0))&amp;&quot;:&quot;&amp;CELL(&quot;address&quot;; [$Parameters.$H$70])))" office:value-type="float" office:value="0.27381" calcext:value-type="float">
            <text:p>0.27381</text:p>
          </table:table-cell>
          <table:table-cell table:formula="of:=[.$I160]/INDEX([$Parameters.$I$22:$Parameters.$I$120];  FLOOR([.$A160]/12; 1) + 1;0)" office:value-type="float" office:value="900.037975423026" calcext:value-type="float">
            <text:p>900.037975423026</text:p>
          </table:table-cell>
          <table:table-cell table:formula="of:=[.$J160]/ INDEX([$Parameters.$I$22:$Parameters.$I$120];  FLOOR([.$A160]/12; 1) + 1;0)" office:value-type="float" office:value="3510.38591222863" calcext:value-type="float">
            <text:p>3510.38591222863</text:p>
          </table:table-cell>
          <table:table-cell table:formula="of:=([.$M160]-[.$L160])*[$Parameters.$I$70]" office:value-type="float" office:value="42444.2574524591" calcext:value-type="float">
            <text:p>42444.2574524591</text:p>
          </table:table-cell>
          <table:table-cell table:number-columns-repeated="2"/>
        </table:table-row>
        <table:table-row table:style-name="ro1">
          <table:table-cell office:value-type="float" office:value="157" calcext:value-type="float">
            <text:p>157</text:p>
          </table:table-cell>
          <table:table-cell table:formula="of:=([.$B160]-[.$C160])*POWER(1+[$Parameters.$E$4];1/12)+[$Parameters.$B$4]" office:value-type="float" office:value="41639.6067242734" calcext:value-type="float">
            <text:p>41639.6067242734</text:p>
          </table:table-cell>
          <table:table-cell table:formula="of:=IF(MOD([.$A161];12)=1; ([.$B149]+[.$B152]+[.$B155]+[.$B158])/4*(1+[$Parameters.$C$4])*[$Parameters.$D$4]; 0)" office:value-type="float" office:value="13647.0043182477" calcext:value-type="float">
            <text:p>13647.0043182477</text:p>
          </table:table-cell>
          <table:table-cell table:formula="of:=([.$D160]-[.$E160])*POWER(1+[$Parameters.$E$4];1/12)+[$Parameters.$B$4]" office:value-type="float" office:value="219269.604405989" calcext:value-type="float">
            <text:p>219269.604405989</text:p>
          </table:table-cell>
          <table:table-cell office:value-type="float" office:value="0" calcext:value-type="float">
            <text:p>0</text:p>
          </table:table-cell>
          <table:table-cell table:formula="of:=[.$D161]-[.$B161]" office:value-type="float" office:value="177629.997681716" calcext:value-type="float">
            <text:p>177629.997681716</text:p>
          </table:table-cell>
          <table:table-cell table:formula="of:=[.$F161]/[.$B161]" office:value-type="float" office:value="4.26589037831061" calcext:value-type="float">
            <text:p>4.26589037831061</text:p>
          </table:table-cell>
          <table:table-cell table:formula="of:=[.$F161]/[.$A161]" office:value-type="float" office:value="1131.40125911921" calcext:value-type="float">
            <text:p>1131.40125911921</text:p>
          </table:table-cell>
          <table:table-cell table:formula="of:=[.$B161]" office:value-type="float" office:value="41639.6067242734" calcext:value-type="float">
            <text:p>41639.6067242734</text:p>
          </table:table-cell>
          <table:table-cell table:formula="of:=[.$D161]*(1-[.$K161])" office:value-type="float" office:value="159231.394023585" calcext:value-type="float">
            <text:p>159231.394023585</text:p>
          </table:table-cell>
          <table:table-cell table:formula="of:=SUM(INDIRECT( CELL(&quot;address&quot;;  INDEX([$Parameters.$H$22:$Parameters.$H$74];  FLOOR([.$A161]/12; 1) + 1;0))&amp;&quot;:&quot;&amp;CELL(&quot;address&quot;; [$Parameters.$H$70])))" office:value-type="float" office:value="0.27381" calcext:value-type="float">
            <text:p>0.27381</text:p>
          </table:table-cell>
          <table:table-cell table:formula="of:=[.$I161]/INDEX([$Parameters.$I$22:$Parameters.$I$120];  FLOOR([.$A161]/12; 1) + 1;0)" office:value-type="float" office:value="925.941888465053" calcext:value-type="float">
            <text:p>925.941888465053</text:p>
          </table:table-cell>
          <table:table-cell table:formula="of:=[.$J161]/ INDEX([$Parameters.$I$22:$Parameters.$I$120];  FLOOR([.$A161]/12; 1) + 1;0)" office:value-type="float" office:value="3540.83598006638" calcext:value-type="float">
            <text:p>3540.83598006638</text:p>
          </table:table-cell>
          <table:table-cell table:formula="of:=([.$M161]-[.$L161])*[$Parameters.$I$70]" office:value-type="float" office:value="42518.1779294376" calcext:value-type="float">
            <text:p>42518.1779294376</text:p>
          </table:table-cell>
          <table:table-cell table:number-columns-repeated="2"/>
        </table:table-row>
        <table:table-row table:style-name="ro1">
          <table:table-cell office:value-type="float" office:value="158" calcext:value-type="float">
            <text:p>158</text:p>
          </table:table-cell>
          <table:table-cell table:formula="of:=([.$B161]-[.$C161])*POWER(1+[$Parameters.$E$4];1/12)+[$Parameters.$B$4]" office:value-type="float" office:value="29106.6477332544" calcext:value-type="float">
            <text:p>29106.6477332544</text:p>
          </table:table-cell>
          <table:table-cell table:formula="of:=IF(MOD([.$A162];12)=1; ([.$B150]+[.$B153]+[.$B156]+[.$B159])/4*(1+[$Parameters.$C$4])*[$Parameters.$D$4]; 0)" office:value-type="float" office:value="0" calcext:value-type="float">
            <text:p>0</text:p>
          </table:table-cell>
          <table:table-cell table:formula="of:=([.$D161]-[.$E161])*POWER(1+[$Parameters.$E$4];1/12)+[$Parameters.$B$4]" office:value-type="float" office:value="221162.935916331" calcext:value-type="float">
            <text:p>221162.935916331</text:p>
          </table:table-cell>
          <table:table-cell office:value-type="float" office:value="0" calcext:value-type="float">
            <text:p>0</text:p>
          </table:table-cell>
          <table:table-cell table:formula="of:=[.$D162]-[.$B162]" office:value-type="float" office:value="192056.288183076" calcext:value-type="float">
            <text:p>192056.288183076</text:p>
          </table:table-cell>
          <table:table-cell table:formula="of:=[.$F162]/[.$B162]" office:value-type="float" office:value="6.59836508632535" calcext:value-type="float">
            <text:p>6.59836508632535</text:p>
          </table:table-cell>
          <table:table-cell table:formula="of:=[.$F162]/[.$A162]" office:value-type="float" office:value="1215.54612774099" calcext:value-type="float">
            <text:p>1215.54612774099</text:p>
          </table:table-cell>
          <table:table-cell table:formula="of:=[.$B162]" office:value-type="float" office:value="29106.6477332544" calcext:value-type="float">
            <text:p>29106.6477332544</text:p>
          </table:table-cell>
          <table:table-cell table:formula="of:=[.$D162]*(1-[.$K162])" office:value-type="float" office:value="160606.31243308" calcext:value-type="float">
            <text:p>160606.31243308</text:p>
          </table:table-cell>
          <table:table-cell table:formula="of:=SUM(INDIRECT( CELL(&quot;address&quot;;  INDEX([$Parameters.$H$22:$Parameters.$H$74];  FLOOR([.$A162]/12; 1) + 1;0))&amp;&quot;:&quot;&amp;CELL(&quot;address&quot;; [$Parameters.$H$70])))" office:value-type="float" office:value="0.27381" calcext:value-type="float">
            <text:p>0.27381</text:p>
          </table:table-cell>
          <table:table-cell table:formula="of:=[.$I162]/INDEX([$Parameters.$I$22:$Parameters.$I$120];  FLOOR([.$A162]/12; 1) + 1;0)" office:value-type="float" office:value="647.245891333208" calcext:value-type="float">
            <text:p>647.245891333208</text:p>
          </table:table-cell>
          <table:table-cell table:formula="of:=[.$J162]/ INDEX([$Parameters.$I$22:$Parameters.$I$120];  FLOOR([.$A162]/12; 1) + 1;0)" office:value-type="float" office:value="3571.41010524973" calcext:value-type="float">
            <text:p>3571.41010524973</text:p>
          </table:table-cell>
          <table:table-cell table:formula="of:=([.$M162]-[.$L162])*[$Parameters.$I$70]" office:value-type="float" office:value="47546.9101182826" calcext:value-type="float">
            <text:p>47546.9101182826</text:p>
          </table:table-cell>
          <table:table-cell table:number-columns-repeated="2"/>
        </table:table-row>
        <table:table-row table:style-name="ro1">
          <table:table-cell office:value-type="float" office:value="159" calcext:value-type="float">
            <text:p>159</text:p>
          </table:table-cell>
          <table:table-cell table:formula="of:=([.$B162]-[.$C162])*POWER(1+[$Parameters.$E$4];1/12)+[$Parameters.$B$4]" office:value-type="float" office:value="30225.2318190467" calcext:value-type="float">
            <text:p>30225.2318190467</text:p>
          </table:table-cell>
          <table:table-cell table:formula="of:=IF(MOD([.$A163];12)=1; ([.$B151]+[.$B154]+[.$B157]+[.$B160])/4*(1+[$Parameters.$C$4])*[$Parameters.$D$4]; 0)" office:value-type="float" office:value="0" calcext:value-type="float">
            <text:p>0</text:p>
          </table:table-cell>
          <table:table-cell table:formula="of:=([.$D162]-[.$E162])*POWER(1+[$Parameters.$E$4];1/12)+[$Parameters.$B$4]" office:value-type="float" office:value="223063.981093609" calcext:value-type="float">
            <text:p>223063.981093609</text:p>
          </table:table-cell>
          <table:table-cell office:value-type="float" office:value="0" calcext:value-type="float">
            <text:p>0</text:p>
          </table:table-cell>
          <table:table-cell table:formula="of:=[.$D163]-[.$B163]" office:value-type="float" office:value="192838.749274562" calcext:value-type="float">
            <text:p>192838.749274562</text:p>
          </table:table-cell>
          <table:table-cell table:formula="of:=[.$F163]/[.$B163]" office:value-type="float" office:value="6.38005856924622" calcext:value-type="float">
            <text:p>6.38005856924622</text:p>
          </table:table-cell>
          <table:table-cell table:formula="of:=[.$F163]/[.$A163]" office:value-type="float" office:value="1212.82232248152" calcext:value-type="float">
            <text:p>1212.82232248152</text:p>
          </table:table-cell>
          <table:table-cell table:formula="of:=[.$B163]" office:value-type="float" office:value="30225.2318190467" calcext:value-type="float">
            <text:p>30225.2318190467</text:p>
          </table:table-cell>
          <table:table-cell table:formula="of:=[.$D163]*(1-[.$K163])" office:value-type="float" office:value="161986.832430368" calcext:value-type="float">
            <text:p>161986.832430368</text:p>
          </table:table-cell>
          <table:table-cell table:formula="of:=SUM(INDIRECT( CELL(&quot;address&quot;;  INDEX([$Parameters.$H$22:$Parameters.$H$74];  FLOOR([.$A163]/12; 1) + 1;0))&amp;&quot;:&quot;&amp;CELL(&quot;address&quot;; [$Parameters.$H$70])))" office:value-type="float" office:value="0.27381" calcext:value-type="float">
            <text:p>0.27381</text:p>
          </table:table-cell>
          <table:table-cell table:formula="of:=[.$I163]/INDEX([$Parameters.$I$22:$Parameters.$I$120];  FLOOR([.$A163]/12; 1) + 1;0)" office:value-type="float" office:value="672.119898133126" calcext:value-type="float">
            <text:p>672.119898133126</text:p>
          </table:table-cell>
          <table:table-cell table:formula="of:=[.$J163]/ INDEX([$Parameters.$I$22:$Parameters.$I$120];  FLOOR([.$A163]/12; 1) + 1;0)" office:value-type="float" office:value="3602.10879320364" calcext:value-type="float">
            <text:p>3602.10879320364</text:p>
          </table:table-cell>
          <table:table-cell table:formula="of:=([.$M163]-[.$L163])*[$Parameters.$I$70]" office:value-type="float" office:value="47641.6194338466" calcext:value-type="float">
            <text:p>47641.6194338466</text:p>
          </table:table-cell>
          <table:table-cell table:number-columns-repeated="2"/>
        </table:table-row>
        <table:table-row table:style-name="ro1">
          <table:table-cell office:value-type="float" office:value="160" calcext:value-type="float">
            <text:p>160</text:p>
          </table:table-cell>
          <table:table-cell table:formula="of:=([.$B163]-[.$C163])*POWER(1+[$Parameters.$E$4];1/12)+[$Parameters.$B$4]" office:value-type="float" office:value="31348.3731548669" calcext:value-type="float">
            <text:p>31348.3731548669</text:p>
          </table:table-cell>
          <table:table-cell table:formula="of:=IF(MOD([.$A164];12)=1; ([.$B152]+[.$B155]+[.$B158]+[.$B161])/4*(1+[$Parameters.$C$4])*[$Parameters.$D$4]; 0)" office:value-type="float" office:value="0" calcext:value-type="float">
            <text:p>0</text:p>
          </table:table-cell>
          <table:table-cell table:formula="of:=([.$D163]-[.$E163])*POWER(1+[$Parameters.$E$4];1/12)+[$Parameters.$B$4]" office:value-type="float" office:value="224972.771364258" calcext:value-type="float">
            <text:p>224972.771364258</text:p>
          </table:table-cell>
          <table:table-cell office:value-type="float" office:value="1" calcext:value-type="float">
            <text:p>1</text:p>
          </table:table-cell>
          <table:table-cell table:formula="of:=[.$D164]-[.$B164]" office:value-type="float" office:value="193624.398209391" calcext:value-type="float">
            <text:p>193624.398209391</text:p>
          </table:table-cell>
          <table:table-cell table:formula="of:=[.$F164]/[.$B164]" office:value-type="float" office:value="6.17653736775587" calcext:value-type="float">
            <text:p>6.17653736775587</text:p>
          </table:table-cell>
          <table:table-cell table:formula="of:=[.$F164]/[.$A164]" office:value-type="float" office:value="1210.15248880869" calcext:value-type="float">
            <text:p>1210.15248880869</text:p>
          </table:table-cell>
          <table:table-cell table:formula="of:=[.$B164]" office:value-type="float" office:value="31348.3731548669" calcext:value-type="float">
            <text:p>31348.3731548669</text:p>
          </table:table-cell>
          <table:table-cell table:formula="of:=[.$D164]*(1-[.$K164])" office:value-type="float" office:value="163372.97683701" calcext:value-type="float">
            <text:p>163372.97683701</text:p>
          </table:table-cell>
          <table:table-cell table:formula="of:=SUM(INDIRECT( CELL(&quot;address&quot;;  INDEX([$Parameters.$H$22:$Parameters.$H$74];  FLOOR([.$A164]/12; 1) + 1;0))&amp;&quot;:&quot;&amp;CELL(&quot;address&quot;; [$Parameters.$H$70])))" office:value-type="float" office:value="0.27381" calcext:value-type="float">
            <text:p>0.27381</text:p>
          </table:table-cell>
          <table:table-cell table:formula="of:=[.$I164]/INDEX([$Parameters.$I$22:$Parameters.$I$120];  FLOOR([.$A164]/12; 1) + 1;0)" office:value-type="float" office:value="697.095244715743" calcext:value-type="float">
            <text:p>697.095244715743</text:p>
          </table:table-cell>
          <table:table-cell table:formula="of:=[.$J164]/ INDEX([$Parameters.$I$22:$Parameters.$I$120];  FLOOR([.$A164]/12; 1) + 1;0)" office:value-type="float" office:value="3632.93255141228" calcext:value-type="float">
            <text:p>3632.93255141228</text:p>
          </table:table-cell>
          <table:table-cell table:formula="of:=([.$M164]-[.$L164])*[$Parameters.$I$70]" office:value-type="float" office:value="47736.7146068857" calcext:value-type="float">
            <text:p>47736.7146068857</text:p>
          </table:table-cell>
          <table:table-cell table:number-columns-repeated="2"/>
        </table:table-row>
        <table:table-row table:style-name="ro1">
          <table:table-cell office:value-type="float" office:value="161" calcext:value-type="float">
            <text:p>161</text:p>
          </table:table-cell>
          <table:table-cell table:formula="of:=([.$B164]-[.$C164])*POWER(1+[$Parameters.$E$4];1/12)+[$Parameters.$B$4]" office:value-type="float" office:value="32476.0903075159" calcext:value-type="float">
            <text:p>32476.0903075159</text:p>
          </table:table-cell>
          <table:table-cell table:formula="of:=IF(MOD([.$A165];12)=1; ([.$B153]+[.$B156]+[.$B159]+[.$B162])/4*(1+[$Parameters.$C$4])*[$Parameters.$D$4]; 0)" office:value-type="float" office:value="0" calcext:value-type="float">
            <text:p>0</text:p>
          </table:table-cell>
          <table:table-cell table:formula="of:=([.$D164]-[.$E164])*POWER(1+[$Parameters.$E$4];1/12)+[$Parameters.$B$4]" office:value-type="float" office:value="226888.334208622" calcext:value-type="float">
            <text:p>226888.334208622</text:p>
          </table:table-cell>
          <table:table-cell office:value-type="float" office:value="2" calcext:value-type="float">
            <text:p>2</text:p>
          </table:table-cell>
          <table:table-cell table:formula="of:=[.$D165]-[.$B165]" office:value-type="float" office:value="194412.243901106" calcext:value-type="float">
            <text:p>194412.243901106</text:p>
          </table:table-cell>
          <table:table-cell table:formula="of:=[.$F165]/[.$B165]" office:value-type="float" office:value="5.98631922932281" calcext:value-type="float">
            <text:p>5.98631922932281</text:p>
          </table:table-cell>
          <table:table-cell table:formula="of:=[.$F165]/[.$A165]" office:value-type="float" office:value="1207.52946522426" calcext:value-type="float">
            <text:p>1207.52946522426</text:p>
          </table:table-cell>
          <table:table-cell table:formula="of:=[.$B165]" office:value-type="float" office:value="32476.0903075159" calcext:value-type="float">
            <text:p>32476.0903075159</text:p>
          </table:table-cell>
          <table:table-cell table:formula="of:=[.$D165]*(1-[.$K165])" office:value-type="float" office:value="164764.039418959" calcext:value-type="float">
            <text:p>164764.039418959</text:p>
          </table:table-cell>
          <table:table-cell table:formula="of:=SUM(INDIRECT( CELL(&quot;address&quot;;  INDEX([$Parameters.$H$22:$Parameters.$H$74];  FLOOR([.$A165]/12; 1) + 1;0))&amp;&quot;:&quot;&amp;CELL(&quot;address&quot;; [$Parameters.$H$70])))" office:value-type="float" office:value="0.27381" calcext:value-type="float">
            <text:p>0.27381</text:p>
          </table:table-cell>
          <table:table-cell table:formula="of:=[.$I165]/INDEX([$Parameters.$I$22:$Parameters.$I$120];  FLOOR([.$A165]/12; 1) + 1;0)" office:value-type="float" office:value="722.172343951876" calcext:value-type="float">
            <text:p>722.172343951876</text:p>
          </table:table-cell>
          <table:table-cell table:formula="of:=[.$J165]/ INDEX([$Parameters.$I$22:$Parameters.$I$120];  FLOOR([.$A165]/12; 1) + 1;0)" office:value-type="float" office:value="3663.86567531598" calcext:value-type="float">
            <text:p>3663.86567531598</text:p>
          </table:table-cell>
          <table:table-cell table:formula="of:=([.$M165]-[.$L165])*[$Parameters.$I$70]" office:value-type="float" office:value="47831.9335679803" calcext:value-type="float">
            <text:p>47831.9335679803</text:p>
          </table:table-cell>
          <table:table-cell table:number-columns-repeated="2"/>
        </table:table-row>
        <table:table-row table:style-name="ro1">
          <table:table-cell office:value-type="float" office:value="162" calcext:value-type="float">
            <text:p>162</text:p>
          </table:table-cell>
          <table:table-cell table:formula="of:=([.$B165]-[.$C165])*POWER(1+[$Parameters.$E$4];1/12)+[$Parameters.$B$4]" office:value-type="float" office:value="33608.4019194376" calcext:value-type="float">
            <text:p>33608.4019194376</text:p>
          </table:table-cell>
          <table:table-cell table:formula="of:=IF(MOD([.$A166];12)=1; ([.$B154]+[.$B157]+[.$B160]+[.$B163])/4*(1+[$Parameters.$C$4])*[$Parameters.$D$4]; 0)" office:value-type="float" office:value="0" calcext:value-type="float">
            <text:p>0</text:p>
          </table:table-cell>
          <table:table-cell table:formula="of:=([.$D165]-[.$E165])*POWER(1+[$Parameters.$E$4];1/12)+[$Parameters.$B$4]" office:value-type="float" office:value="228810.697219006" calcext:value-type="float">
            <text:p>228810.697219006</text:p>
          </table:table-cell>
          <table:table-cell office:value-type="float" office:value="3" calcext:value-type="float">
            <text:p>3</text:p>
          </table:table-cell>
          <table:table-cell table:formula="of:=[.$D166]-[.$B166]" office:value-type="float" office:value="195202.295299569" calcext:value-type="float">
            <text:p>195202.295299569</text:p>
          </table:table-cell>
          <table:table-cell table:formula="of:=[.$F166]/[.$B166]" office:value-type="float" office:value="5.80813975527567" calcext:value-type="float">
            <text:p>5.80813975527567</text:p>
          </table:table-cell>
          <table:table-cell table:formula="of:=[.$F166]/[.$A166]" office:value-type="float" office:value="1204.95244012079" calcext:value-type="float">
            <text:p>1204.95244012079</text:p>
          </table:table-cell>
          <table:table-cell table:formula="of:=[.$B166]" office:value-type="float" office:value="33608.4019194376" calcext:value-type="float">
            <text:p>33608.4019194376</text:p>
          </table:table-cell>
          <table:table-cell table:formula="of:=[.$D166]*(1-[.$K166])" office:value-type="float" office:value="166160.04021347" calcext:value-type="float">
            <text:p>166160.04021347</text:p>
          </table:table-cell>
          <table:table-cell table:formula="of:=SUM(INDIRECT( CELL(&quot;address&quot;;  INDEX([$Parameters.$H$22:$Parameters.$H$74];  FLOOR([.$A166]/12; 1) + 1;0))&amp;&quot;:&quot;&amp;CELL(&quot;address&quot;; [$Parameters.$H$70])))" office:value-type="float" office:value="0.27381" calcext:value-type="float">
            <text:p>0.27381</text:p>
          </table:table-cell>
          <table:table-cell table:formula="of:=[.$I166]/INDEX([$Parameters.$I$22:$Parameters.$I$120];  FLOOR([.$A166]/12; 1) + 1;0)" office:value-type="float" office:value="747.351610394433" calcext:value-type="float">
            <text:p>747.351610394433</text:p>
          </table:table-cell>
          <table:table-cell table:formula="of:=[.$J166]/ INDEX([$Parameters.$I$22:$Parameters.$I$120];  FLOOR([.$A166]/12; 1) + 1;0)" office:value-type="float" office:value="3694.90861048411" calcext:value-type="float">
            <text:p>3694.90861048411</text:p>
          </table:table-cell>
          <table:table-cell table:formula="of:=([.$M166]-[.$L166])*[$Parameters.$I$70]" office:value-type="float" office:value="47927.2768214581" calcext:value-type="float">
            <text:p>47927.2768214581</text:p>
          </table:table-cell>
          <table:table-cell table:number-columns-repeated="2"/>
        </table:table-row>
        <table:table-row table:style-name="ro1">
          <table:table-cell office:value-type="float" office:value="163" calcext:value-type="float">
            <text:p>163</text:p>
          </table:table-cell>
          <table:table-cell table:formula="of:=([.$B166]-[.$C166])*POWER(1+[$Parameters.$E$4];1/12)+[$Parameters.$B$4]" office:value-type="float" office:value="34745.326709028" calcext:value-type="float">
            <text:p>34745.326709028</text:p>
          </table:table-cell>
          <table:table-cell table:formula="of:=IF(MOD([.$A167];12)=1; ([.$B155]+[.$B158]+[.$B161]+[.$B164])/4*(1+[$Parameters.$C$4])*[$Parameters.$D$4]; 0)" office:value-type="float" office:value="0" calcext:value-type="float">
            <text:p>0</text:p>
          </table:table-cell>
          <table:table-cell table:formula="of:=([.$D166]-[.$E166])*POWER(1+[$Parameters.$E$4];1/12)+[$Parameters.$B$4]" office:value-type="float" office:value="230739.888100128" calcext:value-type="float">
            <text:p>230739.888100128</text:p>
          </table:table-cell>
          <table:table-cell office:value-type="float" office:value="4" calcext:value-type="float">
            <text:p>4</text:p>
          </table:table-cell>
          <table:table-cell table:formula="of:=[.$D167]-[.$B167]" office:value-type="float" office:value="195994.5613911" calcext:value-type="float">
            <text:p>195994.5613911</text:p>
          </table:table-cell>
          <table:table-cell table:formula="of:=[.$F167]/[.$B167]" office:value-type="float" office:value="5.64088986793651" calcext:value-type="float">
            <text:p>5.64088986793651</text:p>
          </table:table-cell>
          <table:table-cell table:formula="of:=[.$F167]/[.$A167]" office:value-type="float" office:value="1202.42062203129" calcext:value-type="float">
            <text:p>1202.42062203129</text:p>
          </table:table-cell>
          <table:table-cell table:formula="of:=[.$B167]" office:value-type="float" office:value="34745.326709028" calcext:value-type="float">
            <text:p>34745.326709028</text:p>
          </table:table-cell>
          <table:table-cell table:formula="of:=[.$D167]*(1-[.$K167])" office:value-type="float" office:value="167560.999339432" calcext:value-type="float">
            <text:p>167560.999339432</text:p>
          </table:table-cell>
          <table:table-cell table:formula="of:=SUM(INDIRECT( CELL(&quot;address&quot;;  INDEX([$Parameters.$H$22:$Parameters.$H$74];  FLOOR([.$A167]/12; 1) + 1;0))&amp;&quot;:&quot;&amp;CELL(&quot;address&quot;; [$Parameters.$H$70])))" office:value-type="float" office:value="0.27381" calcext:value-type="float">
            <text:p>0.27381</text:p>
          </table:table-cell>
          <table:table-cell table:formula="of:=[.$I167]/INDEX([$Parameters.$I$22:$Parameters.$I$120];  FLOOR([.$A167]/12; 1) + 1;0)" office:value-type="float" office:value="772.633460285257" calcext:value-type="float">
            <text:p>772.633460285257</text:p>
          </table:table-cell>
          <table:table-cell table:formula="of:=[.$J167]/ INDEX([$Parameters.$I$22:$Parameters.$I$120];  FLOOR([.$A167]/12; 1) + 1;0)" office:value-type="float" office:value="3726.06180430136" calcext:value-type="float">
            <text:p>3726.06180430136</text:p>
          </table:table-cell>
          <table:table-cell table:formula="of:=([.$M167]-[.$L167])*[$Parameters.$I$70]" office:value-type="float" office:value="48022.7448737018" calcext:value-type="float">
            <text:p>48022.7448737018</text:p>
          </table:table-cell>
          <table:table-cell table:number-columns-repeated="2"/>
        </table:table-row>
        <table:table-row table:style-name="ro1">
          <table:table-cell office:value-type="float" office:value="164" calcext:value-type="float">
            <text:p>164</text:p>
          </table:table-cell>
          <table:table-cell table:formula="of:=([.$B167]-[.$C167])*POWER(1+[$Parameters.$E$4];1/12)+[$Parameters.$B$4]" office:value-type="float" office:value="35886.8834709439" calcext:value-type="float">
            <text:p>35886.8834709439</text:p>
          </table:table-cell>
          <table:table-cell table:formula="of:=IF(MOD([.$A168];12)=1; ([.$B156]+[.$B159]+[.$B162]+[.$B165])/4*(1+[$Parameters.$C$4])*[$Parameters.$D$4]; 0)" office:value-type="float" office:value="0" calcext:value-type="float">
            <text:p>0</text:p>
          </table:table-cell>
          <table:table-cell table:formula="of:=([.$D167]-[.$E167])*POWER(1+[$Parameters.$E$4];1/12)+[$Parameters.$B$4]" office:value-type="float" office:value="232675.934669578" calcext:value-type="float">
            <text:p>232675.934669578</text:p>
          </table:table-cell>
          <table:table-cell office:value-type="float" office:value="5" calcext:value-type="float">
            <text:p>5</text:p>
          </table:table-cell>
          <table:table-cell table:formula="of:=[.$D168]-[.$B168]" office:value-type="float" office:value="196789.051198634" calcext:value-type="float">
            <text:p>196789.051198634</text:p>
          </table:table-cell>
          <table:table-cell table:formula="of:=[.$F168]/[.$B168]" office:value-type="float" office:value="5.48359267134372" calcext:value-type="float">
            <text:p>5.48359267134372</text:p>
          </table:table-cell>
          <table:table-cell table:formula="of:=[.$F168]/[.$A168]" office:value-type="float" office:value="1199.93323901606" calcext:value-type="float">
            <text:p>1199.93323901606</text:p>
          </table:table-cell>
          <table:table-cell table:formula="of:=[.$B168]" office:value-type="float" office:value="35886.8834709439" calcext:value-type="float">
            <text:p>35886.8834709439</text:p>
          </table:table-cell>
          <table:table-cell table:formula="of:=[.$D168]*(1-[.$K168])" office:value-type="float" office:value="168966.936997701" calcext:value-type="float">
            <text:p>168966.936997701</text:p>
          </table:table-cell>
          <table:table-cell table:formula="of:=SUM(INDIRECT( CELL(&quot;address&quot;;  INDEX([$Parameters.$H$22:$Parameters.$H$74];  FLOOR([.$A168]/12; 1) + 1;0))&amp;&quot;:&quot;&amp;CELL(&quot;address&quot;; [$Parameters.$H$70])))" office:value-type="float" office:value="0.27381" calcext:value-type="float">
            <text:p>0.27381</text:p>
          </table:table-cell>
          <table:table-cell table:formula="of:=[.$I168]/INDEX([$Parameters.$I$22:$Parameters.$I$120];  FLOOR([.$A168]/12; 1) + 1;0)" office:value-type="float" office:value="798.018311562017" calcext:value-type="float">
            <text:p>798.018311562017</text:p>
          </table:table-cell>
          <table:table-cell table:formula="of:=[.$J168]/ INDEX([$Parameters.$I$22:$Parameters.$I$120];  FLOOR([.$A168]/12; 1) + 1;0)" office:value-type="float" office:value="3757.32570597511" calcext:value-type="float">
            <text:p>3757.32570597511</text:p>
          </table:table-cell>
          <table:table-cell table:formula="of:=([.$M168]-[.$L168])*[$Parameters.$I$70]" office:value-type="float" office:value="48118.338233157" calcext:value-type="float">
            <text:p>48118.338233157</text:p>
          </table:table-cell>
          <table:table-cell table:number-columns-repeated="2"/>
        </table:table-row>
        <table:table-row table:style-name="ro1">
          <table:table-cell office:value-type="float" office:value="165" calcext:value-type="float">
            <text:p>165</text:p>
          </table:table-cell>
          <table:table-cell table:formula="of:=([.$B168]-[.$C168])*POWER(1+[$Parameters.$E$4];1/12)+[$Parameters.$B$4]" office:value-type="float" office:value="37033.0910764139" calcext:value-type="float">
            <text:p>37033.0910764139</text:p>
          </table:table-cell>
          <table:table-cell table:formula="of:=IF(MOD([.$A169];12)=1; ([.$B157]+[.$B160]+[.$B163]+[.$B166])/4*(1+[$Parameters.$C$4])*[$Parameters.$D$4]; 0)" office:value-type="float" office:value="0" calcext:value-type="float">
            <text:p>0</text:p>
          </table:table-cell>
          <table:table-cell table:formula="of:=([.$D168]-[.$E168])*POWER(1+[$Parameters.$E$4];1/12)+[$Parameters.$B$4]" office:value-type="float" office:value="234618.864858279" calcext:value-type="float">
            <text:p>234618.864858279</text:p>
          </table:table-cell>
          <table:table-cell office:value-type="float" office:value="6" calcext:value-type="float">
            <text:p>6</text:p>
          </table:table-cell>
          <table:table-cell table:formula="of:=[.$D169]-[.$B169]" office:value-type="float" office:value="197585.773781865" calcext:value-type="float">
            <text:p>197585.773781865</text:p>
          </table:table-cell>
          <table:table-cell table:formula="of:=[.$F169]/[.$B169]" office:value-type="float" office:value="5.33538432895509" calcext:value-type="float">
            <text:p>5.33538432895509</text:p>
          </table:table-cell>
          <table:table-cell table:formula="of:=[.$F169]/[.$A169]" office:value-type="float" office:value="1197.48953807191" calcext:value-type="float">
            <text:p>1197.48953807191</text:p>
          </table:table-cell>
          <table:table-cell table:formula="of:=[.$B169]" office:value-type="float" office:value="37033.0910764139" calcext:value-type="float">
            <text:p>37033.0910764139</text:p>
          </table:table-cell>
          <table:table-cell table:formula="of:=[.$D169]*(1-[.$K169])" office:value-type="float" office:value="170377.873471434" calcext:value-type="float">
            <text:p>170377.873471434</text:p>
          </table:table-cell>
          <table:table-cell table:formula="of:=SUM(INDIRECT( CELL(&quot;address&quot;;  INDEX([$Parameters.$H$22:$Parameters.$H$74];  FLOOR([.$A169]/12; 1) + 1;0))&amp;&quot;:&quot;&amp;CELL(&quot;address&quot;; [$Parameters.$H$70])))" office:value-type="float" office:value="0.27381" calcext:value-type="float">
            <text:p>0.27381</text:p>
          </table:table-cell>
          <table:table-cell table:formula="of:=[.$I169]/INDEX([$Parameters.$I$22:$Parameters.$I$120];  FLOOR([.$A169]/12; 1) + 1;0)" office:value-type="float" office:value="823.506583865108" calcext:value-type="float">
            <text:p>823.506583865108</text:p>
          </table:table-cell>
          <table:table-cell table:formula="of:=[.$J169]/ INDEX([$Parameters.$I$22:$Parameters.$I$120];  FLOOR([.$A169]/12; 1) + 1;0)" office:value-type="float" office:value="3788.70076654289" calcext:value-type="float">
            <text:p>3788.70076654289</text:p>
          </table:table-cell>
          <table:table-cell table:formula="of:=([.$M169]-[.$L169])*[$Parameters.$I$70]" office:value-type="float" office:value="48214.0574103407" calcext:value-type="float">
            <text:p>48214.0574103407</text:p>
          </table:table-cell>
          <table:table-cell table:number-columns-repeated="2"/>
        </table:table-row>
        <table:table-row table:style-name="ro1">
          <table:table-cell office:value-type="float" office:value="166" calcext:value-type="float">
            <text:p>166</text:p>
          </table:table-cell>
          <table:table-cell table:formula="of:=([.$B169]-[.$C169])*POWER(1+[$Parameters.$E$4];1/12)+[$Parameters.$B$4]" office:value-type="float" office:value="38183.9684735503" calcext:value-type="float">
            <text:p>38183.9684735503</text:p>
          </table:table-cell>
          <table:table-cell table:formula="of:=IF(MOD([.$A170];12)=1; ([.$B158]+[.$B161]+[.$B164]+[.$B167])/4*(1+[$Parameters.$C$4])*[$Parameters.$D$4]; 0)" office:value-type="float" office:value="0" calcext:value-type="float">
            <text:p>0</text:p>
          </table:table-cell>
          <table:table-cell table:formula="of:=([.$D169]-[.$E169])*POWER(1+[$Parameters.$E$4];1/12)+[$Parameters.$B$4]" office:value-type="float" office:value="236568.706710948" calcext:value-type="float">
            <text:p>236568.706710948</text:p>
          </table:table-cell>
          <table:table-cell office:value-type="float" office:value="7" calcext:value-type="float">
            <text:p>7</text:p>
          </table:table-cell>
          <table:table-cell table:formula="of:=[.$D170]-[.$B170]" office:value-type="float" office:value="198384.738237398" calcext:value-type="float">
            <text:p>198384.738237398</text:p>
          </table:table-cell>
          <table:table-cell table:formula="of:=[.$F170]/[.$B170]" office:value-type="float" office:value="5.1954981676359" calcext:value-type="float">
            <text:p>5.1954981676359</text:p>
          </table:table-cell>
          <table:table-cell table:formula="of:=[.$F170]/[.$A170]" office:value-type="float" office:value="1195.08878456264" calcext:value-type="float">
            <text:p>1195.08878456264</text:p>
          </table:table-cell>
          <table:table-cell table:formula="of:=[.$B170]" office:value-type="float" office:value="38183.9684735503" calcext:value-type="float">
            <text:p>38183.9684735503</text:p>
          </table:table-cell>
          <table:table-cell table:formula="of:=[.$D170]*(1-[.$K170])" office:value-type="float" office:value="171793.829126423" calcext:value-type="float">
            <text:p>171793.829126423</text:p>
          </table:table-cell>
          <table:table-cell table:formula="of:=SUM(INDIRECT( CELL(&quot;address&quot;;  INDEX([$Parameters.$H$22:$Parameters.$H$74];  FLOOR([.$A170]/12; 1) + 1;0))&amp;&quot;:&quot;&amp;CELL(&quot;address&quot;; [$Parameters.$H$70])))" office:value-type="float" office:value="0.27381" calcext:value-type="float">
            <text:p>0.27381</text:p>
          </table:table-cell>
          <table:table-cell table:formula="of:=[.$I170]/INDEX([$Parameters.$I$22:$Parameters.$I$120];  FLOOR([.$A170]/12; 1) + 1;0)" office:value-type="float" office:value="849.098698544593" calcext:value-type="float">
            <text:p>849.098698544593</text:p>
          </table:table-cell>
          <table:table-cell table:formula="of:=[.$J170]/ INDEX([$Parameters.$I$22:$Parameters.$I$120];  FLOOR([.$A170]/12; 1) + 1;0)" office:value-type="float" office:value="3820.18743887977" calcext:value-type="float">
            <text:p>3820.18743887977</text:p>
          </table:table-cell>
          <table:table-cell table:formula="of:=([.$M170]-[.$L170])*[$Parameters.$I$70]" office:value-type="float" office:value="48309.90291785" calcext:value-type="float">
            <text:p>48309.90291785</text:p>
          </table:table-cell>
          <table:table-cell table:number-columns-repeated="2"/>
        </table:table-row>
        <table:table-row table:style-name="ro1">
          <table:table-cell office:value-type="float" office:value="167" calcext:value-type="float">
            <text:p>167</text:p>
          </table:table-cell>
          <table:table-cell table:formula="of:=([.$B170]-[.$C170])*POWER(1+[$Parameters.$E$4];1/12)+[$Parameters.$B$4]" office:value-type="float" office:value="39339.5346876625" calcext:value-type="float">
            <text:p>39339.5346876625</text:p>
          </table:table-cell>
          <table:table-cell table:formula="of:=IF(MOD([.$A171];12)=1; ([.$B159]+[.$B162]+[.$B165]+[.$B168])/4*(1+[$Parameters.$C$4])*[$Parameters.$D$4]; 0)" office:value-type="float" office:value="0" calcext:value-type="float">
            <text:p>0</text:p>
          </table:table-cell>
          <table:table-cell table:formula="of:=([.$D170]-[.$E170])*POWER(1+[$Parameters.$E$4];1/12)+[$Parameters.$B$4]" office:value-type="float" office:value="238525.48838656" calcext:value-type="float">
            <text:p>238525.48838656</text:p>
          </table:table-cell>
          <table:table-cell office:value-type="float" office:value="8" calcext:value-type="float">
            <text:p>8</text:p>
          </table:table-cell>
          <table:table-cell table:formula="of:=[.$D171]-[.$B171]" office:value-type="float" office:value="199185.953698897" calcext:value-type="float">
            <text:p>199185.953698897</text:p>
          </table:table-cell>
          <table:table-cell table:formula="of:=[.$F171]/[.$B171]" office:value-type="float" office:value="5.06325139024496" calcext:value-type="float">
            <text:p>5.06325139024496</text:p>
          </table:table-cell>
          <table:table-cell table:formula="of:=[.$F171]/[.$A171]" office:value-type="float" office:value="1192.73026167004" calcext:value-type="float">
            <text:p>1192.73026167004</text:p>
          </table:table-cell>
          <table:table-cell table:formula="of:=[.$B171]" office:value-type="float" office:value="39339.5346876625" calcext:value-type="float">
            <text:p>39339.5346876625</text:p>
          </table:table-cell>
          <table:table-cell table:formula="of:=[.$D171]*(1-[.$K171])" office:value-type="float" office:value="173214.824411436" calcext:value-type="float">
            <text:p>173214.824411436</text:p>
          </table:table-cell>
          <table:table-cell table:formula="of:=SUM(INDIRECT( CELL(&quot;address&quot;;  INDEX([$Parameters.$H$22:$Parameters.$H$74];  FLOOR([.$A171]/12; 1) + 1;0))&amp;&quot;:&quot;&amp;CELL(&quot;address&quot;; [$Parameters.$H$70])))" office:value-type="float" office:value="0.27381" calcext:value-type="float">
            <text:p>0.27381</text:p>
          </table:table-cell>
          <table:table-cell table:formula="of:=[.$I171]/INDEX([$Parameters.$I$22:$Parameters.$I$120];  FLOOR([.$A171]/12; 1) + 1;0)" office:value-type="float" office:value="874.795078667167" calcext:value-type="float">
            <text:p>874.795078667167</text:p>
          </table:table-cell>
          <table:table-cell table:formula="of:=[.$J171]/ INDEX([$Parameters.$I$22:$Parameters.$I$120];  FLOOR([.$A171]/12; 1) + 1;0)" office:value-type="float" office:value="3851.78617770593" calcext:value-type="float">
            <text:p>3851.78617770593</text:p>
          </table:table-cell>
          <table:table-cell table:formula="of:=([.$M171]-[.$L171])*[$Parameters.$I$70]" office:value-type="float" office:value="48405.8752703703" calcext:value-type="float">
            <text:p>48405.8752703703</text:p>
          </table:table-cell>
          <table:table-cell table:number-columns-repeated="2"/>
        </table:table-row>
        <table:table-row table:style-name="ro1">
          <table:table-cell office:value-type="float" office:value="168" calcext:value-type="float">
            <text:p>168</text:p>
          </table:table-cell>
          <table:table-cell table:formula="of:=([.$B171]-[.$C171])*POWER(1+[$Parameters.$E$4];1/12)+[$Parameters.$B$4]" office:value-type="float" office:value="40499.8088215712" calcext:value-type="float">
            <text:p>40499.8088215712</text:p>
          </table:table-cell>
          <table:table-cell table:formula="of:=IF(MOD([.$A172];12)=1; ([.$B160]+[.$B163]+[.$B166]+[.$B169])/4*(1+[$Parameters.$C$4])*[$Parameters.$D$4]; 0)" office:value-type="float" office:value="0" calcext:value-type="float">
            <text:p>0</text:p>
          </table:table-cell>
          <table:table-cell table:formula="of:=([.$D171]-[.$E171])*POWER(1+[$Parameters.$E$4];1/12)+[$Parameters.$B$4]" office:value-type="float" office:value="240489.238158811" calcext:value-type="float">
            <text:p>240489.238158811</text:p>
          </table:table-cell>
          <table:table-cell office:value-type="float" office:value="9" calcext:value-type="float">
            <text:p>9</text:p>
          </table:table-cell>
          <table:table-cell table:formula="of:=[.$D172]-[.$B172]" office:value-type="float" office:value="199989.42933724" calcext:value-type="float">
            <text:p>199989.42933724</text:p>
          </table:table-cell>
          <table:table-cell table:formula="of:=[.$F172]/[.$B172]" office:value-type="float" office:value="4.93803391068654" calcext:value-type="float">
            <text:p>4.93803391068654</text:p>
          </table:table-cell>
          <table:table-cell table:formula="of:=[.$F172]/[.$A172]" office:value-type="float" office:value="1190.41326986453" calcext:value-type="float">
            <text:p>1190.41326986453</text:p>
          </table:table-cell>
          <table:table-cell table:formula="of:=[.$B172]" office:value-type="float" office:value="40499.8088215712" calcext:value-type="float">
            <text:p>40499.8088215712</text:p>
          </table:table-cell>
          <table:table-cell table:formula="of:=[.$D172]*(1-[.$K172])" office:value-type="float" office:value="175210.358374507" calcext:value-type="float">
            <text:p>175210.358374507</text:p>
          </table:table-cell>
          <table:table-cell table:formula="of:=SUM(INDIRECT( CELL(&quot;address&quot;;  INDEX([$Parameters.$H$22:$Parameters.$H$74];  FLOOR([.$A172]/12; 1) + 1;0))&amp;&quot;:&quot;&amp;CELL(&quot;address&quot;; [$Parameters.$H$70])))" office:value-type="float" office:value="0.271442" calcext:value-type="float">
            <text:p>0.271442</text:p>
          </table:table-cell>
          <table:table-cell table:formula="of:=[.$I172]/INDEX([$Parameters.$I$22:$Parameters.$I$120];  FLOOR([.$A172]/12; 1) + 1;0)" office:value-type="float" office:value="918.988173850038" calcext:value-type="float">
            <text:p>918.988173850038</text:p>
          </table:table-cell>
          <table:table-cell table:formula="of:=[.$J172]/ INDEX([$Parameters.$I$22:$Parameters.$I$120];  FLOOR([.$A172]/12; 1) + 1;0)" office:value-type="float" office:value="3975.72857668499" calcext:value-type="float">
            <text:p>3975.72857668499</text:p>
          </table:table-cell>
          <table:table-cell table:formula="of:=([.$M172]-[.$L172])*[$Parameters.$I$70]" office:value-type="float" office:value="49702.5989500963" calcext:value-type="float">
            <text:p>49702.5989500963</text:p>
          </table:table-cell>
          <table:table-cell table:number-columns-repeated="2"/>
        </table:table-row>
        <table:table-row table:style-name="ro1">
          <table:table-cell office:value-type="float" office:value="169" calcext:value-type="float">
            <text:p>169</text:p>
          </table:table-cell>
          <table:table-cell table:formula="of:=([.$B172]-[.$C172])*POWER(1+[$Parameters.$E$4];1/12)+[$Parameters.$B$4]" office:value-type="float" office:value="41664.8100559244" calcext:value-type="float">
            <text:p>41664.8100559244</text:p>
          </table:table-cell>
          <table:table-cell table:formula="of:=IF(MOD([.$A173];12)=1; ([.$B161]+[.$B164]+[.$B167]+[.$B170])/4*(1+[$Parameters.$C$4])*[$Parameters.$D$4]; 0)" office:value-type="float" office:value="13657.8569457769" calcext:value-type="float">
            <text:p>13657.8569457769</text:p>
          </table:table-cell>
          <table:table-cell table:formula="of:=([.$D172]-[.$E172])*POWER(1+[$Parameters.$E$4];1/12)+[$Parameters.$B$4]" office:value-type="float" office:value="242459.984416592" calcext:value-type="float">
            <text:p>242459.984416592</text:p>
          </table:table-cell>
          <table:table-cell office:value-type="float" office:value="10" calcext:value-type="float">
            <text:p>10</text:p>
          </table:table-cell>
          <table:table-cell table:formula="of:=[.$D173]-[.$B173]" office:value-type="float" office:value="200795.174360667" calcext:value-type="float">
            <text:p>200795.174360667</text:p>
          </table:table-cell>
          <table:table-cell table:formula="of:=[.$F173]/[.$B173]" office:value-type="float" office:value="4.81929892614778" calcext:value-type="float">
            <text:p>4.81929892614778</text:p>
          </table:table-cell>
          <table:table-cell table:formula="of:=[.$F173]/[.$A173]" office:value-type="float" office:value="1188.13712639448" calcext:value-type="float">
            <text:p>1188.13712639448</text:p>
          </table:table-cell>
          <table:table-cell table:formula="of:=[.$B173]" office:value-type="float" office:value="41664.8100559244" calcext:value-type="float">
            <text:p>41664.8100559244</text:p>
          </table:table-cell>
          <table:table-cell table:formula="of:=[.$D173]*(1-[.$K173])" office:value-type="float" office:value="176646.161326583" calcext:value-type="float">
            <text:p>176646.161326583</text:p>
          </table:table-cell>
          <table:table-cell table:formula="of:=SUM(INDIRECT( CELL(&quot;address&quot;;  INDEX([$Parameters.$H$22:$Parameters.$H$74];  FLOOR([.$A173]/12; 1) + 1;0))&amp;&quot;:&quot;&amp;CELL(&quot;address&quot;; [$Parameters.$H$70])))" office:value-type="float" office:value="0.271442" calcext:value-type="float">
            <text:p>0.271442</text:p>
          </table:table-cell>
          <table:table-cell table:formula="of:=[.$I173]/INDEX([$Parameters.$I$22:$Parameters.$I$120];  FLOOR([.$A173]/12; 1) + 1;0)" office:value-type="float" office:value="945.423418559663" calcext:value-type="float">
            <text:p>945.423418559663</text:p>
          </table:table-cell>
          <table:table-cell table:formula="of:=[.$J173]/ INDEX([$Parameters.$I$22:$Parameters.$I$120];  FLOOR([.$A173]/12; 1) + 1;0)" office:value-type="float" office:value="4008.30863005635" calcext:value-type="float">
            <text:p>4008.30863005635</text:p>
          </table:table-cell>
          <table:table-cell table:formula="of:=([.$M173]-[.$L173])*[$Parameters.$I$70]" office:value-type="float" office:value="49802.5135389361" calcext:value-type="float">
            <text:p>49802.5135389361</text:p>
          </table:table-cell>
          <table:table-cell table:number-columns-repeated="2"/>
        </table:table-row>
        <table:table-row table:style-name="ro1">
          <table:table-cell office:value-type="float" office:value="170" calcext:value-type="float">
            <text:p>170</text:p>
          </table:table-cell>
          <table:table-cell table:formula="of:=([.$B173]-[.$C173])*POWER(1+[$Parameters.$E$4];1/12)+[$Parameters.$B$4]" office:value-type="float" office:value="29121.056903921" calcext:value-type="float">
            <text:p>29121.056903921</text:p>
          </table:table-cell>
          <table:table-cell table:formula="of:=IF(MOD([.$A174];12)=1; ([.$B162]+[.$B165]+[.$B168]+[.$B171])/4*(1+[$Parameters.$C$4])*[$Parameters.$D$4]; 0)" office:value-type="float" office:value="0" calcext:value-type="float">
            <text:p>0</text:p>
          </table:table-cell>
          <table:table-cell table:formula="of:=([.$D173]-[.$E173])*POWER(1+[$Parameters.$E$4];1/12)+[$Parameters.$B$4]" office:value-type="float" office:value="244437.755664448" calcext:value-type="float">
            <text:p>244437.755664448</text:p>
          </table:table-cell>
          <table:table-cell office:value-type="float" office:value="11" calcext:value-type="float">
            <text:p>11</text:p>
          </table:table-cell>
          <table:table-cell table:formula="of:=[.$D174]-[.$B174]" office:value-type="float" office:value="215316.698760527" calcext:value-type="float">
            <text:p>215316.698760527</text:p>
          </table:table-cell>
          <table:table-cell table:formula="of:=[.$F174]/[.$B174]" office:value-type="float" office:value="7.39384904438464" calcext:value-type="float">
            <text:p>7.39384904438464</text:p>
          </table:table-cell>
          <table:table-cell table:formula="of:=[.$F174]/[.$A174]" office:value-type="float" office:value="1266.5688162384" calcext:value-type="float">
            <text:p>1266.5688162384</text:p>
          </table:table-cell>
          <table:table-cell table:formula="of:=[.$B174]" office:value-type="float" office:value="29121.056903921" calcext:value-type="float">
            <text:p>29121.056903921</text:p>
          </table:table-cell>
          <table:table-cell table:formula="of:=[.$D174]*(1-[.$K174])" office:value-type="float" office:value="178087.082391379" calcext:value-type="float">
            <text:p>178087.082391379</text:p>
          </table:table-cell>
          <table:table-cell table:formula="of:=SUM(INDIRECT( CELL(&quot;address&quot;;  INDEX([$Parameters.$H$22:$Parameters.$H$74];  FLOOR([.$A174]/12; 1) + 1;0))&amp;&quot;:&quot;&amp;CELL(&quot;address&quot;; [$Parameters.$H$70])))" office:value-type="float" office:value="0.271442" calcext:value-type="float">
            <text:p>0.271442</text:p>
          </table:table-cell>
          <table:table-cell table:formula="of:=[.$I174]/INDEX([$Parameters.$I$22:$Parameters.$I$120];  FLOOR([.$A174]/12; 1) + 1;0)" office:value-type="float" office:value="660.790944041775" calcext:value-type="float">
            <text:p>660.790944041775</text:p>
          </table:table-cell>
          <table:table-cell table:formula="of:=[.$J174]/ INDEX([$Parameters.$I$22:$Parameters.$I$120];  FLOOR([.$A174]/12; 1) + 1;0)" office:value-type="float" office:value="4041.00481940956" calcext:value-type="float">
            <text:p>4041.00481940956</text:p>
          </table:table-cell>
          <table:table-cell table:formula="of:=([.$M174]-[.$L174])*[$Parameters.$I$70]" office:value-type="float" office:value="54962.2776134802" calcext:value-type="float">
            <text:p>54962.2776134802</text:p>
          </table:table-cell>
          <table:table-cell table:number-columns-repeated="2"/>
        </table:table-row>
        <table:table-row table:style-name="ro1">
          <table:table-cell office:value-type="float" office:value="171" calcext:value-type="float">
            <text:p>171</text:p>
          </table:table-cell>
          <table:table-cell table:formula="of:=([.$B174]-[.$C174])*POWER(1+[$Parameters.$E$4];1/12)+[$Parameters.$B$4]" office:value-type="float" office:value="30239.6996944583" calcext:value-type="float">
            <text:p>30239.6996944583</text:p>
          </table:table-cell>
          <table:table-cell table:formula="of:=IF(MOD([.$A175];12)=1; ([.$B163]+[.$B166]+[.$B169]+[.$B172])/4*(1+[$Parameters.$C$4])*[$Parameters.$D$4]; 0)" office:value-type="float" office:value="0" calcext:value-type="float">
            <text:p>0</text:p>
          </table:table-cell>
          <table:table-cell table:formula="of:=([.$D174]-[.$E174])*POWER(1+[$Parameters.$E$4];1/12)+[$Parameters.$B$4]" office:value-type="float" office:value="246422.580523061" calcext:value-type="float">
            <text:p>246422.580523061</text:p>
          </table:table-cell>
          <table:table-cell office:value-type="float" office:value="12" calcext:value-type="float">
            <text:p>12</text:p>
          </table:table-cell>
          <table:table-cell table:formula="of:=[.$D175]-[.$B175]" office:value-type="float" office:value="216182.880828603" calcext:value-type="float">
            <text:p>216182.880828603</text:p>
          </table:table-cell>
          <table:table-cell table:formula="of:=[.$F175]/[.$B175]" office:value-type="float" office:value="7.14897578391694" calcext:value-type="float">
            <text:p>7.14897578391694</text:p>
          </table:table-cell>
          <table:table-cell table:formula="of:=[.$F175]/[.$A175]" office:value-type="float" office:value="1264.22737326668" calcext:value-type="float">
            <text:p>1264.22737326668</text:p>
          </table:table-cell>
          <table:table-cell table:formula="of:=[.$B175]" office:value-type="float" office:value="30239.6996944583" calcext:value-type="float">
            <text:p>30239.6996944583</text:p>
          </table:table-cell>
          <table:table-cell table:formula="of:=[.$D175]*(1-[.$K175])" office:value-type="float" office:value="179533.14242072" calcext:value-type="float">
            <text:p>179533.14242072</text:p>
          </table:table-cell>
          <table:table-cell table:formula="of:=SUM(INDIRECT( CELL(&quot;address&quot;;  INDEX([$Parameters.$H$22:$Parameters.$H$74];  FLOOR([.$A175]/12; 1) + 1;0))&amp;&quot;:&quot;&amp;CELL(&quot;address&quot;; [$Parameters.$H$70])))" office:value-type="float" office:value="0.271442" calcext:value-type="float">
            <text:p>0.271442</text:p>
          </table:table-cell>
          <table:table-cell table:formula="of:=[.$I175]/INDEX([$Parameters.$I$22:$Parameters.$I$120];  FLOOR([.$A175]/12; 1) + 1;0)" office:value-type="float" office:value="686.174261276567" calcext:value-type="float">
            <text:p>686.174261276567</text:p>
          </table:table-cell>
          <table:table-cell table:formula="of:=[.$J175]/ INDEX([$Parameters.$I$22:$Parameters.$I$120];  FLOOR([.$A175]/12; 1) + 1;0)" office:value-type="float" office:value="4073.81761789699" calcext:value-type="float">
            <text:p>4073.81761789699</text:p>
          </table:table-cell>
          <table:table-cell table:formula="of:=([.$M175]-[.$L175])*[$Parameters.$I$70]" office:value-type="float" office:value="55083.0809786481" calcext:value-type="float">
            <text:p>55083.0809786481</text:p>
          </table:table-cell>
          <table:table-cell table:number-columns-repeated="2"/>
        </table:table-row>
        <table:table-row table:style-name="ro1">
          <table:table-cell office:value-type="float" office:value="172" calcext:value-type="float">
            <text:p>172</text:p>
          </table:table-cell>
          <table:table-cell table:formula="of:=([.$B175]-[.$C175])*POWER(1+[$Parameters.$E$4];1/12)+[$Parameters.$B$4]" office:value-type="float" office:value="31362.8999741939" calcext:value-type="float">
            <text:p>31362.8999741939</text:p>
          </table:table-cell>
          <table:table-cell table:formula="of:=IF(MOD([.$A176];12)=1; ([.$B164]+[.$B167]+[.$B170]+[.$B173])/4*(1+[$Parameters.$C$4])*[$Parameters.$D$4]; 0)" office:value-type="float" office:value="0" calcext:value-type="float">
            <text:p>0</text:p>
          </table:table-cell>
          <table:table-cell table:formula="of:=([.$D175]-[.$E175])*POWER(1+[$Parameters.$E$4];1/12)+[$Parameters.$B$4]" office:value-type="float" office:value="248414.487729713" calcext:value-type="float">
            <text:p>248414.487729713</text:p>
          </table:table-cell>
          <table:table-cell office:value-type="float" office:value="13" calcext:value-type="float">
            <text:p>13</text:p>
          </table:table-cell>
          <table:table-cell table:formula="of:=[.$D176]-[.$B176]" office:value-type="float" office:value="217051.587755519" calcext:value-type="float">
            <text:p>217051.587755519</text:p>
          </table:table-cell>
          <table:table-cell table:formula="of:=[.$F176]/[.$B176]" office:value-type="float" office:value="6.92064789716875" calcext:value-type="float">
            <text:p>6.92064789716875</text:p>
          </table:table-cell>
          <table:table-cell table:formula="of:=[.$F176]/[.$A176]" office:value-type="float" office:value="1261.9278357879" calcext:value-type="float">
            <text:p>1261.9278357879</text:p>
          </table:table-cell>
          <table:table-cell table:formula="of:=[.$B176]" office:value-type="float" office:value="31362.8999741939" calcext:value-type="float">
            <text:p>31362.8999741939</text:p>
          </table:table-cell>
          <table:table-cell table:formula="of:=[.$D176]*(1-[.$K176])" office:value-type="float" office:value="180984.362351384" calcext:value-type="float">
            <text:p>180984.362351384</text:p>
          </table:table-cell>
          <table:table-cell table:formula="of:=SUM(INDIRECT( CELL(&quot;address&quot;;  INDEX([$Parameters.$H$22:$Parameters.$H$74];  FLOOR([.$A176]/12; 1) + 1;0))&amp;&quot;:&quot;&amp;CELL(&quot;address&quot;; [$Parameters.$H$70])))" office:value-type="float" office:value="0.271442" calcext:value-type="float">
            <text:p>0.271442</text:p>
          </table:table-cell>
          <table:table-cell table:formula="of:=[.$I176]/INDEX([$Parameters.$I$22:$Parameters.$I$120];  FLOOR([.$A176]/12; 1) + 1;0)" office:value-type="float" office:value="711.660993287812" calcext:value-type="float">
            <text:p>711.660993287812</text:p>
          </table:table-cell>
          <table:table-cell table:formula="of:=[.$J176]/ INDEX([$Parameters.$I$22:$Parameters.$I$120];  FLOOR([.$A176]/12; 1) + 1;0)" office:value-type="float" office:value="4106.74750059868" calcext:value-type="float">
            <text:p>4106.74750059868</text:p>
          </table:table-cell>
          <table:table-cell table:formula="of:=([.$M176]-[.$L176])*[$Parameters.$I$70]" office:value-type="float" office:value="55204.1066088748" calcext:value-type="float">
            <text:p>55204.1066088748</text:p>
          </table:table-cell>
          <table:table-cell table:number-columns-repeated="2"/>
        </table:table-row>
        <table:table-row table:style-name="ro1">
          <table:table-cell office:value-type="float" office:value="173" calcext:value-type="float">
            <text:p>173</text:p>
          </table:table-cell>
          <table:table-cell table:formula="of:=([.$B176]-[.$C176])*POWER(1+[$Parameters.$E$4];1/12)+[$Parameters.$B$4]" office:value-type="float" office:value="32490.6763109029" calcext:value-type="float">
            <text:p>32490.6763109029</text:p>
          </table:table-cell>
          <table:table-cell table:formula="of:=IF(MOD([.$A177];12)=1; ([.$B165]+[.$B168]+[.$B171]+[.$B174])/4*(1+[$Parameters.$C$4])*[$Parameters.$D$4]; 0)" office:value-type="float" office:value="0" calcext:value-type="float">
            <text:p>0</text:p>
          </table:table-cell>
          <table:table-cell table:formula="of:=([.$D176]-[.$E176])*POWER(1+[$Parameters.$E$4];1/12)+[$Parameters.$B$4]" office:value-type="float" office:value="250413.506138766" calcext:value-type="float">
            <text:p>250413.506138766</text:p>
          </table:table-cell>
          <table:table-cell office:value-type="float" office:value="14" calcext:value-type="float">
            <text:p>14</text:p>
          </table:table-cell>
          <table:table-cell table:formula="of:=[.$D177]-[.$B177]" office:value-type="float" office:value="217922.829827863" calcext:value-type="float">
            <text:p>217922.829827863</text:p>
          </table:table-cell>
          <table:table-cell table:formula="of:=[.$F177]/[.$B177]" office:value-type="float" office:value="6.70724203283926" calcext:value-type="float">
            <text:p>6.70724203283926</text:p>
          </table:table-cell>
          <table:table-cell table:formula="of:=[.$F177]/[.$A177]" office:value-type="float" office:value="1259.66953657724" calcext:value-type="float">
            <text:p>1259.66953657724</text:p>
          </table:table-cell>
          <table:table-cell table:formula="of:=[.$B177]" office:value-type="float" office:value="32490.6763109029" calcext:value-type="float">
            <text:p>32490.6763109029</text:p>
          </table:table-cell>
          <table:table-cell table:formula="of:=[.$D177]*(1-[.$K177])" office:value-type="float" office:value="182440.763205447" calcext:value-type="float">
            <text:p>182440.763205447</text:p>
          </table:table-cell>
          <table:table-cell table:formula="of:=SUM(INDIRECT( CELL(&quot;address&quot;;  INDEX([$Parameters.$H$22:$Parameters.$H$74];  FLOOR([.$A177]/12; 1) + 1;0))&amp;&quot;:&quot;&amp;CELL(&quot;address&quot;; [$Parameters.$H$70])))" office:value-type="float" office:value="0.271442" calcext:value-type="float">
            <text:p>0.271442</text:p>
          </table:table-cell>
          <table:table-cell table:formula="of:=[.$I177]/INDEX([$Parameters.$I$22:$Parameters.$I$120];  FLOOR([.$A177]/12; 1) + 1;0)" office:value-type="float" office:value="737.251561400111" calcext:value-type="float">
            <text:p>737.251561400111</text:p>
          </table:table-cell>
          <table:table-cell table:formula="of:=[.$J177]/ INDEX([$Parameters.$I$22:$Parameters.$I$120];  FLOOR([.$A177]/12; 1) + 1;0)" office:value-type="float" office:value="4139.79494453022" calcext:value-type="float">
            <text:p>4139.79494453022</text:p>
          </table:table-cell>
          <table:table-cell table:formula="of:=([.$M177]-[.$L177])*[$Parameters.$I$70]" office:value-type="float" office:value="55325.3554096956" calcext:value-type="float">
            <text:p>55325.3554096956</text:p>
          </table:table-cell>
          <table:table-cell table:number-columns-repeated="2"/>
        </table:table-row>
        <table:table-row table:style-name="ro1">
          <table:table-cell office:value-type="float" office:value="174" calcext:value-type="float">
            <text:p>174</text:p>
          </table:table-cell>
          <table:table-cell table:formula="of:=([.$B177]-[.$C177])*POWER(1+[$Parameters.$E$4];1/12)+[$Parameters.$B$4]" office:value-type="float" office:value="33623.047348008" calcext:value-type="float">
            <text:p>33623.047348008</text:p>
          </table:table-cell>
          <table:table-cell table:formula="of:=IF(MOD([.$A178];12)=1; ([.$B166]+[.$B169]+[.$B172]+[.$B175])/4*(1+[$Parameters.$C$4])*[$Parameters.$D$4]; 0)" office:value-type="float" office:value="0" calcext:value-type="float">
            <text:p>0</text:p>
          </table:table-cell>
          <table:table-cell table:formula="of:=([.$D177]-[.$E177])*POWER(1+[$Parameters.$E$4];1/12)+[$Parameters.$B$4]" office:value-type="float" office:value="252419.66472214" calcext:value-type="float">
            <text:p>252419.66472214</text:p>
          </table:table-cell>
          <table:table-cell office:value-type="float" office:value="15" calcext:value-type="float">
            <text:p>15</text:p>
          </table:table-cell>
          <table:table-cell table:formula="of:=[.$D178]-[.$B178]" office:value-type="float" office:value="218796.617374132" calcext:value-type="float">
            <text:p>218796.617374132</text:p>
          </table:table-cell>
          <table:table-cell table:formula="of:=[.$F178]/[.$B178]" office:value-type="float" office:value="6.50734048908551" calcext:value-type="float">
            <text:p>6.50734048908551</text:p>
          </table:table-cell>
          <table:table-cell table:formula="of:=[.$F178]/[.$A178]" office:value-type="float" office:value="1257.45182398926" calcext:value-type="float">
            <text:p>1257.45182398926</text:p>
          </table:table-cell>
          <table:table-cell table:formula="of:=[.$B178]" office:value-type="float" office:value="33623.047348008" calcext:value-type="float">
            <text:p>33623.047348008</text:p>
          </table:table-cell>
          <table:table-cell table:formula="of:=[.$D178]*(1-[.$K178])" office:value-type="float" office:value="183902.366090633" calcext:value-type="float">
            <text:p>183902.366090633</text:p>
          </table:table-cell>
          <table:table-cell table:formula="of:=SUM(INDIRECT( CELL(&quot;address&quot;;  INDEX([$Parameters.$H$22:$Parameters.$H$74];  FLOOR([.$A178]/12; 1) + 1;0))&amp;&quot;:&quot;&amp;CELL(&quot;address&quot;; [$Parameters.$H$70])))" office:value-type="float" office:value="0.271442" calcext:value-type="float">
            <text:p>0.271442</text:p>
          </table:table-cell>
          <table:table-cell table:formula="of:=[.$I178]/INDEX([$Parameters.$I$22:$Parameters.$I$120];  FLOOR([.$A178]/12; 1) + 1;0)" office:value-type="float" office:value="762.946388654595" calcext:value-type="float">
            <text:p>762.946388654595</text:p>
          </table:table-cell>
          <table:table-cell table:formula="of:=[.$J178]/ INDEX([$Parameters.$I$22:$Parameters.$I$120];  FLOOR([.$A178]/12; 1) + 1;0)" office:value-type="float" office:value="4172.96042865061" calcext:value-type="float">
            <text:p>4172.96042865061</text:p>
          </table:table-cell>
          <table:table-cell table:formula="of:=([.$M178]-[.$L178])*[$Parameters.$I$70]" office:value-type="float" office:value="55446.8282903353" calcext:value-type="float">
            <text:p>55446.8282903353</text:p>
          </table:table-cell>
          <table:table-cell table:number-columns-repeated="2"/>
        </table:table-row>
        <table:table-row table:style-name="ro1">
          <table:table-cell office:value-type="float" office:value="175" calcext:value-type="float">
            <text:p>175</text:p>
          </table:table-cell>
          <table:table-cell table:formula="of:=([.$B178]-[.$C178])*POWER(1+[$Parameters.$E$4];1/12)+[$Parameters.$B$4]" office:value-type="float" office:value="34760.0318048872" calcext:value-type="float">
            <text:p>34760.0318048872</text:p>
          </table:table-cell>
          <table:table-cell table:formula="of:=IF(MOD([.$A179];12)=1; ([.$B167]+[.$B170]+[.$B173]+[.$B176])/4*(1+[$Parameters.$C$4])*[$Parameters.$D$4]; 0)" office:value-type="float" office:value="0" calcext:value-type="float">
            <text:p>0</text:p>
          </table:table-cell>
          <table:table-cell table:formula="of:=([.$D178]-[.$E178])*POWER(1+[$Parameters.$E$4];1/12)+[$Parameters.$B$4]" office:value-type="float" office:value="254432.992569788" calcext:value-type="float">
            <text:p>254432.992569788</text:p>
          </table:table-cell>
          <table:table-cell office:value-type="float" office:value="16" calcext:value-type="float">
            <text:p>16</text:p>
          </table:table-cell>
          <table:table-cell table:formula="of:=[.$D179]-[.$B179]" office:value-type="float" office:value="219672.960764901" calcext:value-type="float">
            <text:p>219672.960764901</text:p>
          </table:table-cell>
          <table:table-cell table:formula="of:=[.$F179]/[.$B179]" office:value-type="float" office:value="6.31969964808878" calcext:value-type="float">
            <text:p>6.31969964808878</text:p>
          </table:table-cell>
          <table:table-cell table:formula="of:=[.$F179]/[.$A179]" office:value-type="float" office:value="1255.27406151372" calcext:value-type="float">
            <text:p>1255.27406151372</text:p>
          </table:table-cell>
          <table:table-cell table:formula="of:=[.$B179]" office:value-type="float" office:value="34760.0318048872" calcext:value-type="float">
            <text:p>34760.0318048872</text:p>
          </table:table-cell>
          <table:table-cell table:formula="of:=[.$D179]*(1-[.$K179])" office:value-type="float" office:value="185369.19220066" calcext:value-type="float">
            <text:p>185369.19220066</text:p>
          </table:table-cell>
          <table:table-cell table:formula="of:=SUM(INDIRECT( CELL(&quot;address&quot;;  INDEX([$Parameters.$H$22:$Parameters.$H$74];  FLOOR([.$A179]/12; 1) + 1;0))&amp;&quot;:&quot;&amp;CELL(&quot;address&quot;; [$Parameters.$H$70])))" office:value-type="float" office:value="0.271442" calcext:value-type="float">
            <text:p>0.271442</text:p>
          </table:table-cell>
          <table:table-cell table:formula="of:=[.$I179]/INDEX([$Parameters.$I$22:$Parameters.$I$120];  FLOOR([.$A179]/12; 1) + 1;0)" office:value-type="float" office:value="788.745899815912" calcext:value-type="float">
            <text:p>788.745899815912</text:p>
          </table:table-cell>
          <table:table-cell table:formula="of:=[.$J179]/ INDEX([$Parameters.$I$22:$Parameters.$I$120];  FLOOR([.$A179]/12; 1) + 1;0)" office:value-type="float" office:value="4206.2444338702" calcext:value-type="float">
            <text:p>4206.2444338702</text:p>
          </table:table-cell>
          <table:table-cell table:formula="of:=([.$M179]-[.$L179])*[$Parameters.$I$70]" office:value-type="float" office:value="55568.5261637226" calcext:value-type="float">
            <text:p>55568.5261637226</text:p>
          </table:table-cell>
          <table:table-cell table:number-columns-repeated="2"/>
        </table:table-row>
        <table:table-row table:style-name="ro1">
          <table:table-cell office:value-type="float" office:value="176" calcext:value-type="float">
            <text:p>176</text:p>
          </table:table-cell>
          <table:table-cell table:formula="of:=([.$B179]-[.$C179])*POWER(1+[$Parameters.$E$4];1/12)+[$Parameters.$B$4]" office:value-type="float" office:value="35901.6484771839" calcext:value-type="float">
            <text:p>35901.6484771839</text:p>
          </table:table-cell>
          <table:table-cell table:formula="of:=IF(MOD([.$A180];12)=1; ([.$B168]+[.$B171]+[.$B174]+[.$B177])/4*(1+[$Parameters.$C$4])*[$Parameters.$D$4]; 0)" office:value-type="float" office:value="0" calcext:value-type="float">
            <text:p>0</text:p>
          </table:table-cell>
          <table:table-cell table:formula="of:=([.$D179]-[.$E179])*POWER(1+[$Parameters.$E$4];1/12)+[$Parameters.$B$4]" office:value-type="float" office:value="256453.518890181" calcext:value-type="float">
            <text:p>256453.518890181</text:p>
          </table:table-cell>
          <table:table-cell office:value-type="float" office:value="17" calcext:value-type="float">
            <text:p>17</text:p>
          </table:table-cell>
          <table:table-cell table:formula="of:=[.$D180]-[.$B180]" office:value-type="float" office:value="220551.870412997" calcext:value-type="float">
            <text:p>220551.870412997</text:p>
          </table:table-cell>
          <table:table-cell table:formula="of:=[.$F180]/[.$B180]" office:value-type="float" office:value="6.14322405148502" calcext:value-type="float">
            <text:p>6.14322405148502</text:p>
          </table:table-cell>
          <table:table-cell table:formula="of:=[.$F180]/[.$A180]" office:value-type="float" office:value="1253.13562734657" calcext:value-type="float">
            <text:p>1253.13562734657</text:p>
          </table:table-cell>
          <table:table-cell table:formula="of:=[.$B180]" office:value-type="float" office:value="35901.6484771839" calcext:value-type="float">
            <text:p>35901.6484771839</text:p>
          </table:table-cell>
          <table:table-cell table:formula="of:=[.$D180]*(1-[.$K180])" office:value-type="float" office:value="186841.262815592" calcext:value-type="float">
            <text:p>186841.262815592</text:p>
          </table:table-cell>
          <table:table-cell table:formula="of:=SUM(INDIRECT( CELL(&quot;address&quot;;  INDEX([$Parameters.$H$22:$Parameters.$H$74];  FLOOR([.$A180]/12; 1) + 1;0))&amp;&quot;:&quot;&amp;CELL(&quot;address&quot;; [$Parameters.$H$70])))" office:value-type="float" office:value="0.271442" calcext:value-type="float">
            <text:p>0.271442</text:p>
          </table:table-cell>
          <table:table-cell table:formula="of:=[.$I180]/INDEX([$Parameters.$I$22:$Parameters.$I$120];  FLOOR([.$A180]/12; 1) + 1;0)" office:value-type="float" office:value="814.650521379258" calcext:value-type="float">
            <text:p>814.650521379258</text:p>
          </table:table-cell>
          <table:table-cell table:formula="of:=[.$J180]/ INDEX([$Parameters.$I$22:$Parameters.$I$120];  FLOOR([.$A180]/12; 1) + 1;0)" office:value-type="float" office:value="4239.64744305859" calcext:value-type="float">
            <text:p>4239.64744305859</text:p>
          </table:table-cell>
          <table:table-cell table:formula="of:=([.$M180]-[.$L180])*[$Parameters.$I$70]" office:value-type="float" office:value="55690.449946506" calcext:value-type="float">
            <text:p>55690.449946506</text:p>
          </table:table-cell>
          <table:table-cell table:number-columns-repeated="2"/>
        </table:table-row>
        <table:table-row table:style-name="ro1">
          <table:table-cell office:value-type="float" office:value="177" calcext:value-type="float">
            <text:p>177</text:p>
          </table:table-cell>
          <table:table-cell table:formula="of:=([.$B180]-[.$C180])*POWER(1+[$Parameters.$E$4];1/12)+[$Parameters.$B$4]" office:value-type="float" office:value="37047.916237117" calcext:value-type="float">
            <text:p>37047.916237117</text:p>
          </table:table-cell>
          <table:table-cell table:formula="of:=IF(MOD([.$A181];12)=1; ([.$B169]+[.$B172]+[.$B175]+[.$B178])/4*(1+[$Parameters.$C$4])*[$Parameters.$D$4]; 0)" office:value-type="float" office:value="0" calcext:value-type="float">
            <text:p>0</text:p>
          </table:table-cell>
          <table:table-cell table:formula="of:=([.$D180]-[.$E180])*POWER(1+[$Parameters.$E$4];1/12)+[$Parameters.$B$4]" office:value-type="float" office:value="258481.273010787" calcext:value-type="float">
            <text:p>258481.273010787</text:p>
          </table:table-cell>
          <table:table-cell office:value-type="float" office:value="18" calcext:value-type="float">
            <text:p>18</text:p>
          </table:table-cell>
          <table:table-cell table:formula="of:=[.$D181]-[.$B181]" office:value-type="float" office:value="221433.35677367" calcext:value-type="float">
            <text:p>221433.35677367</text:p>
          </table:table-cell>
          <table:table-cell table:formula="of:=[.$F181]/[.$B181]" office:value-type="float" office:value="5.97694497462246" calcext:value-type="float">
            <text:p>5.97694497462246</text:p>
          </table:table-cell>
          <table:table-cell table:formula="of:=[.$F181]/[.$A181]" office:value-type="float" office:value="1251.03591397554" calcext:value-type="float">
            <text:p>1251.03591397554</text:p>
          </table:table-cell>
          <table:table-cell table:formula="of:=[.$B181]" office:value-type="float" office:value="37047.916237117" calcext:value-type="float">
            <text:p>37047.916237117</text:p>
          </table:table-cell>
          <table:table-cell table:formula="of:=[.$D181]*(1-[.$K181])" office:value-type="float" office:value="188318.599302193" calcext:value-type="float">
            <text:p>188318.599302193</text:p>
          </table:table-cell>
          <table:table-cell table:formula="of:=SUM(INDIRECT( CELL(&quot;address&quot;;  INDEX([$Parameters.$H$22:$Parameters.$H$74];  FLOOR([.$A181]/12; 1) + 1;0))&amp;&quot;:&quot;&amp;CELL(&quot;address&quot;; [$Parameters.$H$70])))" office:value-type="float" office:value="0.271442" calcext:value-type="float">
            <text:p>0.271442</text:p>
          </table:table-cell>
          <table:table-cell table:formula="of:=[.$I181]/INDEX([$Parameters.$I$22:$Parameters.$I$120];  FLOOR([.$A181]/12; 1) + 1;0)" office:value-type="float" office:value="840.660681577422" calcext:value-type="float">
            <text:p>840.660681577422</text:p>
          </table:table-cell>
          <table:table-cell table:formula="of:=[.$J181]/ INDEX([$Parameters.$I$22:$Parameters.$I$120];  FLOOR([.$A181]/12; 1) + 1;0)" office:value-type="float" office:value="4273.16994105271" calcext:value-type="float">
            <text:p>4273.16994105271</text:p>
          </table:table-cell>
          <table:table-cell table:formula="of:=([.$M181]-[.$L181])*[$Parameters.$I$70]" office:value-type="float" office:value="55812.6005590682" calcext:value-type="float">
            <text:p>55812.6005590682</text:p>
          </table:table-cell>
          <table:table-cell table:number-columns-repeated="2"/>
        </table:table-row>
        <table:table-row table:style-name="ro1">
          <table:table-cell office:value-type="float" office:value="178" calcext:value-type="float">
            <text:p>178</text:p>
          </table:table-cell>
          <table:table-cell table:formula="of:=([.$B181]-[.$C181])*POWER(1+[$Parameters.$E$4];1/12)+[$Parameters.$B$4]" office:value-type="float" office:value="38198.8540337932" calcext:value-type="float">
            <text:p>38198.8540337932</text:p>
          </table:table-cell>
          <table:table-cell table:formula="of:=IF(MOD([.$A182];12)=1; ([.$B170]+[.$B173]+[.$B176]+[.$B179])/4*(1+[$Parameters.$C$4])*[$Parameters.$D$4]; 0)" office:value-type="float" office:value="0" calcext:value-type="float">
            <text:p>0</text:p>
          </table:table-cell>
          <table:table-cell table:formula="of:=([.$D181]-[.$E181])*POWER(1+[$Parameters.$E$4];1/12)+[$Parameters.$B$4]" office:value-type="float" office:value="260516.28437856" calcext:value-type="float">
            <text:p>260516.28437856</text:p>
          </table:table-cell>
          <table:table-cell office:value-type="float" office:value="19" calcext:value-type="float">
            <text:p>19</text:p>
          </table:table-cell>
          <table:table-cell table:formula="of:=[.$D182]-[.$B182]" office:value-type="float" office:value="222317.430344767" calcext:value-type="float">
            <text:p>222317.430344767</text:p>
          </table:table-cell>
          <table:table-cell table:formula="of:=[.$F182]/[.$B182]" office:value-type="float" office:value="5.82000261442634" calcext:value-type="float">
            <text:p>5.82000261442634</text:p>
          </table:table-cell>
          <table:table-cell table:formula="of:=[.$F182]/[.$A182]" office:value-type="float" office:value="1248.97432777959" calcext:value-type="float">
            <text:p>1248.97432777959</text:p>
          </table:table-cell>
          <table:table-cell table:formula="of:=[.$B182]" office:value-type="float" office:value="38198.8540337932" calcext:value-type="float">
            <text:p>38198.8540337932</text:p>
          </table:table-cell>
          <table:table-cell table:formula="of:=[.$D182]*(1-[.$K182])" office:value-type="float" office:value="189801.223114275" calcext:value-type="float">
            <text:p>189801.223114275</text:p>
          </table:table-cell>
          <table:table-cell table:formula="of:=SUM(INDIRECT( CELL(&quot;address&quot;;  INDEX([$Parameters.$H$22:$Parameters.$H$74];  FLOOR([.$A182]/12; 1) + 1;0))&amp;&quot;:&quot;&amp;CELL(&quot;address&quot;; [$Parameters.$H$70])))" office:value-type="float" office:value="0.271442" calcext:value-type="float">
            <text:p>0.271442</text:p>
          </table:table-cell>
          <table:table-cell table:formula="of:=[.$I182]/INDEX([$Parameters.$I$22:$Parameters.$I$120];  FLOOR([.$A182]/12; 1) + 1;0)" office:value-type="float" office:value="866.776810387865" calcext:value-type="float">
            <text:p>866.776810387865</text:p>
          </table:table-cell>
          <table:table-cell table:formula="of:=[.$J182]/ INDEX([$Parameters.$I$22:$Parameters.$I$120];  FLOOR([.$A182]/12; 1) + 1;0)" office:value-type="float" office:value="4306.81241466474" calcext:value-type="float">
            <text:p>4306.81241466474</text:p>
          </table:table-cell>
          <table:table-cell table:formula="of:=([.$M182]-[.$L182])*[$Parameters.$I$70]" office:value-type="float" office:value="55934.9789255419" calcext:value-type="float">
            <text:p>55934.9789255419</text:p>
          </table:table-cell>
          <table:table-cell table:number-columns-repeated="2"/>
        </table:table-row>
        <table:table-row table:style-name="ro1">
          <table:table-cell office:value-type="float" office:value="179" calcext:value-type="float">
            <text:p>179</text:p>
          </table:table-cell>
          <table:table-cell table:formula="of:=([.$B182]-[.$C182])*POWER(1+[$Parameters.$E$4];1/12)+[$Parameters.$B$4]" office:value-type="float" office:value="39354.4808935204" calcext:value-type="float">
            <text:p>39354.4808935204</text:p>
          </table:table-cell>
          <table:table-cell table:formula="of:=IF(MOD([.$A183];12)=1; ([.$B171]+[.$B174]+[.$B177]+[.$B180])/4*(1+[$Parameters.$C$4])*[$Parameters.$D$4]; 0)" office:value-type="float" office:value="0" calcext:value-type="float">
            <text:p>0</text:p>
          </table:table-cell>
          <table:table-cell table:formula="of:=([.$D182]-[.$E182])*POWER(1+[$Parameters.$E$4];1/12)+[$Parameters.$B$4]" office:value-type="float" office:value="262558.582560422" calcext:value-type="float">
            <text:p>262558.582560422</text:p>
          </table:table-cell>
          <table:table-cell office:value-type="float" office:value="20" calcext:value-type="float">
            <text:p>20</text:p>
          </table:table-cell>
          <table:table-cell table:formula="of:=[.$D183]-[.$B183]" office:value-type="float" office:value="223204.101666902" calcext:value-type="float">
            <text:p>223204.101666902</text:p>
          </table:table-cell>
          <table:table-cell table:formula="of:=[.$F183]/[.$B183]" office:value-type="float" office:value="5.67163119927347" calcext:value-type="float">
            <text:p>5.67163119927347</text:p>
          </table:table-cell>
          <table:table-cell table:formula="of:=[.$F183]/[.$A183]" office:value-type="float" office:value="1246.95028864191" calcext:value-type="float">
            <text:p>1246.95028864191</text:p>
          </table:table-cell>
          <table:table-cell table:formula="of:=[.$B183]" office:value-type="float" office:value="39354.4808935204" calcext:value-type="float">
            <text:p>39354.4808935204</text:p>
          </table:table-cell>
          <table:table-cell table:formula="of:=[.$D183]*(1-[.$K183])" office:value-type="float" office:value="191289.155793056" calcext:value-type="float">
            <text:p>191289.155793056</text:p>
          </table:table-cell>
          <table:table-cell table:formula="of:=SUM(INDIRECT( CELL(&quot;address&quot;;  INDEX([$Parameters.$H$22:$Parameters.$H$74];  FLOOR([.$A183]/12; 1) + 1;0))&amp;&quot;:&quot;&amp;CELL(&quot;address&quot;; [$Parameters.$H$70])))" office:value-type="float" office:value="0.271442" calcext:value-type="float">
            <text:p>0.271442</text:p>
          </table:table-cell>
          <table:table-cell table:formula="of:=[.$I183]/INDEX([$Parameters.$I$22:$Parameters.$I$120];  FLOOR([.$A183]/12; 1) + 1;0)" office:value-type="float" office:value="892.999339539833" calcext:value-type="float">
            <text:p>892.999339539833</text:p>
          </table:table-cell>
          <table:table-cell table:formula="of:=[.$J183]/ INDEX([$Parameters.$I$22:$Parameters.$I$120];  FLOOR([.$A183]/12; 1) + 1;0)" office:value-type="float" office:value="4340.57535269018" calcext:value-type="float">
            <text:p>4340.57535269018</text:p>
          </table:table-cell>
          <table:table-cell table:formula="of:=([.$M183]-[.$L183])*[$Parameters.$I$70]" office:value-type="float" office:value="56057.5859738247" calcext:value-type="float">
            <text:p>56057.5859738247</text:p>
          </table:table-cell>
          <table:table-cell table:number-columns-repeated="2"/>
        </table:table-row>
        <table:table-row table:style-name="ro1">
          <table:table-cell office:value-type="float" office:value="180" calcext:value-type="float">
            <text:p>180</text:p>
          </table:table-cell>
          <table:table-cell table:formula="of:=([.$B183]-[.$C183])*POWER(1+[$Parameters.$E$4];1/12)+[$Parameters.$B$4]" office:value-type="float" office:value="40514.8159201218" calcext:value-type="float">
            <text:p>40514.8159201218</text:p>
          </table:table-cell>
          <table:table-cell table:formula="of:=IF(MOD([.$A184];12)=1; ([.$B172]+[.$B175]+[.$B178]+[.$B181])/4*(1+[$Parameters.$C$4])*[$Parameters.$D$4]; 0)" office:value-type="float" office:value="0" calcext:value-type="float">
            <text:p>0</text:p>
          </table:table-cell>
          <table:table-cell table:formula="of:=([.$D183]-[.$E183])*POWER(1+[$Parameters.$E$4];1/12)+[$Parameters.$B$4]" office:value-type="float" office:value="264608.197243757" calcext:value-type="float">
            <text:p>264608.197243757</text:p>
          </table:table-cell>
          <table:table-cell office:value-type="float" office:value="21" calcext:value-type="float">
            <text:p>21</text:p>
          </table:table-cell>
          <table:table-cell table:formula="of:=[.$D184]-[.$B184]" office:value-type="float" office:value="224093.381323635" calcext:value-type="float">
            <text:p>224093.381323635</text:p>
          </table:table-cell>
          <table:table-cell table:formula="of:=[.$F184]/[.$B184]" office:value-type="float" office:value="5.53114647652486" calcext:value-type="float">
            <text:p>5.53114647652486</text:p>
          </table:table-cell>
          <table:table-cell table:formula="of:=[.$F184]/[.$A184]" office:value-type="float" office:value="1244.96322957575" calcext:value-type="float">
            <text:p>1244.96322957575</text:p>
          </table:table-cell>
          <table:table-cell table:formula="of:=[.$B184]" office:value-type="float" office:value="40514.8159201218" calcext:value-type="float">
            <text:p>40514.8159201218</text:p>
          </table:table-cell>
          <table:table-cell table:formula="of:=[.$D184]*(1-[.$K184])" office:value-type="float" office:value="193428.327576989" calcext:value-type="float">
            <text:p>193428.327576989</text:p>
          </table:table-cell>
          <table:table-cell table:formula="of:=SUM(INDIRECT( CELL(&quot;address&quot;;  INDEX([$Parameters.$H$22:$Parameters.$H$74];  FLOOR([.$A184]/12; 1) + 1;0))&amp;&quot;:&quot;&amp;CELL(&quot;address&quot;; [$Parameters.$H$70])))" office:value-type="float" office:value="0.269001" calcext:value-type="float">
            <text:p>0.269001</text:p>
          </table:table-cell>
          <table:table-cell table:formula="of:=[.$I184]/INDEX([$Parameters.$I$22:$Parameters.$I$120];  FLOOR([.$A184]/12; 1) + 1;0)" office:value-type="float" office:value="938.277348775402" calcext:value-type="float">
            <text:p>938.277348775402</text:p>
          </table:table-cell>
          <table:table-cell table:formula="of:=[.$J184]/ INDEX([$Parameters.$I$22:$Parameters.$I$120];  FLOOR([.$A184]/12; 1) + 1;0)" office:value-type="float" office:value="4479.58146310767" calcext:value-type="float">
            <text:p>4479.58146310767</text:p>
          </table:table-cell>
          <table:table-cell table:formula="of:=([.$M184]-[.$L184])*[$Parameters.$I$70]" office:value-type="float" office:value="57581.6048990427" calcext:value-type="float">
            <text:p>57581.6048990427</text:p>
          </table:table-cell>
          <table:table-cell table:number-columns-repeated="2"/>
        </table:table-row>
        <table:table-row table:style-name="ro1">
          <table:table-cell office:value-type="float" office:value="181" calcext:value-type="float">
            <text:p>181</text:p>
          </table:table-cell>
          <table:table-cell table:formula="of:=([.$B184]-[.$C184])*POWER(1+[$Parameters.$E$4];1/12)+[$Parameters.$B$4]" office:value-type="float" office:value="41679.8782952522" calcext:value-type="float">
            <text:p>41679.8782952522</text:p>
          </table:table-cell>
          <table:table-cell table:formula="of:=IF(MOD([.$A185];12)=1; ([.$B173]+[.$B176]+[.$B179]+[.$B182])/4*(1+[$Parameters.$C$4])*[$Parameters.$D$4]; 0)" office:value-type="float" office:value="13664.3453733196" calcext:value-type="float">
            <text:p>13664.3453733196</text:p>
          </table:table-cell>
          <table:table-cell table:formula="of:=([.$D184]-[.$E184])*POWER(1+[$Parameters.$E$4];1/12)+[$Parameters.$B$4]" office:value-type="float" office:value="266665.158236897" calcext:value-type="float">
            <text:p>266665.158236897</text:p>
          </table:table-cell>
          <table:table-cell office:value-type="float" office:value="22" calcext:value-type="float">
            <text:p>22</text:p>
          </table:table-cell>
          <table:table-cell table:formula="of:=[.$D185]-[.$B185]" office:value-type="float" office:value="224985.279941645" calcext:value-type="float">
            <text:p>224985.279941645</text:p>
          </table:table-cell>
          <table:table-cell table:formula="of:=[.$F185]/[.$B185]" office:value-type="float" office:value="5.39793514625673" calcext:value-type="float">
            <text:p>5.39793514625673</text:p>
          </table:table-cell>
          <table:table-cell table:formula="of:=[.$F185]/[.$A185]" office:value-type="float" office:value="1243.01259636268" calcext:value-type="float">
            <text:p>1243.01259636268</text:p>
          </table:table-cell>
          <table:table-cell table:formula="of:=[.$B185]" office:value-type="float" office:value="41679.8782952522" calcext:value-type="float">
            <text:p>41679.8782952522</text:p>
          </table:table-cell>
          <table:table-cell table:formula="of:=[.$D185]*(1-[.$K185])" office:value-type="float" office:value="194931.964006013" calcext:value-type="float">
            <text:p>194931.964006013</text:p>
          </table:table-cell>
          <table:table-cell table:formula="of:=SUM(INDIRECT( CELL(&quot;address&quot;;  INDEX([$Parameters.$H$22:$Parameters.$H$74];  FLOOR([.$A185]/12; 1) + 1;0))&amp;&quot;:&quot;&amp;CELL(&quot;address&quot;; [$Parameters.$H$70])))" office:value-type="float" office:value="0.269001" calcext:value-type="float">
            <text:p>0.269001</text:p>
          </table:table-cell>
          <table:table-cell table:formula="of:=[.$I185]/INDEX([$Parameters.$I$22:$Parameters.$I$120];  FLOOR([.$A185]/12; 1) + 1;0)" office:value-type="float" office:value="965.258876684858" calcext:value-type="float">
            <text:p>965.258876684858</text:p>
          </table:table-cell>
          <table:table-cell table:formula="of:=[.$J185]/ INDEX([$Parameters.$I$22:$Parameters.$I$120];  FLOOR([.$A185]/12; 1) + 1;0)" office:value-type="float" office:value="4514.40398346488" calcext:value-type="float">
            <text:p>4514.40398346488</text:p>
          </table:table-cell>
          <table:table-cell table:formula="of:=([.$M185]-[.$L185])*[$Parameters.$I$70]" office:value-type="float" office:value="57709.0994362431" calcext:value-type="float">
            <text:p>57709.0994362431</text:p>
          </table:table-cell>
          <table:table-cell table:number-columns-repeated="2"/>
        </table:table-row>
        <table:table-row table:style-name="ro1">
          <table:table-cell office:value-type="float" office:value="182" calcext:value-type="float">
            <text:p>182</text:p>
          </table:table-cell>
          <table:table-cell table:formula="of:=([.$B185]-[.$C185])*POWER(1+[$Parameters.$E$4];1/12)+[$Parameters.$B$4]" office:value-type="float" office:value="29129.6716709214" calcext:value-type="float">
            <text:p>29129.6716709214</text:p>
          </table:table-cell>
          <table:table-cell table:formula="of:=IF(MOD([.$A186];12)=1; ([.$B174]+[.$B177]+[.$B180]+[.$B183])/4*(1+[$Parameters.$C$4])*[$Parameters.$D$4]; 0)" office:value-type="float" office:value="0" calcext:value-type="float">
            <text:p>0</text:p>
          </table:table-cell>
          <table:table-cell table:formula="of:=([.$D185]-[.$E185])*POWER(1+[$Parameters.$E$4];1/12)+[$Parameters.$B$4]" office:value-type="float" office:value="268729.495469617" calcext:value-type="float">
            <text:p>268729.495469617</text:p>
          </table:table-cell>
          <table:table-cell office:value-type="float" office:value="23" calcext:value-type="float">
            <text:p>23</text:p>
          </table:table-cell>
          <table:table-cell table:formula="of:=[.$D186]-[.$B186]" office:value-type="float" office:value="239599.823798695" calcext:value-type="float">
            <text:p>239599.823798695</text:p>
          </table:table-cell>
          <table:table-cell table:formula="of:=[.$F186]/[.$B186]" office:value-type="float" office:value="8.22528405075966" calcext:value-type="float">
            <text:p>8.22528405075966</text:p>
          </table:table-cell>
          <table:table-cell table:formula="of:=[.$F186]/[.$A186]" office:value-type="float" office:value="1316.48254834448" calcext:value-type="float">
            <text:p>1316.48254834448</text:p>
          </table:table-cell>
          <table:table-cell table:formula="of:=[.$B186]" office:value-type="float" office:value="29129.6716709214" calcext:value-type="float">
            <text:p>29129.6716709214</text:p>
          </table:table-cell>
          <table:table-cell table:formula="of:=[.$D186]*(1-[.$K186])" office:value-type="float" office:value="196440.992458794" calcext:value-type="float">
            <text:p>196440.992458794</text:p>
          </table:table-cell>
          <table:table-cell table:formula="of:=SUM(INDIRECT( CELL(&quot;address&quot;;  INDEX([$Parameters.$H$22:$Parameters.$H$74];  FLOOR([.$A186]/12; 1) + 1;0))&amp;&quot;:&quot;&amp;CELL(&quot;address&quot;; [$Parameters.$H$70])))" office:value-type="float" office:value="0.269001" calcext:value-type="float">
            <text:p>0.269001</text:p>
          </table:table-cell>
          <table:table-cell table:formula="of:=[.$I186]/INDEX([$Parameters.$I$22:$Parameters.$I$120];  FLOOR([.$A186]/12; 1) + 1;0)" office:value-type="float" office:value="674.610274917124" calcext:value-type="float">
            <text:p>674.610274917124</text:p>
          </table:table-cell>
          <table:table-cell table:formula="of:=[.$J186]/ INDEX([$Parameters.$I$22:$Parameters.$I$120];  FLOOR([.$A186]/12; 1) + 1;0)" office:value-type="float" office:value="4549.35137699848" calcext:value-type="float">
            <text:p>4549.35137699848</text:p>
          </table:table-cell>
          <table:table-cell table:formula="of:=([.$M186]-[.$L186])*[$Parameters.$I$70]" office:value-type="float" office:value="63003.2903198429" calcext:value-type="float">
            <text:p>63003.2903198429</text:p>
          </table:table-cell>
          <table:table-cell table:number-columns-repeated="2"/>
        </table:table-row>
        <table:table-row table:style-name="ro1">
          <table:table-cell office:value-type="float" office:value="183" calcext:value-type="float">
            <text:p>183</text:p>
          </table:table-cell>
          <table:table-cell table:formula="of:=([.$B186]-[.$C186])*POWER(1+[$Parameters.$E$4];1/12)+[$Parameters.$B$4]" office:value-type="float" office:value="30248.3495590858" calcext:value-type="float">
            <text:p>30248.3495590858</text:p>
          </table:table-cell>
          <table:table-cell table:formula="of:=IF(MOD([.$A187];12)=1; ([.$B175]+[.$B178]+[.$B181]+[.$B184])/4*(1+[$Parameters.$C$4])*[$Parameters.$D$4]; 0)" office:value-type="float" office:value="0" calcext:value-type="float">
            <text:p>0</text:p>
          </table:table-cell>
          <table:table-cell table:formula="of:=([.$D186]-[.$E186])*POWER(1+[$Parameters.$E$4];1/12)+[$Parameters.$B$4]" office:value-type="float" office:value="270801.23899363" calcext:value-type="float">
            <text:p>270801.23899363</text:p>
          </table:table-cell>
          <table:table-cell office:value-type="float" office:value="24" calcext:value-type="float">
            <text:p>24</text:p>
          </table:table-cell>
          <table:table-cell table:formula="of:=[.$D187]-[.$B187]" office:value-type="float" office:value="240552.889434545" calcext:value-type="float">
            <text:p>240552.889434545</text:p>
          </table:table-cell>
          <table:table-cell table:formula="of:=[.$F187]/[.$B187]" office:value-type="float" office:value="7.95259552805218" calcext:value-type="float">
            <text:p>7.95259552805218</text:p>
          </table:table-cell>
          <table:table-cell table:formula="of:=[.$F187]/[.$A187]" office:value-type="float" office:value="1314.49666357675" calcext:value-type="float">
            <text:p>1314.49666357675</text:p>
          </table:table-cell>
          <table:table-cell table:formula="of:=[.$B187]" office:value-type="float" office:value="30248.3495590858" calcext:value-type="float">
            <text:p>30248.3495590858</text:p>
          </table:table-cell>
          <table:table-cell table:formula="of:=[.$D187]*(1-[.$K187])" office:value-type="float" office:value="197955.434903105" calcext:value-type="float">
            <text:p>197955.434903105</text:p>
          </table:table-cell>
          <table:table-cell table:formula="of:=SUM(INDIRECT( CELL(&quot;address&quot;;  INDEX([$Parameters.$H$22:$Parameters.$H$74];  FLOOR([.$A187]/12; 1) + 1;0))&amp;&quot;:&quot;&amp;CELL(&quot;address&quot;; [$Parameters.$H$70])))" office:value-type="float" office:value="0.269001" calcext:value-type="float">
            <text:p>0.269001</text:p>
          </table:table-cell>
          <table:table-cell table:formula="of:=[.$I187]/INDEX([$Parameters.$I$22:$Parameters.$I$120];  FLOOR([.$A187]/12; 1) + 1;0)" office:value-type="float" office:value="700.517590530009" calcext:value-type="float">
            <text:p>700.517590530009</text:p>
          </table:table-cell>
          <table:table-cell table:formula="of:=[.$J187]/ INDEX([$Parameters.$I$22:$Parameters.$I$120];  FLOOR([.$A187]/12; 1) + 1;0)" office:value-type="float" office:value="4584.42415245727" calcext:value-type="float">
            <text:p>4584.42415245727</text:p>
          </table:table-cell>
          <table:table-cell table:formula="of:=([.$M187]-[.$L187])*[$Parameters.$I$70]" office:value-type="float" office:value="63152.3206969372" calcext:value-type="float">
            <text:p>63152.3206969372</text:p>
          </table:table-cell>
          <table:table-cell table:number-columns-repeated="2"/>
        </table:table-row>
        <table:table-row table:style-name="ro1">
          <table:table-cell office:value-type="float" office:value="184" calcext:value-type="float">
            <text:p>184</text:p>
          </table:table-cell>
          <table:table-cell table:formula="of:=([.$B187]-[.$C187])*POWER(1+[$Parameters.$E$4];1/12)+[$Parameters.$B$4]" office:value-type="float" office:value="31371.5850794406" calcext:value-type="float">
            <text:p>31371.5850794406</text:p>
          </table:table-cell>
          <table:table-cell table:formula="of:=IF(MOD([.$A188];12)=1; ([.$B176]+[.$B179]+[.$B182]+[.$B185])/4*(1+[$Parameters.$C$4])*[$Parameters.$D$4]; 0)" office:value-type="float" office:value="0" calcext:value-type="float">
            <text:p>0</text:p>
          </table:table-cell>
          <table:table-cell table:formula="of:=([.$D187]-[.$E187])*POWER(1+[$Parameters.$E$4];1/12)+[$Parameters.$B$4]" office:value-type="float" office:value="272880.418983085" calcext:value-type="float">
            <text:p>272880.418983085</text:p>
          </table:table-cell>
          <table:table-cell office:value-type="float" office:value="25" calcext:value-type="float">
            <text:p>25</text:p>
          </table:table-cell>
          <table:table-cell table:formula="of:=[.$D188]-[.$B188]" office:value-type="float" office:value="241508.833903644" calcext:value-type="float">
            <text:p>241508.833903644</text:p>
          </table:table-cell>
          <table:table-cell table:formula="of:=[.$F188]/[.$B188]" office:value-type="float" office:value="7.69833061645067" calcext:value-type="float">
            <text:p>7.69833061645067</text:p>
          </table:table-cell>
          <table:table-cell table:formula="of:=[.$F188]/[.$A188]" office:value-type="float" office:value="1312.54801034589" calcext:value-type="float">
            <text:p>1312.54801034589</text:p>
          </table:table-cell>
          <table:table-cell table:formula="of:=[.$B188]" office:value-type="float" office:value="31371.5850794406" calcext:value-type="float">
            <text:p>31371.5850794406</text:p>
          </table:table-cell>
          <table:table-cell table:formula="of:=[.$D188]*(1-[.$K188])" office:value-type="float" office:value="199475.313396216" calcext:value-type="float">
            <text:p>199475.313396216</text:p>
          </table:table-cell>
          <table:table-cell table:formula="of:=SUM(INDIRECT( CELL(&quot;address&quot;;  INDEX([$Parameters.$H$22:$Parameters.$H$74];  FLOOR([.$A188]/12; 1) + 1;0))&amp;&quot;:&quot;&amp;CELL(&quot;address&quot;; [$Parameters.$H$70])))" office:value-type="float" office:value="0.269001" calcext:value-type="float">
            <text:p>0.269001</text:p>
          </table:table-cell>
          <table:table-cell table:formula="of:=[.$I188]/INDEX([$Parameters.$I$22:$Parameters.$I$120];  FLOOR([.$A188]/12; 1) + 1;0)" office:value-type="float" office:value="726.530455753603" calcext:value-type="float">
            <text:p>726.530455753603</text:p>
          </table:table-cell>
          <table:table-cell table:formula="of:=[.$J188]/ INDEX([$Parameters.$I$22:$Parameters.$I$120];  FLOOR([.$A188]/12; 1) + 1;0)" office:value-type="float" office:value="4619.62282066272" calcext:value-type="float">
            <text:p>4619.62282066272</text:p>
          </table:table-cell>
          <table:table-cell table:formula="of:=([.$M188]-[.$L188])*[$Parameters.$I$70]" office:value-type="float" office:value="63301.6818534222" calcext:value-type="float">
            <text:p>63301.6818534222</text:p>
          </table:table-cell>
          <table:table-cell table:number-columns-repeated="2"/>
        </table:table-row>
        <table:table-row table:style-name="ro1">
          <table:table-cell office:value-type="float" office:value="185" calcext:value-type="float">
            <text:p>185</text:p>
          </table:table-cell>
          <table:table-cell table:formula="of:=([.$B188]-[.$C188])*POWER(1+[$Parameters.$E$4];1/12)+[$Parameters.$B$4]" office:value-type="float" office:value="32499.3968003435" calcext:value-type="float">
            <text:p>32499.3968003435</text:p>
          </table:table-cell>
          <table:table-cell table:formula="of:=IF(MOD([.$A189];12)=1; ([.$B177]+[.$B180]+[.$B183]+[.$B186])/4*(1+[$Parameters.$C$4])*[$Parameters.$D$4]; 0)" office:value-type="float" office:value="0" calcext:value-type="float">
            <text:p>0</text:p>
          </table:table-cell>
          <table:table-cell table:formula="of:=([.$D188]-[.$E188])*POWER(1+[$Parameters.$E$4];1/12)+[$Parameters.$B$4]" office:value-type="float" office:value="274967.065735061" calcext:value-type="float">
            <text:p>274967.065735061</text:p>
          </table:table-cell>
          <table:table-cell office:value-type="float" office:value="26" calcext:value-type="float">
            <text:p>26</text:p>
          </table:table-cell>
          <table:table-cell table:formula="of:=[.$D189]-[.$B189]" office:value-type="float" office:value="242467.668934718" calcext:value-type="float">
            <text:p>242467.668934718</text:p>
          </table:table-cell>
          <table:table-cell table:formula="of:=[.$F189]/[.$B189]" office:value-type="float" office:value="7.46068212971126" calcext:value-type="float">
            <text:p>7.46068212971126</text:p>
          </table:table-cell>
          <table:table-cell table:formula="of:=[.$F189]/[.$A189]" office:value-type="float" office:value="1310.63604829577" calcext:value-type="float">
            <text:p>1310.63604829577</text:p>
          </table:table-cell>
          <table:table-cell table:formula="of:=[.$B189]" office:value-type="float" office:value="32499.3968003435" calcext:value-type="float">
            <text:p>32499.3968003435</text:p>
          </table:table-cell>
          <table:table-cell table:formula="of:=[.$D189]*(1-[.$K189])" office:value-type="float" office:value="201000.650085264" calcext:value-type="float">
            <text:p>201000.650085264</text:p>
          </table:table-cell>
          <table:table-cell table:formula="of:=SUM(INDIRECT( CELL(&quot;address&quot;;  INDEX([$Parameters.$H$22:$Parameters.$H$74];  FLOOR([.$A189]/12; 1) + 1;0))&amp;&quot;:&quot;&amp;CELL(&quot;address&quot;; [$Parameters.$H$70])))" office:value-type="float" office:value="0.269001" calcext:value-type="float">
            <text:p>0.269001</text:p>
          </table:table-cell>
          <table:table-cell table:formula="of:=[.$I189]/INDEX([$Parameters.$I$22:$Parameters.$I$120];  FLOOR([.$A189]/12; 1) + 1;0)" office:value-type="float" office:value="752.649300610085" calcext:value-type="float">
            <text:p>752.649300610085</text:p>
          </table:table-cell>
          <table:table-cell table:formula="of:=[.$J189]/ INDEX([$Parameters.$I$22:$Parameters.$I$120];  FLOOR([.$A189]/12; 1) + 1;0)" office:value-type="float" office:value="4654.94789451746" calcext:value-type="float">
            <text:p>4654.94789451746</text:p>
          </table:table-cell>
          <table:table-cell table:formula="of:=([.$M189]-[.$L189])*[$Parameters.$I$70]" office:value-type="float" office:value="63451.375136934" calcext:value-type="float">
            <text:p>63451.375136934</text:p>
          </table:table-cell>
          <table:table-cell table:number-columns-repeated="2"/>
        </table:table-row>
        <table:table-row table:style-name="ro1">
          <table:table-cell office:value-type="float" office:value="186" calcext:value-type="float">
            <text:p>186</text:p>
          </table:table-cell>
          <table:table-cell table:formula="of:=([.$B189]-[.$C189])*POWER(1+[$Parameters.$E$4];1/12)+[$Parameters.$B$4]" office:value-type="float" office:value="33631.803365802" calcext:value-type="float">
            <text:p>33631.803365802</text:p>
          </table:table-cell>
          <table:table-cell table:formula="of:=IF(MOD([.$A190];12)=1; ([.$B178]+[.$B181]+[.$B184]+[.$B187])/4*(1+[$Parameters.$C$4])*[$Parameters.$D$4]; 0)" office:value-type="float" office:value="0" calcext:value-type="float">
            <text:p>0</text:p>
          </table:table-cell>
          <table:table-cell table:formula="of:=([.$D189]-[.$E189])*POWER(1+[$Parameters.$E$4];1/12)+[$Parameters.$B$4]" office:value-type="float" office:value="277061.209670074" calcext:value-type="float">
            <text:p>277061.209670074</text:p>
          </table:table-cell>
          <table:table-cell office:value-type="float" office:value="27" calcext:value-type="float">
            <text:p>27</text:p>
          </table:table-cell>
          <table:table-cell table:formula="of:=[.$D190]-[.$B190]" office:value-type="float" office:value="243429.406304272" calcext:value-type="float">
            <text:p>243429.406304272</text:p>
          </table:table-cell>
          <table:table-cell table:formula="of:=[.$F190]/[.$B190]" office:value-type="float" office:value="7.23807176369852" calcext:value-type="float">
            <text:p>7.23807176369852</text:p>
          </table:table-cell>
          <table:table-cell table:formula="of:=[.$F190]/[.$A190]" office:value-type="float" office:value="1308.7602489477" calcext:value-type="float">
            <text:p>1308.7602489477</text:p>
          </table:table-cell>
          <table:table-cell table:formula="of:=[.$B190]" office:value-type="float" office:value="33631.803365802" calcext:value-type="float">
            <text:p>33631.803365802</text:p>
          </table:table-cell>
          <table:table-cell table:formula="of:=[.$D190]*(1-[.$K190])" office:value-type="float" office:value="202531.467207615" calcext:value-type="float">
            <text:p>202531.467207615</text:p>
          </table:table-cell>
          <table:table-cell table:formula="of:=SUM(INDIRECT( CELL(&quot;address&quot;;  INDEX([$Parameters.$H$22:$Parameters.$H$74];  FLOOR([.$A190]/12; 1) + 1;0))&amp;&quot;:&quot;&amp;CELL(&quot;address&quot;; [$Parameters.$H$70])))" office:value-type="float" office:value="0.269001" calcext:value-type="float">
            <text:p>0.269001</text:p>
          </table:table-cell>
          <table:table-cell table:formula="of:=[.$I190]/INDEX([$Parameters.$I$22:$Parameters.$I$120];  FLOOR([.$A190]/12; 1) + 1;0)" office:value-type="float" office:value="778.874556873598" calcext:value-type="float">
            <text:p>778.874556873598</text:p>
          </table:table-cell>
          <table:table-cell table:formula="of:=[.$J190]/ INDEX([$Parameters.$I$22:$Parameters.$I$120];  FLOOR([.$A190]/12; 1) + 1;0)" office:value-type="float" office:value="4690.39988901377" calcext:value-type="float">
            <text:p>4690.39988901377</text:p>
          </table:table-cell>
          <table:table-cell table:formula="of:=([.$M190]-[.$L190])*[$Parameters.$I$70]" office:value-type="float" office:value="63601.4019005992" calcext:value-type="float">
            <text:p>63601.4019005992</text:p>
          </table:table-cell>
          <table:table-cell table:number-columns-repeated="2"/>
        </table:table-row>
        <table:table-row table:style-name="ro1">
          <table:table-cell office:value-type="float" office:value="187" calcext:value-type="float">
            <text:p>187</text:p>
          </table:table-cell>
          <table:table-cell table:formula="of:=([.$B190]-[.$C190])*POWER(1+[$Parameters.$E$4];1/12)+[$Parameters.$B$4]" office:value-type="float" office:value="34768.8234957816" calcext:value-type="float">
            <text:p>34768.8234957816</text:p>
          </table:table-cell>
          <table:table-cell table:formula="of:=IF(MOD([.$A191];12)=1; ([.$B179]+[.$B182]+[.$B185]+[.$B188])/4*(1+[$Parameters.$C$4])*[$Parameters.$D$4]; 0)" office:value-type="float" office:value="0" calcext:value-type="float">
            <text:p>0</text:p>
          </table:table-cell>
          <table:table-cell table:formula="of:=([.$D190]-[.$E190])*POWER(1+[$Parameters.$E$4];1/12)+[$Parameters.$B$4]" office:value-type="float" office:value="279162.881332575" calcext:value-type="float">
            <text:p>279162.881332575</text:p>
          </table:table-cell>
          <table:table-cell office:value-type="float" office:value="28" calcext:value-type="float">
            <text:p>28</text:p>
          </table:table-cell>
          <table:table-cell table:formula="of:=[.$D191]-[.$B191]" office:value-type="float" office:value="244394.057836794" calcext:value-type="float">
            <text:p>244394.057836794</text:p>
          </table:table-cell>
          <table:table-cell table:formula="of:=[.$F191]/[.$B191]" office:value-type="float" office:value="7.02911497325889" calcext:value-type="float">
            <text:p>7.02911497325889</text:p>
          </table:table-cell>
          <table:table-cell table:formula="of:=[.$F191]/[.$A191]" office:value-type="float" office:value="1306.92009538392" calcext:value-type="float">
            <text:p>1306.92009538392</text:p>
          </table:table-cell>
          <table:table-cell table:formula="of:=[.$B191]" office:value-type="float" office:value="34768.8234957816" calcext:value-type="float">
            <text:p>34768.8234957816</text:p>
          </table:table-cell>
          <table:table-cell table:formula="of:=[.$D191]*(1-[.$K191])" office:value-type="float" office:value="204067.787091231" calcext:value-type="float">
            <text:p>204067.787091231</text:p>
          </table:table-cell>
          <table:table-cell table:formula="of:=SUM(INDIRECT( CELL(&quot;address&quot;;  INDEX([$Parameters.$H$22:$Parameters.$H$74];  FLOOR([.$A191]/12; 1) + 1;0))&amp;&quot;:&quot;&amp;CELL(&quot;address&quot;; [$Parameters.$H$70])))" office:value-type="float" office:value="0.269001" calcext:value-type="float">
            <text:p>0.269001</text:p>
          </table:table-cell>
          <table:table-cell table:formula="of:=[.$I191]/INDEX([$Parameters.$I$22:$Parameters.$I$120];  FLOOR([.$A191]/12; 1) + 1;0)" office:value-type="float" office:value="805.206658077387" calcext:value-type="float">
            <text:p>805.206658077387</text:p>
          </table:table-cell>
          <table:table-cell table:formula="of:=[.$J191]/ INDEX([$Parameters.$I$22:$Parameters.$I$120];  FLOOR([.$A191]/12; 1) + 1;0)" office:value-type="float" office:value="4725.97932124204" calcext:value-type="float">
            <text:p>4725.97932124204</text:p>
          </table:table-cell>
          <table:table-cell table:formula="of:=([.$M191]-[.$L191])*[$Parameters.$I$70]" office:value-type="float" office:value="63751.7635030572" calcext:value-type="float">
            <text:p>63751.7635030572</text:p>
          </table:table-cell>
          <table:table-cell table:number-columns-repeated="2"/>
        </table:table-row>
        <table:table-row table:style-name="ro1">
          <table:table-cell office:value-type="float" office:value="188" calcext:value-type="float">
            <text:p>188</text:p>
          </table:table-cell>
          <table:table-cell table:formula="of:=([.$B191]-[.$C191])*POWER(1+[$Parameters.$E$4];1/12)+[$Parameters.$B$4]" office:value-type="float" office:value="35910.4759865152" calcext:value-type="float">
            <text:p>35910.4759865152</text:p>
          </table:table-cell>
          <table:table-cell table:formula="of:=IF(MOD([.$A192];12)=1; ([.$B180]+[.$B183]+[.$B186]+[.$B189])/4*(1+[$Parameters.$C$4])*[$Parameters.$D$4]; 0)" office:value-type="float" office:value="0" calcext:value-type="float">
            <text:p>0</text:p>
          </table:table-cell>
          <table:table-cell table:formula="of:=([.$D191]-[.$E191])*POWER(1+[$Parameters.$E$4];1/12)+[$Parameters.$B$4]" office:value-type="float" office:value="281272.111391458" calcext:value-type="float">
            <text:p>281272.111391458</text:p>
          </table:table-cell>
          <table:table-cell office:value-type="float" office:value="29" calcext:value-type="float">
            <text:p>29</text:p>
          </table:table-cell>
          <table:table-cell table:formula="of:=[.$D192]-[.$B192]" office:value-type="float" office:value="245361.635404943" calcext:value-type="float">
            <text:p>245361.635404943</text:p>
          </table:table-cell>
          <table:table-cell table:formula="of:=[.$F192]/[.$B192]" office:value-type="float" office:value="6.83259212428928" calcext:value-type="float">
            <text:p>6.83259212428928</text:p>
          </table:table-cell>
          <table:table-cell table:formula="of:=[.$F192]/[.$A192]" office:value-type="float" office:value="1305.11508194119" calcext:value-type="float">
            <text:p>1305.11508194119</text:p>
          </table:table-cell>
          <table:table-cell table:formula="of:=[.$B192]" office:value-type="float" office:value="35910.4759865152" calcext:value-type="float">
            <text:p>35910.4759865152</text:p>
          </table:table-cell>
          <table:table-cell table:formula="of:=[.$D192]*(1-[.$K192])" office:value-type="float" office:value="205609.632155044" calcext:value-type="float">
            <text:p>205609.632155044</text:p>
          </table:table-cell>
          <table:table-cell table:formula="of:=SUM(INDIRECT( CELL(&quot;address&quot;;  INDEX([$Parameters.$H$22:$Parameters.$H$74];  FLOOR([.$A192]/12; 1) + 1;0))&amp;&quot;:&quot;&amp;CELL(&quot;address&quot;; [$Parameters.$H$70])))" office:value-type="float" office:value="0.269001" calcext:value-type="float">
            <text:p>0.269001</text:p>
          </table:table-cell>
          <table:table-cell table:formula="of:=[.$I192]/INDEX([$Parameters.$I$22:$Parameters.$I$120];  FLOOR([.$A192]/12; 1) + 1;0)" office:value-type="float" office:value="831.646039520964" calcext:value-type="float">
            <text:p>831.646039520964</text:p>
          </table:table-cell>
          <table:table-cell table:formula="of:=[.$J192]/ INDEX([$Parameters.$I$22:$Parameters.$I$120];  FLOOR([.$A192]/12; 1) + 1;0)" office:value-type="float" office:value="4761.68671039936" calcext:value-type="float">
            <text:p>4761.68671039936</text:p>
          </table:table-cell>
          <table:table-cell table:formula="of:=([.$M192]-[.$L192])*[$Parameters.$I$70]" office:value-type="float" office:value="63902.4613084828" calcext:value-type="float">
            <text:p>63902.4613084828</text:p>
          </table:table-cell>
          <table:table-cell table:number-columns-repeated="2"/>
        </table:table-row>
        <table:table-row table:style-name="ro1">
          <table:table-cell office:value-type="float" office:value="189" calcext:value-type="float">
            <text:p>189</text:p>
          </table:table-cell>
          <table:table-cell table:formula="of:=([.$B192]-[.$C192])*POWER(1+[$Parameters.$E$4];1/12)+[$Parameters.$B$4]" office:value-type="float" office:value="37056.779710814" calcext:value-type="float">
            <text:p>37056.779710814</text:p>
          </table:table-cell>
          <table:table-cell table:formula="of:=IF(MOD([.$A193];12)=1; ([.$B181]+[.$B184]+[.$B187]+[.$B190])/4*(1+[$Parameters.$C$4])*[$Parameters.$D$4]; 0)" office:value-type="float" office:value="0" calcext:value-type="float">
            <text:p>0</text:p>
          </table:table-cell>
          <table:table-cell table:formula="of:=([.$D192]-[.$E192])*POWER(1+[$Parameters.$E$4];1/12)+[$Parameters.$B$4]" office:value-type="float" office:value="283388.930640565" calcext:value-type="float">
            <text:p>283388.930640565</text:p>
          </table:table-cell>
          <table:table-cell office:value-type="float" office:value="30" calcext:value-type="float">
            <text:p>30</text:p>
          </table:table-cell>
          <table:table-cell table:formula="of:=[.$D193]-[.$B193]" office:value-type="float" office:value="246332.150929751" calcext:value-type="float">
            <text:p>246332.150929751</text:p>
          </table:table-cell>
          <table:table-cell table:formula="of:=[.$F193]/[.$B193]" office:value-type="float" office:value="6.64742465082216" calcext:value-type="float">
            <text:p>6.64742465082216</text:p>
          </table:table-cell>
          <table:table-cell table:formula="of:=[.$F193]/[.$A193]" office:value-type="float" office:value="1303.34471391403" calcext:value-type="float">
            <text:p>1303.34471391403</text:p>
          </table:table-cell>
          <table:table-cell table:formula="of:=[.$B193]" office:value-type="float" office:value="37056.779710814" calcext:value-type="float">
            <text:p>37056.779710814</text:p>
          </table:table-cell>
          <table:table-cell table:formula="of:=[.$D193]*(1-[.$K193])" office:value-type="float" office:value="207157.024909323" calcext:value-type="float">
            <text:p>207157.024909323</text:p>
          </table:table-cell>
          <table:table-cell table:formula="of:=SUM(INDIRECT( CELL(&quot;address&quot;;  INDEX([$Parameters.$H$22:$Parameters.$H$74];  FLOOR([.$A193]/12; 1) + 1;0))&amp;&quot;:&quot;&amp;CELL(&quot;address&quot;; [$Parameters.$H$70])))" office:value-type="float" office:value="0.269001" calcext:value-type="float">
            <text:p>0.269001</text:p>
          </table:table-cell>
          <table:table-cell table:formula="of:=[.$I193]/INDEX([$Parameters.$I$22:$Parameters.$I$120];  FLOOR([.$A193]/12; 1) + 1;0)" office:value-type="float" office:value="858.193138277304" calcext:value-type="float">
            <text:p>858.193138277304</text:p>
          </table:table-cell>
          <table:table-cell table:formula="of:=[.$J193]/ INDEX([$Parameters.$I$22:$Parameters.$I$120];  FLOOR([.$A193]/12; 1) + 1;0)" office:value-type="float" office:value="4797.52257779812" calcext:value-type="float">
            <text:p>4797.52257779812</text:p>
          </table:table-cell>
          <table:table-cell table:formula="of:=([.$M193]-[.$L193])*[$Parameters.$I$70]" office:value-type="float" office:value="64053.4966866084" calcext:value-type="float">
            <text:p>64053.4966866084</text:p>
          </table:table-cell>
          <table:table-cell table:number-columns-repeated="2"/>
        </table:table-row>
        <table:table-row table:style-name="ro1">
          <table:table-cell office:value-type="float" office:value="190" calcext:value-type="float">
            <text:p>190</text:p>
          </table:table-cell>
          <table:table-cell table:formula="of:=([.$B193]-[.$C193])*POWER(1+[$Parameters.$E$4];1/12)+[$Parameters.$B$4]" office:value-type="float" office:value="38207.7536183792" calcext:value-type="float">
            <text:p>38207.7536183792</text:p>
          </table:table-cell>
          <table:table-cell table:formula="of:=IF(MOD([.$A194];12)=1; ([.$B182]+[.$B185]+[.$B188]+[.$B191])/4*(1+[$Parameters.$C$4])*[$Parameters.$D$4]; 0)" office:value-type="float" office:value="0" calcext:value-type="float">
            <text:p>0</text:p>
          </table:table-cell>
          <table:table-cell table:formula="of:=([.$D193]-[.$E193])*POWER(1+[$Parameters.$E$4];1/12)+[$Parameters.$B$4]" office:value-type="float" office:value="285513.369999197" calcext:value-type="float">
            <text:p>285513.369999197</text:p>
          </table:table-cell>
          <table:table-cell office:value-type="float" office:value="31" calcext:value-type="float">
            <text:p>31</text:p>
          </table:table-cell>
          <table:table-cell table:formula="of:=[.$D194]-[.$B194]" office:value-type="float" office:value="247305.616380818" calcext:value-type="float">
            <text:p>247305.616380818</text:p>
          </table:table-cell>
          <table:table-cell table:formula="of:=[.$F194]/[.$B194]" office:value-type="float" office:value="6.4726552325195" calcext:value-type="float">
            <text:p>6.4726552325195</text:p>
          </table:table-cell>
          <table:table-cell table:formula="of:=[.$F194]/[.$A194]" office:value-type="float" office:value="1301.60850726746" calcext:value-type="float">
            <text:p>1301.60850726746</text:p>
          </table:table-cell>
          <table:table-cell table:formula="of:=[.$B194]" office:value-type="float" office:value="38207.7536183792" calcext:value-type="float">
            <text:p>38207.7536183792</text:p>
          </table:table-cell>
          <table:table-cell table:formula="of:=[.$D194]*(1-[.$K194])" office:value-type="float" office:value="208709.987956043" calcext:value-type="float">
            <text:p>208709.987956043</text:p>
          </table:table-cell>
          <table:table-cell table:formula="of:=SUM(INDIRECT( CELL(&quot;address&quot;;  INDEX([$Parameters.$H$22:$Parameters.$H$74];  FLOOR([.$A194]/12; 1) + 1;0))&amp;&quot;:&quot;&amp;CELL(&quot;address&quot;; [$Parameters.$H$70])))" office:value-type="float" office:value="0.269001" calcext:value-type="float">
            <text:p>0.269001</text:p>
          </table:table-cell>
          <table:table-cell table:formula="of:=[.$I194]/INDEX([$Parameters.$I$22:$Parameters.$I$120];  FLOOR([.$A194]/12; 1) + 1;0)" office:value-type="float" office:value="884.848393200075" calcext:value-type="float">
            <text:p>884.848393200075</text:p>
          </table:table-cell>
          <table:table-cell table:formula="of:=[.$J194]/ INDEX([$Parameters.$I$22:$Parameters.$I$120];  FLOOR([.$A194]/12; 1) + 1;0)" office:value-type="float" office:value="4833.48744687455" calcext:value-type="float">
            <text:p>4833.48744687455</text:p>
          </table:table-cell>
          <table:table-cell table:formula="of:=([.$M194]-[.$L194])*[$Parameters.$I$70]" office:value-type="float" office:value="64204.871012747" calcext:value-type="float">
            <text:p>64204.871012747</text:p>
          </table:table-cell>
          <table:table-cell table:number-columns-repeated="2"/>
        </table:table-row>
        <table:table-row table:style-name="ro1">
          <table:table-cell office:value-type="float" office:value="191" calcext:value-type="float">
            <text:p>191</text:p>
          </table:table-cell>
          <table:table-cell table:formula="of:=([.$B194]-[.$C194])*POWER(1+[$Parameters.$E$4];1/12)+[$Parameters.$B$4]" office:value-type="float" office:value="39363.4167361157" calcext:value-type="float">
            <text:p>39363.4167361157</text:p>
          </table:table-cell>
          <table:table-cell table:formula="of:=IF(MOD([.$A195];12)=1; ([.$B183]+[.$B186]+[.$B189]+[.$B192])/4*(1+[$Parameters.$C$4])*[$Parameters.$D$4]; 0)" office:value-type="float" office:value="0" calcext:value-type="float">
            <text:p>0</text:p>
          </table:table-cell>
          <table:table-cell table:formula="of:=([.$D194]-[.$E194])*POWER(1+[$Parameters.$E$4];1/12)+[$Parameters.$B$4]" office:value-type="float" office:value="287645.460512623" calcext:value-type="float">
            <text:p>287645.460512623</text:p>
          </table:table-cell>
          <table:table-cell office:value-type="float" office:value="32" calcext:value-type="float">
            <text:p>32</text:p>
          </table:table-cell>
          <table:table-cell table:formula="of:=[.$D195]-[.$B195]" office:value-type="float" office:value="248282.043776508" calcext:value-type="float">
            <text:p>248282.043776508</text:p>
          </table:table-cell>
          <table:table-cell table:formula="of:=[.$F195]/[.$B195]" office:value-type="float" office:value="6.30743122328379" calcext:value-type="float">
            <text:p>6.30743122328379</text:p>
          </table:table-cell>
          <table:table-cell table:formula="of:=[.$F195]/[.$A195]" office:value-type="float" office:value="1299.90598835868" calcext:value-type="float">
            <text:p>1299.90598835868</text:p>
          </table:table-cell>
          <table:table-cell table:formula="of:=[.$B195]" office:value-type="float" office:value="39363.4167361157" calcext:value-type="float">
            <text:p>39363.4167361157</text:p>
          </table:table-cell>
          <table:table-cell table:formula="of:=[.$D195]*(1-[.$K195])" office:value-type="float" office:value="210268.543989267" calcext:value-type="float">
            <text:p>210268.543989267</text:p>
          </table:table-cell>
          <table:table-cell table:formula="of:=SUM(INDIRECT( CELL(&quot;address&quot;;  INDEX([$Parameters.$H$22:$Parameters.$H$74];  FLOOR([.$A195]/12; 1) + 1;0))&amp;&quot;:&quot;&amp;CELL(&quot;address&quot;; [$Parameters.$H$70])))" office:value-type="float" office:value="0.269001" calcext:value-type="float">
            <text:p>0.269001</text:p>
          </table:table-cell>
          <table:table-cell table:formula="of:=[.$I195]/INDEX([$Parameters.$I$22:$Parameters.$I$120];  FLOOR([.$A195]/12; 1) + 1;0)" office:value-type="float" office:value="911.612244930886" calcext:value-type="float">
            <text:p>911.612244930886</text:p>
          </table:table-cell>
          <table:table-cell table:formula="of:=[.$J195]/ INDEX([$Parameters.$I$22:$Parameters.$I$120];  FLOOR([.$A195]/12; 1) + 1;0)" office:value-type="float" office:value="4869.58184319748" calcext:value-type="float">
            <text:p>4869.58184319748</text:p>
          </table:table-cell>
          <table:table-cell table:formula="of:=([.$M195]-[.$L195])*[$Parameters.$I$70]" office:value-type="float" office:value="64356.5856678148" calcext:value-type="float">
            <text:p>64356.5856678148</text:p>
          </table:table-cell>
          <table:table-cell table:number-columns-repeated="2"/>
        </table:table-row>
        <table:table-row table:style-name="ro1">
          <table:table-cell office:value-type="float" office:value="192" calcext:value-type="float">
            <text:p>192</text:p>
          </table:table-cell>
          <table:table-cell table:formula="of:=([.$B195]-[.$C195])*POWER(1+[$Parameters.$E$4];1/12)+[$Parameters.$B$4]" office:value-type="float" office:value="40523.7881684459" calcext:value-type="float">
            <text:p>40523.7881684459</text:p>
          </table:table-cell>
          <table:table-cell table:formula="of:=IF(MOD([.$A196];12)=1; ([.$B184]+[.$B187]+[.$B190]+[.$B193])/4*(1+[$Parameters.$C$4])*[$Parameters.$D$4]; 0)" office:value-type="float" office:value="0" calcext:value-type="float">
            <text:p>0</text:p>
          </table:table-cell>
          <table:table-cell table:formula="of:=([.$D195]-[.$E195])*POWER(1+[$Parameters.$E$4];1/12)+[$Parameters.$B$4]" office:value-type="float" office:value="289785.233352595" calcext:value-type="float">
            <text:p>289785.233352595</text:p>
          </table:table-cell>
          <table:table-cell office:value-type="float" office:value="33" calcext:value-type="float">
            <text:p>33</text:p>
          </table:table-cell>
          <table:table-cell table:formula="of:=[.$D196]-[.$B196]" office:value-type="float" office:value="249261.445184149" calcext:value-type="float">
            <text:p>249261.445184149</text:p>
          </table:table-cell>
          <table:table-cell table:formula="of:=[.$F196]/[.$B196]" office:value-type="float" office:value="6.15099072544847" calcext:value-type="float">
            <text:p>6.15099072544847</text:p>
          </table:table-cell>
          <table:table-cell table:formula="of:=[.$F196]/[.$A196]" office:value-type="float" office:value="1298.23669366744" calcext:value-type="float">
            <text:p>1298.23669366744</text:p>
          </table:table-cell>
          <table:table-cell table:formula="of:=[.$B196]" office:value-type="float" office:value="40523.7881684459" calcext:value-type="float">
            <text:p>40523.7881684459</text:p>
          </table:table-cell>
          <table:table-cell table:formula="of:=[.$D196]*(1-[.$K196])" office:value-type="float" office:value="212562.105227862" calcext:value-type="float">
            <text:p>212562.105227862</text:p>
          </table:table-cell>
          <table:table-cell table:formula="of:=SUM(INDIRECT( CELL(&quot;address&quot;;  INDEX([$Parameters.$H$22:$Parameters.$H$74];  FLOOR([.$A196]/12; 1) + 1;0))&amp;&quot;:&quot;&amp;CELL(&quot;address&quot;; [$Parameters.$H$70])))" office:value-type="float" office:value="0.266484" calcext:value-type="float">
            <text:p>0.266484</text:p>
          </table:table-cell>
          <table:table-cell table:formula="of:=[.$I196]/INDEX([$Parameters.$I$22:$Parameters.$I$120];  FLOOR([.$A196]/12; 1) + 1;0)" office:value-type="float" office:value="958.235709823739" calcext:value-type="float">
            <text:p>958.235709823739</text:p>
          </table:table-cell>
          <table:table-cell table:formula="of:=[.$J196]/ INDEX([$Parameters.$I$22:$Parameters.$I$120];  FLOOR([.$A196]/12; 1) + 1;0)" office:value-type="float" office:value="5026.29712054534" calcext:value-type="float">
            <text:p>5026.29712054534</text:p>
          </table:table-cell>
          <table:table-cell table:formula="of:=([.$M196]-[.$L196])*[$Parameters.$I$70]" office:value-type="float" office:value="66146.6785383332" calcext:value-type="float">
            <text:p>66146.6785383332</text:p>
          </table:table-cell>
          <table:table-cell table:number-columns-repeated="2"/>
        </table:table-row>
        <table:table-row table:style-name="ro1">
          <table:table-cell office:value-type="float" office:value="193" calcext:value-type="float">
            <text:p>193</text:p>
          </table:table-cell>
          <table:table-cell table:formula="of:=([.$B196]-[.$C196])*POWER(1+[$Parameters.$E$4];1/12)+[$Parameters.$B$4]" office:value-type="float" office:value="41688.8870976265" calcext:value-type="float">
            <text:p>41688.8870976265</text:p>
          </table:table-cell>
          <table:table-cell table:formula="of:=IF(MOD([.$A197];12)=1; ([.$B185]+[.$B188]+[.$B191]+[.$B194])/4*(1+[$Parameters.$C$4])*[$Parameters.$D$4]; 0)" office:value-type="float" office:value="13668.2245897567" calcext:value-type="float">
            <text:p>13668.2245897567</text:p>
          </table:table-cell>
          <table:table-cell table:formula="of:=([.$D196]-[.$E196])*POWER(1+[$Parameters.$E$4];1/12)+[$Parameters.$B$4]" office:value-type="float" office:value="291932.719817862" calcext:value-type="float">
            <text:p>291932.719817862</text:p>
          </table:table-cell>
          <table:table-cell office:value-type="float" office:value="34" calcext:value-type="float">
            <text:p>34</text:p>
          </table:table-cell>
          <table:table-cell table:formula="of:=[.$D197]-[.$B197]" office:value-type="float" office:value="250243.832720236" calcext:value-type="float">
            <text:p>250243.832720236</text:p>
          </table:table-cell>
          <table:table-cell table:formula="of:=[.$F197]/[.$B197]" office:value-type="float" office:value="6.00265082956563" calcext:value-type="float">
            <text:p>6.00265082956563</text:p>
          </table:table-cell>
          <table:table-cell table:formula="of:=[.$F197]/[.$A197]" office:value-type="float" office:value="1296.6001695349" calcext:value-type="float">
            <text:p>1296.6001695349</text:p>
          </table:table-cell>
          <table:table-cell table:formula="of:=[.$B197]" office:value-type="float" office:value="41688.8870976265" calcext:value-type="float">
            <text:p>41688.8870976265</text:p>
          </table:table-cell>
          <table:table-cell table:formula="of:=[.$D197]*(1-[.$K197])" office:value-type="float" office:value="214137.320909919" calcext:value-type="float">
            <text:p>214137.320909919</text:p>
          </table:table-cell>
          <table:table-cell table:formula="of:=SUM(INDIRECT( CELL(&quot;address&quot;;  INDEX([$Parameters.$H$22:$Parameters.$H$74];  FLOOR([.$A197]/12; 1) + 1;0))&amp;&quot;:&quot;&amp;CELL(&quot;address&quot;; [$Parameters.$H$70])))" office:value-type="float" office:value="0.266484" calcext:value-type="float">
            <text:p>0.266484</text:p>
          </table:table-cell>
          <table:table-cell table:formula="of:=[.$I197]/INDEX([$Parameters.$I$22:$Parameters.$I$120];  FLOOR([.$A197]/12; 1) + 1;0)" office:value-type="float" office:value="985.78593278852" calcext:value-type="float">
            <text:p>985.78593278852</text:p>
          </table:table-cell>
          <table:table-cell table:formula="of:=[.$J197]/ INDEX([$Parameters.$I$22:$Parameters.$I$120];  FLOOR([.$A197]/12; 1) + 1;0)" office:value-type="float" office:value="5063.54506762637" calcext:value-type="float">
            <text:p>5063.54506762637</text:p>
          </table:table-cell>
          <table:table-cell table:formula="of:=([.$M197]-[.$L197])*[$Parameters.$I$70]" office:value-type="float" office:value="66304.3635324634" calcext:value-type="float">
            <text:p>66304.3635324634</text:p>
          </table:table-cell>
          <table:table-cell table:number-columns-repeated="2"/>
        </table:table-row>
        <table:table-row table:style-name="ro1">
          <table:table-cell office:value-type="float" office:value="194" calcext:value-type="float">
            <text:p>194</text:p>
          </table:table-cell>
          <table:table-cell table:formula="of:=([.$B197]-[.$C197])*POWER(1+[$Parameters.$E$4];1/12)+[$Parameters.$B$4]" office:value-type="float" office:value="29134.8221554267" calcext:value-type="float">
            <text:p>29134.8221554267</text:p>
          </table:table-cell>
          <table:table-cell table:formula="of:=IF(MOD([.$A198];12)=1; ([.$B186]+[.$B189]+[.$B192]+[.$B195])/4*(1+[$Parameters.$C$4])*[$Parameters.$D$4]; 0)" office:value-type="float" office:value="0" calcext:value-type="float">
            <text:p>0</text:p>
          </table:table-cell>
          <table:table-cell table:formula="of:=([.$D197]-[.$E197])*POWER(1+[$Parameters.$E$4];1/12)+[$Parameters.$B$4]" office:value-type="float" office:value="294087.951334689" calcext:value-type="float">
            <text:p>294087.951334689</text:p>
          </table:table-cell>
          <table:table-cell office:value-type="float" office:value="35" calcext:value-type="float">
            <text:p>35</text:p>
          </table:table-cell>
          <table:table-cell table:formula="of:=[.$D198]-[.$B198]" office:value-type="float" office:value="264953.129179262" calcext:value-type="float">
            <text:p>264953.129179262</text:p>
          </table:table-cell>
          <table:table-cell table:formula="of:=[.$F198]/[.$B198]" office:value-type="float" office:value="9.09403626237379" calcext:value-type="float">
            <text:p>9.09403626237379</text:p>
          </table:table-cell>
          <table:table-cell table:formula="of:=[.$F198]/[.$A198]" office:value-type="float" office:value="1365.73777927455" calcext:value-type="float">
            <text:p>1365.73777927455</text:p>
          </table:table-cell>
          <table:table-cell table:formula="of:=[.$B198]" office:value-type="float" office:value="29134.8221554267" calcext:value-type="float">
            <text:p>29134.8221554267</text:p>
          </table:table-cell>
          <table:table-cell table:formula="of:=[.$D198]*(1-[.$K198])" office:value-type="float" office:value="215718.217711216" calcext:value-type="float">
            <text:p>215718.217711216</text:p>
          </table:table-cell>
          <table:table-cell table:formula="of:=SUM(INDIRECT( CELL(&quot;address&quot;;  INDEX([$Parameters.$H$22:$Parameters.$H$74];  FLOOR([.$A198]/12; 1) + 1;0))&amp;&quot;:&quot;&amp;CELL(&quot;address&quot;; [$Parameters.$H$70])))" office:value-type="float" office:value="0.266484" calcext:value-type="float">
            <text:p>0.266484</text:p>
          </table:table-cell>
          <table:table-cell table:formula="of:=[.$I198]/INDEX([$Parameters.$I$22:$Parameters.$I$120];  FLOOR([.$A198]/12; 1) + 1;0)" office:value-type="float" office:value="688.929348674077" calcext:value-type="float">
            <text:p>688.929348674077</text:p>
          </table:table-cell>
          <table:table-cell table:formula="of:=[.$J198]/ INDEX([$Parameters.$I$22:$Parameters.$I$120];  FLOOR([.$A198]/12; 1) + 1;0)" office:value-type="float" office:value="5100.92735188497" calcext:value-type="float">
            <text:p>5100.92735188497</text:p>
          </table:table-cell>
          <table:table-cell table:formula="of:=([.$M198]-[.$L198])*[$Parameters.$I$70]" office:value-type="float" office:value="71739.0875322092" calcext:value-type="float">
            <text:p>71739.0875322092</text:p>
          </table:table-cell>
          <table:table-cell table:number-columns-repeated="2"/>
        </table:table-row>
        <table:table-row table:style-name="ro1">
          <table:table-cell office:value-type="float" office:value="195" calcext:value-type="float">
            <text:p>195</text:p>
          </table:table-cell>
          <table:table-cell table:formula="of:=([.$B198]-[.$C198])*POWER(1+[$Parameters.$E$4];1/12)+[$Parameters.$B$4]" office:value-type="float" office:value="30253.5210273025" calcext:value-type="float">
            <text:p>30253.5210273025</text:p>
          </table:table-cell>
          <table:table-cell table:formula="of:=IF(MOD([.$A199];12)=1; ([.$B187]+[.$B190]+[.$B193]+[.$B196])/4*(1+[$Parameters.$C$4])*[$Parameters.$D$4]; 0)" office:value-type="float" office:value="0" calcext:value-type="float">
            <text:p>0</text:p>
          </table:table-cell>
          <table:table-cell table:formula="of:=([.$D198]-[.$E198])*POWER(1+[$Parameters.$E$4];1/12)+[$Parameters.$B$4]" office:value-type="float" office:value="296250.959457373" calcext:value-type="float">
            <text:p>296250.959457373</text:p>
          </table:table-cell>
          <table:table-cell office:value-type="float" office:value="36" calcext:value-type="float">
            <text:p>36</text:p>
          </table:table-cell>
          <table:table-cell table:formula="of:=[.$D199]-[.$B199]" office:value-type="float" office:value="265997.438430071" calcext:value-type="float">
            <text:p>265997.438430071</text:p>
          </table:table-cell>
          <table:table-cell table:formula="of:=[.$F199]/[.$B199]" office:value-type="float" office:value="8.79228034945154" calcext:value-type="float">
            <text:p>8.79228034945154</text:p>
          </table:table-cell>
          <table:table-cell table:formula="of:=[.$F199]/[.$A199]" office:value-type="float" office:value="1364.08942784652" calcext:value-type="float">
            <text:p>1364.08942784652</text:p>
          </table:table-cell>
          <table:table-cell table:formula="of:=[.$B199]" office:value-type="float" office:value="30253.5210273025" calcext:value-type="float">
            <text:p>30253.5210273025</text:p>
          </table:table-cell>
          <table:table-cell table:formula="of:=[.$D199]*(1-[.$K199])" office:value-type="float" office:value="217304.818777335" calcext:value-type="float">
            <text:p>217304.818777335</text:p>
          </table:table-cell>
          <table:table-cell table:formula="of:=SUM(INDIRECT( CELL(&quot;address&quot;;  INDEX([$Parameters.$H$22:$Parameters.$H$74];  FLOOR([.$A199]/12; 1) + 1;0))&amp;&quot;:&quot;&amp;CELL(&quot;address&quot;; [$Parameters.$H$70])))" office:value-type="float" office:value="0.266484" calcext:value-type="float">
            <text:p>0.266484</text:p>
          </table:table-cell>
          <table:table-cell table:formula="of:=[.$I199]/INDEX([$Parameters.$I$22:$Parameters.$I$120];  FLOOR([.$A199]/12; 1) + 1;0)" office:value-type="float" office:value="715.382384187811" calcext:value-type="float">
            <text:p>715.382384187811</text:p>
          </table:table-cell>
          <table:table-cell table:formula="of:=[.$J199]/ INDEX([$Parameters.$I$22:$Parameters.$I$120];  FLOOR([.$A199]/12; 1) + 1;0)" office:value-type="float" office:value="5138.44452062745" calcext:value-type="float">
            <text:p>5138.44452062745</text:p>
          </table:table-cell>
          <table:table-cell table:formula="of:=([.$M199]-[.$L199])*[$Parameters.$I$70]" office:value-type="float" office:value="71918.9903385085" calcext:value-type="float">
            <text:p>71918.9903385085</text:p>
          </table:table-cell>
          <table:table-cell table:number-columns-repeated="2"/>
        </table:table-row>
        <table:table-row table:style-name="ro1">
          <table:table-cell office:value-type="float" office:value="196" calcext:value-type="float">
            <text:p>196</text:p>
          </table:table-cell>
          <table:table-cell table:formula="of:=([.$B199]-[.$C199])*POWER(1+[$Parameters.$E$4];1/12)+[$Parameters.$B$4]" office:value-type="float" office:value="31376.777616859" calcext:value-type="float">
            <text:p>31376.777616859</text:p>
          </table:table-cell>
          <table:table-cell table:formula="of:=IF(MOD([.$A200];12)=1; ([.$B188]+[.$B191]+[.$B194]+[.$B197])/4*(1+[$Parameters.$C$4])*[$Parameters.$D$4]; 0)" office:value-type="float" office:value="0" calcext:value-type="float">
            <text:p>0</text:p>
          </table:table-cell>
          <table:table-cell table:formula="of:=([.$D199]-[.$E199])*POWER(1+[$Parameters.$E$4];1/12)+[$Parameters.$B$4]" office:value-type="float" office:value="298421.775868771" calcext:value-type="float">
            <text:p>298421.775868771</text:p>
          </table:table-cell>
          <table:table-cell office:value-type="float" office:value="37" calcext:value-type="float">
            <text:p>37</text:p>
          </table:table-cell>
          <table:table-cell table:formula="of:=[.$D200]-[.$B200]" office:value-type="float" office:value="267044.998251912" calcext:value-type="float">
            <text:p>267044.998251912</text:p>
          </table:table-cell>
          <table:table-cell table:formula="of:=[.$F200]/[.$B200]" office:value-type="float" office:value="8.51091216289932" calcext:value-type="float">
            <text:p>8.51091216289932</text:p>
          </table:table-cell>
          <table:table-cell table:formula="of:=[.$F200]/[.$A200]" office:value-type="float" office:value="1362.4744808771" calcext:value-type="float">
            <text:p>1362.4744808771</text:p>
          </table:table-cell>
          <table:table-cell table:formula="of:=[.$B200]" office:value-type="float" office:value="31376.777616859" calcext:value-type="float">
            <text:p>31376.777616859</text:p>
          </table:table-cell>
          <table:table-cell table:formula="of:=[.$D200]*(1-[.$K200])" office:value-type="float" office:value="218897.147348158" calcext:value-type="float">
            <text:p>218897.147348158</text:p>
          </table:table-cell>
          <table:table-cell table:formula="of:=SUM(INDIRECT( CELL(&quot;address&quot;;  INDEX([$Parameters.$H$22:$Parameters.$H$74];  FLOOR([.$A200]/12; 1) + 1;0))&amp;&quot;:&quot;&amp;CELL(&quot;address&quot;; [$Parameters.$H$70])))" office:value-type="float" office:value="0.266484" calcext:value-type="float">
            <text:p>0.266484</text:p>
          </table:table-cell>
          <table:table-cell table:formula="of:=[.$I200]/INDEX([$Parameters.$I$22:$Parameters.$I$120];  FLOOR([.$A200]/12; 1) + 1;0)" office:value-type="float" office:value="741.943192642681" calcext:value-type="float">
            <text:p>741.943192642681</text:p>
          </table:table-cell>
          <table:table-cell table:formula="of:=[.$J200]/ INDEX([$Parameters.$I$22:$Parameters.$I$120];  FLOOR([.$A200]/12; 1) + 1;0)" office:value-type="float" office:value="5176.09712338987" calcext:value-type="float">
            <text:p>5176.09712338987</text:p>
          </table:table-cell>
          <table:table-cell table:formula="of:=([.$M200]-[.$L200])*[$Parameters.$I$70]" office:value-type="float" office:value="72099.3429139493" calcext:value-type="float">
            <text:p>72099.3429139493</text:p>
          </table:table-cell>
          <table:table-cell table:number-columns-repeated="2"/>
        </table:table-row>
        <table:table-row table:style-name="ro1">
          <table:table-cell office:value-type="float" office:value="197" calcext:value-type="float">
            <text:p>197</text:p>
          </table:table-cell>
          <table:table-cell table:formula="of:=([.$B200]-[.$C200])*POWER(1+[$Parameters.$E$4];1/12)+[$Parameters.$B$4]" office:value-type="float" office:value="32504.610492802" calcext:value-type="float">
            <text:p>32504.610492802</text:p>
          </table:table-cell>
          <table:table-cell table:formula="of:=IF(MOD([.$A201];12)=1; ([.$B189]+[.$B192]+[.$B195]+[.$B198])/4*(1+[$Parameters.$C$4])*[$Parameters.$D$4]; 0)" office:value-type="float" office:value="0" calcext:value-type="float">
            <text:p>0</text:p>
          </table:table-cell>
          <table:table-cell table:formula="of:=([.$D200]-[.$E200])*POWER(1+[$Parameters.$E$4];1/12)+[$Parameters.$B$4]" office:value-type="float" office:value="300600.432380817" calcext:value-type="float">
            <text:p>300600.432380817</text:p>
          </table:table-cell>
          <table:table-cell office:value-type="float" office:value="38" calcext:value-type="float">
            <text:p>38</text:p>
          </table:table-cell>
          <table:table-cell table:formula="of:=[.$D201]-[.$B201]" office:value-type="float" office:value="268095.821888015" calcext:value-type="float">
            <text:p>268095.821888015</text:p>
          </table:table-cell>
          <table:table-cell table:formula="of:=[.$F201]/[.$B201]" office:value-type="float" office:value="8.24793214942178" calcext:value-type="float">
            <text:p>8.24793214942178</text:p>
          </table:table-cell>
          <table:table-cell table:formula="of:=[.$F201]/[.$A201]" office:value-type="float" office:value="1360.89249689347" calcext:value-type="float">
            <text:p>1360.89249689347</text:p>
          </table:table-cell>
          <table:table-cell table:formula="of:=[.$B201]" office:value-type="float" office:value="32504.610492802" calcext:value-type="float">
            <text:p>32504.610492802</text:p>
          </table:table-cell>
          <table:table-cell table:formula="of:=[.$D201]*(1-[.$K201])" office:value-type="float" office:value="220495.226758247" calcext:value-type="float">
            <text:p>220495.226758247</text:p>
          </table:table-cell>
          <table:table-cell table:formula="of:=SUM(INDIRECT( CELL(&quot;address&quot;;  INDEX([$Parameters.$H$22:$Parameters.$H$74];  FLOOR([.$A201]/12; 1) + 1;0))&amp;&quot;:&quot;&amp;CELL(&quot;address&quot;; [$Parameters.$H$70])))" office:value-type="float" office:value="0.266484" calcext:value-type="float">
            <text:p>0.266484</text:p>
          </table:table-cell>
          <table:table-cell table:formula="of:=[.$I201]/INDEX([$Parameters.$I$22:$Parameters.$I$120];  FLOOR([.$A201]/12; 1) + 1;0)" office:value-type="float" office:value="768.612213118989" calcext:value-type="float">
            <text:p>768.612213118989</text:p>
          </table:table-cell>
          <table:table-cell table:formula="of:=[.$J201]/ INDEX([$Parameters.$I$22:$Parameters.$I$120];  FLOOR([.$A201]/12; 1) + 1;0)" office:value-type="float" office:value="5213.8857119472" calcext:value-type="float">
            <text:p>5213.8857119472</text:p>
          </table:table-cell>
          <table:table-cell table:formula="of:=([.$M201]-[.$L201])*[$Parameters.$I$70]" office:value-type="float" office:value="72280.1470909467" calcext:value-type="float">
            <text:p>72280.1470909467</text:p>
          </table:table-cell>
          <table:table-cell table:number-columns-repeated="2"/>
        </table:table-row>
        <table:table-row table:style-name="ro1">
          <table:table-cell office:value-type="float" office:value="198" calcext:value-type="float">
            <text:p>198</text:p>
          </table:table-cell>
          <table:table-cell table:formula="of:=([.$B201]-[.$C201])*POWER(1+[$Parameters.$E$4];1/12)+[$Parameters.$B$4]" office:value-type="float" office:value="33637.038299489" calcext:value-type="float">
            <text:p>33637.038299489</text:p>
          </table:table-cell>
          <table:table-cell table:formula="of:=IF(MOD([.$A202];12)=1; ([.$B190]+[.$B193]+[.$B196]+[.$B199])/4*(1+[$Parameters.$C$4])*[$Parameters.$D$4]; 0)" office:value-type="float" office:value="0" calcext:value-type="float">
            <text:p>0</text:p>
          </table:table-cell>
          <table:table-cell table:formula="of:=([.$D201]-[.$E201])*POWER(1+[$Parameters.$E$4];1/12)+[$Parameters.$B$4]" office:value-type="float" office:value="302786.96093505" calcext:value-type="float">
            <text:p>302786.96093505</text:p>
          </table:table-cell>
          <table:table-cell office:value-type="float" office:value="39" calcext:value-type="float">
            <text:p>39</text:p>
          </table:table-cell>
          <table:table-cell table:formula="of:=[.$D202]-[.$B202]" office:value-type="float" office:value="269149.922635561" calcext:value-type="float">
            <text:p>269149.922635561</text:p>
          </table:table-cell>
          <table:table-cell table:formula="of:=[.$F202]/[.$B202]" office:value-type="float" office:value="8.00159396434288" calcext:value-type="float">
            <text:p>8.00159396434288</text:p>
          </table:table-cell>
          <table:table-cell table:formula="of:=[.$F202]/[.$A202]" office:value-type="float" office:value="1359.34304361395" calcext:value-type="float">
            <text:p>1359.34304361395</text:p>
          </table:table-cell>
          <table:table-cell table:formula="of:=[.$B202]" office:value-type="float" office:value="33637.038299489" calcext:value-type="float">
            <text:p>33637.038299489</text:p>
          </table:table-cell>
          <table:table-cell table:formula="of:=[.$D202]*(1-[.$K202])" office:value-type="float" office:value="222099.080437235" calcext:value-type="float">
            <text:p>222099.080437235</text:p>
          </table:table-cell>
          <table:table-cell table:formula="of:=SUM(INDIRECT( CELL(&quot;address&quot;;  INDEX([$Parameters.$H$22:$Parameters.$H$74];  FLOOR([.$A202]/12; 1) + 1;0))&amp;&quot;:&quot;&amp;CELL(&quot;address&quot;; [$Parameters.$H$70])))" office:value-type="float" office:value="0.266484" calcext:value-type="float">
            <text:p>0.266484</text:p>
          </table:table-cell>
          <table:table-cell table:formula="of:=[.$I202]/INDEX([$Parameters.$I$22:$Parameters.$I$120];  FLOOR([.$A202]/12; 1) + 1;0)" office:value-type="float" office:value="795.389886485907" calcext:value-type="float">
            <text:p>795.389886485907</text:p>
          </table:table-cell>
          <table:table-cell table:formula="of:=[.$J202]/ INDEX([$Parameters.$I$22:$Parameters.$I$120];  FLOOR([.$A202]/12; 1) + 1;0)" office:value-type="float" office:value="5251.81084032241" calcext:value-type="float">
            <text:p>5251.81084032241</text:p>
          </table:table-cell>
          <table:table-cell table:formula="of:=([.$M202]-[.$L202])*[$Parameters.$I$70]" office:value-type="float" office:value="72461.4047093815" calcext:value-type="float">
            <text:p>72461.4047093815</text:p>
          </table:table-cell>
          <table:table-cell table:number-columns-repeated="2"/>
        </table:table-row>
        <table:table-row table:style-name="ro1">
          <table:table-cell office:value-type="float" office:value="199" calcext:value-type="float">
            <text:p>199</text:p>
          </table:table-cell>
          <table:table-cell table:formula="of:=([.$B202]-[.$C202])*POWER(1+[$Parameters.$E$4];1/12)+[$Parameters.$B$4]" office:value-type="float" office:value="34774.0797572364" calcext:value-type="float">
            <text:p>34774.0797572364</text:p>
          </table:table-cell>
          <table:table-cell table:formula="of:=IF(MOD([.$A203];12)=1; ([.$B191]+[.$B194]+[.$B197]+[.$B200])/4*(1+[$Parameters.$C$4])*[$Parameters.$D$4]; 0)" office:value-type="float" office:value="0" calcext:value-type="float">
            <text:p>0</text:p>
          </table:table-cell>
          <table:table-cell table:formula="of:=([.$D202]-[.$E202])*POWER(1+[$Parameters.$E$4];1/12)+[$Parameters.$B$4]" office:value-type="float" office:value="304981.393603147" calcext:value-type="float">
            <text:p>304981.393603147</text:p>
          </table:table-cell>
          <table:table-cell office:value-type="float" office:value="40" calcext:value-type="float">
            <text:p>40</text:p>
          </table:table-cell>
          <table:table-cell table:formula="of:=[.$D203]-[.$B203]" office:value-type="float" office:value="270207.313845911" calcext:value-type="float">
            <text:p>270207.313845911</text:p>
          </table:table-cell>
          <table:table-cell table:formula="of:=[.$F203]/[.$B203]" office:value-type="float" office:value="7.77036562095308" calcext:value-type="float">
            <text:p>7.77036562095308</text:p>
          </table:table-cell>
          <table:table-cell table:formula="of:=[.$F203]/[.$A203]" office:value-type="float" office:value="1357.82569771814" calcext:value-type="float">
            <text:p>1357.82569771814</text:p>
          </table:table-cell>
          <table:table-cell table:formula="of:=[.$B203]" office:value-type="float" office:value="34774.0797572364" calcext:value-type="float">
            <text:p>34774.0797572364</text:p>
          </table:table-cell>
          <table:table-cell table:formula="of:=[.$D203]*(1-[.$K203])" office:value-type="float" office:value="223708.731910206" calcext:value-type="float">
            <text:p>223708.731910206</text:p>
          </table:table-cell>
          <table:table-cell table:formula="of:=SUM(INDIRECT( CELL(&quot;address&quot;;  INDEX([$Parameters.$H$22:$Parameters.$H$74];  FLOOR([.$A203]/12; 1) + 1;0))&amp;&quot;:&quot;&amp;CELL(&quot;address&quot;; [$Parameters.$H$70])))" office:value-type="float" office:value="0.266484" calcext:value-type="float">
            <text:p>0.266484</text:p>
          </table:table-cell>
          <table:table-cell table:formula="of:=[.$I203]/INDEX([$Parameters.$I$22:$Parameters.$I$120];  FLOOR([.$A203]/12; 1) + 1;0)" office:value-type="float" office:value="822.27665540876" calcext:value-type="float">
            <text:p>822.27665540876</text:p>
          </table:table-cell>
          <table:table-cell table:formula="of:=[.$J203]/ INDEX([$Parameters.$I$22:$Parameters.$I$120];  FLOOR([.$A203]/12; 1) + 1;0)" office:value-type="float" office:value="5289.8730647956" calcext:value-type="float">
            <text:p>5289.8730647956</text:p>
          </table:table-cell>
          <table:table-cell table:formula="of:=([.$M203]-[.$L203])*[$Parameters.$I$70]" office:value-type="float" office:value="72643.1176166301" calcext:value-type="float">
            <text:p>72643.1176166301</text:p>
          </table:table-cell>
          <table:table-cell table:number-columns-repeated="2"/>
        </table:table-row>
        <table:table-row table:style-name="ro1">
          <table:table-cell office:value-type="float" office:value="200" calcext:value-type="float">
            <text:p>200</text:p>
          </table:table-cell>
          <table:table-cell table:formula="of:=([.$B203]-[.$C203])*POWER(1+[$Parameters.$E$4];1/12)+[$Parameters.$B$4]" office:value-type="float" office:value="35915.7536626299" calcext:value-type="float">
            <text:p>35915.7536626299</text:p>
          </table:table-cell>
          <table:table-cell table:formula="of:=IF(MOD([.$A204];12)=1; ([.$B192]+[.$B195]+[.$B198]+[.$B201])/4*(1+[$Parameters.$C$4])*[$Parameters.$D$4]; 0)" office:value-type="float" office:value="0" calcext:value-type="float">
            <text:p>0</text:p>
          </table:table-cell>
          <table:table-cell table:formula="of:=([.$D203]-[.$E203])*POWER(1+[$Parameters.$E$4];1/12)+[$Parameters.$B$4]" office:value-type="float" office:value="307183.762587444" calcext:value-type="float">
            <text:p>307183.762587444</text:p>
          </table:table-cell>
          <table:table-cell office:value-type="float" office:value="41" calcext:value-type="float">
            <text:p>41</text:p>
          </table:table-cell>
          <table:table-cell table:formula="of:=[.$D204]-[.$B204]" office:value-type="float" office:value="271268.008924815" calcext:value-type="float">
            <text:p>271268.008924815</text:p>
          </table:table-cell>
          <table:table-cell table:formula="of:=[.$F204]/[.$B204]" office:value-type="float" office:value="7.55289758006853" calcext:value-type="float">
            <text:p>7.55289758006853</text:p>
          </table:table-cell>
          <table:table-cell table:formula="of:=[.$F204]/[.$A204]" office:value-type="float" office:value="1356.34004462407" calcext:value-type="float">
            <text:p>1356.34004462407</text:p>
          </table:table-cell>
          <table:table-cell table:formula="of:=[.$B204]" office:value-type="float" office:value="35915.7536626299" calcext:value-type="float">
            <text:p>35915.7536626299</text:p>
          </table:table-cell>
          <table:table-cell table:formula="of:=[.$D204]*(1-[.$K204])" office:value-type="float" office:value="225324.204798092" calcext:value-type="float">
            <text:p>225324.204798092</text:p>
          </table:table-cell>
          <table:table-cell table:formula="of:=SUM(INDIRECT( CELL(&quot;address&quot;;  INDEX([$Parameters.$H$22:$Parameters.$H$74];  FLOOR([.$A204]/12; 1) + 1;0))&amp;&quot;:&quot;&amp;CELL(&quot;address&quot;; [$Parameters.$H$70])))" office:value-type="float" office:value="0.266484" calcext:value-type="float">
            <text:p>0.266484</text:p>
          </table:table-cell>
          <table:table-cell table:formula="of:=[.$I204]/INDEX([$Parameters.$I$22:$Parameters.$I$120];  FLOOR([.$A204]/12; 1) + 1;0)" office:value-type="float" office:value="849.272964356346" calcext:value-type="float">
            <text:p>849.272964356346</text:p>
          </table:table-cell>
          <table:table-cell table:formula="of:=[.$J204]/ INDEX([$Parameters.$I$22:$Parameters.$I$120];  FLOOR([.$A204]/12; 1) + 1;0)" office:value-type="float" office:value="5328.07294391326" calcext:value-type="float">
            <text:p>5328.07294391326</text:p>
          </table:table-cell>
          <table:table-cell table:formula="of:=([.$M204]-[.$L204])*[$Parameters.$I$70]" office:value-type="float" office:value="72825.2876675955" calcext:value-type="float">
            <text:p>72825.2876675955</text:p>
          </table:table-cell>
          <table:table-cell table:number-columns-repeated="2"/>
        </table:table-row>
        <table:table-row table:style-name="ro1">
          <table:table-cell office:value-type="float" office:value="201" calcext:value-type="float">
            <text:p>201</text:p>
          </table:table-cell>
          <table:table-cell table:formula="of:=([.$B204]-[.$C204])*POWER(1+[$Parameters.$E$4];1/12)+[$Parameters.$B$4]" office:value-type="float" office:value="37062.0788888345" calcext:value-type="float">
            <text:p>37062.0788888345</text:p>
          </table:table-cell>
          <table:table-cell table:formula="of:=IF(MOD([.$A205];12)=1; ([.$B193]+[.$B196]+[.$B199]+[.$B202])/4*(1+[$Parameters.$C$4])*[$Parameters.$D$4]; 0)" office:value-type="float" office:value="0" calcext:value-type="float">
            <text:p>0</text:p>
          </table:table-cell>
          <table:table-cell table:formula="of:=([.$D204]-[.$E204])*POWER(1+[$Parameters.$E$4];1/12)+[$Parameters.$B$4]" office:value-type="float" office:value="309394.100221477" calcext:value-type="float">
            <text:p>309394.100221477</text:p>
          </table:table-cell>
          <table:table-cell office:value-type="float" office:value="42" calcext:value-type="float">
            <text:p>42</text:p>
          </table:table-cell>
          <table:table-cell table:formula="of:=[.$D205]-[.$B205]" office:value-type="float" office:value="272332.021332643" calcext:value-type="float">
            <text:p>272332.021332643</text:p>
          </table:table-cell>
          <table:table-cell table:formula="of:=[.$F205]/[.$B205]" office:value-type="float" office:value="7.34799637520299" calcext:value-type="float">
            <text:p>7.34799637520299</text:p>
          </table:table-cell>
          <table:table-cell table:formula="of:=[.$F205]/[.$A205]" office:value-type="float" office:value="1354.88567827186" calcext:value-type="float">
            <text:p>1354.88567827186</text:p>
          </table:table-cell>
          <table:table-cell table:formula="of:=[.$B205]" office:value-type="float" office:value="37062.0788888345" calcext:value-type="float">
            <text:p>37062.0788888345</text:p>
          </table:table-cell>
          <table:table-cell table:formula="of:=[.$D205]*(1-[.$K205])" office:value-type="float" office:value="226945.522818057" calcext:value-type="float">
            <text:p>226945.522818057</text:p>
          </table:table-cell>
          <table:table-cell table:formula="of:=SUM(INDIRECT( CELL(&quot;address&quot;;  INDEX([$Parameters.$H$22:$Parameters.$H$74];  FLOOR([.$A205]/12; 1) + 1;0))&amp;&quot;:&quot;&amp;CELL(&quot;address&quot;; [$Parameters.$H$70])))" office:value-type="float" office:value="0.266484" calcext:value-type="float">
            <text:p>0.266484</text:p>
          </table:table-cell>
          <table:table-cell table:formula="of:=[.$I205]/INDEX([$Parameters.$I$22:$Parameters.$I$120];  FLOOR([.$A205]/12; 1) + 1;0)" office:value-type="float" office:value="876.379259608287" calcext:value-type="float">
            <text:p>876.379259608287</text:p>
          </table:table-cell>
          <table:table-cell table:formula="of:=[.$J205]/ INDEX([$Parameters.$I$22:$Parameters.$I$120];  FLOOR([.$A205]/12; 1) + 1;0)" office:value-type="float" office:value="5366.41103849745" calcext:value-type="float">
            <text:p>5366.41103849745</text:p>
          </table:table-cell>
          <table:table-cell table:formula="of:=([.$M205]-[.$L205])*[$Parameters.$I$70]" office:value-type="float" office:value="73007.9167247379" calcext:value-type="float">
            <text:p>73007.9167247379</text:p>
          </table:table-cell>
          <table:table-cell table:number-columns-repeated="2"/>
        </table:table-row>
        <table:table-row table:style-name="ro1">
          <table:table-cell office:value-type="float" office:value="202" calcext:value-type="float">
            <text:p>202</text:p>
          </table:table-cell>
          <table:table-cell table:formula="of:=([.$B205]-[.$C205])*POWER(1+[$Parameters.$E$4];1/12)+[$Parameters.$B$4]" office:value-type="float" office:value="38213.0743859069" calcext:value-type="float">
            <text:p>38213.0743859069</text:p>
          </table:table-cell>
          <table:table-cell table:formula="of:=IF(MOD([.$A206];12)=1; ([.$B194]+[.$B197]+[.$B200]+[.$B203])/4*(1+[$Parameters.$C$4])*[$Parameters.$D$4]; 0)" office:value-type="float" office:value="0" calcext:value-type="float">
            <text:p>0</text:p>
          </table:table-cell>
          <table:table-cell table:formula="of:=([.$D205]-[.$E205])*POWER(1+[$Parameters.$E$4];1/12)+[$Parameters.$B$4]" office:value-type="float" office:value="311612.438970511" calcext:value-type="float">
            <text:p>311612.438970511</text:p>
          </table:table-cell>
          <table:table-cell office:value-type="float" office:value="43" calcext:value-type="float">
            <text:p>43</text:p>
          </table:table-cell>
          <table:table-cell table:formula="of:=[.$D206]-[.$B206]" office:value-type="float" office:value="273399.364584604" calcext:value-type="float">
            <text:p>273399.364584604</text:p>
          </table:table-cell>
          <table:table-cell table:formula="of:=[.$F206]/[.$B206]" office:value-type="float" office:value="7.15460268450515" calcext:value-type="float">
            <text:p>7.15460268450515</text:p>
          </table:table-cell>
          <table:table-cell table:formula="of:=[.$F206]/[.$A206]" office:value-type="float" office:value="1353.46220091388" calcext:value-type="float">
            <text:p>1353.46220091388</text:p>
          </table:table-cell>
          <table:table-cell table:formula="of:=[.$B206]" office:value-type="float" office:value="38213.0743859069" calcext:value-type="float">
            <text:p>38213.0743859069</text:p>
          </table:table-cell>
          <table:table-cell table:formula="of:=[.$D206]*(1-[.$K206])" office:value-type="float" office:value="228572.709783894" calcext:value-type="float">
            <text:p>228572.709783894</text:p>
          </table:table-cell>
          <table:table-cell table:formula="of:=SUM(INDIRECT( CELL(&quot;address&quot;;  INDEX([$Parameters.$H$22:$Parameters.$H$74];  FLOOR([.$A206]/12; 1) + 1;0))&amp;&quot;:&quot;&amp;CELL(&quot;address&quot;; [$Parameters.$H$70])))" office:value-type="float" office:value="0.266484" calcext:value-type="float">
            <text:p>0.266484</text:p>
          </table:table-cell>
          <table:table-cell table:formula="of:=[.$I206]/INDEX([$Parameters.$I$22:$Parameters.$I$120];  FLOOR([.$A206]/12; 1) + 1;0)" office:value-type="float" office:value="903.5959892624" calcext:value-type="float">
            <text:p>903.5959892624</text:p>
          </table:table-cell>
          <table:table-cell table:formula="of:=[.$J206]/ INDEX([$Parameters.$I$22:$Parameters.$I$120];  FLOOR([.$A206]/12; 1) + 1;0)" office:value-type="float" office:value="5404.88791165509" calcext:value-type="float">
            <text:p>5404.88791165509</text:p>
          </table:table-cell>
          <table:table-cell table:formula="of:=([.$M206]-[.$L206])*[$Parameters.$I$70]" office:value-type="float" office:value="73191.0066581051" calcext:value-type="float">
            <text:p>73191.0066581051</text:p>
          </table:table-cell>
          <table:table-cell table:number-columns-repeated="2"/>
        </table:table-row>
        <table:table-row table:style-name="ro1">
          <table:table-cell office:value-type="float" office:value="203" calcext:value-type="float">
            <text:p>203</text:p>
          </table:table-cell>
          <table:table-cell table:formula="of:=([.$B206]-[.$C206])*POWER(1+[$Parameters.$E$4];1/12)+[$Parameters.$B$4]" office:value-type="float" office:value="39368.7591811089" calcext:value-type="float">
            <text:p>39368.7591811089</text:p>
          </table:table-cell>
          <table:table-cell table:formula="of:=IF(MOD([.$A207];12)=1; ([.$B195]+[.$B198]+[.$B201]+[.$B204])/4*(1+[$Parameters.$C$4])*[$Parameters.$D$4]; 0)" office:value-type="float" office:value="0" calcext:value-type="float">
            <text:p>0</text:p>
          </table:table-cell>
          <table:table-cell table:formula="of:=([.$D206]-[.$E206])*POWER(1+[$Parameters.$E$4];1/12)+[$Parameters.$B$4]" office:value-type="float" office:value="313838.811432079" calcext:value-type="float">
            <text:p>313838.811432079</text:p>
          </table:table-cell>
          <table:table-cell office:value-type="float" office:value="44" calcext:value-type="float">
            <text:p>44</text:p>
          </table:table-cell>
          <table:table-cell table:formula="of:=[.$D207]-[.$B207]" office:value-type="float" office:value="274470.05225097" calcext:value-type="float">
            <text:p>274470.05225097</text:p>
          </table:table-cell>
          <table:table-cell table:formula="of:=[.$F207]/[.$B207]" office:value-type="float" office:value="6.97177299869474" calcext:value-type="float">
            <text:p>6.97177299869474</text:p>
          </table:table-cell>
          <table:table-cell table:formula="of:=[.$F207]/[.$A207]" office:value-type="float" office:value="1352.06922291118" calcext:value-type="float">
            <text:p>1352.06922291118</text:p>
          </table:table-cell>
          <table:table-cell table:formula="of:=[.$B207]" office:value-type="float" office:value="39368.7591811089" calcext:value-type="float">
            <text:p>39368.7591811089</text:p>
          </table:table-cell>
          <table:table-cell table:formula="of:=[.$D207]*(1-[.$K207])" office:value-type="float" office:value="230205.789606413" calcext:value-type="float">
            <text:p>230205.789606413</text:p>
          </table:table-cell>
          <table:table-cell table:formula="of:=SUM(INDIRECT( CELL(&quot;address&quot;;  INDEX([$Parameters.$H$22:$Parameters.$H$74];  FLOOR([.$A207]/12; 1) + 1;0))&amp;&quot;:&quot;&amp;CELL(&quot;address&quot;; [$Parameters.$H$70])))" office:value-type="float" office:value="0.266484" calcext:value-type="float">
            <text:p>0.266484</text:p>
          </table:table-cell>
          <table:table-cell table:formula="of:=[.$I207]/INDEX([$Parameters.$I$22:$Parameters.$I$120];  FLOOR([.$A207]/12; 1) + 1;0)" office:value-type="float" office:value="930.923603242111" calcext:value-type="float">
            <text:p>930.923603242111</text:p>
          </table:table-cell>
          <table:table-cell table:formula="of:=[.$J207]/ INDEX([$Parameters.$I$22:$Parameters.$I$120];  FLOOR([.$A207]/12; 1) + 1;0)" office:value-type="float" office:value="5443.50412878725" calcext:value-type="float">
            <text:p>5443.50412878725</text:p>
          </table:table-cell>
          <table:table-cell table:formula="of:=([.$M207]-[.$L207])*[$Parameters.$I$70]" office:value-type="float" office:value="73374.559345364" calcext:value-type="float">
            <text:p>73374.559345364</text:p>
          </table:table-cell>
          <table:table-cell table:number-columns-repeated="2"/>
        </table:table-row>
        <table:table-row table:style-name="ro1">
          <table:table-cell office:value-type="float" office:value="204" calcext:value-type="float">
            <text:p>204</text:p>
          </table:table-cell>
          <table:table-cell table:formula="of:=([.$B207]-[.$C207])*POWER(1+[$Parameters.$E$4];1/12)+[$Parameters.$B$4]" office:value-type="float" office:value="40529.1523792213" calcext:value-type="float">
            <text:p>40529.1523792213</text:p>
          </table:table-cell>
          <table:table-cell table:formula="of:=IF(MOD([.$A208];12)=1; ([.$B196]+[.$B199]+[.$B202]+[.$B205])/4*(1+[$Parameters.$C$4])*[$Parameters.$D$4]; 0)" office:value-type="float" office:value="0" calcext:value-type="float">
            <text:p>0</text:p>
          </table:table-cell>
          <table:table-cell table:formula="of:=([.$D207]-[.$E207])*POWER(1+[$Parameters.$E$4];1/12)+[$Parameters.$B$4]" office:value-type="float" office:value="316073.25033652" calcext:value-type="float">
            <text:p>316073.25033652</text:p>
          </table:table-cell>
          <table:table-cell office:value-type="float" office:value="45" calcext:value-type="float">
            <text:p>45</text:p>
          </table:table-cell>
          <table:table-cell table:formula="of:=[.$D208]-[.$B208]" office:value-type="float" office:value="275544.097957299" calcext:value-type="float">
            <text:p>275544.097957299</text:p>
          </table:table-cell>
          <table:table-cell table:formula="of:=[.$F208]/[.$B208]" office:value-type="float" office:value="6.79866421530606" calcext:value-type="float">
            <text:p>6.79866421530606</text:p>
          </table:table-cell>
          <table:table-cell table:formula="of:=[.$F208]/[.$A208]" office:value-type="float" office:value="1350.70636253578" calcext:value-type="float">
            <text:p>1350.70636253578</text:p>
          </table:table-cell>
          <table:table-cell table:formula="of:=[.$B208]" office:value-type="float" office:value="40529.1523792213" calcext:value-type="float">
            <text:p>40529.1523792213</text:p>
          </table:table-cell>
          <table:table-cell table:formula="of:=[.$D208]*(1-[.$K208])" office:value-type="float" office:value="232663.416012214" calcext:value-type="float">
            <text:p>232663.416012214</text:p>
          </table:table-cell>
          <table:table-cell table:formula="of:=SUM(INDIRECT( CELL(&quot;address&quot;;  INDEX([$Parameters.$H$22:$Parameters.$H$74];  FLOOR([.$A208]/12; 1) + 1;0))&amp;&quot;:&quot;&amp;CELL(&quot;address&quot;; [$Parameters.$H$70])))" office:value-type="float" office:value="0.263894" calcext:value-type="float">
            <text:p>0.263894</text:p>
          </table:table-cell>
          <table:table-cell table:formula="of:=[.$I208]/INDEX([$Parameters.$I$22:$Parameters.$I$120];  FLOOR([.$A208]/12; 1) + 1;0)" office:value-type="float" office:value="979.201555429363" calcext:value-type="float">
            <text:p>979.201555429363</text:p>
          </table:table-cell>
          <table:table-cell table:formula="of:=[.$J208]/ INDEX([$Parameters.$I$22:$Parameters.$I$120];  FLOOR([.$A208]/12; 1) + 1;0)" office:value-type="float" office:value="5621.24706480344" calcext:value-type="float">
            <text:p>5621.24706480344</text:p>
          </table:table-cell>
          <table:table-cell table:formula="of:=([.$M208]-[.$L208])*[$Parameters.$I$70]" office:value-type="float" office:value="75479.6599824225" calcext:value-type="float">
            <text:p>75479.6599824225</text:p>
          </table:table-cell>
          <table:table-cell table:number-columns-repeated="2"/>
        </table:table-row>
        <table:table-row table:style-name="ro1">
          <table:table-cell office:value-type="float" office:value="205" calcext:value-type="float">
            <text:p>205</text:p>
          </table:table-cell>
          <table:table-cell table:formula="of:=([.$B208]-[.$C208])*POWER(1+[$Parameters.$E$4];1/12)+[$Parameters.$B$4]" office:value-type="float" office:value="41694.2731628606" calcext:value-type="float">
            <text:p>41694.2731628606</text:p>
          </table:table-cell>
          <table:table-cell table:formula="of:=IF(MOD([.$A209];12)=1; ([.$B197]+[.$B200]+[.$B203]+[.$B206])/4*(1+[$Parameters.$C$4])*[$Parameters.$D$4]; 0)" office:value-type="float" office:value="13670.5438450741" calcext:value-type="float">
            <text:p>13670.5438450741</text:p>
          </table:table-cell>
          <table:table-cell table:formula="of:=([.$D208]-[.$E208])*POWER(1+[$Parameters.$E$4];1/12)+[$Parameters.$B$4]" office:value-type="float" office:value="318315.788547521" calcext:value-type="float">
            <text:p>318315.788547521</text:p>
          </table:table-cell>
          <table:table-cell office:value-type="float" office:value="46" calcext:value-type="float">
            <text:p>46</text:p>
          </table:table-cell>
          <table:table-cell table:formula="of:=[.$D209]-[.$B209]" office:value-type="float" office:value="276621.51538466" calcext:value-type="float">
            <text:p>276621.51538466</text:p>
          </table:table-cell>
          <table:table-cell table:formula="of:=[.$F209]/[.$B209]" office:value-type="float" office:value="6.63452062838841" calcext:value-type="float">
            <text:p>6.63452062838841</text:p>
          </table:table-cell>
          <table:table-cell table:formula="of:=[.$F209]/[.$A209]" office:value-type="float" office:value="1349.37324577883" calcext:value-type="float">
            <text:p>1349.37324577883</text:p>
          </table:table-cell>
          <table:table-cell table:formula="of:=[.$B209]" office:value-type="float" office:value="41694.2731628606" calcext:value-type="float">
            <text:p>41694.2731628606</text:p>
          </table:table-cell>
          <table:table-cell table:formula="of:=[.$D209]*(1-[.$K209])" office:value-type="float" office:value="234314.161844561" calcext:value-type="float">
            <text:p>234314.161844561</text:p>
          </table:table-cell>
          <table:table-cell table:formula="of:=SUM(INDIRECT( CELL(&quot;address&quot;;  INDEX([$Parameters.$H$22:$Parameters.$H$74];  FLOOR([.$A209]/12; 1) + 1;0))&amp;&quot;:&quot;&amp;CELL(&quot;address&quot;; [$Parameters.$H$70])))" office:value-type="float" office:value="0.263894" calcext:value-type="float">
            <text:p>0.263894</text:p>
          </table:table-cell>
          <table:table-cell table:formula="of:=[.$I209]/INDEX([$Parameters.$I$22:$Parameters.$I$120];  FLOOR([.$A209]/12; 1) + 1;0)" office:value-type="float" office:value="1007.35136899881" calcext:value-type="float">
            <text:p>1007.35136899881</text:p>
          </table:table-cell>
          <table:table-cell table:formula="of:=[.$J209]/ INDEX([$Parameters.$I$22:$Parameters.$I$120];  FLOOR([.$A209]/12; 1) + 1;0)" office:value-type="float" office:value="5661.12978604884" calcext:value-type="float">
            <text:p>5661.12978604884</text:p>
          </table:table-cell>
          <table:table-cell table:formula="of:=([.$M209]-[.$L209])*[$Parameters.$I$70]" office:value-type="float" office:value="75670.4370612335" calcext:value-type="float">
            <text:p>75670.4370612335</text:p>
          </table:table-cell>
          <table:table-cell table:number-columns-repeated="2"/>
        </table:table-row>
        <table:table-row table:style-name="ro1">
          <table:table-cell office:value-type="float" office:value="206" calcext:value-type="float">
            <text:p>206</text:p>
          </table:table-cell>
          <table:table-cell table:formula="of:=([.$B209]-[.$C209])*POWER(1+[$Parameters.$E$4];1/12)+[$Parameters.$B$4]" office:value-type="float" office:value="29137.9014599067" calcext:value-type="float">
            <text:p>29137.9014599067</text:p>
          </table:table-cell>
          <table:table-cell table:formula="of:=IF(MOD([.$A210];12)=1; ([.$B198]+[.$B201]+[.$B204]+[.$B207])/4*(1+[$Parameters.$C$4])*[$Parameters.$D$4]; 0)" office:value-type="float" office:value="0" calcext:value-type="float">
            <text:p>0</text:p>
          </table:table-cell>
          <table:table-cell table:formula="of:=([.$D209]-[.$E209])*POWER(1+[$Parameters.$E$4];1/12)+[$Parameters.$B$4]" office:value-type="float" office:value="320566.459062659" calcext:value-type="float">
            <text:p>320566.459062659</text:p>
          </table:table-cell>
          <table:table-cell office:value-type="float" office:value="47" calcext:value-type="float">
            <text:p>47</text:p>
          </table:table-cell>
          <table:table-cell table:formula="of:=[.$D210]-[.$B210]" office:value-type="float" office:value="291428.557602752" calcext:value-type="float">
            <text:p>291428.557602752</text:p>
          </table:table-cell>
          <table:table-cell table:formula="of:=[.$F210]/[.$B210]" office:value-type="float" office:value="10.00170029416" calcext:value-type="float">
            <text:p>10.00170029416</text:p>
          </table:table-cell>
          <table:table-cell table:formula="of:=[.$F210]/[.$A210]" office:value-type="float" office:value="1414.70173593569" calcext:value-type="float">
            <text:p>1414.70173593569</text:p>
          </table:table-cell>
          <table:table-cell table:formula="of:=[.$B210]" office:value-type="float" office:value="29137.9014599067" calcext:value-type="float">
            <text:p>29137.9014599067</text:p>
          </table:table-cell>
          <table:table-cell table:formula="of:=[.$D210]*(1-[.$K210])" office:value-type="float" office:value="235970.893914778" calcext:value-type="float">
            <text:p>235970.893914778</text:p>
          </table:table-cell>
          <table:table-cell table:formula="of:=SUM(INDIRECT( CELL(&quot;address&quot;;  INDEX([$Parameters.$H$22:$Parameters.$H$74];  FLOOR([.$A210]/12; 1) + 1;0))&amp;&quot;:&quot;&amp;CELL(&quot;address&quot;; [$Parameters.$H$70])))" office:value-type="float" office:value="0.263894" calcext:value-type="float">
            <text:p>0.263894</text:p>
          </table:table-cell>
          <table:table-cell table:formula="of:=[.$I210]/INDEX([$Parameters.$I$22:$Parameters.$I$120];  FLOOR([.$A210]/12; 1) + 1;0)" office:value-type="float" office:value="703.984089391319" calcext:value-type="float">
            <text:p>703.984089391319</text:p>
          </table:table-cell>
          <table:table-cell table:formula="of:=[.$J210]/ INDEX([$Parameters.$I$22:$Parameters.$I$120];  FLOOR([.$A210]/12; 1) + 1;0)" office:value-type="float" office:value="5701.15713734664" calcext:value-type="float">
            <text:p>5701.15713734664</text:p>
          </table:table-cell>
          <table:table-cell table:formula="of:=([.$M210]-[.$L210])*[$Parameters.$I$70]" office:value-type="float" office:value="81254.0337597536" calcext:value-type="float">
            <text:p>81254.0337597536</text:p>
          </table:table-cell>
          <table:table-cell table:number-columns-repeated="2"/>
        </table:table-row>
        <table:table-row table:style-name="ro1">
          <table:table-cell office:value-type="float" office:value="207" calcext:value-type="float">
            <text:p>207</text:p>
          </table:table-cell>
          <table:table-cell table:formula="of:=([.$B210]-[.$C210])*POWER(1+[$Parameters.$E$4];1/12)+[$Parameters.$B$4]" office:value-type="float" office:value="30256.6128772501" calcext:value-type="float">
            <text:p>30256.6128772501</text:p>
          </table:table-cell>
          <table:table-cell table:formula="of:=IF(MOD([.$A211];12)=1; ([.$B199]+[.$B202]+[.$B205]+[.$B208])/4*(1+[$Parameters.$C$4])*[$Parameters.$D$4]; 0)" office:value-type="float" office:value="0" calcext:value-type="float">
            <text:p>0</text:p>
          </table:table-cell>
          <table:table-cell table:formula="of:=([.$D210]-[.$E210])*POWER(1+[$Parameters.$E$4];1/12)+[$Parameters.$B$4]" office:value-type="float" office:value="322825.295013948" calcext:value-type="float">
            <text:p>322825.295013948</text:p>
          </table:table-cell>
          <table:table-cell office:value-type="float" office:value="48" calcext:value-type="float">
            <text:p>48</text:p>
          </table:table-cell>
          <table:table-cell table:formula="of:=[.$D211]-[.$B211]" office:value-type="float" office:value="292568.682136698" calcext:value-type="float">
            <text:p>292568.682136698</text:p>
          </table:table-cell>
          <table:table-cell table:formula="of:=[.$F211]/[.$B211]" office:value-type="float" office:value="9.66957812904035" calcext:value-type="float">
            <text:p>9.66957812904035</text:p>
          </table:table-cell>
          <table:table-cell table:formula="of:=[.$F211]/[.$A211]" office:value-type="float" office:value="1413.3752760227" calcext:value-type="float">
            <text:p>1413.3752760227</text:p>
          </table:table-cell>
          <table:table-cell table:formula="of:=[.$B211]" office:value-type="float" office:value="30256.6128772501" calcext:value-type="float">
            <text:p>30256.6128772501</text:p>
          </table:table-cell>
          <table:table-cell table:formula="of:=[.$D211]*(1-[.$K211])" office:value-type="float" office:value="237633.636611537" calcext:value-type="float">
            <text:p>237633.636611537</text:p>
          </table:table-cell>
          <table:table-cell table:formula="of:=SUM(INDIRECT( CELL(&quot;address&quot;;  INDEX([$Parameters.$H$22:$Parameters.$H$74];  FLOOR([.$A211]/12; 1) + 1;0))&amp;&quot;:&quot;&amp;CELL(&quot;address&quot;; [$Parameters.$H$70])))" office:value-type="float" office:value="0.263894" calcext:value-type="float">
            <text:p>0.263894</text:p>
          </table:table-cell>
          <table:table-cell table:formula="of:=[.$I211]/INDEX([$Parameters.$I$22:$Parameters.$I$120];  FLOOR([.$A211]/12; 1) + 1;0)" office:value-type="float" office:value="731.012632936702" calcext:value-type="float">
            <text:p>731.012632936702</text:p>
          </table:table-cell>
          <table:table-cell table:formula="of:=[.$J211]/ INDEX([$Parameters.$I$22:$Parameters.$I$120];  FLOOR([.$A211]/12; 1) + 1;0)" office:value-type="float" office:value="5741.3297079376" calcext:value-type="float">
            <text:p>5741.3297079376</text:p>
          </table:table-cell>
          <table:table-cell table:formula="of:=([.$M211]-[.$L211])*[$Parameters.$I$70]" office:value-type="float" office:value="81467.7556395147" calcext:value-type="float">
            <text:p>81467.7556395147</text:p>
          </table:table-cell>
          <table:table-cell table:number-columns-repeated="2"/>
        </table:table-row>
        <table:table-row table:style-name="ro1">
          <table:table-cell office:value-type="float" office:value="208" calcext:value-type="float">
            <text:p>208</text:p>
          </table:table-cell>
          <table:table-cell table:formula="of:=([.$B211]-[.$C211])*POWER(1+[$Parameters.$E$4];1/12)+[$Parameters.$B$4]" office:value-type="float" office:value="31379.8820633859" calcext:value-type="float">
            <text:p>31379.8820633859</text:p>
          </table:table-cell>
          <table:table-cell table:formula="of:=IF(MOD([.$A212];12)=1; ([.$B200]+[.$B203]+[.$B206]+[.$B209])/4*(1+[$Parameters.$C$4])*[$Parameters.$D$4]; 0)" office:value-type="float" office:value="0" calcext:value-type="float">
            <text:p>0</text:p>
          </table:table-cell>
          <table:table-cell table:formula="of:=([.$D211]-[.$E211])*POWER(1+[$Parameters.$E$4];1/12)+[$Parameters.$B$4]" office:value-type="float" office:value="325092.329668386" calcext:value-type="float">
            <text:p>325092.329668386</text:p>
          </table:table-cell>
          <table:table-cell office:value-type="float" office:value="49" calcext:value-type="float">
            <text:p>49</text:p>
          </table:table-cell>
          <table:table-cell table:formula="of:=[.$D212]-[.$B212]" office:value-type="float" office:value="293712.447605" calcext:value-type="float">
            <text:p>293712.447605</text:p>
          </table:table-cell>
          <table:table-cell table:formula="of:=[.$F212]/[.$B212]" office:value-type="float" office:value="9.3598964779955" calcext:value-type="float">
            <text:p>9.3598964779955</text:p>
          </table:table-cell>
          <table:table-cell table:formula="of:=[.$F212]/[.$A212]" office:value-type="float" office:value="1412.07907502404" calcext:value-type="float">
            <text:p>1412.07907502404</text:p>
          </table:table-cell>
          <table:table-cell table:formula="of:=[.$B212]" office:value-type="float" office:value="31379.8820633859" calcext:value-type="float">
            <text:p>31379.8820633859</text:p>
          </table:table-cell>
          <table:table-cell table:formula="of:=[.$D212]*(1-[.$K212])" office:value-type="float" office:value="239302.414422877" calcext:value-type="float">
            <text:p>239302.414422877</text:p>
          </table:table-cell>
          <table:table-cell table:formula="of:=SUM(INDIRECT( CELL(&quot;address&quot;;  INDEX([$Parameters.$H$22:$Parameters.$H$74];  FLOOR([.$A212]/12; 1) + 1;0))&amp;&quot;:&quot;&amp;CELL(&quot;address&quot;; [$Parameters.$H$70])))" office:value-type="float" office:value="0.263894" calcext:value-type="float">
            <text:p>0.263894</text:p>
          </table:table-cell>
          <table:table-cell table:formula="of:=[.$I212]/INDEX([$Parameters.$I$22:$Parameters.$I$120];  FLOOR([.$A212]/12; 1) + 1;0)" office:value-type="float" office:value="758.151294114181" calcext:value-type="float">
            <text:p>758.151294114181</text:p>
          </table:table-cell>
          <table:table-cell table:formula="of:=[.$J212]/ INDEX([$Parameters.$I$22:$Parameters.$I$120];  FLOOR([.$A212]/12; 1) + 1;0)" office:value-type="float" office:value="5781.64808946309" calcext:value-type="float">
            <text:p>5781.64808946309</text:p>
          </table:table-cell>
          <table:table-cell table:formula="of:=([.$M212]-[.$L212])*[$Parameters.$I$70]" office:value-type="float" office:value="81682.0578923732" calcext:value-type="float">
            <text:p>81682.0578923732</text:p>
          </table:table-cell>
          <table:table-cell table:number-columns-repeated="2"/>
        </table:table-row>
        <table:table-row table:style-name="ro1">
          <table:table-cell office:value-type="float" office:value="209" calcext:value-type="float">
            <text:p>209</text:p>
          </table:table-cell>
          <table:table-cell table:formula="of:=([.$B212]-[.$C212])*POWER(1+[$Parameters.$E$4];1/12)+[$Parameters.$B$4]" office:value-type="float" office:value="32507.7275872285" calcext:value-type="float">
            <text:p>32507.7275872285</text:p>
          </table:table-cell>
          <table:table-cell table:formula="of:=IF(MOD([.$A213];12)=1; ([.$B201]+[.$B204]+[.$B207]+[.$B210])/4*(1+[$Parameters.$C$4])*[$Parameters.$D$4]; 0)" office:value-type="float" office:value="0" calcext:value-type="float">
            <text:p>0</text:p>
          </table:table-cell>
          <table:table-cell table:formula="of:=([.$D212]-[.$E212])*POWER(1+[$Parameters.$E$4];1/12)+[$Parameters.$B$4]" office:value-type="float" office:value="327367.596428504" calcext:value-type="float">
            <text:p>327367.596428504</text:p>
          </table:table-cell>
          <table:table-cell office:value-type="float" office:value="50" calcext:value-type="float">
            <text:p>50</text:p>
          </table:table-cell>
          <table:table-cell table:formula="of:=[.$D213]-[.$B213]" office:value-type="float" office:value="294859.868841276" calcext:value-type="float">
            <text:p>294859.868841276</text:p>
          </table:table-cell>
          <table:table-cell table:formula="of:=[.$F213]/[.$B213]" office:value-type="float" office:value="9.07045464959291" calcext:value-type="float">
            <text:p>9.07045464959291</text:p>
          </table:table-cell>
          <table:table-cell table:formula="of:=[.$F213]/[.$A213]" office:value-type="float" office:value="1410.81276957548" calcext:value-type="float">
            <text:p>1410.81276957548</text:p>
          </table:table-cell>
          <table:table-cell table:formula="of:=[.$B213]" office:value-type="float" office:value="32507.7275872285" calcext:value-type="float">
            <text:p>32507.7275872285</text:p>
          </table:table-cell>
          <table:table-cell table:formula="of:=[.$D213]*(1-[.$K213])" office:value-type="float" office:value="240977.251936601" calcext:value-type="float">
            <text:p>240977.251936601</text:p>
          </table:table-cell>
          <table:table-cell table:formula="of:=SUM(INDIRECT( CELL(&quot;address&quot;;  INDEX([$Parameters.$H$22:$Parameters.$H$74];  FLOOR([.$A213]/12; 1) + 1;0))&amp;&quot;:&quot;&amp;CELL(&quot;address&quot;; [$Parameters.$H$70])))" office:value-type="float" office:value="0.263894" calcext:value-type="float">
            <text:p>0.263894</text:p>
          </table:table-cell>
          <table:table-cell table:formula="of:=[.$I213]/INDEX([$Parameters.$I$22:$Parameters.$I$120];  FLOOR([.$A213]/12; 1) + 1;0)" office:value-type="float" office:value="785.400521556619" calcext:value-type="float">
            <text:p>785.400521556619</text:p>
          </table:table-cell>
          <table:table-cell table:formula="of:=[.$J213]/ INDEX([$Parameters.$I$22:$Parameters.$I$120];  FLOOR([.$A213]/12; 1) + 1;0)" office:value-type="float" office:value="5822.11287597489" calcext:value-type="float">
            <text:p>5822.11287597489</text:p>
          </table:table-cell>
          <table:table-cell table:formula="of:=([.$M213]-[.$L213])*[$Parameters.$I$70]" office:value-type="float" office:value="81896.9428828411" calcext:value-type="float">
            <text:p>81896.9428828411</text:p>
          </table:table-cell>
          <table:table-cell table:number-columns-repeated="2"/>
        </table:table-row>
        <table:table-row table:style-name="ro1">
          <table:table-cell office:value-type="float" office:value="210" calcext:value-type="float">
            <text:p>210</text:p>
          </table:table-cell>
          <table:table-cell table:formula="of:=([.$B213]-[.$C213])*POWER(1+[$Parameters.$E$4];1/12)+[$Parameters.$B$4]" office:value-type="float" office:value="33640.1680933439" calcext:value-type="float">
            <text:p>33640.1680933439</text:p>
          </table:table-cell>
          <table:table-cell table:formula="of:=IF(MOD([.$A214];12)=1; ([.$B202]+[.$B205]+[.$B208]+[.$B211])/4*(1+[$Parameters.$C$4])*[$Parameters.$D$4]; 0)" office:value-type="float" office:value="0" calcext:value-type="float">
            <text:p>0</text:p>
          </table:table-cell>
          <table:table-cell table:formula="of:=([.$D213]-[.$E213])*POWER(1+[$Parameters.$E$4];1/12)+[$Parameters.$B$4]" office:value-type="float" office:value="329651.128832921" calcext:value-type="float">
            <text:p>329651.128832921</text:p>
          </table:table-cell>
          <table:table-cell office:value-type="float" office:value="51" calcext:value-type="float">
            <text:p>51</text:p>
          </table:table-cell>
          <table:table-cell table:formula="of:=[.$D214]-[.$B214]" office:value-type="float" office:value="296010.960739577" calcext:value-type="float">
            <text:p>296010.960739577</text:p>
          </table:table-cell>
          <table:table-cell table:formula="of:=[.$F214]/[.$B214]" office:value-type="float" office:value="8.79933060733265" calcext:value-type="float">
            <text:p>8.79933060733265</text:p>
          </table:table-cell>
          <table:table-cell table:formula="of:=[.$F214]/[.$A214]" office:value-type="float" office:value="1409.57600352179" calcext:value-type="float">
            <text:p>1409.57600352179</text:p>
          </table:table-cell>
          <table:table-cell table:formula="of:=[.$B214]" office:value-type="float" office:value="33640.1680933439" calcext:value-type="float">
            <text:p>33640.1680933439</text:p>
          </table:table-cell>
          <table:table-cell table:formula="of:=[.$D214]*(1-[.$K214])" office:value-type="float" office:value="242658.173840686" calcext:value-type="float">
            <text:p>242658.173840686</text:p>
          </table:table-cell>
          <table:table-cell table:formula="of:=SUM(INDIRECT( CELL(&quot;address&quot;;  INDEX([$Parameters.$H$22:$Parameters.$H$74];  FLOOR([.$A214]/12; 1) + 1;0))&amp;&quot;:&quot;&amp;CELL(&quot;address&quot;; [$Parameters.$H$70])))" office:value-type="float" office:value="0.263894" calcext:value-type="float">
            <text:p>0.263894</text:p>
          </table:table-cell>
          <table:table-cell table:formula="of:=[.$I214]/INDEX([$Parameters.$I$22:$Parameters.$I$120];  FLOOR([.$A214]/12; 1) + 1;0)" office:value-type="float" office:value="812.760765724667" calcext:value-type="float">
            <text:p>812.760765724667</text:p>
          </table:table-cell>
          <table:table-cell table:formula="of:=[.$J214]/ INDEX([$Parameters.$I$22:$Parameters.$I$120];  FLOOR([.$A214]/12; 1) + 1;0)" office:value-type="float" office:value="5862.72466394505" calcext:value-type="float">
            <text:p>5862.72466394505</text:p>
          </table:table-cell>
          <table:table-cell table:formula="of:=([.$M214]-[.$L214])*[$Parameters.$I$70]" office:value-type="float" office:value="82112.4129850635" calcext:value-type="float">
            <text:p>82112.4129850635</text:p>
          </table:table-cell>
          <table:table-cell table:number-columns-repeated="2"/>
        </table:table-row>
        <table:table-row table:style-name="ro1">
          <table:table-cell office:value-type="float" office:value="211" calcext:value-type="float">
            <text:p>211</text:p>
          </table:table-cell>
          <table:table-cell table:formula="of:=([.$B214]-[.$C214])*POWER(1+[$Parameters.$E$4];1/12)+[$Parameters.$B$4]" office:value-type="float" office:value="34777.222302259" calcext:value-type="float">
            <text:p>34777.222302259</text:p>
          </table:table-cell>
          <table:table-cell table:formula="of:=IF(MOD([.$A215];12)=1; ([.$B203]+[.$B206]+[.$B209]+[.$B212])/4*(1+[$Parameters.$C$4])*[$Parameters.$D$4]; 0)" office:value-type="float" office:value="0" calcext:value-type="float">
            <text:p>0</text:p>
          </table:table-cell>
          <table:table-cell table:formula="of:=([.$D214]-[.$E214])*POWER(1+[$Parameters.$E$4];1/12)+[$Parameters.$B$4]" office:value-type="float" office:value="331942.960556892" calcext:value-type="float">
            <text:p>331942.960556892</text:p>
          </table:table-cell>
          <table:table-cell office:value-type="float" office:value="52" calcext:value-type="float">
            <text:p>52</text:p>
          </table:table-cell>
          <table:table-cell table:formula="of:=[.$D215]-[.$B215]" office:value-type="float" office:value="297165.738254633" calcext:value-type="float">
            <text:p>297165.738254633</text:p>
          </table:table-cell>
          <table:table-cell table:formula="of:=[.$F215]/[.$B215]" office:value-type="float" office:value="8.5448382182993" calcext:value-type="float">
            <text:p>8.5448382182993</text:p>
          </table:table-cell>
          <table:table-cell table:formula="of:=[.$F215]/[.$A215]" office:value-type="float" office:value="1408.36842774708" calcext:value-type="float">
            <text:p>1408.36842774708</text:p>
          </table:table-cell>
          <table:table-cell table:formula="of:=[.$B215]" office:value-type="float" office:value="34777.222302259" calcext:value-type="float">
            <text:p>34777.222302259</text:p>
          </table:table-cell>
          <table:table-cell table:formula="of:=[.$D215]*(1-[.$K215])" office:value-type="float" office:value="244345.204923692" calcext:value-type="float">
            <text:p>244345.204923692</text:p>
          </table:table-cell>
          <table:table-cell table:formula="of:=SUM(INDIRECT( CELL(&quot;address&quot;;  INDEX([$Parameters.$H$22:$Parameters.$H$74];  FLOOR([.$A215]/12; 1) + 1;0))&amp;&quot;:&quot;&amp;CELL(&quot;address&quot;; [$Parameters.$H$70])))" office:value-type="float" office:value="0.263894" calcext:value-type="float">
            <text:p>0.263894</text:p>
          </table:table-cell>
          <table:table-cell table:formula="of:=[.$I215]/INDEX([$Parameters.$I$22:$Parameters.$I$120];  FLOOR([.$A215]/12; 1) + 1;0)" office:value-type="float" office:value="840.232478914206" calcext:value-type="float">
            <text:p>840.232478914206</text:p>
          </table:table-cell>
          <table:table-cell table:formula="of:=[.$J215]/ INDEX([$Parameters.$I$22:$Parameters.$I$120];  FLOOR([.$A215]/12; 1) + 1;0)" office:value-type="float" office:value="5903.48405227571" calcext:value-type="float">
            <text:p>5903.48405227571</text:p>
          </table:table-cell>
          <table:table-cell table:formula="of:=([.$M215]-[.$L215])*[$Parameters.$I$70]" office:value-type="float" office:value="82328.4705828581" calcext:value-type="float">
            <text:p>82328.4705828581</text:p>
          </table:table-cell>
          <table:table-cell table:number-columns-repeated="2"/>
        </table:table-row>
        <table:table-row table:style-name="ro1">
          <table:table-cell office:value-type="float" office:value="212" calcext:value-type="float">
            <text:p>212</text:p>
          </table:table-cell>
          <table:table-cell table:formula="of:=([.$B215]-[.$C215])*POWER(1+[$Parameters.$E$4];1/12)+[$Parameters.$B$4]" office:value-type="float" office:value="35918.9090107698" calcext:value-type="float">
            <text:p>35918.9090107698</text:p>
          </table:table-cell>
          <table:table-cell table:formula="of:=IF(MOD([.$A216];12)=1; ([.$B204]+[.$B207]+[.$B210]+[.$B213])/4*(1+[$Parameters.$C$4])*[$Parameters.$D$4]; 0)" office:value-type="float" office:value="0" calcext:value-type="float">
            <text:p>0</text:p>
          </table:table-cell>
          <table:table-cell table:formula="of:=([.$D215]-[.$E215])*POWER(1+[$Parameters.$E$4];1/12)+[$Parameters.$B$4]" office:value-type="float" office:value="334243.125412875" calcext:value-type="float">
            <text:p>334243.125412875</text:p>
          </table:table-cell>
          <table:table-cell office:value-type="float" office:value="53" calcext:value-type="float">
            <text:p>53</text:p>
          </table:table-cell>
          <table:table-cell table:formula="of:=[.$D216]-[.$B216]" office:value-type="float" office:value="298324.216402105" calcext:value-type="float">
            <text:p>298324.216402105</text:p>
          </table:table-cell>
          <table:table-cell table:formula="of:=[.$F216]/[.$B216]" office:value-type="float" office:value="8.30549213821212" calcext:value-type="float">
            <text:p>8.30549213821212</text:p>
          </table:table-cell>
          <table:table-cell table:formula="of:=[.$F216]/[.$A216]" office:value-type="float" office:value="1407.18970000993" calcext:value-type="float">
            <text:p>1407.18970000993</text:p>
          </table:table-cell>
          <table:table-cell table:formula="of:=[.$B216]" office:value-type="float" office:value="35918.9090107698" calcext:value-type="float">
            <text:p>35918.9090107698</text:p>
          </table:table-cell>
          <table:table-cell table:formula="of:=[.$D216]*(1-[.$K216])" office:value-type="float" office:value="246038.37007517" calcext:value-type="float">
            <text:p>246038.37007517</text:p>
          </table:table-cell>
          <table:table-cell table:formula="of:=SUM(INDIRECT( CELL(&quot;address&quot;;  INDEX([$Parameters.$H$22:$Parameters.$H$74];  FLOOR([.$A216]/12; 1) + 1;0))&amp;&quot;:&quot;&amp;CELL(&quot;address&quot;; [$Parameters.$H$70])))" office:value-type="float" office:value="0.263894" calcext:value-type="float">
            <text:p>0.263894</text:p>
          </table:table-cell>
          <table:table-cell table:formula="of:=[.$I216]/INDEX([$Parameters.$I$22:$Parameters.$I$120];  FLOOR([.$A216]/12; 1) + 1;0)" office:value-type="float" office:value="867.816115263828" calcext:value-type="float">
            <text:p>867.816115263828</text:p>
          </table:table-cell>
          <table:table-cell table:formula="of:=[.$J216]/ INDEX([$Parameters.$I$22:$Parameters.$I$120];  FLOOR([.$A216]/12; 1) + 1;0)" office:value-type="float" office:value="5944.39164230901" calcext:value-type="float">
            <text:p>5944.39164230901</text:p>
          </table:table-cell>
          <table:table-cell table:formula="of:=([.$M216]-[.$L216])*[$Parameters.$I$70]" office:value-type="float" office:value="82545.1180697546" calcext:value-type="float">
            <text:p>82545.1180697546</text:p>
          </table:table-cell>
          <table:table-cell table:number-columns-repeated="2"/>
        </table:table-row>
        <table:table-row table:style-name="ro1">
          <table:table-cell office:value-type="float" office:value="213" calcext:value-type="float">
            <text:p>213</text:p>
          </table:table-cell>
          <table:table-cell table:formula="of:=([.$B216]-[.$C216])*POWER(1+[$Parameters.$E$4];1/12)+[$Parameters.$B$4]" office:value-type="float" office:value="37065.2470922533" calcext:value-type="float">
            <text:p>37065.2470922533</text:p>
          </table:table-cell>
          <table:table-cell table:formula="of:=IF(MOD([.$A217];12)=1; ([.$B205]+[.$B208]+[.$B211]+[.$B214])/4*(1+[$Parameters.$C$4])*[$Parameters.$D$4]; 0)" office:value-type="float" office:value="0" calcext:value-type="float">
            <text:p>0</text:p>
          </table:table-cell>
          <table:table-cell table:formula="of:=([.$D216]-[.$E216])*POWER(1+[$Parameters.$E$4];1/12)+[$Parameters.$B$4]" office:value-type="float" office:value="336551.65735108" calcext:value-type="float">
            <text:p>336551.65735108</text:p>
          </table:table-cell>
          <table:table-cell office:value-type="float" office:value="54" calcext:value-type="float">
            <text:p>54</text:p>
          </table:table-cell>
          <table:table-cell table:formula="of:=[.$D217]-[.$B217]" office:value-type="float" office:value="299486.410258827" calcext:value-type="float">
            <text:p>299486.410258827</text:p>
          </table:table-cell>
          <table:table-cell table:formula="of:=[.$F217]/[.$B217]" office:value-type="float" office:value="8.0799787874993" calcext:value-type="float">
            <text:p>8.0799787874993</text:p>
          </table:table-cell>
          <table:table-cell table:formula="of:=[.$F217]/[.$A217]" office:value-type="float" office:value="1406.03948478322" calcext:value-type="float">
            <text:p>1406.03948478322</text:p>
          </table:table-cell>
          <table:table-cell table:formula="of:=[.$B217]" office:value-type="float" office:value="37065.2470922533" calcext:value-type="float">
            <text:p>37065.2470922533</text:p>
          </table:table-cell>
          <table:table-cell table:formula="of:=[.$D217]*(1-[.$K217])" office:value-type="float" office:value="247737.694286074" calcext:value-type="float">
            <text:p>247737.694286074</text:p>
          </table:table-cell>
          <table:table-cell table:formula="of:=SUM(INDIRECT( CELL(&quot;address&quot;;  INDEX([$Parameters.$H$22:$Parameters.$H$74];  FLOOR([.$A217]/12; 1) + 1;0))&amp;&quot;:&quot;&amp;CELL(&quot;address&quot;; [$Parameters.$H$70])))" office:value-type="float" office:value="0.263894" calcext:value-type="float">
            <text:p>0.263894</text:p>
          </table:table-cell>
          <table:table-cell table:formula="of:=[.$I217]/INDEX([$Parameters.$I$22:$Parameters.$I$120];  FLOOR([.$A217]/12; 1) + 1;0)" office:value-type="float" office:value="895.512130762341" calcext:value-type="float">
            <text:p>895.512130762341</text:p>
          </table:table-cell>
          <table:table-cell table:formula="of:=[.$J217]/ INDEX([$Parameters.$I$22:$Parameters.$I$120];  FLOOR([.$A217]/12; 1) + 1;0)" office:value-type="float" office:value="5985.44803783702" calcext:value-type="float">
            <text:p>5985.44803783702</text:p>
          </table:table-cell>
          <table:table-cell table:formula="of:=([.$M217]-[.$L217])*[$Parameters.$I$70]" office:value-type="float" office:value="82762.3578490342" calcext:value-type="float">
            <text:p>82762.3578490342</text:p>
          </table:table-cell>
          <table:table-cell table:number-columns-repeated="2"/>
        </table:table-row>
        <table:table-row table:style-name="ro1">
          <table:table-cell office:value-type="float" office:value="214" calcext:value-type="float">
            <text:p>214</text:p>
          </table:table-cell>
          <table:table-cell table:formula="of:=([.$B217]-[.$C217])*POWER(1+[$Parameters.$E$4];1/12)+[$Parameters.$B$4]" office:value-type="float" office:value="38216.2554969787" calcext:value-type="float">
            <text:p>38216.2554969787</text:p>
          </table:table-cell>
          <table:table-cell table:formula="of:=IF(MOD([.$A218];12)=1; ([.$B206]+[.$B209]+[.$B212]+[.$B215])/4*(1+[$Parameters.$C$4])*[$Parameters.$D$4]; 0)" office:value-type="float" office:value="0" calcext:value-type="float">
            <text:p>0</text:p>
          </table:table-cell>
          <table:table-cell table:formula="of:=([.$D217]-[.$E217])*POWER(1+[$Parameters.$E$4];1/12)+[$Parameters.$B$4]" office:value-type="float" office:value="338868.590460036" calcext:value-type="float">
            <text:p>338868.590460036</text:p>
          </table:table-cell>
          <table:table-cell office:value-type="float" office:value="55" calcext:value-type="float">
            <text:p>55</text:p>
          </table:table-cell>
          <table:table-cell table:formula="of:=[.$D218]-[.$B218]" office:value-type="float" office:value="300652.334963057" calcext:value-type="float">
            <text:p>300652.334963057</text:p>
          </table:table-cell>
          <table:table-cell table:formula="of:=[.$F218]/[.$B218]" office:value-type="float" office:value="7.86713222039314" calcext:value-type="float">
            <text:p>7.86713222039314</text:p>
          </table:table-cell>
          <table:table-cell table:formula="of:=[.$F218]/[.$A218]" office:value-type="float" office:value="1404.9174530984" calcext:value-type="float">
            <text:p>1404.9174530984</text:p>
          </table:table-cell>
          <table:table-cell table:formula="of:=[.$B218]" office:value-type="float" office:value="38216.2554969787" calcext:value-type="float">
            <text:p>38216.2554969787</text:p>
          </table:table-cell>
          <table:table-cell table:formula="of:=[.$D218]*(1-[.$K218])" office:value-type="float" office:value="249443.202649175" calcext:value-type="float">
            <text:p>249443.202649175</text:p>
          </table:table-cell>
          <table:table-cell table:formula="of:=SUM(INDIRECT( CELL(&quot;address&quot;;  INDEX([$Parameters.$H$22:$Parameters.$H$74];  FLOOR([.$A218]/12; 1) + 1;0))&amp;&quot;:&quot;&amp;CELL(&quot;address&quot;; [$Parameters.$H$70])))" office:value-type="float" office:value="0.263894" calcext:value-type="float">
            <text:p>0.263894</text:p>
          </table:table-cell>
          <table:table-cell table:formula="of:=[.$I218]/INDEX([$Parameters.$I$22:$Parameters.$I$120];  FLOOR([.$A218]/12; 1) + 1;0)" office:value-type="float" office:value="923.32098325631" calcext:value-type="float">
            <text:p>923.32098325631</text:p>
          </table:table-cell>
          <table:table-cell table:formula="of:=[.$J218]/ INDEX([$Parameters.$I$22:$Parameters.$I$120];  FLOOR([.$A218]/12; 1) + 1;0)" office:value-type="float" office:value="6026.65384511175" calcext:value-type="float">
            <text:p>6026.65384511175</text:p>
          </table:table-cell>
          <table:table-cell table:formula="of:=([.$M218]-[.$L218])*[$Parameters.$I$70]" office:value-type="float" office:value="82980.1923337694" calcext:value-type="float">
            <text:p>82980.1923337694</text:p>
          </table:table-cell>
          <table:table-cell table:number-columns-repeated="2"/>
        </table:table-row>
        <table:table-row table:style-name="ro1">
          <table:table-cell office:value-type="float" office:value="215" calcext:value-type="float">
            <text:p>215</text:p>
          </table:table-cell>
          <table:table-cell table:formula="of:=([.$B218]-[.$C218])*POWER(1+[$Parameters.$E$4];1/12)+[$Parameters.$B$4]" office:value-type="float" office:value="39371.9532524209" calcext:value-type="float">
            <text:p>39371.9532524209</text:p>
          </table:table-cell>
          <table:table-cell table:formula="of:=IF(MOD([.$A219];12)=1; ([.$B207]+[.$B210]+[.$B213]+[.$B216])/4*(1+[$Parameters.$C$4])*[$Parameters.$D$4]; 0)" office:value-type="float" office:value="0" calcext:value-type="float">
            <text:p>0</text:p>
          </table:table-cell>
          <table:table-cell table:formula="of:=([.$D218]-[.$E218])*POWER(1+[$Parameters.$E$4];1/12)+[$Parameters.$B$4]" office:value-type="float" office:value="341193.958967153" calcext:value-type="float">
            <text:p>341193.958967153</text:p>
          </table:table-cell>
          <table:table-cell office:value-type="float" office:value="56" calcext:value-type="float">
            <text:p>56</text:p>
          </table:table-cell>
          <table:table-cell table:formula="of:=[.$D219]-[.$B219]" office:value-type="float" office:value="301822.005714732" calcext:value-type="float">
            <text:p>301822.005714732</text:p>
          </table:table-cell>
          <table:table-cell table:formula="of:=[.$F219]/[.$B219]" office:value-type="float" office:value="7.66591395097152" calcext:value-type="float">
            <text:p>7.66591395097152</text:p>
          </table:table-cell>
          <table:table-cell table:formula="of:=[.$F219]/[.$A219]" office:value-type="float" office:value="1403.8232823941" calcext:value-type="float">
            <text:p>1403.8232823941</text:p>
          </table:table-cell>
          <table:table-cell table:formula="of:=[.$B219]" office:value-type="float" office:value="39371.9532524209" calcext:value-type="float">
            <text:p>39371.9532524209</text:p>
          </table:table-cell>
          <table:table-cell table:formula="of:=[.$D219]*(1-[.$K219])" office:value-type="float" office:value="251154.920359475" calcext:value-type="float">
            <text:p>251154.920359475</text:p>
          </table:table-cell>
          <table:table-cell table:formula="of:=SUM(INDIRECT( CELL(&quot;address&quot;;  INDEX([$Parameters.$H$22:$Parameters.$H$74];  FLOOR([.$A219]/12; 1) + 1;0))&amp;&quot;:&quot;&amp;CELL(&quot;address&quot;; [$Parameters.$H$70])))" office:value-type="float" office:value="0.263894" calcext:value-type="float">
            <text:p>0.263894</text:p>
          </table:table-cell>
          <table:table-cell table:formula="of:=[.$I219]/INDEX([$Parameters.$I$22:$Parameters.$I$120];  FLOOR([.$A219]/12; 1) + 1;0)" office:value-type="float" office:value="951.24313245762" calcext:value-type="float">
            <text:p>951.24313245762</text:p>
          </table:table-cell>
          <table:table-cell table:formula="of:=[.$J219]/ INDEX([$Parameters.$I$22:$Parameters.$I$120];  FLOOR([.$A219]/12; 1) + 1;0)" office:value-type="float" office:value="6068.00967285515" calcext:value-type="float">
            <text:p>6068.00967285515</text:p>
          </table:table-cell>
          <table:table-cell table:formula="of:=([.$M219]-[.$L219])*[$Parameters.$I$70]" office:value-type="float" office:value="83198.6239468639" calcext:value-type="float">
            <text:p>83198.6239468639</text:p>
          </table:table-cell>
          <table:table-cell table:number-columns-repeated="2"/>
        </table:table-row>
        <table:table-row table:style-name="ro1">
          <table:table-cell office:value-type="float" office:value="216" calcext:value-type="float">
            <text:p>216</text:p>
          </table:table-cell>
          <table:table-cell table:formula="of:=([.$B219]-[.$C219])*POWER(1+[$Parameters.$E$4];1/12)+[$Parameters.$B$4]" office:value-type="float" office:value="40532.3594635753" calcext:value-type="float">
            <text:p>40532.3594635753</text:p>
          </table:table-cell>
          <table:table-cell table:formula="of:=IF(MOD([.$A220];12)=1; ([.$B208]+[.$B211]+[.$B214]+[.$B217])/4*(1+[$Parameters.$C$4])*[$Parameters.$D$4]; 0)" office:value-type="float" office:value="0" calcext:value-type="float">
            <text:p>0</text:p>
          </table:table-cell>
          <table:table-cell table:formula="of:=([.$D219]-[.$E219])*POWER(1+[$Parameters.$E$4];1/12)+[$Parameters.$B$4]" office:value-type="float" office:value="343527.797239286" calcext:value-type="float">
            <text:p>343527.797239286</text:p>
          </table:table-cell>
          <table:table-cell office:value-type="float" office:value="57" calcext:value-type="float">
            <text:p>57</text:p>
          </table:table-cell>
          <table:table-cell table:formula="of:=[.$D220]-[.$B220]" office:value-type="float" office:value="302995.437775711" calcext:value-type="float">
            <text:p>302995.437775711</text:p>
          </table:table-cell>
          <table:table-cell table:formula="of:=[.$F220]/[.$B220]" office:value-type="float" office:value="7.47539599928792" calcext:value-type="float">
            <text:p>7.47539599928792</text:p>
          </table:table-cell>
          <table:table-cell table:formula="of:=[.$F220]/[.$A220]" office:value-type="float" office:value="1402.75665636903" calcext:value-type="float">
            <text:p>1402.75665636903</text:p>
          </table:table-cell>
          <table:table-cell table:formula="of:=[.$B220]" office:value-type="float" office:value="40532.3594635753" calcext:value-type="float">
            <text:p>40532.3594635753</text:p>
          </table:table-cell>
          <table:table-cell table:formula="of:=[.$D220]*(1-[.$K220])" office:value-type="float" office:value="253791.122516642" calcext:value-type="float">
            <text:p>253791.122516642</text:p>
          </table:table-cell>
          <table:table-cell table:formula="of:=SUM(INDIRECT( CELL(&quot;address&quot;;  INDEX([$Parameters.$H$22:$Parameters.$H$74];  FLOOR([.$A220]/12; 1) + 1;0))&amp;&quot;:&quot;&amp;CELL(&quot;address&quot;; [$Parameters.$H$70])))" office:value-type="float" office:value="0.261221" calcext:value-type="float">
            <text:p>0.261221</text:p>
          </table:table-cell>
          <table:table-cell table:formula="of:=[.$I220]/INDEX([$Parameters.$I$22:$Parameters.$I$120];  FLOOR([.$A220]/12; 1) + 1;0)" office:value-type="float" office:value="1000.79899910062" calcext:value-type="float">
            <text:p>1000.79899910062</text:p>
          </table:table-cell>
          <table:table-cell table:formula="of:=[.$J220]/ INDEX([$Parameters.$I$22:$Parameters.$I$120];  FLOOR([.$A220]/12; 1) + 1;0)" office:value-type="float" office:value="6266.44746954673" calcext:value-type="float">
            <text:p>6266.44746954673</text:p>
          </table:table-cell>
          <table:table-cell table:formula="of:=([.$M220]-[.$L220])*[$Parameters.$I$70]" office:value-type="float" office:value="85619.4441294536" calcext:value-type="float">
            <text:p>85619.4441294536</text:p>
          </table:table-cell>
          <table:table-cell table:number-columns-repeated="2"/>
        </table:table-row>
        <table:table-row table:style-name="ro1">
          <table:table-cell office:value-type="float" office:value="217" calcext:value-type="float">
            <text:p>217</text:p>
          </table:table-cell>
          <table:table-cell table:formula="of:=([.$B220]-[.$C220])*POWER(1+[$Parameters.$E$4];1/12)+[$Parameters.$B$4]" office:value-type="float" office:value="41697.4933132732" calcext:value-type="float">
            <text:p>41697.4933132732</text:p>
          </table:table-cell>
          <table:table-cell table:formula="of:=IF(MOD([.$A221];12)=1; ([.$B209]+[.$B212]+[.$B215]+[.$B218])/4*(1+[$Parameters.$C$4])*[$Parameters.$D$4]; 0)" office:value-type="float" office:value="13671.9304511853" calcext:value-type="float">
            <text:p>13671.9304511853</text:p>
          </table:table-cell>
          <table:table-cell table:formula="of:=([.$D220]-[.$E220])*POWER(1+[$Parameters.$E$4];1/12)+[$Parameters.$B$4]" office:value-type="float" office:value="345870.139783307" calcext:value-type="float">
            <text:p>345870.139783307</text:p>
          </table:table-cell>
          <table:table-cell office:value-type="float" office:value="58" calcext:value-type="float">
            <text:p>58</text:p>
          </table:table-cell>
          <table:table-cell table:formula="of:=[.$D221]-[.$B221]" office:value-type="float" office:value="304172.646470034" calcext:value-type="float">
            <text:p>304172.646470034</text:p>
          </table:table-cell>
          <table:table-cell table:formula="of:=[.$F221]/[.$B221]" office:value-type="float" office:value="7.29474657348789" calcext:value-type="float">
            <text:p>7.29474657348789</text:p>
          </table:table-cell>
          <table:table-cell table:formula="of:=[.$F221]/[.$A221]" office:value-type="float" office:value="1401.71726483887" calcext:value-type="float">
            <text:p>1401.71726483887</text:p>
          </table:table-cell>
          <table:table-cell table:formula="of:=[.$B221]" office:value-type="float" office:value="41697.4933132732" calcext:value-type="float">
            <text:p>41697.4933132732</text:p>
          </table:table-cell>
          <table:table-cell table:formula="of:=[.$D221]*(1-[.$K221])" office:value-type="float" office:value="255521.595998972" calcext:value-type="float">
            <text:p>255521.595998972</text:p>
          </table:table-cell>
          <table:table-cell table:formula="of:=SUM(INDIRECT( CELL(&quot;address&quot;;  INDEX([$Parameters.$H$22:$Parameters.$H$74];  FLOOR([.$A221]/12; 1) + 1;0))&amp;&quot;:&quot;&amp;CELL(&quot;address&quot;; [$Parameters.$H$70])))" office:value-type="float" office:value="0.261221" calcext:value-type="float">
            <text:p>0.261221</text:p>
          </table:table-cell>
          <table:table-cell table:formula="of:=[.$I221]/INDEX([$Parameters.$I$22:$Parameters.$I$120];  FLOOR([.$A221]/12; 1) + 1;0)" office:value-type="float" office:value="1029.5677361302" calcext:value-type="float">
            <text:p>1029.5677361302</text:p>
          </table:table-cell>
          <table:table-cell table:formula="of:=[.$J221]/ INDEX([$Parameters.$I$22:$Parameters.$I$120];  FLOOR([.$A221]/12; 1) + 1;0)" office:value-type="float" office:value="6309.17520985116" calcext:value-type="float">
            <text:p>6309.17520985116</text:p>
          </table:table-cell>
          <table:table-cell table:formula="of:=([.$M221]-[.$L221])*[$Parameters.$I$70]" office:value-type="float" office:value="85846.4175227027" calcext:value-type="float">
            <text:p>85846.4175227027</text:p>
          </table:table-cell>
          <table:table-cell table:number-columns-repeated="2"/>
        </table:table-row>
        <table:table-row table:style-name="ro1">
          <table:table-cell office:value-type="float" office:value="218" calcext:value-type="float">
            <text:p>218</text:p>
          </table:table-cell>
          <table:table-cell table:formula="of:=([.$B221]-[.$C221])*POWER(1+[$Parameters.$E$4];1/12)+[$Parameters.$B$4]" office:value-type="float" office:value="29139.7424742944" calcext:value-type="float">
            <text:p>29139.7424742944</text:p>
          </table:table-cell>
          <table:table-cell table:formula="of:=IF(MOD([.$A222];12)=1; ([.$B210]+[.$B213]+[.$B216]+[.$B219])/4*(1+[$Parameters.$C$4])*[$Parameters.$D$4]; 0)" office:value-type="float" office:value="0" calcext:value-type="float">
            <text:p>0</text:p>
          </table:table-cell>
          <table:table-cell table:formula="of:=([.$D221]-[.$E221])*POWER(1+[$Parameters.$E$4];1/12)+[$Parameters.$B$4]" office:value-type="float" office:value="348221.021246673" calcext:value-type="float">
            <text:p>348221.021246673</text:p>
          </table:table-cell>
          <table:table-cell office:value-type="float" office:value="59" calcext:value-type="float">
            <text:p>59</text:p>
          </table:table-cell>
          <table:table-cell table:formula="of:=[.$D222]-[.$B222]" office:value-type="float" office:value="319081.278772378" calcext:value-type="float">
            <text:p>319081.278772378</text:p>
          </table:table-cell>
          <table:table-cell table:formula="of:=[.$F222]/[.$B222]" office:value-type="float" office:value="10.9500377037942" calcext:value-type="float">
            <text:p>10.9500377037942</text:p>
          </table:table-cell>
          <table:table-cell table:formula="of:=[.$F222]/[.$A222]" office:value-type="float" office:value="1463.67559069898" calcext:value-type="float">
            <text:p>1463.67559069898</text:p>
          </table:table-cell>
          <table:table-cell table:formula="of:=[.$B222]" office:value-type="float" office:value="29139.7424742944" calcext:value-type="float">
            <text:p>29139.7424742944</text:p>
          </table:table-cell>
          <table:table-cell table:formula="of:=[.$D222]*(1-[.$K222])" office:value-type="float" office:value="257258.377855596" calcext:value-type="float">
            <text:p>257258.377855596</text:p>
          </table:table-cell>
          <table:table-cell table:formula="of:=SUM(INDIRECT( CELL(&quot;address&quot;;  INDEX([$Parameters.$H$22:$Parameters.$H$74];  FLOOR([.$A222]/12; 1) + 1;0))&amp;&quot;:&quot;&amp;CELL(&quot;address&quot;; [$Parameters.$H$70])))" office:value-type="float" office:value="0.261221" calcext:value-type="float">
            <text:p>0.261221</text:p>
          </table:table-cell>
          <table:table-cell table:formula="of:=[.$I222]/INDEX([$Parameters.$I$22:$Parameters.$I$120];  FLOOR([.$A222]/12; 1) + 1;0)" office:value-type="float" office:value="719.49981418011" calcext:value-type="float">
            <text:p>719.49981418011</text:p>
          </table:table-cell>
          <table:table-cell table:formula="of:=[.$J222]/ INDEX([$Parameters.$I$22:$Parameters.$I$120];  FLOOR([.$A222]/12; 1) + 1;0)" office:value-type="float" office:value="6352.05871248384" calcext:value-type="float">
            <text:p>6352.05871248384</text:p>
          </table:table-cell>
          <table:table-cell table:formula="of:=([.$M222]-[.$L222])*[$Parameters.$I$70]" office:value-type="float" office:value="91585.4076864187" calcext:value-type="float">
            <text:p>91585.4076864187</text:p>
          </table:table-cell>
          <table:table-cell table:number-columns-repeated="2"/>
        </table:table-row>
        <table:table-row table:style-name="ro1">
          <table:table-cell office:value-type="float" office:value="219" calcext:value-type="float">
            <text:p>219</text:p>
          </table:table-cell>
          <table:table-cell table:formula="of:=([.$B222]-[.$C222])*POWER(1+[$Parameters.$E$4];1/12)+[$Parameters.$B$4]" office:value-type="float" office:value="30258.4613921584" calcext:value-type="float">
            <text:p>30258.4613921584</text:p>
          </table:table-cell>
          <table:table-cell table:formula="of:=IF(MOD([.$A223];12)=1; ([.$B211]+[.$B214]+[.$B217]+[.$B220])/4*(1+[$Parameters.$C$4])*[$Parameters.$D$4]; 0)" office:value-type="float" office:value="0" calcext:value-type="float">
            <text:p>0</text:p>
          </table:table-cell>
          <table:table-cell table:formula="of:=([.$D222]-[.$E222])*POWER(1+[$Parameters.$E$4];1/12)+[$Parameters.$B$4]" office:value-type="float" office:value="350580.476417997" calcext:value-type="float">
            <text:p>350580.476417997</text:p>
          </table:table-cell>
          <table:table-cell office:value-type="float" office:value="60" calcext:value-type="float">
            <text:p>60</text:p>
          </table:table-cell>
          <table:table-cell table:formula="of:=[.$D223]-[.$B223]" office:value-type="float" office:value="320322.015025838" calcext:value-type="float">
            <text:p>320322.015025838</text:p>
          </table:table-cell>
          <table:table-cell table:formula="of:=[.$F223]/[.$B223]" office:value-type="float" office:value="10.5861963988973" calcext:value-type="float">
            <text:p>10.5861963988973</text:p>
          </table:table-cell>
          <table:table-cell table:formula="of:=[.$F223]/[.$A223]" office:value-type="float" office:value="1462.65760285771" calcext:value-type="float">
            <text:p>1462.65760285771</text:p>
          </table:table-cell>
          <table:table-cell table:formula="of:=[.$B223]" office:value-type="float" office:value="30258.4613921584" calcext:value-type="float">
            <text:p>30258.4613921584</text:p>
          </table:table-cell>
          <table:table-cell table:formula="of:=[.$D223]*(1-[.$K223])" office:value-type="float" office:value="259001.493787611" calcext:value-type="float">
            <text:p>259001.493787611</text:p>
          </table:table-cell>
          <table:table-cell table:formula="of:=SUM(INDIRECT( CELL(&quot;address&quot;;  INDEX([$Parameters.$H$22:$Parameters.$H$74];  FLOOR([.$A223]/12; 1) + 1;0))&amp;&quot;:&quot;&amp;CELL(&quot;address&quot;; [$Parameters.$H$70])))" office:value-type="float" office:value="0.261221" calcext:value-type="float">
            <text:p>0.261221</text:p>
          </table:table-cell>
          <table:table-cell table:formula="of:=[.$I223]/INDEX([$Parameters.$I$22:$Parameters.$I$120];  FLOOR([.$A223]/12; 1) + 1;0)" office:value-type="float" office:value="747.122503510083" calcext:value-type="float">
            <text:p>747.122503510083</text:p>
          </table:table-cell>
          <table:table-cell table:formula="of:=[.$J223]/ INDEX([$Parameters.$I$22:$Parameters.$I$120];  FLOOR([.$A223]/12; 1) + 1;0)" office:value-type="float" office:value="6395.09861203978" calcext:value-type="float">
            <text:p>6395.09861203978</text:p>
          </table:table-cell>
          <table:table-cell table:formula="of:=([.$M223]-[.$L223])*[$Parameters.$I$70]" office:value-type="float" office:value="91836.0915246929" calcext:value-type="float">
            <text:p>91836.0915246929</text:p>
          </table:table-cell>
          <table:table-cell table:number-columns-repeated="2"/>
        </table:table-row>
        <table:table-row table:style-name="ro1">
          <table:table-cell office:value-type="float" office:value="220" calcext:value-type="float">
            <text:p>220</text:p>
          </table:table-cell>
          <table:table-cell table:formula="of:=([.$B223]-[.$C223])*POWER(1+[$Parameters.$E$4];1/12)+[$Parameters.$B$4]" office:value-type="float" office:value="31381.7381093728" calcext:value-type="float">
            <text:p>31381.7381093728</text:p>
          </table:table-cell>
          <table:table-cell table:formula="of:=IF(MOD([.$A224];12)=1; ([.$B212]+[.$B215]+[.$B218]+[.$B221])/4*(1+[$Parameters.$C$4])*[$Parameters.$D$4]; 0)" office:value-type="float" office:value="0" calcext:value-type="float">
            <text:p>0</text:p>
          </table:table-cell>
          <table:table-cell table:formula="of:=([.$D223]-[.$E223])*POWER(1+[$Parameters.$E$4];1/12)+[$Parameters.$B$4]" office:value-type="float" office:value="352948.540227627" calcext:value-type="float">
            <text:p>352948.540227627</text:p>
          </table:table-cell>
          <table:table-cell office:value-type="float" office:value="61" calcext:value-type="float">
            <text:p>61</text:p>
          </table:table-cell>
          <table:table-cell table:formula="of:=[.$D224]-[.$B224]" office:value-type="float" office:value="321566.802118254" calcext:value-type="float">
            <text:p>321566.802118254</text:p>
          </table:table-cell>
          <table:table-cell table:formula="of:=[.$F224]/[.$B224]" office:value-type="float" office:value="10.2469404657422" calcext:value-type="float">
            <text:p>10.2469404657422</text:p>
          </table:table-cell>
          <table:table-cell table:formula="of:=[.$F224]/[.$A224]" office:value-type="float" office:value="1461.6672823557" calcext:value-type="float">
            <text:p>1461.6672823557</text:p>
          </table:table-cell>
          <table:table-cell table:formula="of:=[.$B224]" office:value-type="float" office:value="31381.7381093728" calcext:value-type="float">
            <text:p>31381.7381093728</text:p>
          </table:table-cell>
          <table:table-cell table:formula="of:=[.$D224]*(1-[.$K224])" office:value-type="float" office:value="260750.969600826" calcext:value-type="float">
            <text:p>260750.969600826</text:p>
          </table:table-cell>
          <table:table-cell table:formula="of:=SUM(INDIRECT( CELL(&quot;address&quot;;  INDEX([$Parameters.$H$22:$Parameters.$H$74];  FLOOR([.$A224]/12; 1) + 1;0))&amp;&quot;:&quot;&amp;CELL(&quot;address&quot;; [$Parameters.$H$70])))" office:value-type="float" office:value="0.261221" calcext:value-type="float">
            <text:p>0.261221</text:p>
          </table:table-cell>
          <table:table-cell table:formula="of:=[.$I224]/INDEX([$Parameters.$I$22:$Parameters.$I$120];  FLOOR([.$A224]/12; 1) + 1;0)" office:value-type="float" office:value="774.857731095624" calcext:value-type="float">
            <text:p>774.857731095624</text:p>
          </table:table-cell>
          <table:table-cell table:formula="of:=[.$J224]/ INDEX([$Parameters.$I$22:$Parameters.$I$120];  FLOOR([.$A224]/12; 1) + 1;0)" office:value-type="float" office:value="6438.29554569941" calcext:value-type="float">
            <text:p>6438.29554569941</text:p>
          </table:table-cell>
          <table:table-cell table:formula="of:=([.$M224]-[.$L224])*[$Parameters.$I$70]" office:value-type="float" office:value="92087.4988654576" calcext:value-type="float">
            <text:p>92087.4988654576</text:p>
          </table:table-cell>
          <table:table-cell table:number-columns-repeated="2"/>
        </table:table-row>
        <table:table-row table:style-name="ro1">
          <table:table-cell office:value-type="float" office:value="221" calcext:value-type="float">
            <text:p>221</text:p>
          </table:table-cell>
          <table:table-cell table:formula="of:=([.$B224]-[.$C224])*POWER(1+[$Parameters.$E$4];1/12)+[$Parameters.$B$4]" office:value-type="float" office:value="32509.5911949764" calcext:value-type="float">
            <text:p>32509.5911949764</text:p>
          </table:table-cell>
          <table:table-cell table:formula="of:=IF(MOD([.$A225];12)=1; ([.$B213]+[.$B216]+[.$B219]+[.$B222])/4*(1+[$Parameters.$C$4])*[$Parameters.$D$4]; 0)" office:value-type="float" office:value="0" calcext:value-type="float">
            <text:p>0</text:p>
          </table:table-cell>
          <table:table-cell table:formula="of:=([.$D224]-[.$E224])*POWER(1+[$Parameters.$E$4];1/12)+[$Parameters.$B$4]" office:value-type="float" office:value="355325.247748222" calcext:value-type="float">
            <text:p>355325.247748222</text:p>
          </table:table-cell>
          <table:table-cell office:value-type="float" office:value="62" calcext:value-type="float">
            <text:p>62</text:p>
          </table:table-cell>
          <table:table-cell table:formula="of:=[.$D225]-[.$B225]" office:value-type="float" office:value="322815.656553245" calcext:value-type="float">
            <text:p>322815.656553245</text:p>
          </table:table-cell>
          <table:table-cell table:formula="of:=[.$F225]/[.$B225]" office:value-type="float" office:value="9.92985899506263" calcext:value-type="float">
            <text:p>9.92985899506263</text:p>
          </table:table-cell>
          <table:table-cell table:formula="of:=[.$F225]/[.$A225]" office:value-type="float" office:value="1460.70432829523" calcext:value-type="float">
            <text:p>1460.70432829523</text:p>
          </table:table-cell>
          <table:table-cell table:formula="of:=[.$B225]" office:value-type="float" office:value="32509.5911949764" calcext:value-type="float">
            <text:p>32509.5911949764</text:p>
          </table:table-cell>
          <table:table-cell table:formula="of:=[.$D225]*(1-[.$K225])" office:value-type="float" office:value="262506.831206183" calcext:value-type="float">
            <text:p>262506.831206183</text:p>
          </table:table-cell>
          <table:table-cell table:formula="of:=SUM(INDIRECT( CELL(&quot;address&quot;;  INDEX([$Parameters.$H$22:$Parameters.$H$74];  FLOOR([.$A225]/12; 1) + 1;0))&amp;&quot;:&quot;&amp;CELL(&quot;address&quot;; [$Parameters.$H$70])))" office:value-type="float" office:value="0.261221" calcext:value-type="float">
            <text:p>0.261221</text:p>
          </table:table-cell>
          <table:table-cell table:formula="of:=[.$I225]/INDEX([$Parameters.$I$22:$Parameters.$I$120];  FLOOR([.$A225]/12; 1) + 1;0)" office:value-type="float" office:value="802.705955431516" calcext:value-type="float">
            <text:p>802.705955431516</text:p>
          </table:table-cell>
          <table:table-cell table:formula="of:=[.$J225]/ INDEX([$Parameters.$I$22:$Parameters.$I$120];  FLOOR([.$A225]/12; 1) + 1;0)" office:value-type="float" office:value="6481.6501532391" calcext:value-type="float">
            <text:p>6481.6501532391</text:p>
          </table:table-cell>
          <table:table-cell table:formula="of:=([.$M225]-[.$L225])*[$Parameters.$I$70]" office:value-type="float" office:value="92339.6326563513" calcext:value-type="float">
            <text:p>92339.6326563513</text:p>
          </table:table-cell>
          <table:table-cell table:number-columns-repeated="2"/>
        </table:table-row>
        <table:table-row table:style-name="ro1">
          <table:table-cell office:value-type="float" office:value="222" calcext:value-type="float">
            <text:p>222</text:p>
          </table:table-cell>
          <table:table-cell table:formula="of:=([.$B225]-[.$C225])*POWER(1+[$Parameters.$E$4];1/12)+[$Parameters.$B$4]" office:value-type="float" office:value="33642.0392936605" calcext:value-type="float">
            <text:p>33642.0392936605</text:p>
          </table:table-cell>
          <table:table-cell table:formula="of:=IF(MOD([.$A226];12)=1; ([.$B214]+[.$B217]+[.$B220]+[.$B223])/4*(1+[$Parameters.$C$4])*[$Parameters.$D$4]; 0)" office:value-type="float" office:value="0" calcext:value-type="float">
            <text:p>0</text:p>
          </table:table-cell>
          <table:table-cell table:formula="of:=([.$D225]-[.$E225])*POWER(1+[$Parameters.$E$4];1/12)+[$Parameters.$B$4]" office:value-type="float" office:value="357710.634195329" calcext:value-type="float">
            <text:p>357710.634195329</text:p>
          </table:table-cell>
          <table:table-cell office:value-type="float" office:value="63" calcext:value-type="float">
            <text:p>63</text:p>
          </table:table-cell>
          <table:table-cell table:formula="of:=[.$D226]-[.$B226]" office:value-type="float" office:value="324068.594901668" calcext:value-type="float">
            <text:p>324068.594901668</text:p>
          </table:table-cell>
          <table:table-cell table:formula="of:=[.$F226]/[.$B226]" office:value-type="float" office:value="9.63284633469694" calcext:value-type="float">
            <text:p>9.63284633469694</text:p>
          </table:table-cell>
          <table:table-cell table:formula="of:=[.$F226]/[.$A226]" office:value-type="float" office:value="1459.76844550301" calcext:value-type="float">
            <text:p>1459.76844550301</text:p>
          </table:table-cell>
          <table:table-cell table:formula="of:=[.$B226]" office:value-type="float" office:value="33642.0392936605" calcext:value-type="float">
            <text:p>33642.0392936605</text:p>
          </table:table-cell>
          <table:table-cell table:formula="of:=[.$D226]*(1-[.$K226])" office:value-type="float" office:value="264269.104620191" calcext:value-type="float">
            <text:p>264269.104620191</text:p>
          </table:table-cell>
          <table:table-cell table:formula="of:=SUM(INDIRECT( CELL(&quot;address&quot;;  INDEX([$Parameters.$H$22:$Parameters.$H$74];  FLOOR([.$A226]/12; 1) + 1;0))&amp;&quot;:&quot;&amp;CELL(&quot;address&quot;; [$Parameters.$H$70])))" office:value-type="float" office:value="0.261221" calcext:value-type="float">
            <text:p>0.261221</text:p>
          </table:table-cell>
          <table:table-cell table:formula="of:=[.$I226]/INDEX([$Parameters.$I$22:$Parameters.$I$120];  FLOOR([.$A226]/12; 1) + 1;0)" office:value-type="float" office:value="830.667636880507" calcext:value-type="float">
            <text:p>830.667636880507</text:p>
          </table:table-cell>
          <table:table-cell table:formula="of:=[.$J226]/ INDEX([$Parameters.$I$22:$Parameters.$I$120];  FLOOR([.$A226]/12; 1) + 1;0)" office:value-type="float" office:value="6525.16307704175" calcext:value-type="float">
            <text:p>6525.16307704175</text:p>
          </table:table-cell>
          <table:table-cell table:formula="of:=([.$M226]-[.$L226])*[$Parameters.$I$70]" office:value-type="float" office:value="92592.4958570218" calcext:value-type="float">
            <text:p>92592.4958570218</text:p>
          </table:table-cell>
          <table:table-cell table:number-columns-repeated="2"/>
        </table:table-row>
        <table:table-row table:style-name="ro1">
          <table:table-cell office:value-type="float" office:value="223" calcext:value-type="float">
            <text:p>223</text:p>
          </table:table-cell>
          <table:table-cell table:formula="of:=([.$B226]-[.$C226])*POWER(1+[$Parameters.$E$4];1/12)+[$Parameters.$B$4]" office:value-type="float" office:value="34779.1011260773" calcext:value-type="float">
            <text:p>34779.1011260773</text:p>
          </table:table-cell>
          <table:table-cell table:formula="of:=IF(MOD([.$A227];12)=1; ([.$B215]+[.$B218]+[.$B221]+[.$B224])/4*(1+[$Parameters.$C$4])*[$Parameters.$D$4]; 0)" office:value-type="float" office:value="0" calcext:value-type="float">
            <text:p>0</text:p>
          </table:table-cell>
          <table:table-cell table:formula="of:=([.$D226]-[.$E226])*POWER(1+[$Parameters.$E$4];1/12)+[$Parameters.$B$4]" office:value-type="float" office:value="360104.73492797" calcext:value-type="float">
            <text:p>360104.73492797</text:p>
          </table:table-cell>
          <table:table-cell office:value-type="float" office:value="64" calcext:value-type="float">
            <text:p>64</text:p>
          </table:table-cell>
          <table:table-cell table:formula="of:=[.$D227]-[.$B227]" office:value-type="float" office:value="325325.633801892" calcext:value-type="float">
            <text:p>325325.633801892</text:p>
          </table:table-cell>
          <table:table-cell table:formula="of:=[.$F227]/[.$B227]" office:value-type="float" office:value="9.35405525929375" calcext:value-type="float">
            <text:p>9.35405525929375</text:p>
          </table:table-cell>
          <table:table-cell table:formula="of:=[.$F227]/[.$A227]" office:value-type="float" office:value="1458.8593444031" calcext:value-type="float">
            <text:p>1458.8593444031</text:p>
          </table:table-cell>
          <table:table-cell table:formula="of:=[.$B227]" office:value-type="float" office:value="34779.1011260773" calcext:value-type="float">
            <text:p>34779.1011260773</text:p>
          </table:table-cell>
          <table:table-cell table:formula="of:=[.$D227]*(1-[.$K227])" office:value-type="float" office:value="266037.81596535" calcext:value-type="float">
            <text:p>266037.81596535</text:p>
          </table:table-cell>
          <table:table-cell table:formula="of:=SUM(INDIRECT( CELL(&quot;address&quot;;  INDEX([$Parameters.$H$22:$Parameters.$H$74];  FLOOR([.$A227]/12; 1) + 1;0))&amp;&quot;:&quot;&amp;CELL(&quot;address&quot;; [$Parameters.$H$70])))" office:value-type="float" office:value="0.261221" calcext:value-type="float">
            <text:p>0.261221</text:p>
          </table:table-cell>
          <table:table-cell table:formula="of:=[.$I227]/INDEX([$Parameters.$I$22:$Parameters.$I$120];  FLOOR([.$A227]/12; 1) + 1;0)" office:value-type="float" office:value="858.74323768092" calcext:value-type="float">
            <text:p>858.74323768092</text:p>
          </table:table-cell>
          <table:table-cell table:formula="of:=[.$J227]/ INDEX([$Parameters.$I$22:$Parameters.$I$120];  FLOOR([.$A227]/12; 1) + 1;0)" office:value-type="float" office:value="6568.83496210742" calcext:value-type="float">
            <text:p>6568.83496210742</text:p>
          </table:table-cell>
          <table:table-cell table:formula="of:=([.$M227]-[.$L227])*[$Parameters.$I$70]" office:value-type="float" office:value="92846.0914391749" calcext:value-type="float">
            <text:p>92846.0914391749</text:p>
          </table:table-cell>
          <table:table-cell table:number-columns-repeated="2"/>
        </table:table-row>
        <table:table-row table:style-name="ro1">
          <table:table-cell office:value-type="float" office:value="224" calcext:value-type="float">
            <text:p>224</text:p>
          </table:table-cell>
          <table:table-cell table:formula="of:=([.$B227]-[.$C227])*POWER(1+[$Parameters.$E$4];1/12)+[$Parameters.$B$4]" office:value-type="float" office:value="35920.7954891489" calcext:value-type="float">
            <text:p>35920.7954891489</text:p>
          </table:table-cell>
          <table:table-cell table:formula="of:=IF(MOD([.$A228];12)=1; ([.$B216]+[.$B219]+[.$B222]+[.$B225])/4*(1+[$Parameters.$C$4])*[$Parameters.$D$4]; 0)" office:value-type="float" office:value="0" calcext:value-type="float">
            <text:p>0</text:p>
          </table:table-cell>
          <table:table-cell table:formula="of:=([.$D227]-[.$E227])*POWER(1+[$Parameters.$E$4];1/12)+[$Parameters.$B$4]" office:value-type="float" office:value="362507.585449222" calcext:value-type="float">
            <text:p>362507.585449222</text:p>
          </table:table-cell>
          <table:table-cell office:value-type="float" office:value="65" calcext:value-type="float">
            <text:p>65</text:p>
          </table:table-cell>
          <table:table-cell table:formula="of:=[.$D228]-[.$B228]" office:value-type="float" office:value="326586.789960073" calcext:value-type="float">
            <text:p>326586.789960073</text:p>
          </table:table-cell>
          <table:table-cell table:formula="of:=[.$F228]/[.$B228]" office:value-type="float" office:value="9.09185850460158" calcext:value-type="float">
            <text:p>9.09185850460158</text:p>
          </table:table-cell>
          <table:table-cell table:formula="of:=[.$F228]/[.$A228]" office:value-type="float" office:value="1457.97674089318" calcext:value-type="float">
            <text:p>1457.97674089318</text:p>
          </table:table-cell>
          <table:table-cell table:formula="of:=[.$B228]" office:value-type="float" office:value="35920.7954891489" calcext:value-type="float">
            <text:p>35920.7954891489</text:p>
          </table:table-cell>
          <table:table-cell table:formula="of:=[.$D228]*(1-[.$K228])" office:value-type="float" office:value="267812.991470591" calcext:value-type="float">
            <text:p>267812.991470591</text:p>
          </table:table-cell>
          <table:table-cell table:formula="of:=SUM(INDIRECT( CELL(&quot;address&quot;;  INDEX([$Parameters.$H$22:$Parameters.$H$74];  FLOOR([.$A228]/12; 1) + 1;0))&amp;&quot;:&quot;&amp;CELL(&quot;address&quot;; [$Parameters.$H$70])))" office:value-type="float" office:value="0.261221" calcext:value-type="float">
            <text:p>0.261221</text:p>
          </table:table-cell>
          <table:table-cell table:formula="of:=[.$I228]/INDEX([$Parameters.$I$22:$Parameters.$I$120];  FLOOR([.$A228]/12; 1) + 1;0)" office:value-type="float" office:value="886.933221954294" calcext:value-type="float">
            <text:p>886.933221954294</text:p>
          </table:table-cell>
          <table:table-cell table:formula="of:=[.$J228]/ INDEX([$Parameters.$I$22:$Parameters.$I$120];  FLOOR([.$A228]/12; 1) + 1;0)" office:value-type="float" office:value="6612.66645606397" calcext:value-type="float">
            <text:p>6612.66645606397</text:p>
          </table:table-cell>
          <table:table-cell table:formula="of:=([.$M228]-[.$L228])*[$Parameters.$I$70]" office:value-type="float" office:value="93100.4223866233" calcext:value-type="float">
            <text:p>93100.4223866233</text:p>
          </table:table-cell>
          <table:table-cell table:number-columns-repeated="2"/>
        </table:table-row>
        <table:table-row table:style-name="ro1">
          <table:table-cell office:value-type="float" office:value="225" calcext:value-type="float">
            <text:p>225</text:p>
          </table:table-cell>
          <table:table-cell table:formula="of:=([.$B228]-[.$C228])*POWER(1+[$Parameters.$E$4];1/12)+[$Parameters.$B$4]" office:value-type="float" office:value="37067.1412563788" calcext:value-type="float">
            <text:p>37067.1412563788</text:p>
          </table:table-cell>
          <table:table-cell table:formula="of:=IF(MOD([.$A229];12)=1; ([.$B217]+[.$B220]+[.$B223]+[.$B226])/4*(1+[$Parameters.$C$4])*[$Parameters.$D$4]; 0)" office:value-type="float" office:value="0" calcext:value-type="float">
            <text:p>0</text:p>
          </table:table-cell>
          <table:table-cell table:formula="of:=([.$D228]-[.$E228])*POWER(1+[$Parameters.$E$4];1/12)+[$Parameters.$B$4]" office:value-type="float" office:value="364919.221406807" calcext:value-type="float">
            <text:p>364919.221406807</text:p>
          </table:table-cell>
          <table:table-cell office:value-type="float" office:value="66" calcext:value-type="float">
            <text:p>66</text:p>
          </table:table-cell>
          <table:table-cell table:formula="of:=[.$D229]-[.$B229]" office:value-type="float" office:value="327852.080150429" calcext:value-type="float">
            <text:p>327852.080150429</text:p>
          </table:table-cell>
          <table:table-cell table:formula="of:=[.$F229]/[.$B229]" office:value-type="float" office:value="8.8448169736858" calcext:value-type="float">
            <text:p>8.8448169736858</text:p>
          </table:table-cell>
          <table:table-cell table:formula="of:=[.$F229]/[.$A229]" office:value-type="float" office:value="1457.12035622413" calcext:value-type="float">
            <text:p>1457.12035622413</text:p>
          </table:table-cell>
          <table:table-cell table:formula="of:=[.$B229]" office:value-type="float" office:value="37067.1412563788" calcext:value-type="float">
            <text:p>37067.1412563788</text:p>
          </table:table-cell>
          <table:table-cell table:formula="of:=[.$D229]*(1-[.$K229])" office:value-type="float" office:value="269594.6574717" calcext:value-type="float">
            <text:p>269594.6574717</text:p>
          </table:table-cell>
          <table:table-cell table:formula="of:=SUM(INDIRECT( CELL(&quot;address&quot;;  INDEX([$Parameters.$H$22:$Parameters.$H$74];  FLOOR([.$A229]/12; 1) + 1;0))&amp;&quot;:&quot;&amp;CELL(&quot;address&quot;; [$Parameters.$H$70])))" office:value-type="float" office:value="0.261221" calcext:value-type="float">
            <text:p>0.261221</text:p>
          </table:table-cell>
          <table:table-cell table:formula="of:=[.$I229]/INDEX([$Parameters.$I$22:$Parameters.$I$120];  FLOOR([.$A229]/12; 1) + 1;0)" office:value-type="float" office:value="915.238055713058" calcext:value-type="float">
            <text:p>915.238055713058</text:p>
          </table:table-cell>
          <table:table-cell table:formula="of:=[.$J229]/ INDEX([$Parameters.$I$22:$Parameters.$I$120];  FLOOR([.$A229]/12; 1) + 1;0)" office:value-type="float" office:value="6656.65820917777" calcext:value-type="float">
            <text:p>6656.65820917777</text:p>
          </table:table-cell>
          <table:table-cell table:formula="of:=([.$M229]-[.$L229])*[$Parameters.$I$70]" office:value-type="float" office:value="93355.4916953363" calcext:value-type="float">
            <text:p>93355.4916953363</text:p>
          </table:table-cell>
          <table:table-cell table:number-columns-repeated="2"/>
        </table:table-row>
        <table:table-row table:style-name="ro1">
          <table:table-cell office:value-type="float" office:value="226" calcext:value-type="float">
            <text:p>226</text:p>
          </table:table-cell>
          <table:table-cell table:formula="of:=([.$B229]-[.$C229])*POWER(1+[$Parameters.$E$4];1/12)+[$Parameters.$B$4]" office:value-type="float" office:value="38218.1573781633" calcext:value-type="float">
            <text:p>38218.1573781633</text:p>
          </table:table-cell>
          <table:table-cell table:formula="of:=IF(MOD([.$A230];12)=1; ([.$B218]+[.$B221]+[.$B224]+[.$B227])/4*(1+[$Parameters.$C$4])*[$Parameters.$D$4]; 0)" office:value-type="float" office:value="0" calcext:value-type="float">
            <text:p>0</text:p>
          </table:table-cell>
          <table:table-cell table:formula="of:=([.$D229]-[.$E229])*POWER(1+[$Parameters.$E$4];1/12)+[$Parameters.$B$4]" office:value-type="float" office:value="367339.678593682" calcext:value-type="float">
            <text:p>367339.678593682</text:p>
          </table:table-cell>
          <table:table-cell office:value-type="float" office:value="67" calcext:value-type="float">
            <text:p>67</text:p>
          </table:table-cell>
          <table:table-cell table:formula="of:=[.$D230]-[.$B230]" office:value-type="float" office:value="329121.521215518" calcext:value-type="float">
            <text:p>329121.521215518</text:p>
          </table:table-cell>
          <table:table-cell table:formula="of:=[.$F230]/[.$B230]" office:value-type="float" office:value="8.61165330287662" calcext:value-type="float">
            <text:p>8.61165330287662</text:p>
          </table:table-cell>
          <table:table-cell table:formula="of:=[.$F230]/[.$A230]" office:value-type="float" office:value="1456.28991688282" calcext:value-type="float">
            <text:p>1456.28991688282</text:p>
          </table:table-cell>
          <table:table-cell table:formula="of:=[.$B230]" office:value-type="float" office:value="38218.1573781633" calcext:value-type="float">
            <text:p>38218.1573781633</text:p>
          </table:table-cell>
          <table:table-cell table:formula="of:=[.$D230]*(1-[.$K230])" office:value-type="float" office:value="271382.840411762" calcext:value-type="float">
            <text:p>271382.840411762</text:p>
          </table:table-cell>
          <table:table-cell table:formula="of:=SUM(INDIRECT( CELL(&quot;address&quot;;  INDEX([$Parameters.$H$22:$Parameters.$H$74];  FLOOR([.$A230]/12; 1) + 1;0))&amp;&quot;:&quot;&amp;CELL(&quot;address&quot;; [$Parameters.$H$70])))" office:value-type="float" office:value="0.261221" calcext:value-type="float">
            <text:p>0.261221</text:p>
          </table:table-cell>
          <table:table-cell table:formula="of:=[.$I230]/INDEX([$Parameters.$I$22:$Parameters.$I$120];  FLOOR([.$A230]/12; 1) + 1;0)" office:value-type="float" office:value="943.65820686823" calcext:value-type="float">
            <text:p>943.65820686823</text:p>
          </table:table-cell>
          <table:table-cell table:formula="of:=[.$J230]/ INDEX([$Parameters.$I$22:$Parameters.$I$120];  FLOOR([.$A230]/12; 1) + 1;0)" office:value-type="float" office:value="6700.81087436448" calcext:value-type="float">
            <text:p>6700.81087436448</text:p>
          </table:table-cell>
          <table:table-cell table:formula="of:=([.$M230]-[.$L230])*[$Parameters.$I$70]" office:value-type="float" office:value="93611.3023734891" calcext:value-type="float">
            <text:p>93611.3023734891</text:p>
          </table:table-cell>
          <table:table-cell table:number-columns-repeated="2"/>
        </table:table-row>
        <table:table-row table:style-name="ro1">
          <table:table-cell office:value-type="float" office:value="227" calcext:value-type="float">
            <text:p>227</text:p>
          </table:table-cell>
          <table:table-cell table:formula="of:=([.$B230]-[.$C230])*POWER(1+[$Parameters.$E$4];1/12)+[$Parameters.$B$4]" office:value-type="float" office:value="39373.8628821049" calcext:value-type="float">
            <text:p>39373.8628821049</text:p>
          </table:table-cell>
          <table:table-cell table:formula="of:=IF(MOD([.$A231];12)=1; ([.$B219]+[.$B222]+[.$B225]+[.$B228])/4*(1+[$Parameters.$C$4])*[$Parameters.$D$4]; 0)" office:value-type="float" office:value="0" calcext:value-type="float">
            <text:p>0</text:p>
          </table:table-cell>
          <table:table-cell table:formula="of:=([.$D230]-[.$E230])*POWER(1+[$Parameters.$E$4];1/12)+[$Parameters.$B$4]" office:value-type="float" office:value="369768.992948624" calcext:value-type="float">
            <text:p>369768.992948624</text:p>
          </table:table-cell>
          <table:table-cell office:value-type="float" office:value="68" calcext:value-type="float">
            <text:p>68</text:p>
          </table:table-cell>
          <table:table-cell table:formula="of:=[.$D231]-[.$B231]" office:value-type="float" office:value="330395.130066519" calcext:value-type="float">
            <text:p>330395.130066519</text:p>
          </table:table-cell>
          <table:table-cell table:formula="of:=[.$F231]/[.$B231]" office:value-type="float" office:value="8.39122976213445" calcext:value-type="float">
            <text:p>8.39122976213445</text:p>
          </table:table-cell>
          <table:table-cell table:formula="of:=[.$F231]/[.$A231]" office:value-type="float" office:value="1455.48515447806" calcext:value-type="float">
            <text:p>1455.48515447806</text:p>
          </table:table-cell>
          <table:table-cell table:formula="of:=[.$B231]" office:value-type="float" office:value="39373.8628821049" calcext:value-type="float">
            <text:p>39373.8628821049</text:p>
          </table:table-cell>
          <table:table-cell table:formula="of:=[.$D231]*(1-[.$K231])" office:value-type="float" office:value="273177.566841592" calcext:value-type="float">
            <text:p>273177.566841592</text:p>
          </table:table-cell>
          <table:table-cell table:formula="of:=SUM(INDIRECT( CELL(&quot;address&quot;;  INDEX([$Parameters.$H$22:$Parameters.$H$74];  FLOOR([.$A231]/12; 1) + 1;0))&amp;&quot;:&quot;&amp;CELL(&quot;address&quot;; [$Parameters.$H$70])))" office:value-type="float" office:value="0.261221" calcext:value-type="float">
            <text:p>0.261221</text:p>
          </table:table-cell>
          <table:table-cell table:formula="of:=[.$I231]/INDEX([$Parameters.$I$22:$Parameters.$I$120];  FLOOR([.$A231]/12; 1) + 1;0)" office:value-type="float" office:value="972.194145237158" calcext:value-type="float">
            <text:p>972.194145237158</text:p>
          </table:table-cell>
          <table:table-cell table:formula="of:=[.$J231]/ INDEX([$Parameters.$I$22:$Parameters.$I$120];  FLOOR([.$A231]/12; 1) + 1;0)" office:value-type="float" office:value="6745.1251071998" calcext:value-type="float">
            <text:p>6745.1251071998</text:p>
          </table:table-cell>
          <table:table-cell table:formula="of:=([.$M231]-[.$L231])*[$Parameters.$I$70]" office:value-type="float" office:value="93867.8574415125" calcext:value-type="float">
            <text:p>93867.8574415125</text:p>
          </table:table-cell>
          <table:table-cell table:number-columns-repeated="2"/>
        </table:table-row>
        <table:table-row table:style-name="ro1">
          <table:table-cell office:value-type="float" office:value="228" calcext:value-type="float">
            <text:p>228</text:p>
          </table:table-cell>
          <table:table-cell table:formula="of:=([.$B231]-[.$C231])*POWER(1+[$Parameters.$E$4];1/12)+[$Parameters.$B$4]" office:value-type="float" office:value="40534.276873327" calcext:value-type="float">
            <text:p>40534.276873327</text:p>
          </table:table-cell>
          <table:table-cell table:formula="of:=IF(MOD([.$A232];12)=1; ([.$B220]+[.$B223]+[.$B226]+[.$B229])/4*(1+[$Parameters.$C$4])*[$Parameters.$D$4]; 0)" office:value-type="float" office:value="0" calcext:value-type="float">
            <text:p>0</text:p>
          </table:table-cell>
          <table:table-cell table:formula="of:=([.$D231]-[.$E231])*POWER(1+[$Parameters.$E$4];1/12)+[$Parameters.$B$4]" office:value-type="float" office:value="372207.200556835" calcext:value-type="float">
            <text:p>372207.200556835</text:p>
          </table:table-cell>
          <table:table-cell office:value-type="float" office:value="69" calcext:value-type="float">
            <text:p>69</text:p>
          </table:table-cell>
          <table:table-cell table:formula="of:=[.$D232]-[.$B232]" office:value-type="float" office:value="331672.923683508" calcext:value-type="float">
            <text:p>331672.923683508</text:p>
          </table:table-cell>
          <table:table-cell table:formula="of:=[.$F232]/[.$B232]" office:value-type="float" office:value="8.182529682718" calcext:value-type="float">
            <text:p>8.182529682718</text:p>
          </table:table-cell>
          <table:table-cell table:formula="of:=[.$F232]/[.$A232]" office:value-type="float" office:value="1454.70580562942" calcext:value-type="float">
            <text:p>1454.70580562942</text:p>
          </table:table-cell>
          <table:table-cell table:formula="of:=[.$B232]" office:value-type="float" office:value="40534.276873327" calcext:value-type="float">
            <text:p>40534.276873327</text:p>
          </table:table-cell>
          <table:table-cell table:formula="of:=[.$D232]*(1-[.$K232])" office:value-type="float" office:value="276017.693716932" calcext:value-type="float">
            <text:p>276017.693716932</text:p>
          </table:table-cell>
          <table:table-cell table:formula="of:=SUM(INDIRECT( CELL(&quot;address&quot;;  INDEX([$Parameters.$H$22:$Parameters.$H$74];  FLOOR([.$A232]/12; 1) + 1;0))&amp;&quot;:&quot;&amp;CELL(&quot;address&quot;; [$Parameters.$H$70])))" office:value-type="float" office:value="0.25843" calcext:value-type="float">
            <text:p>0.25843</text:p>
          </table:table-cell>
          <table:table-cell table:formula="of:=[.$I232]/INDEX([$Parameters.$I$22:$Parameters.$I$120];  FLOOR([.$A232]/12; 1) + 1;0)" office:value-type="float" office:value="1023.0761452127" calcext:value-type="float">
            <text:p>1023.0761452127</text:p>
          </table:table-cell>
          <table:table-cell table:formula="of:=[.$J232]/ INDEX([$Parameters.$I$22:$Parameters.$I$120];  FLOOR([.$A232]/12; 1) + 1;0)" office:value-type="float" office:value="6966.62528311287" calcext:value-type="float">
            <text:p>6966.62528311287</text:p>
          </table:table-cell>
          <table:table-cell table:formula="of:=([.$M232]-[.$L232])*[$Parameters.$I$70]" office:value-type="float" office:value="96642.1089822569" calcext:value-type="float">
            <text:p>96642.1089822569</text:p>
          </table:table-cell>
          <table:table-cell table:number-columns-repeated="2"/>
        </table:table-row>
        <table:table-row table:style-name="ro1">
          <table:table-cell office:value-type="float" office:value="229" calcext:value-type="float">
            <text:p>229</text:p>
          </table:table-cell>
          <table:table-cell table:formula="of:=([.$B232]-[.$C232])*POWER(1+[$Parameters.$E$4];1/12)+[$Parameters.$B$4]" office:value-type="float" office:value="41699.4185347896" calcext:value-type="float">
            <text:p>41699.4185347896</text:p>
          </table:table-cell>
          <table:table-cell table:formula="of:=IF(MOD([.$A233];12)=1; ([.$B221]+[.$B224]+[.$B227]+[.$B230])/4*(1+[$Parameters.$C$4])*[$Parameters.$D$4]; 0)" office:value-type="float" office:value="13672.7594571566" calcext:value-type="float">
            <text:p>13672.7594571566</text:p>
          </table:table-cell>
          <table:table-cell table:formula="of:=([.$D232]-[.$E232])*POWER(1+[$Parameters.$E$4];1/12)+[$Parameters.$B$4]" office:value-type="float" office:value="374654.337650527" calcext:value-type="float">
            <text:p>374654.337650527</text:p>
          </table:table-cell>
          <table:table-cell office:value-type="float" office:value="70" calcext:value-type="float">
            <text:p>70</text:p>
          </table:table-cell>
          <table:table-cell table:formula="of:=[.$D233]-[.$B233]" office:value-type="float" office:value="332954.919115738" calcext:value-type="float">
            <text:p>332954.919115738</text:p>
          </table:table-cell>
          <table:table-cell table:formula="of:=[.$F233]/[.$B233]" office:value-type="float" office:value="7.98464177235362" calcext:value-type="float">
            <text:p>7.98464177235362</text:p>
          </table:table-cell>
          <table:table-cell table:formula="of:=[.$F233]/[.$A233]" office:value-type="float" office:value="1453.95161185912" calcext:value-type="float">
            <text:p>1453.95161185912</text:p>
          </table:table-cell>
          <table:table-cell table:formula="of:=[.$B233]" office:value-type="float" office:value="41699.4185347896" calcext:value-type="float">
            <text:p>41699.4185347896</text:p>
          </table:table-cell>
          <table:table-cell table:formula="of:=[.$D233]*(1-[.$K233])" office:value-type="float" office:value="277832.417171502" calcext:value-type="float">
            <text:p>277832.417171502</text:p>
          </table:table-cell>
          <table:table-cell table:formula="of:=SUM(INDIRECT( CELL(&quot;address&quot;;  INDEX([$Parameters.$H$22:$Parameters.$H$74];  FLOOR([.$A233]/12; 1) + 1;0))&amp;&quot;:&quot;&amp;CELL(&quot;address&quot;; [$Parameters.$H$70])))" office:value-type="float" office:value="0.25843" calcext:value-type="float">
            <text:p>0.25843</text:p>
          </table:table-cell>
          <table:table-cell table:formula="of:=[.$I233]/INDEX([$Parameters.$I$22:$Parameters.$I$120];  FLOOR([.$A233]/12; 1) + 1;0)" office:value-type="float" office:value="1052.48406195834" calcext:value-type="float">
            <text:p>1052.48406195834</text:p>
          </table:table-cell>
          <table:table-cell table:formula="of:=[.$J233]/ INDEX([$Parameters.$I$22:$Parameters.$I$120];  FLOOR([.$A233]/12; 1) + 1;0)" office:value-type="float" office:value="7012.4285000379" calcext:value-type="float">
            <text:p>7012.4285000379</text:p>
          </table:table-cell>
          <table:table-cell table:formula="of:=([.$M233]-[.$L233])*[$Parameters.$I$70]" office:value-type="float" office:value="96908.6965631736" calcext:value-type="float">
            <text:p>96908.6965631736</text:p>
          </table:table-cell>
          <table:table-cell table:number-columns-repeated="2"/>
        </table:table-row>
        <table:table-row table:style-name="ro1">
          <table:table-cell office:value-type="float" office:value="230" calcext:value-type="float">
            <text:p>230</text:p>
          </table:table-cell>
          <table:table-cell table:formula="of:=([.$B233]-[.$C233])*POWER(1+[$Parameters.$E$4];1/12)+[$Parameters.$B$4]" office:value-type="float" office:value="29140.8431559574" calcext:value-type="float">
            <text:p>29140.8431559574</text:p>
          </table:table-cell>
          <table:table-cell table:formula="of:=IF(MOD([.$A234];12)=1; ([.$B222]+[.$B225]+[.$B228]+[.$B231])/4*(1+[$Parameters.$C$4])*[$Parameters.$D$4]; 0)" office:value-type="float" office:value="0" calcext:value-type="float">
            <text:p>0</text:p>
          </table:table-cell>
          <table:table-cell table:formula="of:=([.$D233]-[.$E233])*POWER(1+[$Parameters.$E$4];1/12)+[$Parameters.$B$4]" office:value-type="float" office:value="377110.440609532" calcext:value-type="float">
            <text:p>377110.440609532</text:p>
          </table:table-cell>
          <table:table-cell office:value-type="float" office:value="71" calcext:value-type="float">
            <text:p>71</text:p>
          </table:table-cell>
          <table:table-cell table:formula="of:=[.$D234]-[.$B234]" office:value-type="float" office:value="347969.597453574" calcext:value-type="float">
            <text:p>347969.597453574</text:p>
          </table:table-cell>
          <table:table-cell table:formula="of:=[.$F234]/[.$B234]" office:value-type="float" office:value="11.9409584544721" calcext:value-type="float">
            <text:p>11.9409584544721</text:p>
          </table:table-cell>
          <table:table-cell table:formula="of:=[.$F234]/[.$A234]" office:value-type="float" office:value="1512.91129327641" calcext:value-type="float">
            <text:p>1512.91129327641</text:p>
          </table:table-cell>
          <table:table-cell table:formula="of:=[.$B234]" office:value-type="float" office:value="29140.8431559574" calcext:value-type="float">
            <text:p>29140.8431559574</text:p>
          </table:table-cell>
          <table:table-cell table:formula="of:=[.$D234]*(1-[.$K234])" office:value-type="float" office:value="279653.78944281" calcext:value-type="float">
            <text:p>279653.78944281</text:p>
          </table:table-cell>
          <table:table-cell table:formula="of:=SUM(INDIRECT( CELL(&quot;address&quot;;  INDEX([$Parameters.$H$22:$Parameters.$H$74];  FLOOR([.$A234]/12; 1) + 1;0))&amp;&quot;:&quot;&amp;CELL(&quot;address&quot;; [$Parameters.$H$70])))" office:value-type="float" office:value="0.25843" calcext:value-type="float">
            <text:p>0.25843</text:p>
          </table:table-cell>
          <table:table-cell table:formula="of:=[.$I234]/INDEX([$Parameters.$I$22:$Parameters.$I$120];  FLOOR([.$A234]/12; 1) + 1;0)" office:value-type="float" office:value="735.508408782368" calcext:value-type="float">
            <text:p>735.508408782368</text:p>
          </table:table-cell>
          <table:table-cell table:formula="of:=[.$J234]/ INDEX([$Parameters.$I$22:$Parameters.$I$120];  FLOOR([.$A234]/12; 1) + 1;0)" office:value-type="float" office:value="7058.39953162066" calcext:value-type="float">
            <text:p>7058.39953162066</text:p>
          </table:table-cell>
          <table:table-cell table:formula="of:=([.$M234]-[.$L234])*[$Parameters.$I$70]" office:value-type="float" office:value="102810.209657351" calcext:value-type="float">
            <text:p>102810.209657351</text:p>
          </table:table-cell>
          <table:table-cell table:number-columns-repeated="2"/>
        </table:table-row>
        <table:table-row table:style-name="ro1">
          <table:table-cell office:value-type="float" office:value="231" calcext:value-type="float">
            <text:p>231</text:p>
          </table:table-cell>
          <table:table-cell table:formula="of:=([.$B234]-[.$C234])*POWER(1+[$Parameters.$E$4];1/12)+[$Parameters.$B$4]" office:value-type="float" office:value="30259.5665581347" calcext:value-type="float">
            <text:p>30259.5665581347</text:p>
          </table:table-cell>
          <table:table-cell table:formula="of:=IF(MOD([.$A235];12)=1; ([.$B223]+[.$B226]+[.$B229]+[.$B232])/4*(1+[$Parameters.$C$4])*[$Parameters.$D$4]; 0)" office:value-type="float" office:value="0" calcext:value-type="float">
            <text:p>0</text:p>
          </table:table-cell>
          <table:table-cell table:formula="of:=([.$D234]-[.$E234])*POWER(1+[$Parameters.$E$4];1/12)+[$Parameters.$B$4]" office:value-type="float" office:value="379575.545961892" calcext:value-type="float">
            <text:p>379575.545961892</text:p>
          </table:table-cell>
          <table:table-cell office:value-type="float" office:value="72" calcext:value-type="float">
            <text:p>72</text:p>
          </table:table-cell>
          <table:table-cell table:formula="of:=[.$D235]-[.$B235]" office:value-type="float" office:value="349315.979403758" calcext:value-type="float">
            <text:p>349315.979403758</text:p>
          </table:table-cell>
          <table:table-cell table:formula="of:=[.$F235]/[.$B235]" office:value-type="float" office:value="11.5439848992104" calcext:value-type="float">
            <text:p>11.5439848992104</text:p>
          </table:table-cell>
          <table:table-cell table:formula="of:=[.$F235]/[.$A235]" office:value-type="float" office:value="1512.19038702925" calcext:value-type="float">
            <text:p>1512.19038702925</text:p>
          </table:table-cell>
          <table:table-cell table:formula="of:=[.$B235]" office:value-type="float" office:value="30259.5665581347" calcext:value-type="float">
            <text:p>30259.5665581347</text:p>
          </table:table-cell>
          <table:table-cell table:formula="of:=[.$D235]*(1-[.$K235])" office:value-type="float" office:value="281481.837618961" calcext:value-type="float">
            <text:p>281481.837618961</text:p>
          </table:table-cell>
          <table:table-cell table:formula="of:=SUM(INDIRECT( CELL(&quot;address&quot;;  INDEX([$Parameters.$H$22:$Parameters.$H$74];  FLOOR([.$A235]/12; 1) + 1;0))&amp;&quot;:&quot;&amp;CELL(&quot;address&quot;; [$Parameters.$H$70])))" office:value-type="float" office:value="0.25843" calcext:value-type="float">
            <text:p>0.25843</text:p>
          </table:table-cell>
          <table:table-cell table:formula="of:=[.$I235]/INDEX([$Parameters.$I$22:$Parameters.$I$120];  FLOOR([.$A235]/12; 1) + 1;0)" office:value-type="float" office:value="763.744738973616" calcext:value-type="float">
            <text:p>763.744738973616</text:p>
          </table:table-cell>
          <table:table-cell table:formula="of:=[.$J235]/ INDEX([$Parameters.$I$22:$Parameters.$I$120];  FLOOR([.$A235]/12; 1) + 1;0)" office:value-type="float" office:value="7104.53906155882" calcext:value-type="float">
            <text:p>7104.53906155882</text:p>
          </table:table-cell>
          <table:table-cell table:formula="of:=([.$M235]-[.$L235])*[$Parameters.$I$70]" office:value-type="float" office:value="103101.315685236" calcext:value-type="float">
            <text:p>103101.315685236</text:p>
          </table:table-cell>
          <table:table-cell table:number-columns-repeated="2"/>
        </table:table-row>
        <table:table-row table:style-name="ro1">
          <table:table-cell office:value-type="float" office:value="232" calcext:value-type="float">
            <text:p>232</text:p>
          </table:table-cell>
          <table:table-cell table:formula="of:=([.$B235]-[.$C235])*POWER(1+[$Parameters.$E$4];1/12)+[$Parameters.$B$4]" office:value-type="float" office:value="31382.847777932" calcext:value-type="float">
            <text:p>31382.847777932</text:p>
          </table:table-cell>
          <table:table-cell table:formula="of:=IF(MOD([.$A236];12)=1; ([.$B224]+[.$B227]+[.$B230]+[.$B233])/4*(1+[$Parameters.$C$4])*[$Parameters.$D$4]; 0)" office:value-type="float" office:value="0" calcext:value-type="float">
            <text:p>0</text:p>
          </table:table-cell>
          <table:table-cell table:formula="of:=([.$D235]-[.$E235])*POWER(1+[$Parameters.$E$4];1/12)+[$Parameters.$B$4]" office:value-type="float" office:value="382049.690384475" calcext:value-type="float">
            <text:p>382049.690384475</text:p>
          </table:table-cell>
          <table:table-cell office:value-type="float" office:value="73" calcext:value-type="float">
            <text:p>73</text:p>
          </table:table-cell>
          <table:table-cell table:formula="of:=[.$D236]-[.$B236]" office:value-type="float" office:value="350666.842606543" calcext:value-type="float">
            <text:p>350666.842606543</text:p>
          </table:table-cell>
          <table:table-cell table:formula="of:=[.$F236]/[.$B236]" office:value-type="float" office:value="11.1738375397891" calcext:value-type="float">
            <text:p>11.1738375397891</text:p>
          </table:table-cell>
          <table:table-cell table:formula="of:=[.$F236]/[.$A236]" office:value-type="float" office:value="1511.4950112351" calcext:value-type="float">
            <text:p>1511.4950112351</text:p>
          </table:table-cell>
          <table:table-cell table:formula="of:=[.$B236]" office:value-type="float" office:value="31382.847777932" calcext:value-type="float">
            <text:p>31382.847777932</text:p>
          </table:table-cell>
          <table:table-cell table:formula="of:=[.$D236]*(1-[.$K236])" office:value-type="float" office:value="283316.588898415" calcext:value-type="float">
            <text:p>283316.588898415</text:p>
          </table:table-cell>
          <table:table-cell table:formula="of:=SUM(INDIRECT( CELL(&quot;address&quot;;  INDEX([$Parameters.$H$22:$Parameters.$H$74];  FLOOR([.$A236]/12; 1) + 1;0))&amp;&quot;:&quot;&amp;CELL(&quot;address&quot;; [$Parameters.$H$70])))" office:value-type="float" office:value="0.25843" calcext:value-type="float">
            <text:p>0.25843</text:p>
          </table:table-cell>
          <table:table-cell table:formula="of:=[.$I236]/INDEX([$Parameters.$I$22:$Parameters.$I$120];  FLOOR([.$A236]/12; 1) + 1;0)" office:value-type="float" office:value="792.096107469259" calcext:value-type="float">
            <text:p>792.096107469259</text:p>
          </table:table-cell>
          <table:table-cell table:formula="of:=[.$J236]/ INDEX([$Parameters.$I$22:$Parameters.$I$120];  FLOOR([.$A236]/12; 1) + 1;0)" office:value-type="float" office:value="7150.84777633556" calcext:value-type="float">
            <text:p>7150.84777633556</text:p>
          </table:table-cell>
          <table:table-cell table:formula="of:=([.$M236]-[.$L236])*[$Parameters.$I$70]" office:value-type="float" office:value="103393.302135766" calcext:value-type="float">
            <text:p>103393.302135766</text:p>
          </table:table-cell>
          <table:table-cell table:number-columns-repeated="2"/>
        </table:table-row>
        <table:table-row table:style-name="ro1">
          <table:table-cell office:value-type="float" office:value="233" calcext:value-type="float">
            <text:p>233</text:p>
          </table:table-cell>
          <table:table-cell table:formula="of:=([.$B236]-[.$C236])*POWER(1+[$Parameters.$E$4];1/12)+[$Parameters.$B$4]" office:value-type="float" office:value="32510.7053844627" calcext:value-type="float">
            <text:p>32510.7053844627</text:p>
          </table:table-cell>
          <table:table-cell table:formula="of:=IF(MOD([.$A237];12)=1; ([.$B225]+[.$B228]+[.$B231]+[.$B234])/4*(1+[$Parameters.$C$4])*[$Parameters.$D$4]; 0)" office:value-type="float" office:value="0" calcext:value-type="float">
            <text:p>0</text:p>
          </table:table-cell>
          <table:table-cell table:formula="of:=([.$D236]-[.$E236])*POWER(1+[$Parameters.$E$4];1/12)+[$Parameters.$B$4]" office:value-type="float" office:value="384532.910703569" calcext:value-type="float">
            <text:p>384532.910703569</text:p>
          </table:table-cell>
          <table:table-cell office:value-type="float" office:value="74" calcext:value-type="float">
            <text:p>74</text:p>
          </table:table-cell>
          <table:table-cell table:formula="of:=[.$D237]-[.$B237]" office:value-type="float" office:value="352022.205319107" calcext:value-type="float">
            <text:p>352022.205319107</text:p>
          </table:table-cell>
          <table:table-cell table:formula="of:=[.$F237]/[.$B237]" office:value-type="float" office:value="10.8278858042663" calcext:value-type="float">
            <text:p>10.8278858042663</text:p>
          </table:table-cell>
          <table:table-cell table:formula="of:=[.$F237]/[.$A237]" office:value-type="float" office:value="1510.82491553265" calcext:value-type="float">
            <text:p>1510.82491553265</text:p>
          </table:table-cell>
          <table:table-cell table:formula="of:=[.$B237]" office:value-type="float" office:value="32510.7053844627" calcext:value-type="float">
            <text:p>32510.7053844627</text:p>
          </table:table-cell>
          <table:table-cell table:formula="of:=[.$D237]*(1-[.$K237])" office:value-type="float" office:value="285158.070590446" calcext:value-type="float">
            <text:p>285158.070590446</text:p>
          </table:table-cell>
          <table:table-cell table:formula="of:=SUM(INDIRECT( CELL(&quot;address&quot;;  INDEX([$Parameters.$H$22:$Parameters.$H$74];  FLOOR([.$A237]/12; 1) + 1;0))&amp;&quot;:&quot;&amp;CELL(&quot;address&quot;; [$Parameters.$H$70])))" office:value-type="float" office:value="0.25843" calcext:value-type="float">
            <text:p>0.25843</text:p>
          </table:table-cell>
          <table:table-cell table:formula="of:=[.$I237]/INDEX([$Parameters.$I$22:$Parameters.$I$120];  FLOOR([.$A237]/12; 1) + 1;0)" office:value-type="float" office:value="820.562982949589" calcext:value-type="float">
            <text:p>820.562982949589</text:p>
          </table:table-cell>
          <table:table-cell table:formula="of:=[.$J237]/ INDEX([$Parameters.$I$22:$Parameters.$I$120];  FLOOR([.$A237]/12; 1) + 1;0)" office:value-type="float" office:value="7197.32636523084" calcext:value-type="float">
            <text:p>7197.32636523084</text:p>
          </table:table-cell>
          <table:table-cell table:formula="of:=([.$M237]-[.$L237])*[$Parameters.$I$70]" office:value-type="float" office:value="103686.172595893" calcext:value-type="float">
            <text:p>103686.172595893</text:p>
          </table:table-cell>
          <table:table-cell table:number-columns-repeated="2"/>
        </table:table-row>
        <table:table-row table:style-name="ro1">
          <table:table-cell office:value-type="float" office:value="234" calcext:value-type="float">
            <text:p>234</text:p>
          </table:table-cell>
          <table:table-cell table:formula="of:=([.$B237]-[.$C237])*POWER(1+[$Parameters.$E$4];1/12)+[$Parameters.$B$4]" office:value-type="float" office:value="33643.1580224927" calcext:value-type="float">
            <text:p>33643.1580224927</text:p>
          </table:table-cell>
          <table:table-cell table:formula="of:=IF(MOD([.$A238];12)=1; ([.$B226]+[.$B229]+[.$B232]+[.$B235])/4*(1+[$Parameters.$C$4])*[$Parameters.$D$4]; 0)" office:value-type="float" office:value="0" calcext:value-type="float">
            <text:p>0</text:p>
          </table:table-cell>
          <table:table-cell table:formula="of:=([.$D237]-[.$E237])*POWER(1+[$Parameters.$E$4];1/12)+[$Parameters.$B$4]" office:value-type="float" office:value="387025.243895502" calcext:value-type="float">
            <text:p>387025.243895502</text:p>
          </table:table-cell>
          <table:table-cell office:value-type="float" office:value="75" calcext:value-type="float">
            <text:p>75</text:p>
          </table:table-cell>
          <table:table-cell table:formula="of:=[.$D238]-[.$B238]" office:value-type="float" office:value="353382.085873009" calcext:value-type="float">
            <text:p>353382.085873009</text:p>
          </table:table-cell>
          <table:table-cell table:formula="of:=[.$F238]/[.$B238]" office:value-type="float" office:value="10.5038321799859" calcext:value-type="float">
            <text:p>10.5038321799859</text:p>
          </table:table-cell>
          <table:table-cell table:formula="of:=[.$F238]/[.$A238]" office:value-type="float" office:value="1510.17985415816" calcext:value-type="float">
            <text:p>1510.17985415816</text:p>
          </table:table-cell>
          <table:table-cell table:formula="of:=[.$B238]" office:value-type="float" office:value="33643.1580224927" calcext:value-type="float">
            <text:p>33643.1580224927</text:p>
          </table:table-cell>
          <table:table-cell table:formula="of:=[.$D238]*(1-[.$K238])" office:value-type="float" office:value="287006.310115588" calcext:value-type="float">
            <text:p>287006.310115588</text:p>
          </table:table-cell>
          <table:table-cell table:formula="of:=SUM(INDIRECT( CELL(&quot;address&quot;;  INDEX([$Parameters.$H$22:$Parameters.$H$74];  FLOOR([.$A238]/12; 1) + 1;0))&amp;&quot;:&quot;&amp;CELL(&quot;address&quot;; [$Parameters.$H$70])))" office:value-type="float" office:value="0.25843" calcext:value-type="float">
            <text:p>0.25843</text:p>
          </table:table-cell>
          <table:table-cell table:formula="of:=[.$I238]/INDEX([$Parameters.$I$22:$Parameters.$I$120];  FLOOR([.$A238]/12; 1) + 1;0)" office:value-type="float" office:value="849.14583600436" calcext:value-type="float">
            <text:p>849.14583600436</text:p>
          </table:table-cell>
          <table:table-cell table:formula="of:=[.$J238]/ INDEX([$Parameters.$I$22:$Parameters.$I$120];  FLOOR([.$A238]/12; 1) + 1;0)" office:value-type="float" office:value="7243.97552033285" calcext:value-type="float">
            <text:p>7243.97552033285</text:p>
          </table:table-cell>
          <table:table-cell table:formula="of:=([.$M238]-[.$L238])*[$Parameters.$I$70]" office:value-type="float" office:value="103979.930667181" calcext:value-type="float">
            <text:p>103979.930667181</text:p>
          </table:table-cell>
          <table:table-cell table:number-columns-repeated="2"/>
        </table:table-row>
        <table:table-row table:style-name="ro1">
          <table:table-cell office:value-type="float" office:value="235" calcext:value-type="float">
            <text:p>235</text:p>
          </table:table-cell>
          <table:table-cell table:formula="of:=([.$B238]-[.$C238])*POWER(1+[$Parameters.$E$4];1/12)+[$Parameters.$B$4]" office:value-type="float" office:value="34780.2244127492" calcext:value-type="float">
            <text:p>34780.2244127492</text:p>
          </table:table-cell>
          <table:table-cell table:formula="of:=IF(MOD([.$A239];12)=1; ([.$B227]+[.$B230]+[.$B233]+[.$B236])/4*(1+[$Parameters.$C$4])*[$Parameters.$D$4]; 0)" office:value-type="float" office:value="0" calcext:value-type="float">
            <text:p>0</text:p>
          </table:table-cell>
          <table:table-cell table:formula="of:=([.$D238]-[.$E238])*POWER(1+[$Parameters.$E$4];1/12)+[$Parameters.$B$4]" office:value-type="float" office:value="389526.727087245" calcext:value-type="float">
            <text:p>389526.727087245</text:p>
          </table:table-cell>
          <table:table-cell office:value-type="float" office:value="76" calcext:value-type="float">
            <text:p>76</text:p>
          </table:table-cell>
          <table:table-cell table:formula="of:=[.$D239]-[.$B239]" office:value-type="float" office:value="354746.502674496" calcext:value-type="float">
            <text:p>354746.502674496</text:p>
          </table:table-cell>
          <table:table-cell table:formula="of:=[.$F239]/[.$B239]" office:value-type="float" office:value="10.1996611196234" calcext:value-type="float">
            <text:p>10.1996611196234</text:p>
          </table:table-cell>
          <table:table-cell table:formula="of:=[.$F239]/[.$A239]" office:value-type="float" office:value="1509.55958584892" calcext:value-type="float">
            <text:p>1509.55958584892</text:p>
          </table:table-cell>
          <table:table-cell table:formula="of:=[.$B239]" office:value-type="float" office:value="34780.2244127492" calcext:value-type="float">
            <text:p>34780.2244127492</text:p>
          </table:table-cell>
          <table:table-cell table:formula="of:=[.$D239]*(1-[.$K239])" office:value-type="float" office:value="288861.335006089" calcext:value-type="float">
            <text:p>288861.335006089</text:p>
          </table:table-cell>
          <table:table-cell table:formula="of:=SUM(INDIRECT( CELL(&quot;address&quot;;  INDEX([$Parameters.$H$22:$Parameters.$H$74];  FLOOR([.$A239]/12; 1) + 1;0))&amp;&quot;:&quot;&amp;CELL(&quot;address&quot;; [$Parameters.$H$70])))" office:value-type="float" office:value="0.25843" calcext:value-type="float">
            <text:p>0.25843</text:p>
          </table:table-cell>
          <table:table-cell table:formula="of:=[.$I239]/INDEX([$Parameters.$I$22:$Parameters.$I$120];  FLOOR([.$A239]/12; 1) + 1;0)" office:value-type="float" office:value="877.845139140566" calcext:value-type="float">
            <text:p>877.845139140566</text:p>
          </table:table-cell>
          <table:table-cell table:formula="of:=[.$J239]/ INDEX([$Parameters.$I$22:$Parameters.$I$120];  FLOOR([.$A239]/12; 1) + 1;0)" office:value-type="float" office:value="7290.79593654944" calcext:value-type="float">
            <text:p>7290.79593654944</text:p>
          </table:table-cell>
          <table:table-cell table:formula="of:=([.$M239]-[.$L239])*[$Parameters.$I$70]" office:value-type="float" office:value="104274.579965868" calcext:value-type="float">
            <text:p>104274.579965868</text:p>
          </table:table-cell>
          <table:table-cell table:number-columns-repeated="2"/>
        </table:table-row>
        <table:table-row table:style-name="ro1">
          <table:table-cell office:value-type="float" office:value="236" calcext:value-type="float">
            <text:p>236</text:p>
          </table:table-cell>
          <table:table-cell table:formula="of:=([.$B239]-[.$C239])*POWER(1+[$Parameters.$E$4];1/12)+[$Parameters.$B$4]" office:value-type="float" office:value="35921.9233522298" calcext:value-type="float">
            <text:p>35921.9233522298</text:p>
          </table:table-cell>
          <table:table-cell table:formula="of:=IF(MOD([.$A240];12)=1; ([.$B228]+[.$B231]+[.$B234]+[.$B237])/4*(1+[$Parameters.$C$4])*[$Parameters.$D$4]; 0)" office:value-type="float" office:value="0" calcext:value-type="float">
            <text:p>0</text:p>
          </table:table-cell>
          <table:table-cell table:formula="of:=([.$D239]-[.$E239])*POWER(1+[$Parameters.$E$4];1/12)+[$Parameters.$B$4]" office:value-type="float" office:value="392037.397557031" calcext:value-type="float">
            <text:p>392037.397557031</text:p>
          </table:table-cell>
          <table:table-cell office:value-type="float" office:value="77" calcext:value-type="float">
            <text:p>77</text:p>
          </table:table-cell>
          <table:table-cell table:formula="of:=[.$D240]-[.$B240]" office:value-type="float" office:value="356115.474204801" calcext:value-type="float">
            <text:p>356115.474204801</text:p>
          </table:table-cell>
          <table:table-cell table:formula="of:=[.$F240]/[.$B240]" office:value-type="float" office:value="9.91359707310035" calcext:value-type="float">
            <text:p>9.91359707310035</text:p>
          </table:table-cell>
          <table:table-cell table:formula="of:=[.$F240]/[.$A240]" office:value-type="float" office:value="1508.96387374916" calcext:value-type="float">
            <text:p>1508.96387374916</text:p>
          </table:table-cell>
          <table:table-cell table:formula="of:=[.$B240]" office:value-type="float" office:value="35921.9233522298" calcext:value-type="float">
            <text:p>35921.9233522298</text:p>
          </table:table-cell>
          <table:table-cell table:formula="of:=[.$D240]*(1-[.$K240])" office:value-type="float" office:value="290723.172906367" calcext:value-type="float">
            <text:p>290723.172906367</text:p>
          </table:table-cell>
          <table:table-cell table:formula="of:=SUM(INDIRECT( CELL(&quot;address&quot;;  INDEX([$Parameters.$H$22:$Parameters.$H$74];  FLOOR([.$A240]/12; 1) + 1;0))&amp;&quot;:&quot;&amp;CELL(&quot;address&quot;; [$Parameters.$H$70])))" office:value-type="float" office:value="0.25843" calcext:value-type="float">
            <text:p>0.25843</text:p>
          </table:table-cell>
          <table:table-cell table:formula="of:=[.$I240]/INDEX([$Parameters.$I$22:$Parameters.$I$120];  FLOOR([.$A240]/12; 1) + 1;0)" office:value-type="float" office:value="906.661366790253" calcext:value-type="float">
            <text:p>906.661366790253</text:p>
          </table:table-cell>
          <table:table-cell table:formula="of:=[.$J240]/ INDEX([$Parameters.$I$22:$Parameters.$I$120];  FLOOR([.$A240]/12; 1) + 1;0)" office:value-type="float" office:value="7337.78831161957" calcext:value-type="float">
            <text:p>7337.78831161957</text:p>
          </table:table-cell>
          <table:table-cell table:formula="of:=([.$M240]-[.$L240])*[$Parameters.$I$70]" office:value-type="float" office:value="104570.124122925" calcext:value-type="float">
            <text:p>104570.124122925</text:p>
          </table:table-cell>
          <table:table-cell table:number-columns-repeated="2"/>
        </table:table-row>
        <table:table-row table:style-name="ro1">
          <table:table-cell office:value-type="float" office:value="237" calcext:value-type="float">
            <text:p>237</text:p>
          </table:table-cell>
          <table:table-cell table:formula="of:=([.$B240]-[.$C240])*POWER(1+[$Parameters.$E$4];1/12)+[$Parameters.$B$4]" office:value-type="float" office:value="37068.2737145135" calcext:value-type="float">
            <text:p>37068.2737145135</text:p>
          </table:table-cell>
          <table:table-cell table:formula="of:=IF(MOD([.$A241];12)=1; ([.$B229]+[.$B232]+[.$B235]+[.$B238])/4*(1+[$Parameters.$C$4])*[$Parameters.$D$4]; 0)" office:value-type="float" office:value="0" calcext:value-type="float">
            <text:p>0</text:p>
          </table:table-cell>
          <table:table-cell table:formula="of:=([.$D240]-[.$E240])*POWER(1+[$Parameters.$E$4];1/12)+[$Parameters.$B$4]" office:value-type="float" office:value="394557.292734966" calcext:value-type="float">
            <text:p>394557.292734966</text:p>
          </table:table-cell>
          <table:table-cell office:value-type="float" office:value="78" calcext:value-type="float">
            <text:p>78</text:p>
          </table:table-cell>
          <table:table-cell table:formula="of:=[.$D241]-[.$B241]" office:value-type="float" office:value="357489.019020452" calcext:value-type="float">
            <text:p>357489.019020452</text:p>
          </table:table-cell>
          <table:table-cell table:formula="of:=[.$F241]/[.$B241]" office:value-type="float" office:value="9.64406979870991" calcext:value-type="float">
            <text:p>9.64406979870991</text:p>
          </table:table-cell>
          <table:table-cell table:formula="of:=[.$F241]/[.$A241]" office:value-type="float" office:value="1508.39248531837" calcext:value-type="float">
            <text:p>1508.39248531837</text:p>
          </table:table-cell>
          <table:table-cell table:formula="of:=[.$B241]" office:value-type="float" office:value="37068.2737145135" calcext:value-type="float">
            <text:p>37068.2737145135</text:p>
          </table:table-cell>
          <table:table-cell table:formula="of:=[.$D241]*(1-[.$K241])" office:value-type="float" office:value="292591.851573469" calcext:value-type="float">
            <text:p>292591.851573469</text:p>
          </table:table-cell>
          <table:table-cell table:formula="of:=SUM(INDIRECT( CELL(&quot;address&quot;;  INDEX([$Parameters.$H$22:$Parameters.$H$74];  FLOOR([.$A241]/12; 1) + 1;0))&amp;&quot;:&quot;&amp;CELL(&quot;address&quot;; [$Parameters.$H$70])))" office:value-type="float" office:value="0.25843" calcext:value-type="float">
            <text:p>0.25843</text:p>
          </table:table-cell>
          <table:table-cell table:formula="of:=[.$I241]/INDEX([$Parameters.$I$22:$Parameters.$I$120];  FLOOR([.$A241]/12; 1) + 1;0)" office:value-type="float" office:value="935.594995318363" calcext:value-type="float">
            <text:p>935.594995318363</text:p>
          </table:table-cell>
          <table:table-cell table:formula="of:=[.$J241]/ INDEX([$Parameters.$I$22:$Parameters.$I$120];  FLOOR([.$A241]/12; 1) + 1;0)" office:value-type="float" office:value="7384.95334612491" calcext:value-type="float">
            <text:p>7384.95334612491</text:p>
          </table:table-cell>
          <table:table-cell table:formula="of:=([.$M241]-[.$L241])*[$Parameters.$I$70]" office:value-type="float" office:value="104866.566784114" calcext:value-type="float">
            <text:p>104866.566784114</text:p>
          </table:table-cell>
          <table:table-cell table:number-columns-repeated="2"/>
        </table:table-row>
        <table:table-row table:style-name="ro1">
          <table:table-cell office:value-type="float" office:value="238" calcext:value-type="float">
            <text:p>238</text:p>
          </table:table-cell>
          <table:table-cell table:formula="of:=([.$B241]-[.$C241])*POWER(1+[$Parameters.$E$4];1/12)+[$Parameters.$B$4]" office:value-type="float" office:value="38219.2944500726" calcext:value-type="float">
            <text:p>38219.2944500726</text:p>
          </table:table-cell>
          <table:table-cell table:formula="of:=IF(MOD([.$A242];12)=1; ([.$B230]+[.$B233]+[.$B236]+[.$B239])/4*(1+[$Parameters.$C$4])*[$Parameters.$D$4]; 0)" office:value-type="float" office:value="0" calcext:value-type="float">
            <text:p>0</text:p>
          </table:table-cell>
          <table:table-cell table:formula="of:=([.$D241]-[.$E241])*POWER(1+[$Parameters.$E$4];1/12)+[$Parameters.$B$4]" office:value-type="float" office:value="397086.450203654" calcext:value-type="float">
            <text:p>397086.450203654</text:p>
          </table:table-cell>
          <table:table-cell office:value-type="float" office:value="79" calcext:value-type="float">
            <text:p>79</text:p>
          </table:table-cell>
          <table:table-cell table:formula="of:=[.$D242]-[.$B242]" office:value-type="float" office:value="358867.155753582" calcext:value-type="float">
            <text:p>358867.155753582</text:p>
          </table:table-cell>
          <table:table-cell table:formula="of:=[.$F242]/[.$B242]" office:value-type="float" office:value="9.3896855218608" calcext:value-type="float">
            <text:p>9.3896855218608</text:p>
          </table:table-cell>
          <table:table-cell table:formula="of:=[.$F242]/[.$A242]" office:value-type="float" office:value="1507.84519224194" calcext:value-type="float">
            <text:p>1507.84519224194</text:p>
          </table:table-cell>
          <table:table-cell table:formula="of:=[.$B242]" office:value-type="float" office:value="38219.2944500726" calcext:value-type="float">
            <text:p>38219.2944500726</text:p>
          </table:table-cell>
          <table:table-cell table:formula="of:=[.$D242]*(1-[.$K242])" office:value-type="float" office:value="294467.398877524" calcext:value-type="float">
            <text:p>294467.398877524</text:p>
          </table:table-cell>
          <table:table-cell table:formula="of:=SUM(INDIRECT( CELL(&quot;address&quot;;  INDEX([$Parameters.$H$22:$Parameters.$H$74];  FLOOR([.$A242]/12; 1) + 1;0))&amp;&quot;:&quot;&amp;CELL(&quot;address&quot;; [$Parameters.$H$70])))" office:value-type="float" office:value="0.25843" calcext:value-type="float">
            <text:p>0.25843</text:p>
          </table:table-cell>
          <table:table-cell table:formula="of:=[.$I242]/INDEX([$Parameters.$I$22:$Parameters.$I$120];  FLOOR([.$A242]/12; 1) + 1;0)" office:value-type="float" office:value="964.646503030607" calcext:value-type="float">
            <text:p>964.646503030607</text:p>
          </table:table-cell>
          <table:table-cell table:formula="of:=[.$J242]/ INDEX([$Parameters.$I$22:$Parameters.$I$120];  FLOOR([.$A242]/12; 1) + 1;0)" office:value-type="float" office:value="7432.29174350136" calcext:value-type="float">
            <text:p>7432.29174350136</text:p>
          </table:table-cell>
          <table:table-cell table:formula="of:=([.$M242]-[.$L242])*[$Parameters.$I$70]" office:value-type="float" office:value="105163.911610055" calcext:value-type="float">
            <text:p>105163.911610055</text:p>
          </table:table-cell>
          <table:table-cell table:number-columns-repeated="2"/>
        </table:table-row>
        <table:table-row table:style-name="ro1">
          <table:table-cell office:value-type="float" office:value="239" calcext:value-type="float">
            <text:p>239</text:p>
          </table:table-cell>
          <table:table-cell table:formula="of:=([.$B242]-[.$C242])*POWER(1+[$Parameters.$E$4];1/12)+[$Parameters.$B$4]" office:value-type="float" office:value="39375.0045865859" calcext:value-type="float">
            <text:p>39375.0045865859</text:p>
          </table:table-cell>
          <table:table-cell table:formula="of:=IF(MOD([.$A243];12)=1; ([.$B231]+[.$B234]+[.$B237]+[.$B240])/4*(1+[$Parameters.$C$4])*[$Parameters.$D$4]; 0)" office:value-type="float" office:value="0" calcext:value-type="float">
            <text:p>0</text:p>
          </table:table-cell>
          <table:table-cell table:formula="of:=([.$D242]-[.$E242])*POWER(1+[$Parameters.$E$4];1/12)+[$Parameters.$B$4]" office:value-type="float" office:value="399624.907698815" calcext:value-type="float">
            <text:p>399624.907698815</text:p>
          </table:table-cell>
          <table:table-cell office:value-type="float" office:value="80" calcext:value-type="float">
            <text:p>80</text:p>
          </table:table-cell>
          <table:table-cell table:formula="of:=[.$D243]-[.$B243]" office:value-type="float" office:value="360249.903112229" calcext:value-type="float">
            <text:p>360249.903112229</text:p>
          </table:table-cell>
          <table:table-cell table:formula="of:=[.$F243]/[.$B243]" office:value-type="float" office:value="9.14920282282219" calcext:value-type="float">
            <text:p>9.14920282282219</text:p>
          </table:table-cell>
          <table:table-cell table:formula="of:=[.$F243]/[.$A243]" office:value-type="float" office:value="1507.32177034405" calcext:value-type="float">
            <text:p>1507.32177034405</text:p>
          </table:table-cell>
          <table:table-cell table:formula="of:=[.$B243]" office:value-type="float" office:value="39375.0045865859" calcext:value-type="float">
            <text:p>39375.0045865859</text:p>
          </table:table-cell>
          <table:table-cell table:formula="of:=[.$D243]*(1-[.$K243])" office:value-type="float" office:value="296349.84280221" calcext:value-type="float">
            <text:p>296349.84280221</text:p>
          </table:table-cell>
          <table:table-cell table:formula="of:=SUM(INDIRECT( CELL(&quot;address&quot;;  INDEX([$Parameters.$H$22:$Parameters.$H$74];  FLOOR([.$A243]/12; 1) + 1;0))&amp;&quot;:&quot;&amp;CELL(&quot;address&quot;; [$Parameters.$H$70])))" office:value-type="float" office:value="0.25843" calcext:value-type="float">
            <text:p>0.25843</text:p>
          </table:table-cell>
          <table:table-cell table:formula="of:=[.$I243]/INDEX([$Parameters.$I$22:$Parameters.$I$120];  FLOOR([.$A243]/12; 1) + 1;0)" office:value-type="float" office:value="993.816370181371" calcext:value-type="float">
            <text:p>993.816370181371</text:p>
          </table:table-cell>
          <table:table-cell table:formula="of:=[.$J243]/ INDEX([$Parameters.$I$22:$Parameters.$I$120];  FLOOR([.$A243]/12; 1) + 1;0)" office:value-type="float" office:value="7479.80421005073" calcext:value-type="float">
            <text:p>7479.80421005073</text:p>
          </table:table-cell>
          <table:table-cell table:formula="of:=([.$M243]-[.$L243])*[$Parameters.$I$70]" office:value-type="float" office:value="105462.162276276" calcext:value-type="float">
            <text:p>105462.162276276</text:p>
          </table:table-cell>
          <table:table-cell table:number-columns-repeated="2"/>
        </table:table-row>
        <table:table-row table:style-name="ro1">
          <table:table-cell office:value-type="float" office:value="240" calcext:value-type="float">
            <text:p>240</text:p>
          </table:table-cell>
          <table:table-cell table:formula="of:=([.$B243]-[.$C243])*POWER(1+[$Parameters.$E$4];1/12)+[$Parameters.$B$4]" office:value-type="float" office:value="40535.4232292534" calcext:value-type="float">
            <text:p>40535.4232292534</text:p>
          </table:table-cell>
          <table:table-cell table:formula="of:=IF(MOD([.$A244];12)=1; ([.$B232]+[.$B235]+[.$B238]+[.$B241])/4*(1+[$Parameters.$C$4])*[$Parameters.$D$4]; 0)" office:value-type="float" office:value="0" calcext:value-type="float">
            <text:p>0</text:p>
          </table:table-cell>
          <table:table-cell table:formula="of:=([.$D243]-[.$E243])*POWER(1+[$Parameters.$E$4];1/12)+[$Parameters.$B$4]" office:value-type="float" office:value="402172.703109906" calcext:value-type="float">
            <text:p>402172.703109906</text:p>
          </table:table-cell>
          <table:table-cell office:value-type="float" office:value="81" calcext:value-type="float">
            <text:p>81</text:p>
          </table:table-cell>
          <table:table-cell table:formula="of:=[.$D244]-[.$B244]" office:value-type="float" office:value="361637.279880653" calcext:value-type="float">
            <text:p>361637.279880653</text:p>
          </table:table-cell>
          <table:table-cell table:formula="of:=[.$F244]/[.$B244]" office:value-type="float" office:value="8.92151237290322" calcext:value-type="float">
            <text:p>8.92151237290322</text:p>
          </table:table-cell>
          <table:table-cell table:formula="of:=[.$F244]/[.$A244]" office:value-type="float" office:value="1506.82199950272" calcext:value-type="float">
            <text:p>1506.82199950272</text:p>
          </table:table-cell>
          <table:table-cell table:formula="of:=[.$B244]" office:value-type="float" office:value="40535.4232292534" calcext:value-type="float">
            <text:p>40535.4232292534</text:p>
          </table:table-cell>
          <table:table-cell table:formula="of:=[.$D244]*(1-[.$K244])" office:value-type="float" office:value="299414.762256403" calcext:value-type="float">
            <text:p>299414.762256403</text:p>
          </table:table-cell>
          <table:table-cell table:formula="of:=SUM(INDIRECT( CELL(&quot;address&quot;;  INDEX([$Parameters.$H$22:$Parameters.$H$74];  FLOOR([.$A244]/12; 1) + 1;0))&amp;&quot;:&quot;&amp;CELL(&quot;address&quot;; [$Parameters.$H$70])))" office:value-type="float" office:value="0.255507" calcext:value-type="float">
            <text:p>0.255507</text:p>
          </table:table-cell>
          <table:table-cell table:formula="of:=[.$I244]/INDEX([$Parameters.$I$22:$Parameters.$I$120];  FLOOR([.$A244]/12; 1) + 1;0)" office:value-type="float" office:value="1046.61562688493" calcext:value-type="float">
            <text:p>1046.61562688493</text:p>
          </table:table-cell>
          <table:table-cell table:formula="of:=[.$J244]/ INDEX([$Parameters.$I$22:$Parameters.$I$120];  FLOOR([.$A244]/12; 1) + 1;0)" office:value-type="float" office:value="7730.82267638532" calcext:value-type="float">
            <text:p>7730.82267638532</text:p>
          </table:table-cell>
          <table:table-cell table:formula="of:=([.$M244]-[.$L244])*[$Parameters.$I$70]" office:value-type="float" office:value="108685.206624876" calcext:value-type="float">
            <text:p>108685.206624876</text:p>
          </table:table-cell>
          <table:table-cell table:number-columns-repeated="2"/>
        </table:table-row>
        <table:table-row table:style-name="ro1" table:number-rows-repeated="2">
          <table:table-cell table:number-columns-repeated="16"/>
        </table:table-row>
        <table:table-row table:style-name="ro1">
          <table:table-cell table:number-columns-repeated="16"/>
        </table:table-row>
      </table:table>
      <table:table table:name="Parameters" table:style-name="ta1">
        <table:table-column table:style-name="co1" table:number-columns-repeated="6" table:default-cell-style-name="Default"/>
        <table:table-column table:style-name="co1" table:default-cell-style-name="ce10"/>
        <table:table-column table:style-name="co1" table:number-columns-repeated="2" table:default-cell-style-name="ce13"/>
        <table:table-column table:style-name="co1" table:number-columns-repeated="1014" table:default-cell-style-name="Default"/>
        <table:table-row table:style-name="ro1">
          <table:table-cell office:value-type="string" calcext:value-type="string">
            <text:p>Parameters</text:p>
          </table:table-cell>
          <table:table-cell table:number-columns-repeated="5"/>
          <table:table-cell table:style-name="Default" table:number-columns-repeated="3"/>
          <table:table-cell table:number-columns-repeated="1014"/>
        </table:table-row>
        <table:table-row table:style-name="ro1">
          <table:table-cell table:number-columns-repeated="6"/>
          <table:table-cell table:style-name="Default" table:number-columns-repeated="3"/>
          <table:table-cell table:number-columns-repeated="1014"/>
        </table:table-row>
        <table:table-row table:style-name="ro3">
          <table:table-cell table:style-name="ce4" office:value-type="string" calcext:value-type="string">
            <text:p>Monthly gross income</text:p>
          </table:table-cell>
          <table:table-cell table:style-name="ce4" office:value-type="string" calcext:value-type="string">
            <text:p>Monthly savings</text:p>
          </table:table-cell>
          <table:table-cell table:style-name="ce2" office:value-type="string" calcext:value-type="string">
            <text:p>Statslåneränta</text:p>
          </table:table-cell>
          <table:table-cell table:style-name="ce2" office:value-type="string" calcext:value-type="string">
            <text:p>Income tax</text:p>
          </table:table-cell>
          <table:table-cell table:style-name="ce2" office:value-type="string" calcext:value-type="string">
            <text:p>Yearly interest rate</text:p>
          </table:table-cell>
          <table:table-cell table:style-name="ce4"/>
          <table:table-cell table:style-name="ce4" office:value-type="string" calcext:value-type="string">
            <text:p>Death probability by age (years)</text:p>
          </table:table-cell>
          <table:table-cell table:style-name="ce4" office:value-type="string" calcext:value-type="string">
            <text:p>Death probability</text:p>
          </table:table-cell>
          <table:table-cell table:style-name="ce4" office:value-type="string" calcext:value-type="string">
            <text:p>Life expectancy (years left)</text:p>
          </table:table-cell>
          <table:table-cell table:style-name="ce4" table:number-columns-repeated="1014"/>
        </table:table-row>
        <table:table-row table:style-name="ro4">
          <table:table-cell office:value-type="float" office:value="52000" calcext:value-type="float">
            <text:p>52000</text:p>
          </table:table-cell>
          <table:table-cell office:value-type="float" office:value="1000" calcext:value-type="float">
            <text:p>1000</text:p>
          </table:table-cell>
          <table:table-cell office:value-type="float" office:value="0.248" calcext:value-type="float">
            <text:p>0.248</text:p>
          </table:table-cell>
          <table:table-cell office:value-type="float" office:value="0.3" calcext:value-type="float">
            <text:p>0.3</text:p>
          </table:table-cell>
          <table:table-cell office:value-type="float" office:value="0.05" calcext:value-type="float">
            <text:p>0.05</text:p>
          </table:table-cell>
          <table:table-cell/>
          <table:table-cell office:value-type="float" office:value="0" calcext:value-type="float">
            <text:p>0</text:p>
          </table:table-cell>
          <table:table-cell office:value-type="float" office:value="0.005837" calcext:value-type="float">
            <text:p>0.005837</text:p>
          </table:table-cell>
          <table:table-cell office:value-type="float" office:value="74.12" calcext:value-type="float">
            <text:p>74.12</text:p>
          </table:table-cell>
          <table:table-cell table:number-columns-repeated="1014"/>
        </table:table-row>
        <table:table-row table:style-name="ro4">
          <table:table-cell table:number-columns-repeated="6"/>
          <table:table-cell office:value-type="float" office:value="1" calcext:value-type="float">
            <text:p>1</text:p>
          </table:table-cell>
          <table:table-cell office:value-type="float" office:value="0.00041" calcext:value-type="float">
            <text:p>0.00041</text:p>
          </table:table-cell>
          <table:table-cell office:value-type="float" office:value="73.55" calcext:value-type="float">
            <text:p>73.55</text:p>
          </table:table-cell>
          <table:table-cell table:number-columns-repeated="1014"/>
        </table:table-row>
        <table:table-row table:style-name="ro4">
          <table:table-cell table:number-columns-repeated="6"/>
          <table:table-cell office:value-type="float" office:value="2" calcext:value-type="float">
            <text:p>2</text:p>
          </table:table-cell>
          <table:table-cell office:value-type="float" office:value="0.000254" calcext:value-type="float">
            <text:p>0.000254</text:p>
          </table:table-cell>
          <table:table-cell office:value-type="float" office:value="72.58" calcext:value-type="float">
            <text:p>72.58</text:p>
          </table:table-cell>
          <table:table-cell table:number-columns-repeated="1014"/>
        </table:table-row>
        <table:table-row table:style-name="ro4">
          <table:table-cell table:number-columns-repeated="6"/>
          <table:table-cell office:value-type="float" office:value="3" calcext:value-type="float">
            <text:p>3</text:p>
          </table:table-cell>
          <table:table-cell office:value-type="float" office:value="0.000207" calcext:value-type="float">
            <text:p>0.000207</text:p>
          </table:table-cell>
          <table:table-cell office:value-type="float" office:value="71.6" calcext:value-type="float">
            <text:p>71.6</text:p>
          </table:table-cell>
          <table:table-cell table:number-columns-repeated="1014"/>
        </table:table-row>
        <table:table-row table:style-name="ro4">
          <table:table-cell table:number-columns-repeated="6"/>
          <table:table-cell office:value-type="float" office:value="4" calcext:value-type="float">
            <text:p>4</text:p>
          </table:table-cell>
          <table:table-cell office:value-type="float" office:value="0.000167" calcext:value-type="float">
            <text:p>0.000167</text:p>
          </table:table-cell>
          <table:table-cell office:value-type="float" office:value="70.62" calcext:value-type="float">
            <text:p>70.62</text:p>
          </table:table-cell>
          <table:table-cell table:number-columns-repeated="1014"/>
        </table:table-row>
        <table:table-row table:style-name="ro4">
          <table:table-cell table:number-columns-repeated="6"/>
          <table:table-cell office:value-type="float" office:value="5" calcext:value-type="float">
            <text:p>5</text:p>
          </table:table-cell>
          <table:table-cell office:value-type="float" office:value="0.000141" calcext:value-type="float">
            <text:p>0.000141</text:p>
          </table:table-cell>
          <table:table-cell office:value-type="float" office:value="69.63" calcext:value-type="float">
            <text:p>69.63</text:p>
          </table:table-cell>
          <table:table-cell table:number-columns-repeated="1014"/>
        </table:table-row>
        <table:table-row table:style-name="ro4">
          <table:table-cell table:number-columns-repeated="6"/>
          <table:table-cell office:value-type="float" office:value="6" calcext:value-type="float">
            <text:p>6</text:p>
          </table:table-cell>
          <table:table-cell office:value-type="float" office:value="0.000123" calcext:value-type="float">
            <text:p>0.000123</text:p>
          </table:table-cell>
          <table:table-cell office:value-type="float" office:value="68.64" calcext:value-type="float">
            <text:p>68.64</text:p>
          </table:table-cell>
          <table:table-cell table:number-columns-repeated="1014"/>
        </table:table-row>
        <table:table-row table:style-name="ro4">
          <table:table-cell table:number-columns-repeated="6"/>
          <table:table-cell office:value-type="float" office:value="7" calcext:value-type="float">
            <text:p>7</text:p>
          </table:table-cell>
          <table:table-cell office:value-type="float" office:value="0.000113" calcext:value-type="float">
            <text:p>0.000113</text:p>
          </table:table-cell>
          <table:table-cell office:value-type="float" office:value="67.65" calcext:value-type="float">
            <text:p>67.65</text:p>
          </table:table-cell>
          <table:table-cell table:number-columns-repeated="1014"/>
        </table:table-row>
        <table:table-row table:style-name="ro4">
          <table:table-cell table:number-columns-repeated="6"/>
          <table:table-cell office:value-type="float" office:value="8" calcext:value-type="float">
            <text:p>8</text:p>
          </table:table-cell>
          <table:table-cell office:value-type="float" office:value="0.000108" calcext:value-type="float">
            <text:p>0.000108</text:p>
          </table:table-cell>
          <table:table-cell office:value-type="float" office:value="66.65" calcext:value-type="float">
            <text:p>66.65</text:p>
          </table:table-cell>
          <table:table-cell table:number-columns-repeated="1014"/>
        </table:table-row>
        <table:table-row table:style-name="ro4">
          <table:table-cell table:number-columns-repeated="6"/>
          <table:table-cell office:value-type="float" office:value="9" calcext:value-type="float">
            <text:p>9</text:p>
          </table:table-cell>
          <table:table-cell office:value-type="float" office:value="0.000114" calcext:value-type="float">
            <text:p>0.000114</text:p>
          </table:table-cell>
          <table:table-cell office:value-type="float" office:value="65.66" calcext:value-type="float">
            <text:p>65.66</text:p>
          </table:table-cell>
          <table:table-cell table:number-columns-repeated="1014"/>
        </table:table-row>
        <table:table-row table:style-name="ro4">
          <table:table-cell table:number-columns-repeated="6"/>
          <table:table-cell office:value-type="float" office:value="10" calcext:value-type="float">
            <text:p>10</text:p>
          </table:table-cell>
          <table:table-cell office:value-type="float" office:value="0.000127" calcext:value-type="float">
            <text:p>0.000127</text:p>
          </table:table-cell>
          <table:table-cell office:value-type="float" office:value="64.67" calcext:value-type="float">
            <text:p>64.67</text:p>
          </table:table-cell>
          <table:table-cell table:number-columns-repeated="1014"/>
        </table:table-row>
        <table:table-row table:style-name="ro4">
          <table:table-cell table:number-columns-repeated="6"/>
          <table:table-cell office:value-type="float" office:value="11" calcext:value-type="float">
            <text:p>11</text:p>
          </table:table-cell>
          <table:table-cell office:value-type="float" office:value="0.000146" calcext:value-type="float">
            <text:p>0.000146</text:p>
          </table:table-cell>
          <table:table-cell office:value-type="float" office:value="63.68" calcext:value-type="float">
            <text:p>63.68</text:p>
          </table:table-cell>
          <table:table-cell table:number-columns-repeated="1014"/>
        </table:table-row>
        <table:table-row table:style-name="ro4">
          <table:table-cell table:number-columns-repeated="6"/>
          <table:table-cell office:value-type="float" office:value="12" calcext:value-type="float">
            <text:p>12</text:p>
          </table:table-cell>
          <table:table-cell office:value-type="float" office:value="0.000174" calcext:value-type="float">
            <text:p>0.000174</text:p>
          </table:table-cell>
          <table:table-cell office:value-type="float" office:value="62.69" calcext:value-type="float">
            <text:p>62.69</text:p>
          </table:table-cell>
          <table:table-cell table:number-columns-repeated="1014"/>
        </table:table-row>
        <table:table-row table:style-name="ro4">
          <table:table-cell table:number-columns-repeated="6"/>
          <table:table-cell office:value-type="float" office:value="13" calcext:value-type="float">
            <text:p>13</text:p>
          </table:table-cell>
          <table:table-cell office:value-type="float" office:value="0.000228" calcext:value-type="float">
            <text:p>0.000228</text:p>
          </table:table-cell>
          <table:table-cell office:value-type="float" office:value="61.7" calcext:value-type="float">
            <text:p>61.7</text:p>
          </table:table-cell>
          <table:table-cell table:number-columns-repeated="1014"/>
        </table:table-row>
        <table:table-row table:style-name="ro4">
          <table:table-cell table:number-columns-repeated="6"/>
          <table:table-cell office:value-type="float" office:value="14" calcext:value-type="float">
            <text:p>14</text:p>
          </table:table-cell>
          <table:table-cell office:value-type="float" office:value="0.000312" calcext:value-type="float">
            <text:p>0.000312</text:p>
          </table:table-cell>
          <table:table-cell office:value-type="float" office:value="60.71" calcext:value-type="float">
            <text:p>60.71</text:p>
          </table:table-cell>
          <table:table-cell table:number-columns-repeated="1014"/>
        </table:table-row>
        <table:table-row table:style-name="ro4">
          <table:table-cell table:number-columns-repeated="6"/>
          <table:table-cell office:value-type="float" office:value="15" calcext:value-type="float">
            <text:p>15</text:p>
          </table:table-cell>
          <table:table-cell office:value-type="float" office:value="0.000435" calcext:value-type="float">
            <text:p>0.000435</text:p>
          </table:table-cell>
          <table:table-cell office:value-type="float" office:value="59.73" calcext:value-type="float">
            <text:p>59.73</text:p>
          </table:table-cell>
          <table:table-cell table:number-columns-repeated="1014"/>
        </table:table-row>
        <table:table-row table:style-name="ro4">
          <table:table-cell table:number-columns-repeated="6"/>
          <table:table-cell office:value-type="float" office:value="16" calcext:value-type="float">
            <text:p>16</text:p>
          </table:table-cell>
          <table:table-cell office:value-type="float" office:value="0.000604" calcext:value-type="float">
            <text:p>0.000604</text:p>
          </table:table-cell>
          <table:table-cell office:value-type="float" office:value="58.76" calcext:value-type="float">
            <text:p>58.76</text:p>
          </table:table-cell>
          <table:table-cell table:number-columns-repeated="1014"/>
        </table:table-row>
        <table:table-row table:style-name="ro4">
          <table:table-cell table:number-columns-repeated="6"/>
          <table:table-cell office:value-type="float" office:value="17" calcext:value-type="float">
            <text:p>17</text:p>
          </table:table-cell>
          <table:table-cell office:value-type="float" office:value="0.000814" calcext:value-type="float">
            <text:p>0.000814</text:p>
          </table:table-cell>
          <table:table-cell office:value-type="float" office:value="57.79" calcext:value-type="float">
            <text:p>57.79</text:p>
          </table:table-cell>
          <table:table-cell table:number-columns-repeated="1014"/>
        </table:table-row>
        <table:table-row table:style-name="ro4">
          <table:table-cell table:number-columns-repeated="6"/>
          <table:table-cell office:value-type="float" office:value="18" calcext:value-type="float">
            <text:p>18</text:p>
          </table:table-cell>
          <table:table-cell office:value-type="float" office:value="0.001051" calcext:value-type="float">
            <text:p>0.001051</text:p>
          </table:table-cell>
          <table:table-cell office:value-type="float" office:value="56.84" calcext:value-type="float">
            <text:p>56.84</text:p>
          </table:table-cell>
          <table:table-cell table:number-columns-repeated="1014"/>
        </table:table-row>
        <table:table-row table:style-name="ro4">
          <table:table-cell table:number-columns-repeated="6"/>
          <table:table-cell office:value-type="float" office:value="19" calcext:value-type="float">
            <text:p>19</text:p>
          </table:table-cell>
          <table:table-cell office:value-type="float" office:value="0.00125" calcext:value-type="float">
            <text:p>0.00125</text:p>
          </table:table-cell>
          <table:table-cell office:value-type="float" office:value="55.9" calcext:value-type="float">
            <text:p>55.9</text:p>
          </table:table-cell>
          <table:table-cell table:number-columns-repeated="1014"/>
        </table:table-row>
        <table:table-row table:style-name="ro4">
          <table:table-cell table:number-columns-repeated="6"/>
          <table:table-cell office:value-type="float" office:value="20" calcext:value-type="float">
            <text:p>20</text:p>
          </table:table-cell>
          <table:table-cell office:value-type="float" office:value="0.001398" calcext:value-type="float">
            <text:p>0.001398</text:p>
          </table:table-cell>
          <table:table-cell office:value-type="float" office:value="54.97" calcext:value-type="float">
            <text:p>54.97</text:p>
          </table:table-cell>
          <table:table-cell table:number-columns-repeated="1014"/>
        </table:table-row>
        <table:table-row table:style-name="ro4">
          <table:table-cell table:number-columns-repeated="6"/>
          <table:table-cell office:value-type="float" office:value="21" calcext:value-type="float">
            <text:p>21</text:p>
          </table:table-cell>
          <table:table-cell office:value-type="float" office:value="0.001524" calcext:value-type="float">
            <text:p>0.001524</text:p>
          </table:table-cell>
          <table:table-cell office:value-type="float" office:value="54.04" calcext:value-type="float">
            <text:p>54.04</text:p>
          </table:table-cell>
          <table:table-cell table:number-columns-repeated="1014"/>
        </table:table-row>
        <table:table-row table:style-name="ro4">
          <table:table-cell table:number-columns-repeated="6"/>
          <table:table-cell office:value-type="float" office:value="22" calcext:value-type="float">
            <text:p>22</text:p>
          </table:table-cell>
          <table:table-cell office:value-type="float" office:value="0.001612" calcext:value-type="float">
            <text:p>0.001612</text:p>
          </table:table-cell>
          <table:table-cell office:value-type="float" office:value="53.12" calcext:value-type="float">
            <text:p>53.12</text:p>
          </table:table-cell>
          <table:table-cell table:number-columns-repeated="1014"/>
        </table:table-row>
        <table:table-row table:style-name="ro4">
          <table:table-cell table:number-columns-repeated="6"/>
          <table:table-cell office:value-type="float" office:value="23" calcext:value-type="float">
            <text:p>23</text:p>
          </table:table-cell>
          <table:table-cell office:value-type="float" office:value="0.001682" calcext:value-type="float">
            <text:p>0.001682</text:p>
          </table:table-cell>
          <table:table-cell office:value-type="float" office:value="52.21" calcext:value-type="float">
            <text:p>52.21</text:p>
          </table:table-cell>
          <table:table-cell table:number-columns-repeated="1014"/>
        </table:table-row>
        <table:table-row table:style-name="ro4">
          <table:table-cell table:number-columns-repeated="6"/>
          <table:table-cell office:value-type="float" office:value="24" calcext:value-type="float">
            <text:p>24</text:p>
          </table:table-cell>
          <table:table-cell office:value-type="float" office:value="0.001747" calcext:value-type="float">
            <text:p>0.001747</text:p>
          </table:table-cell>
          <table:table-cell office:value-type="float" office:value="51.3" calcext:value-type="float">
            <text:p>51.3</text:p>
          </table:table-cell>
          <table:table-cell table:number-columns-repeated="1014"/>
        </table:table-row>
        <table:table-row table:style-name="ro4">
          <table:table-cell table:number-columns-repeated="6"/>
          <table:table-cell office:value-type="float" office:value="25" calcext:value-type="float">
            <text:p>25</text:p>
          </table:table-cell>
          <table:table-cell office:value-type="float" office:value="0.001812" calcext:value-type="float">
            <text:p>0.001812</text:p>
          </table:table-cell>
          <table:table-cell office:value-type="float" office:value="50.39" calcext:value-type="float">
            <text:p>50.39</text:p>
          </table:table-cell>
          <table:table-cell table:number-columns-repeated="1014"/>
        </table:table-row>
        <table:table-row table:style-name="ro4">
          <table:table-cell table:number-columns-repeated="6"/>
          <table:table-cell office:value-type="float" office:value="26" calcext:value-type="float">
            <text:p>26</text:p>
          </table:table-cell>
          <table:table-cell office:value-type="float" office:value="0.001884" calcext:value-type="float">
            <text:p>0.001884</text:p>
          </table:table-cell>
          <table:table-cell office:value-type="float" office:value="49.48" calcext:value-type="float">
            <text:p>49.48</text:p>
          </table:table-cell>
          <table:table-cell table:number-columns-repeated="1014"/>
        </table:table-row>
        <table:table-row table:style-name="ro4">
          <table:table-cell table:number-columns-repeated="6"/>
          <table:table-cell office:value-type="float" office:value="27" calcext:value-type="float">
            <text:p>27</text:p>
          </table:table-cell>
          <table:table-cell office:value-type="float" office:value="0.001974" calcext:value-type="float">
            <text:p>0.001974</text:p>
          </table:table-cell>
          <table:table-cell office:value-type="float" office:value="48.57" calcext:value-type="float">
            <text:p>48.57</text:p>
          </table:table-cell>
          <table:table-cell table:number-columns-repeated="1014"/>
        </table:table-row>
        <table:table-row table:style-name="ro4">
          <table:table-cell table:number-columns-repeated="6"/>
          <table:table-cell office:value-type="float" office:value="28" calcext:value-type="float">
            <text:p>28</text:p>
          </table:table-cell>
          <table:table-cell office:value-type="float" office:value="0.00207" calcext:value-type="float">
            <text:p>0.00207</text:p>
          </table:table-cell>
          <table:table-cell office:value-type="float" office:value="47.66" calcext:value-type="float">
            <text:p>47.66</text:p>
          </table:table-cell>
          <table:table-cell table:number-columns-repeated="1014"/>
        </table:table-row>
        <table:table-row table:style-name="ro4">
          <table:table-cell table:number-columns-repeated="6"/>
          <table:table-cell office:value-type="float" office:value="29" calcext:value-type="float">
            <text:p>29</text:p>
          </table:table-cell>
          <table:table-cell office:value-type="float" office:value="0.002172" calcext:value-type="float">
            <text:p>0.002172</text:p>
          </table:table-cell>
          <table:table-cell office:value-type="float" office:value="46.76" calcext:value-type="float">
            <text:p>46.76</text:p>
          </table:table-cell>
          <table:table-cell table:number-columns-repeated="1014"/>
        </table:table-row>
        <table:table-row table:style-name="ro4">
          <table:table-cell table:number-columns-repeated="6"/>
          <table:table-cell office:value-type="float" office:value="30" calcext:value-type="float">
            <text:p>30</text:p>
          </table:table-cell>
          <table:table-cell office:value-type="float" office:value="0.002275" calcext:value-type="float">
            <text:p>0.002275</text:p>
          </table:table-cell>
          <table:table-cell office:value-type="float" office:value="45.86" calcext:value-type="float">
            <text:p>45.86</text:p>
          </table:table-cell>
          <table:table-cell table:number-columns-repeated="1014"/>
        </table:table-row>
        <table:table-row table:style-name="ro4">
          <table:table-cell table:number-columns-repeated="6"/>
          <table:table-cell office:value-type="float" office:value="31" calcext:value-type="float">
            <text:p>31</text:p>
          </table:table-cell>
          <table:table-cell office:value-type="float" office:value="0.002368" calcext:value-type="float">
            <text:p>0.002368</text:p>
          </table:table-cell>
          <table:table-cell office:value-type="float" office:value="44.97" calcext:value-type="float">
            <text:p>44.97</text:p>
          </table:table-cell>
          <table:table-cell table:number-columns-repeated="1014"/>
        </table:table-row>
        <table:table-row table:style-name="ro4">
          <table:table-cell table:number-columns-repeated="6"/>
          <table:table-cell office:value-type="float" office:value="32" calcext:value-type="float">
            <text:p>32</text:p>
          </table:table-cell>
          <table:table-cell office:value-type="float" office:value="0.002441" calcext:value-type="float">
            <text:p>0.002441</text:p>
          </table:table-cell>
          <table:table-cell office:value-type="float" office:value="44.07" calcext:value-type="float">
            <text:p>44.07</text:p>
          </table:table-cell>
          <table:table-cell table:number-columns-repeated="1014"/>
        </table:table-row>
        <table:table-row table:style-name="ro4">
          <table:table-cell table:number-columns-repeated="6"/>
          <table:table-cell office:value-type="float" office:value="33" calcext:value-type="float">
            <text:p>33</text:p>
          </table:table-cell>
          <table:table-cell office:value-type="float" office:value="0.002517" calcext:value-type="float">
            <text:p>0.002517</text:p>
          </table:table-cell>
          <table:table-cell office:value-type="float" office:value="43.18" calcext:value-type="float">
            <text:p>43.18</text:p>
          </table:table-cell>
          <table:table-cell table:number-columns-repeated="1014"/>
        </table:table-row>
        <table:table-row table:style-name="ro4">
          <table:table-cell table:number-columns-repeated="6"/>
          <table:table-cell office:value-type="float" office:value="34" calcext:value-type="float">
            <text:p>34</text:p>
          </table:table-cell>
          <table:table-cell office:value-type="float" office:value="0.00259" calcext:value-type="float">
            <text:p>0.00259</text:p>
          </table:table-cell>
          <table:table-cell office:value-type="float" office:value="42.29" calcext:value-type="float">
            <text:p>42.29</text:p>
          </table:table-cell>
          <table:table-cell table:number-columns-repeated="1014"/>
        </table:table-row>
        <table:table-row table:style-name="ro4">
          <table:table-cell table:number-columns-repeated="6"/>
          <table:table-cell office:value-type="float" office:value="35" calcext:value-type="float">
            <text:p>35</text:p>
          </table:table-cell>
          <table:table-cell office:value-type="float" office:value="0.002673" calcext:value-type="float">
            <text:p>0.002673</text:p>
          </table:table-cell>
          <table:table-cell office:value-type="float" office:value="41.39" calcext:value-type="float">
            <text:p>41.39</text:p>
          </table:table-cell>
          <table:table-cell table:number-columns-repeated="1014"/>
        </table:table-row>
        <table:table-row table:style-name="ro4">
          <table:table-cell table:number-columns-repeated="6"/>
          <table:table-cell office:value-type="float" office:value="36" calcext:value-type="float">
            <text:p>36</text:p>
          </table:table-cell>
          <table:table-cell office:value-type="float" office:value="0.002791" calcext:value-type="float">
            <text:p>0.002791</text:p>
          </table:table-cell>
          <table:table-cell office:value-type="float" office:value="40.5" calcext:value-type="float">
            <text:p>40.5</text:p>
          </table:table-cell>
          <table:table-cell table:number-columns-repeated="1014"/>
        </table:table-row>
        <table:table-row table:style-name="ro4">
          <table:table-cell table:number-columns-repeated="6"/>
          <table:table-cell office:value-type="float" office:value="37" calcext:value-type="float">
            <text:p>37</text:p>
          </table:table-cell>
          <table:table-cell office:value-type="float" office:value="0.002923" calcext:value-type="float">
            <text:p>0.002923</text:p>
          </table:table-cell>
          <table:table-cell office:value-type="float" office:value="39.62" calcext:value-type="float">
            <text:p>39.62</text:p>
          </table:table-cell>
          <table:table-cell table:number-columns-repeated="1014"/>
        </table:table-row>
        <table:table-row table:style-name="ro4">
          <table:table-cell table:number-columns-repeated="6"/>
          <table:table-cell office:value-type="float" office:value="38" calcext:value-type="float">
            <text:p>38</text:p>
          </table:table-cell>
          <table:table-cell office:value-type="float" office:value="0.003054" calcext:value-type="float">
            <text:p>0.003054</text:p>
          </table:table-cell>
          <table:table-cell office:value-type="float" office:value="38.73" calcext:value-type="float">
            <text:p>38.73</text:p>
          </table:table-cell>
          <table:table-cell table:number-columns-repeated="1014"/>
        </table:table-row>
        <table:table-row table:style-name="ro4">
          <table:table-cell table:number-columns-repeated="6"/>
          <table:table-cell office:value-type="float" office:value="39" calcext:value-type="float">
            <text:p>39</text:p>
          </table:table-cell>
          <table:table-cell office:value-type="float" office:value="0.003207" calcext:value-type="float">
            <text:p>0.003207</text:p>
          </table:table-cell>
          <table:table-cell office:value-type="float" office:value="37.85" calcext:value-type="float">
            <text:p>37.85</text:p>
          </table:table-cell>
          <table:table-cell table:number-columns-repeated="1014"/>
        </table:table-row>
        <table:table-row table:style-name="ro4">
          <table:table-cell table:number-columns-repeated="6"/>
          <table:table-cell office:value-type="float" office:value="40" calcext:value-type="float">
            <text:p>40</text:p>
          </table:table-cell>
          <table:table-cell office:value-type="float" office:value="0.003333" calcext:value-type="float">
            <text:p>0.003333</text:p>
          </table:table-cell>
          <table:table-cell office:value-type="float" office:value="36.97" calcext:value-type="float">
            <text:p>36.97</text:p>
          </table:table-cell>
          <table:table-cell table:number-columns-repeated="1014"/>
        </table:table-row>
        <table:table-row table:style-name="ro4">
          <table:table-cell table:number-columns-repeated="6"/>
          <table:table-cell office:value-type="float" office:value="41" calcext:value-type="float">
            <text:p>41</text:p>
          </table:table-cell>
          <table:table-cell office:value-type="float" office:value="0.003464" calcext:value-type="float">
            <text:p>0.003464</text:p>
          </table:table-cell>
          <table:table-cell office:value-type="float" office:value="36.09" calcext:value-type="float">
            <text:p>36.09</text:p>
          </table:table-cell>
          <table:table-cell table:number-columns-repeated="1014"/>
        </table:table-row>
        <table:table-row table:style-name="ro4">
          <table:table-cell table:number-columns-repeated="6"/>
          <table:table-cell office:value-type="float" office:value="42" calcext:value-type="float">
            <text:p>42</text:p>
          </table:table-cell>
          <table:table-cell office:value-type="float" office:value="0.003587" calcext:value-type="float">
            <text:p>0.003587</text:p>
          </table:table-cell>
          <table:table-cell office:value-type="float" office:value="35.21" calcext:value-type="float">
            <text:p>35.21</text:p>
          </table:table-cell>
          <table:table-cell table:number-columns-repeated="1014"/>
        </table:table-row>
        <table:table-row table:style-name="ro4">
          <table:table-cell table:number-columns-repeated="6"/>
          <table:table-cell office:value-type="float" office:value="43" calcext:value-type="float">
            <text:p>43</text:p>
          </table:table-cell>
          <table:table-cell office:value-type="float" office:value="0.003735" calcext:value-type="float">
            <text:p>0.003735</text:p>
          </table:table-cell>
          <table:table-cell office:value-type="float" office:value="34.34" calcext:value-type="float">
            <text:p>34.34</text:p>
          </table:table-cell>
          <table:table-cell table:number-columns-repeated="1014"/>
        </table:table-row>
        <table:table-row table:style-name="ro4">
          <table:table-cell table:number-columns-repeated="6"/>
          <table:table-cell office:value-type="float" office:value="44" calcext:value-type="float">
            <text:p>44</text:p>
          </table:table-cell>
          <table:table-cell office:value-type="float" office:value="0.003911" calcext:value-type="float">
            <text:p>0.003911</text:p>
          </table:table-cell>
          <table:table-cell office:value-type="float" office:value="33.46" calcext:value-type="float">
            <text:p>33.46</text:p>
          </table:table-cell>
          <table:table-cell table:number-columns-repeated="1014"/>
        </table:table-row>
        <table:table-row table:style-name="ro4">
          <table:table-cell table:number-columns-repeated="6"/>
          <table:table-cell office:value-type="float" office:value="45" calcext:value-type="float">
            <text:p>45</text:p>
          </table:table-cell>
          <table:table-cell office:value-type="float" office:value="0.004137" calcext:value-type="float">
            <text:p>0.004137</text:p>
          </table:table-cell>
          <table:table-cell office:value-type="float" office:value="32.59" calcext:value-type="float">
            <text:p>32.59</text:p>
          </table:table-cell>
          <table:table-cell table:number-columns-repeated="1014"/>
        </table:table-row>
        <table:table-row table:style-name="ro4">
          <table:table-cell table:number-columns-repeated="6"/>
          <table:table-cell office:value-type="float" office:value="46" calcext:value-type="float">
            <text:p>46</text:p>
          </table:table-cell>
          <table:table-cell office:value-type="float" office:value="0.004452" calcext:value-type="float">
            <text:p>0.004452</text:p>
          </table:table-cell>
          <table:table-cell office:value-type="float" office:value="31.73" calcext:value-type="float">
            <text:p>31.73</text:p>
          </table:table-cell>
          <table:table-cell table:number-columns-repeated="1014"/>
        </table:table-row>
        <table:table-row table:style-name="ro4">
          <table:table-cell table:number-columns-repeated="6"/>
          <table:table-cell office:value-type="float" office:value="47" calcext:value-type="float">
            <text:p>47</text:p>
          </table:table-cell>
          <table:table-cell office:value-type="float" office:value="0.004823" calcext:value-type="float">
            <text:p>0.004823</text:p>
          </table:table-cell>
          <table:table-cell office:value-type="float" office:value="30.87" calcext:value-type="float">
            <text:p>30.87</text:p>
          </table:table-cell>
          <table:table-cell table:number-columns-repeated="1014"/>
        </table:table-row>
        <table:table-row table:style-name="ro4">
          <table:table-cell table:number-columns-repeated="6"/>
          <table:table-cell office:value-type="float" office:value="48" calcext:value-type="float">
            <text:p>48</text:p>
          </table:table-cell>
          <table:table-cell office:value-type="float" office:value="0.005214" calcext:value-type="float">
            <text:p>0.005214</text:p>
          </table:table-cell>
          <table:table-cell office:value-type="float" office:value="30.01" calcext:value-type="float">
            <text:p>30.01</text:p>
          </table:table-cell>
          <table:table-cell table:number-columns-repeated="1014"/>
        </table:table-row>
        <table:table-row table:style-name="ro4">
          <table:table-cell table:number-columns-repeated="6"/>
          <table:table-cell office:value-type="float" office:value="49" calcext:value-type="float">
            <text:p>49</text:p>
          </table:table-cell>
          <table:table-cell office:value-type="float" office:value="0.005594" calcext:value-type="float">
            <text:p>0.005594</text:p>
          </table:table-cell>
          <table:table-cell office:value-type="float" office:value="29.17" calcext:value-type="float">
            <text:p>29.17</text:p>
          </table:table-cell>
          <table:table-cell table:number-columns-repeated="1014"/>
        </table:table-row>
        <table:table-row table:style-name="ro4">
          <table:table-cell table:number-columns-repeated="6"/>
          <table:table-cell office:value-type="float" office:value="50" calcext:value-type="float">
            <text:p>50</text:p>
          </table:table-cell>
          <table:table-cell office:value-type="float" office:value="0.005998" calcext:value-type="float">
            <text:p>0.005998</text:p>
          </table:table-cell>
          <table:table-cell office:value-type="float" office:value="28.33" calcext:value-type="float">
            <text:p>28.33</text:p>
          </table:table-cell>
          <table:table-cell table:number-columns-repeated="1014"/>
        </table:table-row>
        <table:table-row table:style-name="ro4">
          <table:table-cell table:number-columns-repeated="6"/>
          <table:table-cell office:value-type="float" office:value="51" calcext:value-type="float">
            <text:p>51</text:p>
          </table:table-cell>
          <table:table-cell office:value-type="float" office:value="0.0065" calcext:value-type="float">
            <text:p>0.0065</text:p>
          </table:table-cell>
          <table:table-cell office:value-type="float" office:value="27.5" calcext:value-type="float">
            <text:p>27.5</text:p>
          </table:table-cell>
          <table:table-cell table:number-columns-repeated="1014"/>
        </table:table-row>
        <table:table-row table:style-name="ro4">
          <table:table-cell table:number-columns-repeated="6"/>
          <table:table-cell office:value-type="float" office:value="52" calcext:value-type="float">
            <text:p>52</text:p>
          </table:table-cell>
          <table:table-cell office:value-type="float" office:value="0.007081" calcext:value-type="float">
            <text:p>0.007081</text:p>
          </table:table-cell>
          <table:table-cell office:value-type="float" office:value="26.67" calcext:value-type="float">
            <text:p>26.67</text:p>
          </table:table-cell>
          <table:table-cell table:number-columns-repeated="1014"/>
        </table:table-row>
        <table:table-row table:style-name="ro4">
          <table:table-cell table:number-columns-repeated="6"/>
          <table:table-cell office:value-type="float" office:value="53" calcext:value-type="float">
            <text:p>53</text:p>
          </table:table-cell>
          <table:table-cell office:value-type="float" office:value="0.007711" calcext:value-type="float">
            <text:p>0.007711</text:p>
          </table:table-cell>
          <table:table-cell office:value-type="float" office:value="25.86" calcext:value-type="float">
            <text:p>25.86</text:p>
          </table:table-cell>
          <table:table-cell table:number-columns-repeated="1014"/>
        </table:table-row>
        <table:table-row table:style-name="ro4">
          <table:table-cell table:number-columns-repeated="6"/>
          <table:table-cell office:value-type="float" office:value="54" calcext:value-type="float">
            <text:p>54</text:p>
          </table:table-cell>
          <table:table-cell office:value-type="float" office:value="0.008394" calcext:value-type="float">
            <text:p>0.008394</text:p>
          </table:table-cell>
          <table:table-cell office:value-type="float" office:value="25.06" calcext:value-type="float">
            <text:p>25.06</text:p>
          </table:table-cell>
          <table:table-cell table:number-columns-repeated="1014"/>
        </table:table-row>
        <table:table-row table:style-name="ro4">
          <table:table-cell table:number-columns-repeated="6"/>
          <table:table-cell office:value-type="float" office:value="55" calcext:value-type="float">
            <text:p>55</text:p>
          </table:table-cell>
          <table:table-cell office:value-type="float" office:value="0.009109" calcext:value-type="float">
            <text:p>0.009109</text:p>
          </table:table-cell>
          <table:table-cell office:value-type="float" office:value="24.27" calcext:value-type="float">
            <text:p>24.27</text:p>
          </table:table-cell>
          <table:table-cell table:number-columns-repeated="1014"/>
        </table:table-row>
        <table:table-row table:style-name="ro4">
          <table:table-cell table:number-columns-repeated="6"/>
          <table:table-cell office:value-type="float" office:value="56" calcext:value-type="float">
            <text:p>56</text:p>
          </table:table-cell>
          <table:table-cell office:value-type="float" office:value="0.009881" calcext:value-type="float">
            <text:p>0.009881</text:p>
          </table:table-cell>
          <table:table-cell office:value-type="float" office:value="23.48" calcext:value-type="float">
            <text:p>23.48</text:p>
          </table:table-cell>
          <table:table-cell table:number-columns-repeated="1014"/>
        </table:table-row>
        <table:table-row table:style-name="ro4">
          <table:table-cell table:number-columns-repeated="6"/>
          <table:table-cell office:value-type="float" office:value="57" calcext:value-type="float">
            <text:p>57</text:p>
          </table:table-cell>
          <table:table-cell office:value-type="float" office:value="0.010687" calcext:value-type="float">
            <text:p>0.010687</text:p>
          </table:table-cell>
          <table:table-cell office:value-type="float" office:value="22.71" calcext:value-type="float">
            <text:p>22.71</text:p>
          </table:table-cell>
          <table:table-cell table:number-columns-repeated="1014"/>
        </table:table-row>
        <table:table-row table:style-name="ro4">
          <table:table-cell table:number-columns-repeated="6"/>
          <table:table-cell office:value-type="float" office:value="58" calcext:value-type="float">
            <text:p>58</text:p>
          </table:table-cell>
          <table:table-cell office:value-type="float" office:value="0.011566" calcext:value-type="float">
            <text:p>0.011566</text:p>
          </table:table-cell>
          <table:table-cell office:value-type="float" office:value="21.95" calcext:value-type="float">
            <text:p>21.95</text:p>
          </table:table-cell>
          <table:table-cell table:number-columns-repeated="1014"/>
        </table:table-row>
        <table:table-row table:style-name="ro4">
          <table:table-cell table:number-columns-repeated="6"/>
          <table:table-cell office:value-type="float" office:value="59" calcext:value-type="float">
            <text:p>59</text:p>
          </table:table-cell>
          <table:table-cell office:value-type="float" office:value="0.012497" calcext:value-type="float">
            <text:p>0.012497</text:p>
          </table:table-cell>
          <table:table-cell office:value-type="float" office:value="21.21" calcext:value-type="float">
            <text:p>21.21</text:p>
          </table:table-cell>
          <table:table-cell table:number-columns-repeated="1014"/>
        </table:table-row>
        <table:table-row table:style-name="ro4">
          <table:table-cell table:number-columns-repeated="6"/>
          <table:table-cell office:value-type="float" office:value="60" calcext:value-type="float">
            <text:p>60</text:p>
          </table:table-cell>
          <table:table-cell office:value-type="float" office:value="0.013485" calcext:value-type="float">
            <text:p>0.013485</text:p>
          </table:table-cell>
          <table:table-cell office:value-type="float" office:value="20.47" calcext:value-type="float">
            <text:p>20.47</text:p>
          </table:table-cell>
          <table:table-cell table:number-columns-repeated="1014"/>
        </table:table-row>
        <table:table-row table:style-name="ro4">
          <table:table-cell table:number-columns-repeated="6"/>
          <table:table-cell office:value-type="float" office:value="61" calcext:value-type="float">
            <text:p>61</text:p>
          </table:table-cell>
          <table:table-cell office:value-type="float" office:value="0.014595" calcext:value-type="float">
            <text:p>0.014595</text:p>
          </table:table-cell>
          <table:table-cell office:value-type="float" office:value="19.74" calcext:value-type="float">
            <text:p>19.74</text:p>
          </table:table-cell>
          <table:table-cell table:number-columns-repeated="1014"/>
        </table:table-row>
        <table:table-row table:style-name="ro4">
          <table:table-cell table:number-columns-repeated="6"/>
          <table:table-cell office:value-type="float" office:value="62" calcext:value-type="float">
            <text:p>62</text:p>
          </table:table-cell>
          <table:table-cell office:value-type="float" office:value="0.015702" calcext:value-type="float">
            <text:p>0.015702</text:p>
          </table:table-cell>
          <table:table-cell office:value-type="float" office:value="19.03" calcext:value-type="float">
            <text:p>19.03</text:p>
          </table:table-cell>
          <table:table-cell table:number-columns-repeated="1014"/>
        </table:table-row>
        <table:table-row table:style-name="ro4">
          <table:table-cell table:number-columns-repeated="6"/>
          <table:table-cell office:value-type="float" office:value="63" calcext:value-type="float">
            <text:p>63</text:p>
          </table:table-cell>
          <table:table-cell office:value-type="float" office:value="0.016836" calcext:value-type="float">
            <text:p>0.016836</text:p>
          </table:table-cell>
          <table:table-cell office:value-type="float" office:value="18.32" calcext:value-type="float">
            <text:p>18.32</text:p>
          </table:table-cell>
          <table:table-cell table:number-columns-repeated="1014"/>
        </table:table-row>
        <table:table-row table:style-name="ro4">
          <table:table-cell table:number-columns-repeated="6"/>
          <table:table-cell office:value-type="float" office:value="64" calcext:value-type="float">
            <text:p>64</text:p>
          </table:table-cell>
          <table:table-cell office:value-type="float" office:value="0.017908" calcext:value-type="float">
            <text:p>0.017908</text:p>
          </table:table-cell>
          <table:table-cell office:value-type="float" office:value="17.63" calcext:value-type="float">
            <text:p>17.63</text:p>
          </table:table-cell>
          <table:table-cell table:number-columns-repeated="1014"/>
        </table:table-row>
        <table:table-row table:style-name="ro4">
          <table:table-cell table:number-columns-repeated="6"/>
          <table:table-cell office:value-type="float" office:value="65" calcext:value-type="float">
            <text:p>65</text:p>
          </table:table-cell>
          <table:table-cell office:value-type="float" office:value="0.018943" calcext:value-type="float">
            <text:p>0.018943</text:p>
          </table:table-cell>
          <table:table-cell office:value-type="float" office:value="16.94" calcext:value-type="float">
            <text:p>16.94</text:p>
          </table:table-cell>
          <table:table-cell table:number-columns-repeated="1014"/>
        </table:table-row>
        <table:table-row table:style-name="ro4">
          <table:table-cell table:number-columns-repeated="6"/>
          <table:table-cell office:value-type="float" office:value="66" calcext:value-type="float">
            <text:p>66</text:p>
          </table:table-cell>
          <table:table-cell office:value-type="float" office:value="0.020103" calcext:value-type="float">
            <text:p>0.020103</text:p>
          </table:table-cell>
          <table:table-cell office:value-type="float" office:value="16.26" calcext:value-type="float">
            <text:p>16.26</text:p>
          </table:table-cell>
          <table:table-cell table:number-columns-repeated="1014"/>
        </table:table-row>
        <table:table-row table:style-name="ro4">
          <table:table-cell table:number-columns-repeated="6"/>
          <table:table-cell office:value-type="float" office:value="67" calcext:value-type="float">
            <text:p>67</text:p>
          </table:table-cell>
          <table:table-cell office:value-type="float" office:value="0.021345" calcext:value-type="float">
            <text:p>0.021345</text:p>
          </table:table-cell>
          <table:table-cell office:value-type="float" office:value="15.58" calcext:value-type="float">
            <text:p>15.58</text:p>
          </table:table-cell>
          <table:table-cell table:number-columns-repeated="1014"/>
        </table:table-row>
        <table:table-row table:style-name="ro4">
          <table:table-cell table:number-columns-repeated="6"/>
          <table:table-cell office:value-type="float" office:value="68" calcext:value-type="float">
            <text:p>68</text:p>
          </table:table-cell>
          <table:table-cell office:value-type="float" office:value="0.02275" calcext:value-type="float">
            <text:p>0.02275</text:p>
          </table:table-cell>
          <table:table-cell office:value-type="float" office:value="14.91" calcext:value-type="float">
            <text:p>14.91</text:p>
          </table:table-cell>
          <table:table-cell table:number-columns-repeated="1014"/>
        </table:table-row>
        <table:table-row table:style-name="ro4">
          <table:table-cell table:number-columns-repeated="6"/>
          <table:table-cell office:value-type="float" office:value="69" calcext:value-type="float">
            <text:p>69</text:p>
          </table:table-cell>
          <table:table-cell office:value-type="float" office:value="0.024325" calcext:value-type="float">
            <text:p>0.024325</text:p>
          </table:table-cell>
          <table:table-cell office:value-type="float" office:value="14.24" calcext:value-type="float">
            <text:p>14.24</text:p>
          </table:table-cell>
          <table:table-cell table:number-columns-repeated="1014"/>
        </table:table-row>
        <table:table-row table:style-name="ro4">
          <table:table-cell table:number-columns-repeated="6"/>
          <table:table-cell office:value-type="float" office:value="70" calcext:value-type="float">
            <text:p>70</text:p>
          </table:table-cell>
          <table:table-cell office:value-type="float" office:value="0.026137" calcext:value-type="float">
            <text:p>0.026137</text:p>
          </table:table-cell>
          <table:table-cell office:value-type="float" office:value="13.59" calcext:value-type="float">
            <text:p>13.59</text:p>
          </table:table-cell>
          <table:table-cell table:number-columns-repeated="1014"/>
        </table:table-row>
        <table:table-row table:style-name="ro4">
          <table:table-cell table:number-columns-repeated="6"/>
          <table:table-cell office:value-type="float" office:value="71" calcext:value-type="float">
            <text:p>71</text:p>
          </table:table-cell>
          <table:table-cell office:value-type="float" office:value="0.028125" calcext:value-type="float">
            <text:p>0.028125</text:p>
          </table:table-cell>
          <table:table-cell office:value-type="float" office:value="12.94" calcext:value-type="float">
            <text:p>12.94</text:p>
          </table:table-cell>
          <table:table-cell table:number-columns-repeated="1014"/>
        </table:table-row>
        <table:table-row table:style-name="ro4">
          <table:table-cell table:number-columns-repeated="6"/>
          <table:table-cell office:value-type="float" office:value="72" calcext:value-type="float">
            <text:p>72</text:p>
          </table:table-cell>
          <table:table-cell office:value-type="float" office:value="0.030438" calcext:value-type="float">
            <text:p>0.030438</text:p>
          </table:table-cell>
          <table:table-cell office:value-type="float" office:value="12.3" calcext:value-type="float">
            <text:p>12.3</text:p>
          </table:table-cell>
          <table:table-cell table:number-columns-repeated="1014"/>
        </table:table-row>
        <table:table-row table:style-name="ro4">
          <table:table-cell table:number-columns-repeated="6"/>
          <table:table-cell office:value-type="float" office:value="73" calcext:value-type="float">
            <text:p>73</text:p>
          </table:table-cell>
          <table:table-cell office:value-type="float" office:value="0.033249" calcext:value-type="float">
            <text:p>0.033249</text:p>
          </table:table-cell>
          <table:table-cell office:value-type="float" office:value="11.67" calcext:value-type="float">
            <text:p>11.67</text:p>
          </table:table-cell>
          <table:table-cell table:number-columns-repeated="1014"/>
        </table:table-row>
        <table:table-row table:style-name="ro4">
          <table:table-cell table:number-columns-repeated="6"/>
          <table:table-cell office:value-type="float" office:value="74" calcext:value-type="float">
            <text:p>74</text:p>
          </table:table-cell>
          <table:table-cell office:value-type="float" office:value="0.036975" calcext:value-type="float">
            <text:p>0.036975</text:p>
          </table:table-cell>
          <table:table-cell office:value-type="float" office:value="11.05" calcext:value-type="float">
            <text:p>11.05</text:p>
          </table:table-cell>
          <table:table-cell table:number-columns-repeated="1014"/>
        </table:table-row>
        <table:table-row table:style-name="ro4">
          <table:table-cell table:number-columns-repeated="6"/>
          <table:table-cell office:value-type="float" office:value="75" calcext:value-type="float">
            <text:p>75</text:p>
          </table:table-cell>
          <table:table-cell office:value-type="float" office:value="0.040633" calcext:value-type="float">
            <text:p>0.040633</text:p>
          </table:table-cell>
          <table:table-cell office:value-type="float" office:value="10.46" calcext:value-type="float">
            <text:p>10.46</text:p>
          </table:table-cell>
          <table:table-cell table:number-columns-repeated="1014"/>
        </table:table-row>
        <table:table-row table:style-name="ro4">
          <table:table-cell table:number-columns-repeated="6"/>
          <table:table-cell office:value-type="float" office:value="76" calcext:value-type="float">
            <text:p>76</text:p>
          </table:table-cell>
          <table:table-cell office:value-type="float" office:value="0.04471" calcext:value-type="float">
            <text:p>0.04471</text:p>
          </table:table-cell>
          <table:table-cell office:value-type="float" office:value="9.88" calcext:value-type="float">
            <text:p>9.88</text:p>
          </table:table-cell>
          <table:table-cell table:number-columns-repeated="1014"/>
        </table:table-row>
        <table:table-row table:style-name="ro4">
          <table:table-cell table:number-columns-repeated="6"/>
          <table:table-cell office:value-type="float" office:value="77" calcext:value-type="float">
            <text:p>77</text:p>
          </table:table-cell>
          <table:table-cell office:value-type="float" office:value="0.049152" calcext:value-type="float">
            <text:p>0.049152</text:p>
          </table:table-cell>
          <table:table-cell office:value-type="float" office:value="9.32" calcext:value-type="float">
            <text:p>9.32</text:p>
          </table:table-cell>
          <table:table-cell table:number-columns-repeated="1014"/>
        </table:table-row>
        <table:table-row table:style-name="ro4">
          <table:table-cell table:number-columns-repeated="6"/>
          <table:table-cell office:value-type="float" office:value="78" calcext:value-type="float">
            <text:p>78</text:p>
          </table:table-cell>
          <table:table-cell office:value-type="float" office:value="0.054265" calcext:value-type="float">
            <text:p>0.054265</text:p>
          </table:table-cell>
          <table:table-cell office:value-type="float" office:value="8.77" calcext:value-type="float">
            <text:p>8.77</text:p>
          </table:table-cell>
          <table:table-cell table:number-columns-repeated="1014"/>
        </table:table-row>
        <table:table-row table:style-name="ro4">
          <table:table-cell table:number-columns-repeated="6"/>
          <table:table-cell office:value-type="float" office:value="79" calcext:value-type="float">
            <text:p>79</text:p>
          </table:table-cell>
          <table:table-cell office:value-type="float" office:value="0.059658" calcext:value-type="float">
            <text:p>0.059658</text:p>
          </table:table-cell>
          <table:table-cell office:value-type="float" office:value="8.25" calcext:value-type="float">
            <text:p>8.25</text:p>
          </table:table-cell>
          <table:table-cell table:number-columns-repeated="1014"/>
        </table:table-row>
        <table:table-row table:style-name="ro4">
          <table:table-cell table:number-columns-repeated="6"/>
          <table:table-cell office:value-type="float" office:value="80" calcext:value-type="float">
            <text:p>80</text:p>
          </table:table-cell>
          <table:table-cell office:value-type="float" office:value="0.065568" calcext:value-type="float">
            <text:p>0.065568</text:p>
          </table:table-cell>
          <table:table-cell office:value-type="float" office:value="7.74" calcext:value-type="float">
            <text:p>7.74</text:p>
          </table:table-cell>
          <table:table-cell table:number-columns-repeated="1014"/>
        </table:table-row>
        <table:table-row table:style-name="ro4">
          <table:table-cell table:number-columns-repeated="6"/>
          <table:table-cell office:value-type="float" office:value="81" calcext:value-type="float">
            <text:p>81</text:p>
          </table:table-cell>
          <table:table-cell office:value-type="float" office:value="0.07213" calcext:value-type="float">
            <text:p>0.07213</text:p>
          </table:table-cell>
          <table:table-cell office:value-type="float" office:value="7.25" calcext:value-type="float">
            <text:p>7.25</text:p>
          </table:table-cell>
          <table:table-cell table:number-columns-repeated="1014"/>
        </table:table-row>
        <table:table-row table:style-name="ro4">
          <table:table-cell table:number-columns-repeated="6"/>
          <table:table-cell office:value-type="float" office:value="82" calcext:value-type="float">
            <text:p>82</text:p>
          </table:table-cell>
          <table:table-cell office:value-type="float" office:value="0.079691" calcext:value-type="float">
            <text:p>0.079691</text:p>
          </table:table-cell>
          <table:table-cell office:value-type="float" office:value="6.77" calcext:value-type="float">
            <text:p>6.77</text:p>
          </table:table-cell>
          <table:table-cell table:number-columns-repeated="1014"/>
        </table:table-row>
        <table:table-row table:style-name="ro4">
          <table:table-cell table:number-columns-repeated="6"/>
          <table:table-cell office:value-type="float" office:value="83" calcext:value-type="float">
            <text:p>83</text:p>
          </table:table-cell>
          <table:table-cell office:value-type="float" office:value="0.088578" calcext:value-type="float">
            <text:p>0.088578</text:p>
          </table:table-cell>
          <table:table-cell office:value-type="float" office:value="6.31" calcext:value-type="float">
            <text:p>6.31</text:p>
          </table:table-cell>
          <table:table-cell table:number-columns-repeated="1014"/>
        </table:table-row>
        <table:table-row table:style-name="ro4">
          <table:table-cell table:number-columns-repeated="6"/>
          <table:table-cell office:value-type="float" office:value="84" calcext:value-type="float">
            <text:p>84</text:p>
          </table:table-cell>
          <table:table-cell office:value-type="float" office:value="0.098388" calcext:value-type="float">
            <text:p>0.098388</text:p>
          </table:table-cell>
          <table:table-cell office:value-type="float" office:value="5.88" calcext:value-type="float">
            <text:p>5.88</text:p>
          </table:table-cell>
          <table:table-cell table:number-columns-repeated="1014"/>
        </table:table-row>
        <table:table-row table:style-name="ro4">
          <table:table-cell table:number-columns-repeated="6"/>
          <table:table-cell office:value-type="float" office:value="85" calcext:value-type="float">
            <text:p>85</text:p>
          </table:table-cell>
          <table:table-cell office:value-type="float" office:value="0.109139" calcext:value-type="float">
            <text:p>0.109139</text:p>
          </table:table-cell>
          <table:table-cell office:value-type="float" office:value="5.47" calcext:value-type="float">
            <text:p>5.47</text:p>
          </table:table-cell>
          <table:table-cell table:number-columns-repeated="1014"/>
        </table:table-row>
        <table:table-row table:style-name="ro4">
          <table:table-cell table:number-columns-repeated="6"/>
          <table:table-cell office:value-type="float" office:value="86" calcext:value-type="float">
            <text:p>86</text:p>
          </table:table-cell>
          <table:table-cell office:value-type="float" office:value="0.120765" calcext:value-type="float">
            <text:p>0.120765</text:p>
          </table:table-cell>
          <table:table-cell office:value-type="float" office:value="5.07" calcext:value-type="float">
            <text:p>5.07</text:p>
          </table:table-cell>
          <table:table-cell table:number-columns-repeated="1014"/>
        </table:table-row>
        <table:table-row table:style-name="ro4">
          <table:table-cell table:number-columns-repeated="6"/>
          <table:table-cell office:value-type="float" office:value="87" calcext:value-type="float">
            <text:p>87</text:p>
          </table:table-cell>
          <table:table-cell office:value-type="float" office:value="0.133763" calcext:value-type="float">
            <text:p>0.133763</text:p>
          </table:table-cell>
          <table:table-cell office:value-type="float" office:value="4.7" calcext:value-type="float">
            <text:p>4.7</text:p>
          </table:table-cell>
          <table:table-cell table:number-columns-repeated="1014"/>
        </table:table-row>
        <table:table-row table:style-name="ro4">
          <table:table-cell table:number-columns-repeated="6"/>
          <table:table-cell office:value-type="float" office:value="88" calcext:value-type="float">
            <text:p>88</text:p>
          </table:table-cell>
          <table:table-cell office:value-type="float" office:value="0.14837" calcext:value-type="float">
            <text:p>0.14837</text:p>
          </table:table-cell>
          <table:table-cell office:value-type="float" office:value="4.35" calcext:value-type="float">
            <text:p>4.35</text:p>
          </table:table-cell>
          <table:table-cell table:number-columns-repeated="1014"/>
        </table:table-row>
        <table:table-row table:style-name="ro4">
          <table:table-cell table:number-columns-repeated="6"/>
          <table:table-cell office:value-type="float" office:value="89" calcext:value-type="float">
            <text:p>89</text:p>
          </table:table-cell>
          <table:table-cell office:value-type="float" office:value="0.164535" calcext:value-type="float">
            <text:p>0.164535</text:p>
          </table:table-cell>
          <table:table-cell office:value-type="float" office:value="4.02" calcext:value-type="float">
            <text:p>4.02</text:p>
          </table:table-cell>
          <table:table-cell table:number-columns-repeated="1014"/>
        </table:table-row>
        <table:table-row table:style-name="ro4">
          <table:table-cell table:number-columns-repeated="6"/>
          <table:table-cell office:value-type="float" office:value="90" calcext:value-type="float">
            <text:p>90</text:p>
          </table:table-cell>
          <table:table-cell office:value-type="float" office:value="0.182632" calcext:value-type="float">
            <text:p>0.182632</text:p>
          </table:table-cell>
          <table:table-cell office:value-type="float" office:value="3.72" calcext:value-type="float">
            <text:p>3.72</text:p>
          </table:table-cell>
          <table:table-cell table:number-columns-repeated="1014"/>
        </table:table-row>
      </table:table>
      <table:table table:name="Notes" table:style-name="ta1">
        <table:table-column table:style-name="co1" table:default-cell-style-name="ce4"/>
        <table:table-column table:style-name="co2" table:default-cell-style-name="ce4"/>
        <table:table-column table:style-name="co3" table:default-cell-style-name="ce4"/>
        <table:table-column table:style-name="co1" table:number-columns-repeated="2" table:default-cell-style-name="ce4"/>
        <table:table-row table:style-name="ro4">
          <table:table-cell office:value-type="string" calcext:value-type="string">
            <text:p>Notes</text:p>
          </table:table-cell>
          <table:table-cell table:number-columns-repeated="4"/>
        </table:table-row>
        <table:table-row table:style-name="ro1">
          <table:table-cell table:number-columns-repeated="5"/>
        </table:table-row>
        <table:table-row table:style-name="ro4">
          <table:table-cell office:value-type="string" calcext:value-type="string">
            <text:p>Definitions</text:p>
          </table:table-cell>
          <table:table-cell office:value-type="string" calcext:value-type="string">
            <text:p>Description</text:p>
          </table:table-cell>
          <table:table-cell office:value-type="string" calcext:value-type="string">
            <text:p>Interpretation</text:p>
          </table:table-cell>
          <table:table-cell table:number-columns-repeated="2"/>
        </table:table-row>
        <table:table-row table:style-name="ro5">
          <table:table-cell office:value-type="string" calcext:value-type="string">
            <text:p>Benefit</text:p>
          </table:table-cell>
          <table:table-cell office:value-type="string" calcext:value-type="string">
            <text:p>A benefit is any form of compensation offered by an employer to cover expenses for a private life. These benefit are either taxable or not.</text:p>
          </table:table-cell>
          <table:table-cell office:value-type="string" calcext:value-type="string">
            <text:p>Löneväxling (LV) is a taxable benefit so an individual is allowed to make the decision if it is financially beneficial based on the taxes and risk in illiquid assets.</text:p>
          </table:table-cell>
          <table:table-cell table:number-columns-repeated="2"/>
        </table:table-row>
        <table:table-row table:style-name="ro5">
          <table:table-cell office:value-type="string" calcext:value-type="string">
            <text:p>Savings</text:p>
          </table:table-cell>
          <table:table-cell office:value-type="string" calcext:value-type="string">
            <text:p>Leftover capital reserves after all expenses have been covered.</text:p>
          </table:table-cell>
          <table:table-cell office:value-type="string" calcext:value-type="string">
            <text:p>Each month an individual earns an income and covers necessary fees (including benefit costs, taxes), anything leftover is considered savings.</text:p>
          </table:table-cell>
          <table:table-cell table:number-columns-repeated="2"/>
        </table:table-row>
        <table:table-row table:style-name="ro6">
          <table:table-cell office:value-type="string" calcext:value-type="string">
            <text:p>Tax</text:p>
          </table:table-cell>
          <table:table-cell office:value-type="string" calcext:value-type="string">
            <text:p>Taxes are payed depending on income amount, savings type, etc.</text:p>
          </table:table-cell>
          <table:table-cell office:value-type="string" calcext:value-type="string">
            <text:p>Each month income tax is paid by referring to a table. The tax is calculated based on the income bracket and only a portion of the income is taxed if it covers another bracket, e.g. (100-200) and (200-300) implies that earning 250 will be taxed in proportion to 200 in the former and 50 in the latter. High income earners make use of this by dedicating a portion of their salary to have a lower tax, so instead of being taxed 31% on the 50 in the previous example it is instead tax at 30% during retirement. <text:s/>ISK is based on a tax unit statslåneränta (slr) and fixed tax rate (s), etc. For LV, the income tax is lowered because the money is locked in an account and taxes are paid once the pension starts paying out.</text:p>
          </table:table-cell>
          <table:table-cell table:number-columns-repeated="2"/>
        </table:table-row>
        <table:table-row table:style-name="ro3">
          <table:table-cell office:value-type="string" calcext:value-type="string">
            <text:p>Interest</text:p>
          </table:table-cell>
          <table:table-cell office:value-type="string" calcext:value-type="string">
            <text:p>Interest rates provide returns based on a percentage of capital.</text:p>
          </table:table-cell>
          <table:table-cell office:value-type="string" calcext:value-type="string">
            <text:p>Interests rates are usually averaged over the year and divided into different periods, usually months.</text:p>
          </table:table-cell>
          <table:table-cell table:number-columns-repeated="2"/>
        </table:table-row>
        <table:table-row table:style-name="ro1" table:number-rows-repeated="1048568">
          <table:table-cell table:number-columns-repeated="5"/>
        </table:table-row>
        <table:table-row table:style-name="ro1">
          <table:table-cell table:number-columns-repeated="5"/>
        </table:table-row>
      </table:table>
      <table:table table:name="Sources" table:style-name="ta1">
        <table:table-column table:style-name="co1" table:default-cell-style-name="ce4"/>
        <table:table-column table:style-name="co4" table:default-cell-style-name="ce4"/>
        <table:table-row table:style-name="ro4">
          <table:table-cell office:value-type="string" calcext:value-type="string">
            <text:p>Sources</text:p>
          </table:table-cell>
          <table:table-cell/>
        </table:table-row>
        <table:table-row table:style-name="ro7">
          <table:table-cell office:value-type="string" calcext:value-type="string">
            <text:p>Benefit definition</text:p>
          </table:table-cell>
          <table:table-cell office:value-type="string" calcext:value-type="string">
            <text:p>https://www.saldoredo.se/artiklar/formansbeskattning-vad-ar-det-och-hur-fungerar-det</text:p>
          </table:table-cell>
        </table:table-row>
        <table:table-row table:style-name="ro7">
          <table:table-cell office:value-type="string" calcext:value-type="string">
            <text:p>Worker pensions</text:p>
          </table:table-cell>
          <table:table-cell office:value-type="string" calcext:value-type="string">
            <text:p>https://www.nordea.se/privat/liv/pension/forsta-pension/skatt-pa-pension.html</text:p>
          </table:table-cell>
        </table:table-row>
        <table:table-row table:style-name="ro5">
          <table:table-cell office:value-type="string" calcext:value-type="string">
            <text:p>Pension savings tax for capital pensions</text:p>
          </table:table-cell>
          <table:table-cell office:value-type="string" calcext:value-type="string">
            <text:p>https://www.konsumenternas.se/konsumentstod/fragor--svar/pension/tjanstepension/avkastningsskatt/avkastningsskatt-pa-pensionsforsakring--vad-ar-det/</text:p>
          </table:table-cell>
        </table:table-row>
        <table:table-row table:style-name="ro8">
          <table:table-cell office:value-type="string" calcext:value-type="string">
            <text:p>Death statistics</text:p>
          </table:table-cell>
          <table:table-cell office:value-type="string" calcext:value-type="string">
            <text:p>https://www.ssa.gov/oact/STATS/table4c6.html</text:p>
          </table:table-cell>
        </table:table-row>
        <table:table-row table:style-name="ro8">
          <table:table-cell office:value-type="string" calcext:value-type="string">
            <text:p>Löneväxling</text:p>
          </table:table-cell>
          <table:table-cell office:value-type="string" calcext:value-type="string">
            <text:p>https://www.unionen.se/rad-och-stod/tank-pa-det-har-om-du-vill-lonevaxla</text:p>
          </table:table-cell>
        </table:table-row>
        <table:table-row table:style-name="ro3">
          <table:table-cell office:value-type="string" calcext:value-type="string">
            <text:p>Units in taxes</text:p>
          </table:table-cell>
          <table:table-cell office:value-type="string" calcext:value-type="string">
            <text:p>https://www.skatteverket.se/privat/skatter/beloppochprocent/2022.4.339cd9fe17d1714c0774742.html</text:p>
          </table:table-cell>
        </table:table-row>
        <table:table-row table:style-name="ro1" table:number-rows-repeated="1048568">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US" style:font-name-asian="MS PGothic" style:language-asian="ja" style:country-asian="JP" style:font-name-complex="Arial1"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style:font-name="Times New Roman" fo:font-size="12pt" fo:language="en" fo:country="US" style:letter-kerning="true" style:font-family-asian="'MS Mincho'"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09:26:46.79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4T07:16:19.635000000</meta:creation-date>
    <dc:date>2024-05-04T11:16:47.203000000</dc:date>
    <meta:editing-duration>PT1H22S</meta:editing-duration>
    <meta:editing-cycles>9</meta:editing-cycles>
    <meta:generator>Neat_Office/6.2.8.2$Windows_x86 LibreOffice_project/</meta:generator>
    <meta:document-statistic meta:table-count="4" meta:cell-count="3705" meta:object-count="1"/>
    <meta:user-defined meta:name="ProgId">Excel.Shee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973cm" svg:height="9cm" xlink:href=".." xlink:type="simple" chart:class="chart:line" chart:style-name="ch1">
        <chart:title svg:x="5.85cm" svg:y="0.315cm" chart:style-name="ch2">
          <text:p>Yearly allowance based on leftover time</text:p>
        </chart:title>
        <chart:legend chart:legend-position="end" svg:x="12.658cm" svg:y="3.52cm" style:legend-expansion="high" chart:style-name="ch3"/>
        <chart:plot-area chart:style-name="ch4" table:cell-range-address="Calculations.L3:Calculations.N244" chart:data-source-has-labels="row" svg:x="1.402cm" svg:y="1.284cm" svg:width="10.857cm" svg:height="6.563cm">
          <chartooo:coordinate-region svg:x="2.235cm" svg:y="1.387cm" svg:width="9.194cm" svg:height="5.431cm"/>
          <chart:axis chart:dimension="x" chart:name="primary-x" chart:style-name="ch5">
            <chart:title svg:x="5.573cm" svg:y="8.027cm" chart:style-name="ch6">
              <text:p>Months of saving</text:p>
            </chart:title>
          </chart:axis>
          <chart:axis chart:dimension="y" chart:name="primary-y" chart:style-name="ch7">
            <chart:title svg:x="0.451cm" svg:y="5.972cm" chart:style-name="ch8">
              <text:p>Allowance per year</text:p>
            </chart:title>
            <chart:grid chart:style-name="ch9" chart:class="major"/>
          </chart:axis>
          <chart:series chart:style-name="ch10" chart:values-cell-range-address="Calculations.L4:Calculations.L244" chart:label-cell-address="Calculations.L3:Calculations.L3" chart:class="chart:line">
            <chart:data-point chart:repeated="241"/>
          </chart:series>
          <chart:series chart:style-name="ch11" chart:values-cell-range-address="Calculations.M4:Calculations.M244" chart:label-cell-address="Calculations.M3:Calculations.M3" chart:class="chart:line">
            <chart:data-point chart:repeated="241"/>
          </chart:series>
          <chart:series chart:style-name="ch12" chart:values-cell-range-address="Calculations.N4:Calculations.N244" chart:label-cell-address="Calculations.N3:Calculations.N3" chart:class="chart:line">
            <chart:data-point chart:repeated="241"/>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urrent capital per life expectancy ISK</text:p>
                <draw:g>
                  <svg:desc>Calculations.L3:Calculations.L3</svg:desc>
                </draw:g>
              </table:table-cell>
              <table:table-cell office:value-type="string">
                <text:p>Current capital per life expectancy LV</text:p>
                <draw:g>
                  <svg:desc>Calculations.M3:Calculations.M3</svg:desc>
                </draw:g>
              </table:table-cell>
              <table:table-cell office:value-type="string">
                <text:p>Total difference with respect to life expectancy after pension</text:p>
                <draw:g>
                  <svg:desc>Calculations.N3:Calculations.N3</svg:desc>
                </draw:g>
              </table:table-cell>
            </table:table-row>
          </table:table-header-rows>
          <table:table-rows>
            <table:table-row>
              <table:table-cell office:value-type="string">
                <text:p>1</text:p>
              </table:table-cell>
              <table:table-cell office:value-type="float" office:value="0">
                <text:p>0</text:p>
                <draw:g>
                  <svg:desc>Calculations.L4:Calculations.L244</svg:desc>
                </draw:g>
              </table:table-cell>
              <table:table-cell office:value-type="float" office:value="0">
                <text:p>0</text:p>
                <draw:g>
                  <svg:desc>Calculations.M4:Calculations.M244</svg:desc>
                </draw:g>
              </table:table-cell>
              <table:table-cell office:value-type="float" office:value="0">
                <text:p>0</text:p>
                <draw:g>
                  <svg:desc>Calculations.N4:Calculations.N244</svg:desc>
                </draw:g>
              </table:table-cell>
            </table:table-row>
            <table:table-row>
              <table:table-cell office:value-type="string">
                <text:p>2</text:p>
              </table:table-cell>
              <table:table-cell office:value-type="float" office:value="17.5932441942294">
                <text:p>17.5932441942294</text:p>
              </table:table-cell>
              <table:table-cell office:value-type="float" office:value="12.3810520760028">
                <text:p>12.3810520760028</text:p>
              </table:table-cell>
              <table:table-cell office:value-type="float" office:value="-84.7502438423645">
                <text:p>-84.7502438423645</text:p>
              </table:table-cell>
            </table:table-row>
            <table:table-row>
              <table:table-cell office:value-type="string">
                <text:p>3</text:p>
              </table:table-cell>
              <table:table-cell office:value-type="float" office:value="33.6047288141713">
                <text:p>33.6047288141713</text:p>
              </table:table-cell>
              <table:table-cell office:value-type="float" office:value="24.8125460907351">
                <text:p>24.8125460907351</text:p>
              </table:table-cell>
              <table:table-cell office:value-type="float" office:value="-142.960891083074">
                <text:p>-142.960891083074</text:p>
              </table:table-cell>
            </table:table-row>
            <table:table-row>
              <table:table-cell office:value-type="string">
                <text:p>4</text:p>
              </table:table-cell>
              <table:table-cell office:value-type="float" office:value="51.3348828333056">
                <text:p>51.3348828333056</text:p>
              </table:table-cell>
              <table:table-cell office:value-type="float" office:value="37.294687550899">
                <text:p>37.294687550899</text:p>
              </table:table-cell>
              <table:table-cell office:value-type="float" office:value="-228.293575291932">
                <text:p>-228.293575291932</text:p>
              </table:table-cell>
            </table:table-row>
            <table:table-row>
              <table:table-cell office:value-type="string">
                <text:p>5</text:p>
              </table:table-cell>
              <table:table-cell office:value-type="float" office:value="69.137271694617">
                <text:p>69.137271694617</text:p>
              </table:table-cell>
              <table:table-cell office:value-type="float" office:value="49.8276828004567">
                <text:p>49.8276828004567</text:p>
              </table:table-cell>
              <table:table-cell office:value-type="float" office:value="-313.973915419047">
                <text:p>-313.973915419047</text:p>
              </table:table-cell>
            </table:table-row>
            <table:table-row>
              <table:table-cell office:value-type="string">
                <text:p>6</text:p>
              </table:table-cell>
              <table:table-cell office:value-type="float" office:value="87.012189691794">
                <text:p>87.012189691794</text:p>
              </table:table-cell>
              <table:table-cell office:value-type="float" office:value="62.4117390240409">
                <text:p>62.4117390240409</text:p>
              </table:table-cell>
              <table:table-cell office:value-type="float" office:value="-400.003327857665">
                <text:p>-400.003327857665</text:p>
              </table:table-cell>
            </table:table-row>
            <table:table-row>
              <table:table-cell office:value-type="string">
                <text:p>7</text:p>
              </table:table-cell>
              <table:table-cell office:value-type="float" office:value="104.959932317514">
                <text:p>104.959932317514</text:p>
              </table:table-cell>
              <table:table-cell office:value-type="float" office:value="75.0470642503804">
                <text:p>75.0470642503804</text:p>
              </table:table-cell>
              <table:table-cell office:value-type="float" office:value="-486.383234771593">
                <text:p>-486.383234771593</text:p>
              </table:table-cell>
            </table:table-row>
            <table:table-row>
              <table:table-cell office:value-type="string">
                <text:p>8</text:p>
              </table:table-cell>
              <table:table-cell office:value-type="float" office:value="122.980796268328">
                <text:p>122.980796268328</text:p>
              </table:table-cell>
              <table:table-cell office:value-type="float" office:value="87.7338673557387">
                <text:p>87.7338673557387</text:p>
              </table:table-cell>
              <table:table-cell office:value-type="float" office:value="-573.115064118709">
                <text:p>-573.115064118709</text:p>
              </table:table-cell>
            </table:table-row>
            <table:table-row>
              <table:table-cell office:value-type="string">
                <text:p>9</text:p>
              </table:table-cell>
              <table:table-cell office:value-type="float" office:value="141.075079449567">
                <text:p>141.075079449567</text:p>
              </table:table-cell>
              <table:table-cell office:value-type="float" office:value="100.472358067367">
                <text:p>100.472358067367</text:p>
              </table:table-cell>
              <table:table-cell office:value-type="float" office:value="-660.200249674566">
                <text:p>-660.200249674566</text:p>
              </table:table-cell>
            </table:table-row>
            <table:table-row>
              <table:table-cell office:value-type="string">
                <text:p>10</text:p>
              </table:table-cell>
              <table:table-cell office:value-type="float" office:value="159.243080980262">
                <text:p>159.243080980262</text:p>
              </table:table-cell>
              <table:table-cell office:value-type="float" office:value="113.262746966971">
                <text:p>113.262746966971</text:p>
              </table:table-cell>
              <table:table-cell office:value-type="float" office:value="-747.6402310561">
                <text:p>-747.6402310561</text:p>
              </table:table-cell>
            </table:table-row>
            <table:table-row>
              <table:table-cell office:value-type="string">
                <text:p>11</text:p>
              </table:table-cell>
              <table:table-cell office:value-type="float" office:value="177.485101198094">
                <text:p>177.485101198094</text:p>
              </table:table-cell>
              <table:table-cell office:value-type="float" office:value="126.105245494194">
                <text:p>126.105245494194</text:p>
              </table:table-cell>
              <table:table-cell office:value-type="float" office:value="-835.436453745423">
                <text:p>-835.436453745423</text:p>
              </table:table-cell>
            </table:table-row>
            <table:table-row>
              <table:table-cell office:value-type="string">
                <text:p>12</text:p>
              </table:table-cell>
              <table:table-cell office:value-type="float" office:value="195.801441664358">
                <text:p>195.801441664358</text:p>
              </table:table-cell>
              <table:table-cell office:value-type="float" office:value="139.000065950107">
                <text:p>139.000065950107</text:p>
              </table:table-cell>
              <table:table-cell office:value-type="float" office:value="-923.590369113718">
                <text:p>-923.590369113718</text:p>
              </table:table-cell>
            </table:table-row>
            <table:table-row>
              <table:table-cell office:value-type="string">
                <text:p>13</text:p>
              </table:table-cell>
              <table:table-cell office:value-type="float" office:value="217.794209477689">
                <text:p>217.794209477689</text:p>
              </table:table-cell>
              <table:table-cell office:value-type="float" office:value="154.733272219765">
                <text:p>154.733272219765</text:p>
              </table:table-cell>
              <table:table-cell office:value-type="float" office:value="-1025.37083981384">
                <text:p>-1025.37083981384</text:p>
              </table:table-cell>
            </table:table-row>
            <table:table-row>
              <table:table-cell office:value-type="string">
                <text:p>14</text:p>
              </table:table-cell>
              <table:table-cell office:value-type="float" office:value="236.570617702993">
                <text:p>236.570617702993</text:p>
              </table:table-cell>
              <table:table-cell office:value-type="float" office:value="167.971724813683">
                <text:p>167.971724813683</text:p>
              </table:table-cell>
              <table:table-cell office:value-type="float" office:value="-1115.41799838018">
                <text:p>-1115.41799838018</text:p>
              </table:table-cell>
            </table:table-row>
            <table:table-row>
              <table:table-cell office:value-type="string">
                <text:p>15</text:p>
              </table:table-cell>
              <table:table-cell office:value-type="float" office:value="218.42237431379">
                <text:p>218.42237431379</text:p>
              </table:table-cell>
              <table:table-cell office:value-type="float" office:value="181.264112502172">
                <text:p>181.264112502172</text:p>
              </table:table-cell>
              <table:table-cell office:value-type="float" office:value="-604.193337056908">
                <text:p>-604.193337056908</text:p>
              </table:table-cell>
            </table:table-row>
            <table:table-row>
              <table:table-cell office:value-type="string">
                <text:p>16</text:p>
              </table:table-cell>
              <table:table-cell office:value-type="float" office:value="237.201341760392">
                <text:p>237.201341760392</text:p>
              </table:table-cell>
              <table:table-cell office:value-type="float" office:value="194.610655023485">
                <text:p>194.610655023485</text:p>
              </table:table-cell>
              <table:table-cell office:value-type="float" office:value="-692.524566342121">
                <text:p>-692.524566342121</text:p>
              </table:table-cell>
            </table:table-row>
            <table:table-row>
              <table:table-cell office:value-type="string">
                <text:p>17</text:p>
              </table:table-cell>
              <table:table-cell office:value-type="float" office:value="256.056817044901">
                <text:p>256.056817044901</text:p>
              </table:table-cell>
              <table:table-cell office:value-type="float" office:value="208.011573011113">
                <text:p>208.011573011113</text:p>
              </table:table-cell>
              <table:table-cell office:value-type="float" office:value="-781.215667989403">
                <text:p>-781.215667989403</text:p>
              </table:table-cell>
            </table:table-row>
            <table:table-row>
              <table:table-cell office:value-type="string">
                <text:p>18</text:p>
              </table:table-cell>
              <table:table-cell office:value-type="float" office:value="274.989111869719">
                <text:p>274.989111869719</text:p>
              </table:table-cell>
              <table:table-cell office:value-type="float" office:value="221.467087997437">
                <text:p>221.467087997437</text:p>
              </table:table-cell>
              <table:table-cell office:value-type="float" office:value="-870.268108163305">
                <text:p>-870.268108163305</text:p>
              </table:table-cell>
            </table:table-row>
            <table:table-row>
              <table:table-cell office:value-type="string">
                <text:p>19</text:p>
              </table:table-cell>
              <table:table-cell office:value-type="float" office:value="293.998539207161">
                <text:p>293.998539207161</text:p>
              </table:table-cell>
              <table:table-cell office:value-type="float" office:value="234.977422417388">
                <text:p>234.977422417388</text:p>
              </table:table-cell>
              <table:table-cell office:value-type="float" office:value="-959.68335900171">
                <text:p>-959.68335900171</text:p>
              </table:table-cell>
            </table:table-row>
            <table:table-row>
              <table:table-cell office:value-type="string">
                <text:p>20</text:p>
              </table:table-cell>
              <table:table-cell office:value-type="float" office:value="313.085413304632">
                <text:p>313.085413304632</text:p>
              </table:table-cell>
              <table:table-cell office:value-type="float" office:value="248.542799612124">
                <text:p>248.542799612124</text:p>
              </table:table-cell>
              <table:table-cell office:value-type="float" office:value="-1049.46289864018">
                <text:p>-1049.46289864018</text:p>
              </table:table-cell>
            </table:table-row>
            <table:table-row>
              <table:table-cell office:value-type="string">
                <text:p>21</text:p>
              </table:table-cell>
              <table:table-cell office:value-type="float" office:value="332.25004968982">
                <text:p>332.25004968982</text:p>
              </table:table-cell>
              <table:table-cell office:value-type="float" office:value="262.163443832724">
                <text:p>262.163443832724</text:p>
              </table:table-cell>
              <table:table-cell office:value-type="float" office:value="-1139.60821123637">
                <text:p>-1139.60821123637</text:p>
              </table:table-cell>
            </table:table-row>
            <table:table-row>
              <table:table-cell office:value-type="string">
                <text:p>22</text:p>
              </table:table-cell>
              <table:table-cell office:value-type="float" office:value="351.492765175909">
                <text:p>351.492765175909</text:p>
              </table:table-cell>
              <table:table-cell office:value-type="float" office:value="275.839580243892">
                <text:p>275.839580243892</text:p>
              </table:table-cell>
              <table:table-cell office:value-type="float" office:value="-1230.1207869946">
                <text:p>-1230.1207869946</text:p>
              </table:table-cell>
            </table:table-row>
            <table:table-row>
              <table:table-cell office:value-type="string">
                <text:p>23</text:p>
              </table:table-cell>
              <table:table-cell office:value-type="float" office:value="370.813877866822">
                <text:p>370.813877866822</text:p>
              </table:table-cell>
              <table:table-cell office:value-type="float" office:value="289.57143492768">
                <text:p>289.57143492768</text:p>
              </table:table-cell>
              <table:table-cell office:value-type="float" office:value="-1321.00212219044">
                <text:p>-1321.00212219044</text:p>
              </table:table-cell>
            </table:table-row>
            <table:table-row>
              <table:table-cell office:value-type="string">
                <text:p>24</text:p>
              </table:table-cell>
              <table:table-cell office:value-type="float" office:value="390.213707162475">
                <text:p>390.213707162475</text:p>
              </table:table-cell>
              <table:table-cell office:value-type="float" office:value="303.35923488723">
                <text:p>303.35923488723</text:p>
              </table:table-cell>
              <table:table-cell office:value-type="float" office:value="-1412.25371919549">
                <text:p>-1412.25371919549</text:p>
              </table:table-cell>
            </table:table-row>
            <table:table-row>
              <table:table-cell office:value-type="string">
                <text:p>25</text:p>
              </table:table-cell>
              <table:table-cell office:value-type="float" office:value="416.623883452993">
                <text:p>416.623883452993</text:p>
              </table:table-cell>
              <table:table-cell office:value-type="float" office:value="323.141855738468">
                <text:p>323.141855738468</text:p>
              </table:table-cell>
              <table:table-cell office:value-type="float" office:value="-1520.01777063817">
                <text:p>-1520.01777063817</text:p>
              </table:table-cell>
            </table:table-row>
            <table:table-row>
              <table:table-cell office:value-type="string">
                <text:p>26</text:p>
              </table:table-cell>
              <table:table-cell office:value-type="float" office:value="436.513001675013">
                <text:p>436.513001675013</text:p>
              </table:table-cell>
              <table:table-cell office:value-type="float" office:value="337.302472438486">
                <text:p>337.302472438486</text:p>
              </table:table-cell>
              <table:table-cell office:value-type="float" office:value="-1613.16320538593">
                <text:p>-1613.16320538593</text:p>
              </table:table-cell>
            </table:table-row>
            <table:table-row>
              <table:table-cell office:value-type="string">
                <text:p>27</text:p>
              </table:table-cell>
              <table:table-cell office:value-type="float" office:value="344.040909884385">
                <text:p>344.040909884385</text:p>
              </table:table-cell>
              <table:table-cell office:value-type="float" office:value="351.520781243793">
                <text:p>351.520781243793</text:p>
              </table:table-cell>
              <table:table-cell office:value-type="float" office:value="121.622708303972">
                <text:p>121.622708303972</text:p>
              </table:table-cell>
            </table:table-row>
            <table:table-row>
              <table:table-cell office:value-type="string">
                <text:p>28</text:p>
              </table:table-cell>
              <table:table-cell office:value-type="float" office:value="363.634316087502">
                <text:p>363.634316087502</text:p>
              </table:table-cell>
              <table:table-cell office:value-type="float" office:value="365.797017199167">
                <text:p>365.797017199167</text:p>
              </table:table-cell>
              <table:table-cell office:value-type="float" office:value="35.1655200756701">
                <text:p>35.1655200756701</text:p>
              </table:table-cell>
            </table:table-row>
            <table:table-row>
              <table:table-cell office:value-type="string">
                <text:p>29</text:p>
              </table:table-cell>
              <table:table-cell office:value-type="float" office:value="383.307548252834">
                <text:p>383.307548252834</text:p>
              </table:table-cell>
              <table:table-cell office:value-type="float" office:value="380.131416306987">
                <text:p>380.131416306987</text:p>
              </table:table-cell>
              <table:table-cell office:value-type="float" office:value="-51.6439054394589">
                <text:p>-51.6439054394589</text:p>
              </table:table-cell>
            </table:table-row>
            <table:table-row>
              <table:table-cell office:value-type="string">
                <text:p>30</text:p>
              </table:table-cell>
              <table:table-cell office:value-type="float" office:value="403.060931601231">
                <text:p>403.060931601231</text:p>
              </table:table-cell>
              <table:table-cell office:value-type="float" office:value="394.524215531138">
                <text:p>394.524215531138</text:p>
              </table:table-cell>
              <table:table-cell office:value-type="float" office:value="-138.807003299726">
                <text:p>-138.807003299726</text:p>
              </table:table-cell>
            </table:table-row>
            <table:table-row>
              <table:table-cell office:value-type="string">
                <text:p>31</text:p>
              </table:table-cell>
              <table:table-cell office:value-type="float" office:value="422.894792678536">
                <text:p>422.894792678536</text:p>
              </table:table-cell>
              <table:table-cell office:value-type="float" office:value="408.97565280092">
                <text:p>408.97565280092</text:p>
              </table:table-cell>
              <table:table-cell office:value-type="float" office:value="-226.32521441004">
                <text:p>-226.32521441004</text:p>
              </table:table-cell>
            </table:table-row>
            <table:table-row>
              <table:table-cell office:value-type="string">
                <text:p>32</text:p>
              </table:table-cell>
              <table:table-cell office:value-type="float" office:value="442.809459360978">
                <text:p>442.809459360978</text:p>
              </table:table-cell>
              <table:table-cell office:value-type="float" office:value="423.485967014991">
                <text:p>423.485967014991</text:p>
              </table:table-cell>
              <table:table-cell office:value-type="float" office:value="-314.199985545741">
                <text:p>-314.199985545741</text:p>
              </table:table-cell>
            </table:table-row>
            <table:table-row>
              <table:table-cell office:value-type="string">
                <text:p>33</text:p>
              </table:table-cell>
              <table:table-cell office:value-type="float" office:value="462.805260860594">
                <text:p>462.805260860594</text:p>
              </table:table-cell>
              <table:table-cell office:value-type="float" office:value="438.05539804531">
                <text:p>438.05539804531</text:p>
              </table:table-cell>
              <table:table-cell office:value-type="float" office:value="-402.432769376509">
                <text:p>-402.432769376509</text:p>
              </table:table-cell>
            </table:table-row>
            <table:table-row>
              <table:table-cell office:value-type="string">
                <text:p>34</text:p>
              </table:table-cell>
              <table:table-cell office:value-type="float" office:value="482.882527730672">
                <text:p>482.882527730672</text:p>
              </table:table-cell>
              <table:table-cell office:value-type="float" office:value="452.684186741104">
                <text:p>452.684186741104</text:p>
              </table:table-cell>
              <table:table-cell office:value-type="float" office:value="-491.025024490381">
                <text:p>-491.025024490381</text:p>
              </table:table-cell>
            </table:table-row>
            <table:table-row>
              <table:table-cell office:value-type="string">
                <text:p>35</text:p>
              </table:table-cell>
              <table:table-cell office:value-type="float" office:value="503.041591871217">
                <text:p>503.041591871217</text:p>
              </table:table-cell>
              <table:table-cell office:value-type="float" office:value="467.372574932849">
                <text:p>467.372574932849</text:p>
              </table:table-cell>
              <table:table-cell office:value-type="float" office:value="-579.978215417859">
                <text:p>-579.978215417859</text:p>
              </table:table-cell>
            </table:table-row>
            <table:table-row>
              <table:table-cell office:value-type="string">
                <text:p>36</text:p>
              </table:table-cell>
              <table:table-cell office:value-type="float" office:value="523.282786534433">
                <text:p>523.282786534433</text:p>
              </table:table-cell>
              <table:table-cell office:value-type="float" office:value="482.12080543627">
                <text:p>482.12080543627</text:p>
              </table:table-cell>
              <table:table-cell office:value-type="float" office:value="-669.293812656124">
                <text:p>-669.293812656124</text:p>
              </table:table-cell>
            </table:table-row>
            <table:table-row>
              <table:table-cell office:value-type="string">
                <text:p>37</text:p>
              </table:table-cell>
              <table:table-cell office:value-type="float" office:value="552.961627586474">
                <text:p>552.961627586474</text:p>
              </table:table-cell>
              <table:table-cell office:value-type="float" office:value="506.481892704722">
                <text:p>506.481892704722</text:p>
              </table:table-cell>
              <table:table-cell office:value-type="float" office:value="-755.760489177276">
                <text:p>-755.760489177276</text:p>
              </table:table-cell>
            </table:table-row>
            <table:table-row>
              <table:table-cell office:value-type="string">
                <text:p>38</text:p>
              </table:table-cell>
              <table:table-cell office:value-type="float" office:value="573.719272955794">
                <text:p>573.719272955794</text:p>
              </table:table-cell>
              <table:table-cell office:value-type="float" office:value="521.63636929151">
                <text:p>521.63636929151</text:p>
              </table:table-cell>
              <table:table-cell office:value-type="float" office:value="-846.868013581254">
                <text:p>-846.868013581254</text:p>
              </table:table-cell>
            </table:table-row>
            <table:table-row>
              <table:table-cell office:value-type="string">
                <text:p>39</text:p>
              </table:table-cell>
              <table:table-cell office:value-type="float" office:value="425.765564738723">
                <text:p>425.765564738723</text:p>
              </table:table-cell>
              <table:table-cell office:value-type="float" office:value="536.852587091789">
                <text:p>536.852587091789</text:p>
              </table:table-cell>
              <table:table-cell office:value-type="float" office:value="1806.27498346085">
                <text:p>1806.27498346085</text:p>
              </table:table-cell>
            </table:table-row>
            <table:table-row>
              <table:table-cell office:value-type="string">
                <text:p>40</text:p>
              </table:table-cell>
              <table:table-cell office:value-type="float" office:value="446.004997603209">
                <text:p>446.004997603209</text:p>
              </table:table-cell>
              <table:table-cell office:value-type="float" office:value="552.130797646905">
                <text:p>552.130797646905</text:p>
              </table:table-cell>
              <table:table-cell office:value-type="float" office:value="1725.60550871049">
                <text:p>1725.60550871049</text:p>
              </table:table-cell>
            </table:table-row>
            <table:table-row>
              <table:table-cell office:value-type="string">
                <text:p>41</text:p>
              </table:table-cell>
              <table:table-cell office:value-type="float" office:value="466.326888422495">
                <text:p>466.326888422495</text:p>
              </table:table-cell>
              <table:table-cell office:value-type="float" office:value="567.471253523014">
                <text:p>567.471253523014</text:p>
              </table:table-cell>
              <table:table-cell office:value-type="float" office:value="1644.60737653444">
                <text:p>1644.60737653444</text:p>
              </table:table-cell>
            </table:table-row>
            <table:table-row>
              <table:table-cell office:value-type="string">
                <text:p>42</text:p>
              </table:table-cell>
              <table:table-cell office:value-type="float" office:value="486.731573140497">
                <text:p>486.731573140497</text:p>
              </table:table-cell>
              <table:table-cell office:value-type="float" office:value="582.874208315261">
                <text:p>582.874208315261</text:p>
              </table:table-cell>
              <table:table-cell office:value-type="float" office:value="1563.27924794166">
                <text:p>1563.27924794166</text:p>
              </table:table-cell>
            </table:table-row>
            <table:table-row>
              <table:table-cell office:value-type="string">
                <text:p>43</text:p>
              </table:table-cell>
              <table:table-cell office:value-type="float" office:value="507.219389069807">
                <text:p>507.219389069807</text:p>
              </table:table-cell>
              <table:table-cell office:value-type="float" office:value="598.339916651966">
                <text:p>598.339916651966</text:p>
              </table:table-cell>
              <table:table-cell office:value-type="float" office:value="1481.61977848591">
                <text:p>1481.61977848591</text:p>
              </table:table-cell>
            </table:table-row>
            <table:table-row>
              <table:table-cell office:value-type="string">
                <text:p>44</text:p>
              </table:table-cell>
              <table:table-cell office:value-type="float" office:value="527.790674897269">
                <text:p>527.790674897269</text:p>
              </table:table-cell>
              <table:table-cell office:value-type="float" office:value="613.868634198836">
                <text:p>613.868634198836</text:p>
              </table:table-cell>
              <table:table-cell office:value-type="float" office:value="1399.62761824348">
                <text:p>1399.62761824348</text:p>
              </table:table-cell>
            </table:table-row>
            <table:table-row>
              <table:table-cell office:value-type="string">
                <text:p>45</text:p>
              </table:table-cell>
              <table:table-cell office:value-type="float" office:value="548.445770689581">
                <text:p>548.445770689581</text:p>
              </table:table-cell>
              <table:table-cell office:value-type="float" office:value="629.460617663193">
                <text:p>629.460617663193</text:p>
              </table:table-cell>
              <table:table-cell office:value-type="float" office:value="1317.30141179093">
                <text:p>1317.30141179093</text:p>
              </table:table-cell>
            </table:table-row>
            <table:table-row>
              <table:table-cell office:value-type="string">
                <text:p>46</text:p>
              </table:table-cell>
              <table:table-cell office:value-type="float" office:value="569.185017898914">
                <text:p>569.185017898914</text:p>
              </table:table-cell>
              <table:table-cell office:value-type="float" office:value="645.116124798217">
                <text:p>645.116124798217</text:p>
              </table:table-cell>
              <table:table-cell office:value-type="float" office:value="1234.63979818266">
                <text:p>1234.63979818266</text:p>
              </table:table-cell>
            </table:table-row>
            <table:table-row>
              <table:table-cell office:value-type="string">
                <text:p>47</text:p>
              </table:table-cell>
              <table:table-cell office:value-type="float" office:value="590.008759368557">
                <text:p>590.008759368557</text:p>
              </table:table-cell>
              <table:table-cell office:value-type="float" office:value="660.835414407204">
                <text:p>660.835414407204</text:p>
              </table:table-cell>
              <table:table-cell office:value-type="float" office:value="1151.6414109284">
                <text:p>1151.6414109284</text:p>
              </table:table-cell>
            </table:table-row>
            <table:table-row>
              <table:table-cell office:value-type="string">
                <text:p>48</text:p>
              </table:table-cell>
              <table:table-cell office:value-type="float" office:value="610.917339338587">
                <text:p>610.917339338587</text:p>
              </table:table-cell>
              <table:table-cell office:value-type="float" office:value="676.61874634785">
                <text:p>676.61874634785</text:p>
              </table:table-cell>
              <table:table-cell office:value-type="float" office:value="1068.30487797062">
                <text:p>1068.30487797062</text:p>
              </table:table-cell>
            </table:table-row>
            <table:table-row>
              <table:table-cell office:value-type="string">
                <text:p>49</text:p>
              </table:table-cell>
              <table:table-cell office:value-type="float" office:value="642.855346960128">
                <text:p>642.855346960128</text:p>
              </table:table-cell>
              <table:table-cell office:value-type="float" office:value="705.976982027657">
                <text:p>705.976982027657</text:p>
              </table:table-cell>
              <table:table-cell office:value-type="float" office:value="1026.35778619802">
                <text:p>1026.35778619802</text:p>
              </table:table-cell>
            </table:table-row>
            <table:table-row>
              <table:table-cell office:value-type="string">
                <text:p>50</text:p>
              </table:table-cell>
              <table:table-cell office:value-type="float" office:value="664.299720423443">
                <text:p>664.299720423443</text:p>
              </table:table-cell>
              <table:table-cell office:value-type="float" office:value="722.199642833616">
                <text:p>722.199642833616</text:p>
              </table:table-cell>
              <table:table-cell office:value-type="float" office:value="941.4527383894">
                <text:p>941.4527383894</text:p>
              </table:table-cell>
            </table:table-row>
            <table:table-row>
              <table:table-cell office:value-type="string">
                <text:p>51</text:p>
              </table:table-cell>
              <table:table-cell office:value-type="float" office:value="479.521943487571">
                <text:p>479.521943487571</text:p>
              </table:table-cell>
              <table:table-cell office:value-type="float" office:value="738.488396767797">
                <text:p>738.488396767797</text:p>
              </table:table-cell>
              <table:table-cell office:value-type="float" office:value="4210.79453033648">
                <text:p>4210.79453033648</text:p>
              </table:table-cell>
            </table:table-row>
            <table:table-row>
              <table:table-cell office:value-type="string">
                <text:p>52</text:p>
              </table:table-cell>
              <table:table-cell office:value-type="float" office:value="500.300876447134">
                <text:p>500.300876447134</text:p>
              </table:table-cell>
              <table:table-cell office:value-type="float" office:value="754.843513101789">
                <text:p>754.843513101789</text:p>
              </table:table-cell>
              <table:table-cell office:value-type="float" office:value="4138.86327200468">
                <text:p>4138.86327200468</text:p>
              </table:table-cell>
            </table:table-row>
            <table:table-row>
              <table:table-cell office:value-type="string">
                <text:p>53</text:p>
              </table:table-cell>
              <table:table-cell office:value-type="float" office:value="521.164465351667">
                <text:p>521.164465351667</text:p>
              </table:table-cell>
              <table:table-cell office:value-type="float" office:value="771.265262204221">
                <text:p>771.265262204221</text:p>
              </table:table-cell>
              <table:table-cell office:value-type="float" office:value="4066.63895682252">
                <text:p>4066.63895682252</text:p>
              </table:table-cell>
            </table:table-row>
            <table:table-row>
              <table:table-cell office:value-type="string">
                <text:p>54</text:p>
              </table:table-cell>
              <table:table-cell office:value-type="float" office:value="542.113055099968">
                <text:p>542.113055099968</text:p>
              </table:table-cell>
              <table:table-cell office:value-type="float" office:value="787.753915545239">
                <text:p>787.753915545239</text:p>
              </table:table-cell>
              <table:table-cell office:value-type="float" office:value="3994.12039084012">
                <text:p>3994.12039084012</text:p>
              </table:table-cell>
            </table:table-row>
            <table:table-row>
              <table:table-cell office:value-type="string">
                <text:p>55</text:p>
              </table:table-cell>
              <table:table-cell office:value-type="float" office:value="563.146991995996">
                <text:p>563.146991995996</text:p>
              </table:table-cell>
              <table:table-cell office:value-type="float" office:value="804.309745700996">
                <text:p>804.309745700996</text:p>
              </table:table-cell>
              <table:table-cell office:value-type="float" office:value="3921.30637524329">
                <text:p>3921.30637524329</text:p>
              </table:table-cell>
            </table:table-row>
            <table:table-row>
              <table:table-cell office:value-type="string">
                <text:p>56</text:p>
              </table:table-cell>
              <table:table-cell office:value-type="float" office:value="584.266623754596">
                <text:p>584.266623754596</text:p>
              </table:table-cell>
              <table:table-cell office:value-type="float" office:value="820.933026358147">
                <text:p>820.933026358147</text:p>
              </table:table-cell>
              <table:table-cell office:value-type="float" office:value="3848.19570633374">
                <text:p>3848.19570633374</text:p>
              </table:table-cell>
            </table:table-row>
            <table:table-row>
              <table:table-cell office:value-type="string">
                <text:p>57</text:p>
              </table:table-cell>
              <table:table-cell office:value-type="float" office:value="605.472299507246">
                <text:p>605.472299507246</text:p>
              </table:table-cell>
              <table:table-cell office:value-type="float" office:value="837.624032318387">
                <text:p>837.624032318387</text:p>
              </table:table-cell>
              <table:table-cell office:value-type="float" office:value="3774.78717550914">
                <text:p>3774.78717550914</text:p>
              </table:table-cell>
            </table:table-row>
            <table:table-row>
              <table:table-cell office:value-type="string">
                <text:p>58</text:p>
              </table:table-cell>
              <table:table-cell office:value-type="float" office:value="626.764369807828">
                <text:p>626.764369807828</text:p>
              </table:table-cell>
              <table:table-cell office:value-type="float" office:value="854.383039502981">
                <text:p>854.383039502981</text:p>
              </table:table-cell>
              <table:table-cell office:value-type="float" office:value="3701.07956924319">
                <text:p>3701.07956924319</text:p>
              </table:table-cell>
            </table:table-row>
            <table:table-row>
              <table:table-cell office:value-type="string">
                <text:p>59</text:p>
              </table:table-cell>
              <table:table-cell office:value-type="float" office:value="648.143186638425">
                <text:p>648.143186638425</text:p>
              </table:table-cell>
              <table:table-cell office:value-type="float" office:value="871.210324957337">
                <text:p>871.210324957337</text:p>
              </table:table-cell>
              <table:table-cell office:value-type="float" office:value="3627.07166906552">
                <text:p>3627.07166906552</text:p>
              </table:table-cell>
            </table:table-row>
            <table:table-row>
              <table:table-cell office:value-type="string">
                <text:p>60</text:p>
              </table:table-cell>
              <table:table-cell office:value-type="float" office:value="669.609103415137">
                <text:p>669.609103415137</text:p>
              </table:table-cell>
              <table:table-cell office:value-type="float" office:value="888.106166855577">
                <text:p>888.106166855577</text:p>
              </table:table-cell>
              <table:table-cell office:value-type="float" office:value="3552.76225154155">
                <text:p>3552.76225154155</text:p>
              </table:table-cell>
            </table:table-row>
            <table:table-row>
              <table:table-cell office:value-type="string">
                <text:p>61</text:p>
              </table:table-cell>
              <table:table-cell office:value-type="float" office:value="703.209168199146">
                <text:p>703.209168199146</text:p>
              </table:table-cell>
              <table:table-cell office:value-type="float" office:value="922.939647684982">
                <text:p>922.939647684982</text:p>
              </table:table-cell>
              <table:table-cell office:value-type="float" office:value="3572.81759643969">
                <text:p>3572.81759643969</text:p>
              </table:table-cell>
            </table:table-row>
            <table:table-row>
              <table:table-cell office:value-type="string">
                <text:p>62</text:p>
              </table:table-cell>
              <table:table-cell office:value-type="float" office:value="725.227548281457">
                <text:p>725.227548281457</text:p>
              </table:table-cell>
              <table:table-cell office:value-type="float" office:value="940.30973952547">
                <text:p>940.30973952547</text:p>
              </table:table-cell>
              <table:table-cell office:value-type="float" office:value="3497.23642962765">
                <text:p>3497.23642962765</text:p>
              </table:table-cell>
            </table:table-row>
            <table:table-row>
              <table:table-cell office:value-type="string">
                <text:p>63</text:p>
              </table:table-cell>
              <table:table-cell office:value-type="float" office:value="516.139982450789">
                <text:p>516.139982450789</text:p>
              </table:table-cell>
              <table:table-cell office:value-type="float" office:value="957.75059927025">
                <text:p>957.75059927025</text:p>
              </table:table-cell>
              <table:table-cell office:value-type="float" office:value="7180.58862948443">
                <text:p>7180.58862948443</text:p>
              </table:table-cell>
            </table:table-row>
            <table:table-row>
              <table:table-cell office:value-type="string">
                <text:p>64</text:p>
              </table:table-cell>
              <table:table-cell office:value-type="float" office:value="537.396219514255">
                <text:p>537.396219514255</text:p>
              </table:table-cell>
              <table:table-cell office:value-type="float" office:value="975.262515236522">
                <text:p>975.262515236522</text:p>
              </table:table-cell>
              <table:table-cell office:value-type="float" office:value="7119.70596844408">
                <text:p>7119.70596844408</text:p>
              </table:table-cell>
            </table:table-row>
            <table:table-row>
              <table:table-cell office:value-type="string">
                <text:p>65</text:p>
              </table:table-cell>
              <table:table-cell office:value-type="float" office:value="558.739057118691">
                <text:p>558.739057118691</text:p>
              </table:table-cell>
              <table:table-cell office:value-type="float" office:value="992.845776916131">
                <text:p>992.845776916131</text:p>
              </table:table-cell>
              <table:table-cell office:value-type="float" office:value="7058.57526390637">
                <text:p>7058.57526390637</text:p>
              </table:table-cell>
            </table:table-row>
            <table:table-row>
              <table:table-cell office:value-type="string">
                <text:p>66</text:p>
              </table:table-cell>
              <table:table-cell office:value-type="float" office:value="580.168848085423">
                <text:p>580.168848085423</text:p>
              </table:table-cell>
              <table:table-cell office:value-type="float" office:value="1010.50067498034">
                <text:p>1010.50067498034</text:p>
              </table:table-cell>
              <table:table-cell office:value-type="float" office:value="6997.19550531139">
                <text:p>6997.19550531139</text:p>
              </table:table-cell>
            </table:table-row>
            <table:table-row>
              <table:table-cell office:value-type="string">
                <text:p>67</text:p>
              </table:table-cell>
              <table:table-cell office:value-type="float" office:value="601.685946673211">
                <text:p>601.685946673211</text:p>
              </table:table-cell>
              <table:table-cell office:value-type="float" office:value="1028.22750128466">
                <text:p>1028.22750128466</text:p>
              </table:table-cell>
              <table:table-cell office:value-type="float" office:value="6935.56567798209">
                <text:p>6935.56567798209</text:p>
              </table:table-cell>
            </table:table-row>
            <table:table-row>
              <table:table-cell office:value-type="string">
                <text:p>68</text:p>
              </table:table-cell>
              <table:table-cell office:value-type="float" office:value="623.29070858411">
                <text:p>623.29070858411</text:p>
              </table:table-cell>
              <table:table-cell office:value-type="float" office:value="1046.02654887362">
                <text:p>1046.02654887362</text:p>
              </table:table-cell>
              <table:table-cell office:value-type="float" office:value="6873.68476310748">
                <text:p>6873.68476310748</text:p>
              </table:table-cell>
            </table:table-row>
            <table:table-row>
              <table:table-cell office:value-type="string">
                <text:p>69</text:p>
              </table:table-cell>
              <table:table-cell office:value-type="float" office:value="644.98349096935">
                <text:p>644.98349096935</text:p>
              </table:table-cell>
              <table:table-cell office:value-type="float" office:value="1063.8981119857">
                <text:p>1063.8981119857</text:p>
              </table:table-cell>
              <table:table-cell office:value-type="float" office:value="6811.55173772583">
                <text:p>6811.55173772583</text:p>
              </table:table-cell>
            </table:table-row>
            <table:table-row>
              <table:table-cell office:value-type="string">
                <text:p>70</text:p>
              </table:table-cell>
              <table:table-cell office:value-type="float" office:value="666.76465243524">
                <text:p>666.76465243524</text:p>
              </table:table-cell>
              <table:table-cell office:value-type="float" office:value="1081.8424860581">
                <text:p>1081.8424860581</text:p>
              </table:table-cell>
              <table:table-cell office:value-type="float" office:value="6749.16557470772">
                <text:p>6749.16557470772</text:p>
              </table:table-cell>
            </table:table-row>
            <table:table-row>
              <table:table-cell office:value-type="string">
                <text:p>71</text:p>
              </table:table-cell>
              <table:table-cell office:value-type="float" office:value="688.634553049094">
                <text:p>688.634553049094</text:p>
              </table:table-cell>
              <table:table-cell office:value-type="float" office:value="1099.85996773169">
                <text:p>1099.85996773169</text:p>
              </table:table-cell>
              <table:table-cell office:value-type="float" office:value="6686.52524273909">
                <text:p>6686.52524273909</text:p>
              </table:table-cell>
            </table:table-row>
            <table:table-row>
              <table:table-cell office:value-type="string">
                <text:p>72</text:p>
              </table:table-cell>
              <table:table-cell office:value-type="float" office:value="710.593554345184">
                <text:p>710.593554345184</text:p>
              </table:table-cell>
              <table:table-cell office:value-type="float" office:value="1117.9508548559">
                <text:p>1117.9508548559</text:p>
              </table:table-cell>
              <table:table-cell office:value-type="float" office:value="6623.62970630416">
                <text:p>6623.62970630416</text:p>
              </table:table-cell>
            </table:table-row>
            <table:table-row>
              <table:table-cell office:value-type="string">
                <text:p>73</text:p>
              </table:table-cell>
              <table:table-cell office:value-type="float" office:value="745.638203299355">
                <text:p>745.638203299355</text:p>
              </table:table-cell>
              <table:table-cell office:value-type="float" office:value="1159.00576567969">
                <text:p>1159.00576567969</text:p>
              </table:table-cell>
              <table:table-cell office:value-type="float" office:value="6721.35656430427">
                <text:p>6721.35656430427</text:p>
              </table:table-cell>
            </table:table-row>
            <table:table-row>
              <table:table-cell office:value-type="string">
                <text:p>74</text:p>
              </table:table-cell>
              <table:table-cell office:value-type="float" office:value="768.169203025328">
                <text:p>768.169203025328</text:p>
              </table:table-cell>
              <table:table-cell office:value-type="float" office:value="1177.61183118864">
                <text:p>1177.61183118864</text:p>
              </table:table-cell>
              <table:table-cell office:value-type="float" office:value="6657.53713393544">
                <text:p>6657.53713393544</text:p>
              </table:table-cell>
            </table:table-row>
            <table:table-row>
              <table:table-cell office:value-type="string">
                <text:p>75</text:p>
              </table:table-cell>
              <table:table-cell office:value-type="float" office:value="542.498954717837">
                <text:p>542.498954717837</text:p>
              </table:table-cell>
              <table:table-cell office:value-type="float" office:value="1196.2937001116">
                <text:p>1196.2937001116</text:p>
              </table:table-cell>
              <table:table-cell office:value-type="float" office:value="10630.7025601025">
                <text:p>10630.7025601025</text:p>
              </table:table-cell>
            </table:table-row>
            <table:table-row>
              <table:table-cell office:value-type="string">
                <text:p>76</text:p>
              </table:table-cell>
              <table:table-cell office:value-type="float" office:value="564.202339999771">
                <text:p>564.202339999771</text:p>
              </table:table-cell>
              <table:table-cell office:value-type="float" office:value="1215.05168128106">
                <text:p>1215.05168128106</text:p>
              </table:table-cell>
              <table:table-cell office:value-type="float" office:value="10582.8102892337">
                <text:p>10582.8102892337</text:p>
              </table:table-cell>
            </table:table-row>
            <table:table-row>
              <table:table-cell office:value-type="string">
                <text:p>77</text:p>
              </table:table-cell>
              <table:table-cell office:value-type="float" office:value="585.994147559869">
                <text:p>585.994147559869</text:p>
              </table:table-cell>
              <table:table-cell office:value-type="float" office:value="1233.88608478773">
                <text:p>1233.88608478773</text:p>
              </table:table-cell>
              <table:table-cell office:value-type="float" office:value="10534.722899325">
                <text:p>10534.722899325</text:p>
              </table:table-cell>
            </table:table-row>
            <table:table-row>
              <table:table-cell office:value-type="string">
                <text:p>78</text:p>
              </table:table-cell>
              <table:table-cell office:value-type="float" office:value="607.874737641435">
                <text:p>607.874737641435</text:p>
              </table:table-cell>
              <table:table-cell office:value-type="float" office:value="1252.79722198568">
                <text:p>1252.79722198568</text:p>
              </table:table-cell>
              <table:table-cell office:value-type="float" office:value="10486.4395954375">
                <text:p>10486.4395954375</text:p>
              </table:table-cell>
            </table:table-row>
            <table:table-row>
              <table:table-cell office:value-type="string">
                <text:p>79</text:p>
              </table:table-cell>
              <table:table-cell office:value-type="float" office:value="629.844471955453">
                <text:p>629.844471955453</text:p>
              </table:table-cell>
              <table:table-cell office:value-type="float" office:value="1271.78540549747">
                <text:p>1271.78540549747</text:p>
              </table:table-cell>
              <table:table-cell office:value-type="float" office:value="10437.9595793932">
                <text:p>10437.9595793932</text:p>
              </table:table-cell>
            </table:table-row>
            <table:table-row>
              <table:table-cell office:value-type="string">
                <text:p>80</text:p>
              </table:table-cell>
              <table:table-cell office:value-type="float" office:value="651.903713686561">
                <text:p>651.903713686561</text:p>
              </table:table-cell>
              <table:table-cell office:value-type="float" office:value="1290.85094921931">
                <text:p>1290.85094921931</text:p>
              </table:table-cell>
              <table:table-cell office:value-type="float" office:value="10389.2820497625">
                <text:p>10389.2820497625</text:p>
              </table:table-cell>
            </table:table-row>
            <table:table-row>
              <table:table-cell office:value-type="string">
                <text:p>81</text:p>
              </table:table-cell>
              <table:table-cell office:value-type="float" office:value="674.052827499054">
                <text:p>674.052827499054</text:p>
              </table:table-cell>
              <table:table-cell office:value-type="float" office:value="1309.99416832628">
                <text:p>1309.99416832628</text:p>
              </table:table-cell>
              <table:table-cell office:value-type="float" office:value="10340.4062018506">
                <text:p>10340.4062018506</text:p>
              </table:table-cell>
            </table:table-row>
            <table:table-row>
              <table:table-cell office:value-type="string">
                <text:p>82</text:p>
              </table:table-cell>
              <table:table-cell office:value-type="float" office:value="696.292179542918">
                <text:p>696.292179542918</text:p>
              </table:table-cell>
              <table:table-cell office:value-type="float" office:value="1329.2153792775">
                <text:p>1329.2153792775</text:p>
              </table:table-cell>
              <table:table-cell office:value-type="float" office:value="10291.3312276843">
                <text:p>10291.3312276843</text:p>
              </table:table-cell>
            </table:table-row>
            <table:table-row>
              <table:table-cell office:value-type="string">
                <text:p>83</text:p>
              </table:table-cell>
              <table:table-cell office:value-type="float" office:value="718.622137459876">
                <text:p>718.622137459876</text:p>
              </table:table-cell>
              <table:table-cell office:value-type="float" office:value="1348.51489982141">
                <text:p>1348.51489982141</text:p>
              </table:table-cell>
              <table:table-cell office:value-type="float" office:value="10242.0563159986">
                <text:p>10242.0563159986</text:p>
              </table:table-cell>
            </table:table-row>
            <table:table-row>
              <table:table-cell office:value-type="string">
                <text:p>84</text:p>
              </table:table-cell>
              <table:table-cell office:value-type="float" office:value="741.043070389472">
                <text:p>741.043070389472</text:p>
              </table:table-cell>
              <table:table-cell office:value-type="float" office:value="1367.89304900099">
                <text:p>1367.89304900099</text:p>
              </table:table-cell>
              <table:table-cell office:value-type="float" office:value="10192.5806522232">
                <text:p>10192.5806522232</text:p>
              </table:table-cell>
            </table:table-row>
            <table:table-row>
              <table:table-cell office:value-type="string">
                <text:p>85</text:p>
              </table:table-cell>
              <table:table-cell office:value-type="float" office:value="777.344500941181">
                <text:p>777.344500941181</text:p>
              </table:table-cell>
              <table:table-cell office:value-type="float" office:value="1415.86879899674">
                <text:p>1415.86879899674</text:p>
              </table:table-cell>
              <table:table-cell office:value-type="float" office:value="10382.4050863834">
                <text:p>10382.4050863834</text:p>
              </table:table-cell>
            </table:table-row>
            <table:table-row>
              <table:table-cell office:value-type="string">
                <text:p>86</text:p>
              </table:table-cell>
              <table:table-cell office:value-type="float" office:value="800.35670604297">
                <text:p>800.35670604297</text:p>
              </table:table-cell>
              <table:table-cell office:value-type="float" office:value="1435.80676135193">
                <text:p>1435.80676135193</text:p>
              </table:table-cell>
              <table:table-cell office:value-type="float" office:value="10332.4178993236">
                <text:p>10332.4178993236</text:p>
              </table:table-cell>
            </table:table-row>
            <table:table-row>
              <table:table-cell office:value-type="string">
                <text:p>87</text:p>
              </table:table-cell>
              <table:table-cell office:value-type="float" office:value="562.768326431995">
                <text:p>562.768326431995</text:p>
              </table:table-cell>
              <table:table-cell office:value-type="float" office:value="1455.82595343374">
                <text:p>1455.82595343374</text:p>
              </table:table-cell>
              <table:table-cell office:value-type="float" office:value="14521.1170150484">
                <text:p>14521.1170150484</text:p>
              </table:table-cell>
            </table:table-row>
            <table:table-row>
              <table:table-cell office:value-type="string">
                <text:p>88</text:p>
              </table:table-cell>
              <table:table-cell office:value-type="float" office:value="584.906321637813">
                <text:p>584.906321637813</text:p>
              </table:table-cell>
              <table:table-cell office:value-type="float" office:value="1475.92670618215">
                <text:p>1475.92670618215</text:p>
              </table:table-cell>
              <table:table-cell office:value-type="float" office:value="14487.9914526909">
                <text:p>14487.9914526909</text:p>
              </table:table-cell>
            </table:table-row>
            <table:table-row>
              <table:table-cell office:value-type="string">
                <text:p>89</text:p>
              </table:table-cell>
              <table:table-cell office:value-type="float" office:value="607.134509776421">
                <text:p>607.134509776421</text:p>
              </table:table-cell>
              <table:table-cell office:value-type="float" office:value="1496.10935188539">
                <text:p>1496.10935188539</text:p>
              </table:table-cell>
              <table:table-cell office:value-type="float" office:value="14454.7309326919">
                <text:p>14454.7309326919</text:p>
              </table:table-cell>
            </table:table-row>
            <table:table-row>
              <table:table-cell office:value-type="string">
                <text:p>90</text:p>
              </table:table-cell>
              <table:table-cell office:value-type="float" office:value="629.453258304992">
                <text:p>629.453258304992</text:p>
              </table:table-cell>
              <table:table-cell office:value-type="float" office:value="1516.37422418552">
                <text:p>1516.37422418552</text:p>
              </table:table-cell>
              <table:table-cell office:value-type="float" office:value="14421.3349052173">
                <text:p>14421.3349052173</text:p>
              </table:table-cell>
            </table:table-row>
            <table:table-row>
              <table:table-cell office:value-type="string">
                <text:p>91</text:p>
              </table:table-cell>
              <table:table-cell office:value-type="float" office:value="651.862936177765">
                <text:p>651.862936177765</text:p>
              </table:table-cell>
              <table:table-cell office:value-type="float" office:value="1536.72165808385">
                <text:p>1536.72165808385</text:p>
              </table:table-cell>
              <table:table-cell office:value-type="float" office:value="14387.802818193">
                <text:p>14387.802818193</text:p>
              </table:table-cell>
            </table:table-row>
            <table:table-row>
              <table:table-cell office:value-type="string">
                <text:p>92</text:p>
              </table:table-cell>
              <table:table-cell office:value-type="float" office:value="674.363913852142">
                <text:p>674.363913852142</text:p>
              </table:table-cell>
              <table:table-cell office:value-type="float" office:value="1557.15198994657">
                <text:p>1557.15198994657</text:p>
              </table:table-cell>
              <table:table-cell office:value-type="float" office:value="14354.1341172953">
                <text:p>14354.1341172953</text:p>
              </table:table-cell>
            </table:table-row>
            <table:table-row>
              <table:table-cell office:value-type="string">
                <text:p>93</text:p>
              </table:table-cell>
              <table:table-cell office:value-type="float" office:value="696.956563294819">
                <text:p>696.956563294819</text:p>
              </table:table-cell>
              <table:table-cell office:value-type="float" office:value="1577.66555751023">
                <text:p>1577.66555751023</text:p>
              </table:table-cell>
              <table:table-cell office:value-type="float" office:value="14320.3282459426">
                <text:p>14320.3282459426</text:p>
              </table:table-cell>
            </table:table-row>
            <table:table-row>
              <table:table-cell office:value-type="string">
                <text:p>94</text:p>
              </table:table-cell>
              <table:table-cell office:value-type="float" office:value="719.641257987925">
                <text:p>719.641257987925</text:p>
              </table:table-cell>
              <table:table-cell office:value-type="float" office:value="1598.26269988739">
                <text:p>1598.26269988739</text:p>
              </table:table-cell>
              <table:table-cell office:value-type="float" office:value="14286.3846452854">
                <text:p>14286.3846452854</text:p>
              </table:table-cell>
            </table:table-row>
            <table:table-row>
              <table:table-cell office:value-type="string">
                <text:p>95</text:p>
              </table:table-cell>
              <table:table-cell office:value-type="float" office:value="742.418372935205">
                <text:p>742.418372935205</text:p>
              </table:table-cell>
              <table:table-cell office:value-type="float" office:value="1618.94375757219">
                <text:p>1618.94375757219</text:p>
              </table:table-cell>
              <table:table-cell office:value-type="float" office:value="14252.3027541974">
                <text:p>14252.3027541974</text:p>
              </table:table-cell>
            </table:table-row>
            <table:table-row>
              <table:table-cell office:value-type="string">
                <text:p>96</text:p>
              </table:table-cell>
              <table:table-cell office:value-type="float" office:value="765.288284668215">
                <text:p>765.288284668215</text:p>
              </table:table-cell>
              <table:table-cell office:value-type="float" office:value="1639.70907244597">
                <text:p>1639.70907244597</text:p>
              </table:table-cell>
              <table:table-cell office:value-type="float" office:value="14218.0820092663">
                <text:p>14218.0820092663</text:p>
              </table:table-cell>
            </table:table-row>
            <table:table-row>
              <table:table-cell office:value-type="string">
                <text:p>97</text:p>
              </table:table-cell>
              <table:table-cell office:value-type="float" office:value="802.748314418267">
                <text:p>802.748314418267</text:p>
              </table:table-cell>
              <table:table-cell office:value-type="float" office:value="1695.39045316817">
                <text:p>1695.39045316817</text:p>
              </table:table-cell>
              <table:table-cell office:value-type="float" office:value="14514.3611760735">
                <text:p>14514.3611760735</text:p>
              </table:table-cell>
            </table:table-row>
            <table:table-row>
              <table:table-cell office:value-type="string">
                <text:p>98</text:p>
              </table:table-cell>
              <table:table-cell office:value-type="float" office:value="826.228996352032">
                <text:p>826.228996352032</text:p>
              </table:table-cell>
              <table:table-cell office:value-type="float" office:value="1716.76443798014">
                <text:p>1716.76443798014</text:p>
              </table:table-cell>
              <table:table-cell office:value-type="float" office:value="14480.106280873">
                <text:p>14480.106280873</text:p>
              </table:table-cell>
            </table:table-row>
            <table:table-row>
              <table:table-cell office:value-type="string">
                <text:p>99</text:p>
              </table:table-cell>
              <table:table-cell office:value-type="float" office:value="579.494762636238">
                <text:p>579.494762636238</text:p>
              </table:table-cell>
              <table:table-cell office:value-type="float" office:value="1738.22550305197">
                <text:p>1738.22550305197</text:p>
              </table:table-cell>
              <table:table-cell office:value-type="float" office:value="18840.9618391598">
                <text:p>18840.9618391598</text:p>
              </table:table-cell>
            </table:table-row>
            <table:table-row>
              <table:table-cell office:value-type="string">
                <text:p>100</text:p>
              </table:table-cell>
              <table:table-cell office:value-type="float" office:value="602.065881964905">
                <text:p>602.065881964905</text:p>
              </table:table-cell>
              <table:table-cell office:value-type="float" office:value="1759.77400315944">
                <text:p>1759.77400315944</text:p>
              </table:table-cell>
              <table:table-cell office:value-type="float" office:value="18824.3340506231">
                <text:p>18824.3340506231</text:p>
              </table:table-cell>
            </table:table-row>
            <table:table-row>
              <table:table-cell office:value-type="string">
                <text:p>101</text:p>
              </table:table-cell>
              <table:table-cell office:value-type="float" office:value="624.728958827652">
                <text:p>624.728958827652</text:p>
              </table:table-cell>
              <table:table-cell office:value-type="float" office:value="1781.4102945237">
                <text:p>1781.4102945237</text:p>
              </table:table-cell>
              <table:table-cell office:value-type="float" office:value="18807.6385184177">
                <text:p>18807.6385184177</text:p>
              </table:table-cell>
            </table:table-row>
            <table:table-row>
              <table:table-cell office:value-type="string">
                <text:p>102</text:p>
              </table:table-cell>
              <table:table-cell office:value-type="float" office:value="647.484367870856">
                <text:p>647.484367870856</text:p>
              </table:table-cell>
              <table:table-cell office:value-type="float" office:value="1803.13473481719">
                <text:p>1803.13473481719</text:p>
              </table:table-cell>
              <table:table-cell office:value-type="float" office:value="18790.8749665474">
                <text:p>18790.8749665474</text:p>
              </table:table-cell>
            </table:table-row>
            <table:table-row>
              <table:table-cell office:value-type="string">
                <text:p>103</text:p>
              </table:table-cell>
              <table:table-cell office:value-type="float" office:value="670.33248526725">
                <text:p>670.33248526725</text:p>
              </table:table-cell>
              <table:table-cell office:value-type="float" office:value="1824.94768316957">
                <text:p>1824.94768316957</text:p>
              </table:table-cell>
              <table:table-cell office:value-type="float" office:value="18774.0431178917">
                <text:p>18774.0431178917</text:p>
              </table:table-cell>
            </table:table-row>
            <table:table-row>
              <table:table-cell office:value-type="string">
                <text:p>104</text:p>
              </table:table-cell>
              <table:table-cell office:value-type="float" office:value="693.27368872214">
                <text:p>693.27368872214</text:p>
              </table:table-cell>
              <table:table-cell office:value-type="float" office:value="1846.84950017362">
                <text:p>1846.84950017362</text:p>
              </table:table-cell>
              <table:table-cell office:value-type="float" office:value="18757.1426942011">
                <text:p>18757.1426942011</text:p>
              </table:table-cell>
            </table:table-row>
            <table:table-row>
              <table:table-cell office:value-type="string">
                <text:p>105</text:p>
              </table:table-cell>
              <table:table-cell office:value-type="float" office:value="716.308357479651">
                <text:p>716.308357479651</text:p>
              </table:table-cell>
              <table:table-cell office:value-type="float" office:value="1868.84054789124">
                <text:p>1868.84054789124</text:p>
              </table:table-cell>
              <table:table-cell office:value-type="float" office:value="18740.1734160924">
                <text:p>18740.1734160924</text:p>
              </table:table-cell>
            </table:table-row>
            <table:table-row>
              <table:table-cell office:value-type="string">
                <text:p>106</text:p>
              </table:table-cell>
              <table:table-cell office:value-type="float" office:value="739.436872328995">
                <text:p>739.436872328995</text:p>
              </table:table-cell>
              <table:table-cell office:value-type="float" office:value="1890.92118985939">
                <text:p>1890.92118985939</text:p>
              </table:table-cell>
              <table:table-cell office:value-type="float" office:value="18723.1350030442">
                <text:p>18723.1350030442</text:p>
              </table:table-cell>
            </table:table-row>
            <table:table-row>
              <table:table-cell office:value-type="string">
                <text:p>107</text:p>
              </table:table-cell>
              <table:table-cell office:value-type="float" office:value="762.659615610768">
                <text:p>762.659615610768</text:p>
              </table:table-cell>
              <table:table-cell office:value-type="float" office:value="1913.09179109614">
                <text:p>1913.09179109614</text:p>
              </table:table-cell>
              <table:table-cell office:value-type="float" office:value="18706.0271733921">
                <text:p>18706.0271733921</text:p>
              </table:table-cell>
            </table:table-row>
            <table:table-row>
              <table:table-cell office:value-type="string">
                <text:p>108</text:p>
              </table:table-cell>
              <table:table-cell office:value-type="float" office:value="785.976971223267">
                <text:p>785.976971223267</text:p>
              </table:table-cell>
              <table:table-cell office:value-type="float" office:value="1935.35271810669">
                <text:p>1935.35271810669</text:p>
              </table:table-cell>
              <table:table-cell office:value-type="float" office:value="18688.8496443244">
                <text:p>18688.8496443244</text:p>
              </table:table-cell>
            </table:table-row>
            <table:table-row>
              <table:table-cell office:value-type="string">
                <text:p>109</text:p>
              </table:table-cell>
              <table:table-cell office:value-type="float" office:value="824.553917698886">
                <text:p>824.553917698886</text:p>
              </table:table-cell>
              <table:table-cell office:value-type="float" office:value="1999.63273199186">
                <text:p>1999.63273199186</text:p>
              </table:table-cell>
              <table:table-cell office:value-type="float" office:value="19106.7815204037">
                <text:p>19106.7815204037</text:p>
              </table:table-cell>
            </table:table-row>
            <table:table-row>
              <table:table-cell office:value-type="string">
                <text:p>110</text:p>
              </table:table-cell>
              <table:table-cell office:value-type="float" office:value="848.502093274144">
                <text:p>848.502093274144</text:p>
              </table:table-cell>
              <table:table-cell office:value-type="float" office:value="2022.55607375178">
                <text:p>2022.55607375178</text:p>
              </table:table-cell>
              <table:table-cell office:value-type="float" office:value="19090.1177225664">
                <text:p>19090.1177225664</text:p>
              </table:table-cell>
            </table:table-row>
            <table:table-row>
              <table:table-cell office:value-type="string">
                <text:p>111</text:p>
              </table:table-cell>
              <table:table-cell office:value-type="float" office:value="594.235795052753">
                <text:p>594.235795052753</text:p>
              </table:table-cell>
              <table:table-cell office:value-type="float" office:value="2045.57280804357">
                <text:p>2045.57280804357</text:p>
              </table:table-cell>
              <table:table-cell office:value-type="float" office:value="23598.7398312307">
                <text:p>23598.7398312307</text:p>
              </table:table-cell>
            </table:table-row>
            <table:table-row>
              <table:table-cell office:value-type="string">
                <text:p>112</text:p>
              </table:table-cell>
              <table:table-cell office:value-type="float" office:value="617.245626086732">
                <text:p>617.245626086732</text:p>
              </table:table-cell>
              <table:table-cell office:value-type="float" office:value="2068.68331535996">
                <text:p>2068.68331535996</text:p>
              </table:table-cell>
              <table:table-cell office:value-type="float" office:value="23600.3768275827">
                <text:p>23600.3768275827</text:p>
              </table:table-cell>
            </table:table-row>
            <table:table-row>
              <table:table-cell office:value-type="string">
                <text:p>113</text:p>
              </table:table-cell>
              <table:table-cell office:value-type="float" office:value="640.349202020586">
                <text:p>640.349202020586</text:p>
              </table:table-cell>
              <table:table-cell office:value-type="float" office:value="2091.88797774386">
                <text:p>2091.88797774386</text:p>
              </table:table-cell>
              <table:table-cell office:value-type="float" office:value="23602.0204932605">
                <text:p>23602.0204932605</text:p>
              </table:table-cell>
            </table:table-row>
            <table:table-row>
              <table:table-cell office:value-type="string">
                <text:p>114</text:p>
              </table:table-cell>
              <table:table-cell office:value-type="float" office:value="663.546904782638">
                <text:p>663.546904782638</text:p>
              </table:table-cell>
              <table:table-cell office:value-type="float" office:value="2115.18717879467">
                <text:p>2115.18717879467</text:p>
              </table:table-cell>
              <table:table-cell office:value-type="float" office:value="23603.6708554357">
                <text:p>23603.6708554357</text:p>
              </table:table-cell>
            </table:table-row>
            <table:table-row>
              <table:table-cell office:value-type="string">
                <text:p>115</text:p>
              </table:table-cell>
              <table:table-cell office:value-type="float" office:value="686.839117857239">
                <text:p>686.839117857239</text:p>
              </table:table-cell>
              <table:table-cell office:value-type="float" office:value="2138.58130367462">
                <text:p>2138.58130367462</text:p>
              </table:table-cell>
              <table:table-cell office:value-type="float" office:value="23605.3279413906">
                <text:p>23605.3279413906</text:p>
              </table:table-cell>
            </table:table-row>
            <table:table-row>
              <table:table-cell office:value-type="string">
                <text:p>116</text:p>
              </table:table-cell>
              <table:table-cell office:value-type="float" office:value="710.226226291102">
                <text:p>710.226226291102</text:p>
              </table:table-cell>
              <table:table-cell office:value-type="float" office:value="2162.07073911514">
                <text:p>2162.07073911514</text:p>
              </table:table-cell>
              <table:table-cell office:value-type="float" office:value="23606.9917785189">
                <text:p>23606.9917785189</text:p>
              </table:table-cell>
            </table:table-row>
            <table:table-row>
              <table:table-cell office:value-type="string">
                <text:p>117</text:p>
              </table:table-cell>
              <table:table-cell office:value-type="float" office:value="733.708616699666">
                <text:p>733.708616699666</text:p>
              </table:table-cell>
              <table:table-cell office:value-type="float" office:value="2185.65587342326">
                <text:p>2185.65587342326</text:p>
              </table:table-cell>
              <table:table-cell office:value-type="float" office:value="23608.6623943256">
                <text:p>23608.6623943256</text:p>
              </table:table-cell>
            </table:table-row>
            <table:table-row>
              <table:table-cell office:value-type="string">
                <text:p>118</text:p>
              </table:table-cell>
              <table:table-cell office:value-type="float" office:value="757.28667727349">
                <text:p>757.28667727349</text:p>
              </table:table-cell>
              <table:table-cell office:value-type="float" office:value="2209.337096488">
                <text:p>2209.337096488</text:p>
              </table:table-cell>
              <table:table-cell office:value-type="float" office:value="23610.3398164279">
                <text:p>23610.3398164279</text:p>
              </table:table-cell>
            </table:table-row>
            <table:table-row>
              <table:table-cell office:value-type="string">
                <text:p>119</text:p>
              </table:table-cell>
              <table:table-cell office:value-type="float" office:value="780.96079778467">
                <text:p>780.96079778467</text:p>
              </table:table-cell>
              <table:table-cell office:value-type="float" office:value="2233.11479978685">
                <text:p>2233.11479978685</text:p>
              </table:table-cell>
              <table:table-cell office:value-type="float" office:value="23612.0240725555">
                <text:p>23612.0240725555</text:p>
              </table:table-cell>
            </table:table-row>
            <table:table-row>
              <table:table-cell office:value-type="string">
                <text:p>120</text:p>
              </table:table-cell>
              <table:table-cell office:value-type="float" office:value="804.731369593282">
                <text:p>804.731369593282</text:p>
              </table:table-cell>
              <table:table-cell office:value-type="float" office:value="2256.98937639224">
                <text:p>2256.98937639224</text:p>
              </table:table-cell>
              <table:table-cell office:value-type="float" office:value="23613.715190551">
                <text:p>23613.715190551</text:p>
              </table:table-cell>
            </table:table-row>
            <table:table-row>
              <table:table-cell office:value-type="string">
                <text:p>121</text:p>
              </table:table-cell>
              <table:table-cell office:value-type="float" office:value="844.419702459242">
                <text:p>844.419702459242</text:p>
              </table:table-cell>
              <table:table-cell office:value-type="float" office:value="2330.90640753903">
                <text:p>2330.90640753903</text:p>
              </table:table-cell>
              <table:table-cell office:value-type="float" office:value="24170.2738245974">
                <text:p>24170.2738245974</text:p>
              </table:table-cell>
            </table:table-row>
            <table:table-row>
              <table:table-cell office:value-type="string">
                <text:p>122</text:p>
              </table:table-cell>
              <table:table-cell office:value-type="float" office:value="868.841928370667">
                <text:p>868.841928370667</text:p>
              </table:table-cell>
              <table:table-cell office:value-type="float" office:value="2355.50295564513">
                <text:p>2355.50295564513</text:p>
              </table:table-cell>
              <table:table-cell office:value-type="float" office:value="24173.1083034828">
                <text:p>24173.1083034828</text:p>
              </table:table-cell>
            </table:table-row>
            <table:table-row>
              <table:table-cell office:value-type="string">
                <text:p>123</text:p>
              </table:table-cell>
              <table:table-cell office:value-type="float" office:value="607.948164539124">
                <text:p>607.948164539124</text:p>
              </table:table-cell>
              <table:table-cell office:value-type="float" office:value="2380.19971313287">
                <text:p>2380.19971313287</text:p>
              </table:table-cell>
              <table:table-cell office:value-type="float" office:value="28816.8101801343">
                <text:p>28816.8101801343</text:p>
              </table:table-cell>
            </table:table-row>
            <table:table-row>
              <table:table-cell office:value-type="string">
                <text:p>124</text:p>
              </table:table-cell>
              <table:table-cell office:value-type="float" office:value="631.406976133752">
                <text:p>631.406976133752</text:p>
              </table:table-cell>
              <table:table-cell office:value-type="float" office:value="2404.99708826767">
                <text:p>2404.99708826767</text:p>
              </table:table-cell>
              <table:table-cell office:value-type="float" office:value="28838.5752232974">
                <text:p>28838.5752232974</text:p>
              </table:table-cell>
            </table:table-row>
            <table:table-row>
              <table:table-cell office:value-type="string">
                <text:p>125</text:p>
              </table:table-cell>
              <table:table-cell office:value-type="float" office:value="654.961361830635">
                <text:p>654.961361830635</text:p>
              </table:table-cell>
              <table:table-cell office:value-type="float" office:value="2429.89549097827">
                <text:p>2429.89549097827</text:p>
              </table:table-cell>
              <table:table-cell office:value-type="float" office:value="28860.4289399406">
                <text:p>28860.4289399406</text:p>
              </table:table-cell>
            </table:table-row>
            <table:table-row>
              <table:table-cell office:value-type="string">
                <text:p>126</text:p>
              </table:table-cell>
              <table:table-cell office:value-type="float" office:value="678.611711010494">
                <text:p>678.611711010494</text:p>
              </table:table-cell>
              <table:table-cell office:value-type="float" office:value="2454.89533286353">
                <text:p>2454.89533286353</text:p>
              </table:table-cell>
              <table:table-cell office:value-type="float" office:value="28882.3716913304">
                <text:p>28882.3716913304</text:p>
              </table:table-cell>
            </table:table-row>
            <table:table-row>
              <table:table-cell office:value-type="string">
                <text:p>127</text:p>
              </table:table-cell>
              <table:table-cell office:value-type="float" office:value="702.358414640439">
                <text:p>702.358414640439</text:p>
              </table:table-cell>
              <table:table-cell office:value-type="float" office:value="2479.99702719921">
                <text:p>2479.99702719921</text:p>
              </table:table-cell>
              <table:table-cell office:value-type="float" office:value="28904.4038402056">
                <text:p>28904.4038402056</text:p>
              </table:table-cell>
            </table:table-row>
            <table:table-row>
              <table:table-cell office:value-type="string">
                <text:p>128</text:p>
              </table:table-cell>
              <table:table-cell office:value-type="float" office:value="726.201865280425">
                <text:p>726.201865280425</text:p>
              </table:table-cell>
              <table:table-cell office:value-type="float" office:value="2505.20098894479">
                <text:p>2505.20098894479</text:p>
              </table:table-cell>
              <table:table-cell office:value-type="float" office:value="28926.5257507825">
                <text:p>28926.5257507825</text:p>
              </table:table-cell>
            </table:table-row>
            <table:table-row>
              <table:table-cell office:value-type="string">
                <text:p>129</text:p>
              </table:table-cell>
              <table:table-cell office:value-type="float" office:value="750.142457089748">
                <text:p>750.142457089748</text:p>
              </table:table-cell>
              <table:table-cell office:value-type="float" office:value="2530.50763475035">
                <text:p>2530.50763475035</text:p>
              </table:table-cell>
              <table:table-cell office:value-type="float" office:value="28948.7377887615">
                <text:p>28948.7377887615</text:p>
              </table:table-cell>
            </table:table-row>
            <table:table-row>
              <table:table-cell office:value-type="string">
                <text:p>130</text:p>
              </table:table-cell>
              <table:table-cell office:value-type="float" office:value="774.180585833556">
                <text:p>774.180585833556</text:p>
              </table:table-cell>
              <table:table-cell office:value-type="float" office:value="2555.91738296348">
                <text:p>2555.91738296348</text:p>
              </table:table-cell>
              <table:table-cell office:value-type="float" office:value="28971.0403213326">
                <text:p>28971.0403213326</text:p>
              </table:table-cell>
            </table:table-row>
            <table:table-row>
              <table:table-cell office:value-type="string">
                <text:p>131</text:p>
              </table:table-cell>
              <table:table-cell office:value-type="float" office:value="798.316648889393">
                <text:p>798.316648889393</text:p>
              </table:table-cell>
              <table:table-cell office:value-type="float" office:value="2581.43065363614">
                <text:p>2581.43065363614</text:p>
              </table:table-cell>
              <table:table-cell office:value-type="float" office:value="28993.4337171822">
                <text:p>28993.4337171822</text:p>
              </table:table-cell>
            </table:table-row>
            <table:table-row>
              <table:table-cell office:value-type="string">
                <text:p>132</text:p>
              </table:table-cell>
              <table:table-cell office:value-type="float" office:value="822.551045253771">
                <text:p>822.551045253771</text:p>
              </table:table-cell>
              <table:table-cell office:value-type="float" office:value="2607.04786853165">
                <text:p>2607.04786853165</text:p>
              </table:table-cell>
              <table:table-cell office:value-type="float" office:value="29015.9183464983">
                <text:p>29015.9183464983</text:p>
              </table:table-cell>
            </table:table-row>
            <table:table-row>
              <table:table-cell office:value-type="string">
                <text:p>133</text:p>
              </table:table-cell>
              <table:table-cell office:value-type="float" office:value="863.184341459662">
                <text:p>863.184341459662</text:p>
              </table:table-cell>
              <table:table-cell office:value-type="float" office:value="2691.16134746597">
                <text:p>2691.16134746597</text:p>
              </table:table-cell>
              <table:table-cell office:value-type="float" office:value="29722.9061176625">
                <text:p>29722.9061176625</text:p>
              </table:table-cell>
            </table:table-row>
            <table:table-row>
              <table:table-cell office:value-type="string">
                <text:p>134</text:p>
              </table:table-cell>
              <table:table-cell office:value-type="float" office:value="888.086861143789">
                <text:p>888.086861143789</text:p>
              </table:table-cell>
              <table:table-cell office:value-type="float" office:value="2717.56052324323">
                <text:p>2717.56052324323</text:p>
              </table:table-cell>
              <table:table-cell office:value-type="float" office:value="29747.241745737">
                <text:p>29747.241745737</text:p>
              </table:table-cell>
            </table:table-row>
            <table:table-row>
              <table:table-cell office:value-type="string">
                <text:p>135</text:p>
              </table:table-cell>
              <table:table-cell office:value-type="float" office:value="621.091428247499">
                <text:p>621.091428247499</text:p>
              </table:table-cell>
              <table:table-cell office:value-type="float" office:value="2744.0672525304">
                <text:p>2744.0672525304</text:p>
              </table:table-cell>
              <table:table-cell office:value-type="float" office:value="34519.58690284">
                <text:p>34519.58690284</text:p>
              </table:table-cell>
            </table:table-row>
            <table:table-row>
              <table:table-cell office:value-type="string">
                <text:p>136</text:p>
              </table:table-cell>
              <table:table-cell office:value-type="float" office:value="645.007631436055">
                <text:p>645.007631436055</text:p>
              </table:table-cell>
              <table:table-cell office:value-type="float" office:value="2770.68197351379">
                <text:p>2770.68197351379</text:p>
              </table:table-cell>
              <table:table-cell office:value-type="float" office:value="34563.4648021839">
                <text:p>34563.4648021839</text:p>
              </table:table-cell>
            </table:table-row>
            <table:table-row>
              <table:table-cell office:value-type="string">
                <text:p>137</text:p>
              </table:table-cell>
              <table:table-cell office:value-type="float" office:value="669.021272196837">
                <text:p>669.021272196837</text:p>
              </table:table-cell>
              <table:table-cell office:value-type="float" office:value="2797.40512616492">
                <text:p>2797.40512616492</text:p>
              </table:table-cell>
              <table:table-cell office:value-type="float" office:value="34607.5214655211">
                <text:p>34607.5214655211</text:p>
              </table:table-cell>
            </table:table-row>
            <table:table-row>
              <table:table-cell office:value-type="string">
                <text:p>138</text:p>
              </table:table-cell>
              <table:table-cell office:value-type="float" office:value="693.132747502575">
                <text:p>693.132747502575</text:p>
              </table:table-cell>
              <table:table-cell office:value-type="float" office:value="2824.23715224785">
                <text:p>2824.23715224785</text:p>
              </table:table-cell>
              <table:table-cell office:value-type="float" office:value="34651.7576211582">
                <text:p>34651.7576211582</text:p>
              </table:table-cell>
            </table:table-row>
            <table:table-row>
              <table:table-cell office:value-type="string">
                <text:p>139</text:p>
              </table:table-cell>
              <table:table-cell office:value-type="float" office:value="717.342455943314">
                <text:p>717.342455943314</text:p>
              </table:table-cell>
              <table:table-cell office:value-type="float" office:value="2851.17849532641">
                <text:p>2851.17849532641</text:p>
              </table:table-cell>
              <table:table-cell office:value-type="float" office:value="34696.1740003691">
                <text:p>34696.1740003691</text:p>
              </table:table-cell>
            </table:table-row>
            <table:table-row>
              <table:table-cell office:value-type="string">
                <text:p>140</text:p>
              </table:table-cell>
              <table:table-cell office:value-type="float" office:value="741.650797733007">
                <text:p>741.650797733007</text:p>
              </table:table-cell>
              <table:table-cell office:value-type="float" office:value="2878.22960077156">
                <text:p>2878.22960077156</text:p>
              </table:table-cell>
              <table:table-cell office:value-type="float" office:value="34740.7713374069">
                <text:p>34740.7713374069</text:p>
              </table:table-cell>
            </table:table-row>
            <table:table-row>
              <table:table-cell office:value-type="string">
                <text:p>141</text:p>
              </table:table-cell>
              <table:table-cell office:value-type="float" office:value="766.058174716126">
                <text:p>766.058174716126</text:p>
              </table:table-cell>
              <table:table-cell office:value-type="float" office:value="2905.39091576879">
                <text:p>2905.39091576879</text:p>
              </table:table-cell>
              <table:table-cell office:value-type="float" office:value="34785.5503695163">
                <text:p>34785.5503695163</text:p>
              </table:table-cell>
            </table:table-row>
            <table:table-row>
              <table:table-cell office:value-type="string">
                <text:p>142</text:p>
              </table:table-cell>
              <table:table-cell office:value-type="float" office:value="790.564990374309">
                <text:p>790.564990374309</text:p>
              </table:table-cell>
              <table:table-cell office:value-type="float" office:value="2932.66288932544">
                <text:p>2932.66288932544</text:p>
              </table:table-cell>
              <table:table-cell office:value-type="float" office:value="34830.5118369453">
                <text:p>34830.5118369453</text:p>
              </table:table-cell>
            </table:table-row>
            <table:table-row>
              <table:table-cell office:value-type="string">
                <text:p>143</text:p>
              </table:table-cell>
              <table:table-cell office:value-type="float" office:value="815.171649833027">
                <text:p>815.171649833027</text:p>
              </table:table-cell>
              <table:table-cell office:value-type="float" office:value="2960.04597227818">
                <text:p>2960.04597227818</text:p>
              </table:table-cell>
              <table:table-cell office:value-type="float" office:value="34875.6564829582">
                <text:p>34875.6564829582</text:p>
              </table:table-cell>
            </table:table-row>
            <table:table-row>
              <table:table-cell office:value-type="string">
                <text:p>144</text:p>
              </table:table-cell>
              <table:table-cell office:value-type="float" office:value="839.878559868281">
                <text:p>839.878559868281</text:p>
              </table:table-cell>
              <table:table-cell office:value-type="float" office:value="2987.54061730045">
                <text:p>2987.54061730045</text:p>
              </table:table-cell>
              <table:table-cell office:value-type="float" office:value="34920.9850538471">
                <text:p>34920.9850538471</text:p>
              </table:table-cell>
            </table:table-row>
            <table:table-row>
              <table:table-cell office:value-type="string">
                <text:p>145</text:p>
              </table:table-cell>
              <table:table-cell office:value-type="float" office:value="881.655547055981">
                <text:p>881.655547055981</text:p>
              </table:table-cell>
              <table:table-cell office:value-type="float" office:value="3083.57117962241">
                <text:p>3083.57117962241</text:p>
              </table:table-cell>
              <table:table-cell office:value-type="float" office:value="35803.1481855302">
                <text:p>35803.1481855302</text:p>
              </table:table-cell>
            </table:table-row>
            <table:table-row>
              <table:table-cell office:value-type="string">
                <text:p>146</text:p>
              </table:table-cell>
              <table:table-cell office:value-type="float" office:value="907.053015873964">
                <text:p>907.053015873964</text:p>
              </table:table-cell>
              <table:table-cell office:value-type="float" office:value="3111.91935520576">
                <text:p>3111.91935520576</text:p>
              </table:table-cell>
              <table:table-cell office:value-type="float" office:value="35851.126677535">
                <text:p>35851.126677535</text:p>
              </table:table-cell>
            </table:table-row>
            <table:table-row>
              <table:table-cell office:value-type="string">
                <text:p>147</text:p>
              </table:table-cell>
              <table:table-cell office:value-type="float" office:value="634.15932770073">
                <text:p>634.15932770073</text:p>
              </table:table-cell>
              <table:table-cell office:value-type="float" office:value="3140.38302476548">
                <text:p>3140.38302476548</text:p>
              </table:table-cell>
              <table:table-cell office:value-type="float" office:value="40751.1973142728">
                <text:p>40751.1973142728</text:p>
              </table:table-cell>
            </table:table-row>
            <table:table-row>
              <table:table-cell office:value-type="string">
                <text:p>148</text:p>
              </table:table-cell>
              <table:table-cell office:value-type="float" office:value="658.548466285074">
                <text:p>658.548466285074</text:p>
              </table:table-cell>
              <table:table-cell office:value-type="float" office:value="3168.96265883831">
                <text:p>3168.96265883831</text:p>
              </table:table-cell>
              <table:table-cell office:value-type="float" office:value="40819.3347709157">
                <text:p>40819.3347709157</text:p>
              </table:table-cell>
            </table:table-row>
            <table:table-row>
              <table:table-cell office:value-type="string">
                <text:p>149</text:p>
              </table:table-cell>
              <table:table-cell office:value-type="float" office:value="683.036969238987">
                <text:p>683.036969238987</text:p>
              </table:table-cell>
              <table:table-cell office:value-type="float" office:value="3197.65872987806">
                <text:p>3197.65872987806</text:p>
              </table:table-cell>
              <table:table-cell office:value-type="float" office:value="40887.7498279913">
                <text:p>40887.7498279913</text:p>
              </table:table-cell>
            </table:table-row>
            <table:table-row>
              <table:table-cell office:value-type="string">
                <text:p>150</text:p>
              </table:table-cell>
              <table:table-cell office:value-type="float" office:value="707.625241385211">
                <text:p>707.625241385211</text:p>
              </table:table-cell>
              <table:table-cell office:value-type="float" office:value="3226.47171226332">
                <text:p>3226.47171226332</text:p>
              </table:table-cell>
              <table:table-cell office:value-type="float" office:value="40956.443616478">
                <text:p>40956.443616478</text:p>
              </table:table-cell>
            </table:table-row>
            <table:table-row>
              <table:table-cell office:value-type="string">
                <text:p>151</text:p>
              </table:table-cell>
              <table:table-cell office:value-type="float" office:value="732.313689195785">
                <text:p>732.313689195785</text:p>
              </table:table-cell>
              <table:table-cell office:value-type="float" office:value="3255.40208230539">
                <text:p>3255.40208230539</text:p>
              </table:table-cell>
              <table:table-cell office:value-type="float" office:value="41025.4172719623">
                <text:p>41025.4172719623</text:p>
              </table:table-cell>
            </table:table-row>
            <table:table-row>
              <table:table-cell office:value-type="string">
                <text:p>152</text:p>
              </table:table-cell>
              <table:table-cell office:value-type="float" office:value="757.102720798765">
                <text:p>757.102720798765</text:p>
              </table:table-cell>
              <table:table-cell office:value-type="float" office:value="3284.45031825613">
                <text:p>3284.45031825613</text:p>
              </table:table-cell>
              <table:table-cell office:value-type="float" office:value="41094.6719346567">
                <text:p>41094.6719346567</text:p>
              </table:table-cell>
            </table:table-row>
            <table:table-row>
              <table:table-cell office:value-type="string">
                <text:p>153</text:p>
              </table:table-cell>
              <table:table-cell office:value-type="float" office:value="781.992745984972">
                <text:p>781.992745984972</text:p>
              </table:table-cell>
              <table:table-cell office:value-type="float" office:value="3313.61690031582">
                <text:p>3313.61690031582</text:p>
              </table:table-cell>
              <table:table-cell office:value-type="float" office:value="41164.2087494196">
                <text:p>41164.2087494196</text:p>
              </table:table-cell>
            </table:table-row>
            <table:table-row>
              <table:table-cell office:value-type="string">
                <text:p>154</text:p>
              </table:table-cell>
              <table:table-cell office:value-type="float" office:value="806.984176214766">
                <text:p>806.984176214766</text:p>
              </table:table-cell>
              <table:table-cell office:value-type="float" office:value="3342.90231064117">
                <text:p>3342.90231064117</text:p>
              </table:table-cell>
              <table:table-cell office:value-type="float" office:value="41234.0288657734">
                <text:p>41234.0288657734</text:p>
              </table:table-cell>
            </table:table-row>
            <table:table-row>
              <table:table-cell office:value-type="string">
                <text:p>155</text:p>
              </table:table-cell>
              <table:table-cell office:value-type="float" office:value="832.077424624847">
                <text:p>832.077424624847</text:p>
              </table:table-cell>
              <table:table-cell office:value-type="float" office:value="3372.30703335325">
                <text:p>3372.30703335325</text:p>
              </table:table-cell>
              <table:table-cell office:value-type="float" office:value="41304.1334379238">
                <text:p>41304.1334379238</text:p>
              </table:table-cell>
            </table:table-row>
            <table:table-row>
              <table:table-cell office:value-type="string">
                <text:p>156</text:p>
              </table:table-cell>
              <table:table-cell office:value-type="float" office:value="857.272906035084">
                <text:p>857.272906035084</text:p>
              </table:table-cell>
              <table:table-cell office:value-type="float" office:value="3401.83155454547">
                <text:p>3401.83155454547</text:p>
              </table:table-cell>
              <table:table-cell office:value-type="float" office:value="41374.5236247789">
                <text:p>41374.5236247789</text:p>
              </table:table-cell>
            </table:table-row>
            <table:table-row>
              <table:table-cell office:value-type="string">
                <text:p>157</text:p>
              </table:table-cell>
              <table:table-cell office:value-type="float" office:value="900.037975423026">
                <text:p>900.037975423026</text:p>
              </table:table-cell>
              <table:table-cell office:value-type="float" office:value="3510.38591222863">
                <text:p>3510.38591222863</text:p>
              </table:table-cell>
              <table:table-cell office:value-type="float" office:value="42444.2574524591">
                <text:p>42444.2574524591</text:p>
              </table:table-cell>
            </table:table-row>
            <table:table-row>
              <table:table-cell office:value-type="string">
                <text:p>158</text:p>
              </table:table-cell>
              <table:table-cell office:value-type="float" office:value="925.941888465053">
                <text:p>925.941888465053</text:p>
              </table:table-cell>
              <table:table-cell office:value-type="float" office:value="3540.83598006638">
                <text:p>3540.83598006638</text:p>
              </table:table-cell>
              <table:table-cell office:value-type="float" office:value="42518.1779294376">
                <text:p>42518.1779294376</text:p>
              </table:table-cell>
            </table:table-row>
            <table:table-row>
              <table:table-cell office:value-type="string">
                <text:p>159</text:p>
              </table:table-cell>
              <table:table-cell office:value-type="float" office:value="647.245891333208">
                <text:p>647.245891333208</text:p>
              </table:table-cell>
              <table:table-cell office:value-type="float" office:value="3571.41010524973">
                <text:p>3571.41010524973</text:p>
              </table:table-cell>
              <table:table-cell office:value-type="float" office:value="47546.9101182826">
                <text:p>47546.9101182826</text:p>
              </table:table-cell>
            </table:table-row>
            <table:table-row>
              <table:table-cell office:value-type="string">
                <text:p>160</text:p>
              </table:table-cell>
              <table:table-cell office:value-type="float" office:value="672.119898133126">
                <text:p>672.119898133126</text:p>
              </table:table-cell>
              <table:table-cell office:value-type="float" office:value="3602.10879320364">
                <text:p>3602.10879320364</text:p>
              </table:table-cell>
              <table:table-cell office:value-type="float" office:value="47641.6194338466">
                <text:p>47641.6194338466</text:p>
              </table:table-cell>
            </table:table-row>
            <table:table-row>
              <table:table-cell office:value-type="string">
                <text:p>161</text:p>
              </table:table-cell>
              <table:table-cell office:value-type="float" office:value="697.095244715743">
                <text:p>697.095244715743</text:p>
              </table:table-cell>
              <table:table-cell office:value-type="float" office:value="3632.93255141228">
                <text:p>3632.93255141228</text:p>
              </table:table-cell>
              <table:table-cell office:value-type="float" office:value="47736.7146068857">
                <text:p>47736.7146068857</text:p>
              </table:table-cell>
            </table:table-row>
            <table:table-row>
              <table:table-cell office:value-type="string">
                <text:p>162</text:p>
              </table:table-cell>
              <table:table-cell office:value-type="float" office:value="722.172343951876">
                <text:p>722.172343951876</text:p>
              </table:table-cell>
              <table:table-cell office:value-type="float" office:value="3663.86567531598">
                <text:p>3663.86567531598</text:p>
              </table:table-cell>
              <table:table-cell office:value-type="float" office:value="47831.9335679803">
                <text:p>47831.9335679803</text:p>
              </table:table-cell>
            </table:table-row>
            <table:table-row>
              <table:table-cell office:value-type="string">
                <text:p>163</text:p>
              </table:table-cell>
              <table:table-cell office:value-type="float" office:value="747.351610394433">
                <text:p>747.351610394433</text:p>
              </table:table-cell>
              <table:table-cell office:value-type="float" office:value="3694.90861048411">
                <text:p>3694.90861048411</text:p>
              </table:table-cell>
              <table:table-cell office:value-type="float" office:value="47927.2768214581">
                <text:p>47927.2768214581</text:p>
              </table:table-cell>
            </table:table-row>
            <table:table-row>
              <table:table-cell office:value-type="string">
                <text:p>164</text:p>
              </table:table-cell>
              <table:table-cell office:value-type="float" office:value="772.633460285257">
                <text:p>772.633460285257</text:p>
              </table:table-cell>
              <table:table-cell office:value-type="float" office:value="3726.06180430136">
                <text:p>3726.06180430136</text:p>
              </table:table-cell>
              <table:table-cell office:value-type="float" office:value="48022.7448737018">
                <text:p>48022.7448737018</text:p>
              </table:table-cell>
            </table:table-row>
            <table:table-row>
              <table:table-cell office:value-type="string">
                <text:p>165</text:p>
              </table:table-cell>
              <table:table-cell office:value-type="float" office:value="798.018311562017">
                <text:p>798.018311562017</text:p>
              </table:table-cell>
              <table:table-cell office:value-type="float" office:value="3757.32570597511">
                <text:p>3757.32570597511</text:p>
              </table:table-cell>
              <table:table-cell office:value-type="float" office:value="48118.338233157">
                <text:p>48118.338233157</text:p>
              </table:table-cell>
            </table:table-row>
            <table:table-row>
              <table:table-cell office:value-type="string">
                <text:p>166</text:p>
              </table:table-cell>
              <table:table-cell office:value-type="float" office:value="823.506583865108">
                <text:p>823.506583865108</text:p>
              </table:table-cell>
              <table:table-cell office:value-type="float" office:value="3788.70076654289">
                <text:p>3788.70076654289</text:p>
              </table:table-cell>
              <table:table-cell office:value-type="float" office:value="48214.0574103407">
                <text:p>48214.0574103407</text:p>
              </table:table-cell>
            </table:table-row>
            <table:table-row>
              <table:table-cell office:value-type="string">
                <text:p>167</text:p>
              </table:table-cell>
              <table:table-cell office:value-type="float" office:value="849.098698544593">
                <text:p>849.098698544593</text:p>
              </table:table-cell>
              <table:table-cell office:value-type="float" office:value="3820.18743887977">
                <text:p>3820.18743887977</text:p>
              </table:table-cell>
              <table:table-cell office:value-type="float" office:value="48309.90291785">
                <text:p>48309.90291785</text:p>
              </table:table-cell>
            </table:table-row>
            <table:table-row>
              <table:table-cell office:value-type="string">
                <text:p>168</text:p>
              </table:table-cell>
              <table:table-cell office:value-type="float" office:value="874.795078667167">
                <text:p>874.795078667167</text:p>
              </table:table-cell>
              <table:table-cell office:value-type="float" office:value="3851.78617770593">
                <text:p>3851.78617770593</text:p>
              </table:table-cell>
              <table:table-cell office:value-type="float" office:value="48405.8752703703">
                <text:p>48405.8752703703</text:p>
              </table:table-cell>
            </table:table-row>
            <table:table-row>
              <table:table-cell office:value-type="string">
                <text:p>169</text:p>
              </table:table-cell>
              <table:table-cell office:value-type="float" office:value="918.988173850038">
                <text:p>918.988173850038</text:p>
              </table:table-cell>
              <table:table-cell office:value-type="float" office:value="3975.72857668499">
                <text:p>3975.72857668499</text:p>
              </table:table-cell>
              <table:table-cell office:value-type="float" office:value="49702.5989500963">
                <text:p>49702.5989500963</text:p>
              </table:table-cell>
            </table:table-row>
            <table:table-row>
              <table:table-cell office:value-type="string">
                <text:p>170</text:p>
              </table:table-cell>
              <table:table-cell office:value-type="float" office:value="945.423418559663">
                <text:p>945.423418559663</text:p>
              </table:table-cell>
              <table:table-cell office:value-type="float" office:value="4008.30863005635">
                <text:p>4008.30863005635</text:p>
              </table:table-cell>
              <table:table-cell office:value-type="float" office:value="49802.5135389361">
                <text:p>49802.5135389361</text:p>
              </table:table-cell>
            </table:table-row>
            <table:table-row>
              <table:table-cell office:value-type="string">
                <text:p>171</text:p>
              </table:table-cell>
              <table:table-cell office:value-type="float" office:value="660.790944041775">
                <text:p>660.790944041775</text:p>
              </table:table-cell>
              <table:table-cell office:value-type="float" office:value="4041.00481940956">
                <text:p>4041.00481940956</text:p>
              </table:table-cell>
              <table:table-cell office:value-type="float" office:value="54962.2776134802">
                <text:p>54962.2776134802</text:p>
              </table:table-cell>
            </table:table-row>
            <table:table-row>
              <table:table-cell office:value-type="string">
                <text:p>172</text:p>
              </table:table-cell>
              <table:table-cell office:value-type="float" office:value="686.174261276567">
                <text:p>686.174261276567</text:p>
              </table:table-cell>
              <table:table-cell office:value-type="float" office:value="4073.81761789699">
                <text:p>4073.81761789699</text:p>
              </table:table-cell>
              <table:table-cell office:value-type="float" office:value="55083.0809786481">
                <text:p>55083.0809786481</text:p>
              </table:table-cell>
            </table:table-row>
            <table:table-row>
              <table:table-cell office:value-type="string">
                <text:p>173</text:p>
              </table:table-cell>
              <table:table-cell office:value-type="float" office:value="711.660993287812">
                <text:p>711.660993287812</text:p>
              </table:table-cell>
              <table:table-cell office:value-type="float" office:value="4106.74750059868">
                <text:p>4106.74750059868</text:p>
              </table:table-cell>
              <table:table-cell office:value-type="float" office:value="55204.1066088748">
                <text:p>55204.1066088748</text:p>
              </table:table-cell>
            </table:table-row>
            <table:table-row>
              <table:table-cell office:value-type="string">
                <text:p>174</text:p>
              </table:table-cell>
              <table:table-cell office:value-type="float" office:value="737.251561400111">
                <text:p>737.251561400111</text:p>
              </table:table-cell>
              <table:table-cell office:value-type="float" office:value="4139.79494453022">
                <text:p>4139.79494453022</text:p>
              </table:table-cell>
              <table:table-cell office:value-type="float" office:value="55325.3554096956">
                <text:p>55325.3554096956</text:p>
              </table:table-cell>
            </table:table-row>
            <table:table-row>
              <table:table-cell office:value-type="string">
                <text:p>175</text:p>
              </table:table-cell>
              <table:table-cell office:value-type="float" office:value="762.946388654595">
                <text:p>762.946388654595</text:p>
              </table:table-cell>
              <table:table-cell office:value-type="float" office:value="4172.96042865061">
                <text:p>4172.96042865061</text:p>
              </table:table-cell>
              <table:table-cell office:value-type="float" office:value="55446.8282903353">
                <text:p>55446.8282903353</text:p>
              </table:table-cell>
            </table:table-row>
            <table:table-row>
              <table:table-cell office:value-type="string">
                <text:p>176</text:p>
              </table:table-cell>
              <table:table-cell office:value-type="float" office:value="788.745899815912">
                <text:p>788.745899815912</text:p>
              </table:table-cell>
              <table:table-cell office:value-type="float" office:value="4206.2444338702">
                <text:p>4206.2444338702</text:p>
              </table:table-cell>
              <table:table-cell office:value-type="float" office:value="55568.5261637226">
                <text:p>55568.5261637226</text:p>
              </table:table-cell>
            </table:table-row>
            <table:table-row>
              <table:table-cell office:value-type="string">
                <text:p>177</text:p>
              </table:table-cell>
              <table:table-cell office:value-type="float" office:value="814.650521379258">
                <text:p>814.650521379258</text:p>
              </table:table-cell>
              <table:table-cell office:value-type="float" office:value="4239.64744305859">
                <text:p>4239.64744305859</text:p>
              </table:table-cell>
              <table:table-cell office:value-type="float" office:value="55690.449946506">
                <text:p>55690.449946506</text:p>
              </table:table-cell>
            </table:table-row>
            <table:table-row>
              <table:table-cell office:value-type="string">
                <text:p>178</text:p>
              </table:table-cell>
              <table:table-cell office:value-type="float" office:value="840.660681577422">
                <text:p>840.660681577422</text:p>
              </table:table-cell>
              <table:table-cell office:value-type="float" office:value="4273.16994105271">
                <text:p>4273.16994105271</text:p>
              </table:table-cell>
              <table:table-cell office:value-type="float" office:value="55812.6005590682">
                <text:p>55812.6005590682</text:p>
              </table:table-cell>
            </table:table-row>
            <table:table-row>
              <table:table-cell office:value-type="string">
                <text:p>179</text:p>
              </table:table-cell>
              <table:table-cell office:value-type="float" office:value="866.776810387865">
                <text:p>866.776810387865</text:p>
              </table:table-cell>
              <table:table-cell office:value-type="float" office:value="4306.81241466474">
                <text:p>4306.81241466474</text:p>
              </table:table-cell>
              <table:table-cell office:value-type="float" office:value="55934.9789255419">
                <text:p>55934.9789255419</text:p>
              </table:table-cell>
            </table:table-row>
            <table:table-row>
              <table:table-cell office:value-type="string">
                <text:p>180</text:p>
              </table:table-cell>
              <table:table-cell office:value-type="float" office:value="892.999339539833">
                <text:p>892.999339539833</text:p>
              </table:table-cell>
              <table:table-cell office:value-type="float" office:value="4340.57535269018">
                <text:p>4340.57535269018</text:p>
              </table:table-cell>
              <table:table-cell office:value-type="float" office:value="56057.5859738247">
                <text:p>56057.5859738247</text:p>
              </table:table-cell>
            </table:table-row>
            <table:table-row>
              <table:table-cell office:value-type="string">
                <text:p>181</text:p>
              </table:table-cell>
              <table:table-cell office:value-type="float" office:value="938.277348775402">
                <text:p>938.277348775402</text:p>
              </table:table-cell>
              <table:table-cell office:value-type="float" office:value="4479.58146310767">
                <text:p>4479.58146310767</text:p>
              </table:table-cell>
              <table:table-cell office:value-type="float" office:value="57581.6048990427">
                <text:p>57581.6048990427</text:p>
              </table:table-cell>
            </table:table-row>
            <table:table-row>
              <table:table-cell office:value-type="string">
                <text:p>182</text:p>
              </table:table-cell>
              <table:table-cell office:value-type="float" office:value="965.258876684858">
                <text:p>965.258876684858</text:p>
              </table:table-cell>
              <table:table-cell office:value-type="float" office:value="4514.40398346488">
                <text:p>4514.40398346488</text:p>
              </table:table-cell>
              <table:table-cell office:value-type="float" office:value="57709.0994362431">
                <text:p>57709.0994362431</text:p>
              </table:table-cell>
            </table:table-row>
            <table:table-row>
              <table:table-cell office:value-type="string">
                <text:p>183</text:p>
              </table:table-cell>
              <table:table-cell office:value-type="float" office:value="674.610274917124">
                <text:p>674.610274917124</text:p>
              </table:table-cell>
              <table:table-cell office:value-type="float" office:value="4549.35137699848">
                <text:p>4549.35137699848</text:p>
              </table:table-cell>
              <table:table-cell office:value-type="float" office:value="63003.2903198429">
                <text:p>63003.2903198429</text:p>
              </table:table-cell>
            </table:table-row>
            <table:table-row>
              <table:table-cell office:value-type="string">
                <text:p>184</text:p>
              </table:table-cell>
              <table:table-cell office:value-type="float" office:value="700.517590530009">
                <text:p>700.517590530009</text:p>
              </table:table-cell>
              <table:table-cell office:value-type="float" office:value="4584.42415245727">
                <text:p>4584.42415245727</text:p>
              </table:table-cell>
              <table:table-cell office:value-type="float" office:value="63152.3206969372">
                <text:p>63152.3206969372</text:p>
              </table:table-cell>
            </table:table-row>
            <table:table-row>
              <table:table-cell office:value-type="string">
                <text:p>185</text:p>
              </table:table-cell>
              <table:table-cell office:value-type="float" office:value="726.530455753603">
                <text:p>726.530455753603</text:p>
              </table:table-cell>
              <table:table-cell office:value-type="float" office:value="4619.62282066272">
                <text:p>4619.62282066272</text:p>
              </table:table-cell>
              <table:table-cell office:value-type="float" office:value="63301.6818534222">
                <text:p>63301.6818534222</text:p>
              </table:table-cell>
            </table:table-row>
            <table:table-row>
              <table:table-cell office:value-type="string">
                <text:p>186</text:p>
              </table:table-cell>
              <table:table-cell office:value-type="float" office:value="752.649300610085">
                <text:p>752.649300610085</text:p>
              </table:table-cell>
              <table:table-cell office:value-type="float" office:value="4654.94789451746">
                <text:p>4654.94789451746</text:p>
              </table:table-cell>
              <table:table-cell office:value-type="float" office:value="63451.375136934">
                <text:p>63451.375136934</text:p>
              </table:table-cell>
            </table:table-row>
            <table:table-row>
              <table:table-cell office:value-type="string">
                <text:p>187</text:p>
              </table:table-cell>
              <table:table-cell office:value-type="float" office:value="778.874556873598">
                <text:p>778.874556873598</text:p>
              </table:table-cell>
              <table:table-cell office:value-type="float" office:value="4690.39988901377">
                <text:p>4690.39988901377</text:p>
              </table:table-cell>
              <table:table-cell office:value-type="float" office:value="63601.4019005992">
                <text:p>63601.4019005992</text:p>
              </table:table-cell>
            </table:table-row>
            <table:table-row>
              <table:table-cell office:value-type="string">
                <text:p>188</text:p>
              </table:table-cell>
              <table:table-cell office:value-type="float" office:value="805.206658077387">
                <text:p>805.206658077387</text:p>
              </table:table-cell>
              <table:table-cell office:value-type="float" office:value="4725.97932124204">
                <text:p>4725.97932124204</text:p>
              </table:table-cell>
              <table:table-cell office:value-type="float" office:value="63751.7635030572">
                <text:p>63751.7635030572</text:p>
              </table:table-cell>
            </table:table-row>
            <table:table-row>
              <table:table-cell office:value-type="string">
                <text:p>189</text:p>
              </table:table-cell>
              <table:table-cell office:value-type="float" office:value="831.646039520964">
                <text:p>831.646039520964</text:p>
              </table:table-cell>
              <table:table-cell office:value-type="float" office:value="4761.68671039936">
                <text:p>4761.68671039936</text:p>
              </table:table-cell>
              <table:table-cell office:value-type="float" office:value="63902.4613084828">
                <text:p>63902.4613084828</text:p>
              </table:table-cell>
            </table:table-row>
            <table:table-row>
              <table:table-cell office:value-type="string">
                <text:p>190</text:p>
              </table:table-cell>
              <table:table-cell office:value-type="float" office:value="858.193138277304">
                <text:p>858.193138277304</text:p>
              </table:table-cell>
              <table:table-cell office:value-type="float" office:value="4797.52257779812">
                <text:p>4797.52257779812</text:p>
              </table:table-cell>
              <table:table-cell office:value-type="float" office:value="64053.4966866084">
                <text:p>64053.4966866084</text:p>
              </table:table-cell>
            </table:table-row>
            <table:table-row>
              <table:table-cell office:value-type="string">
                <text:p>191</text:p>
              </table:table-cell>
              <table:table-cell office:value-type="float" office:value="884.848393200075">
                <text:p>884.848393200075</text:p>
              </table:table-cell>
              <table:table-cell office:value-type="float" office:value="4833.48744687455">
                <text:p>4833.48744687455</text:p>
              </table:table-cell>
              <table:table-cell office:value-type="float" office:value="64204.871012747">
                <text:p>64204.871012747</text:p>
              </table:table-cell>
            </table:table-row>
            <table:table-row>
              <table:table-cell office:value-type="string">
                <text:p>192</text:p>
              </table:table-cell>
              <table:table-cell office:value-type="float" office:value="911.612244930886">
                <text:p>911.612244930886</text:p>
              </table:table-cell>
              <table:table-cell office:value-type="float" office:value="4869.58184319748">
                <text:p>4869.58184319748</text:p>
              </table:table-cell>
              <table:table-cell office:value-type="float" office:value="64356.5856678148">
                <text:p>64356.5856678148</text:p>
              </table:table-cell>
            </table:table-row>
            <table:table-row>
              <table:table-cell office:value-type="string">
                <text:p>193</text:p>
              </table:table-cell>
              <table:table-cell office:value-type="float" office:value="958.235709823739">
                <text:p>958.235709823739</text:p>
              </table:table-cell>
              <table:table-cell office:value-type="float" office:value="5026.29712054534">
                <text:p>5026.29712054534</text:p>
              </table:table-cell>
              <table:table-cell office:value-type="float" office:value="66146.6785383332">
                <text:p>66146.6785383332</text:p>
              </table:table-cell>
            </table:table-row>
            <table:table-row>
              <table:table-cell office:value-type="string">
                <text:p>194</text:p>
              </table:table-cell>
              <table:table-cell office:value-type="float" office:value="985.78593278852">
                <text:p>985.78593278852</text:p>
              </table:table-cell>
              <table:table-cell office:value-type="float" office:value="5063.54506762637">
                <text:p>5063.54506762637</text:p>
              </table:table-cell>
              <table:table-cell office:value-type="float" office:value="66304.3635324634">
                <text:p>66304.3635324634</text:p>
              </table:table-cell>
            </table:table-row>
            <table:table-row>
              <table:table-cell office:value-type="string">
                <text:p>195</text:p>
              </table:table-cell>
              <table:table-cell office:value-type="float" office:value="688.929348674077">
                <text:p>688.929348674077</text:p>
              </table:table-cell>
              <table:table-cell office:value-type="float" office:value="5100.92735188497">
                <text:p>5100.92735188497</text:p>
              </table:table-cell>
              <table:table-cell office:value-type="float" office:value="71739.0875322092">
                <text:p>71739.0875322092</text:p>
              </table:table-cell>
            </table:table-row>
            <table:table-row>
              <table:table-cell office:value-type="string">
                <text:p>196</text:p>
              </table:table-cell>
              <table:table-cell office:value-type="float" office:value="715.382384187811">
                <text:p>715.382384187811</text:p>
              </table:table-cell>
              <table:table-cell office:value-type="float" office:value="5138.44452062745">
                <text:p>5138.44452062745</text:p>
              </table:table-cell>
              <table:table-cell office:value-type="float" office:value="71918.9903385085">
                <text:p>71918.9903385085</text:p>
              </table:table-cell>
            </table:table-row>
            <table:table-row>
              <table:table-cell office:value-type="string">
                <text:p>197</text:p>
              </table:table-cell>
              <table:table-cell office:value-type="float" office:value="741.943192642681">
                <text:p>741.943192642681</text:p>
              </table:table-cell>
              <table:table-cell office:value-type="float" office:value="5176.09712338987">
                <text:p>5176.09712338987</text:p>
              </table:table-cell>
              <table:table-cell office:value-type="float" office:value="72099.3429139493">
                <text:p>72099.3429139493</text:p>
              </table:table-cell>
            </table:table-row>
            <table:table-row>
              <table:table-cell office:value-type="string">
                <text:p>198</text:p>
              </table:table-cell>
              <table:table-cell office:value-type="float" office:value="768.612213118989">
                <text:p>768.612213118989</text:p>
              </table:table-cell>
              <table:table-cell office:value-type="float" office:value="5213.8857119472">
                <text:p>5213.8857119472</text:p>
              </table:table-cell>
              <table:table-cell office:value-type="float" office:value="72280.1470909467">
                <text:p>72280.1470909467</text:p>
              </table:table-cell>
            </table:table-row>
            <table:table-row>
              <table:table-cell office:value-type="string">
                <text:p>199</text:p>
              </table:table-cell>
              <table:table-cell office:value-type="float" office:value="795.389886485907">
                <text:p>795.389886485907</text:p>
              </table:table-cell>
              <table:table-cell office:value-type="float" office:value="5251.81084032241">
                <text:p>5251.81084032241</text:p>
              </table:table-cell>
              <table:table-cell office:value-type="float" office:value="72461.4047093815">
                <text:p>72461.4047093815</text:p>
              </table:table-cell>
            </table:table-row>
            <table:table-row>
              <table:table-cell office:value-type="string">
                <text:p>200</text:p>
              </table:table-cell>
              <table:table-cell office:value-type="float" office:value="822.27665540876">
                <text:p>822.27665540876</text:p>
              </table:table-cell>
              <table:table-cell office:value-type="float" office:value="5289.8730647956">
                <text:p>5289.8730647956</text:p>
              </table:table-cell>
              <table:table-cell office:value-type="float" office:value="72643.1176166301">
                <text:p>72643.1176166301</text:p>
              </table:table-cell>
            </table:table-row>
            <table:table-row>
              <table:table-cell office:value-type="string">
                <text:p>201</text:p>
              </table:table-cell>
              <table:table-cell office:value-type="float" office:value="849.272964356346">
                <text:p>849.272964356346</text:p>
              </table:table-cell>
              <table:table-cell office:value-type="float" office:value="5328.07294391326">
                <text:p>5328.07294391326</text:p>
              </table:table-cell>
              <table:table-cell office:value-type="float" office:value="72825.2876675955">
                <text:p>72825.2876675955</text:p>
              </table:table-cell>
            </table:table-row>
            <table:table-row>
              <table:table-cell office:value-type="string">
                <text:p>202</text:p>
              </table:table-cell>
              <table:table-cell office:value-type="float" office:value="876.379259608287">
                <text:p>876.379259608287</text:p>
              </table:table-cell>
              <table:table-cell office:value-type="float" office:value="5366.41103849745">
                <text:p>5366.41103849745</text:p>
              </table:table-cell>
              <table:table-cell office:value-type="float" office:value="73007.9167247379">
                <text:p>73007.9167247379</text:p>
              </table:table-cell>
            </table:table-row>
            <table:table-row>
              <table:table-cell office:value-type="string">
                <text:p>203</text:p>
              </table:table-cell>
              <table:table-cell office:value-type="float" office:value="903.5959892624">
                <text:p>903.5959892624</text:p>
              </table:table-cell>
              <table:table-cell office:value-type="float" office:value="5404.88791165509">
                <text:p>5404.88791165509</text:p>
              </table:table-cell>
              <table:table-cell office:value-type="float" office:value="73191.0066581051">
                <text:p>73191.0066581051</text:p>
              </table:table-cell>
            </table:table-row>
            <table:table-row>
              <table:table-cell office:value-type="string">
                <text:p>204</text:p>
              </table:table-cell>
              <table:table-cell office:value-type="float" office:value="930.923603242111">
                <text:p>930.923603242111</text:p>
              </table:table-cell>
              <table:table-cell office:value-type="float" office:value="5443.50412878725">
                <text:p>5443.50412878725</text:p>
              </table:table-cell>
              <table:table-cell office:value-type="float" office:value="73374.559345364">
                <text:p>73374.559345364</text:p>
              </table:table-cell>
            </table:table-row>
            <table:table-row>
              <table:table-cell office:value-type="string">
                <text:p>205</text:p>
              </table:table-cell>
              <table:table-cell office:value-type="float" office:value="979.201555429363">
                <text:p>979.201555429363</text:p>
              </table:table-cell>
              <table:table-cell office:value-type="float" office:value="5621.24706480344">
                <text:p>5621.24706480344</text:p>
              </table:table-cell>
              <table:table-cell office:value-type="float" office:value="75479.6599824225">
                <text:p>75479.6599824225</text:p>
              </table:table-cell>
            </table:table-row>
            <table:table-row>
              <table:table-cell office:value-type="string">
                <text:p>206</text:p>
              </table:table-cell>
              <table:table-cell office:value-type="float" office:value="1007.35136899881">
                <text:p>1007.35136899881</text:p>
              </table:table-cell>
              <table:table-cell office:value-type="float" office:value="5661.12978604884">
                <text:p>5661.12978604884</text:p>
              </table:table-cell>
              <table:table-cell office:value-type="float" office:value="75670.4370612335">
                <text:p>75670.4370612335</text:p>
              </table:table-cell>
            </table:table-row>
            <table:table-row>
              <table:table-cell office:value-type="string">
                <text:p>207</text:p>
              </table:table-cell>
              <table:table-cell office:value-type="float" office:value="703.984089391319">
                <text:p>703.984089391319</text:p>
              </table:table-cell>
              <table:table-cell office:value-type="float" office:value="5701.15713734664">
                <text:p>5701.15713734664</text:p>
              </table:table-cell>
              <table:table-cell office:value-type="float" office:value="81254.0337597536">
                <text:p>81254.0337597536</text:p>
              </table:table-cell>
            </table:table-row>
            <table:table-row>
              <table:table-cell office:value-type="string">
                <text:p>208</text:p>
              </table:table-cell>
              <table:table-cell office:value-type="float" office:value="731.012632936702">
                <text:p>731.012632936702</text:p>
              </table:table-cell>
              <table:table-cell office:value-type="float" office:value="5741.3297079376">
                <text:p>5741.3297079376</text:p>
              </table:table-cell>
              <table:table-cell office:value-type="float" office:value="81467.7556395147">
                <text:p>81467.7556395147</text:p>
              </table:table-cell>
            </table:table-row>
            <table:table-row>
              <table:table-cell office:value-type="string">
                <text:p>209</text:p>
              </table:table-cell>
              <table:table-cell office:value-type="float" office:value="758.151294114181">
                <text:p>758.151294114181</text:p>
              </table:table-cell>
              <table:table-cell office:value-type="float" office:value="5781.64808946309">
                <text:p>5781.64808946309</text:p>
              </table:table-cell>
              <table:table-cell office:value-type="float" office:value="81682.0578923732">
                <text:p>81682.0578923732</text:p>
              </table:table-cell>
            </table:table-row>
            <table:table-row>
              <table:table-cell office:value-type="string">
                <text:p>210</text:p>
              </table:table-cell>
              <table:table-cell office:value-type="float" office:value="785.400521556619">
                <text:p>785.400521556619</text:p>
              </table:table-cell>
              <table:table-cell office:value-type="float" office:value="5822.11287597489">
                <text:p>5822.11287597489</text:p>
              </table:table-cell>
              <table:table-cell office:value-type="float" office:value="81896.9428828411">
                <text:p>81896.9428828411</text:p>
              </table:table-cell>
            </table:table-row>
            <table:table-row>
              <table:table-cell office:value-type="string">
                <text:p>211</text:p>
              </table:table-cell>
              <table:table-cell office:value-type="float" office:value="812.760765724667">
                <text:p>812.760765724667</text:p>
              </table:table-cell>
              <table:table-cell office:value-type="float" office:value="5862.72466394505">
                <text:p>5862.72466394505</text:p>
              </table:table-cell>
              <table:table-cell office:value-type="float" office:value="82112.4129850635">
                <text:p>82112.4129850635</text:p>
              </table:table-cell>
            </table:table-row>
            <table:table-row>
              <table:table-cell office:value-type="string">
                <text:p>212</text:p>
              </table:table-cell>
              <table:table-cell office:value-type="float" office:value="840.232478914206">
                <text:p>840.232478914206</text:p>
              </table:table-cell>
              <table:table-cell office:value-type="float" office:value="5903.48405227571">
                <text:p>5903.48405227571</text:p>
              </table:table-cell>
              <table:table-cell office:value-type="float" office:value="82328.4705828581">
                <text:p>82328.4705828581</text:p>
              </table:table-cell>
            </table:table-row>
            <table:table-row>
              <table:table-cell office:value-type="string">
                <text:p>213</text:p>
              </table:table-cell>
              <table:table-cell office:value-type="float" office:value="867.816115263828">
                <text:p>867.816115263828</text:p>
              </table:table-cell>
              <table:table-cell office:value-type="float" office:value="5944.39164230901">
                <text:p>5944.39164230901</text:p>
              </table:table-cell>
              <table:table-cell office:value-type="float" office:value="82545.1180697546">
                <text:p>82545.1180697546</text:p>
              </table:table-cell>
            </table:table-row>
            <table:table-row>
              <table:table-cell office:value-type="string">
                <text:p>214</text:p>
              </table:table-cell>
              <table:table-cell office:value-type="float" office:value="895.512130762341">
                <text:p>895.512130762341</text:p>
              </table:table-cell>
              <table:table-cell office:value-type="float" office:value="5985.44803783702">
                <text:p>5985.44803783702</text:p>
              </table:table-cell>
              <table:table-cell office:value-type="float" office:value="82762.3578490342">
                <text:p>82762.3578490342</text:p>
              </table:table-cell>
            </table:table-row>
            <table:table-row>
              <table:table-cell office:value-type="string">
                <text:p>215</text:p>
              </table:table-cell>
              <table:table-cell office:value-type="float" office:value="923.32098325631">
                <text:p>923.32098325631</text:p>
              </table:table-cell>
              <table:table-cell office:value-type="float" office:value="6026.65384511175">
                <text:p>6026.65384511175</text:p>
              </table:table-cell>
              <table:table-cell office:value-type="float" office:value="82980.1923337694">
                <text:p>82980.1923337694</text:p>
              </table:table-cell>
            </table:table-row>
            <table:table-row>
              <table:table-cell office:value-type="string">
                <text:p>216</text:p>
              </table:table-cell>
              <table:table-cell office:value-type="float" office:value="951.24313245762">
                <text:p>951.24313245762</text:p>
              </table:table-cell>
              <table:table-cell office:value-type="float" office:value="6068.00967285515">
                <text:p>6068.00967285515</text:p>
              </table:table-cell>
              <table:table-cell office:value-type="float" office:value="83198.6239468639">
                <text:p>83198.6239468639</text:p>
              </table:table-cell>
            </table:table-row>
            <table:table-row>
              <table:table-cell office:value-type="string">
                <text:p>217</text:p>
              </table:table-cell>
              <table:table-cell office:value-type="float" office:value="1000.79899910062">
                <text:p>1000.79899910062</text:p>
              </table:table-cell>
              <table:table-cell office:value-type="float" office:value="6266.44746954673">
                <text:p>6266.44746954673</text:p>
              </table:table-cell>
              <table:table-cell office:value-type="float" office:value="85619.4441294536">
                <text:p>85619.4441294536</text:p>
              </table:table-cell>
            </table:table-row>
            <table:table-row>
              <table:table-cell office:value-type="string">
                <text:p>218</text:p>
              </table:table-cell>
              <table:table-cell office:value-type="float" office:value="1029.5677361302">
                <text:p>1029.5677361302</text:p>
              </table:table-cell>
              <table:table-cell office:value-type="float" office:value="6309.17520985116">
                <text:p>6309.17520985116</text:p>
              </table:table-cell>
              <table:table-cell office:value-type="float" office:value="85846.4175227027">
                <text:p>85846.4175227027</text:p>
              </table:table-cell>
            </table:table-row>
            <table:table-row>
              <table:table-cell office:value-type="string">
                <text:p>219</text:p>
              </table:table-cell>
              <table:table-cell office:value-type="float" office:value="719.49981418011">
                <text:p>719.49981418011</text:p>
              </table:table-cell>
              <table:table-cell office:value-type="float" office:value="6352.05871248384">
                <text:p>6352.05871248384</text:p>
              </table:table-cell>
              <table:table-cell office:value-type="float" office:value="91585.4076864187">
                <text:p>91585.4076864187</text:p>
              </table:table-cell>
            </table:table-row>
            <table:table-row>
              <table:table-cell office:value-type="string">
                <text:p>220</text:p>
              </table:table-cell>
              <table:table-cell office:value-type="float" office:value="747.122503510083">
                <text:p>747.122503510083</text:p>
              </table:table-cell>
              <table:table-cell office:value-type="float" office:value="6395.09861203978">
                <text:p>6395.09861203978</text:p>
              </table:table-cell>
              <table:table-cell office:value-type="float" office:value="91836.0915246929">
                <text:p>91836.0915246929</text:p>
              </table:table-cell>
            </table:table-row>
            <table:table-row>
              <table:table-cell office:value-type="string">
                <text:p>221</text:p>
              </table:table-cell>
              <table:table-cell office:value-type="float" office:value="774.857731095624">
                <text:p>774.857731095624</text:p>
              </table:table-cell>
              <table:table-cell office:value-type="float" office:value="6438.29554569941">
                <text:p>6438.29554569941</text:p>
              </table:table-cell>
              <table:table-cell office:value-type="float" office:value="92087.4988654576">
                <text:p>92087.4988654576</text:p>
              </table:table-cell>
            </table:table-row>
            <table:table-row>
              <table:table-cell office:value-type="string">
                <text:p>222</text:p>
              </table:table-cell>
              <table:table-cell office:value-type="float" office:value="802.705955431516">
                <text:p>802.705955431516</text:p>
              </table:table-cell>
              <table:table-cell office:value-type="float" office:value="6481.6501532391">
                <text:p>6481.6501532391</text:p>
              </table:table-cell>
              <table:table-cell office:value-type="float" office:value="92339.6326563513">
                <text:p>92339.6326563513</text:p>
              </table:table-cell>
            </table:table-row>
            <table:table-row>
              <table:table-cell office:value-type="string">
                <text:p>223</text:p>
              </table:table-cell>
              <table:table-cell office:value-type="float" office:value="830.667636880507">
                <text:p>830.667636880507</text:p>
              </table:table-cell>
              <table:table-cell office:value-type="float" office:value="6525.16307704175">
                <text:p>6525.16307704175</text:p>
              </table:table-cell>
              <table:table-cell office:value-type="float" office:value="92592.4958570218">
                <text:p>92592.4958570218</text:p>
              </table:table-cell>
            </table:table-row>
            <table:table-row>
              <table:table-cell office:value-type="string">
                <text:p>224</text:p>
              </table:table-cell>
              <table:table-cell office:value-type="float" office:value="858.74323768092">
                <text:p>858.74323768092</text:p>
              </table:table-cell>
              <table:table-cell office:value-type="float" office:value="6568.83496210742">
                <text:p>6568.83496210742</text:p>
              </table:table-cell>
              <table:table-cell office:value-type="float" office:value="92846.0914391749">
                <text:p>92846.0914391749</text:p>
              </table:table-cell>
            </table:table-row>
            <table:table-row>
              <table:table-cell office:value-type="string">
                <text:p>225</text:p>
              </table:table-cell>
              <table:table-cell office:value-type="float" office:value="886.933221954294">
                <text:p>886.933221954294</text:p>
              </table:table-cell>
              <table:table-cell office:value-type="float" office:value="6612.66645606397">
                <text:p>6612.66645606397</text:p>
              </table:table-cell>
              <table:table-cell office:value-type="float" office:value="93100.4223866233">
                <text:p>93100.4223866233</text:p>
              </table:table-cell>
            </table:table-row>
            <table:table-row>
              <table:table-cell office:value-type="string">
                <text:p>226</text:p>
              </table:table-cell>
              <table:table-cell office:value-type="float" office:value="915.238055713058">
                <text:p>915.238055713058</text:p>
              </table:table-cell>
              <table:table-cell office:value-type="float" office:value="6656.65820917777">
                <text:p>6656.65820917777</text:p>
              </table:table-cell>
              <table:table-cell office:value-type="float" office:value="93355.4916953363">
                <text:p>93355.4916953363</text:p>
              </table:table-cell>
            </table:table-row>
            <table:table-row>
              <table:table-cell office:value-type="string">
                <text:p>227</text:p>
              </table:table-cell>
              <table:table-cell office:value-type="float" office:value="943.65820686823">
                <text:p>943.65820686823</text:p>
              </table:table-cell>
              <table:table-cell office:value-type="float" office:value="6700.81087436448">
                <text:p>6700.81087436448</text:p>
              </table:table-cell>
              <table:table-cell office:value-type="float" office:value="93611.3023734891">
                <text:p>93611.3023734891</text:p>
              </table:table-cell>
            </table:table-row>
            <table:table-row>
              <table:table-cell office:value-type="string">
                <text:p>228</text:p>
              </table:table-cell>
              <table:table-cell office:value-type="float" office:value="972.194145237158">
                <text:p>972.194145237158</text:p>
              </table:table-cell>
              <table:table-cell office:value-type="float" office:value="6745.1251071998">
                <text:p>6745.1251071998</text:p>
              </table:table-cell>
              <table:table-cell office:value-type="float" office:value="93867.8574415125">
                <text:p>93867.8574415125</text:p>
              </table:table-cell>
            </table:table-row>
            <table:table-row>
              <table:table-cell office:value-type="string">
                <text:p>229</text:p>
              </table:table-cell>
              <table:table-cell office:value-type="float" office:value="1023.0761452127">
                <text:p>1023.0761452127</text:p>
              </table:table-cell>
              <table:table-cell office:value-type="float" office:value="6966.62528311287">
                <text:p>6966.62528311287</text:p>
              </table:table-cell>
              <table:table-cell office:value-type="float" office:value="96642.1089822569">
                <text:p>96642.1089822569</text:p>
              </table:table-cell>
            </table:table-row>
            <table:table-row>
              <table:table-cell office:value-type="string">
                <text:p>230</text:p>
              </table:table-cell>
              <table:table-cell office:value-type="float" office:value="1052.48406195834">
                <text:p>1052.48406195834</text:p>
              </table:table-cell>
              <table:table-cell office:value-type="float" office:value="7012.4285000379">
                <text:p>7012.4285000379</text:p>
              </table:table-cell>
              <table:table-cell office:value-type="float" office:value="96908.6965631736">
                <text:p>96908.6965631736</text:p>
              </table:table-cell>
            </table:table-row>
            <table:table-row>
              <table:table-cell office:value-type="string">
                <text:p>231</text:p>
              </table:table-cell>
              <table:table-cell office:value-type="float" office:value="735.508408782368">
                <text:p>735.508408782368</text:p>
              </table:table-cell>
              <table:table-cell office:value-type="float" office:value="7058.39953162066">
                <text:p>7058.39953162066</text:p>
              </table:table-cell>
              <table:table-cell office:value-type="float" office:value="102810.209657351">
                <text:p>102810.209657351</text:p>
              </table:table-cell>
            </table:table-row>
            <table:table-row>
              <table:table-cell office:value-type="string">
                <text:p>232</text:p>
              </table:table-cell>
              <table:table-cell office:value-type="float" office:value="763.744738973616">
                <text:p>763.744738973616</text:p>
              </table:table-cell>
              <table:table-cell office:value-type="float" office:value="7104.53906155882">
                <text:p>7104.53906155882</text:p>
              </table:table-cell>
              <table:table-cell office:value-type="float" office:value="103101.315685236">
                <text:p>103101.315685236</text:p>
              </table:table-cell>
            </table:table-row>
            <table:table-row>
              <table:table-cell office:value-type="string">
                <text:p>233</text:p>
              </table:table-cell>
              <table:table-cell office:value-type="float" office:value="792.096107469259">
                <text:p>792.096107469259</text:p>
              </table:table-cell>
              <table:table-cell office:value-type="float" office:value="7150.84777633556">
                <text:p>7150.84777633556</text:p>
              </table:table-cell>
              <table:table-cell office:value-type="float" office:value="103393.302135766">
                <text:p>103393.302135766</text:p>
              </table:table-cell>
            </table:table-row>
            <table:table-row>
              <table:table-cell office:value-type="string">
                <text:p>234</text:p>
              </table:table-cell>
              <table:table-cell office:value-type="float" office:value="820.562982949589">
                <text:p>820.562982949589</text:p>
              </table:table-cell>
              <table:table-cell office:value-type="float" office:value="7197.32636523084">
                <text:p>7197.32636523084</text:p>
              </table:table-cell>
              <table:table-cell office:value-type="float" office:value="103686.172595893">
                <text:p>103686.172595893</text:p>
              </table:table-cell>
            </table:table-row>
            <table:table-row>
              <table:table-cell office:value-type="string">
                <text:p>235</text:p>
              </table:table-cell>
              <table:table-cell office:value-type="float" office:value="849.14583600436">
                <text:p>849.14583600436</text:p>
              </table:table-cell>
              <table:table-cell office:value-type="float" office:value="7243.97552033285">
                <text:p>7243.97552033285</text:p>
              </table:table-cell>
              <table:table-cell office:value-type="float" office:value="103979.930667181">
                <text:p>103979.930667181</text:p>
              </table:table-cell>
            </table:table-row>
            <table:table-row>
              <table:table-cell office:value-type="string">
                <text:p>236</text:p>
              </table:table-cell>
              <table:table-cell office:value-type="float" office:value="877.845139140566">
                <text:p>877.845139140566</text:p>
              </table:table-cell>
              <table:table-cell office:value-type="float" office:value="7290.79593654944">
                <text:p>7290.79593654944</text:p>
              </table:table-cell>
              <table:table-cell office:value-type="float" office:value="104274.579965868">
                <text:p>104274.579965868</text:p>
              </table:table-cell>
            </table:table-row>
            <table:table-row>
              <table:table-cell office:value-type="string">
                <text:p>237</text:p>
              </table:table-cell>
              <table:table-cell office:value-type="float" office:value="906.661366790253">
                <text:p>906.661366790253</text:p>
              </table:table-cell>
              <table:table-cell office:value-type="float" office:value="7337.78831161957">
                <text:p>7337.78831161957</text:p>
              </table:table-cell>
              <table:table-cell office:value-type="float" office:value="104570.124122925">
                <text:p>104570.124122925</text:p>
              </table:table-cell>
            </table:table-row>
            <table:table-row>
              <table:table-cell office:value-type="string">
                <text:p>238</text:p>
              </table:table-cell>
              <table:table-cell office:value-type="float" office:value="935.594995318363">
                <text:p>935.594995318363</text:p>
              </table:table-cell>
              <table:table-cell office:value-type="float" office:value="7384.95334612491">
                <text:p>7384.95334612491</text:p>
              </table:table-cell>
              <table:table-cell office:value-type="float" office:value="104866.566784114">
                <text:p>104866.566784114</text:p>
              </table:table-cell>
            </table:table-row>
            <table:table-row>
              <table:table-cell office:value-type="string">
                <text:p>239</text:p>
              </table:table-cell>
              <table:table-cell office:value-type="float" office:value="964.646503030607">
                <text:p>964.646503030607</text:p>
              </table:table-cell>
              <table:table-cell office:value-type="float" office:value="7432.29174350136">
                <text:p>7432.29174350136</text:p>
              </table:table-cell>
              <table:table-cell office:value-type="float" office:value="105163.911610055">
                <text:p>105163.911610055</text:p>
              </table:table-cell>
            </table:table-row>
            <table:table-row>
              <table:table-cell office:value-type="string">
                <text:p>240</text:p>
              </table:table-cell>
              <table:table-cell office:value-type="float" office:value="993.816370181371">
                <text:p>993.816370181371</text:p>
              </table:table-cell>
              <table:table-cell office:value-type="float" office:value="7479.80421005073">
                <text:p>7479.80421005073</text:p>
              </table:table-cell>
              <table:table-cell office:value-type="float" office:value="105462.162276276">
                <text:p>105462.162276276</text:p>
              </table:table-cell>
            </table:table-row>
            <table:table-row>
              <table:table-cell office:value-type="string">
                <text:p>241</text:p>
              </table:table-cell>
              <table:table-cell office:value-type="float" office:value="1046.61562688493">
                <text:p>1046.61562688493</text:p>
              </table:table-cell>
              <table:table-cell office:value-type="float" office:value="7730.82267638532">
                <text:p>7730.82267638532</text:p>
              </table:table-cell>
              <table:table-cell office:value-type="float" office:value="108685.206624876">
                <text:p>108685.2066248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Neat_Office/6.2.8.2$Windows_x86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